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jpg" manifest:media-type="image/jpeg"/>
  <manifest:file-entry manifest:full-path="media/image3.png" manifest:media-type="image/png"/>
  <manifest:file-entry manifest:full-path="media/image2.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l" style:master-page-name="MPF0" style:family="paragraph">
      <style:paragraph-properties fo:break-before="page" fo:text-align="center" fo:line-height="100%"/>
    </style:style>
    <style:style style:name="T3" style:parent-style-name="DefaultParagraphFont" style:family="text">
      <style:text-properties style:font-name-asian="Calibri" style:font-name-complex="Times New Roman" fo:language="en" fo:country="US"/>
    </style:style>
    <style:style style:name="T4" style:parent-style-name="DefaultParagraphFont" style:family="text">
      <style:text-properties style:font-name-asian="Calibri" style:font-name-complex="Times New Roman" style:font-size-complex="12pt" fo:language="en" fo:country="US"/>
    </style:style>
    <style:style style:name="T5" style:parent-style-name="DefaultParagraphFont" style:family="text">
      <style:text-properties style:font-name-asian="Calibri" style:font-name-complex="Times New Roman" style:font-size-complex="12pt"/>
    </style:style>
    <style:style style:name="P6" style:parent-style-name="Normal" style:family="paragraph">
      <style:paragraph-properties fo:text-align="center" fo:line-height="100%"/>
    </style:style>
    <style:style style:name="T7" style:parent-style-name="DefaultParagraphFont" style:family="text">
      <style:text-properties style:font-name-asian="Calibri" style:font-name-complex="Times New Roman" style:font-size-complex="12pt"/>
    </style:style>
    <style:style style:name="T8" style:parent-style-name="DefaultParagraphFont" style:family="text">
      <style:text-properties style:font-name-asian="Times New Roman" style:font-name-complex="Times New Roman" fo:color="#333333" style:font-size-complex="12pt"/>
    </style:style>
    <style:style style:name="T9" style:parent-style-name="DefaultParagraphFont" style:family="text">
      <style:text-properties style:font-name-asian="Calibri" style:font-name-complex="Times New Roman" style:font-size-complex="12pt"/>
    </style:style>
    <style:style style:name="T10" style:parent-style-name="DefaultParagraphFont" style:family="text">
      <style:text-properties style:font-name-asian="Times New Roman" style:font-name-complex="Times New Roman" fo:color="#333333" style:font-size-complex="12pt"/>
    </style:style>
    <style:style style:name="P11" style:parent-style-name="Normal" style:family="paragraph">
      <style:paragraph-properties fo:text-align="center" fo:margin-bottom="0in" fo:line-height="100%"/>
      <style:text-properties style:font-name-asian="Calibri" style:font-name-complex="Times New Roman" style:font-size-complex="12pt" fo:language="it" fo:country="CH"/>
    </style:style>
    <style:style style:name="P12" style:parent-style-name="Normal" style:family="paragraph">
      <style:paragraph-properties fo:text-align="justify" fo:line-height="100%"/>
      <style:text-properties style:font-name-asian="Calibri" style:font-name-complex="Times New Roman" fo:language="it" fo:country="CH"/>
    </style:style>
    <style:style style:name="P13" style:parent-style-name="Normal" style:family="paragraph">
      <style:paragraph-properties fo:text-align="justify" fo:line-height="100%"/>
      <style:text-properties style:font-name-asian="Calibri" style:font-name-complex="Times New Roman" fo:language="it" fo:country="CH"/>
    </style:style>
    <style:style style:name="P14" style:parent-style-name="Normal" style:family="paragraph">
      <style:paragraph-properties fo:text-align="justify" fo:line-height="100%"/>
      <style:text-properties style:font-name-asian="Calibri" style:font-name-complex="Times New Roman" fo:language="it" fo:country="CH"/>
    </style:style>
    <style:style style:name="P15" style:parent-style-name="Normal" style:family="paragraph">
      <style:paragraph-properties fo:text-align="justify" fo:line-height="100%"/>
      <style:text-properties style:font-name-asian="Calibri" style:font-name-complex="Times New Roman" fo:language="it" fo:country="CH"/>
    </style:style>
    <style:style style:name="P16" style:parent-style-name="Normal" style:family="paragraph">
      <style:paragraph-properties fo:text-align="justify" fo:line-height="100%"/>
      <style:text-properties style:font-name-asian="Calibri" style:font-name-complex="Times New Roman" fo:language="it" fo:country="CH"/>
    </style:style>
    <style:style style:name="P17" style:parent-style-name="Normal" style:family="paragraph">
      <style:paragraph-properties fo:text-align="center" fo:line-height="100%"/>
      <style:text-properties style:font-name-asian="Calibri" style:font-name-complex="Times New Roman" fo:font-weight="bold" style:font-weight-asian="bold" style:font-weight-complex="bold" fo:font-style="italic" style:font-style-asian="italic" style:font-style-complex="italic" fo:font-size="14pt" style:font-size-asian="14pt" style:font-size-complex="14pt" fo:language="it" fo:country="CH"/>
    </style:style>
    <style:style style:name="P18" style:parent-style-name="Normal" style:family="paragraph">
      <style:paragraph-properties fo:text-align="center" fo:line-height="100%"/>
    </style:style>
    <style:style style:name="T19" style:parent-style-name="DefaultParagraphFont" style:family="text">
      <style:text-properties style:font-name-asian="Calibri" style:font-name-complex="Times New Roman" fo:font-style="italic" style:font-style-asian="italic" style:font-style-complex="italic" fo:font-size="14pt" style:font-size-asian="14pt" style:font-size-complex="14pt" fo:language="it" fo:country="CH"/>
    </style:style>
    <style:style style:name="T20" style:parent-style-name="DefaultParagraphFont" style:family="text">
      <style:text-properties style:font-name-asian="Calibri" style:font-name-complex="Times New Roman" fo:font-style="italic" style:font-style-asian="italic" style:font-style-complex="italic" fo:font-size="14pt" style:font-size-asian="14pt" style:font-size-complex="14pt"/>
    </style:style>
    <style:style style:name="P21" style:parent-style-name="Normal" style:family="paragraph">
      <style:paragraph-properties fo:text-align="center" fo:margin-bottom="0in" fo:line-height="100%" fo:margin-left="0.0625in" fo:text-indent="-0.0625in">
        <style:tab-stops>
          <style:tab-stop style:type="left" style:position="-0.0625in"/>
        </style:tab-stops>
      </style:paragraph-properties>
    </style:style>
    <style:style style:name="T22" style:parent-style-name="DefaultParagraphFont" style:family="text">
      <style:text-properties style:font-name-asian="Calibri" style:font-name-complex="Times New Roman" fo:font-weight="bold" style:font-weight-asian="bold" fo:font-style="italic" style:font-style-asian="italic" style:font-style-complex="italic" fo:font-size="14pt" style:font-size-asian="14pt" style:font-size-complex="14pt" fo:language="it" fo:country="CH"/>
    </style:style>
    <style:style style:name="T23" style:parent-style-name="DefaultParagraphFont" style:family="text">
      <style:text-properties style:font-name-complex="Times New Roman" fo:font-weight="bold" style:font-weight-asian="bold" fo:color="#000000" fo:font-size="14pt" style:font-size-asian="14pt" style:font-size-complex="14pt" fo:background-color="#FFFFFF"/>
    </style:style>
    <style:style style:name="P24" style:parent-style-name="Normal" style:family="paragraph">
      <style:paragraph-properties fo:text-align="center" fo:margin-bottom="0in" fo:line-height="100%" fo:margin-left="0.0625in" fo:text-indent="-0.0625in">
        <style:tab-stops>
          <style:tab-stop style:type="left" style:position="-0.0625in"/>
        </style:tab-stops>
      </style:paragraph-properties>
      <style:text-properties style:font-name-complex="Times New Roman" style:font-size-complex="12pt"/>
    </style:style>
    <style:style style:name="P25" style:parent-style-name="Normal" style:family="paragraph">
      <style:paragraph-properties fo:text-align="center" fo:margin-bottom="0in" fo:line-height="100%" fo:margin-left="0.0625in" fo:text-indent="-0.0625in">
        <style:tab-stops>
          <style:tab-stop style:type="left" style:position="-0.0625in"/>
        </style:tab-stops>
      </style:paragraph-properties>
    </style:style>
    <style:style style:name="T26" style:parent-style-name="DefaultParagraphFont" style:family="text">
      <style:text-properties style:font-name-complex="Times New Roman" fo:font-weight="bold" style:font-weight-asian="bold" fo:font-size="14pt" style:font-size-asian="14pt" style:font-size-complex="14pt"/>
    </style:style>
    <style:style style:name="T27" style:parent-style-name="DefaultParagraphFont" style:family="text">
      <style:text-properties style:font-name-complex="Times New Roman" fo:font-weight="bold" style:font-weight-asian="bold" fo:color="#000000" fo:font-size="14pt" style:font-size-asian="14pt" style:font-size-complex="14pt" fo:background-color="#FFFFFF"/>
    </style:style>
    <style:style style:name="T28" style:parent-style-name="DefaultParagraphFont" style:family="text">
      <style:text-properties style:font-name-complex="Times New Roman" fo:font-weight="bold" style:font-weight-asian="bold" fo:font-size="14pt" style:font-size-asian="14pt" style:font-size-complex="14pt"/>
    </style:style>
    <style:style style:name="P29" style:parent-style-name="Normal" style:family="paragraph">
      <style:paragraph-properties fo:text-align="center" fo:margin-bottom="0in" fo:line-height="100%" fo:margin-left="0.0625in" fo:text-indent="-0.0625in">
        <style:tab-stops>
          <style:tab-stop style:type="left" style:position="-0.0625in"/>
        </style:tab-stops>
      </style:paragraph-properties>
      <style:text-properties style:font-name-complex="Times New Roman" fo:font-weight="bold" style:font-weight-asian="bold" style:font-size-complex="12pt"/>
    </style:style>
    <style:style style:name="P30" style:parent-style-name="Normal" style:family="paragraph">
      <style:paragraph-properties fo:text-align="center" fo:line-height="100%"/>
      <style:text-properties style:font-name-asian="Calibri" style:font-name-complex="Times New Roman" fo:font-weight="bold" style:font-weight-asian="bold" style:font-weight-complex="bold" fo:font-style="italic" style:font-style-asian="italic" style:font-style-complex="italic" fo:font-size="14pt" style:font-size-asian="14pt" style:font-size-complex="14pt" fo:language="it" fo:country="CH"/>
    </style:style>
    <style:style style:name="P31" style:parent-style-name="Normal" style:family="paragraph">
      <style:paragraph-properties fo:text-align="center" fo:line-height="100%"/>
      <style:text-properties style:font-name-asian="Calibri" style:font-name-complex="Times New Roman" style:font-size-complex="12pt" fo:language="it" fo:country="CH"/>
    </style:style>
    <style:style style:name="P32" style:parent-style-name="Normal" style:family="paragraph">
      <style:paragraph-properties fo:text-align="justify" fo:line-height="100%"/>
      <style:text-properties style:font-name-asian="Calibri" style:font-name-complex="Times New Roman" style:font-size-complex="12pt" fo:language="it" fo:country="CH"/>
    </style:style>
    <style:style style:name="P33" style:parent-style-name="Normal" style:family="paragraph">
      <style:paragraph-properties fo:text-align="justify" fo:line-height="100%"/>
      <style:text-properties style:font-name-asian="Calibri" style:font-name-complex="Times New Roman" style:font-size-complex="12pt" fo:language="it" fo:country="CH"/>
    </style:style>
    <style:style style:name="P34" style:parent-style-name="Normal" style:family="paragraph">
      <style:paragraph-properties fo:text-align="justify" fo:line-height="100%"/>
      <style:text-properties style:font-name-asian="Calibri" style:font-name-complex="Times New Roman" style:font-size-complex="12pt" fo:language="it" fo:country="CH"/>
    </style:style>
    <style:style style:name="P35" style:parent-style-name="Normal" style:family="paragraph">
      <style:paragraph-properties fo:text-align="justify" fo:line-height="100%"/>
      <style:text-properties style:font-name-asian="Calibri" style:font-name-complex="Times New Roman" style:font-size-complex="12pt" fo:language="it" fo:country="CH"/>
    </style:style>
    <style:style style:name="P36" style:parent-style-name="Normal" style:family="paragraph">
      <style:paragraph-properties fo:text-align="justify" fo:line-height="100%"/>
      <style:text-properties style:font-name-asian="Calibri" style:font-name-complex="Times New Roman" style:font-size-complex="12pt" fo:language="it" fo:country="CH"/>
    </style:style>
    <style:style style:name="P37" style:parent-style-name="Normal" style:family="paragraph">
      <style:paragraph-properties fo:text-align="justify" fo:line-height="100%"/>
      <style:text-properties style:font-name-asian="Calibri" style:font-name-complex="Times New Roman" style:font-size-complex="12pt" fo:language="it" fo:country="CH"/>
    </style:style>
    <style:style style:name="P38" style:parent-style-name="Normal" style:family="paragraph">
      <style:paragraph-properties fo:text-align="justify" fo:line-height="100%"/>
      <style:text-properties style:font-name-asian="Calibri" style:font-name-complex="Times New Roman" style:font-size-complex="12pt" fo:language="it" fo:country="CH"/>
    </style:style>
    <style:style style:name="P39" style:parent-style-name="Normal" style:family="paragraph">
      <style:paragraph-properties fo:text-align="justify" fo:line-height="100%"/>
    </style:style>
    <style:style style:name="T40" style:parent-style-name="DefaultParagraphFont" style:family="text">
      <style:text-properties style:font-name-asian="Calibri" style:font-name-complex="Times New Roman" style:font-size-complex="12pt" fo:language="it" fo:country="CH"/>
    </style:style>
    <style:style style:name="T41" style:parent-style-name="DefaultParagraphFont" style:family="text">
      <style:text-properties style:font-name-complex="Times New Roman" fo:color="#262626" style:font-size-complex="12pt"/>
    </style:style>
    <style:style style:name="T42" style:parent-style-name="DefaultParagraphFont" style:family="text">
      <style:text-properties style:font-name-complex="Times New Roman" fo:color="#262626" style:font-size-complex="12pt"/>
    </style:style>
    <style:style style:name="T43" style:parent-style-name="DefaultParagraphFont" style:family="text">
      <style:text-properties style:font-name-asian="Calibri" style:font-name-complex="Times New Roman" style:font-size-complex="12pt" fo:language="it" fo:country="CH"/>
    </style:style>
    <style:style style:name="T44" style:parent-style-name="DefaultParagraphFont" style:family="text">
      <style:text-properties style:font-name-asian="Calibri" style:font-name-complex="Times New Roman" style:font-size-complex="12pt" fo:language="it" fo:country="CH"/>
    </style:style>
    <style:style style:name="T45" style:parent-style-name="DefaultParagraphFont" style:family="text">
      <style:text-properties style:font-name-asian="Calibri" style:font-name-complex="Times New Roman" style:font-size-complex="12pt" fo:language="it" fo:country="CH"/>
    </style:style>
    <style:style style:name="T46" style:parent-style-name="DefaultParagraphFont" style:family="text">
      <style:text-properties style:font-name-asian="Calibri" style:font-name-complex="Times New Roman" style:font-size-complex="12pt" fo:language="it" fo:country="CH"/>
    </style:style>
    <style:style style:name="T47" style:parent-style-name="DefaultParagraphFont" style:family="text">
      <style:text-properties style:font-name-asian="Calibri" style:font-name-complex="Times New Roman" style:font-size-complex="12pt" fo:language="it" fo:country="CH"/>
    </style:style>
    <style:style style:name="P48" style:parent-style-name="Normal" style:family="paragraph">
      <style:paragraph-properties fo:text-align="justify" fo:line-height="100%"/>
      <style:text-properties style:font-name-asian="Calibri" style:font-name-complex="Times New Roman" style:font-size-complex="12pt" fo:language="it" fo:country="CH"/>
    </style:style>
    <style:style style:name="P49" style:parent-style-name="Normal" style:family="paragraph">
      <style:paragraph-properties fo:text-align="justify" fo:line-height="100%" fo:margin-left="2in">
        <style:tab-stops/>
      </style:paragraph-properties>
      <style:text-properties style:font-name-asian="Calibri" style:font-name-complex="Times New Roman" style:font-size-complex="12pt" fo:language="it" fo:country="CH"/>
    </style:style>
    <style:style style:name="P50" style:parent-style-name="Normal" style:family="paragraph">
      <style:paragraph-properties fo:text-align="justify" fo:line-height="100%" fo:margin-left="2in">
        <style:tab-stops/>
      </style:paragraph-properties>
      <style:text-properties style:font-name-asian="Calibri" style:font-name-complex="Times New Roman" style:font-size-complex="12pt" fo:language="it" fo:country="CH"/>
    </style:style>
    <style:style style:name="P51" style:parent-style-name="Normal" style:family="paragraph">
      <style:paragraph-properties fo:text-align="justify" fo:line-height="100%" fo:margin-left="2in">
        <style:tab-stops/>
      </style:paragraph-properties>
      <style:text-properties style:font-name-asian="Calibri" style:font-name-complex="Times New Roman" style:font-size-complex="12pt" fo:language="it" fo:country="CH"/>
    </style:style>
    <style:style style:name="T52" style:parent-style-name="DefaultParagraphFont" style:family="text">
      <style:text-properties style:font-name="Times New Roman" style:font-name-complex="Times New Roman"/>
    </style:style>
    <style:style style:name="P53" style:parent-style-name="TOC1" style:family="paragraph">
      <style:paragraph-properties>
        <style:tab-stops>
          <style:tab-stop style:type="left" style:position="0.3055in"/>
          <style:tab-stop style:type="right" style:leader-style="dotted" style:leader-text="." style:position="6.1298in"/>
        </style:tab-stops>
      </style:paragraph-properties>
    </style:style>
    <style:style style:name="P54" style:parent-style-name="TOC1" style:family="paragraph">
      <style:paragraph-properties>
        <style:tab-stops>
          <style:tab-stop style:type="left" style:position="0.3055in"/>
          <style:tab-stop style:type="right" style:leader-style="dotted" style:leader-text="." style:position="6.1298in"/>
        </style:tab-stops>
      </style:paragraph-properties>
    </style:style>
    <style:style style:name="T55" style:parent-style-name="Hyperlink" style:family="text">
      <style:text-properties fo:background-color="#FFFFFF"/>
    </style:style>
    <style:style style:name="P56" style:parent-style-name="TOC1" style:family="paragraph">
      <style:paragraph-properties>
        <style:tab-stops>
          <style:tab-stop style:type="left" style:position="0.3055in"/>
          <style:tab-stop style:type="right" style:leader-style="dotted" style:leader-text="." style:position="6.1298in"/>
        </style:tab-stops>
      </style:paragraph-properties>
    </style:style>
    <style:style style:name="P57"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58"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59"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60"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61"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62"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63"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64"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65" style:parent-style-name="TOC1" style:family="paragraph">
      <style:paragraph-properties>
        <style:tab-stops>
          <style:tab-stop style:type="left" style:position="0.3333in"/>
          <style:tab-stop style:type="right" style:leader-style="dotted" style:leader-text="." style:position="6.1298in"/>
        </style:tab-stops>
      </style:paragraph-properties>
    </style:style>
    <style:style style:name="P66"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67"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T68" style:parent-style-name="Hyperlink" style:family="text">
      <style:text-properties fo:language="en" fo:country="US"/>
    </style:style>
    <style:style style:name="P69"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70" style:parent-style-name="TOC1" style:family="paragraph">
      <style:paragraph-properties>
        <style:tab-stops>
          <style:tab-stop style:type="left" style:position="0.3333in"/>
          <style:tab-stop style:type="right" style:leader-style="dotted" style:leader-text="." style:position="6.1298in"/>
        </style:tab-stops>
      </style:paragraph-properties>
    </style:style>
    <style:style style:name="P71"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72"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73"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74" style:parent-style-name="Hyperlink" style:family="text">
      <style:text-properties fo:language="en" fo:country="US"/>
    </style:style>
    <style:style style:name="P75"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76" style:parent-style-name="Hyperlink" style:family="text">
      <style:text-properties fo:language="en" fo:country="US"/>
    </style:style>
    <style:style style:name="P77"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78"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79"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0"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1"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2"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3"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4" style:parent-style-name="TOC1" style:family="paragraph">
      <style:paragraph-properties>
        <style:tab-stops>
          <style:tab-stop style:type="left" style:position="0.3333in"/>
          <style:tab-stop style:type="right" style:leader-style="dotted" style:leader-text="." style:position="6.1298in"/>
        </style:tab-stops>
      </style:paragraph-properties>
    </style:style>
    <style:style style:name="P85"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86"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7"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88"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89" style:parent-style-name="Hyperlink" style:family="text">
      <style:text-properties fo:language="en" fo:country="US"/>
    </style:style>
    <style:style style:name="T90" style:parent-style-name="Hyperlink" style:family="text">
      <style:text-properties fo:language="en" fo:country="US"/>
    </style:style>
    <style:style style:name="P91"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92" style:parent-style-name="Hyperlink" style:family="text">
      <style:text-properties fo:language="en" fo:country="US"/>
    </style:style>
    <style:style style:name="T93" style:parent-style-name="Hyperlink" style:family="text">
      <style:text-properties fo:language="en" fo:country="US"/>
    </style:style>
    <style:style style:name="P94"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T95" style:parent-style-name="Hyperlink" style:family="text">
      <style:text-properties fo:language="en" fo:country="US"/>
    </style:style>
    <style:style style:name="P96" style:parent-style-name="TOC1" style:family="paragraph">
      <style:paragraph-properties>
        <style:tab-stops>
          <style:tab-stop style:type="left" style:position="0.3333in"/>
          <style:tab-stop style:type="right" style:leader-style="dotted" style:leader-text="." style:position="6.1298in"/>
        </style:tab-stops>
      </style:paragraph-properties>
    </style:style>
    <style:style style:name="T97" style:parent-style-name="Hyperlink" style:family="text">
      <style:text-properties fo:language="en" fo:country="US"/>
    </style:style>
    <style:style style:name="P98"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99" style:parent-style-name="TOC2" style:family="paragraph">
      <style:paragraph-properties>
        <style:tab-stops>
          <style:tab-stop style:type="left" style:position="0.4444in"/>
          <style:tab-stop style:type="right" style:leader-style="dotted" style:leader-text="." style:position="5.9631in"/>
        </style:tab-stops>
      </style:paragraph-properties>
    </style:style>
    <style:style style:name="P100" style:parent-style-name="TOC1" style:family="paragraph">
      <style:paragraph-properties>
        <style:tab-stops>
          <style:tab-stop style:type="left" style:position="0.3333in"/>
          <style:tab-stop style:type="right" style:leader-style="dotted" style:leader-text="." style:position="6.1298in"/>
        </style:tab-stops>
      </style:paragraph-properties>
    </style:style>
    <style:style style:name="T101" style:parent-style-name="Hyperlink" style:family="text">
      <style:text-properties fo:language="en" fo:country="US"/>
    </style:style>
    <style:style style:name="T102" style:parent-style-name="Hyperlink" style:family="text">
      <style:text-properties fo:language="en" fo:country="US"/>
    </style:style>
    <style:style style:name="P103" style:parent-style-name="TOC1" style:family="paragraph">
      <style:paragraph-properties>
        <style:tab-stops>
          <style:tab-stop style:type="left" style:position="0.3333in"/>
          <style:tab-stop style:type="right" style:leader-style="dotted" style:leader-text="." style:position="6.1298in"/>
        </style:tab-stops>
      </style:paragraph-properties>
    </style:style>
    <style:style style:name="T104" style:parent-style-name="Hyperlink" style:family="text">
      <style:text-properties fo:language="en" fo:country="US"/>
    </style:style>
    <style:style style:name="T105" style:parent-style-name="Hyperlink" style:family="text">
      <style:text-properties fo:language="en" fo:country="US"/>
    </style:style>
    <style:style style:name="P106" style:parent-style-name="TOC1" style:family="paragraph">
      <style:paragraph-properties>
        <style:tab-stops>
          <style:tab-stop style:type="left" style:position="0.4583in"/>
          <style:tab-stop style:type="right" style:leader-style="dotted" style:leader-text="." style:position="6.1298in"/>
        </style:tab-stops>
      </style:paragraph-properties>
    </style:style>
    <style:style style:name="T107" style:parent-style-name="Hyperlink" style:family="text">
      <style:text-properties fo:language="en" fo:country="US"/>
    </style:style>
    <style:style style:name="T108" style:parent-style-name="Hyperlink" style:family="text">
      <style:text-properties fo:language="en" fo:country="US"/>
    </style:style>
    <style:style style:name="P109" style:parent-style-name="TOC2" style:family="paragraph">
      <style:paragraph-properties>
        <style:tab-stops>
          <style:tab-stop style:type="left" style:position="0.5972in"/>
          <style:tab-stop style:type="right" style:leader-style="dotted" style:leader-text="." style:position="5.9631in"/>
        </style:tab-stops>
      </style:paragraph-properties>
    </style:style>
    <style:style style:name="T110" style:parent-style-name="Hyperlink" style:family="text">
      <style:text-properties fo:language="en" fo:country="US"/>
    </style:style>
    <style:style style:name="T111" style:parent-style-name="Hyperlink" style:family="text">
      <style:text-properties fo:language="en" fo:country="US"/>
    </style:style>
    <style:style style:name="P112"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113"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P114"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15" style:parent-style-name="Hyperlink" style:family="text">
      <style:text-properties fo:language="en" fo:country="US"/>
    </style:style>
    <style:style style:name="T116" style:parent-style-name="Hyperlink" style:family="text">
      <style:text-properties fo:language="en" fo:country="US"/>
    </style:style>
    <style:style style:name="P117"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18" style:parent-style-name="Hyperlink" style:family="text">
      <style:text-properties fo:language="en" fo:country="US"/>
    </style:style>
    <style:style style:name="T119" style:parent-style-name="Hyperlink" style:family="text">
      <style:text-properties fo:language="en" fo:country="US"/>
    </style:style>
    <style:style style:name="P120"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21" style:parent-style-name="Hyperlink" style:family="text">
      <style:text-properties fo:language="en" fo:country="US"/>
    </style:style>
    <style:style style:name="T122" style:parent-style-name="Hyperlink" style:family="text">
      <style:text-properties fo:language="en" fo:country="US"/>
    </style:style>
    <style:style style:name="P123" style:parent-style-name="TOC2" style:family="paragraph">
      <style:paragraph-properties>
        <style:tab-stops>
          <style:tab-stop style:type="left" style:position="0.5972in"/>
          <style:tab-stop style:type="right" style:leader-style="dotted" style:leader-text="." style:position="5.9631in"/>
        </style:tab-stops>
      </style:paragraph-properties>
    </style:style>
    <style:style style:name="T124" style:parent-style-name="Hyperlink" style:family="text">
      <style:text-properties fo:language="en" fo:country="US"/>
    </style:style>
    <style:style style:name="T125" style:parent-style-name="Hyperlink" style:family="text">
      <style:text-properties fo:language="en" fo:country="US"/>
    </style:style>
    <style:style style:name="P126"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27" style:parent-style-name="Hyperlink" style:family="text">
      <style:text-properties fo:language="en" fo:country="US"/>
    </style:style>
    <style:style style:name="T128" style:parent-style-name="Hyperlink" style:family="text">
      <style:text-properties fo:language="en" fo:country="US"/>
    </style:style>
    <style:style style:name="P129"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30" style:parent-style-name="Hyperlink" style:family="text">
      <style:text-properties fo:language="en" fo:country="US"/>
    </style:style>
    <style:style style:name="T131" style:parent-style-name="Hyperlink" style:family="text">
      <style:text-properties fo:language="en" fo:country="US"/>
    </style:style>
    <style:style style:name="P132" style:parent-style-name="TOC2" style:family="paragraph">
      <style:paragraph-properties>
        <style:tab-stops>
          <style:tab-stop style:type="left" style:position="0.5972in"/>
          <style:tab-stop style:type="right" style:leader-style="dotted" style:leader-text="." style:position="5.9631in"/>
        </style:tab-stops>
      </style:paragraph-properties>
    </style:style>
    <style:style style:name="T133" style:parent-style-name="Hyperlink" style:family="text">
      <style:text-properties fo:language="en" fo:country="US"/>
    </style:style>
    <style:style style:name="T134" style:parent-style-name="Hyperlink" style:family="text">
      <style:text-properties fo:language="en" fo:country="US"/>
    </style:style>
    <style:style style:name="P135"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36" style:parent-style-name="Hyperlink" style:family="text">
      <style:text-properties fo:language="en" fo:country="US"/>
    </style:style>
    <style:style style:name="T137" style:parent-style-name="Hyperlink" style:family="text">
      <style:text-properties fo:language="en" fo:country="US"/>
    </style:style>
    <style:style style:name="P138" style:parent-style-name="TOC3" style:family="paragraph">
      <style:paragraph-properties>
        <style:tab-stops>
          <style:tab-stop style:type="left" style:position="0.5833in"/>
          <style:tab-stop style:type="right" style:leader-style="dotted" style:leader-text="." style:position="5.7965in"/>
        </style:tab-stops>
      </style:paragraph-properties>
    </style:style>
    <style:style style:name="T139" style:parent-style-name="Hyperlink" style:family="text">
      <style:text-properties fo:language="en" fo:country="US"/>
    </style:style>
    <style:style style:name="T140" style:parent-style-name="Hyperlink" style:family="text">
      <style:text-properties fo:language="en" fo:country="US"/>
    </style:style>
    <style:style style:name="P141" style:parent-style-name="Normal" style:family="paragraph">
      <style:paragraph-properties fo:break-before="page" fo:margin-bottom="0.1111in" fo:line-height="107%"/>
      <style:text-properties style:font-name-asian="Calibri" style:font-name-complex="Times New Roman" style:font-size-complex="12pt" fo:language="it" fo:country="CH"/>
    </style:style>
    <style:style style:name="P142" style:parent-style-name="Normal" style:family="paragraph">
      <style:paragraph-properties fo:text-align="justify" fo:line-height="100%" fo:margin-left="2in">
        <style:tab-stops/>
      </style:paragraph-properties>
      <style:text-properties style:font-name-asian="Calibri" style:font-name-complex="Times New Roman" style:font-size-complex="12pt"/>
    </style:style>
    <style:style style:name="P143" style:parent-style-name="Heading1" style:family="paragraph"/>
    <style:style style:name="P144" style:parent-style-name="Normal" style:family="paragraph">
      <style:paragraph-properties fo:text-align="justify"/>
      <style:text-properties style:font-name-complex="Times New Roman" fo:color="#000000" style:font-size-complex="12pt" fo:background-color="#FFFFFF"/>
    </style:style>
    <style:style style:name="P145" style:parent-style-name="Normal" style:family="paragraph">
      <style:paragraph-properties fo:break-before="page" fo:margin-bottom="0.1111in" fo:line-height="107%"/>
      <style:text-properties style:font-name-complex="Times New Roman" fo:color="#000000" style:font-size-complex="12pt" fo:background-color="#FFFFFF"/>
    </style:style>
    <style:style style:name="P146" style:parent-style-name="Heading1" style:family="paragraph">
      <style:text-properties fo:background-color="#FFFFFF"/>
    </style:style>
    <style:style style:name="T147" style:parent-style-name="DefaultParagraphFont" style:family="text">
      <style:text-properties fo:language="en" fo:country="US"/>
    </style:style>
    <style:style style:name="T148" style:parent-style-name="DefaultParagraphFont" style:family="text">
      <style:text-properties fo:font-style="italic" style:font-style-asian="italic" fo:language="en" fo:country="US"/>
    </style:style>
    <style:style style:name="T149" style:parent-style-name="DefaultParagraphFont" style:family="text">
      <style:text-properties fo:language="en" fo:country="US"/>
    </style:style>
    <style:style style:name="P150" style:parent-style-name="Normal" style:family="paragraph">
      <style:paragraph-properties fo:break-before="page" fo:margin-bottom="0.1111in" fo:line-height="107%"/>
    </style:style>
    <style:style style:name="P151" style:parent-style-name="Heading1" style:family="paragraph"/>
    <style:style style:name="P152" style:parent-style-name="Heading2" style:family="paragraph"/>
    <style:style style:name="P153" style:parent-style-name="Heading3" style:family="paragraph"/>
    <style:style style:name="P154" style:parent-style-name="Normal" style:family="paragraph">
      <style:paragraph-properties fo:text-align="justify"/>
      <style:text-properties style:font-name-complex="Times New Roman" style:font-size-complex="12pt"/>
    </style:style>
    <style:style style:name="P155" style:parent-style-name="Heading3" style:family="paragraph"/>
    <style:style style:name="T156" style:parent-style-name="DefaultParagraphFont" style:family="text">
      <style:text-properties fo:language="en" fo:country="US"/>
    </style:style>
    <style:style style:name="P157" style:parent-style-name="Normal" style:family="paragraph">
      <style:paragraph-properties fo:text-align="center"/>
      <style:text-properties fo:font-style="italic" style:font-style-asian="italic" style:font-style-complex="italic"/>
    </style:style>
    <style:style style:name="P158" style:parent-style-name="Normal" style:family="paragraph">
      <style:paragraph-properties fo:text-align="justify"/>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P162" style:parent-style-name="Normal" style:family="paragraph">
      <style:paragraph-properties fo:text-align="justify"/>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P168" style:parent-style-name="Normal" style:family="paragraph">
      <style:paragraph-properties fo:text-align="justify"/>
    </style:style>
    <style:style style:name="T169" style:parent-style-name="DefaultParagraphFont" style:family="text">
      <style:text-properties fo:font-style="italic" style:font-style-asian="italic" style:font-style-complex="italic"/>
    </style:style>
    <style:style style:name="T170" style:parent-style-name="DefaultParagraphFont" style:family="text">
      <style:text-properties fo:font-style="italic" style:font-style-asian="italic" style:font-style-complex="italic"/>
    </style:style>
    <style:style style:name="P171" style:parent-style-name="Heading3" style:family="paragraph"/>
    <style:style style:name="T172" style:parent-style-name="DefaultParagraphFont" style:family="text">
      <style:text-properties fo:language="en" fo:country="US"/>
    </style:style>
    <style:style style:name="P173" style:parent-style-name="ListParagraph" style:family="paragraph">
      <style:paragraph-properties fo:text-align="center" fo:margin-left="0.25in">
        <style:tab-stops/>
      </style:paragraph-properties>
      <style:text-properties fo:font-style="italic" style:font-style-asian="italic" style:font-style-complex="italic"/>
    </style:style>
    <style:style style:name="P174" style:parent-style-name="Normal" style:family="paragraph">
      <style:paragraph-properties fo:text-align="justify"/>
    </style:style>
    <style:style style:name="P175" style:parent-style-name="Normal" style:family="paragraph">
      <style:paragraph-properties fo:text-align="center"/>
    </style:style>
    <style:style style:name="T176" style:parent-style-name="DefaultParagraphFont" style:family="text">
      <style:text-properties fo:language="en" fo:country="US"/>
    </style:style>
    <style:style style:name="P177" style:parent-style-name="ListParagraph" style:family="paragraph">
      <style:paragraph-properties fo:text-align="center" fo:margin-left="0.25in">
        <style:tab-stops/>
      </style:paragraph-properties>
      <style:text-properties fo:font-style="italic" style:font-style-asian="italic" style:font-style-complex="italic"/>
    </style:style>
    <style:style style:name="P178" style:parent-style-name="ListParagraph" style:family="paragraph">
      <style:paragraph-properties fo:margin-left="0.25in">
        <style:tab-stops/>
      </style:paragraph-properties>
    </style:style>
    <style:style style:name="P179" style:parent-style-name="ListParagraph" style:family="paragraph">
      <style:paragraph-properties fo:margin-left="0.25in">
        <style:tab-stops/>
      </style:paragraph-properties>
    </style:style>
    <style:style style:name="T180" style:parent-style-name="DefaultParagraphFont" style:family="text">
      <style:text-properties fo:language="en" fo:country="US"/>
    </style:style>
    <style:style style:name="P181" style:parent-style-name="Normal" style:family="paragraph">
      <style:paragraph-properties fo:text-align="center"/>
      <style:text-properties fo:font-style="italic" style:font-style-asian="italic" style:font-style-complex="italic"/>
    </style:style>
    <style:style style:name="P182" style:parent-style-name="Normal" style:family="paragraph">
      <style:paragraph-properties fo:text-align="justify"/>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P185" style:parent-style-name="Normal" style:family="paragraph">
      <style:paragraph-properties fo:text-align="justify"/>
    </style:style>
    <style:style style:name="P186" style:parent-style-name="ListParagraph" style:family="paragraph">
      <style:paragraph-properties fo:text-align="justify"/>
    </style:style>
    <style:style style:name="T187" style:parent-style-name="DefaultParagraphFont" style:family="text">
      <style:text-properties fo:language="en" fo:country="US"/>
    </style:style>
    <style:style style:name="P188" style:parent-style-name="Normal" style:family="paragraph">
      <style:paragraph-properties fo:text-align="center" fo:margin-left="0.25in">
        <style:tab-stops/>
      </style:paragraph-properties>
      <style:text-properties fo:font-style="italic" style:font-style-asian="italic" style:font-style-complex="italic"/>
    </style:style>
    <style:style style:name="P189" style:parent-style-name="ListParagraph" style:family="paragraph">
      <style:paragraph-properties fo:text-align="justify"/>
    </style:style>
    <style:style style:name="P190" style:parent-style-name="ListParagraph" style:family="paragraph">
      <style:paragraph-properties fo:text-align="justify"/>
    </style:style>
    <style:style style:name="T191" style:parent-style-name="DefaultParagraphFont" style:family="text">
      <style:text-properties fo:language="en" fo:country="US"/>
    </style:style>
    <style:style style:name="P192" style:parent-style-name="Normal" style:family="paragraph">
      <style:paragraph-properties fo:text-align="justify"/>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P197" style:parent-style-name="Normal" style:family="paragraph">
      <style:paragraph-properties fo:text-align="justify"/>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P200" style:parent-style-name="Normal" style:family="paragraph">
      <style:paragraph-properties fo:text-align="justify"/>
    </style:style>
    <style:style style:name="T201" style:parent-style-name="DefaultParagraphFont" style:family="text">
      <style:text-properties fo:font-style="italic" style:font-style-asian="italic" style:font-style-complex="italic"/>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weight="bold" style:font-weight-asian="bold" style:font-weight-complex="bold" fo:font-style="italic" style:font-style-asian="italic" style:font-style-complex="italic"/>
    </style:style>
    <style:style style:name="T207" style:parent-style-name="DefaultParagraphFont" style:family="text">
      <style:text-properties fo:font-style="italic" style:font-style-asian="italic" style:font-style-complex="italic" fo:color="#2E74B5"/>
    </style:style>
    <style:style style:name="T208" style:parent-style-name="DefaultParagraphFont" style:family="text">
      <style:text-properties fo:color="#2E74B5"/>
    </style:style>
    <style:style style:name="P209" style:parent-style-name="Normal" style:family="paragraph">
      <style:paragraph-properties fo:text-align="justify"/>
    </style:style>
    <style:style style:name="T210" style:parent-style-name="DefaultParagraphFont" style:family="text">
      <style:text-properties fo:language="en" fo:country="US"/>
    </style:style>
    <style:style style:name="P211" style:parent-style-name="Normal" style:family="paragraph">
      <style:paragraph-properties fo:text-align="center"/>
      <style:text-properties fo:font-style="italic" style:font-style-asian="italic" style:font-style-complex="italic"/>
    </style:style>
    <style:style style:name="P212" style:parent-style-name="Normal" style:family="paragraph">
      <style:paragraph-properties fo:text-align="justify"/>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style="italic" style:font-style-asian="italic" style:font-style-complex="italic"/>
    </style:style>
    <style:style style:name="P216" style:parent-style-name="Normal" style:family="paragraph">
      <style:paragraph-properties fo:break-before="page" fo:margin-bottom="0.1111in" fo:line-height="107%"/>
    </style:style>
    <style:style style:name="P217" style:parent-style-name="Heading2" style:family="paragraph"/>
    <style:style style:name="P218" style:parent-style-name="Heading3" style:family="paragraph"/>
    <style:style style:name="P219" style:parent-style-name="Normal" style:family="paragraph">
      <style:paragraph-properties fo:text-align="justify"/>
      <style:text-properties style:font-name-complex="Times New Roman" style:font-size-complex="12pt"/>
    </style:style>
    <style:style style:name="P220" style:parent-style-name="Heading3" style:family="paragraph"/>
    <style:style style:name="T221" style:parent-style-name="DefaultParagraphFont" style:family="text">
      <style:text-properties fo:language="en" fo:country="US"/>
    </style:style>
    <style:style style:name="P222" style:parent-style-name="Normal" style:family="paragraph">
      <style:paragraph-properties fo:text-align="center"/>
      <style:text-properties fo:font-style="italic" style:font-style-asian="italic" style:font-style-complex="italic"/>
    </style:style>
    <style:style style:name="P223" style:parent-style-name="Normal" style:family="paragraph">
      <style:paragraph-properties fo:text-align="justify"/>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style:style>
    <style:style style:name="P226" style:parent-style-name="Heading3" style:family="paragraph"/>
    <style:style style:name="T227" style:parent-style-name="DefaultParagraphFont" style:family="text">
      <style:text-properties fo:language="en" fo:country="US"/>
    </style:style>
    <style:style style:name="P228" style:parent-style-name="Normal" style:family="paragraph">
      <style:paragraph-properties fo:text-align="center"/>
      <style:text-properties fo:font-style="italic" style:font-style-asian="italic" style:font-style-complex="italic"/>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name="T231" style:parent-style-name="DefaultParagraphFont" style:family="text">
      <style:text-properties fo:font-style="italic" style:font-style-asian="italic" style:font-style-complex="italic"/>
    </style:style>
    <style:style style:name="P232" style:parent-style-name="Normal" style:family="paragraph">
      <style:paragraph-properties fo:text-align="justify"/>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language="en" fo:country="US"/>
    </style:style>
    <style:style style:name="P236" style:parent-style-name="Normal" style:family="paragraph">
      <style:paragraph-properties fo:text-align="center"/>
      <style:text-properties fo:font-style="italic" style:font-style-asian="italic" style:font-style-complex="italic"/>
    </style:style>
    <style:style style:name="P237" style:parent-style-name="Normal" style:family="paragraph">
      <style:paragraph-properties fo:text-align="center"/>
    </style:style>
    <style:style style:name="T238" style:parent-style-name="DefaultParagraphFont" style:family="text">
      <style:text-properties fo:language="en" fo:country="US"/>
    </style:style>
    <style:style style:name="T239" style:parent-style-name="DefaultParagraphFont" style:family="text">
      <style:text-properties fo:font-style="italic" style:font-style-asian="italic" style:font-style-complex="italic"/>
    </style:style>
    <style:style style:name="T240" style:parent-style-name="DefaultParagraphFont" style:family="text">
      <style:text-properties fo:font-style="italic" style:font-style-asian="italic" style:font-style-complex="italic"/>
    </style:style>
    <style:style style:name="P241" style:parent-style-name="Normal" style:family="paragraph">
      <style:paragraph-properties fo:break-before="page" fo:margin-bottom="0.1111in" fo:line-height="107%"/>
    </style:style>
    <style:style style:name="P242" style:parent-style-name="Heading1" style:family="paragraph"/>
    <style:style style:name="P243" style:parent-style-name="Heading2" style:family="paragraph"/>
    <style:style style:name="T244" style:parent-style-name="DefaultParagraphFont" style:family="text">
      <style:text-properties fo:language="en" fo:country="US"/>
    </style:style>
    <style:style style:name="P245" style:parent-style-name="ListParagraph" style:family="paragraph"/>
    <style:style style:name="T246" style:parent-style-name="DefaultParagraphFont" style:family="text">
      <style:text-properties fo:language="en" fo:country="US"/>
    </style:style>
    <style:style style:name="T247" style:parent-style-name="DefaultParagraphFont" style:family="text">
      <style:text-properties fo:font-style="italic" style:font-style-asian="italic" fo:language="en" fo:country="US"/>
    </style:style>
    <style:style style:name="T248" style:parent-style-name="DefaultParagraphFont" style:family="text">
      <style:text-properties fo:language="en" fo:country="US"/>
    </style:style>
    <style:style style:name="P249" style:parent-style-name="ListParagraph" style:family="paragraph">
      <style:text-properties fo:language="en" fo:country="US"/>
    </style:style>
    <style:style style:name="P250" style:parent-style-name="ListParagraph" style:family="paragraph">
      <style:text-properties fo:language="en" fo:country="US"/>
    </style:style>
    <style:style style:name="P251" style:parent-style-name="ListParagraph" style:family="paragraph">
      <style:text-properties fo:language="en" fo:country="US"/>
    </style:style>
    <style:style style:name="P252" style:parent-style-name="Normal" style:family="paragraph">
      <style:text-properties fo:language="en" fo:country="US"/>
    </style:style>
    <style:style style:name="P253" style:parent-style-name="Heading2" style:family="paragraph"/>
    <style:style style:name="T254" style:parent-style-name="DefaultParagraphFont" style:family="text">
      <style:text-properties fo:language="en" fo:country="US"/>
    </style:style>
    <style:style style:name="T255" style:parent-style-name="DefaultParagraphFont" style:family="text">
      <style:text-properties fo:language="en" fo:country="US"/>
    </style:style>
    <style:style style:name="T256" style:parent-style-name="DefaultParagraphFont" style:family="text">
      <style:text-properties fo:language="en" fo:country="US"/>
    </style:style>
    <style:style style:name="P257" style:parent-style-name="Normal" style:family="paragraph">
      <style:paragraph-properties fo:text-align="center"/>
      <style:text-properties fo:font-style="italic" style:font-style-asian="italic" style:font-style-complex="italic"/>
    </style:style>
    <style:style style:name="T258" style:parent-style-name="DefaultParagraphFont" style:family="text">
      <style:text-properties fo:language="en" fo:country="US"/>
    </style:style>
    <style:style style:name="P259" style:parent-style-name="Normal" style:family="paragraph">
      <style:paragraph-properties fo:text-align="center"/>
      <style:text-properties fo:font-style="italic" style:font-style-asian="italic" style:font-style-complex="italic"/>
    </style:style>
    <style:style style:name="T260" style:parent-style-name="DefaultParagraphFont" style:family="text">
      <style:text-properties fo:font-style="italic" style:font-style-asian="italic"/>
    </style:style>
    <style:style style:name="T261" style:parent-style-name="DefaultParagraphFont" style:family="text">
      <style:text-properties fo:font-style="italic" style:font-style-asian="italic"/>
    </style:style>
    <style:style style:name="T262" style:parent-style-name="DefaultParagraphFont" style:family="text">
      <style:text-properties fo:language="en" fo:country="US"/>
    </style:style>
    <style:style style:name="P263" style:parent-style-name="Normal" style:family="paragraph">
      <style:paragraph-properties fo:text-align="center"/>
      <style:text-properties fo:font-style="italic" style:font-style-asian="italic" style:font-style-complex="italic"/>
    </style:style>
    <style:style style:name="T264" style:parent-style-name="DefaultParagraphFont" style:family="text">
      <style:text-properties fo:font-style="italic" style:font-style-asian="italic"/>
    </style:style>
    <style:style style:name="T265" style:parent-style-name="DefaultParagraphFont" style:family="text">
      <style:text-properties fo:language="en" fo:country="US"/>
    </style:style>
    <style:style style:name="P266" style:parent-style-name="Normal" style:family="paragraph">
      <style:paragraph-properties fo:text-align="center"/>
      <style:text-properties fo:font-style="italic" style:font-style-asian="italic" style:font-style-complex="italic"/>
    </style:style>
    <style:style style:name="T267" style:parent-style-name="DefaultParagraphFont" style:family="text">
      <style:text-properties fo:font-style="italic" style:font-style-asian="italic"/>
    </style:style>
    <style:style style:name="T268" style:parent-style-name="DefaultParagraphFont" style:family="text">
      <style:text-properties fo:language="en" fo:country="US"/>
    </style:style>
    <style:style style:name="P269" style:parent-style-name="Normal" style:family="paragraph">
      <style:paragraph-properties fo:text-align="center"/>
      <style:text-properties fo:font-style="italic" style:font-style-asian="italic" style:font-style-complex="italic"/>
    </style:style>
    <style:style style:name="T270" style:parent-style-name="DefaultParagraphFont" style:family="text">
      <style:text-properties fo:font-style="italic" style:font-style-asian="italic"/>
    </style:style>
    <style:style style:name="P271" style:parent-style-name="Heading2" style:family="paragraph"/>
    <style:style style:name="T272" style:parent-style-name="DefaultParagraphFont" style:family="text">
      <style:text-properties fo:language="en" fo:country="US"/>
    </style:style>
    <style:style style:name="P273" style:parent-style-name="Normal" style:family="paragraph">
      <style:paragraph-properties fo:text-align="center"/>
    </style:style>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P277" style:parent-style-name="Normal" style:family="paragraph">
      <style:paragraph-properties fo:break-before="page" fo:margin-bottom="0.1111in" fo:line-height="107%"/>
    </style:style>
    <style:style style:name="P278" style:parent-style-name="Heading1" style:family="paragraph"/>
    <style:style style:name="P279" style:parent-style-name="Heading2" style:family="paragraph"/>
    <style:style style:name="TableColumn281" style:family="table-column">
      <style:table-column-properties style:column-width="6.1298in"/>
    </style:style>
    <style:style style:name="Table280" style:family="table">
      <style:table-properties style:width="6.1298in" fo:margin-left="0in" table:align="lef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style:text-autospace="none" fo:margin-bottom="0in" fo:line-height="100%"/>
    </style:style>
    <style:style style:name="T285" style:parent-style-name="DefaultParagraphFont" style:family="text">
      <style:text-properties style:font-name="Consolas" style:font-name-complex="Consolas" fo:color="#0000FF" fo:font-size="9.5pt" style:font-size-asian="9.5pt" style:font-size-complex="9.5pt" fo:language="en" fo:country="US"/>
    </style:style>
    <style:style style:name="T286" style:parent-style-name="DefaultParagraphFont" style:family="text">
      <style:text-properties style:font-name="Consolas" style:font-name-complex="Consolas" fo:color="#000000" fo:font-size="9.5pt" style:font-size-asian="9.5pt" style:font-size-complex="9.5pt" fo:language="en" fo:country="US"/>
    </style:style>
    <style:style style:name="T287" style:parent-style-name="DefaultParagraphFont" style:family="text">
      <style:text-properties style:font-name="Consolas" style:font-name-complex="Consolas" fo:color="#0000FF" fo:font-size="9.5pt" style:font-size-asian="9.5pt" style:font-size-complex="9.5pt" fo:language="en" fo:country="US"/>
    </style:style>
    <style:style style:name="T288" style:parent-style-name="DefaultParagraphFont" style:family="text">
      <style:text-properties style:font-name="Consolas" style:font-name-complex="Consolas" fo:color="#000000" fo:font-size="9.5pt" style:font-size-asian="9.5pt" style:font-size-complex="9.5pt" fo:language="en" fo:country="US"/>
    </style:style>
    <style:style style:name="P289" style:parent-style-name="Normal" style:family="paragraph">
      <style:paragraph-properties style:text-autospace="none" fo:margin-bottom="0in" fo:line-height="100%"/>
    </style:style>
    <style:style style:name="T290" style:parent-style-name="DefaultParagraphFont" style:family="text">
      <style:text-properties style:font-name="Consolas" style:font-name-complex="Consolas" fo:color="#0000FF" fo:font-size="9.5pt" style:font-size-asian="9.5pt" style:font-size-complex="9.5pt" fo:language="en" fo:country="US"/>
    </style:style>
    <style:style style:name="T291" style:parent-style-name="DefaultParagraphFont" style:family="text">
      <style:text-properties style:font-name="Consolas" style:font-name-complex="Consolas" fo:color="#000000" fo:font-size="9.5pt" style:font-size-asian="9.5pt" style:font-size-complex="9.5pt" fo:language="en" fo:country="US"/>
    </style:style>
    <style:style style:name="P292" style:parent-style-name="Normal" style:family="paragraph">
      <style:paragraph-properties style:text-autospace="none" fo:margin-bottom="0in" fo:line-height="100%"/>
    </style:style>
    <style:style style:name="T293" style:parent-style-name="DefaultParagraphFont" style:family="text">
      <style:text-properties style:font-name="Consolas" style:font-name-complex="Consolas" fo:color="#0000FF" fo:font-size="9.5pt" style:font-size-asian="9.5pt" style:font-size-complex="9.5pt" fo:language="en" fo:country="US"/>
    </style:style>
    <style:style style:name="T294" style:parent-style-name="DefaultParagraphFont" style:family="text">
      <style:text-properties style:font-name="Consolas" style:font-name-complex="Consolas" fo:color="#000000" fo:font-size="9.5pt" style:font-size-asian="9.5pt" style:font-size-complex="9.5pt" fo:language="en" fo:country="US"/>
    </style:style>
    <style:style style:name="P295" style:parent-style-name="Normal" style:family="paragraph">
      <style:paragraph-properties style:text-autospace="none" fo:margin-bottom="0in" fo:line-height="100%"/>
    </style:style>
    <style:style style:name="T296" style:parent-style-name="DefaultParagraphFont" style:family="text">
      <style:text-properties style:font-name="Consolas" style:font-name-complex="Consolas" fo:color="#0000FF" fo:font-size="9.5pt" style:font-size-asian="9.5pt" style:font-size-complex="9.5pt" fo:language="en" fo:country="US"/>
    </style:style>
    <style:style style:name="T297" style:parent-style-name="DefaultParagraphFont" style:family="text">
      <style:text-properties style:font-name="Consolas" style:font-name-complex="Consolas" fo:color="#000000" fo:font-size="9.5pt" style:font-size-asian="9.5pt" style:font-size-complex="9.5pt" fo:language="en" fo:country="US"/>
    </style:style>
    <style:style style:name="T298" style:parent-style-name="DefaultParagraphFont" style:family="text">
      <style:text-properties style:font-name="Consolas" style:font-name-complex="Consolas" fo:color="#0000FF" fo:font-size="9.5pt" style:font-size-asian="9.5pt" style:font-size-complex="9.5pt" fo:language="en" fo:country="US"/>
    </style:style>
    <style:style style:name="T299" style:parent-style-name="DefaultParagraphFont" style:family="text">
      <style:text-properties style:font-name="Consolas" style:font-name-complex="Consolas" fo:color="#000000" fo:font-size="9.5pt" style:font-size-asian="9.5pt" style:font-size-complex="9.5pt" fo:language="en" fo:country="US"/>
    </style:style>
    <style:style style:name="T300" style:parent-style-name="DefaultParagraphFont" style:family="text">
      <style:text-properties style:font-name="Consolas" style:font-name-complex="Consolas" fo:color="#808080" fo:font-size="9.5pt" style:font-size-asian="9.5pt" style:font-size-complex="9.5pt" fo:language="en" fo:country="US"/>
    </style:style>
    <style:style style:name="T301" style:parent-style-name="DefaultParagraphFont" style:family="text">
      <style:text-properties style:font-name="Consolas" style:font-name-complex="Consolas" fo:color="#000000" fo:font-size="9.5pt" style:font-size-asian="9.5pt" style:font-size-complex="9.5pt" fo:language="en" fo:country="US"/>
    </style:style>
    <style:style style:name="T302" style:parent-style-name="DefaultParagraphFont" style:family="text">
      <style:text-properties style:font-name="Consolas" style:font-name-complex="Consolas" fo:color="#808080" fo:font-size="9.5pt" style:font-size-asian="9.5pt" style:font-size-complex="9.5pt" fo:language="en" fo:country="US"/>
    </style:style>
    <style:style style:name="P303" style:parent-style-name="Normal" style:family="paragraph">
      <style:paragraph-properties style:text-autospace="none" fo:margin-bottom="0in" fo:line-height="100%"/>
    </style:style>
    <style:style style:name="T304" style:parent-style-name="DefaultParagraphFont" style:family="text">
      <style:text-properties style:font-name="Consolas" style:font-name-complex="Consolas" fo:color="#000000" fo:font-size="9.5pt" style:font-size-asian="9.5pt" style:font-size-complex="9.5pt" fo:language="en" fo:country="US"/>
    </style:style>
    <style:style style:name="T305" style:parent-style-name="DefaultParagraphFont" style:family="text">
      <style:text-properties style:font-name="Consolas" style:font-name-complex="Consolas" fo:color="#0000FF" fo:font-size="9.5pt" style:font-size-asian="9.5pt" style:font-size-complex="9.5pt" fo:language="en" fo:country="US"/>
    </style:style>
    <style:style style:name="T306" style:parent-style-name="DefaultParagraphFont" style:family="text">
      <style:text-properties style:font-name="Consolas" style:font-name-complex="Consolas" fo:color="#808080" fo:font-size="9.5pt" style:font-size-asian="9.5pt" style:font-size-complex="9.5pt" fo:language="en" fo:country="US"/>
    </style:style>
    <style:style style:name="T307" style:parent-style-name="DefaultParagraphFont" style:family="text">
      <style:text-properties style:font-name="Consolas" style:font-name-complex="Consolas" fo:color="#000000" fo:font-size="9.5pt" style:font-size-asian="9.5pt" style:font-size-complex="9.5pt" fo:language="en" fo:country="US"/>
    </style:style>
    <style:style style:name="T308" style:parent-style-name="DefaultParagraphFont" style:family="text">
      <style:text-properties style:font-name="Consolas" style:font-name-complex="Consolas" fo:color="#808080" fo:font-size="9.5pt" style:font-size-asian="9.5pt" style:font-size-complex="9.5pt" fo:language="en" fo:country="US"/>
    </style:style>
    <style:style style:name="T309" style:parent-style-name="DefaultParagraphFont" style:family="text">
      <style:text-properties style:font-name="Consolas" style:font-name-complex="Consolas" fo:color="#000000" fo:font-size="9.5pt" style:font-size-asian="9.5pt" style:font-size-complex="9.5pt" fo:language="en" fo:country="US"/>
    </style:style>
    <style:style style:name="T310" style:parent-style-name="DefaultParagraphFont" style:family="text">
      <style:text-properties style:font-name="Consolas" style:font-name-complex="Consolas" fo:color="#808080" fo:font-size="9.5pt" style:font-size-asian="9.5pt" style:font-size-complex="9.5pt" fo:language="en" fo:country="US"/>
    </style:style>
    <style:style style:name="T311" style:parent-style-name="DefaultParagraphFont" style:family="text">
      <style:text-properties style:font-name="Consolas" style:font-name-complex="Consolas" fo:color="#000000" fo:font-size="9.5pt" style:font-size-asian="9.5pt" style:font-size-complex="9.5pt" fo:language="en" fo:country="US"/>
    </style:style>
    <style:style style:name="T312" style:parent-style-name="DefaultParagraphFont" style:family="text">
      <style:text-properties style:font-name="Consolas" style:font-name-complex="Consolas" fo:color="#808080" fo:font-size="9.5pt" style:font-size-asian="9.5pt" style:font-size-complex="9.5pt" fo:language="en" fo:country="US"/>
    </style:style>
    <style:style style:name="T313" style:parent-style-name="DefaultParagraphFont" style:family="text">
      <style:text-properties style:font-name="Consolas" style:font-name-complex="Consolas" fo:color="#000000" fo:font-size="9.5pt" style:font-size-asian="9.5pt" style:font-size-complex="9.5pt" fo:language="en" fo:country="US"/>
    </style:style>
    <style:style style:name="T314" style:parent-style-name="DefaultParagraphFont" style:family="text">
      <style:text-properties style:font-name="Consolas" style:font-name-complex="Consolas" fo:color="#808080" fo:font-size="9.5pt" style:font-size-asian="9.5pt" style:font-size-complex="9.5pt" fo:language="en" fo:country="US"/>
    </style:style>
    <style:style style:name="P315" style:parent-style-name="Normal" style:family="paragraph">
      <style:paragraph-properties style:text-autospace="none" fo:margin-bottom="0in" fo:line-height="100%"/>
    </style:style>
    <style:style style:name="T316" style:parent-style-name="DefaultParagraphFont" style:family="text">
      <style:text-properties style:font-name="Consolas" style:font-name-complex="Consolas" fo:color="#000000" fo:font-size="9.5pt" style:font-size-asian="9.5pt" style:font-size-complex="9.5pt" fo:language="en" fo:country="US"/>
    </style:style>
    <style:style style:name="T317" style:parent-style-name="DefaultParagraphFont" style:family="text">
      <style:text-properties style:font-name="Consolas" style:font-name-complex="Consolas" fo:color="#808080" fo:font-size="9.5pt" style:font-size-asian="9.5pt" style:font-size-complex="9.5pt" fo:language="en" fo:country="US"/>
    </style:style>
    <style:style style:name="T318" style:parent-style-name="DefaultParagraphFont" style:family="text">
      <style:text-properties style:font-name="Consolas" style:font-name-complex="Consolas" fo:color="#000000" fo:font-size="9.5pt" style:font-size-asian="9.5pt" style:font-size-complex="9.5pt" fo:language="en" fo:country="US"/>
    </style:style>
    <style:style style:name="T319" style:parent-style-name="DefaultParagraphFont" style:family="text">
      <style:text-properties style:font-name="Consolas" style:font-name-complex="Consolas" fo:color="#808080" fo:font-size="9.5pt" style:font-size-asian="9.5pt" style:font-size-complex="9.5pt" fo:language="en" fo:country="US"/>
    </style:style>
    <style:style style:name="T320" style:parent-style-name="DefaultParagraphFont" style:family="text">
      <style:text-properties style:font-name="Consolas" style:font-name-complex="Consolas" fo:color="#000000" fo:font-size="9.5pt" style:font-size-asian="9.5pt" style:font-size-complex="9.5pt" fo:language="en" fo:country="US"/>
    </style:style>
    <style:style style:name="T321" style:parent-style-name="DefaultParagraphFont" style:family="text">
      <style:text-properties style:font-name="Consolas" style:font-name-complex="Consolas" fo:color="#808080" fo:font-size="9.5pt" style:font-size-asian="9.5pt" style:font-size-complex="9.5pt" fo:language="en" fo:country="US"/>
    </style:style>
    <style:style style:name="T322" style:parent-style-name="DefaultParagraphFont" style:family="text">
      <style:text-properties style:font-name="Consolas" style:font-name-complex="Consolas" fo:color="#000000" fo:font-size="9.5pt" style:font-size-asian="9.5pt" style:font-size-complex="9.5pt" fo:language="en" fo:country="US"/>
    </style:style>
    <style:style style:name="T323" style:parent-style-name="DefaultParagraphFont" style:family="text">
      <style:text-properties style:font-name="Consolas" style:font-name-complex="Consolas" fo:color="#808080" fo:font-size="9.5pt" style:font-size-asian="9.5pt" style:font-size-complex="9.5pt" fo:language="en" fo:country="US"/>
    </style:style>
    <style:style style:name="P324" style:parent-style-name="Normal" style:family="paragraph">
      <style:paragraph-properties style:text-autospace="none" fo:margin-bottom="0in" fo:line-height="100%"/>
    </style:style>
    <style:style style:name="T325" style:parent-style-name="DefaultParagraphFont" style:family="text">
      <style:text-properties style:font-name="Consolas" style:font-name-complex="Consolas" fo:color="#000000" fo:font-size="9.5pt" style:font-size-asian="9.5pt" style:font-size-complex="9.5pt" fo:language="en" fo:country="US"/>
    </style:style>
    <style:style style:name="T326" style:parent-style-name="DefaultParagraphFont" style:family="text">
      <style:text-properties style:font-name="Consolas" style:font-name-complex="Consolas" fo:color="#808080" fo:font-size="9.5pt" style:font-size-asian="9.5pt" style:font-size-complex="9.5pt" fo:language="en" fo:country="US"/>
    </style:style>
    <style:style style:name="T327" style:parent-style-name="DefaultParagraphFont" style:family="text">
      <style:text-properties style:font-name="Consolas" style:font-name-complex="Consolas" fo:color="#000000" fo:font-size="9.5pt" style:font-size-asian="9.5pt" style:font-size-complex="9.5pt" fo:language="en" fo:country="US"/>
    </style:style>
    <style:style style:name="T328" style:parent-style-name="DefaultParagraphFont" style:family="text">
      <style:text-properties style:font-name="Consolas" style:font-name-complex="Consolas" fo:color="#808080" fo:font-size="9.5pt" style:font-size-asian="9.5pt" style:font-size-complex="9.5pt" fo:language="en" fo:country="US"/>
    </style:style>
    <style:style style:name="T329" style:parent-style-name="DefaultParagraphFont" style:family="text">
      <style:text-properties style:font-name="Consolas" style:font-name-complex="Consolas" fo:color="#000000" fo:font-size="9.5pt" style:font-size-asian="9.5pt" style:font-size-complex="9.5pt" fo:language="en" fo:country="US"/>
    </style:style>
    <style:style style:name="T330" style:parent-style-name="DefaultParagraphFont" style:family="text">
      <style:text-properties style:font-name="Consolas" style:font-name-complex="Consolas" fo:color="#808080" fo:font-size="9.5pt" style:font-size-asian="9.5pt" style:font-size-complex="9.5pt" fo:language="en" fo:country="US"/>
    </style:style>
    <style:style style:name="T331" style:parent-style-name="DefaultParagraphFont" style:family="text">
      <style:text-properties style:font-name="Consolas" style:font-name-complex="Consolas" fo:color="#000000" fo:font-size="9.5pt" style:font-size-asian="9.5pt" style:font-size-complex="9.5pt" fo:language="en" fo:country="US"/>
    </style:style>
    <style:style style:name="T332" style:parent-style-name="DefaultParagraphFont" style:family="text">
      <style:text-properties style:font-name="Consolas" style:font-name-complex="Consolas" fo:color="#808080" fo:font-size="9.5pt" style:font-size-asian="9.5pt" style:font-size-complex="9.5pt" fo:language="en" fo:country="US"/>
    </style:style>
    <style:style style:name="P333" style:parent-style-name="Normal" style:family="paragraph">
      <style:paragraph-properties style:text-autospace="none" fo:margin-bottom="0in" fo:line-height="100%"/>
    </style:style>
    <style:style style:name="T334" style:parent-style-name="DefaultParagraphFont" style:family="text">
      <style:text-properties style:font-name="Consolas" style:font-name-complex="Consolas" fo:color="#000000" fo:font-size="9.5pt" style:font-size-asian="9.5pt" style:font-size-complex="9.5pt" fo:language="en" fo:country="US"/>
    </style:style>
    <style:style style:name="T335" style:parent-style-name="DefaultParagraphFont" style:family="text">
      <style:text-properties style:font-name="Consolas" style:font-name-complex="Consolas" fo:color="#808080" fo:font-size="9.5pt" style:font-size-asian="9.5pt" style:font-size-complex="9.5pt" fo:language="en" fo:country="US"/>
    </style:style>
    <style:style style:name="T336" style:parent-style-name="DefaultParagraphFont" style:family="text">
      <style:text-properties style:font-name="Consolas" style:font-name-complex="Consolas" fo:color="#000000" fo:font-size="9.5pt" style:font-size-asian="9.5pt" style:font-size-complex="9.5pt" fo:language="en" fo:country="US"/>
    </style:style>
    <style:style style:name="T337" style:parent-style-name="DefaultParagraphFont" style:family="text">
      <style:text-properties style:font-name="Consolas" style:font-name-complex="Consolas" fo:color="#808080" fo:font-size="9.5pt" style:font-size-asian="9.5pt" style:font-size-complex="9.5pt" fo:language="en" fo:country="US"/>
    </style:style>
    <style:style style:name="T338" style:parent-style-name="DefaultParagraphFont" style:family="text">
      <style:text-properties style:font-name="Consolas" style:font-name-complex="Consolas" fo:color="#000000" fo:font-size="9.5pt" style:font-size-asian="9.5pt" style:font-size-complex="9.5pt" fo:language="en" fo:country="US"/>
    </style:style>
    <style:style style:name="T339" style:parent-style-name="DefaultParagraphFont" style:family="text">
      <style:text-properties style:font-name="Consolas" style:font-name-complex="Consolas" fo:color="#808080" fo:font-size="9.5pt" style:font-size-asian="9.5pt" style:font-size-complex="9.5pt" fo:language="en" fo:country="US"/>
    </style:style>
    <style:style style:name="T340" style:parent-style-name="DefaultParagraphFont" style:family="text">
      <style:text-properties style:font-name="Consolas" style:font-name-complex="Consolas" fo:color="#000000" fo:font-size="9.5pt" style:font-size-asian="9.5pt" style:font-size-complex="9.5pt" fo:language="en" fo:country="US"/>
    </style:style>
    <style:style style:name="T341" style:parent-style-name="DefaultParagraphFont" style:family="text">
      <style:text-properties style:font-name="Consolas" style:font-name-complex="Consolas" fo:color="#808080" fo:font-size="9.5pt" style:font-size-asian="9.5pt" style:font-size-complex="9.5pt" fo:language="en" fo:country="US"/>
    </style:style>
    <style:style style:name="P342" style:parent-style-name="Normal" style:family="paragraph">
      <style:paragraph-properties style:text-autospace="none" fo:margin-bottom="0in" fo:line-height="100%"/>
    </style:style>
    <style:style style:name="T343" style:parent-style-name="DefaultParagraphFont" style:family="text">
      <style:text-properties style:font-name="Consolas" style:font-name-complex="Consolas" fo:color="#000000" fo:font-size="9.5pt" style:font-size-asian="9.5pt" style:font-size-complex="9.5pt" fo:language="en" fo:country="US"/>
    </style:style>
    <style:style style:name="T344" style:parent-style-name="DefaultParagraphFont" style:family="text">
      <style:text-properties style:font-name="Consolas" style:font-name-complex="Consolas" fo:color="#808080" fo:font-size="9.5pt" style:font-size-asian="9.5pt" style:font-size-complex="9.5pt" fo:language="en" fo:country="US"/>
    </style:style>
    <style:style style:name="T345" style:parent-style-name="DefaultParagraphFont" style:family="text">
      <style:text-properties style:font-name="Consolas" style:font-name-complex="Consolas" fo:color="#000000" fo:font-size="9.5pt" style:font-size-asian="9.5pt" style:font-size-complex="9.5pt" fo:language="en" fo:country="US"/>
    </style:style>
    <style:style style:name="T346" style:parent-style-name="DefaultParagraphFont" style:family="text">
      <style:text-properties style:font-name="Consolas" style:font-name-complex="Consolas" fo:color="#808080" fo:font-size="9.5pt" style:font-size-asian="9.5pt" style:font-size-complex="9.5pt" fo:language="en" fo:country="US"/>
    </style:style>
    <style:style style:name="P347" style:parent-style-name="Normal" style:family="paragraph">
      <style:paragraph-properties style:text-autospace="none" fo:margin-bottom="0in" fo:line-height="100%"/>
    </style:style>
    <style:style style:name="T348" style:parent-style-name="DefaultParagraphFont" style:family="text">
      <style:text-properties style:font-name="Consolas" style:font-name-complex="Consolas" fo:color="#000000" fo:font-size="9.5pt" style:font-size-asian="9.5pt" style:font-size-complex="9.5pt" fo:language="en" fo:country="US"/>
    </style:style>
    <style:style style:name="T349" style:parent-style-name="DefaultParagraphFont" style:family="text">
      <style:text-properties style:font-name="Consolas" style:font-name-complex="Consolas" fo:color="#808080" fo:font-size="9.5pt" style:font-size-asian="9.5pt" style:font-size-complex="9.5pt" fo:language="en" fo:country="US"/>
    </style:style>
    <style:style style:name="T350" style:parent-style-name="DefaultParagraphFont" style:family="text">
      <style:text-properties style:font-name="Consolas" style:font-name-complex="Consolas" fo:color="#000000" fo:font-size="9.5pt" style:font-size-asian="9.5pt" style:font-size-complex="9.5pt" fo:language="en" fo:country="US"/>
    </style:style>
    <style:style style:name="T351" style:parent-style-name="DefaultParagraphFont" style:family="text">
      <style:text-properties style:font-name="Consolas" style:font-name-complex="Consolas" fo:color="#808080" fo:font-size="9.5pt" style:font-size-asian="9.5pt" style:font-size-complex="9.5pt" fo:language="en" fo:country="US"/>
    </style:style>
    <style:style style:name="P352" style:parent-style-name="Normal" style:family="paragraph">
      <style:paragraph-properties style:text-autospace="none" fo:margin-bottom="0in" fo:line-height="100%"/>
    </style:style>
    <style:style style:name="T353" style:parent-style-name="DefaultParagraphFont" style:family="text">
      <style:text-properties style:font-name="Consolas" style:font-name-complex="Consolas" fo:color="#000000" fo:font-size="9.5pt" style:font-size-asian="9.5pt" style:font-size-complex="9.5pt" fo:language="en" fo:country="US"/>
    </style:style>
    <style:style style:name="T354" style:parent-style-name="DefaultParagraphFont" style:family="text">
      <style:text-properties style:font-name="Consolas" style:font-name-complex="Consolas" fo:color="#808080" fo:font-size="9.5pt" style:font-size-asian="9.5pt" style:font-size-complex="9.5pt" fo:language="en" fo:country="US"/>
    </style:style>
    <style:style style:name="T355" style:parent-style-name="DefaultParagraphFont" style:family="text">
      <style:text-properties style:font-name="Consolas" style:font-name-complex="Consolas" fo:color="#000000" fo:font-size="9.5pt" style:font-size-asian="9.5pt" style:font-size-complex="9.5pt" fo:language="en" fo:country="US"/>
    </style:style>
    <style:style style:name="T356" style:parent-style-name="DefaultParagraphFont" style:family="text">
      <style:text-properties style:font-name="Consolas" style:font-name-complex="Consolas" fo:color="#808080" fo:font-size="9.5pt" style:font-size-asian="9.5pt" style:font-size-complex="9.5pt" fo:language="en" fo:country="US"/>
    </style:style>
    <style:style style:name="T357" style:parent-style-name="DefaultParagraphFont" style:family="text">
      <style:text-properties style:font-name="Consolas" style:font-name-complex="Consolas" fo:color="#000000" fo:font-size="9.5pt" style:font-size-asian="9.5pt" style:font-size-complex="9.5pt" fo:language="en" fo:country="US"/>
    </style:style>
    <style:style style:name="T358" style:parent-style-name="DefaultParagraphFont" style:family="text">
      <style:text-properties style:font-name="Consolas" style:font-name-complex="Consolas" fo:color="#808080" fo:font-size="9.5pt" style:font-size-asian="9.5pt" style:font-size-complex="9.5pt" fo:language="en" fo:country="US"/>
    </style:style>
    <style:style style:name="T359" style:parent-style-name="DefaultParagraphFont" style:family="text">
      <style:text-properties style:font-name="Consolas" style:font-name-complex="Consolas" fo:color="#000000" fo:font-size="9.5pt" style:font-size-asian="9.5pt" style:font-size-complex="9.5pt" fo:language="en" fo:country="US"/>
    </style:style>
    <style:style style:name="T360" style:parent-style-name="DefaultParagraphFont" style:family="text">
      <style:text-properties style:font-name="Consolas" style:font-name-complex="Consolas" fo:color="#808080" fo:font-size="9.5pt" style:font-size-asian="9.5pt" style:font-size-complex="9.5pt" fo:language="en" fo:country="US"/>
    </style:style>
    <style:style style:name="P361" style:parent-style-name="Normal" style:family="paragraph">
      <style:paragraph-properties style:text-autospace="none" fo:margin-bottom="0in" fo:line-height="100%"/>
    </style:style>
    <style:style style:name="T362" style:parent-style-name="DefaultParagraphFont" style:family="text">
      <style:text-properties style:font-name="Consolas" style:font-name-complex="Consolas" fo:color="#808080" fo:font-size="9.5pt" style:font-size-asian="9.5pt" style:font-size-complex="9.5pt" fo:language="en" fo:country="US"/>
    </style:style>
    <style:style style:name="T363" style:parent-style-name="DefaultParagraphFont" style:family="text">
      <style:text-properties style:font-name="Consolas" style:font-name-complex="Consolas" fo:color="#000000" fo:font-size="9.5pt" style:font-size-asian="9.5pt" style:font-size-complex="9.5pt" fo:language="en" fo:country="US"/>
    </style:style>
    <style:style style:name="T364" style:parent-style-name="DefaultParagraphFont" style:family="text">
      <style:text-properties style:font-name="Consolas" style:font-name-complex="Consolas" fo:color="#0000FF" fo:font-size="9.5pt" style:font-size-asian="9.5pt" style:font-size-complex="9.5pt" fo:language="en" fo:country="US"/>
    </style:style>
    <style:style style:name="T365" style:parent-style-name="DefaultParagraphFont" style:family="text">
      <style:text-properties style:font-name="Consolas" style:font-name-complex="Consolas" fo:color="#000000" fo:font-size="9.5pt" style:font-size-asian="9.5pt" style:font-size-complex="9.5pt" fo:language="en" fo:country="US"/>
    </style:style>
    <style:style style:name="P366" style:parent-style-name="Normal" style:family="paragraph">
      <style:paragraph-properties style:text-autospace="none" fo:margin-bottom="0in" fo:line-height="100%"/>
    </style:style>
    <style:style style:name="T367" style:parent-style-name="DefaultParagraphFont" style:family="text">
      <style:text-properties style:font-name="Consolas" style:font-name-complex="Consolas" fo:color="#0000FF" fo:font-size="9.5pt" style:font-size-asian="9.5pt" style:font-size-complex="9.5pt" fo:language="en" fo:country="US"/>
    </style:style>
    <style:style style:name="P368" style:parent-style-name="Normal" style:family="paragraph">
      <style:paragraph-properties fo:text-align="center"/>
      <style:text-properties fo:font-style="italic" style:font-style-asian="italic"/>
    </style:style>
    <style:style style:name="P369" style:parent-style-name="Heading2" style:family="paragraph"/>
    <style:style style:name="P370" style:parent-style-name="Heading3" style:family="paragraph"/>
    <style:style style:name="T371" style:parent-style-name="DefaultParagraphFont" style:family="text">
      <style:text-properties fo:language="en" fo:country="US"/>
    </style:style>
    <style:style style:name="T372" style:parent-style-name="DefaultParagraphFont" style:family="text">
      <style:text-properties fo:color="#0070C0" fo:language="en" fo:country="US"/>
    </style:style>
    <style:style style:name="T373" style:parent-style-name="DefaultParagraphFont" style:family="text">
      <style:text-properties fo:language="en" fo:country="US"/>
    </style:style>
    <style:style style:name="P374" style:parent-style-name="Heading3" style:family="paragraph"/>
    <style:style style:name="T375" style:parent-style-name="DefaultParagraphFont" style:family="text">
      <style:text-properties fo:language="en" fo:country="US"/>
    </style:style>
    <style:style style:name="TableColumn377" style:family="table-column">
      <style:table-column-properties style:column-width="6.1298in"/>
    </style:style>
    <style:style style:name="Table376" style:family="table">
      <style:table-properties style:width="6.1298in" fo:margin-left="0in" table:align="lef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style:text-autospace="none" fo:margin-bottom="0in" fo:line-height="100%"/>
    </style:style>
    <style:style style:name="T381" style:parent-style-name="DefaultParagraphFont" style:family="text">
      <style:text-properties style:font-name="Consolas" style:font-name-complex="Consolas" fo:color="#0000FF" fo:font-size="9.5pt" style:font-size-asian="9.5pt" style:font-size-complex="9.5pt" fo:language="en" fo:country="US"/>
    </style:style>
    <style:style style:name="T382" style:parent-style-name="DefaultParagraphFont" style:family="text">
      <style:text-properties style:font-name="Consolas" style:font-name-complex="Consolas" fo:color="#000000" fo:font-size="9.5pt" style:font-size-asian="9.5pt" style:font-size-complex="9.5pt" fo:language="en" fo:country="US"/>
    </style:style>
    <style:style style:name="T383" style:parent-style-name="DefaultParagraphFont" style:family="text">
      <style:text-properties style:font-name="Consolas" style:font-name-complex="Consolas" fo:color="#0000FF" fo:font-size="9.5pt" style:font-size-asian="9.5pt" style:font-size-complex="9.5pt" fo:language="en" fo:country="US"/>
    </style:style>
    <style:style style:name="T384" style:parent-style-name="DefaultParagraphFont" style:family="text">
      <style:text-properties style:font-name="Consolas" style:font-name-complex="Consolas" fo:color="#000000" fo:font-size="9.5pt" style:font-size-asian="9.5pt" style:font-size-complex="9.5pt" fo:language="en" fo:country="US"/>
    </style:style>
    <style:style style:name="T385" style:parent-style-name="DefaultParagraphFont" style:family="text">
      <style:text-properties style:font-name="Consolas" style:font-name-complex="Consolas" fo:color="#A31515" fo:font-size="9.5pt" style:font-size-asian="9.5pt" style:font-size-complex="9.5pt" fo:language="en" fo:country="US"/>
    </style:style>
    <style:style style:name="T386" style:parent-style-name="DefaultParagraphFont" style:family="text">
      <style:text-properties style:font-name="Consolas" style:font-name-complex="Consolas" fo:color="#000000" fo:font-size="9.5pt" style:font-size-asian="9.5pt" style:font-size-complex="9.5pt" fo:language="en" fo:country="US"/>
    </style:style>
    <style:style style:name="P387" style:parent-style-name="Normal" style:family="paragraph">
      <style:paragraph-properties style:text-autospace="none" fo:margin-bottom="0in" fo:line-height="100%"/>
    </style:style>
    <style:style style:name="T388" style:parent-style-name="DefaultParagraphFont" style:family="text">
      <style:text-properties style:font-name="Consolas" style:font-name-complex="Consolas" fo:color="#0000FF" fo:font-size="9.5pt" style:font-size-asian="9.5pt" style:font-size-complex="9.5pt" fo:language="en" fo:country="US"/>
    </style:style>
    <style:style style:name="T389" style:parent-style-name="DefaultParagraphFont" style:family="text">
      <style:text-properties style:font-name="Consolas" style:font-name-complex="Consolas" fo:color="#000000" fo:font-size="9.5pt" style:font-size-asian="9.5pt" style:font-size-complex="9.5pt" fo:language="en" fo:country="US"/>
    </style:style>
    <style:style style:name="T390" style:parent-style-name="DefaultParagraphFont" style:family="text">
      <style:text-properties style:font-name="Consolas" style:font-name-complex="Consolas" fo:color="#0000FF" fo:font-size="9.5pt" style:font-size-asian="9.5pt" style:font-size-complex="9.5pt" fo:language="en" fo:country="US"/>
    </style:style>
    <style:style style:name="T391" style:parent-style-name="DefaultParagraphFont" style:family="text">
      <style:text-properties style:font-name="Consolas" style:font-name-complex="Consolas" fo:color="#000000" fo:font-size="9.5pt" style:font-size-asian="9.5pt" style:font-size-complex="9.5pt" fo:language="en" fo:country="US"/>
    </style:style>
    <style:style style:name="T392" style:parent-style-name="DefaultParagraphFont" style:family="text">
      <style:text-properties style:font-name="Consolas" style:font-name-complex="Consolas" fo:color="#A31515" fo:font-size="9.5pt" style:font-size-asian="9.5pt" style:font-size-complex="9.5pt" fo:language="en" fo:country="US"/>
    </style:style>
    <style:style style:name="T393" style:parent-style-name="DefaultParagraphFont" style:family="text">
      <style:text-properties style:font-name="Consolas" style:font-name-complex="Consolas" fo:color="#000000" fo:font-size="9.5pt" style:font-size-asian="9.5pt" style:font-size-complex="9.5pt" fo:language="en" fo:country="US"/>
    </style:style>
    <style:style style:name="P3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5" style:parent-style-name="Normal" style:family="paragraph">
      <style:paragraph-properties style:text-autospace="none" fo:margin-bottom="0in" fo:line-height="100%"/>
    </style:style>
    <style:style style:name="T396" style:parent-style-name="DefaultParagraphFont" style:family="text">
      <style:text-properties style:font-name="Consolas" style:font-name-complex="Consolas" fo:color="#0000FF" fo:font-size="9.5pt" style:font-size-asian="9.5pt" style:font-size-complex="9.5pt" fo:language="en" fo:country="US"/>
    </style:style>
    <style:style style:name="T397" style:parent-style-name="DefaultParagraphFont" style:family="text">
      <style:text-properties style:font-name="Consolas" style:font-name-complex="Consolas" fo:color="#000000" fo:font-size="9.5pt" style:font-size-asian="9.5pt" style:font-size-complex="9.5pt" fo:language="en" fo:country="US"/>
    </style:style>
    <style:style style:name="T398" style:parent-style-name="DefaultParagraphFont" style:family="text">
      <style:text-properties style:font-name="Consolas" style:font-name-complex="Consolas" fo:color="#2B91AF" fo:font-size="9.5pt" style:font-size-asian="9.5pt" style:font-size-complex="9.5pt" fo:language="en" fo:country="US"/>
    </style:style>
    <style:style style:name="T399" style:parent-style-name="DefaultParagraphFont" style:family="text">
      <style:text-properties style:font-name="Consolas" style:font-name-complex="Consolas" fo:color="#000000" fo:font-size="9.5pt" style:font-size-asian="9.5pt" style:font-size-complex="9.5pt" fo:language="en" fo:country="US"/>
    </style:style>
    <style:style style:name="P4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T403" style:parent-style-name="DefaultParagraphFont" style:family="text">
      <style:text-properties style:font-name="Consolas" style:font-name-complex="Consolas" fo:color="#000000" fo:font-size="9.5pt" style:font-size-asian="9.5pt" style:font-size-complex="9.5pt" fo:language="en" fo:country="US"/>
    </style:style>
    <style:style style:name="P404" style:parent-style-name="Normal" style:family="paragraph">
      <style:paragraph-properties fo:text-align="center"/>
      <style:text-properties fo:font-style="italic" style:font-style-asian="italic"/>
    </style:style>
    <style:style style:name="P405" style:parent-style-name="Heading3" style:family="paragraph"/>
    <style:style style:name="TableColumn407" style:family="table-column">
      <style:table-column-properties style:column-width="6.1298in"/>
    </style:style>
    <style:style style:name="Table406" style:family="table">
      <style:table-properties style:width="6.1298in" fo:margin-left="0in" table:align="lef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style:text-autospace="none" fo:margin-bottom="0in" fo:line-height="100%"/>
    </style:style>
    <style:style style:name="T411" style:parent-style-name="DefaultParagraphFont" style:family="text">
      <style:text-properties style:font-name="Consolas" style:font-name-complex="Consolas" fo:color="#0000FF" fo:font-size="9.5pt" style:font-size-asian="9.5pt" style:font-size-complex="9.5pt" fo:language="en" fo:country="US"/>
    </style:style>
    <style:style style:name="T412" style:parent-style-name="DefaultParagraphFont" style:family="text">
      <style:text-properties style:font-name="Consolas" style:font-name-complex="Consolas" fo:color="#000000" fo:font-size="9.5pt" style:font-size-asian="9.5pt" style:font-size-complex="9.5pt" fo:language="en" fo:country="US"/>
    </style:style>
    <style:style style:name="P4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14" style:parent-style-name="Normal" style:family="paragraph">
      <style:paragraph-properties style:text-autospace="none" fo:margin-bottom="0in" fo:line-height="100%"/>
    </style:style>
    <style:style style:name="T415" style:parent-style-name="DefaultParagraphFont" style:family="text">
      <style:text-properties style:font-name="Consolas" style:font-name-complex="Consolas" fo:color="#000000" fo:font-size="9.5pt" style:font-size-asian="9.5pt" style:font-size-complex="9.5pt" fo:language="en" fo:country="US"/>
    </style:style>
    <style:style style:name="T416" style:parent-style-name="DefaultParagraphFont" style:family="text">
      <style:text-properties style:font-name="Consolas" style:font-name-complex="Consolas" fo:color="#0000FF" fo:font-size="9.5pt" style:font-size-asian="9.5pt" style:font-size-complex="9.5pt" fo:language="en" fo:country="US"/>
    </style:style>
    <style:style style:name="T417" style:parent-style-name="DefaultParagraphFont" style:family="text">
      <style:text-properties style:font-name="Consolas" style:font-name-complex="Consolas" fo:color="#000000" fo:font-size="9.5pt" style:font-size-asian="9.5pt" style:font-size-complex="9.5pt" fo:language="en" fo:country="US"/>
    </style:style>
    <style:style style:name="T418" style:parent-style-name="DefaultParagraphFont" style:family="text">
      <style:text-properties style:font-name="Consolas" style:font-name-complex="Consolas" fo:color="#0000FF" fo:font-size="9.5pt" style:font-size-asian="9.5pt" style:font-size-complex="9.5pt" fo:language="en" fo:country="US"/>
    </style:style>
    <style:style style:name="T419" style:parent-style-name="DefaultParagraphFont" style:family="text">
      <style:text-properties style:font-name="Consolas" style:font-name-complex="Consolas" fo:color="#000000" fo:font-size="9.5pt" style:font-size-asian="9.5pt" style:font-size-complex="9.5pt" fo:language="en" fo:country="US"/>
    </style:style>
    <style:style style:name="T420" style:parent-style-name="DefaultParagraphFont" style:family="text">
      <style:text-properties style:font-name="Consolas" style:font-name-complex="Consolas" fo:color="#0000FF" fo:font-size="9.5pt" style:font-size-asian="9.5pt" style:font-size-complex="9.5pt" fo:language="en" fo:country="US"/>
    </style:style>
    <style:style style:name="T421" style:parent-style-name="DefaultParagraphFont" style:family="text">
      <style:text-properties style:font-name="Consolas" style:font-name-complex="Consolas" fo:color="#000000" fo:font-size="9.5pt" style:font-size-asian="9.5pt" style:font-size-complex="9.5pt" fo:language="en" fo:country="US"/>
    </style:style>
    <style:style style:name="T422" style:parent-style-name="DefaultParagraphFont" style:family="text">
      <style:text-properties style:font-name="Consolas" style:font-name-complex="Consolas" fo:color="#2B91AF" fo:font-size="9.5pt" style:font-size-asian="9.5pt" style:font-size-complex="9.5pt" fo:language="en" fo:country="US"/>
    </style:style>
    <style:style style:name="P4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24" style:parent-style-name="Normal" style:family="paragraph">
      <style:paragraph-properties style:text-autospace="none" fo:margin-bottom="0in" fo:line-height="100%"/>
    </style:style>
    <style:style style:name="T425" style:parent-style-name="DefaultParagraphFont" style:family="text">
      <style:text-properties style:font-name="Consolas" style:font-name-complex="Consolas" fo:color="#000000" fo:font-size="9.5pt" style:font-size-asian="9.5pt" style:font-size-complex="9.5pt" fo:language="en" fo:country="US"/>
    </style:style>
    <style:style style:name="T426" style:parent-style-name="DefaultParagraphFont" style:family="text">
      <style:text-properties style:font-name="Consolas" style:font-name-complex="Consolas" fo:color="#0000FF" fo:font-size="9.5pt" style:font-size-asian="9.5pt" style:font-size-complex="9.5pt" fo:language="en" fo:country="US"/>
    </style:style>
    <style:style style:name="T427" style:parent-style-name="DefaultParagraphFont" style:family="text">
      <style:text-properties style:font-name="Consolas" style:font-name-complex="Consolas" fo:color="#000000" fo:font-size="9.5pt" style:font-size-asian="9.5pt" style:font-size-complex="9.5pt" fo:language="en" fo:country="US"/>
    </style:style>
    <style:style style:name="T428" style:parent-style-name="DefaultParagraphFont" style:family="text">
      <style:text-properties style:font-name="Consolas" style:font-name-complex="Consolas" fo:color="#0000FF" fo:font-size="9.5pt" style:font-size-asian="9.5pt" style:font-size-complex="9.5pt" fo:language="en" fo:country="US"/>
    </style:style>
    <style:style style:name="T429" style:parent-style-name="DefaultParagraphFont" style:family="text">
      <style:text-properties style:font-name="Consolas" style:font-name-complex="Consolas" fo:color="#000000" fo:font-size="9.5pt" style:font-size-asian="9.5pt" style:font-size-complex="9.5pt" fo:language="en" fo:country="US"/>
    </style:style>
    <style:style style:name="T430" style:parent-style-name="DefaultParagraphFont" style:family="text">
      <style:text-properties style:font-name="Consolas" style:font-name-complex="Consolas" fo:color="#A31515" fo:font-size="9.5pt" style:font-size-asian="9.5pt" style:font-size-complex="9.5pt" fo:language="en" fo:country="US"/>
    </style:style>
    <style:style style:name="T431" style:parent-style-name="DefaultParagraphFont" style:family="text">
      <style:text-properties style:font-name="Consolas" style:font-name-complex="Consolas" fo:color="#000000" fo:font-size="9.5pt" style:font-size-asian="9.5pt" style:font-size-complex="9.5pt" fo:language="en" fo:country="US"/>
    </style:style>
    <style:style style:name="P4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33" style:parent-style-name="Normal" style:family="paragraph">
      <style:paragraph-properties style:text-autospace="none" fo:margin-bottom="0in" fo:line-height="100%"/>
    </style:style>
    <style:style style:name="T434" style:parent-style-name="DefaultParagraphFont" style:family="text">
      <style:text-properties style:font-name="Consolas" style:font-name-complex="Consolas" fo:color="#000000" fo:font-size="9.5pt" style:font-size-asian="9.5pt" style:font-size-complex="9.5pt" fo:language="en" fo:country="US"/>
    </style:style>
    <style:style style:name="T435" style:parent-style-name="DefaultParagraphFont" style:family="text">
      <style:text-properties style:font-name="Consolas" style:font-name-complex="Consolas" fo:color="#0000FF" fo:font-size="9.5pt" style:font-size-asian="9.5pt" style:font-size-complex="9.5pt" fo:language="en" fo:country="US"/>
    </style:style>
    <style:style style:name="T436" style:parent-style-name="DefaultParagraphFont" style:family="text">
      <style:text-properties style:font-name="Consolas" style:font-name-complex="Consolas" fo:color="#000000" fo:font-size="9.5pt" style:font-size-asian="9.5pt" style:font-size-complex="9.5pt" fo:language="en" fo:country="US"/>
    </style:style>
    <style:style style:name="T437" style:parent-style-name="DefaultParagraphFont" style:family="text">
      <style:text-properties style:font-name="Consolas" style:font-name-complex="Consolas" fo:color="#0000FF" fo:font-size="9.5pt" style:font-size-asian="9.5pt" style:font-size-complex="9.5pt" fo:language="en" fo:country="US"/>
    </style:style>
    <style:style style:name="T438" style:parent-style-name="DefaultParagraphFont" style:family="text">
      <style:text-properties style:font-name="Consolas" style:font-name-complex="Consolas" fo:color="#000000" fo:font-size="9.5pt" style:font-size-asian="9.5pt" style:font-size-complex="9.5pt" fo:language="en" fo:country="US"/>
    </style:style>
    <style:style style:name="T439" style:parent-style-name="DefaultParagraphFont" style:family="text">
      <style:text-properties style:font-name="Consolas" style:font-name-complex="Consolas" fo:color="#0000FF" fo:font-size="9.5pt" style:font-size-asian="9.5pt" style:font-size-complex="9.5pt" fo:language="en" fo:country="US"/>
    </style:style>
    <style:style style:name="T440" style:parent-style-name="DefaultParagraphFont" style:family="text">
      <style:text-properties style:font-name="Consolas" style:font-name-complex="Consolas" fo:color="#000000" fo:font-size="9.5pt" style:font-size-asian="9.5pt" style:font-size-complex="9.5pt" fo:language="en" fo:country="US"/>
    </style:style>
    <style:style style:name="P4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42" style:parent-style-name="Normal" style:family="paragraph">
      <style:paragraph-properties style:text-autospace="none" fo:margin-bottom="0in" fo:line-height="100%"/>
    </style:style>
    <style:style style:name="T443" style:parent-style-name="DefaultParagraphFont" style:family="text">
      <style:text-properties style:font-name="Consolas" style:font-name-complex="Consolas" fo:color="#000000" fo:font-size="9.5pt" style:font-size-asian="9.5pt" style:font-size-complex="9.5pt" fo:language="en" fo:country="US"/>
    </style:style>
    <style:style style:name="T444" style:parent-style-name="DefaultParagraphFont" style:family="text">
      <style:text-properties style:font-name="Consolas" style:font-name-complex="Consolas" fo:color="#0000FF" fo:font-size="9.5pt" style:font-size-asian="9.5pt" style:font-size-complex="9.5pt" fo:language="en" fo:country="US"/>
    </style:style>
    <style:style style:name="T445" style:parent-style-name="DefaultParagraphFont" style:family="text">
      <style:text-properties style:font-name="Consolas" style:font-name-complex="Consolas" fo:color="#000000" fo:font-size="9.5pt" style:font-size-asian="9.5pt" style:font-size-complex="9.5pt" fo:language="en" fo:country="US"/>
    </style:style>
    <style:style style:name="T446" style:parent-style-name="DefaultParagraphFont" style:family="text">
      <style:text-properties style:font-name="Consolas" style:font-name-complex="Consolas" fo:color="#0000FF" fo:font-size="9.5pt" style:font-size-asian="9.5pt" style:font-size-complex="9.5pt" fo:language="en" fo:country="US"/>
    </style:style>
    <style:style style:name="T447" style:parent-style-name="DefaultParagraphFont" style:family="text">
      <style:text-properties style:font-name="Consolas" style:font-name-complex="Consolas" fo:color="#000000" fo:font-size="9.5pt" style:font-size-asian="9.5pt" style:font-size-complex="9.5pt" fo:language="en" fo:country="US"/>
    </style:style>
    <style:style style:name="P4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49" style:parent-style-name="Normal" style:family="paragraph">
      <style:paragraph-properties style:text-autospace="none" fo:margin-bottom="0in" fo:line-height="100%"/>
    </style:style>
    <style:style style:name="T450" style:parent-style-name="DefaultParagraphFont" style:family="text">
      <style:text-properties style:font-name="Consolas" style:font-name-complex="Consolas" fo:color="#000000" fo:font-size="9.5pt" style:font-size-asian="9.5pt" style:font-size-complex="9.5pt" fo:language="en" fo:country="US"/>
    </style:style>
    <style:style style:name="T451" style:parent-style-name="DefaultParagraphFont" style:family="text">
      <style:text-properties style:font-name="Consolas" style:font-name-complex="Consolas" fo:color="#0000FF" fo:font-size="9.5pt" style:font-size-asian="9.5pt" style:font-size-complex="9.5pt" fo:language="en" fo:country="US"/>
    </style:style>
    <style:style style:name="T452" style:parent-style-name="DefaultParagraphFont" style:family="text">
      <style:text-properties style:font-name="Consolas" style:font-name-complex="Consolas" fo:color="#000000" fo:font-size="9.5pt" style:font-size-asian="9.5pt" style:font-size-complex="9.5pt" fo:language="en" fo:country="US"/>
    </style:style>
    <style:style style:name="T453" style:parent-style-name="DefaultParagraphFont" style:family="text">
      <style:text-properties style:font-name="Consolas" style:font-name-complex="Consolas" fo:color="#0000FF" fo:font-size="9.5pt" style:font-size-asian="9.5pt" style:font-size-complex="9.5pt" fo:language="en" fo:country="US"/>
    </style:style>
    <style:style style:name="T454" style:parent-style-name="DefaultParagraphFont" style:family="text">
      <style:text-properties style:font-name="Consolas" style:font-name-complex="Consolas" fo:color="#000000" fo:font-size="9.5pt" style:font-size-asian="9.5pt" style:font-size-complex="9.5pt" fo:language="en" fo:country="US"/>
    </style:style>
    <style:style style:name="P4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56" style:parent-style-name="Normal" style:family="paragraph">
      <style:paragraph-properties style:text-autospace="none" fo:margin-bottom="0in" fo:line-height="100%"/>
    </style:style>
    <style:style style:name="T457" style:parent-style-name="DefaultParagraphFont" style:family="text">
      <style:text-properties style:font-name="Consolas" style:font-name-complex="Consolas" fo:color="#000000" fo:font-size="9.5pt" style:font-size-asian="9.5pt" style:font-size-complex="9.5pt" fo:language="en" fo:country="US"/>
    </style:style>
    <style:style style:name="T458" style:parent-style-name="DefaultParagraphFont" style:family="text">
      <style:text-properties style:font-name="Consolas" style:font-name-complex="Consolas" fo:color="#0000FF" fo:font-size="9.5pt" style:font-size-asian="9.5pt" style:font-size-complex="9.5pt" fo:language="en" fo:country="US"/>
    </style:style>
    <style:style style:name="P4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62" style:parent-style-name="Normal" style:family="paragraph">
      <style:paragraph-properties style:text-autospace="none" fo:margin-bottom="0in" fo:line-height="100%"/>
    </style:style>
    <style:style style:name="T463" style:parent-style-name="DefaultParagraphFont" style:family="text">
      <style:text-properties style:font-name="Consolas" style:font-name-complex="Consolas" fo:color="#000000" fo:font-size="9.5pt" style:font-size-asian="9.5pt" style:font-size-complex="9.5pt" fo:language="en" fo:country="US"/>
    </style:style>
    <style:style style:name="T464" style:parent-style-name="DefaultParagraphFont" style:family="text">
      <style:text-properties style:font-name="Consolas" style:font-name-complex="Consolas" fo:color="#0000FF" fo:font-size="9.5pt" style:font-size-asian="9.5pt" style:font-size-complex="9.5pt" fo:language="en" fo:country="US"/>
    </style:style>
    <style:style style:name="T465" style:parent-style-name="DefaultParagraphFont" style:family="text">
      <style:text-properties style:font-name="Consolas" style:font-name-complex="Consolas" fo:color="#000000" fo:font-size="9.5pt" style:font-size-asian="9.5pt" style:font-size-complex="9.5pt" fo:language="en" fo:country="US"/>
    </style:style>
    <style:style style:name="P4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67" style:parent-style-name="Normal" style:family="paragraph">
      <style:paragraph-properties style:text-autospace="none" fo:margin-bottom="0in" fo:line-height="100%"/>
    </style:style>
    <style:style style:name="T468" style:parent-style-name="DefaultParagraphFont" style:family="text">
      <style:text-properties style:font-name="Consolas" style:font-name-complex="Consolas" fo:color="#000000" fo:font-size="9.5pt" style:font-size-asian="9.5pt" style:font-size-complex="9.5pt" fo:language="en" fo:country="US"/>
    </style:style>
    <style:style style:name="T469" style:parent-style-name="DefaultParagraphFont" style:family="text">
      <style:text-properties style:font-name="Consolas" style:font-name-complex="Consolas" fo:color="#A31515" fo:font-size="9.5pt" style:font-size-asian="9.5pt" style:font-size-complex="9.5pt" fo:language="en" fo:country="US"/>
    </style:style>
    <style:style style:name="T470" style:parent-style-name="DefaultParagraphFont" style:family="text">
      <style:text-properties style:font-name="Consolas" style:font-name-complex="Consolas" fo:color="#000000" fo:font-size="9.5pt" style:font-size-asian="9.5pt" style:font-size-complex="9.5pt" fo:language="en" fo:country="US"/>
    </style:style>
    <style:style style:name="P4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73" style:parent-style-name="Normal" style:family="paragraph">
      <style:paragraph-properties style:text-autospace="none" fo:margin-bottom="0in" fo:line-height="100%"/>
    </style:style>
    <style:style style:name="T474" style:parent-style-name="DefaultParagraphFont" style:family="text">
      <style:text-properties style:font-name="Consolas" style:font-name-complex="Consolas" fo:color="#000000" fo:font-size="9.5pt" style:font-size-asian="9.5pt" style:font-size-complex="9.5pt" fo:language="en" fo:country="US"/>
    </style:style>
    <style:style style:name="T475" style:parent-style-name="DefaultParagraphFont" style:family="text">
      <style:text-properties style:font-name="Consolas" style:font-name-complex="Consolas" fo:color="#0000FF" fo:font-size="9.5pt" style:font-size-asian="9.5pt" style:font-size-complex="9.5pt" fo:language="en" fo:country="US"/>
    </style:style>
    <style:style style:name="P4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77" style:parent-style-name="Normal" style:family="paragraph">
      <style:paragraph-properties style:text-autospace="none" fo:margin-bottom="0in" fo:line-height="100%"/>
    </style:style>
    <style:style style:name="T478" style:parent-style-name="DefaultParagraphFont" style:family="text">
      <style:text-properties style:font-name="Consolas" style:font-name-complex="Consolas" fo:color="#000000" fo:font-size="9.5pt" style:font-size-asian="9.5pt" style:font-size-complex="9.5pt" fo:language="en" fo:country="US"/>
    </style:style>
    <style:style style:name="T479" style:parent-style-name="DefaultParagraphFont" style:family="text">
      <style:text-properties style:font-name="Consolas" style:font-name-complex="Consolas" fo:color="#A31515" fo:font-size="9.5pt" style:font-size-asian="9.5pt" style:font-size-complex="9.5pt" fo:language="en" fo:country="US"/>
    </style:style>
    <style:style style:name="T480" style:parent-style-name="DefaultParagraphFont" style:family="text">
      <style:text-properties style:font-name="Consolas" style:font-name-complex="Consolas" fo:color="#000000" fo:font-size="9.5pt" style:font-size-asian="9.5pt" style:font-size-complex="9.5pt" fo:language="en" fo:country="US"/>
    </style:style>
    <style:style style:name="P4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83" style:parent-style-name="Normal" style:family="paragraph">
      <style:paragraph-properties style:text-autospace="none" fo:margin-bottom="0in" fo:line-height="100%"/>
    </style:style>
    <style:style style:name="T484" style:parent-style-name="DefaultParagraphFont" style:family="text">
      <style:text-properties style:font-name="Consolas" style:font-name-complex="Consolas" fo:color="#000000" fo:font-size="9.5pt" style:font-size-asian="9.5pt" style:font-size-complex="9.5pt" fo:language="en" fo:country="US"/>
    </style:style>
    <style:style style:name="T485" style:parent-style-name="DefaultParagraphFont" style:family="text">
      <style:text-properties style:font-name="Consolas" style:font-name-complex="Consolas" fo:color="#0000FF" fo:font-size="9.5pt" style:font-size-asian="9.5pt" style:font-size-complex="9.5pt" fo:language="en" fo:country="US"/>
    </style:style>
    <style:style style:name="T486" style:parent-style-name="DefaultParagraphFont" style:family="text">
      <style:text-properties style:font-name="Consolas" style:font-name-complex="Consolas" fo:color="#000000" fo:font-size="9.5pt" style:font-size-asian="9.5pt" style:font-size-complex="9.5pt" fo:language="en" fo:country="US"/>
    </style:style>
    <style:style style:name="P4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90" style:parent-style-name="Normal" style:family="paragraph">
      <style:paragraph-properties fo:text-align="center"/>
      <style:text-properties fo:font-style="italic" style:font-style-asian="italic"/>
    </style:style>
    <style:style style:name="TableColumn492" style:family="table-column">
      <style:table-column-properties style:column-width="6.1298in"/>
    </style:style>
    <style:style style:name="Table491" style:family="table">
      <style:table-properties style:width="6.1298in" fo:margin-left="0in" table:align="left"/>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96" style:parent-style-name="Normal" style:family="paragraph">
      <style:paragraph-properties style:text-autospace="none" fo:margin-bottom="0in" fo:line-height="100%"/>
    </style:style>
    <style:style style:name="T497" style:parent-style-name="DefaultParagraphFont" style:family="text">
      <style:text-properties style:font-name="Consolas" style:font-name-complex="Consolas" fo:color="#0000FF" fo:font-size="9.5pt" style:font-size-asian="9.5pt" style:font-size-complex="9.5pt" fo:language="en" fo:country="US"/>
    </style:style>
    <style:style style:name="T498" style:parent-style-name="DefaultParagraphFont" style:family="text">
      <style:text-properties style:font-name="Consolas" style:font-name-complex="Consolas" fo:color="#000000" fo:font-size="9.5pt" style:font-size-asian="9.5pt" style:font-size-complex="9.5pt" fo:language="en" fo:country="US"/>
    </style:style>
    <style:style style:name="P4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00" style:parent-style-name="Normal" style:family="paragraph">
      <style:paragraph-properties style:text-autospace="none" fo:margin-bottom="0in" fo:line-height="100%"/>
    </style:style>
    <style:style style:name="T501" style:parent-style-name="DefaultParagraphFont" style:family="text">
      <style:text-properties style:font-name="Consolas" style:font-name-complex="Consolas" fo:color="#000000" fo:font-size="9.5pt" style:font-size-asian="9.5pt" style:font-size-complex="9.5pt" fo:language="en" fo:country="US"/>
    </style:style>
    <style:style style:name="T502" style:parent-style-name="DefaultParagraphFont" style:family="text">
      <style:text-properties style:font-name="Consolas" style:font-name-complex="Consolas" fo:color="#0000FF" fo:font-size="9.5pt" style:font-size-asian="9.5pt" style:font-size-complex="9.5pt" fo:language="en" fo:country="US"/>
    </style:style>
    <style:style style:name="T503" style:parent-style-name="DefaultParagraphFont" style:family="text">
      <style:text-properties style:font-name="Consolas" style:font-name-complex="Consolas" fo:color="#000000" fo:font-size="9.5pt" style:font-size-asian="9.5pt" style:font-size-complex="9.5pt" fo:language="en" fo:country="US"/>
    </style:style>
    <style:style style:name="T504" style:parent-style-name="DefaultParagraphFont" style:family="text">
      <style:text-properties style:font-name="Consolas" style:font-name-complex="Consolas" fo:color="#0000FF" fo:font-size="9.5pt" style:font-size-asian="9.5pt" style:font-size-complex="9.5pt" fo:language="en" fo:country="US"/>
    </style:style>
    <style:style style:name="T505" style:parent-style-name="DefaultParagraphFont" style:family="text">
      <style:text-properties style:font-name="Consolas" style:font-name-complex="Consolas" fo:color="#000000" fo:font-size="9.5pt" style:font-size-asian="9.5pt" style:font-size-complex="9.5pt" fo:language="en" fo:country="US"/>
    </style:style>
    <style:style style:name="T506" style:parent-style-name="DefaultParagraphFont" style:family="text">
      <style:text-properties style:font-name="Consolas" style:font-name-complex="Consolas" fo:color="#0000FF" fo:font-size="9.5pt" style:font-size-asian="9.5pt" style:font-size-complex="9.5pt" fo:language="en" fo:country="US"/>
    </style:style>
    <style:style style:name="T507" style:parent-style-name="DefaultParagraphFont" style:family="text">
      <style:text-properties style:font-name="Consolas" style:font-name-complex="Consolas" fo:color="#000000" fo:font-size="9.5pt" style:font-size-asian="9.5pt" style:font-size-complex="9.5pt" fo:language="en" fo:country="US"/>
    </style:style>
    <style:style style:name="T508" style:parent-style-name="DefaultParagraphFont" style:family="text">
      <style:text-properties style:font-name="Consolas" style:font-name-complex="Consolas" fo:color="#2B91AF" fo:font-size="9.5pt" style:font-size-asian="9.5pt" style:font-size-complex="9.5pt" fo:language="en" fo:country="US"/>
    </style:style>
    <style:style style:name="P5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10" style:parent-style-name="Normal" style:family="paragraph">
      <style:paragraph-properties style:text-autospace="none" fo:margin-bottom="0in" fo:line-height="100%"/>
    </style:style>
    <style:style style:name="T511" style:parent-style-name="DefaultParagraphFont" style:family="text">
      <style:text-properties style:font-name="Consolas" style:font-name-complex="Consolas" fo:color="#000000" fo:font-size="9.5pt" style:font-size-asian="9.5pt" style:font-size-complex="9.5pt" fo:language="en" fo:country="US"/>
    </style:style>
    <style:style style:name="T512" style:parent-style-name="DefaultParagraphFont" style:family="text">
      <style:text-properties style:font-name="Consolas" style:font-name-complex="Consolas" fo:color="#0000FF" fo:font-size="9.5pt" style:font-size-asian="9.5pt" style:font-size-complex="9.5pt" fo:language="en" fo:country="US"/>
    </style:style>
    <style:style style:name="T513" style:parent-style-name="DefaultParagraphFont" style:family="text">
      <style:text-properties style:font-name="Consolas" style:font-name-complex="Consolas" fo:color="#000000" fo:font-size="9.5pt" style:font-size-asian="9.5pt" style:font-size-complex="9.5pt" fo:language="en" fo:country="US"/>
    </style:style>
    <style:style style:name="T514" style:parent-style-name="DefaultParagraphFont" style:family="text">
      <style:text-properties style:font-name="Consolas" style:font-name-complex="Consolas" fo:color="#0000FF" fo:font-size="9.5pt" style:font-size-asian="9.5pt" style:font-size-complex="9.5pt" fo:language="en" fo:country="US"/>
    </style:style>
    <style:style style:name="T515" style:parent-style-name="DefaultParagraphFont" style:family="text">
      <style:text-properties style:font-name="Consolas" style:font-name-complex="Consolas" fo:color="#000000" fo:font-size="9.5pt" style:font-size-asian="9.5pt" style:font-size-complex="9.5pt" fo:language="en" fo:country="US"/>
    </style:style>
    <style:style style:name="T516" style:parent-style-name="DefaultParagraphFont" style:family="text">
      <style:text-properties style:font-name="Consolas" style:font-name-complex="Consolas" fo:color="#A31515" fo:font-size="9.5pt" style:font-size-asian="9.5pt" style:font-size-complex="9.5pt" fo:language="en" fo:country="US"/>
    </style:style>
    <style:style style:name="T517" style:parent-style-name="DefaultParagraphFont" style:family="text">
      <style:text-properties style:font-name="Consolas" style:font-name-complex="Consolas" fo:color="#000000" fo:font-size="9.5pt" style:font-size-asian="9.5pt" style:font-size-complex="9.5pt" fo:language="en" fo:country="US"/>
    </style:style>
    <style:style style:name="P5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19" style:parent-style-name="Normal" style:family="paragraph">
      <style:paragraph-properties style:text-autospace="none" fo:margin-bottom="0in" fo:line-height="100%"/>
    </style:style>
    <style:style style:name="T520" style:parent-style-name="DefaultParagraphFont" style:family="text">
      <style:text-properties style:font-name="Consolas" style:font-name-complex="Consolas" fo:color="#000000" fo:font-size="9.5pt" style:font-size-asian="9.5pt" style:font-size-complex="9.5pt" fo:language="en" fo:country="US"/>
    </style:style>
    <style:style style:name="T521" style:parent-style-name="DefaultParagraphFont" style:family="text">
      <style:text-properties style:font-name="Consolas" style:font-name-complex="Consolas" fo:color="#0000FF" fo:font-size="9.5pt" style:font-size-asian="9.5pt" style:font-size-complex="9.5pt" fo:language="en" fo:country="US"/>
    </style:style>
    <style:style style:name="T522" style:parent-style-name="DefaultParagraphFont" style:family="text">
      <style:text-properties style:font-name="Consolas" style:font-name-complex="Consolas" fo:color="#000000" fo:font-size="9.5pt" style:font-size-asian="9.5pt" style:font-size-complex="9.5pt" fo:language="en" fo:country="US"/>
    </style:style>
    <style:style style:name="T523" style:parent-style-name="DefaultParagraphFont" style:family="text">
      <style:text-properties style:font-name="Consolas" style:font-name-complex="Consolas" fo:color="#0000FF" fo:font-size="9.5pt" style:font-size-asian="9.5pt" style:font-size-complex="9.5pt" fo:language="en" fo:country="US"/>
    </style:style>
    <style:style style:name="T524" style:parent-style-name="DefaultParagraphFont" style:family="text">
      <style:text-properties style:font-name="Consolas" style:font-name-complex="Consolas" fo:color="#000000" fo:font-size="9.5pt" style:font-size-asian="9.5pt" style:font-size-complex="9.5pt" fo:language="en" fo:country="US"/>
    </style:style>
    <style:style style:name="T525" style:parent-style-name="DefaultParagraphFont" style:family="text">
      <style:text-properties style:font-name="Consolas" style:font-name-complex="Consolas" fo:color="#0000FF" fo:font-size="9.5pt" style:font-size-asian="9.5pt" style:font-size-complex="9.5pt" fo:language="en" fo:country="US"/>
    </style:style>
    <style:style style:name="T526" style:parent-style-name="DefaultParagraphFont" style:family="text">
      <style:text-properties style:font-name="Consolas" style:font-name-complex="Consolas" fo:color="#000000" fo:font-size="9.5pt" style:font-size-asian="9.5pt" style:font-size-complex="9.5pt" fo:language="en" fo:country="US"/>
    </style:style>
    <style:style style:name="P5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28" style:parent-style-name="Normal" style:family="paragraph">
      <style:paragraph-properties style:text-autospace="none" fo:margin-bottom="0in" fo:line-height="100%"/>
    </style:style>
    <style:style style:name="T529" style:parent-style-name="DefaultParagraphFont" style:family="text">
      <style:text-properties style:font-name="Consolas" style:font-name-complex="Consolas" fo:color="#000000" fo:font-size="9.5pt" style:font-size-asian="9.5pt" style:font-size-complex="9.5pt" fo:language="en" fo:country="US"/>
    </style:style>
    <style:style style:name="T530" style:parent-style-name="DefaultParagraphFont" style:family="text">
      <style:text-properties style:font-name="Consolas" style:font-name-complex="Consolas" fo:color="#0000FF" fo:font-size="9.5pt" style:font-size-asian="9.5pt" style:font-size-complex="9.5pt" fo:language="en" fo:country="US"/>
    </style:style>
    <style:style style:name="T531" style:parent-style-name="DefaultParagraphFont" style:family="text">
      <style:text-properties style:font-name="Consolas" style:font-name-complex="Consolas" fo:color="#000000" fo:font-size="9.5pt" style:font-size-asian="9.5pt" style:font-size-complex="9.5pt" fo:language="en" fo:country="US"/>
    </style:style>
    <style:style style:name="T532" style:parent-style-name="DefaultParagraphFont" style:family="text">
      <style:text-properties style:font-name="Consolas" style:font-name-complex="Consolas" fo:color="#0000FF" fo:font-size="9.5pt" style:font-size-asian="9.5pt" style:font-size-complex="9.5pt" fo:language="en" fo:country="US"/>
    </style:style>
    <style:style style:name="T533" style:parent-style-name="DefaultParagraphFont" style:family="text">
      <style:text-properties style:font-name="Consolas" style:font-name-complex="Consolas" fo:color="#000000" fo:font-size="9.5pt" style:font-size-asian="9.5pt" style:font-size-complex="9.5pt" fo:language="en" fo:country="US"/>
    </style:style>
    <style:style style:name="P5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35" style:parent-style-name="Normal" style:family="paragraph">
      <style:paragraph-properties style:text-autospace="none" fo:margin-bottom="0in" fo:line-height="100%"/>
    </style:style>
    <style:style style:name="T536" style:parent-style-name="DefaultParagraphFont" style:family="text">
      <style:text-properties style:font-name="Consolas" style:font-name-complex="Consolas" fo:color="#000000" fo:font-size="9.5pt" style:font-size-asian="9.5pt" style:font-size-complex="9.5pt" fo:language="en" fo:country="US"/>
    </style:style>
    <style:style style:name="T537" style:parent-style-name="DefaultParagraphFont" style:family="text">
      <style:text-properties style:font-name="Consolas" style:font-name-complex="Consolas" fo:color="#0000FF" fo:font-size="9.5pt" style:font-size-asian="9.5pt" style:font-size-complex="9.5pt" fo:language="en" fo:country="US"/>
    </style:style>
    <style:style style:name="T538" style:parent-style-name="DefaultParagraphFont" style:family="text">
      <style:text-properties style:font-name="Consolas" style:font-name-complex="Consolas" fo:color="#000000" fo:font-size="9.5pt" style:font-size-asian="9.5pt" style:font-size-complex="9.5pt" fo:language="en" fo:country="US"/>
    </style:style>
    <style:style style:name="T539" style:parent-style-name="DefaultParagraphFont" style:family="text">
      <style:text-properties style:font-name="Consolas" style:font-name-complex="Consolas" fo:color="#0000FF" fo:font-size="9.5pt" style:font-size-asian="9.5pt" style:font-size-complex="9.5pt" fo:language="en" fo:country="US"/>
    </style:style>
    <style:style style:name="T540" style:parent-style-name="DefaultParagraphFont" style:family="text">
      <style:text-properties style:font-name="Consolas" style:font-name-complex="Consolas" fo:color="#000000" fo:font-size="9.5pt" style:font-size-asian="9.5pt" style:font-size-complex="9.5pt" fo:language="en" fo:country="US"/>
    </style:style>
    <style:style style:name="P5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42" style:parent-style-name="Normal" style:family="paragraph">
      <style:paragraph-properties style:text-autospace="none" fo:margin-bottom="0in" fo:line-height="100%"/>
    </style:style>
    <style:style style:name="T543" style:parent-style-name="DefaultParagraphFont" style:family="text">
      <style:text-properties style:font-name="Consolas" style:font-name-complex="Consolas" fo:color="#000000" fo:font-size="9.5pt" style:font-size-asian="9.5pt" style:font-size-complex="9.5pt" fo:language="en" fo:country="US"/>
    </style:style>
    <style:style style:name="T544" style:parent-style-name="DefaultParagraphFont" style:family="text">
      <style:text-properties style:font-name="Consolas" style:font-name-complex="Consolas" fo:color="#0000FF" fo:font-size="9.5pt" style:font-size-asian="9.5pt" style:font-size-complex="9.5pt" fo:language="en" fo:country="US"/>
    </style:style>
    <style:style style:name="P5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48" style:parent-style-name="Normal" style:family="paragraph">
      <style:paragraph-properties style:text-autospace="none" fo:margin-bottom="0in" fo:line-height="100%"/>
    </style:style>
    <style:style style:name="T549" style:parent-style-name="DefaultParagraphFont" style:family="text">
      <style:text-properties style:font-name="Consolas" style:font-name-complex="Consolas" fo:color="#000000" fo:font-size="9.5pt" style:font-size-asian="9.5pt" style:font-size-complex="9.5pt" fo:language="en" fo:country="US"/>
    </style:style>
    <style:style style:name="T550" style:parent-style-name="DefaultParagraphFont" style:family="text">
      <style:text-properties style:font-name="Consolas" style:font-name-complex="Consolas" fo:color="#0000FF" fo:font-size="9.5pt" style:font-size-asian="9.5pt" style:font-size-complex="9.5pt" fo:language="en" fo:country="US"/>
    </style:style>
    <style:style style:name="T551" style:parent-style-name="DefaultParagraphFont" style:family="text">
      <style:text-properties style:font-name="Consolas" style:font-name-complex="Consolas" fo:color="#000000" fo:font-size="9.5pt" style:font-size-asian="9.5pt" style:font-size-complex="9.5pt" fo:language="en" fo:country="US"/>
    </style:style>
    <style:style style:name="P5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53" style:parent-style-name="Normal" style:family="paragraph">
      <style:paragraph-properties style:text-autospace="none" fo:margin-bottom="0in" fo:line-height="100%"/>
    </style:style>
    <style:style style:name="T554" style:parent-style-name="DefaultParagraphFont" style:family="text">
      <style:text-properties style:font-name="Consolas" style:font-name-complex="Consolas" fo:color="#000000" fo:font-size="9.5pt" style:font-size-asian="9.5pt" style:font-size-complex="9.5pt" fo:language="en" fo:country="US"/>
    </style:style>
    <style:style style:name="T555" style:parent-style-name="DefaultParagraphFont" style:family="text">
      <style:text-properties style:font-name="Consolas" style:font-name-complex="Consolas" fo:color="#A31515" fo:font-size="9.5pt" style:font-size-asian="9.5pt" style:font-size-complex="9.5pt" fo:language="en" fo:country="US"/>
    </style:style>
    <style:style style:name="T556" style:parent-style-name="DefaultParagraphFont" style:family="text">
      <style:text-properties style:font-name="Consolas" style:font-name-complex="Consolas" fo:color="#000000" fo:font-size="9.5pt" style:font-size-asian="9.5pt" style:font-size-complex="9.5pt" fo:language="en" fo:country="US"/>
    </style:style>
    <style:style style:name="P5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59" style:parent-style-name="Normal" style:family="paragraph">
      <style:paragraph-properties style:text-autospace="none" fo:margin-bottom="0in" fo:line-height="100%"/>
    </style:style>
    <style:style style:name="T560" style:parent-style-name="DefaultParagraphFont" style:family="text">
      <style:text-properties style:font-name="Consolas" style:font-name-complex="Consolas" fo:color="#000000" fo:font-size="9.5pt" style:font-size-asian="9.5pt" style:font-size-complex="9.5pt" fo:language="en" fo:country="US"/>
    </style:style>
    <style:style style:name="T561" style:parent-style-name="DefaultParagraphFont" style:family="text">
      <style:text-properties style:font-name="Consolas" style:font-name-complex="Consolas" fo:color="#0000FF" fo:font-size="9.5pt" style:font-size-asian="9.5pt" style:font-size-complex="9.5pt" fo:language="en" fo:country="US"/>
    </style:style>
    <style:style style:name="P5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63" style:parent-style-name="Normal" style:family="paragraph">
      <style:paragraph-properties style:text-autospace="none" fo:margin-bottom="0in" fo:line-height="100%"/>
    </style:style>
    <style:style style:name="T564" style:parent-style-name="DefaultParagraphFont" style:family="text">
      <style:text-properties style:font-name="Consolas" style:font-name-complex="Consolas" fo:color="#000000" fo:font-size="9.5pt" style:font-size-asian="9.5pt" style:font-size-complex="9.5pt" fo:language="en" fo:country="US"/>
    </style:style>
    <style:style style:name="T565" style:parent-style-name="DefaultParagraphFont" style:family="text">
      <style:text-properties style:font-name="Consolas" style:font-name-complex="Consolas" fo:color="#A31515" fo:font-size="9.5pt" style:font-size-asian="9.5pt" style:font-size-complex="9.5pt" fo:language="en" fo:country="US"/>
    </style:style>
    <style:style style:name="T566" style:parent-style-name="DefaultParagraphFont" style:family="text">
      <style:text-properties style:font-name="Consolas" style:font-name-complex="Consolas" fo:color="#000000" fo:font-size="9.5pt" style:font-size-asian="9.5pt" style:font-size-complex="9.5pt" fo:language="en" fo:country="US"/>
    </style:style>
    <style:style style:name="P5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69" style:parent-style-name="Normal" style:family="paragraph">
      <style:paragraph-properties style:text-autospace="none" fo:margin-bottom="0in" fo:line-height="100%"/>
    </style:style>
    <style:style style:name="T570" style:parent-style-name="DefaultParagraphFont" style:family="text">
      <style:text-properties style:font-name="Consolas" style:font-name-complex="Consolas" fo:color="#000000" fo:font-size="9.5pt" style:font-size-asian="9.5pt" style:font-size-complex="9.5pt" fo:language="en" fo:country="US"/>
    </style:style>
    <style:style style:name="T571" style:parent-style-name="DefaultParagraphFont" style:family="text">
      <style:text-properties style:font-name="Consolas" style:font-name-complex="Consolas" fo:color="#0000FF" fo:font-size="9.5pt" style:font-size-asian="9.5pt" style:font-size-complex="9.5pt" fo:language="en" fo:country="US"/>
    </style:style>
    <style:style style:name="T572" style:parent-style-name="DefaultParagraphFont" style:family="text">
      <style:text-properties style:font-name="Consolas" style:font-name-complex="Consolas" fo:color="#000000" fo:font-size="9.5pt" style:font-size-asian="9.5pt" style:font-size-complex="9.5pt" fo:language="en" fo:country="US"/>
    </style:style>
    <style:style style:name="P5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77" style:parent-style-name="Normal" style:family="paragraph">
      <style:paragraph-properties fo:text-align="center"/>
      <style:text-properties fo:font-style="italic" style:font-style-asian="italic"/>
    </style:style>
    <style:style style:name="P578" style:parent-style-name="Normal" style:family="paragraph">
      <style:paragraph-properties fo:text-align="center"/>
      <style:text-properties fo:font-style="italic" style:font-style-asian="italic"/>
    </style:style>
    <style:style style:name="P579" style:parent-style-name="Normal" style:family="paragraph">
      <style:paragraph-properties fo:text-align="center"/>
      <style:text-properties fo:font-style="italic" style:font-style-asian="italic"/>
    </style:style>
    <style:style style:name="TableColumn581" style:family="table-column">
      <style:table-column-properties style:column-width="6.1298in"/>
    </style:style>
    <style:style style:name="Table580" style:family="table">
      <style:table-properties style:width="6.1298in" fo:margin-left="0in" table:align="lef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style:text-autospace="none" fo:margin-bottom="0in" fo:line-height="100%"/>
    </style:style>
    <style:style style:name="T585" style:parent-style-name="DefaultParagraphFont" style:family="text">
      <style:text-properties style:font-name="Consolas" style:font-name-complex="Consolas" fo:color="#0000FF" fo:font-size="9.5pt" style:font-size-asian="9.5pt" style:font-size-complex="9.5pt" fo:language="en" fo:country="US"/>
    </style:style>
    <style:style style:name="T586" style:parent-style-name="DefaultParagraphFont" style:family="text">
      <style:text-properties style:font-name="Consolas" style:font-name-complex="Consolas" fo:color="#000000" fo:font-size="9.5pt" style:font-size-asian="9.5pt" style:font-size-complex="9.5pt" fo:language="en" fo:country="US"/>
    </style:style>
    <style:style style:name="T587" style:parent-style-name="DefaultParagraphFont" style:family="text">
      <style:text-properties style:font-name="Consolas" style:font-name-complex="Consolas" fo:color="#0000FF" fo:font-size="9.5pt" style:font-size-asian="9.5pt" style:font-size-complex="9.5pt" fo:language="en" fo:country="US"/>
    </style:style>
    <style:style style:name="T588" style:parent-style-name="DefaultParagraphFont" style:family="text">
      <style:text-properties style:font-name="Consolas" style:font-name-complex="Consolas" fo:color="#000000" fo:font-size="9.5pt" style:font-size-asian="9.5pt" style:font-size-complex="9.5pt" fo:language="en" fo:country="US"/>
    </style:style>
    <style:style style:name="T589" style:parent-style-name="DefaultParagraphFont" style:family="text">
      <style:text-properties style:font-name="Consolas" style:font-name-complex="Consolas" fo:color="#0000FF" fo:font-size="9.5pt" style:font-size-asian="9.5pt" style:font-size-complex="9.5pt" fo:language="en" fo:country="US"/>
    </style:style>
    <style:style style:name="T590" style:parent-style-name="DefaultParagraphFont" style:family="text">
      <style:text-properties style:font-name="Consolas" style:font-name-complex="Consolas" fo:color="#000000" fo:font-size="9.5pt" style:font-size-asian="9.5pt" style:font-size-complex="9.5pt" fo:language="en" fo:country="US"/>
    </style:style>
    <style:style style:name="P5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92" style:parent-style-name="Normal" style:family="paragraph">
      <style:paragraph-properties style:text-autospace="none" fo:margin-bottom="0in" fo:line-height="100%"/>
    </style:style>
    <style:style style:name="T593" style:parent-style-name="DefaultParagraphFont" style:family="text">
      <style:text-properties style:font-name="Consolas" style:font-name-complex="Consolas" fo:color="#000000" fo:font-size="9.5pt" style:font-size-asian="9.5pt" style:font-size-complex="9.5pt" fo:language="en" fo:country="US"/>
    </style:style>
    <style:style style:name="T594" style:parent-style-name="DefaultParagraphFont" style:family="text">
      <style:text-properties style:font-name="Consolas" style:font-name-complex="Consolas" fo:color="#0000FF" fo:font-size="9.5pt" style:font-size-asian="9.5pt" style:font-size-complex="9.5pt" fo:language="en" fo:country="US"/>
    </style:style>
    <style:style style:name="T595" style:parent-style-name="DefaultParagraphFont" style:family="text">
      <style:text-properties style:font-name="Consolas" style:font-name-complex="Consolas" fo:color="#000000" fo:font-size="9.5pt" style:font-size-asian="9.5pt" style:font-size-complex="9.5pt" fo:language="en" fo:country="US"/>
    </style:style>
    <style:style style:name="P5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597" style:parent-style-name="Normal" style:family="paragraph">
      <style:paragraph-properties style:text-autospace="none" fo:margin-bottom="0in" fo:line-height="100%"/>
    </style:style>
    <style:style style:name="T598" style:parent-style-name="DefaultParagraphFont" style:family="text">
      <style:text-properties style:font-name="Consolas" style:font-name-complex="Consolas" fo:color="#000000" fo:font-size="9.5pt" style:font-size-asian="9.5pt" style:font-size-complex="9.5pt" fo:language="en" fo:country="US"/>
    </style:style>
    <style:style style:name="T599" style:parent-style-name="DefaultParagraphFont" style:family="text">
      <style:text-properties style:font-name="Consolas" style:font-name-complex="Consolas" fo:color="#0000FF" fo:font-size="9.5pt" style:font-size-asian="9.5pt" style:font-size-complex="9.5pt" fo:language="en" fo:country="US"/>
    </style:style>
    <style:style style:name="T600" style:parent-style-name="DefaultParagraphFont" style:family="text">
      <style:text-properties style:font-name="Consolas" style:font-name-complex="Consolas" fo:color="#000000" fo:font-size="9.5pt" style:font-size-asian="9.5pt" style:font-size-complex="9.5pt" fo:language="en" fo:country="US"/>
    </style:style>
    <style:style style:name="T601" style:parent-style-name="DefaultParagraphFont" style:family="text">
      <style:text-properties style:font-name="Consolas" style:font-name-complex="Consolas" fo:color="#0000FF" fo:font-size="9.5pt" style:font-size-asian="9.5pt" style:font-size-complex="9.5pt" fo:language="en" fo:country="US"/>
    </style:style>
    <style:style style:name="T602" style:parent-style-name="DefaultParagraphFont" style:family="text">
      <style:text-properties style:font-name="Consolas" style:font-name-complex="Consolas" fo:color="#000000" fo:font-size="9.5pt" style:font-size-asian="9.5pt" style:font-size-complex="9.5pt" fo:language="en" fo:country="US"/>
    </style:style>
    <style:style style:name="P6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04" style:parent-style-name="Normal" style:family="paragraph">
      <style:paragraph-properties style:text-autospace="none" fo:margin-bottom="0in" fo:line-height="100%"/>
    </style:style>
    <style:style style:name="T605" style:parent-style-name="DefaultParagraphFont" style:family="text">
      <style:text-properties style:font-name="Consolas" style:font-name-complex="Consolas" fo:color="#000000" fo:font-size="9.5pt" style:font-size-asian="9.5pt" style:font-size-complex="9.5pt" fo:language="en" fo:country="US"/>
    </style:style>
    <style:style style:name="T606" style:parent-style-name="DefaultParagraphFont" style:family="text">
      <style:text-properties style:font-name="Consolas" style:font-name-complex="Consolas" fo:color="#0000FF" fo:font-size="9.5pt" style:font-size-asian="9.5pt" style:font-size-complex="9.5pt" fo:language="en" fo:country="US"/>
    </style:style>
    <style:style style:name="T607" style:parent-style-name="DefaultParagraphFont" style:family="text">
      <style:text-properties style:font-name="Consolas" style:font-name-complex="Consolas" fo:color="#000000" fo:font-size="9.5pt" style:font-size-asian="9.5pt" style:font-size-complex="9.5pt" fo:language="en" fo:country="US"/>
    </style:style>
    <style:style style:name="T608" style:parent-style-name="DefaultParagraphFont" style:family="text">
      <style:text-properties style:font-name="Consolas" style:font-name-complex="Consolas" fo:color="#0000FF" fo:font-size="9.5pt" style:font-size-asian="9.5pt" style:font-size-complex="9.5pt" fo:language="en" fo:country="US"/>
    </style:style>
    <style:style style:name="T609" style:parent-style-name="DefaultParagraphFont" style:family="text">
      <style:text-properties style:font-name="Consolas" style:font-name-complex="Consolas" fo:color="#000000" fo:font-size="9.5pt" style:font-size-asian="9.5pt" style:font-size-complex="9.5pt" fo:language="en" fo:country="US"/>
    </style:style>
    <style:style style:name="T610" style:parent-style-name="DefaultParagraphFont" style:family="text">
      <style:text-properties style:font-name="Consolas" style:font-name-complex="Consolas" fo:color="#0000FF" fo:font-size="9.5pt" style:font-size-asian="9.5pt" style:font-size-complex="9.5pt" fo:language="en" fo:country="US"/>
    </style:style>
    <style:style style:name="T611" style:parent-style-name="DefaultParagraphFont" style:family="text">
      <style:text-properties style:font-name="Consolas" style:font-name-complex="Consolas" fo:color="#000000" fo:font-size="9.5pt" style:font-size-asian="9.5pt" style:font-size-complex="9.5pt" fo:language="en" fo:country="US"/>
    </style:style>
    <style:style style:name="P6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13" style:parent-style-name="Normal" style:family="paragraph">
      <style:paragraph-properties style:text-autospace="none" fo:margin-bottom="0in" fo:line-height="100%"/>
    </style:style>
    <style:style style:name="T614" style:parent-style-name="DefaultParagraphFont" style:family="text">
      <style:text-properties style:font-name="Consolas" style:font-name-complex="Consolas" fo:color="#000000" fo:font-size="9.5pt" style:font-size-asian="9.5pt" style:font-size-complex="9.5pt" fo:language="en" fo:country="US"/>
    </style:style>
    <style:style style:name="T615" style:parent-style-name="DefaultParagraphFont" style:family="text">
      <style:text-properties style:font-name="Consolas" style:font-name-complex="Consolas" fo:color="#0000FF" fo:font-size="9.5pt" style:font-size-asian="9.5pt" style:font-size-complex="9.5pt" fo:language="en" fo:country="US"/>
    </style:style>
    <style:style style:name="T616" style:parent-style-name="DefaultParagraphFont" style:family="text">
      <style:text-properties style:font-name="Consolas" style:font-name-complex="Consolas" fo:color="#000000" fo:font-size="9.5pt" style:font-size-asian="9.5pt" style:font-size-complex="9.5pt" fo:language="en" fo:country="US"/>
    </style:style>
    <style:style style:name="T617" style:parent-style-name="DefaultParagraphFont" style:family="text">
      <style:text-properties style:font-name="Consolas" style:font-name-complex="Consolas" fo:color="#0000FF" fo:font-size="9.5pt" style:font-size-asian="9.5pt" style:font-size-complex="9.5pt" fo:language="en" fo:country="US"/>
    </style:style>
    <style:style style:name="T618" style:parent-style-name="DefaultParagraphFont" style:family="text">
      <style:text-properties style:font-name="Consolas" style:font-name-complex="Consolas" fo:color="#000000" fo:font-size="9.5pt" style:font-size-asian="9.5pt" style:font-size-complex="9.5pt" fo:language="en" fo:country="US"/>
    </style:style>
    <style:style style:name="P6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4" style:parent-style-name="Normal" style:family="paragraph">
      <style:paragraph-properties style:text-autospace="none" fo:margin-bottom="0in" fo:line-height="100%"/>
    </style:style>
    <style:style style:name="T625" style:parent-style-name="DefaultParagraphFont" style:family="text">
      <style:text-properties style:font-name="Consolas" style:font-name-complex="Consolas" fo:color="#000000" fo:font-size="9.5pt" style:font-size-asian="9.5pt" style:font-size-complex="9.5pt" fo:language="en" fo:country="US"/>
    </style:style>
    <style:style style:name="T626" style:parent-style-name="DefaultParagraphFont" style:family="text">
      <style:text-properties style:font-name="Consolas" style:font-name-complex="Consolas" fo:color="#0000FF" fo:font-size="9.5pt" style:font-size-asian="9.5pt" style:font-size-complex="9.5pt" fo:language="en" fo:country="US"/>
    </style:style>
    <style:style style:name="P6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T630" style:parent-style-name="DefaultParagraphFont" style:family="text">
      <style:text-properties style:font-name="Consolas" style:font-name-complex="Consolas" fo:color="#000000" fo:font-size="9.5pt" style:font-size-asian="9.5pt" style:font-size-complex="9.5pt" fo:language="en" fo:country="US"/>
    </style:style>
    <style:style style:name="P631" style:parent-style-name="Normal" style:family="paragraph">
      <style:paragraph-properties fo:text-align="center"/>
      <style:text-properties fo:font-style="italic" style:font-style-asian="italic"/>
    </style:style>
    <style:style style:name="TableColumn633" style:family="table-column">
      <style:table-column-properties style:column-width="6.1298in"/>
    </style:style>
    <style:style style:name="Table632" style:family="table">
      <style:table-properties style:width="6.1298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text-autospace="none" fo:margin-bottom="0in" fo:line-height="100%"/>
    </style:style>
    <style:style style:name="T637" style:parent-style-name="DefaultParagraphFont" style:family="text">
      <style:text-properties style:font-name="Consolas" style:font-name-complex="Consolas" fo:color="#000000" fo:font-size="9.5pt" style:font-size-asian="9.5pt" style:font-size-complex="9.5pt" fo:language="en" fo:country="US"/>
    </style:style>
    <style:style style:name="T638" style:parent-style-name="DefaultParagraphFont" style:family="text">
      <style:text-properties style:font-name="Consolas" style:font-name-complex="Consolas" fo:color="#0000FF" fo:font-size="9.5pt" style:font-size-asian="9.5pt" style:font-size-complex="9.5pt" fo:language="en" fo:country="US"/>
    </style:style>
    <style:style style:name="T639" style:parent-style-name="DefaultParagraphFont" style:family="text">
      <style:text-properties style:font-name="Consolas" style:font-name-complex="Consolas" fo:color="#000000" fo:font-size="9.5pt" style:font-size-asian="9.5pt" style:font-size-complex="9.5pt" fo:language="en" fo:country="US"/>
    </style:style>
    <style:style style:name="T640" style:parent-style-name="DefaultParagraphFont" style:family="text">
      <style:text-properties style:font-name="Consolas" style:font-name-complex="Consolas" fo:color="#0000FF" fo:font-size="9.5pt" style:font-size-asian="9.5pt" style:font-size-complex="9.5pt" fo:language="en" fo:country="US"/>
    </style:style>
    <style:style style:name="T641" style:parent-style-name="DefaultParagraphFont" style:family="text">
      <style:text-properties style:font-name="Consolas" style:font-name-complex="Consolas" fo:color="#000000" fo:font-size="9.5pt" style:font-size-asian="9.5pt" style:font-size-complex="9.5pt" fo:language="en" fo:country="US"/>
    </style:style>
    <style:style style:name="T642" style:parent-style-name="DefaultParagraphFont" style:family="text">
      <style:text-properties style:font-name="Consolas" style:font-name-complex="Consolas" fo:color="#0000FF" fo:font-size="9.5pt" style:font-size-asian="9.5pt" style:font-size-complex="9.5pt" fo:language="en" fo:country="US"/>
    </style:style>
    <style:style style:name="T643" style:parent-style-name="DefaultParagraphFont" style:family="text">
      <style:text-properties style:font-name="Consolas" style:font-name-complex="Consolas" fo:color="#000000" fo:font-size="9.5pt" style:font-size-asian="9.5pt" style:font-size-complex="9.5pt" fo:language="en" fo:country="US"/>
    </style:style>
    <style:style style:name="P6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45" style:parent-style-name="Normal" style:family="paragraph">
      <style:paragraph-properties style:text-autospace="none" fo:margin-bottom="0in" fo:line-height="100%"/>
    </style:style>
    <style:style style:name="T646" style:parent-style-name="DefaultParagraphFont" style:family="text">
      <style:text-properties style:font-name="Consolas" style:font-name-complex="Consolas" fo:color="#000000" fo:font-size="9.5pt" style:font-size-asian="9.5pt" style:font-size-complex="9.5pt" fo:language="en" fo:country="US"/>
    </style:style>
    <style:style style:name="T647" style:parent-style-name="DefaultParagraphFont" style:family="text">
      <style:text-properties style:font-name="Consolas" style:font-name-complex="Consolas" fo:color="#0000FF" fo:font-size="9.5pt" style:font-size-asian="9.5pt" style:font-size-complex="9.5pt" fo:language="en" fo:country="US"/>
    </style:style>
    <style:style style:name="T648" style:parent-style-name="DefaultParagraphFont" style:family="text">
      <style:text-properties style:font-name="Consolas" style:font-name-complex="Consolas" fo:color="#000000" fo:font-size="9.5pt" style:font-size-asian="9.5pt" style:font-size-complex="9.5pt" fo:language="en" fo:country="US"/>
    </style:style>
    <style:style style:name="P6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50" style:parent-style-name="Normal" style:family="paragraph">
      <style:paragraph-properties style:text-autospace="none" fo:margin-bottom="0in" fo:line-height="100%"/>
    </style:style>
    <style:style style:name="T651" style:parent-style-name="DefaultParagraphFont" style:family="text">
      <style:text-properties style:font-name="Consolas" style:font-name-complex="Consolas" fo:color="#000000" fo:font-size="9.5pt" style:font-size-asian="9.5pt" style:font-size-complex="9.5pt" fo:language="en" fo:country="US"/>
    </style:style>
    <style:style style:name="T652" style:parent-style-name="DefaultParagraphFont" style:family="text">
      <style:text-properties style:font-name="Consolas" style:font-name-complex="Consolas" fo:color="#0000FF" fo:font-size="9.5pt" style:font-size-asian="9.5pt" style:font-size-complex="9.5pt" fo:language="en" fo:country="US"/>
    </style:style>
    <style:style style:name="T653" style:parent-style-name="DefaultParagraphFont" style:family="text">
      <style:text-properties style:font-name="Consolas" style:font-name-complex="Consolas" fo:color="#000000" fo:font-size="9.5pt" style:font-size-asian="9.5pt" style:font-size-complex="9.5pt" fo:language="en" fo:country="US"/>
    </style:style>
    <style:style style:name="T654" style:parent-style-name="DefaultParagraphFont" style:family="text">
      <style:text-properties style:font-name="Consolas" style:font-name-complex="Consolas" fo:color="#0000FF" fo:font-size="9.5pt" style:font-size-asian="9.5pt" style:font-size-complex="9.5pt" fo:language="en" fo:country="US"/>
    </style:style>
    <style:style style:name="T655" style:parent-style-name="DefaultParagraphFont" style:family="text">
      <style:text-properties style:font-name="Consolas" style:font-name-complex="Consolas" fo:color="#000000" fo:font-size="9.5pt" style:font-size-asian="9.5pt" style:font-size-complex="9.5pt" fo:language="en" fo:country="US"/>
    </style:style>
    <style:style style:name="P6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57" style:parent-style-name="Normal" style:family="paragraph">
      <style:paragraph-properties style:text-autospace="none" fo:margin-bottom="0in" fo:line-height="100%"/>
    </style:style>
    <style:style style:name="T658" style:parent-style-name="DefaultParagraphFont" style:family="text">
      <style:text-properties style:font-name="Consolas" style:font-name-complex="Consolas" fo:color="#000000" fo:font-size="9.5pt" style:font-size-asian="9.5pt" style:font-size-complex="9.5pt" fo:language="en" fo:country="US"/>
    </style:style>
    <style:style style:name="T659" style:parent-style-name="DefaultParagraphFont" style:family="text">
      <style:text-properties style:font-name="Consolas" style:font-name-complex="Consolas" fo:color="#0000FF" fo:font-size="9.5pt" style:font-size-asian="9.5pt" style:font-size-complex="9.5pt" fo:language="en" fo:country="US"/>
    </style:style>
    <style:style style:name="T660" style:parent-style-name="DefaultParagraphFont" style:family="text">
      <style:text-properties style:font-name="Consolas" style:font-name-complex="Consolas" fo:color="#000000" fo:font-size="9.5pt" style:font-size-asian="9.5pt" style:font-size-complex="9.5pt" fo:language="en" fo:country="US"/>
    </style:style>
    <style:style style:name="T661" style:parent-style-name="DefaultParagraphFont" style:family="text">
      <style:text-properties style:font-name="Consolas" style:font-name-complex="Consolas" fo:color="#0000FF" fo:font-size="9.5pt" style:font-size-asian="9.5pt" style:font-size-complex="9.5pt" fo:language="en" fo:country="US"/>
    </style:style>
    <style:style style:name="T662" style:parent-style-name="DefaultParagraphFont" style:family="text">
      <style:text-properties style:font-name="Consolas" style:font-name-complex="Consolas" fo:color="#000000" fo:font-size="9.5pt" style:font-size-asian="9.5pt" style:font-size-complex="9.5pt" fo:language="en" fo:country="US"/>
    </style:style>
    <style:style style:name="T663" style:parent-style-name="DefaultParagraphFont" style:family="text">
      <style:text-properties style:font-name="Consolas" style:font-name-complex="Consolas" fo:color="#0000FF" fo:font-size="9.5pt" style:font-size-asian="9.5pt" style:font-size-complex="9.5pt" fo:language="en" fo:country="US"/>
    </style:style>
    <style:style style:name="T664" style:parent-style-name="DefaultParagraphFont" style:family="text">
      <style:text-properties style:font-name="Consolas" style:font-name-complex="Consolas" fo:color="#000000" fo:font-size="9.5pt" style:font-size-asian="9.5pt" style:font-size-complex="9.5pt" fo:language="en" fo:country="US"/>
    </style:style>
    <style:style style:name="P6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66" style:parent-style-name="Normal" style:family="paragraph">
      <style:paragraph-properties style:text-autospace="none" fo:margin-bottom="0in" fo:line-height="100%"/>
    </style:style>
    <style:style style:name="T667" style:parent-style-name="DefaultParagraphFont" style:family="text">
      <style:text-properties style:font-name="Consolas" style:font-name-complex="Consolas" fo:color="#000000" fo:font-size="9.5pt" style:font-size-asian="9.5pt" style:font-size-complex="9.5pt" fo:language="en" fo:country="US"/>
    </style:style>
    <style:style style:name="T668" style:parent-style-name="DefaultParagraphFont" style:family="text">
      <style:text-properties style:font-name="Consolas" style:font-name-complex="Consolas" fo:color="#0000FF" fo:font-size="9.5pt" style:font-size-asian="9.5pt" style:font-size-complex="9.5pt" fo:language="en" fo:country="US"/>
    </style:style>
    <style:style style:name="T669" style:parent-style-name="DefaultParagraphFont" style:family="text">
      <style:text-properties style:font-name="Consolas" style:font-name-complex="Consolas" fo:color="#000000" fo:font-size="9.5pt" style:font-size-asian="9.5pt" style:font-size-complex="9.5pt" fo:language="en" fo:country="US"/>
    </style:style>
    <style:style style:name="T670" style:parent-style-name="DefaultParagraphFont" style:family="text">
      <style:text-properties style:font-name="Consolas" style:font-name-complex="Consolas" fo:color="#0000FF" fo:font-size="9.5pt" style:font-size-asian="9.5pt" style:font-size-complex="9.5pt" fo:language="en" fo:country="US"/>
    </style:style>
    <style:style style:name="T671" style:parent-style-name="DefaultParagraphFont" style:family="text">
      <style:text-properties style:font-name="Consolas" style:font-name-complex="Consolas" fo:color="#000000" fo:font-size="9.5pt" style:font-size-asian="9.5pt" style:font-size-complex="9.5pt" fo:language="en" fo:country="US"/>
    </style:style>
    <style:style style:name="P6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77" style:parent-style-name="Normal" style:family="paragraph">
      <style:paragraph-properties style:text-autospace="none" fo:margin-bottom="0in" fo:line-height="100%"/>
    </style:style>
    <style:style style:name="T678" style:parent-style-name="DefaultParagraphFont" style:family="text">
      <style:text-properties style:font-name="Consolas" style:font-name-complex="Consolas" fo:color="#000000" fo:font-size="9.5pt" style:font-size-asian="9.5pt" style:font-size-complex="9.5pt" fo:language="en" fo:country="US"/>
    </style:style>
    <style:style style:name="T679" style:parent-style-name="DefaultParagraphFont" style:family="text">
      <style:text-properties style:font-name="Consolas" style:font-name-complex="Consolas" fo:color="#0000FF" fo:font-size="9.5pt" style:font-size-asian="9.5pt" style:font-size-complex="9.5pt" fo:language="en" fo:country="US"/>
    </style:style>
    <style:style style:name="P6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84" style:parent-style-name="Normal" style:family="paragraph">
      <style:paragraph-properties fo:text-align="center"/>
      <style:text-properties fo:font-style="italic" style:font-style-asian="italic"/>
    </style:style>
    <style:style style:name="P685" style:parent-style-name="Normal" style:family="paragraph">
      <style:paragraph-properties fo:text-align="center"/>
      <style:text-properties fo:font-style="italic" style:font-style-asian="italic"/>
    </style:style>
    <style:style style:name="P686" style:parent-style-name="Heading3" style:family="paragraph"/>
    <style:style style:name="TableColumn688" style:family="table-column">
      <style:table-column-properties style:column-width="6.1298in"/>
    </style:style>
    <style:style style:name="Table687" style:family="table">
      <style:table-properties style:width="6.1298in" fo:margin-left="0in" table:align="left"/>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style:text-autospace="none" fo:margin-bottom="0in" fo:line-height="100%"/>
    </style:style>
    <style:style style:name="T692" style:parent-style-name="DefaultParagraphFont" style:family="text">
      <style:text-properties style:font-name="Consolas" style:font-name-complex="Consolas" fo:color="#0000FF" fo:font-size="9.5pt" style:font-size-asian="9.5pt" style:font-size-complex="9.5pt" fo:language="en" fo:country="US"/>
    </style:style>
    <style:style style:name="T693" style:parent-style-name="DefaultParagraphFont" style:family="text">
      <style:text-properties style:font-name="Consolas" style:font-name-complex="Consolas" fo:color="#000000" fo:font-size="9.5pt" style:font-size-asian="9.5pt" style:font-size-complex="9.5pt" fo:language="en" fo:country="US"/>
    </style:style>
    <style:style style:name="T694" style:parent-style-name="DefaultParagraphFont" style:family="text">
      <style:text-properties style:font-name="Consolas" style:font-name-complex="Consolas" fo:color="#0000FF" fo:font-size="9.5pt" style:font-size-asian="9.5pt" style:font-size-complex="9.5pt" fo:language="en" fo:country="US"/>
    </style:style>
    <style:style style:name="T695" style:parent-style-name="DefaultParagraphFont" style:family="text">
      <style:text-properties style:font-name="Consolas" style:font-name-complex="Consolas" fo:color="#000000" fo:font-size="9.5pt" style:font-size-asian="9.5pt" style:font-size-complex="9.5pt" fo:language="en" fo:country="US"/>
    </style:style>
    <style:style style:name="P6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697" style:parent-style-name="Normal" style:family="paragraph">
      <style:paragraph-properties style:text-autospace="none" fo:margin-bottom="0in" fo:line-height="100%"/>
    </style:style>
    <style:style style:name="T698" style:parent-style-name="DefaultParagraphFont" style:family="text">
      <style:text-properties style:font-name="Consolas" style:font-name-complex="Consolas" fo:color="#000000" fo:font-size="9.5pt" style:font-size-asian="9.5pt" style:font-size-complex="9.5pt" fo:language="en" fo:country="US"/>
    </style:style>
    <style:style style:name="T699" style:parent-style-name="DefaultParagraphFont" style:family="text">
      <style:text-properties style:font-name="Consolas" style:font-name-complex="Consolas" fo:color="#0000FF" fo:font-size="9.5pt" style:font-size-asian="9.5pt" style:font-size-complex="9.5pt" fo:language="en" fo:country="US"/>
    </style:style>
    <style:style style:name="T700" style:parent-style-name="DefaultParagraphFont" style:family="text">
      <style:text-properties style:font-name="Consolas" style:font-name-complex="Consolas" fo:color="#000000" fo:font-size="9.5pt" style:font-size-asian="9.5pt" style:font-size-complex="9.5pt" fo:language="en" fo:country="US"/>
    </style:style>
    <style:style style:name="P701" style:parent-style-name="Normal" style:family="paragraph">
      <style:paragraph-properties style:text-autospace="none" fo:margin-bottom="0in" fo:line-height="100%"/>
    </style:style>
    <style:style style:name="T702" style:parent-style-name="DefaultParagraphFont" style:family="text">
      <style:text-properties style:font-name="Consolas" style:font-name-complex="Consolas" fo:color="#000000" fo:font-size="9.5pt" style:font-size-asian="9.5pt" style:font-size-complex="9.5pt" fo:language="en" fo:country="US"/>
    </style:style>
    <style:style style:name="T703" style:parent-style-name="DefaultParagraphFont" style:family="text">
      <style:text-properties style:font-name="Consolas" style:font-name-complex="Consolas" fo:color="#A31515" fo:font-size="9.5pt" style:font-size-asian="9.5pt" style:font-size-complex="9.5pt" fo:language="en" fo:country="US"/>
    </style:style>
    <style:style style:name="T704" style:parent-style-name="DefaultParagraphFont" style:family="text">
      <style:text-properties style:font-name="Consolas" style:font-name-complex="Consolas" fo:color="#000000" fo:font-size="9.5pt" style:font-size-asian="9.5pt" style:font-size-complex="9.5pt" fo:language="en" fo:country="US"/>
    </style:style>
    <style:style style:name="T705" style:parent-style-name="DefaultParagraphFont" style:family="text">
      <style:text-properties style:font-name="Consolas" style:font-name-complex="Consolas" fo:color="#000000" fo:font-size="9.5pt" style:font-size-asian="9.5pt" style:font-size-complex="9.5pt" fo:language="en" fo:country="US"/>
    </style:style>
    <style:style style:name="P706" style:parent-style-name="Normal" style:family="paragraph">
      <style:paragraph-properties fo:text-align="center"/>
      <style:text-properties fo:font-style="italic" style:font-style-asian="italic"/>
    </style:style>
    <style:style style:name="P707" style:parent-style-name="Heading3" style:family="paragraph"/>
    <style:style style:name="TableColumn709" style:family="table-column">
      <style:table-column-properties style:column-width="6.1298in"/>
    </style:style>
    <style:style style:name="Table708" style:family="table">
      <style:table-properties style:width="6.1298in" fo:margin-left="0in" table:align="left"/>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style:text-autospace="none" fo:margin-bottom="0in" fo:line-height="100%"/>
    </style:style>
    <style:style style:name="T713" style:parent-style-name="DefaultParagraphFont" style:family="text">
      <style:text-properties style:font-name="Consolas" style:font-name-complex="Consolas" fo:color="#000000" fo:font-size="9.5pt" style:font-size-asian="9.5pt" style:font-size-complex="9.5pt" fo:language="en" fo:country="US"/>
    </style:style>
    <style:style style:name="T714" style:parent-style-name="DefaultParagraphFont" style:family="text">
      <style:text-properties style:font-name="Consolas" style:font-name-complex="Consolas" fo:color="#0000FF" fo:font-size="9.5pt" style:font-size-asian="9.5pt" style:font-size-complex="9.5pt" fo:language="en" fo:country="US"/>
    </style:style>
    <style:style style:name="T715" style:parent-style-name="DefaultParagraphFont" style:family="text">
      <style:text-properties style:font-name="Consolas" style:font-name-complex="Consolas" fo:color="#000000" fo:font-size="9.5pt" style:font-size-asian="9.5pt" style:font-size-complex="9.5pt" fo:language="en" fo:country="US"/>
    </style:style>
    <style:style style:name="T716" style:parent-style-name="DefaultParagraphFont" style:family="text">
      <style:text-properties style:font-name="Consolas" style:font-name-complex="Consolas" fo:color="#0000FF" fo:font-size="9.5pt" style:font-size-asian="9.5pt" style:font-size-complex="9.5pt" fo:language="en" fo:country="US"/>
    </style:style>
    <style:style style:name="T717" style:parent-style-name="DefaultParagraphFont" style:family="text">
      <style:text-properties style:font-name="Consolas" style:font-name-complex="Consolas" fo:color="#000000" fo:font-size="9.5pt" style:font-size-asian="9.5pt" style:font-size-complex="9.5pt" fo:language="en" fo:country="US"/>
    </style:style>
    <style:style style:name="T718" style:parent-style-name="DefaultParagraphFont" style:family="text">
      <style:text-properties style:font-name="Consolas" style:font-name-complex="Consolas" fo:color="#0000FF" fo:font-size="9.5pt" style:font-size-asian="9.5pt" style:font-size-complex="9.5pt" fo:language="en" fo:country="US"/>
    </style:style>
    <style:style style:name="T719" style:parent-style-name="DefaultParagraphFont" style:family="text">
      <style:text-properties style:font-name="Consolas" style:font-name-complex="Consolas" fo:color="#000000" fo:font-size="9.5pt" style:font-size-asian="9.5pt" style:font-size-complex="9.5pt" fo:language="en" fo:country="US"/>
    </style:style>
    <style:style style:name="P7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21" style:parent-style-name="Normal" style:family="paragraph">
      <style:paragraph-properties style:text-autospace="none" fo:margin-bottom="0in" fo:line-height="100%"/>
    </style:style>
    <style:style style:name="T722" style:parent-style-name="DefaultParagraphFont" style:family="text">
      <style:text-properties style:font-name="Consolas" style:font-name-complex="Consolas" fo:color="#000000" fo:font-size="9.5pt" style:font-size-asian="9.5pt" style:font-size-complex="9.5pt" fo:language="en" fo:country="US"/>
    </style:style>
    <style:style style:name="T723" style:parent-style-name="DefaultParagraphFont" style:family="text">
      <style:text-properties style:font-name="Consolas" style:font-name-complex="Consolas" fo:color="#0000FF" fo:font-size="9.5pt" style:font-size-asian="9.5pt" style:font-size-complex="9.5pt" fo:language="en" fo:country="US"/>
    </style:style>
    <style:style style:name="T724" style:parent-style-name="DefaultParagraphFont" style:family="text">
      <style:text-properties style:font-name="Consolas" style:font-name-complex="Consolas" fo:color="#000000" fo:font-size="9.5pt" style:font-size-asian="9.5pt" style:font-size-complex="9.5pt" fo:language="en" fo:country="US"/>
    </style:style>
    <style:style style:name="T725" style:parent-style-name="DefaultParagraphFont" style:family="text">
      <style:text-properties style:font-name="Consolas" style:font-name-complex="Consolas" fo:color="#0000FF" fo:font-size="9.5pt" style:font-size-asian="9.5pt" style:font-size-complex="9.5pt" fo:language="en" fo:country="US"/>
    </style:style>
    <style:style style:name="T726" style:parent-style-name="DefaultParagraphFont" style:family="text">
      <style:text-properties style:font-name="Consolas" style:font-name-complex="Consolas" fo:color="#000000" fo:font-size="9.5pt" style:font-size-asian="9.5pt" style:font-size-complex="9.5pt" fo:language="en" fo:country="US"/>
    </style:style>
    <style:style style:name="P7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28" style:parent-style-name="Normal" style:family="paragraph">
      <style:paragraph-properties style:text-autospace="none" fo:margin-bottom="0in" fo:line-height="100%"/>
    </style:style>
    <style:style style:name="T729" style:parent-style-name="DefaultParagraphFont" style:family="text">
      <style:text-properties style:font-name="Consolas" style:font-name-complex="Consolas" fo:color="#000000" fo:font-size="9.5pt" style:font-size-asian="9.5pt" style:font-size-complex="9.5pt" fo:language="en" fo:country="US"/>
    </style:style>
    <style:style style:name="T730" style:parent-style-name="DefaultParagraphFont" style:family="text">
      <style:text-properties style:font-name="Consolas" style:font-name-complex="Consolas" fo:color="#A31515" fo:font-size="9.5pt" style:font-size-asian="9.5pt" style:font-size-complex="9.5pt" fo:language="en" fo:country="US"/>
    </style:style>
    <style:style style:name="T731" style:parent-style-name="DefaultParagraphFont" style:family="text">
      <style:text-properties style:font-name="Consolas" style:font-name-complex="Consolas" fo:color="#000000" fo:font-size="9.5pt" style:font-size-asian="9.5pt" style:font-size-complex="9.5pt" fo:language="en" fo:country="US"/>
    </style:style>
    <style:style style:name="P732" style:parent-style-name="Normal" style:family="paragraph">
      <style:paragraph-properties style:text-autospace="none" fo:margin-bottom="0in" fo:line-height="100%"/>
    </style:style>
    <style:style style:name="T733" style:parent-style-name="DefaultParagraphFont" style:family="text">
      <style:text-properties style:font-name="Consolas" style:font-name-complex="Consolas" fo:color="#000000" fo:font-size="9.5pt" style:font-size-asian="9.5pt" style:font-size-complex="9.5pt" fo:language="en" fo:country="US"/>
    </style:style>
    <style:style style:name="T734" style:parent-style-name="DefaultParagraphFont" style:family="text">
      <style:text-properties style:font-name="Consolas" style:font-name-complex="Consolas" fo:color="#0000FF" fo:font-size="9.5pt" style:font-size-asian="9.5pt" style:font-size-complex="9.5pt" fo:language="en" fo:country="US"/>
    </style:style>
    <style:style style:name="T735" style:parent-style-name="DefaultParagraphFont" style:family="text">
      <style:text-properties style:font-name="Consolas" style:font-name-complex="Consolas" fo:color="#000000" fo:font-size="9.5pt" style:font-size-asian="9.5pt" style:font-size-complex="9.5pt" fo:language="en" fo:country="US"/>
    </style:style>
    <style:style style:name="P7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38" style:parent-style-name="Normal" style:family="paragraph">
      <style:paragraph-properties style:text-autospace="none" fo:margin-bottom="0in" fo:line-height="100%"/>
    </style:style>
    <style:style style:name="T739" style:parent-style-name="DefaultParagraphFont" style:family="text">
      <style:text-properties style:font-name="Consolas" style:font-name-complex="Consolas" fo:color="#000000" fo:font-size="9.5pt" style:font-size-asian="9.5pt" style:font-size-complex="9.5pt" fo:language="en" fo:country="US"/>
    </style:style>
    <style:style style:name="T740" style:parent-style-name="DefaultParagraphFont" style:family="text">
      <style:text-properties style:font-name="Consolas" style:font-name-complex="Consolas" fo:color="#0000FF" fo:font-size="9.5pt" style:font-size-asian="9.5pt" style:font-size-complex="9.5pt" fo:language="en" fo:country="US"/>
    </style:style>
    <style:style style:name="T741" style:parent-style-name="DefaultParagraphFont" style:family="text">
      <style:text-properties style:font-name="Consolas" style:font-name-complex="Consolas" fo:color="#000000" fo:font-size="9.5pt" style:font-size-asian="9.5pt" style:font-size-complex="9.5pt" fo:language="en" fo:country="US"/>
    </style:style>
    <style:style style:name="T742" style:parent-style-name="DefaultParagraphFont" style:family="text">
      <style:text-properties style:font-name="Consolas" style:font-name-complex="Consolas" fo:color="#0000FF" fo:font-size="9.5pt" style:font-size-asian="9.5pt" style:font-size-complex="9.5pt" fo:language="en" fo:country="US"/>
    </style:style>
    <style:style style:name="T743" style:parent-style-name="DefaultParagraphFont" style:family="text">
      <style:text-properties style:font-name="Consolas" style:font-name-complex="Consolas" fo:color="#000000" fo:font-size="9.5pt" style:font-size-asian="9.5pt" style:font-size-complex="9.5pt" fo:language="en" fo:country="US"/>
    </style:style>
    <style:style style:name="P7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45" style:parent-style-name="Normal" style:family="paragraph">
      <style:paragraph-properties style:text-autospace="none" fo:margin-bottom="0in" fo:line-height="100%"/>
    </style:style>
    <style:style style:name="T746" style:parent-style-name="DefaultParagraphFont" style:family="text">
      <style:text-properties style:font-name="Consolas" style:font-name-complex="Consolas" fo:color="#000000" fo:font-size="9.5pt" style:font-size-asian="9.5pt" style:font-size-complex="9.5pt" fo:language="en" fo:country="US"/>
    </style:style>
    <style:style style:name="T747" style:parent-style-name="DefaultParagraphFont" style:family="text">
      <style:text-properties style:font-name="Consolas" style:font-name-complex="Consolas" fo:color="#A31515" fo:font-size="9.5pt" style:font-size-asian="9.5pt" style:font-size-complex="9.5pt" fo:language="en" fo:country="US"/>
    </style:style>
    <style:style style:name="T748" style:parent-style-name="DefaultParagraphFont" style:family="text">
      <style:text-properties style:font-name="Consolas" style:font-name-complex="Consolas" fo:color="#000000" fo:font-size="9.5pt" style:font-size-asian="9.5pt" style:font-size-complex="9.5pt" fo:language="en" fo:country="US"/>
    </style:style>
    <style:style style:name="P7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51" style:parent-style-name="Normal" style:family="paragraph">
      <style:paragraph-properties style:text-autospace="none" fo:margin-bottom="0in" fo:line-height="100%"/>
    </style:style>
    <style:style style:name="T752" style:parent-style-name="DefaultParagraphFont" style:family="text">
      <style:text-properties style:font-name="Consolas" style:font-name-complex="Consolas" fo:color="#000000" fo:font-size="9.5pt" style:font-size-asian="9.5pt" style:font-size-complex="9.5pt" fo:language="en" fo:country="US"/>
    </style:style>
    <style:style style:name="T753" style:parent-style-name="DefaultParagraphFont" style:family="text">
      <style:text-properties style:font-name="Consolas" style:font-name-complex="Consolas" fo:color="#0000FF" fo:font-size="9.5pt" style:font-size-asian="9.5pt" style:font-size-complex="9.5pt" fo:language="en" fo:country="US"/>
    </style:style>
    <style:style style:name="T754" style:parent-style-name="DefaultParagraphFont" style:family="text">
      <style:text-properties style:font-name="Consolas" style:font-name-complex="Consolas" fo:color="#000000" fo:font-size="9.5pt" style:font-size-asian="9.5pt" style:font-size-complex="9.5pt" fo:language="en" fo:country="US"/>
    </style:style>
    <style:style style:name="T755" style:parent-style-name="DefaultParagraphFont" style:family="text">
      <style:text-properties style:font-name="Consolas" style:font-name-complex="Consolas" fo:color="#0000FF" fo:font-size="9.5pt" style:font-size-asian="9.5pt" style:font-size-complex="9.5pt" fo:language="en" fo:country="US"/>
    </style:style>
    <style:style style:name="T756" style:parent-style-name="DefaultParagraphFont" style:family="text">
      <style:text-properties style:font-name="Consolas" style:font-name-complex="Consolas" fo:color="#000000" fo:font-size="9.5pt" style:font-size-asian="9.5pt" style:font-size-complex="9.5pt" fo:language="en" fo:country="US"/>
    </style:style>
    <style:style style:name="P7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58" style:parent-style-name="Normal" style:family="paragraph">
      <style:paragraph-properties style:text-autospace="none" fo:margin-bottom="0in" fo:line-height="100%"/>
    </style:style>
    <style:style style:name="T759" style:parent-style-name="DefaultParagraphFont" style:family="text">
      <style:text-properties style:font-name="Consolas" style:font-name-complex="Consolas" fo:color="#000000" fo:font-size="9.5pt" style:font-size-asian="9.5pt" style:font-size-complex="9.5pt" fo:language="en" fo:country="US"/>
    </style:style>
    <style:style style:name="T760" style:parent-style-name="DefaultParagraphFont" style:family="text">
      <style:text-properties style:font-name="Consolas" style:font-name-complex="Consolas" fo:color="#0000FF" fo:font-size="9.5pt" style:font-size-asian="9.5pt" style:font-size-complex="9.5pt" fo:language="en" fo:country="US"/>
    </style:style>
    <style:style style:name="T761" style:parent-style-name="DefaultParagraphFont" style:family="text">
      <style:text-properties style:font-name="Consolas" style:font-name-complex="Consolas" fo:color="#000000" fo:font-size="9.5pt" style:font-size-asian="9.5pt" style:font-size-complex="9.5pt" fo:language="en" fo:country="US"/>
    </style:style>
    <style:style style:name="T762" style:parent-style-name="DefaultParagraphFont" style:family="text">
      <style:text-properties style:font-name="Consolas" style:font-name-complex="Consolas" fo:color="#0000FF" fo:font-size="9.5pt" style:font-size-asian="9.5pt" style:font-size-complex="9.5pt" fo:language="en" fo:country="US"/>
    </style:style>
    <style:style style:name="T763" style:parent-style-name="DefaultParagraphFont" style:family="text">
      <style:text-properties style:font-name="Consolas" style:font-name-complex="Consolas" fo:color="#000000" fo:font-size="9.5pt" style:font-size-asian="9.5pt" style:font-size-complex="9.5pt" fo:language="en" fo:country="US"/>
    </style:style>
    <style:style style:name="P7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65" style:parent-style-name="Normal" style:family="paragraph">
      <style:paragraph-properties style:text-autospace="none" fo:margin-bottom="0in" fo:line-height="100%"/>
    </style:style>
    <style:style style:name="T766" style:parent-style-name="DefaultParagraphFont" style:family="text">
      <style:text-properties style:font-name="Consolas" style:font-name-complex="Consolas" fo:color="#000000" fo:font-size="9.5pt" style:font-size-asian="9.5pt" style:font-size-complex="9.5pt" fo:language="en" fo:country="US"/>
    </style:style>
    <style:style style:name="T767" style:parent-style-name="DefaultParagraphFont" style:family="text">
      <style:text-properties style:font-name="Consolas" style:font-name-complex="Consolas" fo:color="#A31515" fo:font-size="9.5pt" style:font-size-asian="9.5pt" style:font-size-complex="9.5pt" fo:language="en" fo:country="US"/>
    </style:style>
    <style:style style:name="T768" style:parent-style-name="DefaultParagraphFont" style:family="text">
      <style:text-properties style:font-name="Consolas" style:font-name-complex="Consolas" fo:color="#000000" fo:font-size="9.5pt" style:font-size-asian="9.5pt" style:font-size-complex="9.5pt" fo:language="en" fo:country="US"/>
    </style:style>
    <style:style style:name="P7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72" style:parent-style-name="Normal" style:family="paragraph">
      <style:paragraph-properties style:text-autospace="none" fo:margin-bottom="0in" fo:line-height="100%"/>
    </style:style>
    <style:style style:name="T773" style:parent-style-name="DefaultParagraphFont" style:family="text">
      <style:text-properties style:font-name="Consolas" style:font-name-complex="Consolas" fo:color="#000000" fo:font-size="9.5pt" style:font-size-asian="9.5pt" style:font-size-complex="9.5pt" fo:language="en" fo:country="US"/>
    </style:style>
    <style:style style:name="T774" style:parent-style-name="DefaultParagraphFont" style:family="text">
      <style:text-properties style:font-name="Consolas" style:font-name-complex="Consolas" fo:color="#0000FF" fo:font-size="9.5pt" style:font-size-asian="9.5pt" style:font-size-complex="9.5pt" fo:language="en" fo:country="US"/>
    </style:style>
    <style:style style:name="T775" style:parent-style-name="DefaultParagraphFont" style:family="text">
      <style:text-properties style:font-name="Consolas" style:font-name-complex="Consolas" fo:color="#000000" fo:font-size="9.5pt" style:font-size-asian="9.5pt" style:font-size-complex="9.5pt" fo:language="en" fo:country="US"/>
    </style:style>
    <style:style style:name="T776" style:parent-style-name="DefaultParagraphFont" style:family="text">
      <style:text-properties style:font-name="Consolas" style:font-name-complex="Consolas" fo:color="#0000FF" fo:font-size="9.5pt" style:font-size-asian="9.5pt" style:font-size-complex="9.5pt" fo:language="en" fo:country="US"/>
    </style:style>
    <style:style style:name="T777" style:parent-style-name="DefaultParagraphFont" style:family="text">
      <style:text-properties style:font-name="Consolas" style:font-name-complex="Consolas" fo:color="#000000" fo:font-size="9.5pt" style:font-size-asian="9.5pt" style:font-size-complex="9.5pt" fo:language="en" fo:country="US"/>
    </style:style>
    <style:style style:name="P7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79" style:parent-style-name="Normal" style:family="paragraph">
      <style:paragraph-properties style:text-autospace="none" fo:margin-bottom="0in" fo:line-height="100%"/>
    </style:style>
    <style:style style:name="T780" style:parent-style-name="DefaultParagraphFont" style:family="text">
      <style:text-properties style:font-name="Consolas" style:font-name-complex="Consolas" fo:color="#000000" fo:font-size="9.5pt" style:font-size-asian="9.5pt" style:font-size-complex="9.5pt" fo:language="en" fo:country="US"/>
    </style:style>
    <style:style style:name="T781" style:parent-style-name="DefaultParagraphFont" style:family="text">
      <style:text-properties style:font-name="Consolas" style:font-name-complex="Consolas" fo:color="#0000FF" fo:font-size="9.5pt" style:font-size-asian="9.5pt" style:font-size-complex="9.5pt" fo:language="en" fo:country="US"/>
    </style:style>
    <style:style style:name="T782" style:parent-style-name="DefaultParagraphFont" style:family="text">
      <style:text-properties style:font-name="Consolas" style:font-name-complex="Consolas" fo:color="#000000" fo:font-size="9.5pt" style:font-size-asian="9.5pt" style:font-size-complex="9.5pt" fo:language="en" fo:country="US"/>
    </style:style>
    <style:style style:name="T783" style:parent-style-name="DefaultParagraphFont" style:family="text">
      <style:text-properties style:font-name="Consolas" style:font-name-complex="Consolas" fo:color="#0000FF" fo:font-size="9.5pt" style:font-size-asian="9.5pt" style:font-size-complex="9.5pt" fo:language="en" fo:country="US"/>
    </style:style>
    <style:style style:name="T784" style:parent-style-name="DefaultParagraphFont" style:family="text">
      <style:text-properties style:font-name="Consolas" style:font-name-complex="Consolas" fo:color="#000000" fo:font-size="9.5pt" style:font-size-asian="9.5pt" style:font-size-complex="9.5pt" fo:language="en" fo:country="US"/>
    </style:style>
    <style:style style:name="T785" style:parent-style-name="DefaultParagraphFont" style:family="text">
      <style:text-properties style:font-name="Consolas" style:font-name-complex="Consolas" fo:color="#0000FF" fo:font-size="9.5pt" style:font-size-asian="9.5pt" style:font-size-complex="9.5pt" fo:language="en" fo:country="US"/>
    </style:style>
    <style:style style:name="T786" style:parent-style-name="DefaultParagraphFont" style:family="text">
      <style:text-properties style:font-name="Consolas" style:font-name-complex="Consolas" fo:color="#000000" fo:font-size="9.5pt" style:font-size-asian="9.5pt" style:font-size-complex="9.5pt" fo:language="en" fo:country="US"/>
    </style:style>
    <style:style style:name="T787" style:parent-style-name="DefaultParagraphFont" style:family="text">
      <style:text-properties style:font-name="Consolas" style:font-name-complex="Consolas" fo:color="#0000FF" fo:font-size="9.5pt" style:font-size-asian="9.5pt" style:font-size-complex="9.5pt" fo:language="en" fo:country="US"/>
    </style:style>
    <style:style style:name="T788" style:parent-style-name="DefaultParagraphFont" style:family="text">
      <style:text-properties style:font-name="Consolas" style:font-name-complex="Consolas" fo:color="#000000" fo:font-size="9.5pt" style:font-size-asian="9.5pt" style:font-size-complex="9.5pt" fo:language="en" fo:country="US"/>
    </style:style>
    <style:style style:name="P789" style:parent-style-name="Normal" style:family="paragraph">
      <style:paragraph-properties style:text-autospace="none" fo:margin-bottom="0in" fo:line-height="100%"/>
    </style:style>
    <style:style style:name="T790" style:parent-style-name="DefaultParagraphFont" style:family="text">
      <style:text-properties style:font-name="Consolas" style:font-name-complex="Consolas" fo:color="#000000" fo:font-size="9.5pt" style:font-size-asian="9.5pt" style:font-size-complex="9.5pt" fo:language="en" fo:country="US"/>
    </style:style>
    <style:style style:name="T791" style:parent-style-name="DefaultParagraphFont" style:family="text">
      <style:text-properties style:font-name="Consolas" style:font-name-complex="Consolas" fo:color="#0000FF" fo:font-size="9.5pt" style:font-size-asian="9.5pt" style:font-size-complex="9.5pt" fo:language="en" fo:country="US"/>
    </style:style>
    <style:style style:name="T792" style:parent-style-name="DefaultParagraphFont" style:family="text">
      <style:text-properties style:font-name="Consolas" style:font-name-complex="Consolas" fo:color="#000000" fo:font-size="9.5pt" style:font-size-asian="9.5pt" style:font-size-complex="9.5pt" fo:language="en" fo:country="US"/>
    </style:style>
    <style:style style:name="T793" style:parent-style-name="DefaultParagraphFont" style:family="text">
      <style:text-properties style:font-name="Consolas" style:font-name-complex="Consolas" fo:color="#0000FF" fo:font-size="9.5pt" style:font-size-asian="9.5pt" style:font-size-complex="9.5pt" fo:language="en" fo:country="US"/>
    </style:style>
    <style:style style:name="T794" style:parent-style-name="DefaultParagraphFont" style:family="text">
      <style:text-properties style:font-name="Consolas" style:font-name-complex="Consolas" fo:color="#000000" fo:font-size="9.5pt" style:font-size-asian="9.5pt" style:font-size-complex="9.5pt" fo:language="en" fo:country="US"/>
    </style:style>
    <style:style style:name="P7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796" style:parent-style-name="Normal" style:family="paragraph">
      <style:paragraph-properties style:text-autospace="none" fo:margin-bottom="0in" fo:line-height="100%"/>
    </style:style>
    <style:style style:name="T797" style:parent-style-name="DefaultParagraphFont" style:family="text">
      <style:text-properties style:font-name="Consolas" style:font-name-complex="Consolas" fo:color="#000000" fo:font-size="9.5pt" style:font-size-asian="9.5pt" style:font-size-complex="9.5pt" fo:language="en" fo:country="US"/>
    </style:style>
    <style:style style:name="T798" style:parent-style-name="DefaultParagraphFont" style:family="text">
      <style:text-properties style:font-name="Consolas" style:font-name-complex="Consolas" fo:color="#A31515" fo:font-size="9.5pt" style:font-size-asian="9.5pt" style:font-size-complex="9.5pt" fo:language="en" fo:country="US"/>
    </style:style>
    <style:style style:name="T799" style:parent-style-name="DefaultParagraphFont" style:family="text">
      <style:text-properties style:font-name="Consolas" style:font-name-complex="Consolas" fo:color="#000000" fo:font-size="9.5pt" style:font-size-asian="9.5pt" style:font-size-complex="9.5pt" fo:language="en" fo:country="US"/>
    </style:style>
    <style:style style:name="P800" style:parent-style-name="Normal" style:family="paragraph">
      <style:paragraph-properties style:text-autospace="none" fo:margin-bottom="0in" fo:line-height="100%"/>
    </style:style>
    <style:style style:name="T801" style:parent-style-name="DefaultParagraphFont" style:family="text">
      <style:text-properties style:font-name="Consolas" style:font-name-complex="Consolas" fo:color="#000000" fo:font-size="9.5pt" style:font-size-asian="9.5pt" style:font-size-complex="9.5pt" fo:language="en" fo:country="US"/>
    </style:style>
    <style:style style:name="T802" style:parent-style-name="DefaultParagraphFont" style:family="text">
      <style:text-properties style:font-name="Consolas" style:font-name-complex="Consolas" fo:color="#0000FF" fo:font-size="9.5pt" style:font-size-asian="9.5pt" style:font-size-complex="9.5pt" fo:language="en" fo:country="US"/>
    </style:style>
    <style:style style:name="T803" style:parent-style-name="DefaultParagraphFont" style:family="text">
      <style:text-properties style:font-name="Consolas" style:font-name-complex="Consolas" fo:color="#000000" fo:font-size="9.5pt" style:font-size-asian="9.5pt" style:font-size-complex="9.5pt" fo:language="en" fo:country="US"/>
    </style:style>
    <style:style style:name="P8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06" style:parent-style-name="Normal" style:family="paragraph">
      <style:paragraph-properties style:text-autospace="none" fo:margin-bottom="0in" fo:line-height="100%"/>
    </style:style>
    <style:style style:name="T807" style:parent-style-name="DefaultParagraphFont" style:family="text">
      <style:text-properties style:font-name="Consolas" style:font-name-complex="Consolas" fo:color="#000000" fo:font-size="9.5pt" style:font-size-asian="9.5pt" style:font-size-complex="9.5pt" fo:language="en" fo:country="US"/>
    </style:style>
    <style:style style:name="T808" style:parent-style-name="DefaultParagraphFont" style:family="text">
      <style:text-properties style:font-name="Consolas" style:font-name-complex="Consolas" fo:color="#0000FF" fo:font-size="9.5pt" style:font-size-asian="9.5pt" style:font-size-complex="9.5pt" fo:language="en" fo:country="US"/>
    </style:style>
    <style:style style:name="T809" style:parent-style-name="DefaultParagraphFont" style:family="text">
      <style:text-properties style:font-name="Consolas" style:font-name-complex="Consolas" fo:color="#000000" fo:font-size="9.5pt" style:font-size-asian="9.5pt" style:font-size-complex="9.5pt" fo:language="en" fo:country="US"/>
    </style:style>
    <style:style style:name="P8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11" style:parent-style-name="Normal" style:family="paragraph">
      <style:paragraph-properties style:text-autospace="none" fo:margin-bottom="0in" fo:line-height="100%"/>
    </style:style>
    <style:style style:name="T812" style:parent-style-name="DefaultParagraphFont" style:family="text">
      <style:text-properties style:font-name="Consolas" style:font-name-complex="Consolas" fo:color="#000000" fo:font-size="9.5pt" style:font-size-asian="9.5pt" style:font-size-complex="9.5pt" fo:language="en" fo:country="US"/>
    </style:style>
    <style:style style:name="T813" style:parent-style-name="DefaultParagraphFont" style:family="text">
      <style:text-properties style:font-name="Consolas" style:font-name-complex="Consolas" fo:color="#A31515" fo:font-size="9.5pt" style:font-size-asian="9.5pt" style:font-size-complex="9.5pt" fo:language="en" fo:country="US"/>
    </style:style>
    <style:style style:name="T814" style:parent-style-name="DefaultParagraphFont" style:family="text">
      <style:text-properties style:font-name="Consolas" style:font-name-complex="Consolas" fo:color="#000000" fo:font-size="9.5pt" style:font-size-asian="9.5pt" style:font-size-complex="9.5pt" fo:language="en" fo:country="US"/>
    </style:style>
    <style:style style:name="P8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18" style:parent-style-name="Normal" style:family="paragraph">
      <style:paragraph-properties style:text-autospace="none" fo:margin-bottom="0in" fo:line-height="100%"/>
    </style:style>
    <style:style style:name="T819" style:parent-style-name="DefaultParagraphFont" style:family="text">
      <style:text-properties style:font-name="Consolas" style:font-name-complex="Consolas" fo:color="#000000" fo:font-size="9.5pt" style:font-size-asian="9.5pt" style:font-size-complex="9.5pt" fo:language="en" fo:country="US"/>
    </style:style>
    <style:style style:name="T820" style:parent-style-name="DefaultParagraphFont" style:family="text">
      <style:text-properties style:font-name="Consolas" style:font-name-complex="Consolas" fo:color="#0000FF" fo:font-size="9.5pt" style:font-size-asian="9.5pt" style:font-size-complex="9.5pt" fo:language="en" fo:country="US"/>
    </style:style>
    <style:style style:name="T821" style:parent-style-name="DefaultParagraphFont" style:family="text">
      <style:text-properties style:font-name="Consolas" style:font-name-complex="Consolas" fo:color="#000000" fo:font-size="9.5pt" style:font-size-asian="9.5pt" style:font-size-complex="9.5pt" fo:language="en" fo:country="US"/>
    </style:style>
    <style:style style:name="T822" style:parent-style-name="DefaultParagraphFont" style:family="text">
      <style:text-properties style:font-name="Consolas" style:font-name-complex="Consolas" fo:color="#0000FF" fo:font-size="9.5pt" style:font-size-asian="9.5pt" style:font-size-complex="9.5pt" fo:language="en" fo:country="US"/>
    </style:style>
    <style:style style:name="T823" style:parent-style-name="DefaultParagraphFont" style:family="text">
      <style:text-properties style:font-name="Consolas" style:font-name-complex="Consolas" fo:color="#000000" fo:font-size="9.5pt" style:font-size-asian="9.5pt" style:font-size-complex="9.5pt" fo:language="en" fo:country="US"/>
    </style:style>
    <style:style style:name="P8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25" style:parent-style-name="Normal" style:family="paragraph">
      <style:paragraph-properties style:text-autospace="none" fo:margin-bottom="0in" fo:line-height="100%"/>
    </style:style>
    <style:style style:name="T826" style:parent-style-name="DefaultParagraphFont" style:family="text">
      <style:text-properties style:font-name="Consolas" style:font-name-complex="Consolas" fo:color="#000000" fo:font-size="9.5pt" style:font-size-asian="9.5pt" style:font-size-complex="9.5pt" fo:language="en" fo:country="US"/>
    </style:style>
    <style:style style:name="T827" style:parent-style-name="DefaultParagraphFont" style:family="text">
      <style:text-properties style:font-name="Consolas" style:font-name-complex="Consolas" fo:color="#A31515" fo:font-size="9.5pt" style:font-size-asian="9.5pt" style:font-size-complex="9.5pt" fo:language="en" fo:country="US"/>
    </style:style>
    <style:style style:name="T828" style:parent-style-name="DefaultParagraphFont" style:family="text">
      <style:text-properties style:font-name="Consolas" style:font-name-complex="Consolas" fo:color="#000000" fo:font-size="9.5pt" style:font-size-asian="9.5pt" style:font-size-complex="9.5pt" fo:language="en" fo:country="US"/>
    </style:style>
    <style:style style:name="P8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31" style:parent-style-name="Normal" style:family="paragraph">
      <style:paragraph-properties style:text-autospace="none" fo:margin-bottom="0in" fo:line-height="100%"/>
    </style:style>
    <style:style style:name="T832" style:parent-style-name="DefaultParagraphFont" style:family="text">
      <style:text-properties style:font-name="Consolas" style:font-name-complex="Consolas" fo:color="#000000" fo:font-size="9.5pt" style:font-size-asian="9.5pt" style:font-size-complex="9.5pt" fo:language="en" fo:country="US"/>
    </style:style>
    <style:style style:name="T833" style:parent-style-name="DefaultParagraphFont" style:family="text">
      <style:text-properties style:font-name="Consolas" style:font-name-complex="Consolas" fo:color="#0000FF" fo:font-size="9.5pt" style:font-size-asian="9.5pt" style:font-size-complex="9.5pt" fo:language="en" fo:country="US"/>
    </style:style>
    <style:style style:name="T834" style:parent-style-name="DefaultParagraphFont" style:family="text">
      <style:text-properties style:font-name="Consolas" style:font-name-complex="Consolas" fo:color="#000000" fo:font-size="9.5pt" style:font-size-asian="9.5pt" style:font-size-complex="9.5pt" fo:language="en" fo:country="US"/>
    </style:style>
    <style:style style:name="P8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36" style:parent-style-name="Normal" style:family="paragraph">
      <style:paragraph-properties style:text-autospace="none" fo:margin-bottom="0in" fo:line-height="100%"/>
    </style:style>
    <style:style style:name="T837" style:parent-style-name="DefaultParagraphFont" style:family="text">
      <style:text-properties style:font-name="Consolas" style:font-name-complex="Consolas" fo:color="#000000" fo:font-size="9.5pt" style:font-size-asian="9.5pt" style:font-size-complex="9.5pt" fo:language="en" fo:country="US"/>
    </style:style>
    <style:style style:name="T838" style:parent-style-name="DefaultParagraphFont" style:family="text">
      <style:text-properties style:font-name="Consolas" style:font-name-complex="Consolas" fo:color="#0000FF" fo:font-size="9.5pt" style:font-size-asian="9.5pt" style:font-size-complex="9.5pt" fo:language="en" fo:country="US"/>
    </style:style>
    <style:style style:name="T839" style:parent-style-name="DefaultParagraphFont" style:family="text">
      <style:text-properties style:font-name="Consolas" style:font-name-complex="Consolas" fo:color="#000000" fo:font-size="9.5pt" style:font-size-asian="9.5pt" style:font-size-complex="9.5pt" fo:language="en" fo:country="US"/>
    </style:style>
    <style:style style:name="T840" style:parent-style-name="DefaultParagraphFont" style:family="text">
      <style:text-properties style:font-name="Consolas" style:font-name-complex="Consolas" fo:color="#0000FF" fo:font-size="9.5pt" style:font-size-asian="9.5pt" style:font-size-complex="9.5pt" fo:language="en" fo:country="US"/>
    </style:style>
    <style:style style:name="T841" style:parent-style-name="DefaultParagraphFont" style:family="text">
      <style:text-properties style:font-name="Consolas" style:font-name-complex="Consolas" fo:color="#000000" fo:font-size="9.5pt" style:font-size-asian="9.5pt" style:font-size-complex="9.5pt" fo:language="en" fo:country="US"/>
    </style:style>
    <style:style style:name="P8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43" style:parent-style-name="Normal" style:family="paragraph">
      <style:paragraph-properties style:text-autospace="none" fo:margin-bottom="0in" fo:line-height="100%"/>
    </style:style>
    <style:style style:name="T844" style:parent-style-name="DefaultParagraphFont" style:family="text">
      <style:text-properties style:font-name="Consolas" style:font-name-complex="Consolas" fo:color="#000000" fo:font-size="9.5pt" style:font-size-asian="9.5pt" style:font-size-complex="9.5pt" fo:language="en" fo:country="US"/>
    </style:style>
    <style:style style:name="T845" style:parent-style-name="DefaultParagraphFont" style:family="text">
      <style:text-properties style:font-name="Consolas" style:font-name-complex="Consolas" fo:color="#0000FF" fo:font-size="9.5pt" style:font-size-asian="9.5pt" style:font-size-complex="9.5pt" fo:language="en" fo:country="US"/>
    </style:style>
    <style:style style:name="T846" style:parent-style-name="DefaultParagraphFont" style:family="text">
      <style:text-properties style:font-name="Consolas" style:font-name-complex="Consolas" fo:color="#000000" fo:font-size="9.5pt" style:font-size-asian="9.5pt" style:font-size-complex="9.5pt" fo:language="en" fo:country="US"/>
    </style:style>
    <style:style style:name="T847" style:parent-style-name="DefaultParagraphFont" style:family="text">
      <style:text-properties style:font-name="Consolas" style:font-name-complex="Consolas" fo:color="#0000FF" fo:font-size="9.5pt" style:font-size-asian="9.5pt" style:font-size-complex="9.5pt" fo:language="en" fo:country="US"/>
    </style:style>
    <style:style style:name="T848" style:parent-style-name="DefaultParagraphFont" style:family="text">
      <style:text-properties style:font-name="Consolas" style:font-name-complex="Consolas" fo:color="#000000" fo:font-size="9.5pt" style:font-size-asian="9.5pt" style:font-size-complex="9.5pt" fo:language="en" fo:country="US"/>
    </style:style>
    <style:style style:name="P8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2" style:parent-style-name="Normal" style:family="paragraph">
      <style:paragraph-properties style:text-autospace="none" fo:margin-bottom="0in" fo:line-height="100%"/>
    </style:style>
    <style:style style:name="T853" style:parent-style-name="DefaultParagraphFont" style:family="text">
      <style:text-properties style:font-name="Consolas" style:font-name-complex="Consolas" fo:color="#000000" fo:font-size="9.5pt" style:font-size-asian="9.5pt" style:font-size-complex="9.5pt" fo:language="en" fo:country="US"/>
    </style:style>
    <style:style style:name="T854" style:parent-style-name="DefaultParagraphFont" style:family="text">
      <style:text-properties style:font-name="Consolas" style:font-name-complex="Consolas" fo:color="#0000FF" fo:font-size="9.5pt" style:font-size-asian="9.5pt" style:font-size-complex="9.5pt" fo:language="en" fo:country="US"/>
    </style:style>
    <style:style style:name="P8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63" style:parent-style-name="Normal" style:family="paragraph">
      <style:paragraph-properties style:text-autospace="none" fo:margin-bottom="0in" fo:line-height="100%"/>
    </style:style>
    <style:style style:name="T864" style:parent-style-name="DefaultParagraphFont" style:family="text">
      <style:text-properties style:font-name="Consolas" style:font-name-complex="Consolas" fo:color="#000000" fo:font-size="9.5pt" style:font-size-asian="9.5pt" style:font-size-complex="9.5pt" fo:language="en" fo:country="US"/>
    </style:style>
    <style:style style:name="T865" style:parent-style-name="DefaultParagraphFont" style:family="text">
      <style:text-properties style:font-name="Consolas" style:font-name-complex="Consolas" fo:color="#0000FF" fo:font-size="9.5pt" style:font-size-asian="9.5pt" style:font-size-complex="9.5pt" fo:language="en" fo:country="US"/>
    </style:style>
    <style:style style:name="T866" style:parent-style-name="DefaultParagraphFont" style:family="text">
      <style:text-properties style:font-name="Consolas" style:font-name-complex="Consolas" fo:color="#000000" fo:font-size="9.5pt" style:font-size-asian="9.5pt" style:font-size-complex="9.5pt" fo:language="en" fo:country="US"/>
    </style:style>
    <style:style style:name="P8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68" style:parent-style-name="Normal" style:family="paragraph">
      <style:paragraph-properties style:text-autospace="none" fo:margin-bottom="0in" fo:line-height="100%"/>
    </style:style>
    <style:style style:name="T869" style:parent-style-name="DefaultParagraphFont" style:family="text">
      <style:text-properties style:font-name="Consolas" style:font-name-complex="Consolas" fo:color="#000000" fo:font-size="9.5pt" style:font-size-asian="9.5pt" style:font-size-complex="9.5pt" fo:language="en" fo:country="US"/>
    </style:style>
    <style:style style:name="T870" style:parent-style-name="DefaultParagraphFont" style:family="text">
      <style:text-properties style:font-name="Consolas" style:font-name-complex="Consolas" fo:color="#0000FF" fo:font-size="9.5pt" style:font-size-asian="9.5pt" style:font-size-complex="9.5pt" fo:language="en" fo:country="US"/>
    </style:style>
    <style:style style:name="T871" style:parent-style-name="DefaultParagraphFont" style:family="text">
      <style:text-properties style:font-name="Consolas" style:font-name-complex="Consolas" fo:color="#000000" fo:font-size="9.5pt" style:font-size-asian="9.5pt" style:font-size-complex="9.5pt" fo:language="en" fo:country="US"/>
    </style:style>
    <style:style style:name="P872" style:parent-style-name="Normal" style:family="paragraph">
      <style:paragraph-properties style:text-autospace="none" fo:margin-bottom="0in" fo:line-height="100%"/>
    </style:style>
    <style:style style:name="T873" style:parent-style-name="DefaultParagraphFont" style:family="text">
      <style:text-properties style:font-name="Consolas" style:font-name-complex="Consolas" fo:color="#000000" fo:font-size="9.5pt" style:font-size-asian="9.5pt" style:font-size-complex="9.5pt" fo:language="en" fo:country="US"/>
    </style:style>
    <style:style style:name="T874" style:parent-style-name="DefaultParagraphFont" style:family="text">
      <style:text-properties style:font-name="Consolas" style:font-name-complex="Consolas" fo:color="#0000FF" fo:font-size="9.5pt" style:font-size-asian="9.5pt" style:font-size-complex="9.5pt" fo:language="en" fo:country="US"/>
    </style:style>
    <style:style style:name="T875" style:parent-style-name="DefaultParagraphFont" style:family="text">
      <style:text-properties style:font-name="Consolas" style:font-name-complex="Consolas" fo:color="#000000" fo:font-size="9.5pt" style:font-size-asian="9.5pt" style:font-size-complex="9.5pt" fo:language="en" fo:country="US"/>
    </style:style>
    <style:style style:name="T876" style:parent-style-name="DefaultParagraphFont" style:family="text">
      <style:text-properties style:font-name="Consolas" style:font-name-complex="Consolas" fo:color="#0000FF" fo:font-size="9.5pt" style:font-size-asian="9.5pt" style:font-size-complex="9.5pt" fo:language="en" fo:country="US"/>
    </style:style>
    <style:style style:name="T877" style:parent-style-name="DefaultParagraphFont" style:family="text">
      <style:text-properties style:font-name="Consolas" style:font-name-complex="Consolas" fo:color="#000000" fo:font-size="9.5pt" style:font-size-asian="9.5pt" style:font-size-complex="9.5pt" fo:language="en" fo:country="US"/>
    </style:style>
    <style:style style:name="T878" style:parent-style-name="DefaultParagraphFont" style:family="text">
      <style:text-properties style:font-name="Consolas" style:font-name-complex="Consolas" fo:color="#0000FF" fo:font-size="9.5pt" style:font-size-asian="9.5pt" style:font-size-complex="9.5pt" fo:language="en" fo:country="US"/>
    </style:style>
    <style:style style:name="T879" style:parent-style-name="DefaultParagraphFont" style:family="text">
      <style:text-properties style:font-name="Consolas" style:font-name-complex="Consolas" fo:color="#000000" fo:font-size="9.5pt" style:font-size-asian="9.5pt" style:font-size-complex="9.5pt" fo:language="en" fo:country="US"/>
    </style:style>
    <style:style style:name="T880" style:parent-style-name="DefaultParagraphFont" style:family="text">
      <style:text-properties style:font-name="Consolas" style:font-name-complex="Consolas" fo:color="#0000FF" fo:font-size="9.5pt" style:font-size-asian="9.5pt" style:font-size-complex="9.5pt" fo:language="en" fo:country="US"/>
    </style:style>
    <style:style style:name="T881" style:parent-style-name="DefaultParagraphFont" style:family="text">
      <style:text-properties style:font-name="Consolas" style:font-name-complex="Consolas" fo:color="#000000" fo:font-size="9.5pt" style:font-size-asian="9.5pt" style:font-size-complex="9.5pt" fo:language="en" fo:country="US"/>
    </style:style>
    <style:style style:name="P8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83" style:parent-style-name="Normal" style:family="paragraph">
      <style:paragraph-properties style:text-autospace="none" fo:margin-bottom="0in" fo:line-height="100%"/>
    </style:style>
    <style:style style:name="T884" style:parent-style-name="DefaultParagraphFont" style:family="text">
      <style:text-properties style:font-name="Consolas" style:font-name-complex="Consolas" fo:color="#000000" fo:font-size="9.5pt" style:font-size-asian="9.5pt" style:font-size-complex="9.5pt" fo:language="en" fo:country="US"/>
    </style:style>
    <style:style style:name="T885" style:parent-style-name="DefaultParagraphFont" style:family="text">
      <style:text-properties style:font-name="Consolas" style:font-name-complex="Consolas" fo:color="#0000FF" fo:font-size="9.5pt" style:font-size-asian="9.5pt" style:font-size-complex="9.5pt" fo:language="en" fo:country="US"/>
    </style:style>
    <style:style style:name="T886" style:parent-style-name="DefaultParagraphFont" style:family="text">
      <style:text-properties style:font-name="Consolas" style:font-name-complex="Consolas" fo:color="#000000" fo:font-size="9.5pt" style:font-size-asian="9.5pt" style:font-size-complex="9.5pt" fo:language="en" fo:country="US"/>
    </style:style>
    <style:style style:name="P8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90" style:parent-style-name="Normal" style:family="paragraph">
      <style:paragraph-properties style:text-autospace="none" fo:margin-bottom="0in" fo:line-height="100%"/>
    </style:style>
    <style:style style:name="T891" style:parent-style-name="DefaultParagraphFont" style:family="text">
      <style:text-properties style:font-name="Consolas" style:font-name-complex="Consolas" fo:color="#000000" fo:font-size="9.5pt" style:font-size-asian="9.5pt" style:font-size-complex="9.5pt" fo:language="en" fo:country="US"/>
    </style:style>
    <style:style style:name="T892" style:parent-style-name="DefaultParagraphFont" style:family="text">
      <style:text-properties style:font-name="Consolas" style:font-name-complex="Consolas" fo:color="#0000FF" fo:font-size="9.5pt" style:font-size-asian="9.5pt" style:font-size-complex="9.5pt" fo:language="en" fo:country="US"/>
    </style:style>
    <style:style style:name="P8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895" style:parent-style-name="Normal" style:family="paragraph">
      <style:paragraph-properties style:text-autospace="none" fo:margin-bottom="0in" fo:line-height="100%"/>
    </style:style>
    <style:style style:name="T896" style:parent-style-name="DefaultParagraphFont" style:family="text">
      <style:text-properties style:font-name="Consolas" style:font-name-complex="Consolas" fo:color="#000000" fo:font-size="9.5pt" style:font-size-asian="9.5pt" style:font-size-complex="9.5pt" fo:language="en" fo:country="US"/>
    </style:style>
    <style:style style:name="T897" style:parent-style-name="DefaultParagraphFont" style:family="text">
      <style:text-properties style:font-name="Consolas" style:font-name-complex="Consolas" fo:color="#A31515" fo:font-size="9.5pt" style:font-size-asian="9.5pt" style:font-size-complex="9.5pt" fo:language="en" fo:country="US"/>
    </style:style>
    <style:style style:name="T898" style:parent-style-name="DefaultParagraphFont" style:family="text">
      <style:text-properties style:font-name="Consolas" style:font-name-complex="Consolas" fo:color="#000000" fo:font-size="9.5pt" style:font-size-asian="9.5pt" style:font-size-complex="9.5pt" fo:language="en" fo:country="US"/>
    </style:style>
    <style:style style:name="P8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T902" style:parent-style-name="DefaultParagraphFont" style:family="text">
      <style:text-properties style:font-name="Consolas" style:font-name-complex="Consolas" fo:color="#000000" fo:font-size="9.5pt" style:font-size-asian="9.5pt" style:font-size-complex="9.5pt" fo:language="en" fo:country="US"/>
    </style:style>
    <style:style style:name="P903" style:parent-style-name="Normal" style:family="paragraph">
      <style:paragraph-properties fo:text-align="center"/>
      <style:text-properties fo:font-style="italic" style:font-style-asian="italic"/>
    </style:style>
    <style:style style:name="P904" style:parent-style-name="Heading3" style:family="paragraph"/>
    <style:style style:name="T905" style:parent-style-name="DefaultParagraphFont" style:family="text">
      <style:text-properties fo:font-style="italic" style:font-style-asian="italic"/>
    </style:style>
    <style:style style:name="TableColumn907" style:family="table-column">
      <style:table-column-properties style:column-width="6.1298in"/>
    </style:style>
    <style:style style:name="Table906" style:family="table">
      <style:table-properties style:width="6.1298in" fo:margin-left="0in" table:align="lef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style:text-autospace="none" fo:margin-bottom="0in" fo:line-height="100%"/>
    </style:style>
    <style:style style:name="T911" style:parent-style-name="DefaultParagraphFont" style:family="text">
      <style:text-properties style:font-name="Consolas" style:font-name-complex="Consolas" fo:color="#000000" fo:font-size="9.5pt" style:font-size-asian="9.5pt" style:font-size-complex="9.5pt" fo:language="en" fo:country="US"/>
    </style:style>
    <style:style style:name="T912" style:parent-style-name="DefaultParagraphFont" style:family="text">
      <style:text-properties style:font-name="Consolas" style:font-name-complex="Consolas" fo:color="#0000FF" fo:font-size="9.5pt" style:font-size-asian="9.5pt" style:font-size-complex="9.5pt" fo:language="en" fo:country="US"/>
    </style:style>
    <style:style style:name="T913" style:parent-style-name="DefaultParagraphFont" style:family="text">
      <style:text-properties style:font-name="Consolas" style:font-name-complex="Consolas" fo:color="#000000" fo:font-size="9.5pt" style:font-size-asian="9.5pt" style:font-size-complex="9.5pt" fo:language="en" fo:country="US"/>
    </style:style>
    <style:style style:name="T914" style:parent-style-name="DefaultParagraphFont" style:family="text">
      <style:text-properties style:font-name="Consolas" style:font-name-complex="Consolas" fo:color="#0000FF" fo:font-size="9.5pt" style:font-size-asian="9.5pt" style:font-size-complex="9.5pt" fo:language="en" fo:country="US"/>
    </style:style>
    <style:style style:name="T915" style:parent-style-name="DefaultParagraphFont" style:family="text">
      <style:text-properties style:font-name="Consolas" style:font-name-complex="Consolas" fo:color="#000000" fo:font-size="9.5pt" style:font-size-asian="9.5pt" style:font-size-complex="9.5pt" fo:language="en" fo:country="US"/>
    </style:style>
    <style:style style:name="T916" style:parent-style-name="DefaultParagraphFont" style:family="text">
      <style:text-properties style:font-name="Consolas" style:font-name-complex="Consolas" fo:color="#0000FF" fo:font-size="9.5pt" style:font-size-asian="9.5pt" style:font-size-complex="9.5pt" fo:language="en" fo:country="US"/>
    </style:style>
    <style:style style:name="T917" style:parent-style-name="DefaultParagraphFont" style:family="text">
      <style:text-properties style:font-name="Consolas" style:font-name-complex="Consolas" fo:color="#000000" fo:font-size="9.5pt" style:font-size-asian="9.5pt" style:font-size-complex="9.5pt" fo:language="en" fo:country="US"/>
    </style:style>
    <style:style style:name="P9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21" style:parent-style-name="Normal" style:family="paragraph">
      <style:paragraph-properties fo:text-align="center"/>
      <style:text-properties fo:font-style="italic" style:font-style-asian="italic"/>
    </style:style>
    <style:style style:name="TableColumn923" style:family="table-column">
      <style:table-column-properties style:column-width="6.1298in"/>
    </style:style>
    <style:style style:name="Table922" style:family="table">
      <style:table-properties style:width="6.1298in" fo:margin-left="0in" table:align="left"/>
    </style:style>
    <style:style style:name="TableRow924" style:family="table-row">
      <style:table-row-properties/>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style:text-autospace="none" fo:margin-bottom="0in" fo:line-height="100%"/>
    </style:style>
    <style:style style:name="T927" style:parent-style-name="DefaultParagraphFont" style:family="text">
      <style:text-properties style:font-name="Consolas" style:font-name-complex="Consolas" fo:color="#000000" fo:font-size="9.5pt" style:font-size-asian="9.5pt" style:font-size-complex="9.5pt" fo:language="en" fo:country="US"/>
    </style:style>
    <style:style style:name="T928" style:parent-style-name="DefaultParagraphFont" style:family="text">
      <style:text-properties style:font-name="Consolas" style:font-name-complex="Consolas" fo:color="#0000FF" fo:font-size="9.5pt" style:font-size-asian="9.5pt" style:font-size-complex="9.5pt" fo:language="en" fo:country="US"/>
    </style:style>
    <style:style style:name="T929" style:parent-style-name="DefaultParagraphFont" style:family="text">
      <style:text-properties style:font-name="Consolas" style:font-name-complex="Consolas" fo:color="#000000" fo:font-size="9.5pt" style:font-size-asian="9.5pt" style:font-size-complex="9.5pt" fo:language="en" fo:country="US"/>
    </style:style>
    <style:style style:name="T930" style:parent-style-name="DefaultParagraphFont" style:family="text">
      <style:text-properties style:font-name="Consolas" style:font-name-complex="Consolas" fo:color="#0000FF" fo:font-size="9.5pt" style:font-size-asian="9.5pt" style:font-size-complex="9.5pt" fo:language="en" fo:country="US"/>
    </style:style>
    <style:style style:name="T931" style:parent-style-name="DefaultParagraphFont" style:family="text">
      <style:text-properties style:font-name="Consolas" style:font-name-complex="Consolas" fo:color="#000000" fo:font-size="9.5pt" style:font-size-asian="9.5pt" style:font-size-complex="9.5pt" fo:language="en" fo:country="US"/>
    </style:style>
    <style:style style:name="P9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33" style:parent-style-name="Normal" style:family="paragraph">
      <style:paragraph-properties style:text-autospace="none" fo:margin-bottom="0in" fo:line-height="100%"/>
    </style:style>
    <style:style style:name="T934" style:parent-style-name="DefaultParagraphFont" style:family="text">
      <style:text-properties style:font-name="Consolas" style:font-name-complex="Consolas" fo:color="#000000" fo:font-size="9.5pt" style:font-size-asian="9.5pt" style:font-size-complex="9.5pt" fo:language="en" fo:country="US"/>
    </style:style>
    <style:style style:name="T935" style:parent-style-name="DefaultParagraphFont" style:family="text">
      <style:text-properties style:font-name="Consolas" style:font-name-complex="Consolas" fo:color="#0000FF" fo:font-size="9.5pt" style:font-size-asian="9.5pt" style:font-size-complex="9.5pt" fo:language="en" fo:country="US"/>
    </style:style>
    <style:style style:name="T936" style:parent-style-name="DefaultParagraphFont" style:family="text">
      <style:text-properties style:font-name="Consolas" style:font-name-complex="Consolas" fo:color="#000000" fo:font-size="9.5pt" style:font-size-asian="9.5pt" style:font-size-complex="9.5pt" fo:language="en" fo:country="US"/>
    </style:style>
    <style:style style:name="P937" style:parent-style-name="Normal" style:family="paragraph">
      <style:paragraph-properties style:text-autospace="none" fo:margin-bottom="0in" fo:line-height="100%"/>
    </style:style>
    <style:style style:name="T938" style:parent-style-name="DefaultParagraphFont" style:family="text">
      <style:text-properties style:font-name="Consolas" style:font-name-complex="Consolas" fo:color="#000000" fo:font-size="9.5pt" style:font-size-asian="9.5pt" style:font-size-complex="9.5pt" fo:language="en" fo:country="US"/>
    </style:style>
    <style:style style:name="T939" style:parent-style-name="DefaultParagraphFont" style:family="text">
      <style:text-properties style:font-name="Consolas" style:font-name-complex="Consolas" fo:color="#0000FF" fo:font-size="9.5pt" style:font-size-asian="9.5pt" style:font-size-complex="9.5pt" fo:language="en" fo:country="US"/>
    </style:style>
    <style:style style:name="T940" style:parent-style-name="DefaultParagraphFont" style:family="text">
      <style:text-properties style:font-name="Consolas" style:font-name-complex="Consolas" fo:color="#000000" fo:font-size="9.5pt" style:font-size-asian="9.5pt" style:font-size-complex="9.5pt" fo:language="en" fo:country="US"/>
    </style:style>
    <style:style style:name="P941" style:parent-style-name="Normal" style:family="paragraph">
      <style:paragraph-properties style:text-autospace="none" fo:margin-bottom="0in" fo:line-height="100%"/>
    </style:style>
    <style:style style:name="T942" style:parent-style-name="DefaultParagraphFont" style:family="text">
      <style:text-properties style:font-name="Consolas" style:font-name-complex="Consolas" fo:color="#000000" fo:font-size="9.5pt" style:font-size-asian="9.5pt" style:font-size-complex="9.5pt" fo:language="en" fo:country="US"/>
    </style:style>
    <style:style style:name="T943" style:parent-style-name="DefaultParagraphFont" style:family="text">
      <style:text-properties style:font-name="Consolas" style:font-name-complex="Consolas" fo:color="#A31515" fo:font-size="9.5pt" style:font-size-asian="9.5pt" style:font-size-complex="9.5pt" fo:language="en" fo:country="US"/>
    </style:style>
    <style:style style:name="T944" style:parent-style-name="DefaultParagraphFont" style:family="text">
      <style:text-properties style:font-name="Consolas" style:font-name-complex="Consolas" fo:color="#000000" fo:font-size="9.5pt" style:font-size-asian="9.5pt" style:font-size-complex="9.5pt" fo:language="en" fo:country="US"/>
    </style:style>
    <style:style style:name="P945" style:parent-style-name="Normal" style:family="paragraph">
      <style:paragraph-properties style:text-autospace="none" fo:margin-bottom="0in" fo:line-height="100%"/>
    </style:style>
    <style:style style:name="T946" style:parent-style-name="DefaultParagraphFont" style:family="text">
      <style:text-properties style:font-name="Consolas" style:font-name-complex="Consolas" fo:color="#000000" fo:font-size="9.5pt" style:font-size-asian="9.5pt" style:font-size-complex="9.5pt" fo:language="en" fo:country="US"/>
    </style:style>
    <style:style style:name="T947" style:parent-style-name="DefaultParagraphFont" style:family="text">
      <style:text-properties style:font-name="Consolas" style:font-name-complex="Consolas" fo:color="#0000FF" fo:font-size="9.5pt" style:font-size-asian="9.5pt" style:font-size-complex="9.5pt" fo:language="en" fo:country="US"/>
    </style:style>
    <style:style style:name="T948" style:parent-style-name="DefaultParagraphFont" style:family="text">
      <style:text-properties style:font-name="Consolas" style:font-name-complex="Consolas" fo:color="#000000" fo:font-size="9.5pt" style:font-size-asian="9.5pt" style:font-size-complex="9.5pt" fo:language="en" fo:country="US"/>
    </style:style>
    <style:style style:name="P9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51" style:parent-style-name="Normal" style:family="paragraph">
      <style:paragraph-properties style:text-autospace="none" fo:margin-bottom="0in" fo:line-height="100%"/>
    </style:style>
    <style:style style:name="T952" style:parent-style-name="DefaultParagraphFont" style:family="text">
      <style:text-properties style:font-name="Consolas" style:font-name-complex="Consolas" fo:color="#000000" fo:font-size="9.5pt" style:font-size-asian="9.5pt" style:font-size-complex="9.5pt" fo:language="en" fo:country="US"/>
    </style:style>
    <style:style style:name="T953" style:parent-style-name="DefaultParagraphFont" style:family="text">
      <style:text-properties style:font-name="Consolas" style:font-name-complex="Consolas" fo:color="#0000FF" fo:font-size="9.5pt" style:font-size-asian="9.5pt" style:font-size-complex="9.5pt" fo:language="en" fo:country="US"/>
    </style:style>
    <style:style style:name="T954" style:parent-style-name="DefaultParagraphFont" style:family="text">
      <style:text-properties style:font-name="Consolas" style:font-name-complex="Consolas" fo:color="#000000" fo:font-size="9.5pt" style:font-size-asian="9.5pt" style:font-size-complex="9.5pt" fo:language="en" fo:country="US"/>
    </style:style>
    <style:style style:name="T955" style:parent-style-name="DefaultParagraphFont" style:family="text">
      <style:text-properties style:font-name="Consolas" style:font-name-complex="Consolas" fo:color="#000000" fo:font-size="9.5pt" style:font-size-asian="9.5pt" style:font-size-complex="9.5pt" fo:language="en" fo:country="US"/>
    </style:style>
    <style:style style:name="P956" style:parent-style-name="Normal" style:family="paragraph">
      <style:paragraph-properties fo:text-align="center"/>
      <style:text-properties fo:font-style="italic" style:font-style-asian="italic"/>
    </style:style>
    <style:style style:name="P957" style:parent-style-name="Heading3" style:family="paragraph"/>
    <style:style style:name="T958" style:parent-style-name="DefaultParagraphFont" style:family="text">
      <style:text-properties fo:font-style="italic" style:font-style-asian="italic"/>
    </style:style>
    <style:style style:name="TableColumn960" style:family="table-column">
      <style:table-column-properties style:column-width="6.1298in"/>
    </style:style>
    <style:style style:name="Table959" style:family="table">
      <style:table-properties style:width="6.1298in" fo:margin-left="0in" table:align="left"/>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64" style:parent-style-name="Normal" style:family="paragraph">
      <style:paragraph-properties style:text-autospace="none" fo:margin-bottom="0in" fo:line-height="100%"/>
    </style:style>
    <style:style style:name="T965" style:parent-style-name="DefaultParagraphFont" style:family="text">
      <style:text-properties style:font-name="Consolas" style:font-name-complex="Consolas" fo:color="#000000" fo:font-size="9.5pt" style:font-size-asian="9.5pt" style:font-size-complex="9.5pt" fo:language="en" fo:country="US"/>
    </style:style>
    <style:style style:name="T966" style:parent-style-name="DefaultParagraphFont" style:family="text">
      <style:text-properties style:font-name="Consolas" style:font-name-complex="Consolas" fo:color="#008000" fo:font-size="9.5pt" style:font-size-asian="9.5pt" style:font-size-complex="9.5pt" fo:language="en" fo:country="US"/>
    </style:style>
    <style:style style:name="P967"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968"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969"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970" style:parent-style-name="Normal" style:family="paragraph">
      <style:paragraph-properties style:text-autospace="none" fo:margin-bottom="0in" fo:line-height="100%"/>
    </style:style>
    <style:style style:name="T971" style:parent-style-name="DefaultParagraphFont" style:family="text">
      <style:text-properties style:font-name="Consolas" style:font-name-complex="Consolas" fo:color="#008000" fo:font-size="9.5pt" style:font-size-asian="9.5pt" style:font-size-complex="9.5pt" fo:language="en" fo:country="US"/>
    </style:style>
    <style:style style:name="P972" style:parent-style-name="Normal" style:family="paragraph">
      <style:paragraph-properties style:text-autospace="none" fo:margin-bottom="0in" fo:line-height="100%"/>
    </style:style>
    <style:style style:name="T973" style:parent-style-name="DefaultParagraphFont" style:family="text">
      <style:text-properties style:font-name="Consolas" style:font-name-complex="Consolas" fo:color="#000000" fo:font-size="9.5pt" style:font-size-asian="9.5pt" style:font-size-complex="9.5pt" fo:language="en" fo:country="US"/>
    </style:style>
    <style:style style:name="T974" style:parent-style-name="DefaultParagraphFont" style:family="text">
      <style:text-properties style:font-name="Consolas" style:font-name-complex="Consolas" fo:color="#0000FF" fo:font-size="9.5pt" style:font-size-asian="9.5pt" style:font-size-complex="9.5pt" fo:language="en" fo:country="US"/>
    </style:style>
    <style:style style:name="T975" style:parent-style-name="DefaultParagraphFont" style:family="text">
      <style:text-properties style:font-name="Consolas" style:font-name-complex="Consolas" fo:color="#000000" fo:font-size="9.5pt" style:font-size-asian="9.5pt" style:font-size-complex="9.5pt" fo:language="en" fo:country="US"/>
    </style:style>
    <style:style style:name="T976" style:parent-style-name="DefaultParagraphFont" style:family="text">
      <style:text-properties style:font-name="Consolas" style:font-name-complex="Consolas" fo:color="#0000FF" fo:font-size="9.5pt" style:font-size-asian="9.5pt" style:font-size-complex="9.5pt" fo:language="en" fo:country="US"/>
    </style:style>
    <style:style style:name="T977" style:parent-style-name="DefaultParagraphFont" style:family="text">
      <style:text-properties style:font-name="Consolas" style:font-name-complex="Consolas" fo:color="#000000" fo:font-size="9.5pt" style:font-size-asian="9.5pt" style:font-size-complex="9.5pt" fo:language="en" fo:country="US"/>
    </style:style>
    <style:style style:name="T978" style:parent-style-name="DefaultParagraphFont" style:family="text">
      <style:text-properties style:font-name="Consolas" style:font-name-complex="Consolas" fo:color="#0000FF" fo:font-size="9.5pt" style:font-size-asian="9.5pt" style:font-size-complex="9.5pt" fo:language="en" fo:country="US"/>
    </style:style>
    <style:style style:name="T979" style:parent-style-name="DefaultParagraphFont" style:family="text">
      <style:text-properties style:font-name="Consolas" style:font-name-complex="Consolas" fo:color="#000000" fo:font-size="9.5pt" style:font-size-asian="9.5pt" style:font-size-complex="9.5pt" fo:language="en" fo:country="US"/>
    </style:style>
    <style:style style:name="P9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81" style:parent-style-name="Normal" style:family="paragraph">
      <style:paragraph-properties style:text-autospace="none" fo:margin-bottom="0in" fo:line-height="100%"/>
    </style:style>
    <style:style style:name="T982" style:parent-style-name="DefaultParagraphFont" style:family="text">
      <style:text-properties style:font-name="Consolas" style:font-name-complex="Consolas" fo:color="#000000" fo:font-size="9.5pt" style:font-size-asian="9.5pt" style:font-size-complex="9.5pt" fo:language="en" fo:country="US"/>
    </style:style>
    <style:style style:name="T983" style:parent-style-name="DefaultParagraphFont" style:family="text">
      <style:text-properties style:font-name="Consolas" style:font-name-complex="Consolas" fo:color="#0000FF" fo:font-size="9.5pt" style:font-size-asian="9.5pt" style:font-size-complex="9.5pt" fo:language="en" fo:country="US"/>
    </style:style>
    <style:style style:name="T984" style:parent-style-name="DefaultParagraphFont" style:family="text">
      <style:text-properties style:font-name="Consolas" style:font-name-complex="Consolas" fo:color="#000000" fo:font-size="9.5pt" style:font-size-asian="9.5pt" style:font-size-complex="9.5pt" fo:language="en" fo:country="US"/>
    </style:style>
    <style:style style:name="P985" style:parent-style-name="Normal" style:family="paragraph">
      <style:paragraph-properties style:text-autospace="none" fo:margin-bottom="0in" fo:line-height="100%"/>
    </style:style>
    <style:style style:name="T986" style:parent-style-name="DefaultParagraphFont" style:family="text">
      <style:text-properties style:font-name="Consolas" style:font-name-complex="Consolas" fo:color="#000000" fo:font-size="9.5pt" style:font-size-asian="9.5pt" style:font-size-complex="9.5pt" fo:language="en" fo:country="US"/>
    </style:style>
    <style:style style:name="T987" style:parent-style-name="DefaultParagraphFont" style:family="text">
      <style:text-properties style:font-name="Consolas" style:font-name-complex="Consolas" fo:color="#0000FF" fo:font-size="9.5pt" style:font-size-asian="9.5pt" style:font-size-complex="9.5pt" fo:language="en" fo:country="US"/>
    </style:style>
    <style:style style:name="T988" style:parent-style-name="DefaultParagraphFont" style:family="text">
      <style:text-properties style:font-name="Consolas" style:font-name-complex="Consolas" fo:color="#000000" fo:font-size="9.5pt" style:font-size-asian="9.5pt" style:font-size-complex="9.5pt" fo:language="en" fo:country="US"/>
    </style:style>
    <style:style style:name="T989" style:parent-style-name="DefaultParagraphFont" style:family="text">
      <style:text-properties style:font-name="Consolas" style:font-name-complex="Consolas" fo:color="#0000FF" fo:font-size="9.5pt" style:font-size-asian="9.5pt" style:font-size-complex="9.5pt" fo:language="en" fo:country="US"/>
    </style:style>
    <style:style style:name="T990" style:parent-style-name="DefaultParagraphFont" style:family="text">
      <style:text-properties style:font-name="Consolas" style:font-name-complex="Consolas" fo:color="#000000" fo:font-size="9.5pt" style:font-size-asian="9.5pt" style:font-size-complex="9.5pt" fo:language="en" fo:country="US"/>
    </style:style>
    <style:style style:name="P9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993" style:parent-style-name="Normal" style:family="paragraph">
      <style:paragraph-properties style:text-autospace="none" fo:margin-bottom="0in" fo:line-height="100%"/>
    </style:style>
    <style:style style:name="T994" style:parent-style-name="DefaultParagraphFont" style:family="text">
      <style:text-properties style:font-name="Consolas" style:font-name-complex="Consolas" fo:color="#000000" fo:font-size="9.5pt" style:font-size-asian="9.5pt" style:font-size-complex="9.5pt" fo:language="en" fo:country="US"/>
    </style:style>
    <style:style style:name="T995" style:parent-style-name="DefaultParagraphFont" style:family="text">
      <style:text-properties style:font-name="Consolas" style:font-name-complex="Consolas" fo:color="#0000FF" fo:font-size="9.5pt" style:font-size-asian="9.5pt" style:font-size-complex="9.5pt" fo:language="en" fo:country="US"/>
    </style:style>
    <style:style style:name="T996" style:parent-style-name="DefaultParagraphFont" style:family="text">
      <style:text-properties style:font-name="Consolas" style:font-name-complex="Consolas" fo:color="#000000" fo:font-size="9.5pt" style:font-size-asian="9.5pt" style:font-size-complex="9.5pt" fo:language="en" fo:country="US"/>
    </style:style>
    <style:style style:name="T997" style:parent-style-name="DefaultParagraphFont" style:family="text">
      <style:text-properties style:font-name="Consolas" style:font-name-complex="Consolas" fo:color="#0000FF" fo:font-size="9.5pt" style:font-size-asian="9.5pt" style:font-size-complex="9.5pt" fo:language="en" fo:country="US"/>
    </style:style>
    <style:style style:name="T998" style:parent-style-name="DefaultParagraphFont" style:family="text">
      <style:text-properties style:font-name="Consolas" style:font-name-complex="Consolas" fo:color="#000000" fo:font-size="9.5pt" style:font-size-asian="9.5pt" style:font-size-complex="9.5pt" fo:language="en" fo:country="US"/>
    </style:style>
    <style:style style:name="P9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00" style:parent-style-name="Normal" style:family="paragraph">
      <style:paragraph-properties style:text-autospace="none" fo:margin-bottom="0in" fo:line-height="100%"/>
    </style:style>
    <style:style style:name="T1001" style:parent-style-name="DefaultParagraphFont" style:family="text">
      <style:text-properties style:font-name="Consolas" style:font-name-complex="Consolas" fo:color="#000000" fo:font-size="9.5pt" style:font-size-asian="9.5pt" style:font-size-complex="9.5pt" fo:language="en" fo:country="US"/>
    </style:style>
    <style:style style:name="T1002" style:parent-style-name="DefaultParagraphFont" style:family="text">
      <style:text-properties style:font-name="Consolas" style:font-name-complex="Consolas" fo:color="#A31515" fo:font-size="9.5pt" style:font-size-asian="9.5pt" style:font-size-complex="9.5pt" fo:language="en" fo:country="US"/>
    </style:style>
    <style:style style:name="T1003" style:parent-style-name="DefaultParagraphFont" style:family="text">
      <style:text-properties style:font-name="Consolas" style:font-name-complex="Consolas" fo:color="#000000" fo:font-size="9.5pt" style:font-size-asian="9.5pt" style:font-size-complex="9.5pt" fo:language="en" fo:country="US"/>
    </style:style>
    <style:style style:name="T1004" style:parent-style-name="DefaultParagraphFont" style:family="text">
      <style:text-properties style:font-name="Consolas" style:font-name-complex="Consolas" fo:color="#0000FF" fo:font-size="9.5pt" style:font-size-asian="9.5pt" style:font-size-complex="9.5pt" fo:language="en" fo:country="US"/>
    </style:style>
    <style:style style:name="T1005" style:parent-style-name="DefaultParagraphFont" style:family="text">
      <style:text-properties style:font-name="Consolas" style:font-name-complex="Consolas" fo:color="#000000" fo:font-size="9.5pt" style:font-size-asian="9.5pt" style:font-size-complex="9.5pt" fo:language="en" fo:country="US"/>
    </style:style>
    <style:style style:name="P1006" style:parent-style-name="Normal" style:family="paragraph">
      <style:paragraph-properties style:text-autospace="none" fo:margin-bottom="0in" fo:line-height="100%"/>
    </style:style>
    <style:style style:name="T1007" style:parent-style-name="DefaultParagraphFont" style:family="text">
      <style:text-properties style:font-name="Consolas" style:font-name-complex="Consolas" fo:color="#000000" fo:font-size="9.5pt" style:font-size-asian="9.5pt" style:font-size-complex="9.5pt" fo:language="en" fo:country="US"/>
    </style:style>
    <style:style style:name="T1008" style:parent-style-name="DefaultParagraphFont" style:family="text">
      <style:text-properties style:font-name="Consolas" style:font-name-complex="Consolas" fo:color="#0000FF" fo:font-size="9.5pt" style:font-size-asian="9.5pt" style:font-size-complex="9.5pt" fo:language="en" fo:country="US"/>
    </style:style>
    <style:style style:name="T1009" style:parent-style-name="DefaultParagraphFont" style:family="text">
      <style:text-properties style:font-name="Consolas" style:font-name-complex="Consolas" fo:color="#000000" fo:font-size="9.5pt" style:font-size-asian="9.5pt" style:font-size-complex="9.5pt" fo:language="en" fo:country="US"/>
    </style:style>
    <style:style style:name="T1010" style:parent-style-name="DefaultParagraphFont" style:family="text">
      <style:text-properties style:font-name="Consolas" style:font-name-complex="Consolas" fo:color="#0000FF" fo:font-size="9.5pt" style:font-size-asian="9.5pt" style:font-size-complex="9.5pt" fo:language="en" fo:country="US"/>
    </style:style>
    <style:style style:name="T1011" style:parent-style-name="DefaultParagraphFont" style:family="text">
      <style:text-properties style:font-name="Consolas" style:font-name-complex="Consolas" fo:color="#000000" fo:font-size="9.5pt" style:font-size-asian="9.5pt" style:font-size-complex="9.5pt" fo:language="en" fo:country="US"/>
    </style:style>
    <style:style style:name="P10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13" style:parent-style-name="Normal" style:family="paragraph">
      <style:paragraph-properties style:text-autospace="none" fo:margin-bottom="0in" fo:line-height="100%"/>
    </style:style>
    <style:style style:name="T1014" style:parent-style-name="DefaultParagraphFont" style:family="text">
      <style:text-properties style:font-name="Consolas" style:font-name-complex="Consolas" fo:color="#000000" fo:font-size="9.5pt" style:font-size-asian="9.5pt" style:font-size-complex="9.5pt" fo:language="en" fo:country="US"/>
    </style:style>
    <style:style style:name="T1015" style:parent-style-name="DefaultParagraphFont" style:family="text">
      <style:text-properties style:font-name="Consolas" style:font-name-complex="Consolas" fo:color="#A31515" fo:font-size="9.5pt" style:font-size-asian="9.5pt" style:font-size-complex="9.5pt" fo:language="en" fo:country="US"/>
    </style:style>
    <style:style style:name="T1016" style:parent-style-name="DefaultParagraphFont" style:family="text">
      <style:text-properties style:font-name="Consolas" style:font-name-complex="Consolas" fo:color="#000000" fo:font-size="9.5pt" style:font-size-asian="9.5pt" style:font-size-complex="9.5pt" fo:language="en" fo:country="US"/>
    </style:style>
    <style:style style:name="P10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22" style:parent-style-name="Normal" style:family="paragraph">
      <style:paragraph-properties style:text-autospace="none" fo:margin-bottom="0in" fo:line-height="100%"/>
    </style:style>
    <style:style style:name="T1023" style:parent-style-name="DefaultParagraphFont" style:family="text">
      <style:text-properties style:font-name="Consolas" style:font-name-complex="Consolas" fo:color="#000000" fo:font-size="9.5pt" style:font-size-asian="9.5pt" style:font-size-complex="9.5pt" fo:language="en" fo:country="US"/>
    </style:style>
    <style:style style:name="T1024" style:parent-style-name="DefaultParagraphFont" style:family="text">
      <style:text-properties style:font-name="Consolas" style:font-name-complex="Consolas" fo:color="#0000FF" fo:font-size="9.5pt" style:font-size-asian="9.5pt" style:font-size-complex="9.5pt" fo:language="en" fo:country="US"/>
    </style:style>
    <style:style style:name="T1025" style:parent-style-name="DefaultParagraphFont" style:family="text">
      <style:text-properties style:font-name="Consolas" style:font-name-complex="Consolas" fo:color="#000000" fo:font-size="9.5pt" style:font-size-asian="9.5pt" style:font-size-complex="9.5pt" fo:language="en" fo:country="US"/>
    </style:style>
    <style:style style:name="T1026" style:parent-style-name="DefaultParagraphFont" style:family="text">
      <style:text-properties style:font-name="Consolas" style:font-name-complex="Consolas" fo:color="#2B91AF" fo:font-size="9.5pt" style:font-size-asian="9.5pt" style:font-size-complex="9.5pt" fo:language="en" fo:country="US"/>
    </style:style>
    <style:style style:name="T1027" style:parent-style-name="DefaultParagraphFont" style:family="text">
      <style:text-properties style:font-name="Consolas" style:font-name-complex="Consolas" fo:color="#000000" fo:font-size="9.5pt" style:font-size-asian="9.5pt" style:font-size-complex="9.5pt" fo:language="en" fo:country="US"/>
    </style:style>
    <style:style style:name="T1028" style:parent-style-name="DefaultParagraphFont" style:family="text">
      <style:text-properties style:font-name="Consolas" style:font-name-complex="Consolas" fo:color="#0000FF" fo:font-size="9.5pt" style:font-size-asian="9.5pt" style:font-size-complex="9.5pt" fo:language="en" fo:country="US"/>
    </style:style>
    <style:style style:name="T1029" style:parent-style-name="DefaultParagraphFont" style:family="text">
      <style:text-properties style:font-name="Consolas" style:font-name-complex="Consolas" fo:color="#000000" fo:font-size="9.5pt" style:font-size-asian="9.5pt" style:font-size-complex="9.5pt" fo:language="en" fo:country="US"/>
    </style:style>
    <style:style style:name="P10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31" style:parent-style-name="Normal" style:family="paragraph">
      <style:paragraph-properties style:text-autospace="none" fo:margin-bottom="0in" fo:line-height="100%"/>
    </style:style>
    <style:style style:name="T1032" style:parent-style-name="DefaultParagraphFont" style:family="text">
      <style:text-properties style:font-name="Consolas" style:font-name-complex="Consolas" fo:color="#000000" fo:font-size="9.5pt" style:font-size-asian="9.5pt" style:font-size-complex="9.5pt" fo:language="en" fo:country="US"/>
    </style:style>
    <style:style style:name="T1033" style:parent-style-name="DefaultParagraphFont" style:family="text">
      <style:text-properties style:font-name="Consolas" style:font-name-complex="Consolas" fo:color="#0000FF" fo:font-size="9.5pt" style:font-size-asian="9.5pt" style:font-size-complex="9.5pt" fo:language="en" fo:country="US"/>
    </style:style>
    <style:style style:name="T1034" style:parent-style-name="DefaultParagraphFont" style:family="text">
      <style:text-properties style:font-name="Consolas" style:font-name-complex="Consolas" fo:color="#000000" fo:font-size="9.5pt" style:font-size-asian="9.5pt" style:font-size-complex="9.5pt" fo:language="en" fo:country="US"/>
    </style:style>
    <style:style style:name="T1035" style:parent-style-name="DefaultParagraphFont" style:family="text">
      <style:text-properties style:font-name="Consolas" style:font-name-complex="Consolas" fo:color="#0000FF" fo:font-size="9.5pt" style:font-size-asian="9.5pt" style:font-size-complex="9.5pt" fo:language="en" fo:country="US"/>
    </style:style>
    <style:style style:name="T1036" style:parent-style-name="DefaultParagraphFont" style:family="text">
      <style:text-properties style:font-name="Consolas" style:font-name-complex="Consolas" fo:color="#000000" fo:font-size="9.5pt" style:font-size-asian="9.5pt" style:font-size-complex="9.5pt" fo:language="en" fo:country="US"/>
    </style:style>
    <style:style style:name="P10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38" style:parent-style-name="Normal" style:family="paragraph">
      <style:paragraph-properties style:text-autospace="none" fo:margin-bottom="0in" fo:line-height="100%"/>
    </style:style>
    <style:style style:name="T1039" style:parent-style-name="DefaultParagraphFont" style:family="text">
      <style:text-properties style:font-name="Consolas" style:font-name-complex="Consolas" fo:color="#000000" fo:font-size="9.5pt" style:font-size-asian="9.5pt" style:font-size-complex="9.5pt" fo:language="en" fo:country="US"/>
    </style:style>
    <style:style style:name="T1040" style:parent-style-name="DefaultParagraphFont" style:family="text">
      <style:text-properties style:font-name="Consolas" style:font-name-complex="Consolas" fo:color="#0000FF" fo:font-size="9.5pt" style:font-size-asian="9.5pt" style:font-size-complex="9.5pt" fo:language="en" fo:country="US"/>
    </style:style>
    <style:style style:name="T1041" style:parent-style-name="DefaultParagraphFont" style:family="text">
      <style:text-properties style:font-name="Consolas" style:font-name-complex="Consolas" fo:color="#000000" fo:font-size="9.5pt" style:font-size-asian="9.5pt" style:font-size-complex="9.5pt" fo:language="en" fo:country="US"/>
    </style:style>
    <style:style style:name="T1042" style:parent-style-name="DefaultParagraphFont" style:family="text">
      <style:text-properties style:font-name="Consolas" style:font-name-complex="Consolas" fo:color="#0000FF" fo:font-size="9.5pt" style:font-size-asian="9.5pt" style:font-size-complex="9.5pt" fo:language="en" fo:country="US"/>
    </style:style>
    <style:style style:name="T1043" style:parent-style-name="DefaultParagraphFont" style:family="text">
      <style:text-properties style:font-name="Consolas" style:font-name-complex="Consolas" fo:color="#000000" fo:font-size="9.5pt" style:font-size-asian="9.5pt" style:font-size-complex="9.5pt" fo:language="en" fo:country="US"/>
    </style:style>
    <style:style style:name="P10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46" style:parent-style-name="Normal" style:family="paragraph">
      <style:paragraph-properties style:text-autospace="none" fo:margin-bottom="0in" fo:line-height="100%"/>
    </style:style>
    <style:style style:name="T1047" style:parent-style-name="DefaultParagraphFont" style:family="text">
      <style:text-properties style:font-name="Consolas" style:font-name-complex="Consolas" fo:color="#000000" fo:font-size="9.5pt" style:font-size-asian="9.5pt" style:font-size-complex="9.5pt" fo:language="en" fo:country="US"/>
    </style:style>
    <style:style style:name="T1048" style:parent-style-name="DefaultParagraphFont" style:family="text">
      <style:text-properties style:font-name="Consolas" style:font-name-complex="Consolas" fo:color="#0000FF" fo:font-size="9.5pt" style:font-size-asian="9.5pt" style:font-size-complex="9.5pt" fo:language="en" fo:country="US"/>
    </style:style>
    <style:style style:name="T1049" style:parent-style-name="DefaultParagraphFont" style:family="text">
      <style:text-properties style:font-name="Consolas" style:font-name-complex="Consolas" fo:color="#000000" fo:font-size="9.5pt" style:font-size-asian="9.5pt" style:font-size-complex="9.5pt" fo:language="en" fo:country="US"/>
    </style:style>
    <style:style style:name="P1050" style:parent-style-name="Normal" style:family="paragraph">
      <style:paragraph-properties style:text-autospace="none" fo:margin-bottom="0in" fo:line-height="100%"/>
    </style:style>
    <style:style style:name="T1051" style:parent-style-name="DefaultParagraphFont" style:family="text">
      <style:text-properties style:font-name="Consolas" style:font-name-complex="Consolas" fo:color="#000000" fo:font-size="9.5pt" style:font-size-asian="9.5pt" style:font-size-complex="9.5pt" fo:language="en" fo:country="US"/>
    </style:style>
    <style:style style:name="T1052" style:parent-style-name="DefaultParagraphFont" style:family="text">
      <style:text-properties style:font-name="Consolas" style:font-name-complex="Consolas" fo:color="#0000FF" fo:font-size="9.5pt" style:font-size-asian="9.5pt" style:font-size-complex="9.5pt" fo:language="en" fo:country="US"/>
    </style:style>
    <style:style style:name="T1053" style:parent-style-name="DefaultParagraphFont" style:family="text">
      <style:text-properties style:font-name="Consolas" style:font-name-complex="Consolas" fo:color="#000000" fo:font-size="9.5pt" style:font-size-asian="9.5pt" style:font-size-complex="9.5pt" fo:language="en" fo:country="US"/>
    </style:style>
    <style:style style:name="T1054" style:parent-style-name="DefaultParagraphFont" style:family="text">
      <style:text-properties style:font-name="Consolas" style:font-name-complex="Consolas" fo:color="#0000FF" fo:font-size="9.5pt" style:font-size-asian="9.5pt" style:font-size-complex="9.5pt" fo:language="en" fo:country="US"/>
    </style:style>
    <style:style style:name="T1055" style:parent-style-name="DefaultParagraphFont" style:family="text">
      <style:text-properties style:font-name="Consolas" style:font-name-complex="Consolas" fo:color="#000000" fo:font-size="9.5pt" style:font-size-asian="9.5pt" style:font-size-complex="9.5pt" fo:language="en" fo:country="US"/>
    </style:style>
    <style:style style:name="P10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57" style:parent-style-name="Normal" style:family="paragraph">
      <style:paragraph-properties style:text-autospace="none" fo:margin-bottom="0in" fo:line-height="100%"/>
    </style:style>
    <style:style style:name="T1058" style:parent-style-name="DefaultParagraphFont" style:family="text">
      <style:text-properties style:font-name="Consolas" style:font-name-complex="Consolas" fo:color="#000000" fo:font-size="9.5pt" style:font-size-asian="9.5pt" style:font-size-complex="9.5pt" fo:language="en" fo:country="US"/>
    </style:style>
    <style:style style:name="T1059" style:parent-style-name="DefaultParagraphFont" style:family="text">
      <style:text-properties style:font-name="Consolas" style:font-name-complex="Consolas" fo:color="#0000FF" fo:font-size="9.5pt" style:font-size-asian="9.5pt" style:font-size-complex="9.5pt" fo:language="en" fo:country="US"/>
    </style:style>
    <style:style style:name="T1060" style:parent-style-name="DefaultParagraphFont" style:family="text">
      <style:text-properties style:font-name="Consolas" style:font-name-complex="Consolas" fo:color="#000000" fo:font-size="9.5pt" style:font-size-asian="9.5pt" style:font-size-complex="9.5pt" fo:language="en" fo:country="US"/>
    </style:style>
    <style:style style:name="P10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64" style:parent-style-name="Normal" style:family="paragraph">
      <style:paragraph-properties style:text-autospace="none" fo:margin-bottom="0in" fo:line-height="100%"/>
    </style:style>
    <style:style style:name="T1065" style:parent-style-name="DefaultParagraphFont" style:family="text">
      <style:text-properties style:font-name="Consolas" style:font-name-complex="Consolas" fo:color="#000000" fo:font-size="9.5pt" style:font-size-asian="9.5pt" style:font-size-complex="9.5pt" fo:language="en" fo:country="US"/>
    </style:style>
    <style:style style:name="T1066" style:parent-style-name="DefaultParagraphFont" style:family="text">
      <style:text-properties style:font-name="Consolas" style:font-name-complex="Consolas" fo:color="#0000FF" fo:font-size="9.5pt" style:font-size-asian="9.5pt" style:font-size-complex="9.5pt" fo:language="en" fo:country="US"/>
    </style:style>
    <style:style style:name="T1067" style:parent-style-name="DefaultParagraphFont" style:family="text">
      <style:text-properties style:font-name="Consolas" style:font-name-complex="Consolas" fo:color="#000000" fo:font-size="9.5pt" style:font-size-asian="9.5pt" style:font-size-complex="9.5pt" fo:language="en" fo:country="US"/>
    </style:style>
    <style:style style:name="T1068" style:parent-style-name="DefaultParagraphFont" style:family="text">
      <style:text-properties style:font-name="Consolas" style:font-name-complex="Consolas" fo:color="#0000FF" fo:font-size="9.5pt" style:font-size-asian="9.5pt" style:font-size-complex="9.5pt" fo:language="en" fo:country="US"/>
    </style:style>
    <style:style style:name="T1069" style:parent-style-name="DefaultParagraphFont" style:family="text">
      <style:text-properties style:font-name="Consolas" style:font-name-complex="Consolas" fo:color="#000000" fo:font-size="9.5pt" style:font-size-asian="9.5pt" style:font-size-complex="9.5pt" fo:language="en" fo:country="US"/>
    </style:style>
    <style:style style:name="T1070" style:parent-style-name="DefaultParagraphFont" style:family="text">
      <style:text-properties style:font-name="Consolas" style:font-name-complex="Consolas" fo:color="#000000" fo:font-size="9.5pt" style:font-size-asian="9.5pt" style:font-size-complex="9.5pt" fo:language="en" fo:country="US"/>
    </style:style>
    <style:style style:name="P1071" style:parent-style-name="Normal" style:family="paragraph">
      <style:paragraph-properties fo:text-align="center"/>
      <style:text-properties fo:font-style="italic" style:font-style-asian="italic"/>
    </style:style>
    <style:style style:name="P1072" style:parent-style-name="Heading3" style:family="paragraph"/>
    <style:style style:name="T1073" style:parent-style-name="DefaultParagraphFont" style:family="text">
      <style:text-properties fo:font-style="italic" style:font-style-asian="italic"/>
    </style:style>
    <style:style style:name="TableColumn1075" style:family="table-column">
      <style:table-column-properties style:column-width="6.1298in"/>
    </style:style>
    <style:style style:name="Table1074" style:family="table">
      <style:table-properties style:width="6.1298in" fo:margin-left="0in" table:align="left"/>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1079"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1080" style:parent-style-name="Normal" style:family="paragraph">
      <style:paragraph-properties style:text-autospace="none" fo:margin-bottom="0in" fo:line-height="100%"/>
    </style:style>
    <style:style style:name="T1081" style:parent-style-name="DefaultParagraphFont" style:family="text">
      <style:text-properties style:font-name="Consolas" style:font-name-complex="Consolas" fo:color="#008000" fo:font-size="9.5pt" style:font-size-asian="9.5pt" style:font-size-complex="9.5pt" fo:language="en" fo:country="US"/>
    </style:style>
    <style:style style:name="P1082" style:parent-style-name="Normal" style:family="paragraph">
      <style:paragraph-properties style:text-autospace="none" fo:margin-bottom="0in" fo:line-height="100%"/>
    </style:style>
    <style:style style:name="T1083" style:parent-style-name="DefaultParagraphFont" style:family="text">
      <style:text-properties style:font-name="Consolas" style:font-name-complex="Consolas" fo:color="#000000" fo:font-size="9.5pt" style:font-size-asian="9.5pt" style:font-size-complex="9.5pt" fo:language="en" fo:country="US"/>
    </style:style>
    <style:style style:name="T1084" style:parent-style-name="DefaultParagraphFont" style:family="text">
      <style:text-properties style:font-name="Consolas" style:font-name-complex="Consolas" fo:color="#0000FF" fo:font-size="9.5pt" style:font-size-asian="9.5pt" style:font-size-complex="9.5pt" fo:language="en" fo:country="US"/>
    </style:style>
    <style:style style:name="T1085" style:parent-style-name="DefaultParagraphFont" style:family="text">
      <style:text-properties style:font-name="Consolas" style:font-name-complex="Consolas" fo:color="#000000" fo:font-size="9.5pt" style:font-size-asian="9.5pt" style:font-size-complex="9.5pt" fo:language="en" fo:country="US"/>
    </style:style>
    <style:style style:name="T1086" style:parent-style-name="DefaultParagraphFont" style:family="text">
      <style:text-properties style:font-name="Consolas" style:font-name-complex="Consolas" fo:color="#0000FF" fo:font-size="9.5pt" style:font-size-asian="9.5pt" style:font-size-complex="9.5pt" fo:language="en" fo:country="US"/>
    </style:style>
    <style:style style:name="T1087" style:parent-style-name="DefaultParagraphFont" style:family="text">
      <style:text-properties style:font-name="Consolas" style:font-name-complex="Consolas" fo:color="#000000" fo:font-size="9.5pt" style:font-size-asian="9.5pt" style:font-size-complex="9.5pt" fo:language="en" fo:country="US"/>
    </style:style>
    <style:style style:name="P10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094" style:parent-style-name="Normal" style:family="paragraph">
      <style:paragraph-properties style:text-autospace="none" fo:margin-bottom="0in" fo:line-height="100%"/>
    </style:style>
    <style:style style:name="T1095" style:parent-style-name="DefaultParagraphFont" style:family="text">
      <style:text-properties style:font-name="Consolas" style:font-name-complex="Consolas" fo:color="#000000" fo:font-size="9.5pt" style:font-size-asian="9.5pt" style:font-size-complex="9.5pt" fo:language="en" fo:country="US"/>
    </style:style>
    <style:style style:name="T1096" style:parent-style-name="DefaultParagraphFont" style:family="text">
      <style:text-properties style:font-name="Consolas" style:font-name-complex="Consolas" fo:color="#0000FF" fo:font-size="9.5pt" style:font-size-asian="9.5pt" style:font-size-complex="9.5pt" fo:language="en" fo:country="US"/>
    </style:style>
    <style:style style:name="T1097" style:parent-style-name="DefaultParagraphFont" style:family="text">
      <style:text-properties style:font-name="Consolas" style:font-name-complex="Consolas" fo:color="#000000" fo:font-size="9.5pt" style:font-size-asian="9.5pt" style:font-size-complex="9.5pt" fo:language="en" fo:country="US"/>
    </style:style>
    <style:style style:name="T1098" style:parent-style-name="DefaultParagraphFont" style:family="text">
      <style:text-properties style:font-name="Consolas" style:font-name-complex="Consolas" fo:color="#0000FF" fo:font-size="9.5pt" style:font-size-asian="9.5pt" style:font-size-complex="9.5pt" fo:language="en" fo:country="US"/>
    </style:style>
    <style:style style:name="T1099" style:parent-style-name="DefaultParagraphFont" style:family="text">
      <style:text-properties style:font-name="Consolas" style:font-name-complex="Consolas" fo:color="#000000" fo:font-size="9.5pt" style:font-size-asian="9.5pt" style:font-size-complex="9.5pt" fo:language="en" fo:country="US"/>
    </style:style>
    <style:style style:name="T1100" style:parent-style-name="DefaultParagraphFont" style:family="text">
      <style:text-properties style:font-name="Consolas" style:font-name-complex="Consolas" fo:color="#0000FF" fo:font-size="9.5pt" style:font-size-asian="9.5pt" style:font-size-complex="9.5pt" fo:language="en" fo:country="US"/>
    </style:style>
    <style:style style:name="T1101" style:parent-style-name="DefaultParagraphFont" style:family="text">
      <style:text-properties style:font-name="Consolas" style:font-name-complex="Consolas" fo:color="#000000" fo:font-size="9.5pt" style:font-size-asian="9.5pt" style:font-size-complex="9.5pt" fo:language="en" fo:country="US"/>
    </style:style>
    <style:style style:name="T1102" style:parent-style-name="DefaultParagraphFont" style:family="text">
      <style:text-properties style:font-name="Consolas" style:font-name-complex="Consolas" fo:color="#0000FF" fo:font-size="9.5pt" style:font-size-asian="9.5pt" style:font-size-complex="9.5pt" fo:language="en" fo:country="US"/>
    </style:style>
    <style:style style:name="T1103" style:parent-style-name="DefaultParagraphFont" style:family="text">
      <style:text-properties style:font-name="Consolas" style:font-name-complex="Consolas" fo:color="#000000" fo:font-size="9.5pt" style:font-size-asian="9.5pt" style:font-size-complex="9.5pt" fo:language="en" fo:country="US"/>
    </style:style>
    <style:style style:name="P11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05" style:parent-style-name="Normal" style:family="paragraph">
      <style:paragraph-properties style:text-autospace="none" fo:margin-bottom="0in" fo:line-height="100%"/>
    </style:style>
    <style:style style:name="T1106" style:parent-style-name="DefaultParagraphFont" style:family="text">
      <style:text-properties style:font-name="Consolas" style:font-name-complex="Consolas" fo:color="#000000" fo:font-size="9.5pt" style:font-size-asian="9.5pt" style:font-size-complex="9.5pt" fo:language="en" fo:country="US"/>
    </style:style>
    <style:style style:name="T1107" style:parent-style-name="DefaultParagraphFont" style:family="text">
      <style:text-properties style:font-name="Consolas" style:font-name-complex="Consolas" fo:color="#0000FF" fo:font-size="9.5pt" style:font-size-asian="9.5pt" style:font-size-complex="9.5pt" fo:language="en" fo:country="US"/>
    </style:style>
    <style:style style:name="T1108" style:parent-style-name="DefaultParagraphFont" style:family="text">
      <style:text-properties style:font-name="Consolas" style:font-name-complex="Consolas" fo:color="#000000" fo:font-size="9.5pt" style:font-size-asian="9.5pt" style:font-size-complex="9.5pt" fo:language="en" fo:country="US"/>
    </style:style>
    <style:style style:name="T1109" style:parent-style-name="DefaultParagraphFont" style:family="text">
      <style:text-properties style:font-name="Consolas" style:font-name-complex="Consolas" fo:color="#A31515" fo:font-size="9.5pt" style:font-size-asian="9.5pt" style:font-size-complex="9.5pt" fo:language="en" fo:country="US"/>
    </style:style>
    <style:style style:name="T1110" style:parent-style-name="DefaultParagraphFont" style:family="text">
      <style:text-properties style:font-name="Consolas" style:font-name-complex="Consolas" fo:color="#000000" fo:font-size="9.5pt" style:font-size-asian="9.5pt" style:font-size-complex="9.5pt" fo:language="en" fo:country="US"/>
    </style:style>
    <style:style style:name="P1111" style:parent-style-name="Normal" style:family="paragraph">
      <style:paragraph-properties style:text-autospace="none" fo:margin-bottom="0in" fo:line-height="100%"/>
    </style:style>
    <style:style style:name="T1112" style:parent-style-name="DefaultParagraphFont" style:family="text">
      <style:text-properties style:font-name="Consolas" style:font-name-complex="Consolas" fo:color="#000000" fo:font-size="9.5pt" style:font-size-asian="9.5pt" style:font-size-complex="9.5pt" fo:language="en" fo:country="US"/>
    </style:style>
    <style:style style:name="T1113" style:parent-style-name="DefaultParagraphFont" style:family="text">
      <style:text-properties style:font-name="Consolas" style:font-name-complex="Consolas" fo:color="#0000FF" fo:font-size="9.5pt" style:font-size-asian="9.5pt" style:font-size-complex="9.5pt" fo:language="en" fo:country="US"/>
    </style:style>
    <style:style style:name="T1114" style:parent-style-name="DefaultParagraphFont" style:family="text">
      <style:text-properties style:font-name="Consolas" style:font-name-complex="Consolas" fo:color="#000000" fo:font-size="9.5pt" style:font-size-asian="9.5pt" style:font-size-complex="9.5pt" fo:language="en" fo:country="US"/>
    </style:style>
    <style:style style:name="P11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T1116" style:parent-style-name="DefaultParagraphFont" style:family="text">
      <style:text-properties style:font-name="Consolas" style:font-name-complex="Consolas" fo:color="#000000" fo:font-size="9.5pt" style:font-size-asian="9.5pt" style:font-size-complex="9.5pt" fo:language="en" fo:country="US"/>
    </style:style>
    <style:style style:name="P1117" style:parent-style-name="Normal" style:family="paragraph">
      <style:paragraph-properties fo:text-align="center"/>
      <style:text-properties fo:font-style="italic" style:font-style-asian="italic"/>
    </style:style>
    <style:style style:name="P1118" style:parent-style-name="Heading3" style:family="paragraph"/>
    <style:style style:name="TableColumn1120" style:family="table-column">
      <style:table-column-properties style:column-width="6.1298in"/>
    </style:style>
    <style:style style:name="Table1119" style:family="table">
      <style:table-properties style:width="6.1298in" fo:margin-left="0in" table:align="left"/>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style:text-autospace="none" fo:margin-bottom="0in" fo:line-height="100%"/>
    </style:style>
    <style:style style:name="T1124" style:parent-style-name="DefaultParagraphFont" style:family="text">
      <style:text-properties style:font-name="Consolas" style:font-name-complex="Consolas" fo:color="#000000" fo:font-size="9.5pt" style:font-size-asian="9.5pt" style:font-size-complex="9.5pt" fo:language="en" fo:country="US"/>
    </style:style>
    <style:style style:name="T1125" style:parent-style-name="DefaultParagraphFont" style:family="text">
      <style:text-properties style:font-name="Consolas" style:font-name-complex="Consolas" fo:color="#0000FF" fo:font-size="9.5pt" style:font-size-asian="9.5pt" style:font-size-complex="9.5pt" fo:language="en" fo:country="US"/>
    </style:style>
    <style:style style:name="T1126" style:parent-style-name="DefaultParagraphFont" style:family="text">
      <style:text-properties style:font-name="Consolas" style:font-name-complex="Consolas" fo:color="#000000" fo:font-size="9.5pt" style:font-size-asian="9.5pt" style:font-size-complex="9.5pt" fo:language="en" fo:country="US"/>
    </style:style>
    <style:style style:name="T1127" style:parent-style-name="DefaultParagraphFont" style:family="text">
      <style:text-properties style:font-name="Consolas" style:font-name-complex="Consolas" fo:color="#0000FF" fo:font-size="9.5pt" style:font-size-asian="9.5pt" style:font-size-complex="9.5pt" fo:language="en" fo:country="US"/>
    </style:style>
    <style:style style:name="T1128" style:parent-style-name="DefaultParagraphFont" style:family="text">
      <style:text-properties style:font-name="Consolas" style:font-name-complex="Consolas" fo:color="#000000" fo:font-size="9.5pt" style:font-size-asian="9.5pt" style:font-size-complex="9.5pt" fo:language="en" fo:country="US"/>
    </style:style>
    <style:style style:name="T1129" style:parent-style-name="DefaultParagraphFont" style:family="text">
      <style:text-properties style:font-name="Consolas" style:font-name-complex="Consolas" fo:color="#0000FF" fo:font-size="9.5pt" style:font-size-asian="9.5pt" style:font-size-complex="9.5pt" fo:language="en" fo:country="US"/>
    </style:style>
    <style:style style:name="T1130" style:parent-style-name="DefaultParagraphFont" style:family="text">
      <style:text-properties style:font-name="Consolas" style:font-name-complex="Consolas" fo:color="#000000" fo:font-size="9.5pt" style:font-size-asian="9.5pt" style:font-size-complex="9.5pt" fo:language="en" fo:country="US"/>
    </style:style>
    <style:style style:name="P11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32" style:parent-style-name="Normal" style:family="paragraph">
      <style:paragraph-properties style:text-autospace="none" fo:margin-bottom="0in" fo:line-height="100%"/>
    </style:style>
    <style:style style:name="T1133" style:parent-style-name="DefaultParagraphFont" style:family="text">
      <style:text-properties style:font-name="Consolas" style:font-name-complex="Consolas" fo:color="#000000" fo:font-size="9.5pt" style:font-size-asian="9.5pt" style:font-size-complex="9.5pt" fo:language="en" fo:country="US"/>
    </style:style>
    <style:style style:name="T1134" style:parent-style-name="DefaultParagraphFont" style:family="text">
      <style:text-properties style:font-name="Consolas" style:font-name-complex="Consolas" fo:color="#0000FF" fo:font-size="9.5pt" style:font-size-asian="9.5pt" style:font-size-complex="9.5pt" fo:language="en" fo:country="US"/>
    </style:style>
    <style:style style:name="T1135" style:parent-style-name="DefaultParagraphFont" style:family="text">
      <style:text-properties style:font-name="Consolas" style:font-name-complex="Consolas" fo:color="#000000" fo:font-size="9.5pt" style:font-size-asian="9.5pt" style:font-size-complex="9.5pt" fo:language="en" fo:country="US"/>
    </style:style>
    <style:style style:name="T1136" style:parent-style-name="DefaultParagraphFont" style:family="text">
      <style:text-properties style:font-name="Consolas" style:font-name-complex="Consolas" fo:color="#0000FF" fo:font-size="9.5pt" style:font-size-asian="9.5pt" style:font-size-complex="9.5pt" fo:language="en" fo:country="US"/>
    </style:style>
    <style:style style:name="T1137" style:parent-style-name="DefaultParagraphFont" style:family="text">
      <style:text-properties style:font-name="Consolas" style:font-name-complex="Consolas" fo:color="#000000" fo:font-size="9.5pt" style:font-size-asian="9.5pt" style:font-size-complex="9.5pt" fo:language="en" fo:country="US"/>
    </style:style>
    <style:style style:name="P11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39" style:parent-style-name="Normal" style:family="paragraph">
      <style:paragraph-properties style:text-autospace="none" fo:margin-bottom="0in" fo:line-height="100%"/>
    </style:style>
    <style:style style:name="T1140" style:parent-style-name="DefaultParagraphFont" style:family="text">
      <style:text-properties style:font-name="Consolas" style:font-name-complex="Consolas" fo:color="#000000" fo:font-size="9.5pt" style:font-size-asian="9.5pt" style:font-size-complex="9.5pt" fo:language="en" fo:country="US"/>
    </style:style>
    <style:style style:name="T1141" style:parent-style-name="DefaultParagraphFont" style:family="text">
      <style:text-properties style:font-name="Consolas" style:font-name-complex="Consolas" fo:color="#A31515" fo:font-size="9.5pt" style:font-size-asian="9.5pt" style:font-size-complex="9.5pt" fo:language="en" fo:country="US"/>
    </style:style>
    <style:style style:name="T1142" style:parent-style-name="DefaultParagraphFont" style:family="text">
      <style:text-properties style:font-name="Consolas" style:font-name-complex="Consolas" fo:color="#000000" fo:font-size="9.5pt" style:font-size-asian="9.5pt" style:font-size-complex="9.5pt" fo:language="en" fo:country="US"/>
    </style:style>
    <style:style style:name="P11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45" style:parent-style-name="Normal" style:family="paragraph">
      <style:paragraph-properties style:text-autospace="none" fo:margin-bottom="0in" fo:line-height="100%"/>
    </style:style>
    <style:style style:name="T1146" style:parent-style-name="DefaultParagraphFont" style:family="text">
      <style:text-properties style:font-name="Consolas" style:font-name-complex="Consolas" fo:color="#000000" fo:font-size="9.5pt" style:font-size-asian="9.5pt" style:font-size-complex="9.5pt" fo:language="en" fo:country="US"/>
    </style:style>
    <style:style style:name="T1147" style:parent-style-name="DefaultParagraphFont" style:family="text">
      <style:text-properties style:font-name="Consolas" style:font-name-complex="Consolas" fo:color="#0000FF" fo:font-size="9.5pt" style:font-size-asian="9.5pt" style:font-size-complex="9.5pt" fo:language="en" fo:country="US"/>
    </style:style>
    <style:style style:name="T1148" style:parent-style-name="DefaultParagraphFont" style:family="text">
      <style:text-properties style:font-name="Consolas" style:font-name-complex="Consolas" fo:color="#000000" fo:font-size="9.5pt" style:font-size-asian="9.5pt" style:font-size-complex="9.5pt" fo:language="en" fo:country="US"/>
    </style:style>
    <style:style style:name="T1149" style:parent-style-name="DefaultParagraphFont" style:family="text">
      <style:text-properties style:font-name="Consolas" style:font-name-complex="Consolas" fo:color="#A31515" fo:font-size="9.5pt" style:font-size-asian="9.5pt" style:font-size-complex="9.5pt" fo:language="en" fo:country="US"/>
    </style:style>
    <style:style style:name="T1150" style:parent-style-name="DefaultParagraphFont" style:family="text">
      <style:text-properties style:font-name="Consolas" style:font-name-complex="Consolas" fo:color="#000000" fo:font-size="9.5pt" style:font-size-asian="9.5pt" style:font-size-complex="9.5pt" fo:language="en" fo:country="US"/>
    </style:style>
    <style:style style:name="P11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52" style:parent-style-name="Normal" style:family="paragraph">
      <style:paragraph-properties style:text-autospace="none" fo:margin-bottom="0in" fo:line-height="100%"/>
    </style:style>
    <style:style style:name="T1153" style:parent-style-name="DefaultParagraphFont" style:family="text">
      <style:text-properties style:font-name="Consolas" style:font-name-complex="Consolas" fo:color="#000000" fo:font-size="9.5pt" style:font-size-asian="9.5pt" style:font-size-complex="9.5pt" fo:language="en" fo:country="US"/>
    </style:style>
    <style:style style:name="T1154" style:parent-style-name="DefaultParagraphFont" style:family="text">
      <style:text-properties style:font-name="Consolas" style:font-name-complex="Consolas" fo:color="#A31515" fo:font-size="9.5pt" style:font-size-asian="9.5pt" style:font-size-complex="9.5pt" fo:language="en" fo:country="US"/>
    </style:style>
    <style:style style:name="T1155" style:parent-style-name="DefaultParagraphFont" style:family="text">
      <style:text-properties style:font-name="Consolas" style:font-name-complex="Consolas" fo:color="#000000" fo:font-size="9.5pt" style:font-size-asian="9.5pt" style:font-size-complex="9.5pt" fo:language="en" fo:country="US"/>
    </style:style>
    <style:style style:name="P11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57" style:parent-style-name="Normal" style:family="paragraph">
      <style:paragraph-properties style:text-autospace="none" fo:margin-bottom="0in" fo:line-height="100%"/>
    </style:style>
    <style:style style:name="T1158" style:parent-style-name="DefaultParagraphFont" style:family="text">
      <style:text-properties style:font-name="Consolas" style:font-name-complex="Consolas" fo:color="#000000" fo:font-size="9.5pt" style:font-size-asian="9.5pt" style:font-size-complex="9.5pt" fo:language="en" fo:country="US"/>
    </style:style>
    <style:style style:name="T1159" style:parent-style-name="DefaultParagraphFont" style:family="text">
      <style:text-properties style:font-name="Consolas" style:font-name-complex="Consolas" fo:color="#0000FF" fo:font-size="9.5pt" style:font-size-asian="9.5pt" style:font-size-complex="9.5pt" fo:language="en" fo:country="US"/>
    </style:style>
    <style:style style:name="P11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62" style:parent-style-name="Normal" style:family="paragraph">
      <style:paragraph-properties style:text-autospace="none" fo:margin-bottom="0in" fo:line-height="100%"/>
    </style:style>
    <style:style style:name="T1163" style:parent-style-name="DefaultParagraphFont" style:family="text">
      <style:text-properties style:font-name="Consolas" style:font-name-complex="Consolas" fo:color="#000000" fo:font-size="9.5pt" style:font-size-asian="9.5pt" style:font-size-complex="9.5pt" fo:language="en" fo:country="US"/>
    </style:style>
    <style:style style:name="T1164" style:parent-style-name="DefaultParagraphFont" style:family="text">
      <style:text-properties style:font-name="Consolas" style:font-name-complex="Consolas" fo:color="#0000FF" fo:font-size="9.5pt" style:font-size-asian="9.5pt" style:font-size-complex="9.5pt" fo:language="en" fo:country="US"/>
    </style:style>
    <style:style style:name="T1165" style:parent-style-name="DefaultParagraphFont" style:family="text">
      <style:text-properties style:font-name="Consolas" style:font-name-complex="Consolas" fo:color="#000000" fo:font-size="9.5pt" style:font-size-asian="9.5pt" style:font-size-complex="9.5pt" fo:language="en" fo:country="US"/>
    </style:style>
    <style:style style:name="P1166" style:parent-style-name="Normal" style:family="paragraph">
      <style:paragraph-properties style:text-autospace="none" fo:margin-bottom="0in" fo:line-height="100%"/>
    </style:style>
    <style:style style:name="T1167" style:parent-style-name="DefaultParagraphFont" style:family="text">
      <style:text-properties style:font-name="Consolas" style:font-name-complex="Consolas" fo:color="#000000" fo:font-size="9.5pt" style:font-size-asian="9.5pt" style:font-size-complex="9.5pt" fo:language="en" fo:country="US"/>
    </style:style>
    <style:style style:name="T1168" style:parent-style-name="DefaultParagraphFont" style:family="text">
      <style:text-properties style:font-name="Consolas" style:font-name-complex="Consolas" fo:color="#A31515" fo:font-size="9.5pt" style:font-size-asian="9.5pt" style:font-size-complex="9.5pt" fo:language="en" fo:country="US"/>
    </style:style>
    <style:style style:name="T1169" style:parent-style-name="DefaultParagraphFont" style:family="text">
      <style:text-properties style:font-name="Consolas" style:font-name-complex="Consolas" fo:color="#000000" fo:font-size="9.5pt" style:font-size-asian="9.5pt" style:font-size-complex="9.5pt" fo:language="en" fo:country="US"/>
    </style:style>
    <style:style style:name="P11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T1173" style:parent-style-name="DefaultParagraphFont" style:family="text">
      <style:text-properties style:font-name="Consolas" style:font-name-complex="Consolas" fo:color="#000000" fo:font-size="9.5pt" style:font-size-asian="9.5pt" style:font-size-complex="9.5pt" fo:language="en" fo:country="US"/>
    </style:style>
    <style:style style:name="P1174" style:parent-style-name="Normal" style:family="paragraph">
      <style:paragraph-properties fo:text-align="center"/>
      <style:text-properties fo:font-style="italic" style:font-style-asian="italic"/>
    </style:style>
    <style:style style:name="T1175" style:parent-style-name="DefaultParagraphFont" style:family="text">
      <style:text-properties fo:font-style="italic" style:font-style-asian="italic"/>
    </style:style>
    <style:style style:name="TableColumn1177" style:family="table-column">
      <style:table-column-properties style:column-width="6.1298in"/>
    </style:style>
    <style:style style:name="Table1176" style:family="table">
      <style:table-properties style:width="6.1298in" fo:margin-left="0in" table:align="left"/>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style:text-autospace="none" fo:margin-bottom="0in" fo:line-height="100%"/>
    </style:style>
    <style:style style:name="T1181" style:parent-style-name="DefaultParagraphFont" style:family="text">
      <style:text-properties style:font-name="Consolas" style:font-name-complex="Consolas" fo:color="#0000FF" fo:font-size="9.5pt" style:font-size-asian="9.5pt" style:font-size-complex="9.5pt" fo:language="en" fo:country="US"/>
    </style:style>
    <style:style style:name="T1182" style:parent-style-name="DefaultParagraphFont" style:family="text">
      <style:text-properties style:font-name="Consolas" style:font-name-complex="Consolas" fo:color="#000000" fo:font-size="9.5pt" style:font-size-asian="9.5pt" style:font-size-complex="9.5pt" fo:language="en" fo:country="US"/>
    </style:style>
    <style:style style:name="T1183" style:parent-style-name="DefaultParagraphFont" style:family="text">
      <style:text-properties style:font-name="Consolas" style:font-name-complex="Consolas" fo:color="#0000FF" fo:font-size="9.5pt" style:font-size-asian="9.5pt" style:font-size-complex="9.5pt" fo:language="en" fo:country="US"/>
    </style:style>
    <style:style style:name="T1184" style:parent-style-name="DefaultParagraphFont" style:family="text">
      <style:text-properties style:font-name="Consolas" style:font-name-complex="Consolas" fo:color="#000000" fo:font-size="9.5pt" style:font-size-asian="9.5pt" style:font-size-complex="9.5pt" fo:language="en" fo:country="US"/>
    </style:style>
    <style:style style:name="T1185" style:parent-style-name="DefaultParagraphFont" style:family="text">
      <style:text-properties style:font-name="Consolas" style:font-name-complex="Consolas" fo:color="#0000FF" fo:font-size="9.5pt" style:font-size-asian="9.5pt" style:font-size-complex="9.5pt" fo:language="en" fo:country="US"/>
    </style:style>
    <style:style style:name="T1186" style:parent-style-name="DefaultParagraphFont" style:family="text">
      <style:text-properties style:font-name="Consolas" style:font-name-complex="Consolas" fo:color="#000000" fo:font-size="9.5pt" style:font-size-asian="9.5pt" style:font-size-complex="9.5pt" fo:language="en" fo:country="US"/>
    </style:style>
    <style:style style:name="P11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92" style:parent-style-name="Normal" style:family="paragraph">
      <style:paragraph-properties style:text-autospace="none" fo:margin-bottom="0in" fo:line-height="100%"/>
    </style:style>
    <style:style style:name="T1193" style:parent-style-name="DefaultParagraphFont" style:family="text">
      <style:text-properties style:font-name="Consolas" style:font-name-complex="Consolas" fo:color="#000000" fo:font-size="9.5pt" style:font-size-asian="9.5pt" style:font-size-complex="9.5pt" fo:language="en" fo:country="US"/>
    </style:style>
    <style:style style:name="T1194" style:parent-style-name="DefaultParagraphFont" style:family="text">
      <style:text-properties style:font-name="Consolas" style:font-name-complex="Consolas" fo:color="#0000FF" fo:font-size="9.5pt" style:font-size-asian="9.5pt" style:font-size-complex="9.5pt" fo:language="en" fo:country="US"/>
    </style:style>
    <style:style style:name="T1195" style:parent-style-name="DefaultParagraphFont" style:family="text">
      <style:text-properties style:font-name="Consolas" style:font-name-complex="Consolas" fo:color="#000000" fo:font-size="9.5pt" style:font-size-asian="9.5pt" style:font-size-complex="9.5pt" fo:language="en" fo:country="US"/>
    </style:style>
    <style:style style:name="T1196" style:parent-style-name="DefaultParagraphFont" style:family="text">
      <style:text-properties style:font-name="Consolas" style:font-name-complex="Consolas" fo:color="#0000FF" fo:font-size="9.5pt" style:font-size-asian="9.5pt" style:font-size-complex="9.5pt" fo:language="en" fo:country="US"/>
    </style:style>
    <style:style style:name="T1197" style:parent-style-name="DefaultParagraphFont" style:family="text">
      <style:text-properties style:font-name="Consolas" style:font-name-complex="Consolas" fo:color="#000000" fo:font-size="9.5pt" style:font-size-asian="9.5pt" style:font-size-complex="9.5pt" fo:language="en" fo:country="US"/>
    </style:style>
    <style:style style:name="P11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199" style:parent-style-name="Normal" style:family="paragraph">
      <style:paragraph-properties style:text-autospace="none" fo:margin-bottom="0in" fo:line-height="100%"/>
    </style:style>
    <style:style style:name="T1200" style:parent-style-name="DefaultParagraphFont" style:family="text">
      <style:text-properties style:font-name="Consolas" style:font-name-complex="Consolas" fo:color="#000000" fo:font-size="9.5pt" style:font-size-asian="9.5pt" style:font-size-complex="9.5pt" fo:language="en" fo:country="US"/>
    </style:style>
    <style:style style:name="T1201" style:parent-style-name="DefaultParagraphFont" style:family="text">
      <style:text-properties style:font-name="Consolas" style:font-name-complex="Consolas" fo:color="#0000FF" fo:font-size="9.5pt" style:font-size-asian="9.5pt" style:font-size-complex="9.5pt" fo:language="en" fo:country="US"/>
    </style:style>
    <style:style style:name="T1202" style:parent-style-name="DefaultParagraphFont" style:family="text">
      <style:text-properties style:font-name="Consolas" style:font-name-complex="Consolas" fo:color="#000000" fo:font-size="9.5pt" style:font-size-asian="9.5pt" style:font-size-complex="9.5pt" fo:language="en" fo:country="US"/>
    </style:style>
    <style:style style:name="T1203" style:parent-style-name="DefaultParagraphFont" style:family="text">
      <style:text-properties style:font-name="Consolas" style:font-name-complex="Consolas" fo:color="#000000" fo:font-size="9.5pt" style:font-size-asian="9.5pt" style:font-size-complex="9.5pt" fo:language="en" fo:country="US"/>
    </style:style>
    <style:style style:name="P1204" style:parent-style-name="Normal" style:family="paragraph">
      <style:paragraph-properties fo:text-align="center"/>
    </style:style>
    <style:style style:name="T1205" style:parent-style-name="DefaultParagraphFont" style:family="text">
      <style:text-properties fo:font-style="italic" style:font-style-asian="italic"/>
    </style:style>
    <style:style style:name="P1206" style:parent-style-name="Normal" style:family="paragraph">
      <style:paragraph-properties fo:break-before="page" fo:margin-bottom="0.1111in" fo:line-height="107%"/>
    </style:style>
    <style:style style:name="P1207" style:parent-style-name="Heading1" style:family="paragraph"/>
    <style:style style:name="P1208" style:parent-style-name="ListParagraph" style:family="paragraph"/>
    <style:style style:name="P1209" style:parent-style-name="ListParagraph" style:family="paragraph"/>
    <style:style style:name="P1210" style:parent-style-name="ListParagraph" style:family="paragraph"/>
    <style:style style:name="P1211" style:parent-style-name="Heading2" style:family="paragraph"/>
    <style:style style:name="P1212" style:parent-style-name="Heading3" style:family="paragraph"/>
    <style:style style:name="TableColumn1214" style:family="table-column">
      <style:table-column-properties style:column-width="2.043in"/>
    </style:style>
    <style:style style:name="TableColumn1215" style:family="table-column">
      <style:table-column-properties style:column-width="2.043in"/>
    </style:style>
    <style:style style:name="TableColumn1216" style:family="table-column">
      <style:table-column-properties style:column-width="2.0437in"/>
    </style:style>
    <style:style style:name="Table1213" style:family="table">
      <style:table-properties style:width="6.1298in" fo:margin-left="0in" table:align="left"/>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text-align="center"/>
      <style:text-properties fo:font-weight="bold" style:font-weight-asian="bold"/>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center"/>
      <style:text-properties fo:font-weight="bold" style:font-weight-asian="bold"/>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center"/>
      <style:text-properties fo:font-weight="bold" style:font-weight-asian="bold"/>
    </style:style>
    <style:style style:name="TableRow1224" style:family="table-row">
      <style:table-row-properties/>
    </style:style>
    <style:style style:name="TableCell1225" style:family="table-cell">
      <style:table-cell-properties fo:border="0.0069in solid #000000" style:writing-mode="lr-tb" fo:padding-top="0in" fo:padding-left="0.075in" fo:padding-bottom="0in" fo:padding-right="0.075in"/>
    </style:style>
    <style:style style:name="TableCell1226" style:family="table-cell">
      <style:table-cell-properties fo:border="0.0069in solid #000000" style:writing-mode="lr-tb" fo:padding-top="0in" fo:padding-left="0.075in" fo:padding-bottom="0in" fo:padding-right="0.075in"/>
    </style:style>
    <style:style style:name="TableCell1227" style:family="table-cell">
      <style:table-cell-properties fo:border="0.0069in solid #000000" style:writing-mode="lr-tb" fo:padding-top="0in" fo:padding-left="0.075in" fo:padding-bottom="0in" fo:padding-right="0.075in"/>
    </style:style>
    <style:style style:name="TableRow1228" style:family="table-row">
      <style:table-row-properties/>
    </style:style>
    <style:style style:name="TableCell1229" style:family="table-cell">
      <style:table-cell-properties fo:border="0.0069in solid #000000" style:writing-mode="lr-tb" fo:padding-top="0in" fo:padding-left="0.075in" fo:padding-bottom="0in" fo:padding-right="0.075in"/>
    </style:style>
    <style:style style:name="TableCell1230" style:family="table-cell">
      <style:table-cell-properties fo:border="0.0069in solid #000000" style:writing-mode="lr-tb" fo:padding-top="0in" fo:padding-left="0.075in" fo:padding-bottom="0in" fo:padding-right="0.075in"/>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text-align="center"/>
      <style:text-properties fo:font-style="italic" style:font-style-asian="italic"/>
    </style:style>
    <style:style style:name="P1233" style:parent-style-name="Heading3" style:family="paragraph"/>
    <style:style style:name="TableColumn1235" style:family="table-column">
      <style:table-column-properties style:column-width="2.043in"/>
    </style:style>
    <style:style style:name="TableColumn1236" style:family="table-column">
      <style:table-column-properties style:column-width="2.043in"/>
    </style:style>
    <style:style style:name="TableColumn1237" style:family="table-column">
      <style:table-column-properties style:column-width="2.0437in"/>
    </style:style>
    <style:style style:name="Table1234" style:family="table">
      <style:table-properties style:width="6.1298in" fo:margin-left="0in" table:align="left"/>
    </style:style>
    <style:style style:name="TableRow1238" style:family="table-row">
      <style:table-row-propertie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center"/>
      <style:text-properties fo:font-weight="bold" style:font-weight-asian="bold"/>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center"/>
      <style:text-properties fo:font-weight="bold" style:font-weight-asian="bold"/>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text-align="center"/>
      <style:text-properties fo:font-weight="bold" style:font-weight-asian="bold"/>
    </style:style>
    <style:style style:name="TableRow1245" style:family="table-row">
      <style:table-row-properties/>
    </style:style>
    <style:style style:name="TableCell1246" style:family="table-cell">
      <style:table-cell-properties fo:border="0.0069in solid #000000" style:writing-mode="lr-tb" fo:padding-top="0in" fo:padding-left="0.075in" fo:padding-bottom="0in" fo:padding-right="0.075in"/>
    </style:style>
    <style:style style:name="T1247" style:parent-style-name="DefaultParagraphFont" style:family="text">
      <style:text-properties fo:language="en" fo:country="US"/>
    </style:style>
    <style:style style:name="TableCell1248" style:family="table-cell">
      <style:table-cell-properties fo:border="0.0069in solid #000000" style:writing-mode="lr-tb" fo:padding-top="0in" fo:padding-left="0.075in" fo:padding-bottom="0in" fo:padding-right="0.075in"/>
    </style:style>
    <style:style style:name="TableCell1249" style:family="table-cell">
      <style:table-cell-properties fo:border="0.0069in solid #000000" style:writing-mode="lr-tb" fo:padding-top="0in" fo:padding-left="0.075in" fo:padding-bottom="0in" fo:padding-right="0.075in"/>
    </style:style>
    <style:style style:name="TableRow1250" style:family="table-row">
      <style:table-row-properties/>
    </style:style>
    <style:style style:name="TableCell1251" style:family="table-cell">
      <style:table-cell-properties fo:border="0.0069in solid #000000" style:writing-mode="lr-tb" fo:padding-top="0in" fo:padding-left="0.075in" fo:padding-bottom="0in" fo:padding-right="0.075in"/>
    </style:style>
    <style:style style:name="TableCell1252" style:family="table-cell">
      <style:table-cell-properties fo:border="0.0069in solid #000000" style:writing-mode="lr-tb" fo:padding-top="0in" fo:padding-left="0.075in" fo:padding-bottom="0in" fo:padding-right="0.075in"/>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center"/>
      <style:text-properties fo:font-style="italic" style:font-style-asian="italic" fo:language="en" fo:country="US"/>
    </style:style>
    <style:style style:name="P1255" style:parent-style-name="Heading3" style:family="paragraph">
      <style:text-properties fo:language="en" fo:country="US"/>
    </style:style>
    <style:style style:name="P1256" style:parent-style-name="Normal" style:family="paragraph">
      <style:text-properties fo:language="en" fo:country="US"/>
    </style:style>
    <style:style style:name="TableColumn1258" style:family="table-column">
      <style:table-column-properties style:column-width="2.043in"/>
    </style:style>
    <style:style style:name="TableColumn1259" style:family="table-column">
      <style:table-column-properties style:column-width="2.043in"/>
    </style:style>
    <style:style style:name="TableColumn1260" style:family="table-column">
      <style:table-column-properties style:column-width="2.0437in"/>
    </style:style>
    <style:style style:name="Table1257" style:family="table">
      <style:table-properties style:width="6.1298in" fo:margin-left="0in" table:align="left"/>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text-align="center"/>
      <style:text-properties fo:font-weight="bold" style:font-weight-asian="bold"/>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text-align="center"/>
      <style:text-properties fo:font-weight="bold" style:font-weight-asian="bold"/>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text-align="center"/>
      <style:text-properties fo:font-weight="bold" style:font-weight-asian="bold"/>
    </style:style>
    <style:style style:name="TableRow1268" style:family="table-row">
      <style:table-row-properties/>
    </style:style>
    <style:style style:name="TableCell1269" style:family="table-cell">
      <style:table-cell-properties fo:border="0.0069in solid #000000" style:writing-mode="lr-tb" fo:padding-top="0in" fo:padding-left="0.075in" fo:padding-bottom="0in" fo:padding-right="0.075in"/>
    </style:style>
    <style:style style:name="T1270" style:parent-style-name="DefaultParagraphFont" style:family="text">
      <style:text-properties fo:language="en" fo:country="US"/>
    </style:style>
    <style:style style:name="TableCell1271" style:family="table-cell">
      <style:table-cell-properties fo:border="0.0069in solid #000000" style:writing-mode="lr-tb" fo:padding-top="0in" fo:padding-left="0.075in" fo:padding-bottom="0in" fo:padding-right="0.075in"/>
    </style:style>
    <style:style style:name="T1272" style:parent-style-name="DefaultParagraphFont" style:family="text">
      <style:text-properties fo:language="en" fo:country="US"/>
    </style:style>
    <style:style style:name="TableCell1273" style:family="table-cell">
      <style:table-cell-properties fo:border="0.0069in solid #000000" style:writing-mode="lr-tb" fo:padding-top="0in" fo:padding-left="0.075in" fo:padding-bottom="0in" fo:padding-right="0.075in"/>
    </style:style>
    <style:style style:name="TableRow1274" style:family="table-row">
      <style:table-row-properties/>
    </style:style>
    <style:style style:name="TableCell1275" style:family="table-cell">
      <style:table-cell-properties fo:border="0.0069in solid #000000" style:writing-mode="lr-tb" fo:padding-top="0in" fo:padding-left="0.075in" fo:padding-bottom="0in" fo:padding-right="0.075in"/>
    </style:style>
    <style:style style:name="T1276" style:parent-style-name="DefaultParagraphFont" style:family="text">
      <style:text-properties fo:language="en" fo:country="US"/>
    </style:style>
    <style:style style:name="TableCell1277" style:family="table-cell">
      <style:table-cell-properties fo:border="0.0069in solid #000000" style:writing-mode="lr-tb" fo:padding-top="0in" fo:padding-left="0.075in" fo:padding-bottom="0in" fo:padding-right="0.075in"/>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text-align="center"/>
      <style:text-properties fo:font-style="italic" style:font-style-asian="italic" fo:language="en" fo:country="US"/>
    </style:style>
    <style:style style:name="P1280" style:parent-style-name="Heading3" style:family="paragraph">
      <style:text-properties fo:language="en" fo:country="US"/>
    </style:style>
    <style:style style:name="P1281" style:parent-style-name="Normal" style:family="paragraph">
      <style:paragraph-properties fo:text-align="justify"/>
    </style:style>
    <style:style style:name="P1282" style:parent-style-name="Normal" style:family="paragraph">
      <style:paragraph-properties fo:text-align="justify"/>
    </style:style>
    <style:style style:name="T1283" style:parent-style-name="DefaultParagraphFont" style:family="text">
      <style:text-properties fo:font-weight="bold" style:font-weight-asian="bold"/>
    </style:style>
    <style:style style:name="T1284" style:parent-style-name="DefaultParagraphFont" style:family="text">
      <style:text-properties fo:font-weight="bold" style:font-weight-asian="bold" fo:language="en" fo:country="US"/>
    </style:style>
    <style:style style:name="P1285" style:parent-style-name="Normal" style:family="paragraph">
      <style:paragraph-properties fo:text-align="justify"/>
    </style:style>
    <style:style style:name="T1286" style:parent-style-name="DefaultParagraphFont" style:family="text">
      <style:text-properties style:font-name="Consolas" style:font-name-complex="Consolas" fo:color="#0000FF" fo:font-size="9.5pt" style:font-size-asian="9.5pt" style:font-size-complex="9.5pt" fo:language="en" fo:country="US"/>
    </style:style>
    <style:style style:name="T1287" style:parent-style-name="DefaultParagraphFont" style:family="text">
      <style:text-properties style:font-name="Consolas" style:font-name-complex="Consolas" fo:color="#A31515" fo:font-size="9.5pt" style:font-size-asian="9.5pt" style:font-size-complex="9.5pt" fo:language="en" fo:country="US"/>
    </style:style>
    <style:style style:name="T1288" style:parent-style-name="DefaultParagraphFont" style:family="text">
      <style:text-properties style:font-name="Consolas" style:font-name-complex="Consolas" fo:color="#0000FF" fo:font-size="9.5pt" style:font-size-asian="9.5pt" style:font-size-complex="9.5pt" fo:language="en" fo:country="US"/>
    </style:style>
    <style:style style:name="T1289" style:parent-style-name="DefaultParagraphFont" style:family="text">
      <style:text-properties style:font-name="Consolas" style:font-name-complex="Consolas" fo:color="#FF0000" fo:font-size="9.5pt" style:font-size-asian="9.5pt" style:font-size-complex="9.5pt" fo:language="en" fo:country="US"/>
    </style:style>
    <style:style style:name="T1290" style:parent-style-name="DefaultParagraphFont" style:family="text">
      <style:text-properties style:font-name="Consolas" style:font-name-complex="Consolas" fo:color="#0000FF" fo:font-size="9.5pt" style:font-size-asian="9.5pt" style:font-size-complex="9.5pt" fo:language="en" fo:country="US"/>
    </style:style>
    <style:style style:name="T1291" style:parent-style-name="DefaultParagraphFont" style:family="text">
      <style:text-properties style:font-name="Consolas" style:font-name-complex="Consolas" fo:color="#000000" fo:font-size="9.5pt" style:font-size-asian="9.5pt" style:font-size-complex="9.5pt" fo:language="en" fo:country="US"/>
    </style:style>
    <style:style style:name="T1292" style:parent-style-name="DefaultParagraphFont" style:family="text">
      <style:text-properties style:font-name="Consolas" style:font-name-complex="Consolas" fo:color="#0000FF" fo:font-size="9.5pt" style:font-size-asian="9.5pt" style:font-size-complex="9.5pt" fo:language="en" fo:country="US"/>
    </style:style>
    <style:style style:name="T1293" style:parent-style-name="DefaultParagraphFont" style:family="text">
      <style:text-properties style:font-name="Consolas" style:font-name-complex="Consolas" fo:color="#000000" fo:font-size="9.5pt" style:font-size-asian="9.5pt" style:font-size-complex="9.5pt" fo:language="en" fo:country="US"/>
    </style:style>
    <style:style style:name="T1294" style:parent-style-name="DefaultParagraphFont" style:family="text">
      <style:text-properties style:font-name="Consolas" style:font-name-complex="Consolas" fo:color="#0000FF" fo:font-size="9.5pt" style:font-size-asian="9.5pt" style:font-size-complex="9.5pt" fo:language="en" fo:country="US"/>
    </style:style>
    <style:style style:name="T1295" style:parent-style-name="DefaultParagraphFont" style:family="text">
      <style:text-properties style:font-name="Consolas" style:font-name-complex="Consolas" fo:color="#FF0000" fo:font-size="9.5pt" style:font-size-asian="9.5pt" style:font-size-complex="9.5pt" fo:language="en" fo:country="US"/>
    </style:style>
    <style:style style:name="T1296" style:parent-style-name="DefaultParagraphFont" style:family="text">
      <style:text-properties style:font-name="Consolas" style:font-name-complex="Consolas" fo:color="#0000FF" fo:font-size="9.5pt" style:font-size-asian="9.5pt" style:font-size-complex="9.5pt" fo:language="en" fo:country="US"/>
    </style:style>
    <style:style style:name="T1297" style:parent-style-name="DefaultParagraphFont" style:family="text">
      <style:text-properties style:font-name="Consolas" style:font-name-complex="Consolas" fo:color="#000000" fo:font-size="9.5pt" style:font-size-asian="9.5pt" style:font-size-complex="9.5pt" fo:language="en" fo:country="US"/>
    </style:style>
    <style:style style:name="T1298" style:parent-style-name="DefaultParagraphFont" style:family="text">
      <style:text-properties style:font-name="Consolas" style:font-name-complex="Consolas" fo:color="#0000FF" fo:font-size="9.5pt" style:font-size-asian="9.5pt" style:font-size-complex="9.5pt" fo:language="en" fo:country="US"/>
    </style:style>
    <style:style style:name="T1299" style:parent-style-name="DefaultParagraphFont" style:family="text">
      <style:text-properties style:font-name="Consolas" style:font-name-complex="Consolas" fo:color="#000000" fo:font-size="9.5pt" style:font-size-asian="9.5pt" style:font-size-complex="9.5pt" fo:language="en" fo:country="US"/>
    </style:style>
    <style:style style:name="T1300" style:parent-style-name="DefaultParagraphFont" style:family="text">
      <style:text-properties style:font-name="Consolas" style:font-name-complex="Consolas" fo:color="#0000FF" fo:font-size="9.5pt" style:font-size-asian="9.5pt" style:font-size-complex="9.5pt" fo:language="en" fo:country="US"/>
    </style:style>
    <style:style style:name="P1301" style:parent-style-name="Normal" style:family="paragraph">
      <style:paragraph-properties fo:text-align="justify"/>
      <style:text-properties fo:font-weight="bold" style:font-weight-asian="bold" fo:language="en" fo:country="US"/>
    </style:style>
    <style:style style:name="P1302" style:parent-style-name="Normal" style:family="paragraph">
      <style:paragraph-properties fo:text-align="justify"/>
    </style:style>
    <style:style style:name="T1303" style:parent-style-name="DefaultParagraphFont" style:family="text">
      <style:text-properties style:font-name="Consolas" style:font-name-complex="Consolas" fo:color="#0000FF" fo:font-size="9.5pt" style:font-size-asian="9.5pt" style:font-size-complex="9.5pt" fo:language="en" fo:country="US"/>
    </style:style>
    <style:style style:name="T1304" style:parent-style-name="DefaultParagraphFont" style:family="text">
      <style:text-properties style:font-name="Consolas" style:font-name-complex="Consolas" fo:color="#A31515" fo:font-size="9.5pt" style:font-size-asian="9.5pt" style:font-size-complex="9.5pt" fo:language="en" fo:country="US"/>
    </style:style>
    <style:style style:name="T1305" style:parent-style-name="DefaultParagraphFont" style:family="text">
      <style:text-properties style:font-name="Consolas" style:font-name-complex="Consolas" fo:color="#0000FF" fo:font-size="9.5pt" style:font-size-asian="9.5pt" style:font-size-complex="9.5pt" fo:language="en" fo:country="US"/>
    </style:style>
    <style:style style:name="T1306" style:parent-style-name="DefaultParagraphFont" style:family="text">
      <style:text-properties style:font-name="Consolas" style:font-name-complex="Consolas" fo:color="#FF0000" fo:font-size="9.5pt" style:font-size-asian="9.5pt" style:font-size-complex="9.5pt" fo:language="en" fo:country="US"/>
    </style:style>
    <style:style style:name="T1307" style:parent-style-name="DefaultParagraphFont" style:family="text">
      <style:text-properties style:font-name="Consolas" style:font-name-complex="Consolas" fo:color="#0000FF" fo:font-size="9.5pt" style:font-size-asian="9.5pt" style:font-size-complex="9.5pt" fo:language="en" fo:country="US"/>
    </style:style>
    <style:style style:name="T1308" style:parent-style-name="DefaultParagraphFont" style:family="text">
      <style:text-properties style:font-name="Consolas" style:font-name-complex="Consolas" fo:color="#000000" fo:font-size="9.5pt" style:font-size-asian="9.5pt" style:font-size-complex="9.5pt" fo:language="en" fo:country="US"/>
    </style:style>
    <style:style style:name="T1309" style:parent-style-name="DefaultParagraphFont" style:family="text">
      <style:text-properties style:font-name="Consolas" style:font-name-complex="Consolas" fo:color="#0000FF" fo:font-size="9.5pt" style:font-size-asian="9.5pt" style:font-size-complex="9.5pt" fo:language="en" fo:country="US"/>
    </style:style>
    <style:style style:name="T1310" style:parent-style-name="DefaultParagraphFont" style:family="text">
      <style:text-properties style:font-name="Consolas" style:font-name-complex="Consolas" fo:color="#000000" fo:font-size="9.5pt" style:font-size-asian="9.5pt" style:font-size-complex="9.5pt" fo:language="en" fo:country="US"/>
    </style:style>
    <style:style style:name="T1311" style:parent-style-name="DefaultParagraphFont" style:family="text">
      <style:text-properties style:font-name="Consolas" style:font-name-complex="Consolas" fo:color="#0000FF" fo:font-size="9.5pt" style:font-size-asian="9.5pt" style:font-size-complex="9.5pt" fo:language="en" fo:country="US"/>
    </style:style>
    <style:style style:name="T1312" style:parent-style-name="DefaultParagraphFont" style:family="text">
      <style:text-properties style:font-name="Consolas" style:font-name-complex="Consolas" fo:color="#FF0000" fo:font-size="9.5pt" style:font-size-asian="9.5pt" style:font-size-complex="9.5pt" fo:language="en" fo:country="US"/>
    </style:style>
    <style:style style:name="T1313" style:parent-style-name="DefaultParagraphFont" style:family="text">
      <style:text-properties style:font-name="Consolas" style:font-name-complex="Consolas" fo:color="#0000FF" fo:font-size="9.5pt" style:font-size-asian="9.5pt" style:font-size-complex="9.5pt" fo:language="en" fo:country="US"/>
    </style:style>
    <style:style style:name="T1314" style:parent-style-name="DefaultParagraphFont" style:family="text">
      <style:text-properties style:font-name="Consolas" style:font-name-complex="Consolas" fo:color="#000000" fo:font-size="9.5pt" style:font-size-asian="9.5pt" style:font-size-complex="9.5pt" fo:language="en" fo:country="US"/>
    </style:style>
    <style:style style:name="T1315" style:parent-style-name="DefaultParagraphFont" style:family="text">
      <style:text-properties style:font-name="Consolas" style:font-name-complex="Consolas" fo:color="#0000FF" fo:font-size="9.5pt" style:font-size-asian="9.5pt" style:font-size-complex="9.5pt" fo:language="en" fo:country="US"/>
    </style:style>
    <style:style style:name="T1316" style:parent-style-name="DefaultParagraphFont" style:family="text">
      <style:text-properties style:font-name="Consolas" style:font-name-complex="Consolas" fo:color="#000000" fo:font-size="9.5pt" style:font-size-asian="9.5pt" style:font-size-complex="9.5pt" fo:language="en" fo:country="US"/>
    </style:style>
    <style:style style:name="T1317" style:parent-style-name="DefaultParagraphFont" style:family="text">
      <style:text-properties style:font-name="Consolas" style:font-name-complex="Consolas" fo:color="#0000FF" fo:font-size="9.5pt" style:font-size-asian="9.5pt" style:font-size-complex="9.5pt" fo:language="en" fo:country="US"/>
    </style:style>
    <style:style style:name="T1318" style:parent-style-name="DefaultParagraphFont" style:family="text">
      <style:text-properties fo:language="en" fo:country="US"/>
    </style:style>
    <style:style style:name="T1319" style:parent-style-name="DefaultParagraphFont" style:family="text">
      <style:text-properties fo:font-style="italic" style:font-style-asian="italic" fo:language="en" fo:country="US"/>
    </style:style>
    <style:style style:name="T1320" style:parent-style-name="DefaultParagraphFont" style:family="text">
      <style:text-properties fo:language="en" fo:country="US"/>
    </style:style>
    <style:style style:name="T1321" style:parent-style-name="DefaultParagraphFont" style:family="text">
      <style:text-properties fo:font-style="italic" style:font-style-asian="italic" fo:language="en" fo:country="US"/>
    </style:style>
    <style:style style:name="T1322" style:parent-style-name="DefaultParagraphFont" style:family="text">
      <style:text-properties fo:language="en" fo:country="US"/>
    </style:style>
    <style:style style:name="P1323" style:parent-style-name="Normal" style:family="paragraph">
      <style:text-properties fo:language="en" fo:country="US"/>
    </style:style>
    <style:style style:name="P1324" style:parent-style-name="Normal" style:family="paragraph">
      <style:text-properties fo:font-weight="bold" style:font-weight-asian="bold" fo:language="en" fo:country="US"/>
    </style:style>
    <style:style style:name="P1325" style:parent-style-name="Normal" style:family="paragraph">
      <style:text-properties fo:language="en" fo:country="US"/>
    </style:style>
    <style:style style:name="P1326" style:parent-style-name="Normal" style:family="paragraph">
      <style:text-properties fo:font-weight="bold" style:font-weight-asian="bold" fo:language="en" fo:country="US"/>
    </style:style>
    <style:style style:name="P1327" style:parent-style-name="Normal" style:family="paragraph">
      <style:text-properties fo:language="en" fo:country="US"/>
    </style:style>
    <style:style style:name="P1328" style:parent-style-name="Normal" style:family="paragraph">
      <style:text-properties fo:language="en" fo:country="US"/>
    </style:style>
    <style:style style:name="P1329" style:parent-style-name="Heading2" style:family="paragraph"/>
    <style:style style:name="T1330" style:parent-style-name="DefaultParagraphFont" style:family="text">
      <style:text-properties fo:language="en" fo:country="US"/>
    </style:style>
    <style:style style:name="P1331" style:parent-style-name="Normal" style:family="paragraph">
      <style:text-properties style:font-size-complex="12pt"/>
    </style:style>
    <style:style style:name="P1332" style:parent-style-name="Normal" style:family="paragraph">
      <style:paragraph-properties fo:text-align="justify"/>
      <style:text-properties style:font-size-complex="12pt"/>
    </style:style>
    <style:style style:name="P1333" style:parent-style-name="Normal" style:family="paragraph">
      <style:paragraph-properties fo:text-align="justify"/>
      <style:text-properties style:font-size-complex="12pt"/>
    </style:style>
    <style:style style:name="P1334" style:parent-style-name="Normal" style:family="paragraph">
      <style:paragraph-properties fo:text-align="justify"/>
      <style:text-properties style:font-size-complex="12pt"/>
    </style:style>
    <style:style style:name="P1335" style:parent-style-name="Normal" style:family="paragraph">
      <style:paragraph-properties fo:text-align="justify"/>
      <style:text-properties style:font-size-complex="12pt"/>
    </style:style>
    <style:style style:name="P1336" style:parent-style-name="Normal" style:family="paragraph">
      <style:paragraph-properties fo:text-align="justify"/>
      <style:text-properties style:font-size-complex="12pt"/>
    </style:style>
    <style:style style:name="P1337" style:parent-style-name="Normal" style:family="paragraph">
      <style:paragraph-properties fo:text-align="justify"/>
      <style:text-properties style:font-size-complex="12pt"/>
    </style:style>
    <style:style style:name="P1338" style:parent-style-name="Normal" style:family="paragraph">
      <style:paragraph-properties fo:text-align="justify"/>
      <style:text-properties style:font-size-complex="12pt"/>
    </style:style>
    <style:style style:name="P1339" style:parent-style-name="Normal" style:family="paragraph">
      <style:paragraph-properties fo:text-align="justify"/>
      <style:text-properties style:font-size-complex="12pt"/>
    </style:style>
    <style:style style:name="P1340" style:parent-style-name="Normal" style:family="paragraph">
      <style:paragraph-properties fo:text-align="justify"/>
      <style:text-properties style:font-size-complex="12pt"/>
    </style:style>
    <style:style style:name="P1341" style:parent-style-name="Normal" style:family="paragraph">
      <style:paragraph-properties fo:text-align="justify"/>
    </style:style>
    <style:style style:name="T1342" style:parent-style-name="DefaultParagraphFont" style:family="text">
      <style:text-properties style:font-size-complex="12pt"/>
    </style:style>
    <style:style style:name="T1343" style:parent-style-name="DefaultParagraphFont" style:family="text">
      <style:text-properties style:font-size-complex="12pt" fo:language="sr" fo:country="RS"/>
    </style:style>
    <style:style style:name="T1344" style:parent-style-name="DefaultParagraphFont" style:family="text">
      <style:text-properties style:font-size-complex="12pt"/>
    </style:style>
    <style:style style:name="T1345" style:parent-style-name="DefaultParagraphFont" style:family="text">
      <style:text-properties style:font-size-complex="12pt" fo:language="sr" fo:country="RS"/>
    </style:style>
    <style:style style:name="T1346" style:parent-style-name="DefaultParagraphFont" style:family="text">
      <style:text-properties style:font-size-complex="12pt"/>
    </style:style>
    <style:style style:name="P1347" style:parent-style-name="Normal" style:family="paragraph">
      <style:text-properties fo:font-weight="bold" style:font-weight-asian="bold" fo:language="en" fo:country="US"/>
    </style:style>
    <style:style style:name="P1348" style:parent-style-name="Normal" style:family="paragraph">
      <style:paragraph-properties fo:break-before="page" fo:margin-bottom="0.1111in" fo:line-height="107%"/>
      <style:text-properties fo:language="en" fo:country="US"/>
    </style:style>
    <style:style style:name="P1349" style:parent-style-name="Heading1" style:family="paragraph"/>
    <style:style style:name="T1350" style:parent-style-name="DefaultParagraphFont" style:family="text">
      <style:text-properties fo:language="en" fo:country="US"/>
    </style:style>
    <style:style style:name="P1351" style:parent-style-name="Heading2" style:family="paragraph"/>
    <style:style style:name="P1352" style:parent-style-name="Normal" style:family="paragraph">
      <style:paragraph-properties fo:text-align="justify"/>
    </style:style>
    <style:style style:name="T1353" style:parent-style-name="DefaultParagraphFont" style:family="text">
      <style:text-properties fo:font-style="italic" style:font-style-asian="italic" style:font-style-complex="italic"/>
    </style:style>
    <style:style style:name="T1354" style:parent-style-name="DefaultParagraphFont" style:family="text">
      <style:text-properties fo:font-style="italic" style:font-style-asian="italic" style:font-style-complex="italic"/>
    </style:style>
    <style:style style:name="P1355" style:parent-style-name="Normal" style:family="paragraph">
      <style:paragraph-properties fo:text-align="justify"/>
    </style:style>
    <style:style style:name="T1356" style:parent-style-name="DefaultParagraphFont" style:family="text">
      <style:text-properties fo:language="en" fo:country="US"/>
    </style:style>
    <style:style style:name="P1357" style:parent-style-name="Normal" style:family="paragraph">
      <style:paragraph-properties fo:text-align="center"/>
      <style:text-properties fo:font-style="italic" style:font-style-asian="italic"/>
    </style:style>
    <style:style style:name="P1358" style:parent-style-name="Normal" style:family="paragraph">
      <style:paragraph-properties fo:text-align="justify"/>
    </style:style>
    <style:style style:name="P1359" style:parent-style-name="Normal" style:family="paragraph">
      <style:paragraph-properties fo:text-align="justify"/>
    </style:style>
    <style:style style:name="P1360" style:parent-style-name="Normal" style:family="paragraph">
      <style:paragraph-properties fo:text-align="justify"/>
    </style:style>
    <style:style style:name="T1361" style:parent-style-name="DefaultParagraphFont" style:family="text">
      <style:text-properties fo:language="en" fo:country="US"/>
    </style:style>
    <style:style style:name="P1362" style:parent-style-name="Normal" style:family="paragraph">
      <style:paragraph-properties fo:text-align="center"/>
      <style:text-properties fo:font-style="italic" style:font-style-asian="italic"/>
    </style:style>
    <style:style style:name="P1363" style:parent-style-name="Normal" style:family="paragraph">
      <style:paragraph-properties fo:text-align="justify"/>
    </style:style>
    <style:style style:name="P1364" style:parent-style-name="Normal" style:family="paragraph">
      <style:paragraph-properties fo:text-align="justify"/>
    </style:style>
    <style:style style:name="T1365" style:parent-style-name="DefaultParagraphFont" style:family="text">
      <style:text-properties fo:language="en" fo:country="US"/>
    </style:style>
    <style:style style:name="P1366" style:parent-style-name="Normal" style:family="paragraph">
      <style:paragraph-properties fo:text-align="center"/>
      <style:text-properties fo:font-style="italic" style:font-style-asian="italic"/>
    </style:style>
    <style:style style:name="P1367" style:parent-style-name="Normal" style:family="paragraph">
      <style:paragraph-properties fo:text-align="center"/>
    </style:style>
    <style:style style:name="T1368" style:parent-style-name="DefaultParagraphFont" style:family="text">
      <style:text-properties fo:language="en" fo:country="US"/>
    </style:style>
    <style:style style:name="P1369" style:parent-style-name="Normal" style:family="paragraph">
      <style:paragraph-properties fo:text-align="center"/>
      <style:text-properties fo:font-style="italic" style:font-style-asian="italic"/>
    </style:style>
    <style:style style:name="P1370" style:parent-style-name="Heading2" style:family="paragraph"/>
    <style:style style:name="T1371" style:parent-style-name="DefaultParagraphFont" style:family="text">
      <style:text-properties fo:language="en" fo:country="US"/>
    </style:style>
    <style:style style:name="T1372" style:parent-style-name="DefaultParagraphFont" style:family="text">
      <style:text-properties fo:language="en" fo:country="US"/>
    </style:style>
    <style:style style:name="P1373" style:parent-style-name="Normal" style:family="paragraph">
      <style:paragraph-properties fo:text-align="center"/>
      <style:text-properties fo:font-style="italic" style:font-style-asian="italic" fo:language="en" fo:country="US"/>
    </style:style>
    <style:style style:name="T1374" style:parent-style-name="DefaultParagraphFont" style:family="text">
      <style:text-properties fo:language="en" fo:country="US"/>
    </style:style>
    <style:style style:name="T1375" style:parent-style-name="DefaultParagraphFont" style:family="text">
      <style:text-properties fo:language="en" fo:country="US"/>
    </style:style>
    <style:style style:name="T1376" style:parent-style-name="DefaultParagraphFont" style:family="text">
      <style:text-properties fo:language="en" fo:country="US"/>
    </style:style>
    <style:style style:name="P1377" style:parent-style-name="Normal" style:family="paragraph">
      <style:paragraph-properties fo:text-align="center"/>
    </style:style>
    <style:style style:name="T1378" style:parent-style-name="DefaultParagraphFont" style:family="text">
      <style:text-properties fo:font-style="italic" style:font-style-asian="italic" fo:language="en" fo:country="US"/>
    </style:style>
    <style:style style:name="T1379" style:parent-style-name="DefaultParagraphFont" style:family="text">
      <style:text-properties fo:font-style="italic" style:font-style-asian="italic"/>
    </style:style>
    <style:style style:name="P1380" style:parent-style-name="Normal" style:family="paragraph">
      <style:paragraph-properties fo:break-before="page" fo:margin-bottom="0.1111in" fo:line-height="107%"/>
      <style:text-properties fo:language="en" fo:country="US"/>
    </style:style>
    <style:style style:name="P1381" style:parent-style-name="Heading1" style:family="paragraph">
      <style:text-properties fo:language="en" fo:country="US"/>
    </style:style>
    <style:style style:name="P1382" style:parent-style-name="Normal" style:family="paragraph">
      <style:text-properties fo:language="en" fo:country="US"/>
    </style:style>
    <style:style style:name="P1383" style:parent-style-name="Normal" style:family="paragraph">
      <style:text-properties fo:language="en" fo:country="US"/>
    </style:style>
    <style:style style:name="P1384" style:parent-style-name="Normal" style:family="paragraph">
      <style:text-properties fo:language="en" fo:country="US"/>
    </style:style>
    <style:style style:name="T1385" style:parent-style-name="DefaultParagraphFont" style:family="text">
      <style:text-properties fo:language="en" fo:country="US"/>
    </style:style>
    <style:style style:name="T1386" style:parent-style-name="DefaultParagraphFont" style:family="text">
      <style:text-properties fo:font-style="italic" style:font-style-asian="italic" fo:language="en" fo:country="US"/>
    </style:style>
    <style:style style:name="T1387" style:parent-style-name="DefaultParagraphFont" style:family="text">
      <style:text-properties fo:language="en" fo:country="US"/>
    </style:style>
    <style:style style:name="T1388" style:parent-style-name="DefaultParagraphFont" style:family="text">
      <style:text-properties fo:font-style="italic" style:font-style-asian="italic" fo:language="en" fo:country="US"/>
    </style:style>
    <style:style style:name="T1389" style:parent-style-name="DefaultParagraphFont" style:family="text">
      <style:text-properties fo:language="en" fo:country="US"/>
    </style:style>
    <style:style style:name="P1390" style:parent-style-name="Normal" style:family="paragraph">
      <style:text-properties fo:language="en" fo:country="US"/>
    </style:style>
    <style:style style:name="P1391" style:parent-style-name="Normal" style:family="paragraph">
      <style:paragraph-properties fo:break-before="page" fo:margin-bottom="0.1111in" fo:line-height="107%"/>
      <style:text-properties fo:language="en" fo:country="US"/>
    </style:style>
    <style:style style:name="P1392" style:parent-style-name="Heading1" style:family="paragraph">
      <style:text-properties fo:language="en" fo:country="US"/>
    </style:style>
    <style:style style:name="T1393" style:parent-style-name="DefaultParagraphFont" style:family="text">
      <style:text-properties fo:language="en" fo:country="US"/>
    </style:style>
    <style:style style:name="T1394" style:parent-style-name="Hyperlink" style:family="text">
      <style:text-properties style:font-name-complex="Times New Roman" style:font-size-complex="12pt"/>
    </style:style>
    <style:style style:name="T1395" style:parent-style-name="Hyperlink" style:family="text">
      <style:text-properties style:font-name-complex="Times New Roman" fo:color="#000000" style:font-size-complex="12pt" style:text-underline-type="none" fo:language="en" fo:country="US"/>
    </style:style>
    <style:style style:name="T1396" style:parent-style-name="Hyperlink" style:family="text">
      <style:text-properties style:font-name-complex="Times New Roman" style:font-size-complex="12pt"/>
    </style:style>
    <style:style style:name="T1397" style:parent-style-name="Hyperlink" style:family="text">
      <style:text-properties style:font-name-complex="Times New Roman" style:font-size-complex="12pt"/>
    </style:style>
    <style:style style:name="T1398" style:parent-style-name="Hyperlink" style:family="text">
      <style:text-properties style:font-name-complex="Times New Roman" fo:color="#000000" style:font-size-complex="12pt"/>
    </style:style>
    <style:style style:name="T1399" style:parent-style-name="Hyperlink" style:family="text">
      <style:text-properties style:font-name-complex="Times New Roman" fo:color="#000000" style:font-size-complex="12pt" style:text-underline-type="none"/>
    </style:style>
    <style:style style:name="T1400" style:parent-style-name="Hyperlink" style:family="text">
      <style:text-properties style:font-name-complex="Times New Roman" fo:color="#000000" style:font-size-complex="12pt"/>
    </style:style>
    <style:style style:name="P1401" style:parent-style-name="Normal" style:family="paragraph">
      <style:paragraph-properties fo:break-before="page" fo:margin-bottom="0.1111in" fo:line-height="107%"/>
      <style:text-properties fo:language="en" fo:country="US"/>
    </style:style>
    <style:style style:name="P1402" style:parent-style-name="Heading1" style:family="paragraph">
      <style:text-properties fo:language="en" fo:country="US"/>
    </style:style>
    <style:style style:name="P1403" style:parent-style-name="Heading2" style:family="paragraph"/>
    <style:style style:name="T1404" style:parent-style-name="DefaultParagraphFont" style:family="text">
      <style:text-properties fo:language="en" fo:country="US"/>
    </style:style>
    <style:style style:name="P1405" style:parent-style-name="Heading3" style:family="paragraph"/>
    <style:style style:name="TableColumn1407" style:family="table-column">
      <style:table-column-properties style:column-width="6.1298in"/>
    </style:style>
    <style:style style:name="Table1406" style:family="table">
      <style:table-properties style:width="6.1298in" fo:margin-left="0in" table:align="left"/>
    </style:style>
    <style:style style:name="TableRow1408" style:family="table-row">
      <style:table-row-propertie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style:text-autospace="none" fo:margin-bottom="0in" fo:line-height="100%"/>
    </style:style>
    <style:style style:name="T1411" style:parent-style-name="DefaultParagraphFont" style:family="text">
      <style:text-properties style:font-name="Consolas" style:font-name-complex="Consolas" fo:color="#0000FF" fo:font-size="9.5pt" style:font-size-asian="9.5pt" style:font-size-complex="9.5pt" fo:language="en" fo:country="US"/>
    </style:style>
    <style:style style:name="T1412" style:parent-style-name="DefaultParagraphFont" style:family="text">
      <style:text-properties style:font-name="Consolas" style:font-name-complex="Consolas" fo:color="#A31515" fo:font-size="9.5pt" style:font-size-asian="9.5pt" style:font-size-complex="9.5pt" fo:language="en" fo:country="US"/>
    </style:style>
    <style:style style:name="T1413" style:parent-style-name="DefaultParagraphFont" style:family="text">
      <style:text-properties style:font-name="Consolas" style:font-name-complex="Consolas" fo:color="#FF0000" fo:font-size="9.5pt" style:font-size-asian="9.5pt" style:font-size-complex="9.5pt" fo:language="en" fo:country="US"/>
    </style:style>
    <style:style style:name="T1414" style:parent-style-name="DefaultParagraphFont" style:family="text">
      <style:text-properties style:font-name="Consolas" style:font-name-complex="Consolas" fo:color="#0000FF" fo:font-size="9.5pt" style:font-size-asian="9.5pt" style:font-size-complex="9.5pt" fo:language="en" fo:country="US"/>
    </style:style>
    <style:style style:name="T1415" style:parent-style-name="DefaultParagraphFont" style:family="text">
      <style:text-properties style:font-name="Consolas" style:font-name-complex="Consolas" fo:color="#FF0000" fo:font-size="9.5pt" style:font-size-asian="9.5pt" style:font-size-complex="9.5pt" fo:language="en" fo:country="US"/>
    </style:style>
    <style:style style:name="T1416" style:parent-style-name="DefaultParagraphFont" style:family="text">
      <style:text-properties style:font-name="Consolas" style:font-name-complex="Consolas" fo:color="#0000FF" fo:font-size="9.5pt" style:font-size-asian="9.5pt" style:font-size-complex="9.5pt" fo:language="en" fo:country="US"/>
    </style:style>
    <style:style style:name="P1417" style:parent-style-name="Normal" style:family="paragraph">
      <style:paragraph-properties style:text-autospace="none" fo:margin-bottom="0in" fo:line-height="100%"/>
    </style:style>
    <style:style style:name="T1418" style:parent-style-name="DefaultParagraphFont" style:family="text">
      <style:text-properties style:font-name="Consolas" style:font-name-complex="Consolas" fo:color="#000000" fo:font-size="9.5pt" style:font-size-asian="9.5pt" style:font-size-complex="9.5pt" fo:language="en" fo:country="US"/>
    </style:style>
    <style:style style:name="T1419" style:parent-style-name="DefaultParagraphFont" style:family="text">
      <style:text-properties style:font-name="Consolas" style:font-name-complex="Consolas" fo:color="#FF0000" fo:font-size="9.5pt" style:font-size-asian="9.5pt" style:font-size-complex="9.5pt" fo:language="en" fo:country="US"/>
    </style:style>
    <style:style style:name="T1420" style:parent-style-name="DefaultParagraphFont" style:family="text">
      <style:text-properties style:font-name="Consolas" style:font-name-complex="Consolas" fo:color="#0000FF" fo:font-size="9.5pt" style:font-size-asian="9.5pt" style:font-size-complex="9.5pt" fo:language="en" fo:country="US"/>
    </style:style>
    <style:style style:name="P1421" style:parent-style-name="Normal" style:family="paragraph">
      <style:paragraph-properties style:text-autospace="none" fo:margin-bottom="0in" fo:line-height="100%"/>
    </style:style>
    <style:style style:name="T1422" style:parent-style-name="DefaultParagraphFont" style:family="text">
      <style:text-properties style:font-name="Consolas" style:font-name-complex="Consolas" fo:color="#000000" fo:font-size="9.5pt" style:font-size-asian="9.5pt" style:font-size-complex="9.5pt" fo:language="en" fo:country="US"/>
    </style:style>
    <style:style style:name="T1423" style:parent-style-name="DefaultParagraphFont" style:family="text">
      <style:text-properties style:font-name="Consolas" style:font-name-complex="Consolas" fo:color="#FF0000" fo:font-size="9.5pt" style:font-size-asian="9.5pt" style:font-size-complex="9.5pt" fo:language="en" fo:country="US"/>
    </style:style>
    <style:style style:name="T1424" style:parent-style-name="DefaultParagraphFont" style:family="text">
      <style:text-properties style:font-name="Consolas" style:font-name-complex="Consolas" fo:color="#0000FF" fo:font-size="9.5pt" style:font-size-asian="9.5pt" style:font-size-complex="9.5pt" fo:language="en" fo:country="US"/>
    </style:style>
    <style:style style:name="T1425" style:parent-style-name="DefaultParagraphFont" style:family="text">
      <style:text-properties style:font-name="Consolas" style:font-name-complex="Consolas" fo:color="#FF0000" fo:font-size="9.5pt" style:font-size-asian="9.5pt" style:font-size-complex="9.5pt" fo:language="en" fo:country="US"/>
    </style:style>
    <style:style style:name="T1426" style:parent-style-name="DefaultParagraphFont" style:family="text">
      <style:text-properties style:font-name="Consolas" style:font-name-complex="Consolas" fo:color="#0000FF" fo:font-size="9.5pt" style:font-size-asian="9.5pt" style:font-size-complex="9.5pt" fo:language="en" fo:country="US"/>
    </style:style>
    <style:style style:name="P1427" style:parent-style-name="Normal" style:family="paragraph">
      <style:paragraph-properties style:text-autospace="none" fo:margin-bottom="0in" fo:line-height="100%"/>
    </style:style>
    <style:style style:name="T1428" style:parent-style-name="DefaultParagraphFont" style:family="text">
      <style:text-properties style:font-name="Consolas" style:font-name-complex="Consolas" fo:color="#000000" fo:font-size="9.5pt" style:font-size-asian="9.5pt" style:font-size-complex="9.5pt" fo:language="en" fo:country="US"/>
    </style:style>
    <style:style style:name="T1429" style:parent-style-name="DefaultParagraphFont" style:family="text">
      <style:text-properties style:font-name="Consolas" style:font-name-complex="Consolas" fo:color="#FF0000" fo:font-size="9.5pt" style:font-size-asian="9.5pt" style:font-size-complex="9.5pt" fo:language="en" fo:country="US"/>
    </style:style>
    <style:style style:name="T1430" style:parent-style-name="DefaultParagraphFont" style:family="text">
      <style:text-properties style:font-name="Consolas" style:font-name-complex="Consolas" fo:color="#0000FF" fo:font-size="9.5pt" style:font-size-asian="9.5pt" style:font-size-complex="9.5pt" fo:language="en" fo:country="US"/>
    </style:style>
    <style:style style:name="T1431" style:parent-style-name="DefaultParagraphFont" style:family="text">
      <style:text-properties style:font-name="Consolas" style:font-name-complex="Consolas" fo:color="#FF0000" fo:font-size="9.5pt" style:font-size-asian="9.5pt" style:font-size-complex="9.5pt" fo:language="en" fo:country="US"/>
    </style:style>
    <style:style style:name="T1432" style:parent-style-name="DefaultParagraphFont" style:family="text">
      <style:text-properties style:font-name="Consolas" style:font-name-complex="Consolas" fo:color="#0000FF" fo:font-size="9.5pt" style:font-size-asian="9.5pt" style:font-size-complex="9.5pt" fo:language="en" fo:country="US"/>
    </style:style>
    <style:style style:name="P1433" style:parent-style-name="Normal" style:family="paragraph">
      <style:paragraph-properties style:text-autospace="none" fo:margin-bottom="0in" fo:line-height="100%"/>
    </style:style>
    <style:style style:name="T1434" style:parent-style-name="DefaultParagraphFont" style:family="text">
      <style:text-properties style:font-name="Consolas" style:font-name-complex="Consolas" fo:color="#000000" fo:font-size="9.5pt" style:font-size-asian="9.5pt" style:font-size-complex="9.5pt" fo:language="en" fo:country="US"/>
    </style:style>
    <style:style style:name="T1435" style:parent-style-name="DefaultParagraphFont" style:family="text">
      <style:text-properties style:font-name="Consolas" style:font-name-complex="Consolas" fo:color="#FF0000" fo:font-size="9.5pt" style:font-size-asian="9.5pt" style:font-size-complex="9.5pt" fo:language="en" fo:country="US"/>
    </style:style>
    <style:style style:name="T1436" style:parent-style-name="DefaultParagraphFont" style:family="text">
      <style:text-properties style:font-name="Consolas" style:font-name-complex="Consolas" fo:color="#0000FF" fo:font-size="9.5pt" style:font-size-asian="9.5pt" style:font-size-complex="9.5pt" fo:language="en" fo:country="US"/>
    </style:style>
    <style:style style:name="T1437" style:parent-style-name="DefaultParagraphFont" style:family="text">
      <style:text-properties style:font-name="Consolas" style:font-name-complex="Consolas" fo:color="#FF0000" fo:font-size="9.5pt" style:font-size-asian="9.5pt" style:font-size-complex="9.5pt" fo:language="en" fo:country="US"/>
    </style:style>
    <style:style style:name="T1438" style:parent-style-name="DefaultParagraphFont" style:family="text">
      <style:text-properties style:font-name="Consolas" style:font-name-complex="Consolas" fo:color="#0000FF" fo:font-size="9.5pt" style:font-size-asian="9.5pt" style:font-size-complex="9.5pt" fo:language="en" fo:country="US"/>
    </style:style>
    <style:style style:name="P1439" style:parent-style-name="Normal" style:family="paragraph">
      <style:paragraph-properties style:text-autospace="none" fo:margin-bottom="0in" fo:line-height="100%"/>
    </style:style>
    <style:style style:name="T1440" style:parent-style-name="DefaultParagraphFont" style:family="text">
      <style:text-properties style:font-name="Consolas" style:font-name-complex="Consolas" fo:color="#000000" fo:font-size="9.5pt" style:font-size-asian="9.5pt" style:font-size-complex="9.5pt" fo:language="en" fo:country="US"/>
    </style:style>
    <style:style style:name="T1441" style:parent-style-name="DefaultParagraphFont" style:family="text">
      <style:text-properties style:font-name="Consolas" style:font-name-complex="Consolas" fo:color="#FF0000" fo:font-size="9.5pt" style:font-size-asian="9.5pt" style:font-size-complex="9.5pt" fo:language="en" fo:country="US"/>
    </style:style>
    <style:style style:name="T1442" style:parent-style-name="DefaultParagraphFont" style:family="text">
      <style:text-properties style:font-name="Consolas" style:font-name-complex="Consolas" fo:color="#0000FF" fo:font-size="9.5pt" style:font-size-asian="9.5pt" style:font-size-complex="9.5pt" fo:language="en" fo:country="US"/>
    </style:style>
    <style:style style:name="T1443" style:parent-style-name="DefaultParagraphFont" style:family="text">
      <style:text-properties style:font-name="Consolas" style:font-name-complex="Consolas" fo:color="#FF0000" fo:font-size="9.5pt" style:font-size-asian="9.5pt" style:font-size-complex="9.5pt" fo:language="en" fo:country="US"/>
    </style:style>
    <style:style style:name="T1444" style:parent-style-name="DefaultParagraphFont" style:family="text">
      <style:text-properties style:font-name="Consolas" style:font-name-complex="Consolas" fo:color="#0000FF" fo:font-size="9.5pt" style:font-size-asian="9.5pt" style:font-size-complex="9.5pt" fo:language="en" fo:country="US"/>
    </style:style>
    <style:style style:name="P1445" style:parent-style-name="Normal" style:family="paragraph">
      <style:paragraph-properties style:text-autospace="none" fo:margin-bottom="0in" fo:line-height="100%"/>
    </style:style>
    <style:style style:name="T1446" style:parent-style-name="DefaultParagraphFont" style:family="text">
      <style:text-properties style:font-name="Consolas" style:font-name-complex="Consolas" fo:color="#000000" fo:font-size="9.5pt" style:font-size-asian="9.5pt" style:font-size-complex="9.5pt" fo:language="en" fo:country="US"/>
    </style:style>
    <style:style style:name="T1447" style:parent-style-name="DefaultParagraphFont" style:family="text">
      <style:text-properties style:font-name="Consolas" style:font-name-complex="Consolas" fo:color="#FF0000" fo:font-size="9.5pt" style:font-size-asian="9.5pt" style:font-size-complex="9.5pt" fo:language="en" fo:country="US"/>
    </style:style>
    <style:style style:name="T1448" style:parent-style-name="DefaultParagraphFont" style:family="text">
      <style:text-properties style:font-name="Consolas" style:font-name-complex="Consolas" fo:color="#0000FF" fo:font-size="9.5pt" style:font-size-asian="9.5pt" style:font-size-complex="9.5pt" fo:language="en" fo:country="US"/>
    </style:style>
    <style:style style:name="T1449" style:parent-style-name="DefaultParagraphFont" style:family="text">
      <style:text-properties style:font-name="Consolas" style:font-name-complex="Consolas" fo:color="#FF0000" fo:font-size="9.5pt" style:font-size-asian="9.5pt" style:font-size-complex="9.5pt" fo:language="en" fo:country="US"/>
    </style:style>
    <style:style style:name="T1450" style:parent-style-name="DefaultParagraphFont" style:family="text">
      <style:text-properties style:font-name="Consolas" style:font-name-complex="Consolas" fo:color="#0000FF" fo:font-size="9.5pt" style:font-size-asian="9.5pt" style:font-size-complex="9.5pt" fo:language="en" fo:country="US"/>
    </style:style>
    <style:style style:name="P1451" style:parent-style-name="Normal" style:family="paragraph">
      <style:paragraph-properties style:text-autospace="none" fo:margin-bottom="0in" fo:line-height="100%"/>
    </style:style>
    <style:style style:name="T1452" style:parent-style-name="DefaultParagraphFont" style:family="text">
      <style:text-properties style:font-name="Consolas" style:font-name-complex="Consolas" fo:color="#000000" fo:font-size="9.5pt" style:font-size-asian="9.5pt" style:font-size-complex="9.5pt" fo:language="en" fo:country="US"/>
    </style:style>
    <style:style style:name="T1453" style:parent-style-name="DefaultParagraphFont" style:family="text">
      <style:text-properties style:font-name="Consolas" style:font-name-complex="Consolas" fo:color="#FF0000" fo:font-size="9.5pt" style:font-size-asian="9.5pt" style:font-size-complex="9.5pt" fo:language="en" fo:country="US"/>
    </style:style>
    <style:style style:name="T1454" style:parent-style-name="DefaultParagraphFont" style:family="text">
      <style:text-properties style:font-name="Consolas" style:font-name-complex="Consolas" fo:color="#0000FF" fo:font-size="9.5pt" style:font-size-asian="9.5pt" style:font-size-complex="9.5pt" fo:language="en" fo:country="US"/>
    </style:style>
    <style:style style:name="T1455" style:parent-style-name="DefaultParagraphFont" style:family="text">
      <style:text-properties style:font-name="Consolas" style:font-name-complex="Consolas" fo:color="#FF0000" fo:font-size="9.5pt" style:font-size-asian="9.5pt" style:font-size-complex="9.5pt" fo:language="en" fo:country="US"/>
    </style:style>
    <style:style style:name="T1456" style:parent-style-name="DefaultParagraphFont" style:family="text">
      <style:text-properties style:font-name="Consolas" style:font-name-complex="Consolas" fo:color="#0000FF" fo:font-size="9.5pt" style:font-size-asian="9.5pt" style:font-size-complex="9.5pt" fo:language="en" fo:country="US"/>
    </style:style>
    <style:style style:name="T1457" style:parent-style-name="DefaultParagraphFont" style:family="text">
      <style:text-properties style:font-name="Consolas" style:font-name-complex="Consolas" fo:color="#FF0000" fo:font-size="9.5pt" style:font-size-asian="9.5pt" style:font-size-complex="9.5pt" fo:language="en" fo:country="US"/>
    </style:style>
    <style:style style:name="T1458" style:parent-style-name="DefaultParagraphFont" style:family="text">
      <style:text-properties style:font-name="Consolas" style:font-name-complex="Consolas" fo:color="#0000FF" fo:font-size="9.5pt" style:font-size-asian="9.5pt" style:font-size-complex="9.5pt" fo:language="en" fo:country="US"/>
    </style:style>
    <style:style style:name="P1459" style:parent-style-name="Normal" style:family="paragraph">
      <style:paragraph-properties style:text-autospace="none" fo:margin-bottom="0in" fo:line-height="100%"/>
    </style:style>
    <style:style style:name="T1460" style:parent-style-name="DefaultParagraphFont" style:family="text">
      <style:text-properties style:font-name="Consolas" style:font-name-complex="Consolas" fo:color="#000000" fo:font-size="9.5pt" style:font-size-asian="9.5pt" style:font-size-complex="9.5pt" fo:language="en" fo:country="US"/>
    </style:style>
    <style:style style:name="T1461" style:parent-style-name="DefaultParagraphFont" style:family="text">
      <style:text-properties style:font-name="Consolas" style:font-name-complex="Consolas" fo:color="#0000FF" fo:font-size="9.5pt" style:font-size-asian="9.5pt" style:font-size-complex="9.5pt" fo:language="en" fo:country="US"/>
    </style:style>
    <style:style style:name="T1462" style:parent-style-name="DefaultParagraphFont" style:family="text">
      <style:text-properties style:font-name="Consolas" style:font-name-complex="Consolas" fo:color="#A31515" fo:font-size="9.5pt" style:font-size-asian="9.5pt" style:font-size-complex="9.5pt" fo:language="en" fo:country="US"/>
    </style:style>
    <style:style style:name="T1463" style:parent-style-name="DefaultParagraphFont" style:family="text">
      <style:text-properties style:font-name="Consolas" style:font-name-complex="Consolas" fo:color="#0000FF" fo:font-size="9.5pt" style:font-size-asian="9.5pt" style:font-size-complex="9.5pt" fo:language="en" fo:country="US"/>
    </style:style>
    <style:style style:name="P1464" style:parent-style-name="Normal" style:family="paragraph">
      <style:paragraph-properties style:text-autospace="none" fo:margin-bottom="0in" fo:line-height="100%"/>
    </style:style>
    <style:style style:name="T1465" style:parent-style-name="DefaultParagraphFont" style:family="text">
      <style:text-properties style:font-name="Consolas" style:font-name-complex="Consolas" fo:color="#000000" fo:font-size="9.5pt" style:font-size-asian="9.5pt" style:font-size-complex="9.5pt" fo:language="en" fo:country="US"/>
    </style:style>
    <style:style style:name="T1466" style:parent-style-name="DefaultParagraphFont" style:family="text">
      <style:text-properties style:font-name="Consolas" style:font-name-complex="Consolas" fo:color="#000000" fo:font-size="9.5pt" style:font-size-asian="9.5pt" style:font-size-complex="9.5pt" fo:language="en" fo:country="US"/>
    </style:style>
    <style:style style:name="T1467" style:parent-style-name="DefaultParagraphFont" style:family="text">
      <style:text-properties style:font-name="Consolas" style:font-name-complex="Consolas" fo:color="#0000FF" fo:font-size="9.5pt" style:font-size-asian="9.5pt" style:font-size-complex="9.5pt" fo:language="en" fo:country="US"/>
    </style:style>
    <style:style style:name="T1468" style:parent-style-name="DefaultParagraphFont" style:family="text">
      <style:text-properties style:font-name="Consolas" style:font-name-complex="Consolas" fo:color="#A31515" fo:font-size="9.5pt" style:font-size-asian="9.5pt" style:font-size-complex="9.5pt" fo:language="en" fo:country="US"/>
    </style:style>
    <style:style style:name="T1469" style:parent-style-name="DefaultParagraphFont" style:family="text">
      <style:text-properties style:font-name="Consolas" style:font-name-complex="Consolas" fo:color="#FF0000" fo:font-size="9.5pt" style:font-size-asian="9.5pt" style:font-size-complex="9.5pt" fo:language="en" fo:country="US"/>
    </style:style>
    <style:style style:name="T1470" style:parent-style-name="DefaultParagraphFont" style:family="text">
      <style:text-properties style:font-name="Consolas" style:font-name-complex="Consolas" fo:color="#0000FF" fo:font-size="9.5pt" style:font-size-asian="9.5pt" style:font-size-complex="9.5pt" fo:language="en" fo:country="US"/>
    </style:style>
    <style:style style:name="T1471" style:parent-style-name="DefaultParagraphFont" style:family="text">
      <style:text-properties style:font-name="Consolas" style:font-name-complex="Consolas" fo:color="#FF0000" fo:font-size="9.5pt" style:font-size-asian="9.5pt" style:font-size-complex="9.5pt" fo:language="en" fo:country="US"/>
    </style:style>
    <style:style style:name="T1472" style:parent-style-name="DefaultParagraphFont" style:family="text">
      <style:text-properties style:font-name="Consolas" style:font-name-complex="Consolas" fo:color="#0000FF" fo:font-size="9.5pt" style:font-size-asian="9.5pt" style:font-size-complex="9.5pt" fo:language="en" fo:country="US"/>
    </style:style>
    <style:style style:name="T1473" style:parent-style-name="DefaultParagraphFont" style:family="text">
      <style:text-properties style:font-name="Consolas" style:font-name-complex="Consolas" fo:color="#FF0000" fo:font-size="9.5pt" style:font-size-asian="9.5pt" style:font-size-complex="9.5pt" fo:language="en" fo:country="US"/>
    </style:style>
    <style:style style:name="T1474" style:parent-style-name="DefaultParagraphFont" style:family="text">
      <style:text-properties style:font-name="Consolas" style:font-name-complex="Consolas" fo:color="#0000FF" fo:font-size="9.5pt" style:font-size-asian="9.5pt" style:font-size-complex="9.5pt" fo:language="en" fo:country="US"/>
    </style:style>
    <style:style style:name="T1475" style:parent-style-name="DefaultParagraphFont" style:family="text">
      <style:text-properties style:font-name="Consolas" style:font-name-complex="Consolas" fo:color="#FF0000" fo:font-size="9.5pt" style:font-size-asian="9.5pt" style:font-size-complex="9.5pt" fo:language="en" fo:country="US"/>
    </style:style>
    <style:style style:name="T1476" style:parent-style-name="DefaultParagraphFont" style:family="text">
      <style:text-properties style:font-name="Consolas" style:font-name-complex="Consolas" fo:color="#0000FF" fo:font-size="9.5pt" style:font-size-asian="9.5pt" style:font-size-complex="9.5pt" fo:language="en" fo:country="US"/>
    </style:style>
    <style:style style:name="T1477" style:parent-style-name="DefaultParagraphFont" style:family="text">
      <style:text-properties style:font-name="Consolas" style:font-name-complex="Consolas" fo:color="#FF0000" fo:font-size="9.5pt" style:font-size-asian="9.5pt" style:font-size-complex="9.5pt" fo:language="en" fo:country="US"/>
    </style:style>
    <style:style style:name="T1478" style:parent-style-name="DefaultParagraphFont" style:family="text">
      <style:text-properties style:font-name="Consolas" style:font-name-complex="Consolas" fo:color="#0000FF" fo:font-size="9.5pt" style:font-size-asian="9.5pt" style:font-size-complex="9.5pt" fo:language="en" fo:country="US"/>
    </style:style>
    <style:style style:name="T1479" style:parent-style-name="DefaultParagraphFont" style:family="text">
      <style:text-properties style:font-name="Consolas" style:font-name-complex="Consolas" fo:color="#FF0000" fo:font-size="9.5pt" style:font-size-asian="9.5pt" style:font-size-complex="9.5pt" fo:language="en" fo:country="US"/>
    </style:style>
    <style:style style:name="T1480" style:parent-style-name="DefaultParagraphFont" style:family="text">
      <style:text-properties style:font-name="Consolas" style:font-name-complex="Consolas" fo:color="#0000FF" fo:font-size="9.5pt" style:font-size-asian="9.5pt" style:font-size-complex="9.5pt" fo:language="en" fo:country="US"/>
    </style:style>
    <style:style style:name="P1481" style:parent-style-name="Normal" style:family="paragraph">
      <style:paragraph-properties style:text-autospace="none" fo:margin-bottom="0in" fo:line-height="100%"/>
    </style:style>
    <style:style style:name="T1482" style:parent-style-name="DefaultParagraphFont" style:family="text">
      <style:text-properties style:font-name="Consolas" style:font-name-complex="Consolas" fo:color="#000000" fo:font-size="9.5pt" style:font-size-asian="9.5pt" style:font-size-complex="9.5pt" fo:language="en" fo:country="US"/>
    </style:style>
    <style:style style:name="T1483" style:parent-style-name="DefaultParagraphFont" style:family="text">
      <style:text-properties style:font-name="Consolas" style:font-name-complex="Consolas" fo:color="#000000" fo:font-size="9.5pt" style:font-size-asian="9.5pt" style:font-size-complex="9.5pt" fo:language="en" fo:country="US"/>
    </style:style>
    <style:style style:name="T1484" style:parent-style-name="DefaultParagraphFont" style:family="text">
      <style:text-properties style:font-name="Consolas" style:font-name-complex="Consolas" fo:color="#000000" fo:font-size="9.5pt" style:font-size-asian="9.5pt" style:font-size-complex="9.5pt" fo:language="en" fo:country="US"/>
    </style:style>
    <style:style style:name="T1485" style:parent-style-name="DefaultParagraphFont" style:family="text">
      <style:text-properties style:font-name="Consolas" style:font-name-complex="Consolas" fo:color="#0000FF" fo:font-size="9.5pt" style:font-size-asian="9.5pt" style:font-size-complex="9.5pt" fo:language="en" fo:country="US"/>
    </style:style>
    <style:style style:name="T1486" style:parent-style-name="DefaultParagraphFont" style:family="text">
      <style:text-properties style:font-name="Consolas" style:font-name-complex="Consolas" fo:color="#A31515" fo:font-size="9.5pt" style:font-size-asian="9.5pt" style:font-size-complex="9.5pt" fo:language="en" fo:country="US"/>
    </style:style>
    <style:style style:name="T1487" style:parent-style-name="DefaultParagraphFont" style:family="text">
      <style:text-properties style:font-name="Consolas" style:font-name-complex="Consolas" fo:color="#0000FF" fo:font-size="9.5pt" style:font-size-asian="9.5pt" style:font-size-complex="9.5pt" fo:language="en" fo:country="US"/>
    </style:style>
    <style:style style:name="P1488" style:parent-style-name="Normal" style:family="paragraph">
      <style:paragraph-properties style:text-autospace="none" fo:margin-bottom="0in" fo:line-height="100%"/>
    </style:style>
    <style:style style:name="T1489" style:parent-style-name="DefaultParagraphFont" style:family="text">
      <style:text-properties style:font-name="Consolas" style:font-name-complex="Consolas" fo:color="#000000" fo:font-size="9.5pt" style:font-size-asian="9.5pt" style:font-size-complex="9.5pt" fo:language="en" fo:country="US"/>
    </style:style>
    <style:style style:name="T1490" style:parent-style-name="DefaultParagraphFont" style:family="text">
      <style:text-properties style:font-name="Consolas" style:font-name-complex="Consolas" fo:color="#000000" fo:font-size="9.5pt" style:font-size-asian="9.5pt" style:font-size-complex="9.5pt" fo:language="en" fo:country="US"/>
    </style:style>
    <style:style style:name="T1491" style:parent-style-name="DefaultParagraphFont" style:family="text">
      <style:text-properties style:font-name="Consolas" style:font-name-complex="Consolas" fo:color="#000000" fo:font-size="9.5pt" style:font-size-asian="9.5pt" style:font-size-complex="9.5pt" fo:language="en" fo:country="US"/>
    </style:style>
    <style:style style:name="T1492" style:parent-style-name="DefaultParagraphFont" style:family="text">
      <style:text-properties style:font-name="Consolas" style:font-name-complex="Consolas" fo:color="#000000" fo:font-size="9.5pt" style:font-size-asian="9.5pt" style:font-size-complex="9.5pt" fo:language="en" fo:country="US"/>
    </style:style>
    <style:style style:name="T1493" style:parent-style-name="DefaultParagraphFont" style:family="text">
      <style:text-properties style:font-name="Consolas" style:font-name-complex="Consolas" fo:color="#0000FF" fo:font-size="9.5pt" style:font-size-asian="9.5pt" style:font-size-complex="9.5pt" fo:language="en" fo:country="US"/>
    </style:style>
    <style:style style:name="T1494" style:parent-style-name="DefaultParagraphFont" style:family="text">
      <style:text-properties style:font-name="Consolas" style:font-name-complex="Consolas" fo:color="#A31515" fo:font-size="9.5pt" style:font-size-asian="9.5pt" style:font-size-complex="9.5pt" fo:language="en" fo:country="US"/>
    </style:style>
    <style:style style:name="T1495" style:parent-style-name="DefaultParagraphFont" style:family="text">
      <style:text-properties style:font-name="Consolas" style:font-name-complex="Consolas" fo:color="#FF0000" fo:font-size="9.5pt" style:font-size-asian="9.5pt" style:font-size-complex="9.5pt" fo:language="en" fo:country="US"/>
    </style:style>
    <style:style style:name="T1496" style:parent-style-name="DefaultParagraphFont" style:family="text">
      <style:text-properties style:font-name="Consolas" style:font-name-complex="Consolas" fo:color="#0000FF" fo:font-size="9.5pt" style:font-size-asian="9.5pt" style:font-size-complex="9.5pt" fo:language="en" fo:country="US"/>
    </style:style>
    <style:style style:name="T1497" style:parent-style-name="DefaultParagraphFont" style:family="text">
      <style:text-properties style:font-name="Consolas" style:font-name-complex="Consolas" fo:color="#A31515" fo:font-size="9.5pt" style:font-size-asian="9.5pt" style:font-size-complex="9.5pt" fo:language="en" fo:country="US"/>
    </style:style>
    <style:style style:name="T1498" style:parent-style-name="DefaultParagraphFont" style:family="text">
      <style:text-properties style:font-name="Consolas" style:font-name-complex="Consolas" fo:color="#FF0000" fo:font-size="9.5pt" style:font-size-asian="9.5pt" style:font-size-complex="9.5pt" fo:language="en" fo:country="US"/>
    </style:style>
    <style:style style:name="T1499" style:parent-style-name="DefaultParagraphFont" style:family="text">
      <style:text-properties style:font-name="Consolas" style:font-name-complex="Consolas" fo:color="#0000FF" fo:font-size="9.5pt" style:font-size-asian="9.5pt" style:font-size-complex="9.5pt" fo:language="en" fo:country="US"/>
    </style:style>
    <style:style style:name="T1500" style:parent-style-name="DefaultParagraphFont" style:family="text">
      <style:text-properties style:font-name="Consolas" style:font-name-complex="Consolas" fo:color="#FF0000" fo:font-size="9.5pt" style:font-size-asian="9.5pt" style:font-size-complex="9.5pt" fo:language="en" fo:country="US"/>
    </style:style>
    <style:style style:name="T1501" style:parent-style-name="DefaultParagraphFont" style:family="text">
      <style:text-properties style:font-name="Consolas" style:font-name-complex="Consolas" fo:color="#0000FF" fo:font-size="9.5pt" style:font-size-asian="9.5pt" style:font-size-complex="9.5pt" fo:language="en" fo:country="US"/>
    </style:style>
    <style:style style:name="T1502" style:parent-style-name="DefaultParagraphFont" style:family="text">
      <style:text-properties style:font-name="Consolas" style:font-name-complex="Consolas" fo:color="#FF0000" fo:font-size="9.5pt" style:font-size-asian="9.5pt" style:font-size-complex="9.5pt" fo:language="en" fo:country="US"/>
    </style:style>
    <style:style style:name="T1503" style:parent-style-name="DefaultParagraphFont" style:family="text">
      <style:text-properties style:font-name="Consolas" style:font-name-complex="Consolas" fo:color="#0000FF" fo:font-size="9.5pt" style:font-size-asian="9.5pt" style:font-size-complex="9.5pt" fo:language="en" fo:country="US"/>
    </style:style>
    <style:style style:name="P1504" style:parent-style-name="Normal" style:family="paragraph">
      <style:paragraph-properties style:text-autospace="none" fo:margin-bottom="0in" fo:line-height="100%"/>
    </style:style>
    <style:style style:name="T1505" style:parent-style-name="DefaultParagraphFont" style:family="text">
      <style:text-properties style:font-name="Consolas" style:font-name-complex="Consolas" fo:color="#000000" fo:font-size="9.5pt" style:font-size-asian="9.5pt" style:font-size-complex="9.5pt" fo:language="en" fo:country="US"/>
    </style:style>
    <style:style style:name="T1506" style:parent-style-name="DefaultParagraphFont" style:family="text">
      <style:text-properties style:font-name="Consolas" style:font-name-complex="Consolas" fo:color="#000000" fo:font-size="9.5pt" style:font-size-asian="9.5pt" style:font-size-complex="9.5pt" fo:language="en" fo:country="US"/>
    </style:style>
    <style:style style:name="T1507" style:parent-style-name="DefaultParagraphFont" style:family="text">
      <style:text-properties style:font-name="Consolas" style:font-name-complex="Consolas" fo:color="#000000" fo:font-size="9.5pt" style:font-size-asian="9.5pt" style:font-size-complex="9.5pt" fo:language="en" fo:country="US"/>
    </style:style>
    <style:style style:name="T1508" style:parent-style-name="DefaultParagraphFont" style:family="text">
      <style:text-properties style:font-name="Consolas" style:font-name-complex="Consolas" fo:color="#000000" fo:font-size="9.5pt" style:font-size-asian="9.5pt" style:font-size-complex="9.5pt" fo:language="en" fo:country="US"/>
    </style:style>
    <style:style style:name="T1509" style:parent-style-name="DefaultParagraphFont" style:family="text">
      <style:text-properties style:font-name="Consolas" style:font-name-complex="Consolas" fo:color="#0000FF" fo:font-size="9.5pt" style:font-size-asian="9.5pt" style:font-size-complex="9.5pt" fo:language="en" fo:country="US"/>
    </style:style>
    <style:style style:name="T1510" style:parent-style-name="DefaultParagraphFont" style:family="text">
      <style:text-properties style:font-name="Consolas" style:font-name-complex="Consolas" fo:color="#A31515" fo:font-size="9.5pt" style:font-size-asian="9.5pt" style:font-size-complex="9.5pt" fo:language="en" fo:country="US"/>
    </style:style>
    <style:style style:name="T1511" style:parent-style-name="DefaultParagraphFont" style:family="text">
      <style:text-properties style:font-name="Consolas" style:font-name-complex="Consolas" fo:color="#FF0000" fo:font-size="9.5pt" style:font-size-asian="9.5pt" style:font-size-complex="9.5pt" fo:language="en" fo:country="US"/>
    </style:style>
    <style:style style:name="T1512" style:parent-style-name="DefaultParagraphFont" style:family="text">
      <style:text-properties style:font-name="Consolas" style:font-name-complex="Consolas" fo:color="#0000FF" fo:font-size="9.5pt" style:font-size-asian="9.5pt" style:font-size-complex="9.5pt" fo:language="en" fo:country="US"/>
    </style:style>
    <style:style style:name="T1513" style:parent-style-name="DefaultParagraphFont" style:family="text">
      <style:text-properties style:font-name="Consolas" style:font-name-complex="Consolas" fo:color="#A31515" fo:font-size="9.5pt" style:font-size-asian="9.5pt" style:font-size-complex="9.5pt" fo:language="en" fo:country="US"/>
    </style:style>
    <style:style style:name="T1514" style:parent-style-name="DefaultParagraphFont" style:family="text">
      <style:text-properties style:font-name="Consolas" style:font-name-complex="Consolas" fo:color="#FF0000" fo:font-size="9.5pt" style:font-size-asian="9.5pt" style:font-size-complex="9.5pt" fo:language="en" fo:country="US"/>
    </style:style>
    <style:style style:name="T1515" style:parent-style-name="DefaultParagraphFont" style:family="text">
      <style:text-properties style:font-name="Consolas" style:font-name-complex="Consolas" fo:color="#0000FF" fo:font-size="9.5pt" style:font-size-asian="9.5pt" style:font-size-complex="9.5pt" fo:language="en" fo:country="US"/>
    </style:style>
    <style:style style:name="T1516" style:parent-style-name="DefaultParagraphFont" style:family="text">
      <style:text-properties style:font-name="Consolas" style:font-name-complex="Consolas" fo:color="#FF0000" fo:font-size="9.5pt" style:font-size-asian="9.5pt" style:font-size-complex="9.5pt" fo:language="en" fo:country="US"/>
    </style:style>
    <style:style style:name="T1517" style:parent-style-name="DefaultParagraphFont" style:family="text">
      <style:text-properties style:font-name="Consolas" style:font-name-complex="Consolas" fo:color="#0000FF" fo:font-size="9.5pt" style:font-size-asian="9.5pt" style:font-size-complex="9.5pt" fo:language="en" fo:country="US"/>
    </style:style>
    <style:style style:name="T1518" style:parent-style-name="DefaultParagraphFont" style:family="text">
      <style:text-properties style:font-name="Consolas" style:font-name-complex="Consolas" fo:color="#FF0000" fo:font-size="9.5pt" style:font-size-asian="9.5pt" style:font-size-complex="9.5pt" fo:language="en" fo:country="US"/>
    </style:style>
    <style:style style:name="T1519" style:parent-style-name="DefaultParagraphFont" style:family="text">
      <style:text-properties style:font-name="Consolas" style:font-name-complex="Consolas" fo:color="#0000FF" fo:font-size="9.5pt" style:font-size-asian="9.5pt" style:font-size-complex="9.5pt" fo:language="en" fo:country="US"/>
    </style:style>
    <style:style style:name="P1520" style:parent-style-name="Normal" style:family="paragraph">
      <style:paragraph-properties style:text-autospace="none" fo:margin-bottom="0in" fo:line-height="100%"/>
    </style:style>
    <style:style style:name="T1521" style:parent-style-name="DefaultParagraphFont" style:family="text">
      <style:text-properties style:font-name="Consolas" style:font-name-complex="Consolas" fo:color="#000000" fo:font-size="9.5pt" style:font-size-asian="9.5pt" style:font-size-complex="9.5pt" fo:language="en" fo:country="US"/>
    </style:style>
    <style:style style:name="T1522" style:parent-style-name="DefaultParagraphFont" style:family="text">
      <style:text-properties style:font-name="Consolas" style:font-name-complex="Consolas" fo:color="#000000" fo:font-size="9.5pt" style:font-size-asian="9.5pt" style:font-size-complex="9.5pt" fo:language="en" fo:country="US"/>
    </style:style>
    <style:style style:name="T1523" style:parent-style-name="DefaultParagraphFont" style:family="text">
      <style:text-properties style:font-name="Consolas" style:font-name-complex="Consolas" fo:color="#000000" fo:font-size="9.5pt" style:font-size-asian="9.5pt" style:font-size-complex="9.5pt" fo:language="en" fo:country="US"/>
    </style:style>
    <style:style style:name="T1524" style:parent-style-name="DefaultParagraphFont" style:family="text">
      <style:text-properties style:font-name="Consolas" style:font-name-complex="Consolas" fo:color="#000000" fo:font-size="9.5pt" style:font-size-asian="9.5pt" style:font-size-complex="9.5pt" fo:language="en" fo:country="US"/>
    </style:style>
    <style:style style:name="T1525" style:parent-style-name="DefaultParagraphFont" style:family="text">
      <style:text-properties style:font-name="Consolas" style:font-name-complex="Consolas" fo:color="#0000FF" fo:font-size="9.5pt" style:font-size-asian="9.5pt" style:font-size-complex="9.5pt" fo:language="en" fo:country="US"/>
    </style:style>
    <style:style style:name="T1526" style:parent-style-name="DefaultParagraphFont" style:family="text">
      <style:text-properties style:font-name="Consolas" style:font-name-complex="Consolas" fo:color="#A31515" fo:font-size="9.5pt" style:font-size-asian="9.5pt" style:font-size-complex="9.5pt" fo:language="en" fo:country="US"/>
    </style:style>
    <style:style style:name="T1527" style:parent-style-name="DefaultParagraphFont" style:family="text">
      <style:text-properties style:font-name="Consolas" style:font-name-complex="Consolas" fo:color="#FF0000" fo:font-size="9.5pt" style:font-size-asian="9.5pt" style:font-size-complex="9.5pt" fo:language="en" fo:country="US"/>
    </style:style>
    <style:style style:name="T1528" style:parent-style-name="DefaultParagraphFont" style:family="text">
      <style:text-properties style:font-name="Consolas" style:font-name-complex="Consolas" fo:color="#0000FF" fo:font-size="9.5pt" style:font-size-asian="9.5pt" style:font-size-complex="9.5pt" fo:language="en" fo:country="US"/>
    </style:style>
    <style:style style:name="T1529" style:parent-style-name="DefaultParagraphFont" style:family="text">
      <style:text-properties style:font-name="Consolas" style:font-name-complex="Consolas" fo:color="#A31515" fo:font-size="9.5pt" style:font-size-asian="9.5pt" style:font-size-complex="9.5pt" fo:language="en" fo:country="US"/>
    </style:style>
    <style:style style:name="T1530" style:parent-style-name="DefaultParagraphFont" style:family="text">
      <style:text-properties style:font-name="Consolas" style:font-name-complex="Consolas" fo:color="#FF0000" fo:font-size="9.5pt" style:font-size-asian="9.5pt" style:font-size-complex="9.5pt" fo:language="en" fo:country="US"/>
    </style:style>
    <style:style style:name="T1531" style:parent-style-name="DefaultParagraphFont" style:family="text">
      <style:text-properties style:font-name="Consolas" style:font-name-complex="Consolas" fo:color="#0000FF" fo:font-size="9.5pt" style:font-size-asian="9.5pt" style:font-size-complex="9.5pt" fo:language="en" fo:country="US"/>
    </style:style>
    <style:style style:name="T1532" style:parent-style-name="DefaultParagraphFont" style:family="text">
      <style:text-properties style:font-name="Consolas" style:font-name-complex="Consolas" fo:color="#FF0000" fo:font-size="9.5pt" style:font-size-asian="9.5pt" style:font-size-complex="9.5pt" fo:language="en" fo:country="US"/>
    </style:style>
    <style:style style:name="T1533" style:parent-style-name="DefaultParagraphFont" style:family="text">
      <style:text-properties style:font-name="Consolas" style:font-name-complex="Consolas" fo:color="#0000FF" fo:font-size="9.5pt" style:font-size-asian="9.5pt" style:font-size-complex="9.5pt" fo:language="en" fo:country="US"/>
    </style:style>
    <style:style style:name="T1534" style:parent-style-name="DefaultParagraphFont" style:family="text">
      <style:text-properties style:font-name="Consolas" style:font-name-complex="Consolas" fo:color="#FF0000" fo:font-size="9.5pt" style:font-size-asian="9.5pt" style:font-size-complex="9.5pt" fo:language="en" fo:country="US"/>
    </style:style>
    <style:style style:name="T1535" style:parent-style-name="DefaultParagraphFont" style:family="text">
      <style:text-properties style:font-name="Consolas" style:font-name-complex="Consolas" fo:color="#0000FF" fo:font-size="9.5pt" style:font-size-asian="9.5pt" style:font-size-complex="9.5pt" fo:language="en" fo:country="US"/>
    </style:style>
    <style:style style:name="P1536" style:parent-style-name="Normal" style:family="paragraph">
      <style:paragraph-properties style:text-autospace="none" fo:margin-bottom="0in" fo:line-height="100%"/>
    </style:style>
    <style:style style:name="T1537" style:parent-style-name="DefaultParagraphFont" style:family="text">
      <style:text-properties style:font-name="Consolas" style:font-name-complex="Consolas" fo:color="#000000" fo:font-size="9.5pt" style:font-size-asian="9.5pt" style:font-size-complex="9.5pt" fo:language="en" fo:country="US"/>
    </style:style>
    <style:style style:name="T1538" style:parent-style-name="DefaultParagraphFont" style:family="text">
      <style:text-properties style:font-name="Consolas" style:font-name-complex="Consolas" fo:color="#000000" fo:font-size="9.5pt" style:font-size-asian="9.5pt" style:font-size-complex="9.5pt" fo:language="en" fo:country="US"/>
    </style:style>
    <style:style style:name="T1539" style:parent-style-name="DefaultParagraphFont" style:family="text">
      <style:text-properties style:font-name="Consolas" style:font-name-complex="Consolas" fo:color="#000000" fo:font-size="9.5pt" style:font-size-asian="9.5pt" style:font-size-complex="9.5pt" fo:language="en" fo:country="US"/>
    </style:style>
    <style:style style:name="T1540" style:parent-style-name="DefaultParagraphFont" style:family="text">
      <style:text-properties style:font-name="Consolas" style:font-name-complex="Consolas" fo:color="#000000" fo:font-size="9.5pt" style:font-size-asian="9.5pt" style:font-size-complex="9.5pt" fo:language="en" fo:country="US"/>
    </style:style>
    <style:style style:name="T1541" style:parent-style-name="DefaultParagraphFont" style:family="text">
      <style:text-properties style:font-name="Consolas" style:font-name-complex="Consolas" fo:color="#0000FF" fo:font-size="9.5pt" style:font-size-asian="9.5pt" style:font-size-complex="9.5pt" fo:language="en" fo:country="US"/>
    </style:style>
    <style:style style:name="T1542" style:parent-style-name="DefaultParagraphFont" style:family="text">
      <style:text-properties style:font-name="Consolas" style:font-name-complex="Consolas" fo:color="#A31515" fo:font-size="9.5pt" style:font-size-asian="9.5pt" style:font-size-complex="9.5pt" fo:language="en" fo:country="US"/>
    </style:style>
    <style:style style:name="T1543" style:parent-style-name="DefaultParagraphFont" style:family="text">
      <style:text-properties style:font-name="Consolas" style:font-name-complex="Consolas" fo:color="#FF0000" fo:font-size="9.5pt" style:font-size-asian="9.5pt" style:font-size-complex="9.5pt" fo:language="en" fo:country="US"/>
    </style:style>
    <style:style style:name="T1544" style:parent-style-name="DefaultParagraphFont" style:family="text">
      <style:text-properties style:font-name="Consolas" style:font-name-complex="Consolas" fo:color="#0000FF" fo:font-size="9.5pt" style:font-size-asian="9.5pt" style:font-size-complex="9.5pt" fo:language="en" fo:country="US"/>
    </style:style>
    <style:style style:name="T1545" style:parent-style-name="DefaultParagraphFont" style:family="text">
      <style:text-properties style:font-name="Consolas" style:font-name-complex="Consolas" fo:color="#A31515" fo:font-size="9.5pt" style:font-size-asian="9.5pt" style:font-size-complex="9.5pt" fo:language="en" fo:country="US"/>
    </style:style>
    <style:style style:name="T1546" style:parent-style-name="DefaultParagraphFont" style:family="text">
      <style:text-properties style:font-name="Consolas" style:font-name-complex="Consolas" fo:color="#FF0000" fo:font-size="9.5pt" style:font-size-asian="9.5pt" style:font-size-complex="9.5pt" fo:language="en" fo:country="US"/>
    </style:style>
    <style:style style:name="T1547" style:parent-style-name="DefaultParagraphFont" style:family="text">
      <style:text-properties style:font-name="Consolas" style:font-name-complex="Consolas" fo:color="#0000FF" fo:font-size="9.5pt" style:font-size-asian="9.5pt" style:font-size-complex="9.5pt" fo:language="en" fo:country="US"/>
    </style:style>
    <style:style style:name="T1548" style:parent-style-name="DefaultParagraphFont" style:family="text">
      <style:text-properties style:font-name="Consolas" style:font-name-complex="Consolas" fo:color="#FF0000" fo:font-size="9.5pt" style:font-size-asian="9.5pt" style:font-size-complex="9.5pt" fo:language="en" fo:country="US"/>
    </style:style>
    <style:style style:name="T1549" style:parent-style-name="DefaultParagraphFont" style:family="text">
      <style:text-properties style:font-name="Consolas" style:font-name-complex="Consolas" fo:color="#0000FF" fo:font-size="9.5pt" style:font-size-asian="9.5pt" style:font-size-complex="9.5pt" fo:language="en" fo:country="US"/>
    </style:style>
    <style:style style:name="T1550" style:parent-style-name="DefaultParagraphFont" style:family="text">
      <style:text-properties style:font-name="Consolas" style:font-name-complex="Consolas" fo:color="#FF0000" fo:font-size="9.5pt" style:font-size-asian="9.5pt" style:font-size-complex="9.5pt" fo:language="en" fo:country="US"/>
    </style:style>
    <style:style style:name="T1551" style:parent-style-name="DefaultParagraphFont" style:family="text">
      <style:text-properties style:font-name="Consolas" style:font-name-complex="Consolas" fo:color="#0000FF" fo:font-size="9.5pt" style:font-size-asian="9.5pt" style:font-size-complex="9.5pt" fo:language="en" fo:country="US"/>
    </style:style>
    <style:style style:name="P1552" style:parent-style-name="Normal" style:family="paragraph">
      <style:paragraph-properties style:text-autospace="none" fo:margin-bottom="0in" fo:line-height="100%"/>
    </style:style>
    <style:style style:name="T1553" style:parent-style-name="DefaultParagraphFont" style:family="text">
      <style:text-properties style:font-name="Consolas" style:font-name-complex="Consolas" fo:color="#000000" fo:font-size="9.5pt" style:font-size-asian="9.5pt" style:font-size-complex="9.5pt" fo:language="en" fo:country="US"/>
    </style:style>
    <style:style style:name="T1554" style:parent-style-name="DefaultParagraphFont" style:family="text">
      <style:text-properties style:font-name="Consolas" style:font-name-complex="Consolas" fo:color="#000000" fo:font-size="9.5pt" style:font-size-asian="9.5pt" style:font-size-complex="9.5pt" fo:language="en" fo:country="US"/>
    </style:style>
    <style:style style:name="T1555" style:parent-style-name="DefaultParagraphFont" style:family="text">
      <style:text-properties style:font-name="Consolas" style:font-name-complex="Consolas" fo:color="#000000" fo:font-size="9.5pt" style:font-size-asian="9.5pt" style:font-size-complex="9.5pt" fo:language="en" fo:country="US"/>
    </style:style>
    <style:style style:name="T1556" style:parent-style-name="DefaultParagraphFont" style:family="text">
      <style:text-properties style:font-name="Consolas" style:font-name-complex="Consolas" fo:color="#000000" fo:font-size="9.5pt" style:font-size-asian="9.5pt" style:font-size-complex="9.5pt" fo:language="en" fo:country="US"/>
    </style:style>
    <style:style style:name="T1557" style:parent-style-name="DefaultParagraphFont" style:family="text">
      <style:text-properties style:font-name="Consolas" style:font-name-complex="Consolas" fo:color="#0000FF" fo:font-size="9.5pt" style:font-size-asian="9.5pt" style:font-size-complex="9.5pt" fo:language="en" fo:country="US"/>
    </style:style>
    <style:style style:name="T1558" style:parent-style-name="DefaultParagraphFont" style:family="text">
      <style:text-properties style:font-name="Consolas" style:font-name-complex="Consolas" fo:color="#A31515" fo:font-size="9.5pt" style:font-size-asian="9.5pt" style:font-size-complex="9.5pt" fo:language="en" fo:country="US"/>
    </style:style>
    <style:style style:name="T1559" style:parent-style-name="DefaultParagraphFont" style:family="text">
      <style:text-properties style:font-name="Consolas" style:font-name-complex="Consolas" fo:color="#FF0000" fo:font-size="9.5pt" style:font-size-asian="9.5pt" style:font-size-complex="9.5pt" fo:language="en" fo:country="US"/>
    </style:style>
    <style:style style:name="T1560" style:parent-style-name="DefaultParagraphFont" style:family="text">
      <style:text-properties style:font-name="Consolas" style:font-name-complex="Consolas" fo:color="#0000FF" fo:font-size="9.5pt" style:font-size-asian="9.5pt" style:font-size-complex="9.5pt" fo:language="en" fo:country="US"/>
    </style:style>
    <style:style style:name="T1561" style:parent-style-name="DefaultParagraphFont" style:family="text">
      <style:text-properties style:font-name="Consolas" style:font-name-complex="Consolas" fo:color="#A31515" fo:font-size="9.5pt" style:font-size-asian="9.5pt" style:font-size-complex="9.5pt" fo:language="en" fo:country="US"/>
    </style:style>
    <style:style style:name="T1562" style:parent-style-name="DefaultParagraphFont" style:family="text">
      <style:text-properties style:font-name="Consolas" style:font-name-complex="Consolas" fo:color="#FF0000" fo:font-size="9.5pt" style:font-size-asian="9.5pt" style:font-size-complex="9.5pt" fo:language="en" fo:country="US"/>
    </style:style>
    <style:style style:name="T1563" style:parent-style-name="DefaultParagraphFont" style:family="text">
      <style:text-properties style:font-name="Consolas" style:font-name-complex="Consolas" fo:color="#0000FF" fo:font-size="9.5pt" style:font-size-asian="9.5pt" style:font-size-complex="9.5pt" fo:language="en" fo:country="US"/>
    </style:style>
    <style:style style:name="T1564" style:parent-style-name="DefaultParagraphFont" style:family="text">
      <style:text-properties style:font-name="Consolas" style:font-name-complex="Consolas" fo:color="#FF0000" fo:font-size="9.5pt" style:font-size-asian="9.5pt" style:font-size-complex="9.5pt" fo:language="en" fo:country="US"/>
    </style:style>
    <style:style style:name="T1565" style:parent-style-name="DefaultParagraphFont" style:family="text">
      <style:text-properties style:font-name="Consolas" style:font-name-complex="Consolas" fo:color="#0000FF" fo:font-size="9.5pt" style:font-size-asian="9.5pt" style:font-size-complex="9.5pt" fo:language="en" fo:country="US"/>
    </style:style>
    <style:style style:name="T1566" style:parent-style-name="DefaultParagraphFont" style:family="text">
      <style:text-properties style:font-name="Consolas" style:font-name-complex="Consolas" fo:color="#FF0000" fo:font-size="9.5pt" style:font-size-asian="9.5pt" style:font-size-complex="9.5pt" fo:language="en" fo:country="US"/>
    </style:style>
    <style:style style:name="T1567" style:parent-style-name="DefaultParagraphFont" style:family="text">
      <style:text-properties style:font-name="Consolas" style:font-name-complex="Consolas" fo:color="#0000FF" fo:font-size="9.5pt" style:font-size-asian="9.5pt" style:font-size-complex="9.5pt" fo:language="en" fo:country="US"/>
    </style:style>
    <style:style style:name="P1568" style:parent-style-name="Normal" style:family="paragraph">
      <style:paragraph-properties style:text-autospace="none" fo:margin-bottom="0in" fo:line-height="100%"/>
    </style:style>
    <style:style style:name="T1569" style:parent-style-name="DefaultParagraphFont" style:family="text">
      <style:text-properties style:font-name="Consolas" style:font-name-complex="Consolas" fo:color="#000000" fo:font-size="9.5pt" style:font-size-asian="9.5pt" style:font-size-complex="9.5pt" fo:language="en" fo:country="US"/>
    </style:style>
    <style:style style:name="T1570" style:parent-style-name="DefaultParagraphFont" style:family="text">
      <style:text-properties style:font-name="Consolas" style:font-name-complex="Consolas" fo:color="#000000" fo:font-size="9.5pt" style:font-size-asian="9.5pt" style:font-size-complex="9.5pt" fo:language="en" fo:country="US"/>
    </style:style>
    <style:style style:name="T1571" style:parent-style-name="DefaultParagraphFont" style:family="text">
      <style:text-properties style:font-name="Consolas" style:font-name-complex="Consolas" fo:color="#000000" fo:font-size="9.5pt" style:font-size-asian="9.5pt" style:font-size-complex="9.5pt" fo:language="en" fo:country="US"/>
    </style:style>
    <style:style style:name="T1572" style:parent-style-name="DefaultParagraphFont" style:family="text">
      <style:text-properties style:font-name="Consolas" style:font-name-complex="Consolas" fo:color="#000000" fo:font-size="9.5pt" style:font-size-asian="9.5pt" style:font-size-complex="9.5pt" fo:language="en" fo:country="US"/>
    </style:style>
    <style:style style:name="T1573" style:parent-style-name="DefaultParagraphFont" style:family="text">
      <style:text-properties style:font-name="Consolas" style:font-name-complex="Consolas" fo:color="#0000FF" fo:font-size="9.5pt" style:font-size-asian="9.5pt" style:font-size-complex="9.5pt" fo:language="en" fo:country="US"/>
    </style:style>
    <style:style style:name="T1574" style:parent-style-name="DefaultParagraphFont" style:family="text">
      <style:text-properties style:font-name="Consolas" style:font-name-complex="Consolas" fo:color="#A31515" fo:font-size="9.5pt" style:font-size-asian="9.5pt" style:font-size-complex="9.5pt" fo:language="en" fo:country="US"/>
    </style:style>
    <style:style style:name="T1575" style:parent-style-name="DefaultParagraphFont" style:family="text">
      <style:text-properties style:font-name="Consolas" style:font-name-complex="Consolas" fo:color="#FF0000" fo:font-size="9.5pt" style:font-size-asian="9.5pt" style:font-size-complex="9.5pt" fo:language="en" fo:country="US"/>
    </style:style>
    <style:style style:name="T1576" style:parent-style-name="DefaultParagraphFont" style:family="text">
      <style:text-properties style:font-name="Consolas" style:font-name-complex="Consolas" fo:color="#0000FF" fo:font-size="9.5pt" style:font-size-asian="9.5pt" style:font-size-complex="9.5pt" fo:language="en" fo:country="US"/>
    </style:style>
    <style:style style:name="T1577" style:parent-style-name="DefaultParagraphFont" style:family="text">
      <style:text-properties style:font-name="Consolas" style:font-name-complex="Consolas" fo:color="#A31515" fo:font-size="9.5pt" style:font-size-asian="9.5pt" style:font-size-complex="9.5pt" fo:language="en" fo:country="US"/>
    </style:style>
    <style:style style:name="T1578" style:parent-style-name="DefaultParagraphFont" style:family="text">
      <style:text-properties style:font-name="Consolas" style:font-name-complex="Consolas" fo:color="#FF0000" fo:font-size="9.5pt" style:font-size-asian="9.5pt" style:font-size-complex="9.5pt" fo:language="en" fo:country="US"/>
    </style:style>
    <style:style style:name="T1579" style:parent-style-name="DefaultParagraphFont" style:family="text">
      <style:text-properties style:font-name="Consolas" style:font-name-complex="Consolas" fo:color="#0000FF" fo:font-size="9.5pt" style:font-size-asian="9.5pt" style:font-size-complex="9.5pt" fo:language="en" fo:country="US"/>
    </style:style>
    <style:style style:name="T1580" style:parent-style-name="DefaultParagraphFont" style:family="text">
      <style:text-properties style:font-name="Consolas" style:font-name-complex="Consolas" fo:color="#FF0000" fo:font-size="9.5pt" style:font-size-asian="9.5pt" style:font-size-complex="9.5pt" fo:language="en" fo:country="US"/>
    </style:style>
    <style:style style:name="T1581" style:parent-style-name="DefaultParagraphFont" style:family="text">
      <style:text-properties style:font-name="Consolas" style:font-name-complex="Consolas" fo:color="#0000FF" fo:font-size="9.5pt" style:font-size-asian="9.5pt" style:font-size-complex="9.5pt" fo:language="en" fo:country="US"/>
    </style:style>
    <style:style style:name="T1582" style:parent-style-name="DefaultParagraphFont" style:family="text">
      <style:text-properties style:font-name="Consolas" style:font-name-complex="Consolas" fo:color="#FF0000" fo:font-size="9.5pt" style:font-size-asian="9.5pt" style:font-size-complex="9.5pt" fo:language="en" fo:country="US"/>
    </style:style>
    <style:style style:name="T1583" style:parent-style-name="DefaultParagraphFont" style:family="text">
      <style:text-properties style:font-name="Consolas" style:font-name-complex="Consolas" fo:color="#0000FF" fo:font-size="9.5pt" style:font-size-asian="9.5pt" style:font-size-complex="9.5pt" fo:language="en" fo:country="US"/>
    </style:style>
    <style:style style:name="P1584" style:parent-style-name="Normal" style:family="paragraph">
      <style:paragraph-properties style:text-autospace="none" fo:margin-bottom="0in" fo:line-height="100%"/>
    </style:style>
    <style:style style:name="T1585" style:parent-style-name="DefaultParagraphFont" style:family="text">
      <style:text-properties style:font-name="Consolas" style:font-name-complex="Consolas" fo:color="#000000" fo:font-size="9.5pt" style:font-size-asian="9.5pt" style:font-size-complex="9.5pt" fo:language="en" fo:country="US"/>
    </style:style>
    <style:style style:name="T1586" style:parent-style-name="DefaultParagraphFont" style:family="text">
      <style:text-properties style:font-name="Consolas" style:font-name-complex="Consolas" fo:color="#000000" fo:font-size="9.5pt" style:font-size-asian="9.5pt" style:font-size-complex="9.5pt" fo:language="en" fo:country="US"/>
    </style:style>
    <style:style style:name="T1587" style:parent-style-name="DefaultParagraphFont" style:family="text">
      <style:text-properties style:font-name="Consolas" style:font-name-complex="Consolas" fo:color="#000000" fo:font-size="9.5pt" style:font-size-asian="9.5pt" style:font-size-complex="9.5pt" fo:language="en" fo:country="US"/>
    </style:style>
    <style:style style:name="T1588" style:parent-style-name="DefaultParagraphFont" style:family="text">
      <style:text-properties style:font-name="Consolas" style:font-name-complex="Consolas" fo:color="#0000FF" fo:font-size="9.5pt" style:font-size-asian="9.5pt" style:font-size-complex="9.5pt" fo:language="en" fo:country="US"/>
    </style:style>
    <style:style style:name="T1589" style:parent-style-name="DefaultParagraphFont" style:family="text">
      <style:text-properties style:font-name="Consolas" style:font-name-complex="Consolas" fo:color="#A31515" fo:font-size="9.5pt" style:font-size-asian="9.5pt" style:font-size-complex="9.5pt" fo:language="en" fo:country="US"/>
    </style:style>
    <style:style style:name="T1590" style:parent-style-name="DefaultParagraphFont" style:family="text">
      <style:text-properties style:font-name="Consolas" style:font-name-complex="Consolas" fo:color="#0000FF" fo:font-size="9.5pt" style:font-size-asian="9.5pt" style:font-size-complex="9.5pt" fo:language="en" fo:country="US"/>
    </style:style>
    <style:style style:name="P1591" style:parent-style-name="Normal" style:family="paragraph">
      <style:paragraph-properties style:text-autospace="none" fo:margin-bottom="0in" fo:line-height="100%"/>
    </style:style>
    <style:style style:name="T1592" style:parent-style-name="DefaultParagraphFont" style:family="text">
      <style:text-properties style:font-name="Consolas" style:font-name-complex="Consolas" fo:color="#000000" fo:font-size="9.5pt" style:font-size-asian="9.5pt" style:font-size-complex="9.5pt" fo:language="en" fo:country="US"/>
    </style:style>
    <style:style style:name="T1593" style:parent-style-name="DefaultParagraphFont" style:family="text">
      <style:text-properties style:font-name="Consolas" style:font-name-complex="Consolas" fo:color="#000000" fo:font-size="9.5pt" style:font-size-asian="9.5pt" style:font-size-complex="9.5pt" fo:language="en" fo:country="US"/>
    </style:style>
    <style:style style:name="T1594" style:parent-style-name="DefaultParagraphFont" style:family="text">
      <style:text-properties style:font-name="Consolas" style:font-name-complex="Consolas" fo:color="#0000FF" fo:font-size="9.5pt" style:font-size-asian="9.5pt" style:font-size-complex="9.5pt" fo:language="en" fo:country="US"/>
    </style:style>
    <style:style style:name="T1595" style:parent-style-name="DefaultParagraphFont" style:family="text">
      <style:text-properties style:font-name="Consolas" style:font-name-complex="Consolas" fo:color="#A31515" fo:font-size="9.5pt" style:font-size-asian="9.5pt" style:font-size-complex="9.5pt" fo:language="en" fo:country="US"/>
    </style:style>
    <style:style style:name="T1596" style:parent-style-name="DefaultParagraphFont" style:family="text">
      <style:text-properties style:font-name="Consolas" style:font-name-complex="Consolas" fo:color="#0000FF" fo:font-size="9.5pt" style:font-size-asian="9.5pt" style:font-size-complex="9.5pt" fo:language="en" fo:country="US"/>
    </style:style>
    <style:style style:name="P1597" style:parent-style-name="Normal" style:family="paragraph">
      <style:paragraph-properties style:text-autospace="none" fo:margin-bottom="0in" fo:line-height="100%"/>
    </style:style>
    <style:style style:name="T1598" style:parent-style-name="DefaultParagraphFont" style:family="text">
      <style:text-properties style:font-name="Consolas" style:font-name-complex="Consolas" fo:color="#000000" fo:font-size="9.5pt" style:font-size-asian="9.5pt" style:font-size-complex="9.5pt" fo:language="en" fo:country="US"/>
    </style:style>
    <style:style style:name="T1599" style:parent-style-name="DefaultParagraphFont" style:family="text">
      <style:text-properties style:font-name="Consolas" style:font-name-complex="Consolas" fo:color="#000000" fo:font-size="9.5pt" style:font-size-asian="9.5pt" style:font-size-complex="9.5pt" fo:language="en" fo:country="US"/>
    </style:style>
    <style:style style:name="T1600" style:parent-style-name="DefaultParagraphFont" style:family="text">
      <style:text-properties style:font-name="Consolas" style:font-name-complex="Consolas" fo:color="#0000FF" fo:font-size="9.5pt" style:font-size-asian="9.5pt" style:font-size-complex="9.5pt" fo:language="en" fo:country="US"/>
    </style:style>
    <style:style style:name="T1601" style:parent-style-name="DefaultParagraphFont" style:family="text">
      <style:text-properties style:font-name="Consolas" style:font-name-complex="Consolas" fo:color="#A31515" fo:font-size="9.5pt" style:font-size-asian="9.5pt" style:font-size-complex="9.5pt" fo:language="en" fo:country="US"/>
    </style:style>
    <style:style style:name="T1602" style:parent-style-name="DefaultParagraphFont" style:family="text">
      <style:text-properties style:font-name="Consolas" style:font-name-complex="Consolas" fo:color="#FF0000" fo:font-size="9.5pt" style:font-size-asian="9.5pt" style:font-size-complex="9.5pt" fo:language="en" fo:country="US"/>
    </style:style>
    <style:style style:name="T1603" style:parent-style-name="DefaultParagraphFont" style:family="text">
      <style:text-properties style:font-name="Consolas" style:font-name-complex="Consolas" fo:color="#0000FF" fo:font-size="9.5pt" style:font-size-asian="9.5pt" style:font-size-complex="9.5pt" fo:language="en" fo:country="US"/>
    </style:style>
    <style:style style:name="T1604" style:parent-style-name="DefaultParagraphFont" style:family="text">
      <style:text-properties style:font-name="Consolas" style:font-name-complex="Consolas" fo:color="#FF0000" fo:font-size="9.5pt" style:font-size-asian="9.5pt" style:font-size-complex="9.5pt" fo:language="en" fo:country="US"/>
    </style:style>
    <style:style style:name="T1605" style:parent-style-name="DefaultParagraphFont" style:family="text">
      <style:text-properties style:font-name="Consolas" style:font-name-complex="Consolas" fo:color="#0000FF" fo:font-size="9.5pt" style:font-size-asian="9.5pt" style:font-size-complex="9.5pt" fo:language="en" fo:country="US"/>
    </style:style>
    <style:style style:name="T1606" style:parent-style-name="DefaultParagraphFont" style:family="text">
      <style:text-properties style:font-name="Consolas" style:font-name-complex="Consolas" fo:color="#FF0000" fo:font-size="9.5pt" style:font-size-asian="9.5pt" style:font-size-complex="9.5pt" fo:language="en" fo:country="US"/>
    </style:style>
    <style:style style:name="T1607" style:parent-style-name="DefaultParagraphFont" style:family="text">
      <style:text-properties style:font-name="Consolas" style:font-name-complex="Consolas" fo:color="#0000FF" fo:font-size="9.5pt" style:font-size-asian="9.5pt" style:font-size-complex="9.5pt" fo:language="en" fo:country="US"/>
    </style:style>
    <style:style style:name="T1608" style:parent-style-name="DefaultParagraphFont" style:family="text">
      <style:text-properties style:font-name="Consolas" style:font-name-complex="Consolas" fo:color="#FF0000" fo:font-size="9.5pt" style:font-size-asian="9.5pt" style:font-size-complex="9.5pt" fo:language="en" fo:country="US"/>
    </style:style>
    <style:style style:name="T1609" style:parent-style-name="DefaultParagraphFont" style:family="text">
      <style:text-properties style:font-name="Consolas" style:font-name-complex="Consolas" fo:color="#0000FF" fo:font-size="9.5pt" style:font-size-asian="9.5pt" style:font-size-complex="9.5pt" fo:language="en" fo:country="US"/>
    </style:style>
    <style:style style:name="P1610" style:parent-style-name="Normal" style:family="paragraph">
      <style:paragraph-properties style:text-autospace="none" fo:margin-bottom="0in" fo:line-height="100%"/>
    </style:style>
    <style:style style:name="T1611" style:parent-style-name="DefaultParagraphFont" style:family="text">
      <style:text-properties style:font-name="Consolas" style:font-name-complex="Consolas" fo:color="#000000" fo:font-size="9.5pt" style:font-size-asian="9.5pt" style:font-size-complex="9.5pt" fo:language="en" fo:country="US"/>
    </style:style>
    <style:style style:name="T1612" style:parent-style-name="DefaultParagraphFont" style:family="text">
      <style:text-properties style:font-name="Consolas" style:font-name-complex="Consolas" fo:color="#000000" fo:font-size="9.5pt" style:font-size-asian="9.5pt" style:font-size-complex="9.5pt" fo:language="en" fo:country="US"/>
    </style:style>
    <style:style style:name="T1613" style:parent-style-name="DefaultParagraphFont" style:family="text">
      <style:text-properties style:font-name="Consolas" style:font-name-complex="Consolas" fo:color="#0000FF" fo:font-size="9.5pt" style:font-size-asian="9.5pt" style:font-size-complex="9.5pt" fo:language="en" fo:country="US"/>
    </style:style>
    <style:style style:name="T1614" style:parent-style-name="DefaultParagraphFont" style:family="text">
      <style:text-properties style:font-name="Consolas" style:font-name-complex="Consolas" fo:color="#A31515" fo:font-size="9.5pt" style:font-size-asian="9.5pt" style:font-size-complex="9.5pt" fo:language="en" fo:country="US"/>
    </style:style>
    <style:style style:name="T1615" style:parent-style-name="DefaultParagraphFont" style:family="text">
      <style:text-properties style:font-name="Consolas" style:font-name-complex="Consolas" fo:color="#FF0000" fo:font-size="9.5pt" style:font-size-asian="9.5pt" style:font-size-complex="9.5pt" fo:language="en" fo:country="US"/>
    </style:style>
    <style:style style:name="T1616" style:parent-style-name="DefaultParagraphFont" style:family="text">
      <style:text-properties style:font-name="Consolas" style:font-name-complex="Consolas" fo:color="#0000FF" fo:font-size="9.5pt" style:font-size-asian="9.5pt" style:font-size-complex="9.5pt" fo:language="en" fo:country="US"/>
    </style:style>
    <style:style style:name="T1617" style:parent-style-name="DefaultParagraphFont" style:family="text">
      <style:text-properties style:font-name="Consolas" style:font-name-complex="Consolas" fo:color="#FF0000" fo:font-size="9.5pt" style:font-size-asian="9.5pt" style:font-size-complex="9.5pt" fo:language="en" fo:country="US"/>
    </style:style>
    <style:style style:name="T1618" style:parent-style-name="DefaultParagraphFont" style:family="text">
      <style:text-properties style:font-name="Consolas" style:font-name-complex="Consolas" fo:color="#0000FF" fo:font-size="9.5pt" style:font-size-asian="9.5pt" style:font-size-complex="9.5pt" fo:language="en" fo:country="US"/>
    </style:style>
    <style:style style:name="T1619" style:parent-style-name="DefaultParagraphFont" style:family="text">
      <style:text-properties style:font-name="Consolas" style:font-name-complex="Consolas" fo:color="#FF0000" fo:font-size="9.5pt" style:font-size-asian="9.5pt" style:font-size-complex="9.5pt" fo:language="en" fo:country="US"/>
    </style:style>
    <style:style style:name="T1620" style:parent-style-name="DefaultParagraphFont" style:family="text">
      <style:text-properties style:font-name="Consolas" style:font-name-complex="Consolas" fo:color="#0000FF" fo:font-size="9.5pt" style:font-size-asian="9.5pt" style:font-size-complex="9.5pt" fo:language="en" fo:country="US"/>
    </style:style>
    <style:style style:name="T1621" style:parent-style-name="DefaultParagraphFont" style:family="text">
      <style:text-properties style:font-name="Consolas" style:font-name-complex="Consolas" fo:color="#FF0000" fo:font-size="9.5pt" style:font-size-asian="9.5pt" style:font-size-complex="9.5pt" fo:language="en" fo:country="US"/>
    </style:style>
    <style:style style:name="T1622" style:parent-style-name="DefaultParagraphFont" style:family="text">
      <style:text-properties style:font-name="Consolas" style:font-name-complex="Consolas" fo:color="#0000FF" fo:font-size="9.5pt" style:font-size-asian="9.5pt" style:font-size-complex="9.5pt" fo:language="en" fo:country="US"/>
    </style:style>
    <style:style style:name="T1623" style:parent-style-name="DefaultParagraphFont" style:family="text">
      <style:text-properties style:font-name="Consolas" style:font-name-complex="Consolas" fo:color="#FF0000" fo:font-size="9.5pt" style:font-size-asian="9.5pt" style:font-size-complex="9.5pt" fo:language="en" fo:country="US"/>
    </style:style>
    <style:style style:name="T1624" style:parent-style-name="DefaultParagraphFont" style:family="text">
      <style:text-properties style:font-name="Consolas" style:font-name-complex="Consolas" fo:color="#0000FF" fo:font-size="9.5pt" style:font-size-asian="9.5pt" style:font-size-complex="9.5pt" fo:language="en" fo:country="US"/>
    </style:style>
    <style:style style:name="P1625" style:parent-style-name="Normal" style:family="paragraph">
      <style:paragraph-properties style:text-autospace="none" fo:margin-bottom="0in" fo:line-height="100%"/>
    </style:style>
    <style:style style:name="T1626" style:parent-style-name="DefaultParagraphFont" style:family="text">
      <style:text-properties style:font-name="Consolas" style:font-name-complex="Consolas" fo:color="#000000" fo:font-size="9.5pt" style:font-size-asian="9.5pt" style:font-size-complex="9.5pt" fo:language="en" fo:country="US"/>
    </style:style>
    <style:style style:name="T1627" style:parent-style-name="DefaultParagraphFont" style:family="text">
      <style:text-properties style:font-name="Consolas" style:font-name-complex="Consolas" fo:color="#000000" fo:font-size="9.5pt" style:font-size-asian="9.5pt" style:font-size-complex="9.5pt" fo:language="en" fo:country="US"/>
    </style:style>
    <style:style style:name="T1628" style:parent-style-name="DefaultParagraphFont" style:family="text">
      <style:text-properties style:font-name="Consolas" style:font-name-complex="Consolas" fo:color="#0000FF" fo:font-size="9.5pt" style:font-size-asian="9.5pt" style:font-size-complex="9.5pt" fo:language="en" fo:country="US"/>
    </style:style>
    <style:style style:name="T1629" style:parent-style-name="DefaultParagraphFont" style:family="text">
      <style:text-properties style:font-name="Consolas" style:font-name-complex="Consolas" fo:color="#A31515" fo:font-size="9.5pt" style:font-size-asian="9.5pt" style:font-size-complex="9.5pt" fo:language="en" fo:country="US"/>
    </style:style>
    <style:style style:name="T1630" style:parent-style-name="DefaultParagraphFont" style:family="text">
      <style:text-properties style:font-name="Consolas" style:font-name-complex="Consolas" fo:color="#FF0000" fo:font-size="9.5pt" style:font-size-asian="9.5pt" style:font-size-complex="9.5pt" fo:language="en" fo:country="US"/>
    </style:style>
    <style:style style:name="T1631" style:parent-style-name="DefaultParagraphFont" style:family="text">
      <style:text-properties style:font-name="Consolas" style:font-name-complex="Consolas" fo:color="#0000FF" fo:font-size="9.5pt" style:font-size-asian="9.5pt" style:font-size-complex="9.5pt" fo:language="en" fo:country="US"/>
    </style:style>
    <style:style style:name="T1632" style:parent-style-name="DefaultParagraphFont" style:family="text">
      <style:text-properties style:font-name="Consolas" style:font-name-complex="Consolas" fo:color="#FF0000" fo:font-size="9.5pt" style:font-size-asian="9.5pt" style:font-size-complex="9.5pt" fo:language="en" fo:country="US"/>
    </style:style>
    <style:style style:name="T1633" style:parent-style-name="DefaultParagraphFont" style:family="text">
      <style:text-properties style:font-name="Consolas" style:font-name-complex="Consolas" fo:color="#0000FF" fo:font-size="9.5pt" style:font-size-asian="9.5pt" style:font-size-complex="9.5pt" fo:language="en" fo:country="US"/>
    </style:style>
    <style:style style:name="T1634" style:parent-style-name="DefaultParagraphFont" style:family="text">
      <style:text-properties style:font-name="Consolas" style:font-name-complex="Consolas" fo:color="#FF0000" fo:font-size="9.5pt" style:font-size-asian="9.5pt" style:font-size-complex="9.5pt" fo:language="en" fo:country="US"/>
    </style:style>
    <style:style style:name="T1635" style:parent-style-name="DefaultParagraphFont" style:family="text">
      <style:text-properties style:font-name="Consolas" style:font-name-complex="Consolas" fo:color="#0000FF" fo:font-size="9.5pt" style:font-size-asian="9.5pt" style:font-size-complex="9.5pt" fo:language="en" fo:country="US"/>
    </style:style>
    <style:style style:name="T1636" style:parent-style-name="DefaultParagraphFont" style:family="text">
      <style:text-properties style:font-name="Consolas" style:font-name-complex="Consolas" fo:color="#FF0000" fo:font-size="9.5pt" style:font-size-asian="9.5pt" style:font-size-complex="9.5pt" fo:language="en" fo:country="US"/>
    </style:style>
    <style:style style:name="T1637" style:parent-style-name="DefaultParagraphFont" style:family="text">
      <style:text-properties style:font-name="Consolas" style:font-name-complex="Consolas" fo:color="#0000FF" fo:font-size="9.5pt" style:font-size-asian="9.5pt" style:font-size-complex="9.5pt" fo:language="en" fo:country="US"/>
    </style:style>
    <style:style style:name="P1638" style:parent-style-name="Normal" style:family="paragraph">
      <style:paragraph-properties style:text-autospace="none" fo:margin-bottom="0in" fo:line-height="100%"/>
    </style:style>
    <style:style style:name="T1639" style:parent-style-name="DefaultParagraphFont" style:family="text">
      <style:text-properties style:font-name="Consolas" style:font-name-complex="Consolas" fo:color="#000000" fo:font-size="9.5pt" style:font-size-asian="9.5pt" style:font-size-complex="9.5pt" fo:language="en" fo:country="US"/>
    </style:style>
    <style:style style:name="T1640" style:parent-style-name="DefaultParagraphFont" style:family="text">
      <style:text-properties style:font-name="Consolas" style:font-name-complex="Consolas" fo:color="#000000" fo:font-size="9.5pt" style:font-size-asian="9.5pt" style:font-size-complex="9.5pt" fo:language="en" fo:country="US"/>
    </style:style>
    <style:style style:name="T1641" style:parent-style-name="DefaultParagraphFont" style:family="text">
      <style:text-properties style:font-name="Consolas" style:font-name-complex="Consolas" fo:color="#0000FF" fo:font-size="9.5pt" style:font-size-asian="9.5pt" style:font-size-complex="9.5pt" fo:language="en" fo:country="US"/>
    </style:style>
    <style:style style:name="T1642" style:parent-style-name="DefaultParagraphFont" style:family="text">
      <style:text-properties style:font-name="Consolas" style:font-name-complex="Consolas" fo:color="#A31515" fo:font-size="9.5pt" style:font-size-asian="9.5pt" style:font-size-complex="9.5pt" fo:language="en" fo:country="US"/>
    </style:style>
    <style:style style:name="T1643" style:parent-style-name="DefaultParagraphFont" style:family="text">
      <style:text-properties style:font-name="Consolas" style:font-name-complex="Consolas" fo:color="#FF0000" fo:font-size="9.5pt" style:font-size-asian="9.5pt" style:font-size-complex="9.5pt" fo:language="en" fo:country="US"/>
    </style:style>
    <style:style style:name="T1644" style:parent-style-name="DefaultParagraphFont" style:family="text">
      <style:text-properties style:font-name="Consolas" style:font-name-complex="Consolas" fo:color="#0000FF" fo:font-size="9.5pt" style:font-size-asian="9.5pt" style:font-size-complex="9.5pt" fo:language="en" fo:country="US"/>
    </style:style>
    <style:style style:name="T1645" style:parent-style-name="DefaultParagraphFont" style:family="text">
      <style:text-properties style:font-name="Consolas" style:font-name-complex="Consolas" fo:color="#FF0000" fo:font-size="9.5pt" style:font-size-asian="9.5pt" style:font-size-complex="9.5pt" fo:language="en" fo:country="US"/>
    </style:style>
    <style:style style:name="T1646" style:parent-style-name="DefaultParagraphFont" style:family="text">
      <style:text-properties style:font-name="Consolas" style:font-name-complex="Consolas" fo:color="#0000FF" fo:font-size="9.5pt" style:font-size-asian="9.5pt" style:font-size-complex="9.5pt" fo:language="en" fo:country="US"/>
    </style:style>
    <style:style style:name="T1647" style:parent-style-name="DefaultParagraphFont" style:family="text">
      <style:text-properties style:font-name="Consolas" style:font-name-complex="Consolas" fo:color="#FF0000" fo:font-size="9.5pt" style:font-size-asian="9.5pt" style:font-size-complex="9.5pt" fo:language="en" fo:country="US"/>
    </style:style>
    <style:style style:name="T1648" style:parent-style-name="DefaultParagraphFont" style:family="text">
      <style:text-properties style:font-name="Consolas" style:font-name-complex="Consolas" fo:color="#0000FF" fo:font-size="9.5pt" style:font-size-asian="9.5pt" style:font-size-complex="9.5pt" fo:language="en" fo:country="US"/>
    </style:style>
    <style:style style:name="T1649" style:parent-style-name="DefaultParagraphFont" style:family="text">
      <style:text-properties style:font-name="Consolas" style:font-name-complex="Consolas" fo:color="#FF0000" fo:font-size="9.5pt" style:font-size-asian="9.5pt" style:font-size-complex="9.5pt" fo:language="en" fo:country="US"/>
    </style:style>
    <style:style style:name="T1650" style:parent-style-name="DefaultParagraphFont" style:family="text">
      <style:text-properties style:font-name="Consolas" style:font-name-complex="Consolas" fo:color="#0000FF" fo:font-size="9.5pt" style:font-size-asian="9.5pt" style:font-size-complex="9.5pt" fo:language="en" fo:country="US"/>
    </style:style>
    <style:style style:name="P1651" style:parent-style-name="Normal" style:family="paragraph">
      <style:paragraph-properties style:text-autospace="none" fo:margin-bottom="0in" fo:line-height="100%"/>
    </style:style>
    <style:style style:name="T1652" style:parent-style-name="DefaultParagraphFont" style:family="text">
      <style:text-properties style:font-name="Consolas" style:font-name-complex="Consolas" fo:color="#000000" fo:font-size="9.5pt" style:font-size-asian="9.5pt" style:font-size-complex="9.5pt" fo:language="en" fo:country="US"/>
    </style:style>
    <style:style style:name="T1653" style:parent-style-name="DefaultParagraphFont" style:family="text">
      <style:text-properties style:font-name="Consolas" style:font-name-complex="Consolas" fo:color="#000000" fo:font-size="9.5pt" style:font-size-asian="9.5pt" style:font-size-complex="9.5pt" fo:language="en" fo:country="US"/>
    </style:style>
    <style:style style:name="T1654" style:parent-style-name="DefaultParagraphFont" style:family="text">
      <style:text-properties style:font-name="Consolas" style:font-name-complex="Consolas" fo:color="#0000FF" fo:font-size="9.5pt" style:font-size-asian="9.5pt" style:font-size-complex="9.5pt" fo:language="en" fo:country="US"/>
    </style:style>
    <style:style style:name="T1655" style:parent-style-name="DefaultParagraphFont" style:family="text">
      <style:text-properties style:font-name="Consolas" style:font-name-complex="Consolas" fo:color="#A31515" fo:font-size="9.5pt" style:font-size-asian="9.5pt" style:font-size-complex="9.5pt" fo:language="en" fo:country="US"/>
    </style:style>
    <style:style style:name="T1656" style:parent-style-name="DefaultParagraphFont" style:family="text">
      <style:text-properties style:font-name="Consolas" style:font-name-complex="Consolas" fo:color="#FF0000" fo:font-size="9.5pt" style:font-size-asian="9.5pt" style:font-size-complex="9.5pt" fo:language="en" fo:country="US"/>
    </style:style>
    <style:style style:name="T1657" style:parent-style-name="DefaultParagraphFont" style:family="text">
      <style:text-properties style:font-name="Consolas" style:font-name-complex="Consolas" fo:color="#0000FF" fo:font-size="9.5pt" style:font-size-asian="9.5pt" style:font-size-complex="9.5pt" fo:language="en" fo:country="US"/>
    </style:style>
    <style:style style:name="T1658" style:parent-style-name="DefaultParagraphFont" style:family="text">
      <style:text-properties style:font-name="Consolas" style:font-name-complex="Consolas" fo:color="#FF0000" fo:font-size="9.5pt" style:font-size-asian="9.5pt" style:font-size-complex="9.5pt" fo:language="en" fo:country="US"/>
    </style:style>
    <style:style style:name="T1659" style:parent-style-name="DefaultParagraphFont" style:family="text">
      <style:text-properties style:font-name="Consolas" style:font-name-complex="Consolas" fo:color="#0000FF" fo:font-size="9.5pt" style:font-size-asian="9.5pt" style:font-size-complex="9.5pt" fo:language="en" fo:country="US"/>
    </style:style>
    <style:style style:name="T1660" style:parent-style-name="DefaultParagraphFont" style:family="text">
      <style:text-properties style:font-name="Consolas" style:font-name-complex="Consolas" fo:color="#FF0000" fo:font-size="9.5pt" style:font-size-asian="9.5pt" style:font-size-complex="9.5pt" fo:language="en" fo:country="US"/>
    </style:style>
    <style:style style:name="T1661" style:parent-style-name="DefaultParagraphFont" style:family="text">
      <style:text-properties style:font-name="Consolas" style:font-name-complex="Consolas" fo:color="#0000FF" fo:font-size="9.5pt" style:font-size-asian="9.5pt" style:font-size-complex="9.5pt" fo:language="en" fo:country="US"/>
    </style:style>
    <style:style style:name="T1662" style:parent-style-name="DefaultParagraphFont" style:family="text">
      <style:text-properties style:font-name="Consolas" style:font-name-complex="Consolas" fo:color="#FF0000" fo:font-size="9.5pt" style:font-size-asian="9.5pt" style:font-size-complex="9.5pt" fo:language="en" fo:country="US"/>
    </style:style>
    <style:style style:name="T1663" style:parent-style-name="DefaultParagraphFont" style:family="text">
      <style:text-properties style:font-name="Consolas" style:font-name-complex="Consolas" fo:color="#0000FF" fo:font-size="9.5pt" style:font-size-asian="9.5pt" style:font-size-complex="9.5pt" fo:language="en" fo:country="US"/>
    </style:style>
    <style:style style:name="T1664" style:parent-style-name="DefaultParagraphFont" style:family="text">
      <style:text-properties style:font-name="Consolas" style:font-name-complex="Consolas" fo:color="#FF0000" fo:font-size="9.5pt" style:font-size-asian="9.5pt" style:font-size-complex="9.5pt" fo:language="en" fo:country="US"/>
    </style:style>
    <style:style style:name="T1665" style:parent-style-name="DefaultParagraphFont" style:family="text">
      <style:text-properties style:font-name="Consolas" style:font-name-complex="Consolas" fo:color="#0000FF" fo:font-size="9.5pt" style:font-size-asian="9.5pt" style:font-size-complex="9.5pt" fo:language="en" fo:country="US"/>
    </style:style>
    <style:style style:name="P1666" style:parent-style-name="Normal" style:family="paragraph">
      <style:paragraph-properties style:text-autospace="none" fo:margin-bottom="0in" fo:line-height="100%"/>
    </style:style>
    <style:style style:name="T1667" style:parent-style-name="DefaultParagraphFont" style:family="text">
      <style:text-properties style:font-name="Consolas" style:font-name-complex="Consolas" fo:color="#000000" fo:font-size="9.5pt" style:font-size-asian="9.5pt" style:font-size-complex="9.5pt" fo:language="en" fo:country="US"/>
    </style:style>
    <style:style style:name="T1668" style:parent-style-name="DefaultParagraphFont" style:family="text">
      <style:text-properties style:font-name="Consolas" style:font-name-complex="Consolas" fo:color="#000000" fo:font-size="9.5pt" style:font-size-asian="9.5pt" style:font-size-complex="9.5pt" fo:language="en" fo:country="US"/>
    </style:style>
    <style:style style:name="T1669" style:parent-style-name="DefaultParagraphFont" style:family="text">
      <style:text-properties style:font-name="Consolas" style:font-name-complex="Consolas" fo:color="#0000FF" fo:font-size="9.5pt" style:font-size-asian="9.5pt" style:font-size-complex="9.5pt" fo:language="en" fo:country="US"/>
    </style:style>
    <style:style style:name="T1670" style:parent-style-name="DefaultParagraphFont" style:family="text">
      <style:text-properties style:font-name="Consolas" style:font-name-complex="Consolas" fo:color="#A31515" fo:font-size="9.5pt" style:font-size-asian="9.5pt" style:font-size-complex="9.5pt" fo:language="en" fo:country="US"/>
    </style:style>
    <style:style style:name="T1671" style:parent-style-name="DefaultParagraphFont" style:family="text">
      <style:text-properties style:font-name="Consolas" style:font-name-complex="Consolas" fo:color="#FF0000" fo:font-size="9.5pt" style:font-size-asian="9.5pt" style:font-size-complex="9.5pt" fo:language="en" fo:country="US"/>
    </style:style>
    <style:style style:name="T1672" style:parent-style-name="DefaultParagraphFont" style:family="text">
      <style:text-properties style:font-name="Consolas" style:font-name-complex="Consolas" fo:color="#0000FF" fo:font-size="9.5pt" style:font-size-asian="9.5pt" style:font-size-complex="9.5pt" fo:language="en" fo:country="US"/>
    </style:style>
    <style:style style:name="T1673" style:parent-style-name="DefaultParagraphFont" style:family="text">
      <style:text-properties style:font-name="Consolas" style:font-name-complex="Consolas" fo:color="#FF0000" fo:font-size="9.5pt" style:font-size-asian="9.5pt" style:font-size-complex="9.5pt" fo:language="en" fo:country="US"/>
    </style:style>
    <style:style style:name="T1674" style:parent-style-name="DefaultParagraphFont" style:family="text">
      <style:text-properties style:font-name="Consolas" style:font-name-complex="Consolas" fo:color="#0000FF" fo:font-size="9.5pt" style:font-size-asian="9.5pt" style:font-size-complex="9.5pt" fo:language="en" fo:country="US"/>
    </style:style>
    <style:style style:name="T1675" style:parent-style-name="DefaultParagraphFont" style:family="text">
      <style:text-properties style:font-name="Consolas" style:font-name-complex="Consolas" fo:color="#FF0000" fo:font-size="9.5pt" style:font-size-asian="9.5pt" style:font-size-complex="9.5pt" fo:language="en" fo:country="US"/>
    </style:style>
    <style:style style:name="T1676" style:parent-style-name="DefaultParagraphFont" style:family="text">
      <style:text-properties style:font-name="Consolas" style:font-name-complex="Consolas" fo:color="#0000FF" fo:font-size="9.5pt" style:font-size-asian="9.5pt" style:font-size-complex="9.5pt" fo:language="en" fo:country="US"/>
    </style:style>
    <style:style style:name="T1677" style:parent-style-name="DefaultParagraphFont" style:family="text">
      <style:text-properties style:font-name="Consolas" style:font-name-complex="Consolas" fo:color="#FF0000" fo:font-size="9.5pt" style:font-size-asian="9.5pt" style:font-size-complex="9.5pt" fo:language="en" fo:country="US"/>
    </style:style>
    <style:style style:name="T1678" style:parent-style-name="DefaultParagraphFont" style:family="text">
      <style:text-properties style:font-name="Consolas" style:font-name-complex="Consolas" fo:color="#0000FF" fo:font-size="9.5pt" style:font-size-asian="9.5pt" style:font-size-complex="9.5pt" fo:language="en" fo:country="US"/>
    </style:style>
    <style:style style:name="T1679" style:parent-style-name="DefaultParagraphFont" style:family="text">
      <style:text-properties style:font-name="Consolas" style:font-name-complex="Consolas" fo:color="#FF0000" fo:font-size="9.5pt" style:font-size-asian="9.5pt" style:font-size-complex="9.5pt" fo:language="en" fo:country="US"/>
    </style:style>
    <style:style style:name="T1680" style:parent-style-name="DefaultParagraphFont" style:family="text">
      <style:text-properties style:font-name="Consolas" style:font-name-complex="Consolas" fo:color="#0000FF" fo:font-size="9.5pt" style:font-size-asian="9.5pt" style:font-size-complex="9.5pt" fo:language="en" fo:country="US"/>
    </style:style>
    <style:style style:name="T1681" style:parent-style-name="DefaultParagraphFont" style:family="text">
      <style:text-properties style:font-name="Consolas" style:font-name-complex="Consolas" fo:color="#FF0000" fo:font-size="9.5pt" style:font-size-asian="9.5pt" style:font-size-complex="9.5pt" fo:language="en" fo:country="US"/>
    </style:style>
    <style:style style:name="T1682" style:parent-style-name="DefaultParagraphFont" style:family="text">
      <style:text-properties style:font-name="Consolas" style:font-name-complex="Consolas" fo:color="#0000FF" fo:font-size="9.5pt" style:font-size-asian="9.5pt" style:font-size-complex="9.5pt" fo:language="en" fo:country="US"/>
    </style:style>
    <style:style style:name="T1683" style:parent-style-name="DefaultParagraphFont" style:family="text">
      <style:text-properties style:font-name="Consolas" style:font-name-complex="Consolas" fo:color="#FF0000" fo:font-size="9.5pt" style:font-size-asian="9.5pt" style:font-size-complex="9.5pt" fo:language="en" fo:country="US"/>
    </style:style>
    <style:style style:name="T1684" style:parent-style-name="DefaultParagraphFont" style:family="text">
      <style:text-properties style:font-name="Consolas" style:font-name-complex="Consolas" fo:color="#0000FF" fo:font-size="9.5pt" style:font-size-asian="9.5pt" style:font-size-complex="9.5pt" fo:language="en" fo:country="US"/>
    </style:style>
    <style:style style:name="T1685" style:parent-style-name="DefaultParagraphFont" style:family="text">
      <style:text-properties style:font-name="Consolas" style:font-name-complex="Consolas" fo:color="#FF0000" fo:font-size="9.5pt" style:font-size-asian="9.5pt" style:font-size-complex="9.5pt" fo:language="en" fo:country="US"/>
    </style:style>
    <style:style style:name="T1686" style:parent-style-name="DefaultParagraphFont" style:family="text">
      <style:text-properties style:font-name="Consolas" style:font-name-complex="Consolas" fo:color="#0000FF" fo:font-size="9.5pt" style:font-size-asian="9.5pt" style:font-size-complex="9.5pt" fo:language="en" fo:country="US"/>
    </style:style>
    <style:style style:name="P1687" style:parent-style-name="Normal" style:family="paragraph">
      <style:paragraph-properties style:text-autospace="none" fo:margin-bottom="0in" fo:line-height="100%"/>
    </style:style>
    <style:style style:name="T1688" style:parent-style-name="DefaultParagraphFont" style:family="text">
      <style:text-properties style:font-name="Consolas" style:font-name-complex="Consolas" fo:color="#000000" fo:font-size="9.5pt" style:font-size-asian="9.5pt" style:font-size-complex="9.5pt" fo:language="en" fo:country="US"/>
    </style:style>
    <style:style style:name="T1689" style:parent-style-name="DefaultParagraphFont" style:family="text">
      <style:text-properties style:font-name="Consolas" style:font-name-complex="Consolas" fo:color="#000000" fo:font-size="9.5pt" style:font-size-asian="9.5pt" style:font-size-complex="9.5pt" fo:language="en" fo:country="US"/>
    </style:style>
    <style:style style:name="T1690" style:parent-style-name="DefaultParagraphFont" style:family="text">
      <style:text-properties style:font-name="Consolas" style:font-name-complex="Consolas" fo:color="#0000FF" fo:font-size="9.5pt" style:font-size-asian="9.5pt" style:font-size-complex="9.5pt" fo:language="en" fo:country="US"/>
    </style:style>
    <style:style style:name="T1691" style:parent-style-name="DefaultParagraphFont" style:family="text">
      <style:text-properties style:font-name="Consolas" style:font-name-complex="Consolas" fo:color="#A31515" fo:font-size="9.5pt" style:font-size-asian="9.5pt" style:font-size-complex="9.5pt" fo:language="en" fo:country="US"/>
    </style:style>
    <style:style style:name="T1692" style:parent-style-name="DefaultParagraphFont" style:family="text">
      <style:text-properties style:font-name="Consolas" style:font-name-complex="Consolas" fo:color="#FF0000" fo:font-size="9.5pt" style:font-size-asian="9.5pt" style:font-size-complex="9.5pt" fo:language="en" fo:country="US"/>
    </style:style>
    <style:style style:name="T1693" style:parent-style-name="DefaultParagraphFont" style:family="text">
      <style:text-properties style:font-name="Consolas" style:font-name-complex="Consolas" fo:color="#0000FF" fo:font-size="9.5pt" style:font-size-asian="9.5pt" style:font-size-complex="9.5pt" fo:language="en" fo:country="US"/>
    </style:style>
    <style:style style:name="T1694" style:parent-style-name="DefaultParagraphFont" style:family="text">
      <style:text-properties style:font-name="Consolas" style:font-name-complex="Consolas" fo:color="#FF0000" fo:font-size="9.5pt" style:font-size-asian="9.5pt" style:font-size-complex="9.5pt" fo:language="en" fo:country="US"/>
    </style:style>
    <style:style style:name="T1695" style:parent-style-name="DefaultParagraphFont" style:family="text">
      <style:text-properties style:font-name="Consolas" style:font-name-complex="Consolas" fo:color="#0000FF" fo:font-size="9.5pt" style:font-size-asian="9.5pt" style:font-size-complex="9.5pt" fo:language="en" fo:country="US"/>
    </style:style>
    <style:style style:name="T1696" style:parent-style-name="DefaultParagraphFont" style:family="text">
      <style:text-properties style:font-name="Consolas" style:font-name-complex="Consolas" fo:color="#FF0000" fo:font-size="9.5pt" style:font-size-asian="9.5pt" style:font-size-complex="9.5pt" fo:language="en" fo:country="US"/>
    </style:style>
    <style:style style:name="T1697" style:parent-style-name="DefaultParagraphFont" style:family="text">
      <style:text-properties style:font-name="Consolas" style:font-name-complex="Consolas" fo:color="#0000FF" fo:font-size="9.5pt" style:font-size-asian="9.5pt" style:font-size-complex="9.5pt" fo:language="en" fo:country="US"/>
    </style:style>
    <style:style style:name="T1698" style:parent-style-name="DefaultParagraphFont" style:family="text">
      <style:text-properties style:font-name="Consolas" style:font-name-complex="Consolas" fo:color="#FF0000" fo:font-size="9.5pt" style:font-size-asian="9.5pt" style:font-size-complex="9.5pt" fo:language="en" fo:country="US"/>
    </style:style>
    <style:style style:name="T1699" style:parent-style-name="DefaultParagraphFont" style:family="text">
      <style:text-properties style:font-name="Consolas" style:font-name-complex="Consolas" fo:color="#0000FF" fo:font-size="9.5pt" style:font-size-asian="9.5pt" style:font-size-complex="9.5pt" fo:language="en" fo:country="US"/>
    </style:style>
    <style:style style:name="T1700" style:parent-style-name="DefaultParagraphFont" style:family="text">
      <style:text-properties style:font-name="Consolas" style:font-name-complex="Consolas" fo:color="#FF0000" fo:font-size="9.5pt" style:font-size-asian="9.5pt" style:font-size-complex="9.5pt" fo:language="en" fo:country="US"/>
    </style:style>
    <style:style style:name="T1701" style:parent-style-name="DefaultParagraphFont" style:family="text">
      <style:text-properties style:font-name="Consolas" style:font-name-complex="Consolas" fo:color="#0000FF" fo:font-size="9.5pt" style:font-size-asian="9.5pt" style:font-size-complex="9.5pt" fo:language="en" fo:country="US"/>
    </style:style>
    <style:style style:name="T1702" style:parent-style-name="DefaultParagraphFont" style:family="text">
      <style:text-properties style:font-name="Consolas" style:font-name-complex="Consolas" fo:color="#FF0000" fo:font-size="9.5pt" style:font-size-asian="9.5pt" style:font-size-complex="9.5pt" fo:language="en" fo:country="US"/>
    </style:style>
    <style:style style:name="T1703" style:parent-style-name="DefaultParagraphFont" style:family="text">
      <style:text-properties style:font-name="Consolas" style:font-name-complex="Consolas" fo:color="#0000FF" fo:font-size="9.5pt" style:font-size-asian="9.5pt" style:font-size-complex="9.5pt" fo:language="en" fo:country="US"/>
    </style:style>
    <style:style style:name="T1704" style:parent-style-name="DefaultParagraphFont" style:family="text">
      <style:text-properties style:font-name="Consolas" style:font-name-complex="Consolas" fo:color="#FF0000" fo:font-size="9.5pt" style:font-size-asian="9.5pt" style:font-size-complex="9.5pt" fo:language="en" fo:country="US"/>
    </style:style>
    <style:style style:name="T1705" style:parent-style-name="DefaultParagraphFont" style:family="text">
      <style:text-properties style:font-name="Consolas" style:font-name-complex="Consolas" fo:color="#0000FF" fo:font-size="9.5pt" style:font-size-asian="9.5pt" style:font-size-complex="9.5pt" fo:language="en" fo:country="US"/>
    </style:style>
    <style:style style:name="T1706" style:parent-style-name="DefaultParagraphFont" style:family="text">
      <style:text-properties style:font-name="Consolas" style:font-name-complex="Consolas" fo:color="#FF0000" fo:font-size="9.5pt" style:font-size-asian="9.5pt" style:font-size-complex="9.5pt" fo:language="en" fo:country="US"/>
    </style:style>
    <style:style style:name="T1707" style:parent-style-name="DefaultParagraphFont" style:family="text">
      <style:text-properties style:font-name="Consolas" style:font-name-complex="Consolas" fo:color="#0000FF" fo:font-size="9.5pt" style:font-size-asian="9.5pt" style:font-size-complex="9.5pt" fo:language="en" fo:country="US"/>
    </style:style>
    <style:style style:name="P1708" style:parent-style-name="Normal" style:family="paragraph">
      <style:paragraph-properties style:text-autospace="none" fo:margin-bottom="0in" fo:line-height="100%"/>
    </style:style>
    <style:style style:name="T1709" style:parent-style-name="DefaultParagraphFont" style:family="text">
      <style:text-properties style:font-name="Consolas" style:font-name-complex="Consolas" fo:color="#000000" fo:font-size="9.5pt" style:font-size-asian="9.5pt" style:font-size-complex="9.5pt" fo:language="en" fo:country="US"/>
    </style:style>
    <style:style style:name="T1710" style:parent-style-name="DefaultParagraphFont" style:family="text">
      <style:text-properties style:font-name="Consolas" style:font-name-complex="Consolas" fo:color="#000000" fo:font-size="9.5pt" style:font-size-asian="9.5pt" style:font-size-complex="9.5pt" fo:language="en" fo:country="US"/>
    </style:style>
    <style:style style:name="T1711" style:parent-style-name="DefaultParagraphFont" style:family="text">
      <style:text-properties style:font-name="Consolas" style:font-name-complex="Consolas" fo:color="#0000FF" fo:font-size="9.5pt" style:font-size-asian="9.5pt" style:font-size-complex="9.5pt" fo:language="en" fo:country="US"/>
    </style:style>
    <style:style style:name="T1712" style:parent-style-name="DefaultParagraphFont" style:family="text">
      <style:text-properties style:font-name="Consolas" style:font-name-complex="Consolas" fo:color="#A31515" fo:font-size="9.5pt" style:font-size-asian="9.5pt" style:font-size-complex="9.5pt" fo:language="en" fo:country="US"/>
    </style:style>
    <style:style style:name="T1713" style:parent-style-name="DefaultParagraphFont" style:family="text">
      <style:text-properties style:font-name="Consolas" style:font-name-complex="Consolas" fo:color="#FF0000" fo:font-size="9.5pt" style:font-size-asian="9.5pt" style:font-size-complex="9.5pt" fo:language="en" fo:country="US"/>
    </style:style>
    <style:style style:name="T1714" style:parent-style-name="DefaultParagraphFont" style:family="text">
      <style:text-properties style:font-name="Consolas" style:font-name-complex="Consolas" fo:color="#0000FF" fo:font-size="9.5pt" style:font-size-asian="9.5pt" style:font-size-complex="9.5pt" fo:language="en" fo:country="US"/>
    </style:style>
    <style:style style:name="T1715" style:parent-style-name="DefaultParagraphFont" style:family="text">
      <style:text-properties style:font-name="Consolas" style:font-name-complex="Consolas" fo:color="#FF0000" fo:font-size="9.5pt" style:font-size-asian="9.5pt" style:font-size-complex="9.5pt" fo:language="en" fo:country="US"/>
    </style:style>
    <style:style style:name="T1716" style:parent-style-name="DefaultParagraphFont" style:family="text">
      <style:text-properties style:font-name="Consolas" style:font-name-complex="Consolas" fo:color="#0000FF" fo:font-size="9.5pt" style:font-size-asian="9.5pt" style:font-size-complex="9.5pt" fo:language="en" fo:country="US"/>
    </style:style>
    <style:style style:name="T1717" style:parent-style-name="DefaultParagraphFont" style:family="text">
      <style:text-properties style:font-name="Consolas" style:font-name-complex="Consolas" fo:color="#FF0000" fo:font-size="9.5pt" style:font-size-asian="9.5pt" style:font-size-complex="9.5pt" fo:language="en" fo:country="US"/>
    </style:style>
    <style:style style:name="T1718" style:parent-style-name="DefaultParagraphFont" style:family="text">
      <style:text-properties style:font-name="Consolas" style:font-name-complex="Consolas" fo:color="#0000FF" fo:font-size="9.5pt" style:font-size-asian="9.5pt" style:font-size-complex="9.5pt" fo:language="en" fo:country="US"/>
    </style:style>
    <style:style style:name="T1719" style:parent-style-name="DefaultParagraphFont" style:family="text">
      <style:text-properties style:font-name="Consolas" style:font-name-complex="Consolas" fo:color="#FF0000" fo:font-size="9.5pt" style:font-size-asian="9.5pt" style:font-size-complex="9.5pt" fo:language="en" fo:country="US"/>
    </style:style>
    <style:style style:name="T1720" style:parent-style-name="DefaultParagraphFont" style:family="text">
      <style:text-properties style:font-name="Consolas" style:font-name-complex="Consolas" fo:color="#0000FF" fo:font-size="9.5pt" style:font-size-asian="9.5pt" style:font-size-complex="9.5pt" fo:language="en" fo:country="US"/>
    </style:style>
    <style:style style:name="T1721" style:parent-style-name="DefaultParagraphFont" style:family="text">
      <style:text-properties style:font-name="Consolas" style:font-name-complex="Consolas" fo:color="#FF0000" fo:font-size="9.5pt" style:font-size-asian="9.5pt" style:font-size-complex="9.5pt" fo:language="en" fo:country="US"/>
    </style:style>
    <style:style style:name="T1722" style:parent-style-name="DefaultParagraphFont" style:family="text">
      <style:text-properties style:font-name="Consolas" style:font-name-complex="Consolas" fo:color="#0000FF" fo:font-size="9.5pt" style:font-size-asian="9.5pt" style:font-size-complex="9.5pt" fo:language="en" fo:country="US"/>
    </style:style>
    <style:style style:name="T1723" style:parent-style-name="DefaultParagraphFont" style:family="text">
      <style:text-properties style:font-name="Consolas" style:font-name-complex="Consolas" fo:color="#FF0000" fo:font-size="9.5pt" style:font-size-asian="9.5pt" style:font-size-complex="9.5pt" fo:language="en" fo:country="US"/>
    </style:style>
    <style:style style:name="T1724" style:parent-style-name="DefaultParagraphFont" style:family="text">
      <style:text-properties style:font-name="Consolas" style:font-name-complex="Consolas" fo:color="#0000FF" fo:font-size="9.5pt" style:font-size-asian="9.5pt" style:font-size-complex="9.5pt" fo:language="en" fo:country="US"/>
    </style:style>
    <style:style style:name="T1725" style:parent-style-name="DefaultParagraphFont" style:family="text">
      <style:text-properties style:font-name="Consolas" style:font-name-complex="Consolas" fo:color="#FF0000" fo:font-size="9.5pt" style:font-size-asian="9.5pt" style:font-size-complex="9.5pt" fo:language="en" fo:country="US"/>
    </style:style>
    <style:style style:name="T1726" style:parent-style-name="DefaultParagraphFont" style:family="text">
      <style:text-properties style:font-name="Consolas" style:font-name-complex="Consolas" fo:color="#0000FF" fo:font-size="9.5pt" style:font-size-asian="9.5pt" style:font-size-complex="9.5pt" fo:language="en" fo:country="US"/>
    </style:style>
    <style:style style:name="T1727" style:parent-style-name="DefaultParagraphFont" style:family="text">
      <style:text-properties style:font-name="Consolas" style:font-name-complex="Consolas" fo:color="#FF0000" fo:font-size="9.5pt" style:font-size-asian="9.5pt" style:font-size-complex="9.5pt" fo:language="en" fo:country="US"/>
    </style:style>
    <style:style style:name="T1728" style:parent-style-name="DefaultParagraphFont" style:family="text">
      <style:text-properties style:font-name="Consolas" style:font-name-complex="Consolas" fo:color="#0000FF" fo:font-size="9.5pt" style:font-size-asian="9.5pt" style:font-size-complex="9.5pt" fo:language="en" fo:country="US"/>
    </style:style>
    <style:style style:name="P1729" style:parent-style-name="Normal" style:family="paragraph">
      <style:paragraph-properties style:text-autospace="none" fo:margin-bottom="0in" fo:line-height="100%"/>
    </style:style>
    <style:style style:name="T1730" style:parent-style-name="DefaultParagraphFont" style:family="text">
      <style:text-properties style:font-name="Consolas" style:font-name-complex="Consolas" fo:color="#000000" fo:font-size="9.5pt" style:font-size-asian="9.5pt" style:font-size-complex="9.5pt" fo:language="en" fo:country="US"/>
    </style:style>
    <style:style style:name="T1731" style:parent-style-name="DefaultParagraphFont" style:family="text">
      <style:text-properties style:font-name="Consolas" style:font-name-complex="Consolas" fo:color="#000000" fo:font-size="9.5pt" style:font-size-asian="9.5pt" style:font-size-complex="9.5pt" fo:language="en" fo:country="US"/>
    </style:style>
    <style:style style:name="T1732" style:parent-style-name="DefaultParagraphFont" style:family="text">
      <style:text-properties style:font-name="Consolas" style:font-name-complex="Consolas" fo:color="#0000FF" fo:font-size="9.5pt" style:font-size-asian="9.5pt" style:font-size-complex="9.5pt" fo:language="en" fo:country="US"/>
    </style:style>
    <style:style style:name="T1733" style:parent-style-name="DefaultParagraphFont" style:family="text">
      <style:text-properties style:font-name="Consolas" style:font-name-complex="Consolas" fo:color="#A31515" fo:font-size="9.5pt" style:font-size-asian="9.5pt" style:font-size-complex="9.5pt" fo:language="en" fo:country="US"/>
    </style:style>
    <style:style style:name="T1734" style:parent-style-name="DefaultParagraphFont" style:family="text">
      <style:text-properties style:font-name="Consolas" style:font-name-complex="Consolas" fo:color="#FF0000" fo:font-size="9.5pt" style:font-size-asian="9.5pt" style:font-size-complex="9.5pt" fo:language="en" fo:country="US"/>
    </style:style>
    <style:style style:name="T1735" style:parent-style-name="DefaultParagraphFont" style:family="text">
      <style:text-properties style:font-name="Consolas" style:font-name-complex="Consolas" fo:color="#0000FF" fo:font-size="9.5pt" style:font-size-asian="9.5pt" style:font-size-complex="9.5pt" fo:language="en" fo:country="US"/>
    </style:style>
    <style:style style:name="T1736" style:parent-style-name="DefaultParagraphFont" style:family="text">
      <style:text-properties style:font-name="Consolas" style:font-name-complex="Consolas" fo:color="#FF0000" fo:font-size="9.5pt" style:font-size-asian="9.5pt" style:font-size-complex="9.5pt" fo:language="en" fo:country="US"/>
    </style:style>
    <style:style style:name="T1737" style:parent-style-name="DefaultParagraphFont" style:family="text">
      <style:text-properties style:font-name="Consolas" style:font-name-complex="Consolas" fo:color="#0000FF" fo:font-size="9.5pt" style:font-size-asian="9.5pt" style:font-size-complex="9.5pt" fo:language="en" fo:country="US"/>
    </style:style>
    <style:style style:name="T1738" style:parent-style-name="DefaultParagraphFont" style:family="text">
      <style:text-properties style:font-name="Consolas" style:font-name-complex="Consolas" fo:color="#FF0000" fo:font-size="9.5pt" style:font-size-asian="9.5pt" style:font-size-complex="9.5pt" fo:language="en" fo:country="US"/>
    </style:style>
    <style:style style:name="T1739" style:parent-style-name="DefaultParagraphFont" style:family="text">
      <style:text-properties style:font-name="Consolas" style:font-name-complex="Consolas" fo:color="#0000FF" fo:font-size="9.5pt" style:font-size-asian="9.5pt" style:font-size-complex="9.5pt" fo:language="en" fo:country="US"/>
    </style:style>
    <style:style style:name="T1740" style:parent-style-name="DefaultParagraphFont" style:family="text">
      <style:text-properties style:font-name="Consolas" style:font-name-complex="Consolas" fo:color="#FF0000" fo:font-size="9.5pt" style:font-size-asian="9.5pt" style:font-size-complex="9.5pt" fo:language="en" fo:country="US"/>
    </style:style>
    <style:style style:name="T1741" style:parent-style-name="DefaultParagraphFont" style:family="text">
      <style:text-properties style:font-name="Consolas" style:font-name-complex="Consolas" fo:color="#0000FF" fo:font-size="9.5pt" style:font-size-asian="9.5pt" style:font-size-complex="9.5pt" fo:language="en" fo:country="US"/>
    </style:style>
    <style:style style:name="T1742" style:parent-style-name="DefaultParagraphFont" style:family="text">
      <style:text-properties style:font-name="Consolas" style:font-name-complex="Consolas" fo:color="#FF0000" fo:font-size="9.5pt" style:font-size-asian="9.5pt" style:font-size-complex="9.5pt" fo:language="en" fo:country="US"/>
    </style:style>
    <style:style style:name="T1743" style:parent-style-name="DefaultParagraphFont" style:family="text">
      <style:text-properties style:font-name="Consolas" style:font-name-complex="Consolas" fo:color="#0000FF" fo:font-size="9.5pt" style:font-size-asian="9.5pt" style:font-size-complex="9.5pt" fo:language="en" fo:country="US"/>
    </style:style>
    <style:style style:name="T1744" style:parent-style-name="DefaultParagraphFont" style:family="text">
      <style:text-properties style:font-name="Consolas" style:font-name-complex="Consolas" fo:color="#FF0000" fo:font-size="9.5pt" style:font-size-asian="9.5pt" style:font-size-complex="9.5pt" fo:language="en" fo:country="US"/>
    </style:style>
    <style:style style:name="T1745" style:parent-style-name="DefaultParagraphFont" style:family="text">
      <style:text-properties style:font-name="Consolas" style:font-name-complex="Consolas" fo:color="#0000FF" fo:font-size="9.5pt" style:font-size-asian="9.5pt" style:font-size-complex="9.5pt" fo:language="en" fo:country="US"/>
    </style:style>
    <style:style style:name="T1746" style:parent-style-name="DefaultParagraphFont" style:family="text">
      <style:text-properties style:font-name="Consolas" style:font-name-complex="Consolas" fo:color="#FF0000" fo:font-size="9.5pt" style:font-size-asian="9.5pt" style:font-size-complex="9.5pt" fo:language="en" fo:country="US"/>
    </style:style>
    <style:style style:name="T1747" style:parent-style-name="DefaultParagraphFont" style:family="text">
      <style:text-properties style:font-name="Consolas" style:font-name-complex="Consolas" fo:color="#0000FF" fo:font-size="9.5pt" style:font-size-asian="9.5pt" style:font-size-complex="9.5pt" fo:language="en" fo:country="US"/>
    </style:style>
    <style:style style:name="T1748" style:parent-style-name="DefaultParagraphFont" style:family="text">
      <style:text-properties style:font-name="Consolas" style:font-name-complex="Consolas" fo:color="#FF0000" fo:font-size="9.5pt" style:font-size-asian="9.5pt" style:font-size-complex="9.5pt" fo:language="en" fo:country="US"/>
    </style:style>
    <style:style style:name="T1749" style:parent-style-name="DefaultParagraphFont" style:family="text">
      <style:text-properties style:font-name="Consolas" style:font-name-complex="Consolas" fo:color="#0000FF" fo:font-size="9.5pt" style:font-size-asian="9.5pt" style:font-size-complex="9.5pt" fo:language="en" fo:country="US"/>
    </style:style>
    <style:style style:name="T1750" style:parent-style-name="DefaultParagraphFont" style:family="text">
      <style:text-properties style:font-name="Consolas" style:font-name-complex="Consolas" fo:color="#FF0000" fo:font-size="9.5pt" style:font-size-asian="9.5pt" style:font-size-complex="9.5pt" fo:language="en" fo:country="US"/>
    </style:style>
    <style:style style:name="T1751" style:parent-style-name="DefaultParagraphFont" style:family="text">
      <style:text-properties style:font-name="Consolas" style:font-name-complex="Consolas" fo:color="#0000FF" fo:font-size="9.5pt" style:font-size-asian="9.5pt" style:font-size-complex="9.5pt" fo:language="en" fo:country="US"/>
    </style:style>
    <style:style style:name="P1752" style:parent-style-name="Normal" style:family="paragraph">
      <style:paragraph-properties style:text-autospace="none" fo:margin-bottom="0in" fo:line-height="100%"/>
    </style:style>
    <style:style style:name="T1753" style:parent-style-name="DefaultParagraphFont" style:family="text">
      <style:text-properties style:font-name="Consolas" style:font-name-complex="Consolas" fo:color="#000000" fo:font-size="9.5pt" style:font-size-asian="9.5pt" style:font-size-complex="9.5pt" fo:language="en" fo:country="US"/>
    </style:style>
    <style:style style:name="T1754" style:parent-style-name="DefaultParagraphFont" style:family="text">
      <style:text-properties style:font-name="Consolas" style:font-name-complex="Consolas" fo:color="#000000" fo:font-size="9.5pt" style:font-size-asian="9.5pt" style:font-size-complex="9.5pt" fo:language="en" fo:country="US"/>
    </style:style>
    <style:style style:name="T1755" style:parent-style-name="DefaultParagraphFont" style:family="text">
      <style:text-properties style:font-name="Consolas" style:font-name-complex="Consolas" fo:color="#0000FF" fo:font-size="9.5pt" style:font-size-asian="9.5pt" style:font-size-complex="9.5pt" fo:language="en" fo:country="US"/>
    </style:style>
    <style:style style:name="T1756" style:parent-style-name="DefaultParagraphFont" style:family="text">
      <style:text-properties style:font-name="Consolas" style:font-name-complex="Consolas" fo:color="#A31515" fo:font-size="9.5pt" style:font-size-asian="9.5pt" style:font-size-complex="9.5pt" fo:language="en" fo:country="US"/>
    </style:style>
    <style:style style:name="T1757" style:parent-style-name="DefaultParagraphFont" style:family="text">
      <style:text-properties style:font-name="Consolas" style:font-name-complex="Consolas" fo:color="#FF0000" fo:font-size="9.5pt" style:font-size-asian="9.5pt" style:font-size-complex="9.5pt" fo:language="en" fo:country="US"/>
    </style:style>
    <style:style style:name="T1758" style:parent-style-name="DefaultParagraphFont" style:family="text">
      <style:text-properties style:font-name="Consolas" style:font-name-complex="Consolas" fo:color="#0000FF" fo:font-size="9.5pt" style:font-size-asian="9.5pt" style:font-size-complex="9.5pt" fo:language="en" fo:country="US"/>
    </style:style>
    <style:style style:name="T1759" style:parent-style-name="DefaultParagraphFont" style:family="text">
      <style:text-properties style:font-name="Consolas" style:font-name-complex="Consolas" fo:color="#FF0000" fo:font-size="9.5pt" style:font-size-asian="9.5pt" style:font-size-complex="9.5pt" fo:language="en" fo:country="US"/>
    </style:style>
    <style:style style:name="T1760" style:parent-style-name="DefaultParagraphFont" style:family="text">
      <style:text-properties style:font-name="Consolas" style:font-name-complex="Consolas" fo:color="#0000FF" fo:font-size="9.5pt" style:font-size-asian="9.5pt" style:font-size-complex="9.5pt" fo:language="en" fo:country="US"/>
    </style:style>
    <style:style style:name="T1761" style:parent-style-name="DefaultParagraphFont" style:family="text">
      <style:text-properties style:font-name="Consolas" style:font-name-complex="Consolas" fo:color="#FF0000" fo:font-size="9.5pt" style:font-size-asian="9.5pt" style:font-size-complex="9.5pt" fo:language="en" fo:country="US"/>
    </style:style>
    <style:style style:name="T1762" style:parent-style-name="DefaultParagraphFont" style:family="text">
      <style:text-properties style:font-name="Consolas" style:font-name-complex="Consolas" fo:color="#0000FF" fo:font-size="9.5pt" style:font-size-asian="9.5pt" style:font-size-complex="9.5pt" fo:language="en" fo:country="US"/>
    </style:style>
    <style:style style:name="T1763" style:parent-style-name="DefaultParagraphFont" style:family="text">
      <style:text-properties style:font-name="Consolas" style:font-name-complex="Consolas" fo:color="#FF0000" fo:font-size="9.5pt" style:font-size-asian="9.5pt" style:font-size-complex="9.5pt" fo:language="en" fo:country="US"/>
    </style:style>
    <style:style style:name="T1764" style:parent-style-name="DefaultParagraphFont" style:family="text">
      <style:text-properties style:font-name="Consolas" style:font-name-complex="Consolas" fo:color="#0000FF" fo:font-size="9.5pt" style:font-size-asian="9.5pt" style:font-size-complex="9.5pt" fo:language="en" fo:country="US"/>
    </style:style>
    <style:style style:name="T1765" style:parent-style-name="DefaultParagraphFont" style:family="text">
      <style:text-properties style:font-name="Consolas" style:font-name-complex="Consolas" fo:color="#FF0000" fo:font-size="9.5pt" style:font-size-asian="9.5pt" style:font-size-complex="9.5pt" fo:language="en" fo:country="US"/>
    </style:style>
    <style:style style:name="T1766" style:parent-style-name="DefaultParagraphFont" style:family="text">
      <style:text-properties style:font-name="Consolas" style:font-name-complex="Consolas" fo:color="#0000FF" fo:font-size="9.5pt" style:font-size-asian="9.5pt" style:font-size-complex="9.5pt" fo:language="en" fo:country="US"/>
    </style:style>
    <style:style style:name="T1767" style:parent-style-name="DefaultParagraphFont" style:family="text">
      <style:text-properties style:font-name="Consolas" style:font-name-complex="Consolas" fo:color="#FF0000" fo:font-size="9.5pt" style:font-size-asian="9.5pt" style:font-size-complex="9.5pt" fo:language="en" fo:country="US"/>
    </style:style>
    <style:style style:name="T1768" style:parent-style-name="DefaultParagraphFont" style:family="text">
      <style:text-properties style:font-name="Consolas" style:font-name-complex="Consolas" fo:color="#0000FF" fo:font-size="9.5pt" style:font-size-asian="9.5pt" style:font-size-complex="9.5pt" fo:language="en" fo:country="US"/>
    </style:style>
    <style:style style:name="T1769" style:parent-style-name="DefaultParagraphFont" style:family="text">
      <style:text-properties style:font-name="Consolas" style:font-name-complex="Consolas" fo:color="#FF0000" fo:font-size="9.5pt" style:font-size-asian="9.5pt" style:font-size-complex="9.5pt" fo:language="en" fo:country="US"/>
    </style:style>
    <style:style style:name="T1770" style:parent-style-name="DefaultParagraphFont" style:family="text">
      <style:text-properties style:font-name="Consolas" style:font-name-complex="Consolas" fo:color="#0000FF" fo:font-size="9.5pt" style:font-size-asian="9.5pt" style:font-size-complex="9.5pt" fo:language="en" fo:country="US"/>
    </style:style>
    <style:style style:name="T1771" style:parent-style-name="DefaultParagraphFont" style:family="text">
      <style:text-properties style:font-name="Consolas" style:font-name-complex="Consolas" fo:color="#FF0000" fo:font-size="9.5pt" style:font-size-asian="9.5pt" style:font-size-complex="9.5pt" fo:language="en" fo:country="US"/>
    </style:style>
    <style:style style:name="T1772" style:parent-style-name="DefaultParagraphFont" style:family="text">
      <style:text-properties style:font-name="Consolas" style:font-name-complex="Consolas" fo:color="#0000FF" fo:font-size="9.5pt" style:font-size-asian="9.5pt" style:font-size-complex="9.5pt" fo:language="en" fo:country="US"/>
    </style:style>
    <style:style style:name="P1773" style:parent-style-name="Normal" style:family="paragraph">
      <style:paragraph-properties style:text-autospace="none" fo:margin-bottom="0in" fo:line-height="100%"/>
    </style:style>
    <style:style style:name="T1774" style:parent-style-name="DefaultParagraphFont" style:family="text">
      <style:text-properties style:font-name="Consolas" style:font-name-complex="Consolas" fo:color="#000000" fo:font-size="9.5pt" style:font-size-asian="9.5pt" style:font-size-complex="9.5pt" fo:language="en" fo:country="US"/>
    </style:style>
    <style:style style:name="T1775" style:parent-style-name="DefaultParagraphFont" style:family="text">
      <style:text-properties style:font-name="Consolas" style:font-name-complex="Consolas" fo:color="#000000" fo:font-size="9.5pt" style:font-size-asian="9.5pt" style:font-size-complex="9.5pt" fo:language="en" fo:country="US"/>
    </style:style>
    <style:style style:name="T1776" style:parent-style-name="DefaultParagraphFont" style:family="text">
      <style:text-properties style:font-name="Consolas" style:font-name-complex="Consolas" fo:color="#0000FF" fo:font-size="9.5pt" style:font-size-asian="9.5pt" style:font-size-complex="9.5pt" fo:language="en" fo:country="US"/>
    </style:style>
    <style:style style:name="T1777" style:parent-style-name="DefaultParagraphFont" style:family="text">
      <style:text-properties style:font-name="Consolas" style:font-name-complex="Consolas" fo:color="#A31515" fo:font-size="9.5pt" style:font-size-asian="9.5pt" style:font-size-complex="9.5pt" fo:language="en" fo:country="US"/>
    </style:style>
    <style:style style:name="T1778" style:parent-style-name="DefaultParagraphFont" style:family="text">
      <style:text-properties style:font-name="Consolas" style:font-name-complex="Consolas" fo:color="#FF0000" fo:font-size="9.5pt" style:font-size-asian="9.5pt" style:font-size-complex="9.5pt" fo:language="en" fo:country="US"/>
    </style:style>
    <style:style style:name="T1779" style:parent-style-name="DefaultParagraphFont" style:family="text">
      <style:text-properties style:font-name="Consolas" style:font-name-complex="Consolas" fo:color="#0000FF" fo:font-size="9.5pt" style:font-size-asian="9.5pt" style:font-size-complex="9.5pt" fo:language="en" fo:country="US"/>
    </style:style>
    <style:style style:name="T1780" style:parent-style-name="DefaultParagraphFont" style:family="text">
      <style:text-properties style:font-name="Consolas" style:font-name-complex="Consolas" fo:color="#FF0000" fo:font-size="9.5pt" style:font-size-asian="9.5pt" style:font-size-complex="9.5pt" fo:language="en" fo:country="US"/>
    </style:style>
    <style:style style:name="T1781" style:parent-style-name="DefaultParagraphFont" style:family="text">
      <style:text-properties style:font-name="Consolas" style:font-name-complex="Consolas" fo:color="#0000FF" fo:font-size="9.5pt" style:font-size-asian="9.5pt" style:font-size-complex="9.5pt" fo:language="en" fo:country="US"/>
    </style:style>
    <style:style style:name="T1782" style:parent-style-name="DefaultParagraphFont" style:family="text">
      <style:text-properties style:font-name="Consolas" style:font-name-complex="Consolas" fo:color="#FF0000" fo:font-size="9.5pt" style:font-size-asian="9.5pt" style:font-size-complex="9.5pt" fo:language="en" fo:country="US"/>
    </style:style>
    <style:style style:name="T1783" style:parent-style-name="DefaultParagraphFont" style:family="text">
      <style:text-properties style:font-name="Consolas" style:font-name-complex="Consolas" fo:color="#0000FF" fo:font-size="9.5pt" style:font-size-asian="9.5pt" style:font-size-complex="9.5pt" fo:language="en" fo:country="US"/>
    </style:style>
    <style:style style:name="T1784" style:parent-style-name="DefaultParagraphFont" style:family="text">
      <style:text-properties style:font-name="Consolas" style:font-name-complex="Consolas" fo:color="#FF0000" fo:font-size="9.5pt" style:font-size-asian="9.5pt" style:font-size-complex="9.5pt" fo:language="en" fo:country="US"/>
    </style:style>
    <style:style style:name="T1785" style:parent-style-name="DefaultParagraphFont" style:family="text">
      <style:text-properties style:font-name="Consolas" style:font-name-complex="Consolas" fo:color="#0000FF" fo:font-size="9.5pt" style:font-size-asian="9.5pt" style:font-size-complex="9.5pt" fo:language="en" fo:country="US"/>
    </style:style>
    <style:style style:name="T1786" style:parent-style-name="DefaultParagraphFont" style:family="text">
      <style:text-properties style:font-name="Consolas" style:font-name-complex="Consolas" fo:color="#FF0000" fo:font-size="9.5pt" style:font-size-asian="9.5pt" style:font-size-complex="9.5pt" fo:language="en" fo:country="US"/>
    </style:style>
    <style:style style:name="T1787" style:parent-style-name="DefaultParagraphFont" style:family="text">
      <style:text-properties style:font-name="Consolas" style:font-name-complex="Consolas" fo:color="#0000FF" fo:font-size="9.5pt" style:font-size-asian="9.5pt" style:font-size-complex="9.5pt" fo:language="en" fo:country="US"/>
    </style:style>
    <style:style style:name="T1788" style:parent-style-name="DefaultParagraphFont" style:family="text">
      <style:text-properties style:font-name="Consolas" style:font-name-complex="Consolas" fo:color="#FF0000" fo:font-size="9.5pt" style:font-size-asian="9.5pt" style:font-size-complex="9.5pt" fo:language="en" fo:country="US"/>
    </style:style>
    <style:style style:name="T1789" style:parent-style-name="DefaultParagraphFont" style:family="text">
      <style:text-properties style:font-name="Consolas" style:font-name-complex="Consolas" fo:color="#0000FF" fo:font-size="9.5pt" style:font-size-asian="9.5pt" style:font-size-complex="9.5pt" fo:language="en" fo:country="US"/>
    </style:style>
    <style:style style:name="T1790" style:parent-style-name="DefaultParagraphFont" style:family="text">
      <style:text-properties style:font-name="Consolas" style:font-name-complex="Consolas" fo:color="#FF0000" fo:font-size="9.5pt" style:font-size-asian="9.5pt" style:font-size-complex="9.5pt" fo:language="en" fo:country="US"/>
    </style:style>
    <style:style style:name="T1791" style:parent-style-name="DefaultParagraphFont" style:family="text">
      <style:text-properties style:font-name="Consolas" style:font-name-complex="Consolas" fo:color="#0000FF" fo:font-size="9.5pt" style:font-size-asian="9.5pt" style:font-size-complex="9.5pt" fo:language="en" fo:country="US"/>
    </style:style>
    <style:style style:name="T1792" style:parent-style-name="DefaultParagraphFont" style:family="text">
      <style:text-properties style:font-name="Consolas" style:font-name-complex="Consolas" fo:color="#FF0000" fo:font-size="9.5pt" style:font-size-asian="9.5pt" style:font-size-complex="9.5pt" fo:language="en" fo:country="US"/>
    </style:style>
    <style:style style:name="T1793" style:parent-style-name="DefaultParagraphFont" style:family="text">
      <style:text-properties style:font-name="Consolas" style:font-name-complex="Consolas" fo:color="#0000FF" fo:font-size="9.5pt" style:font-size-asian="9.5pt" style:font-size-complex="9.5pt" fo:language="en" fo:country="US"/>
    </style:style>
    <style:style style:name="P1794" style:parent-style-name="Normal" style:family="paragraph">
      <style:paragraph-properties style:text-autospace="none" fo:margin-bottom="0in" fo:line-height="100%"/>
    </style:style>
    <style:style style:name="T1795" style:parent-style-name="DefaultParagraphFont" style:family="text">
      <style:text-properties style:font-name="Consolas" style:font-name-complex="Consolas" fo:color="#000000" fo:font-size="9.5pt" style:font-size-asian="9.5pt" style:font-size-complex="9.5pt" fo:language="en" fo:country="US"/>
    </style:style>
    <style:style style:name="T1796" style:parent-style-name="DefaultParagraphFont" style:family="text">
      <style:text-properties style:font-name="Consolas" style:font-name-complex="Consolas" fo:color="#000000" fo:font-size="9.5pt" style:font-size-asian="9.5pt" style:font-size-complex="9.5pt" fo:language="en" fo:country="US"/>
    </style:style>
    <style:style style:name="T1797" style:parent-style-name="DefaultParagraphFont" style:family="text">
      <style:text-properties style:font-name="Consolas" style:font-name-complex="Consolas" fo:color="#0000FF" fo:font-size="9.5pt" style:font-size-asian="9.5pt" style:font-size-complex="9.5pt" fo:language="en" fo:country="US"/>
    </style:style>
    <style:style style:name="T1798" style:parent-style-name="DefaultParagraphFont" style:family="text">
      <style:text-properties style:font-name="Consolas" style:font-name-complex="Consolas" fo:color="#A31515" fo:font-size="9.5pt" style:font-size-asian="9.5pt" style:font-size-complex="9.5pt" fo:language="en" fo:country="US"/>
    </style:style>
    <style:style style:name="T1799" style:parent-style-name="DefaultParagraphFont" style:family="text">
      <style:text-properties style:font-name="Consolas" style:font-name-complex="Consolas" fo:color="#FF0000" fo:font-size="9.5pt" style:font-size-asian="9.5pt" style:font-size-complex="9.5pt" fo:language="en" fo:country="US"/>
    </style:style>
    <style:style style:name="T1800" style:parent-style-name="DefaultParagraphFont" style:family="text">
      <style:text-properties style:font-name="Consolas" style:font-name-complex="Consolas" fo:color="#0000FF" fo:font-size="9.5pt" style:font-size-asian="9.5pt" style:font-size-complex="9.5pt" fo:language="en" fo:country="US"/>
    </style:style>
    <style:style style:name="T1801" style:parent-style-name="DefaultParagraphFont" style:family="text">
      <style:text-properties style:font-name="Consolas" style:font-name-complex="Consolas" fo:color="#FF0000" fo:font-size="9.5pt" style:font-size-asian="9.5pt" style:font-size-complex="9.5pt" fo:language="en" fo:country="US"/>
    </style:style>
    <style:style style:name="T1802" style:parent-style-name="DefaultParagraphFont" style:family="text">
      <style:text-properties style:font-name="Consolas" style:font-name-complex="Consolas" fo:color="#0000FF" fo:font-size="9.5pt" style:font-size-asian="9.5pt" style:font-size-complex="9.5pt" fo:language="en" fo:country="US"/>
    </style:style>
    <style:style style:name="T1803" style:parent-style-name="DefaultParagraphFont" style:family="text">
      <style:text-properties style:font-name="Consolas" style:font-name-complex="Consolas" fo:color="#FF0000" fo:font-size="9.5pt" style:font-size-asian="9.5pt" style:font-size-complex="9.5pt" fo:language="en" fo:country="US"/>
    </style:style>
    <style:style style:name="T1804" style:parent-style-name="DefaultParagraphFont" style:family="text">
      <style:text-properties style:font-name="Consolas" style:font-name-complex="Consolas" fo:color="#0000FF" fo:font-size="9.5pt" style:font-size-asian="9.5pt" style:font-size-complex="9.5pt" fo:language="en" fo:country="US"/>
    </style:style>
    <style:style style:name="T1805" style:parent-style-name="DefaultParagraphFont" style:family="text">
      <style:text-properties style:font-name="Consolas" style:font-name-complex="Consolas" fo:color="#FF0000" fo:font-size="9.5pt" style:font-size-asian="9.5pt" style:font-size-complex="9.5pt" fo:language="en" fo:country="US"/>
    </style:style>
    <style:style style:name="T1806" style:parent-style-name="DefaultParagraphFont" style:family="text">
      <style:text-properties style:font-name="Consolas" style:font-name-complex="Consolas" fo:color="#0000FF" fo:font-size="9.5pt" style:font-size-asian="9.5pt" style:font-size-complex="9.5pt" fo:language="en" fo:country="US"/>
    </style:style>
    <style:style style:name="T1807" style:parent-style-name="DefaultParagraphFont" style:family="text">
      <style:text-properties style:font-name="Consolas" style:font-name-complex="Consolas" fo:color="#FF0000" fo:font-size="9.5pt" style:font-size-asian="9.5pt" style:font-size-complex="9.5pt" fo:language="en" fo:country="US"/>
    </style:style>
    <style:style style:name="T1808" style:parent-style-name="DefaultParagraphFont" style:family="text">
      <style:text-properties style:font-name="Consolas" style:font-name-complex="Consolas" fo:color="#0000FF" fo:font-size="9.5pt" style:font-size-asian="9.5pt" style:font-size-complex="9.5pt" fo:language="en" fo:country="US"/>
    </style:style>
    <style:style style:name="T1809" style:parent-style-name="DefaultParagraphFont" style:family="text">
      <style:text-properties style:font-name="Consolas" style:font-name-complex="Consolas" fo:color="#FF0000" fo:font-size="9.5pt" style:font-size-asian="9.5pt" style:font-size-complex="9.5pt" fo:language="en" fo:country="US"/>
    </style:style>
    <style:style style:name="T1810" style:parent-style-name="DefaultParagraphFont" style:family="text">
      <style:text-properties style:font-name="Consolas" style:font-name-complex="Consolas" fo:color="#0000FF" fo:font-size="9.5pt" style:font-size-asian="9.5pt" style:font-size-complex="9.5pt" fo:language="en" fo:country="US"/>
    </style:style>
    <style:style style:name="P1811" style:parent-style-name="Normal" style:family="paragraph">
      <style:paragraph-properties style:text-autospace="none" fo:margin-bottom="0in" fo:line-height="100%"/>
    </style:style>
    <style:style style:name="T1812" style:parent-style-name="DefaultParagraphFont" style:family="text">
      <style:text-properties style:font-name="Consolas" style:font-name-complex="Consolas" fo:color="#000000" fo:font-size="9.5pt" style:font-size-asian="9.5pt" style:font-size-complex="9.5pt" fo:language="en" fo:country="US"/>
    </style:style>
    <style:style style:name="T1813" style:parent-style-name="DefaultParagraphFont" style:family="text">
      <style:text-properties style:font-name="Consolas" style:font-name-complex="Consolas" fo:color="#000000" fo:font-size="9.5pt" style:font-size-asian="9.5pt" style:font-size-complex="9.5pt" fo:language="en" fo:country="US"/>
    </style:style>
    <style:style style:name="T1814" style:parent-style-name="DefaultParagraphFont" style:family="text">
      <style:text-properties style:font-name="Consolas" style:font-name-complex="Consolas" fo:color="#0000FF" fo:font-size="9.5pt" style:font-size-asian="9.5pt" style:font-size-complex="9.5pt" fo:language="en" fo:country="US"/>
    </style:style>
    <style:style style:name="T1815" style:parent-style-name="DefaultParagraphFont" style:family="text">
      <style:text-properties style:font-name="Consolas" style:font-name-complex="Consolas" fo:color="#A31515" fo:font-size="9.5pt" style:font-size-asian="9.5pt" style:font-size-complex="9.5pt" fo:language="en" fo:country="US"/>
    </style:style>
    <style:style style:name="T1816" style:parent-style-name="DefaultParagraphFont" style:family="text">
      <style:text-properties style:font-name="Consolas" style:font-name-complex="Consolas" fo:color="#FF0000" fo:font-size="9.5pt" style:font-size-asian="9.5pt" style:font-size-complex="9.5pt" fo:language="en" fo:country="US"/>
    </style:style>
    <style:style style:name="T1817" style:parent-style-name="DefaultParagraphFont" style:family="text">
      <style:text-properties style:font-name="Consolas" style:font-name-complex="Consolas" fo:color="#0000FF" fo:font-size="9.5pt" style:font-size-asian="9.5pt" style:font-size-complex="9.5pt" fo:language="en" fo:country="US"/>
    </style:style>
    <style:style style:name="T1818" style:parent-style-name="DefaultParagraphFont" style:family="text">
      <style:text-properties style:font-name="Consolas" style:font-name-complex="Consolas" fo:color="#FF0000" fo:font-size="9.5pt" style:font-size-asian="9.5pt" style:font-size-complex="9.5pt" fo:language="en" fo:country="US"/>
    </style:style>
    <style:style style:name="T1819" style:parent-style-name="DefaultParagraphFont" style:family="text">
      <style:text-properties style:font-name="Consolas" style:font-name-complex="Consolas" fo:color="#0000FF" fo:font-size="9.5pt" style:font-size-asian="9.5pt" style:font-size-complex="9.5pt" fo:language="en" fo:country="US"/>
    </style:style>
    <style:style style:name="T1820" style:parent-style-name="DefaultParagraphFont" style:family="text">
      <style:text-properties style:font-name="Consolas" style:font-name-complex="Consolas" fo:color="#FF0000" fo:font-size="9.5pt" style:font-size-asian="9.5pt" style:font-size-complex="9.5pt" fo:language="en" fo:country="US"/>
    </style:style>
    <style:style style:name="T1821" style:parent-style-name="DefaultParagraphFont" style:family="text">
      <style:text-properties style:font-name="Consolas" style:font-name-complex="Consolas" fo:color="#0000FF" fo:font-size="9.5pt" style:font-size-asian="9.5pt" style:font-size-complex="9.5pt" fo:language="en" fo:country="US"/>
    </style:style>
    <style:style style:name="T1822" style:parent-style-name="DefaultParagraphFont" style:family="text">
      <style:text-properties style:font-name="Consolas" style:font-name-complex="Consolas" fo:color="#FF0000" fo:font-size="9.5pt" style:font-size-asian="9.5pt" style:font-size-complex="9.5pt" fo:language="en" fo:country="US"/>
    </style:style>
    <style:style style:name="T1823" style:parent-style-name="DefaultParagraphFont" style:family="text">
      <style:text-properties style:font-name="Consolas" style:font-name-complex="Consolas" fo:color="#0000FF" fo:font-size="9.5pt" style:font-size-asian="9.5pt" style:font-size-complex="9.5pt" fo:language="en" fo:country="US"/>
    </style:style>
    <style:style style:name="T1824" style:parent-style-name="DefaultParagraphFont" style:family="text">
      <style:text-properties style:font-name="Consolas" style:font-name-complex="Consolas" fo:color="#FF0000" fo:font-size="9.5pt" style:font-size-asian="9.5pt" style:font-size-complex="9.5pt" fo:language="en" fo:country="US"/>
    </style:style>
    <style:style style:name="T1825" style:parent-style-name="DefaultParagraphFont" style:family="text">
      <style:text-properties style:font-name="Consolas" style:font-name-complex="Consolas" fo:color="#0000FF" fo:font-size="9.5pt" style:font-size-asian="9.5pt" style:font-size-complex="9.5pt" fo:language="en" fo:country="US"/>
    </style:style>
    <style:style style:name="T1826" style:parent-style-name="DefaultParagraphFont" style:family="text">
      <style:text-properties style:font-name="Consolas" style:font-name-complex="Consolas" fo:color="#FF0000" fo:font-size="9.5pt" style:font-size-asian="9.5pt" style:font-size-complex="9.5pt" fo:language="en" fo:country="US"/>
    </style:style>
    <style:style style:name="T1827" style:parent-style-name="DefaultParagraphFont" style:family="text">
      <style:text-properties style:font-name="Consolas" style:font-name-complex="Consolas" fo:color="#0000FF" fo:font-size="9.5pt" style:font-size-asian="9.5pt" style:font-size-complex="9.5pt" fo:language="en" fo:country="US"/>
    </style:style>
    <style:style style:name="P1828" style:parent-style-name="Normal" style:family="paragraph">
      <style:paragraph-properties style:text-autospace="none" fo:margin-bottom="0in" fo:line-height="100%"/>
    </style:style>
    <style:style style:name="T1829" style:parent-style-name="DefaultParagraphFont" style:family="text">
      <style:text-properties style:font-name="Consolas" style:font-name-complex="Consolas" fo:color="#000000" fo:font-size="9.5pt" style:font-size-asian="9.5pt" style:font-size-complex="9.5pt" fo:language="en" fo:country="US"/>
    </style:style>
    <style:style style:name="T1830" style:parent-style-name="DefaultParagraphFont" style:family="text">
      <style:text-properties style:font-name="Consolas" style:font-name-complex="Consolas" fo:color="#000000" fo:font-size="9.5pt" style:font-size-asian="9.5pt" style:font-size-complex="9.5pt" fo:language="en" fo:country="US"/>
    </style:style>
    <style:style style:name="T1831" style:parent-style-name="DefaultParagraphFont" style:family="text">
      <style:text-properties style:font-name="Consolas" style:font-name-complex="Consolas" fo:color="#0000FF" fo:font-size="9.5pt" style:font-size-asian="9.5pt" style:font-size-complex="9.5pt" fo:language="en" fo:country="US"/>
    </style:style>
    <style:style style:name="T1832" style:parent-style-name="DefaultParagraphFont" style:family="text">
      <style:text-properties style:font-name="Consolas" style:font-name-complex="Consolas" fo:color="#A31515" fo:font-size="9.5pt" style:font-size-asian="9.5pt" style:font-size-complex="9.5pt" fo:language="en" fo:country="US"/>
    </style:style>
    <style:style style:name="T1833" style:parent-style-name="DefaultParagraphFont" style:family="text">
      <style:text-properties style:font-name="Consolas" style:font-name-complex="Consolas" fo:color="#FF0000" fo:font-size="9.5pt" style:font-size-asian="9.5pt" style:font-size-complex="9.5pt" fo:language="en" fo:country="US"/>
    </style:style>
    <style:style style:name="T1834" style:parent-style-name="DefaultParagraphFont" style:family="text">
      <style:text-properties style:font-name="Consolas" style:font-name-complex="Consolas" fo:color="#0000FF" fo:font-size="9.5pt" style:font-size-asian="9.5pt" style:font-size-complex="9.5pt" fo:language="en" fo:country="US"/>
    </style:style>
    <style:style style:name="T1835" style:parent-style-name="DefaultParagraphFont" style:family="text">
      <style:text-properties style:font-name="Consolas" style:font-name-complex="Consolas" fo:color="#FF0000" fo:font-size="9.5pt" style:font-size-asian="9.5pt" style:font-size-complex="9.5pt" fo:language="en" fo:country="US"/>
    </style:style>
    <style:style style:name="T1836" style:parent-style-name="DefaultParagraphFont" style:family="text">
      <style:text-properties style:font-name="Consolas" style:font-name-complex="Consolas" fo:color="#0000FF" fo:font-size="9.5pt" style:font-size-asian="9.5pt" style:font-size-complex="9.5pt" fo:language="en" fo:country="US"/>
    </style:style>
    <style:style style:name="T1837" style:parent-style-name="DefaultParagraphFont" style:family="text">
      <style:text-properties style:font-name="Consolas" style:font-name-complex="Consolas" fo:color="#FF0000" fo:font-size="9.5pt" style:font-size-asian="9.5pt" style:font-size-complex="9.5pt" fo:language="en" fo:country="US"/>
    </style:style>
    <style:style style:name="T1838" style:parent-style-name="DefaultParagraphFont" style:family="text">
      <style:text-properties style:font-name="Consolas" style:font-name-complex="Consolas" fo:color="#0000FF" fo:font-size="9.5pt" style:font-size-asian="9.5pt" style:font-size-complex="9.5pt" fo:language="en" fo:country="US"/>
    </style:style>
    <style:style style:name="T1839" style:parent-style-name="DefaultParagraphFont" style:family="text">
      <style:text-properties style:font-name="Consolas" style:font-name-complex="Consolas" fo:color="#FF0000" fo:font-size="9.5pt" style:font-size-asian="9.5pt" style:font-size-complex="9.5pt" fo:language="en" fo:country="US"/>
    </style:style>
    <style:style style:name="T1840" style:parent-style-name="DefaultParagraphFont" style:family="text">
      <style:text-properties style:font-name="Consolas" style:font-name-complex="Consolas" fo:color="#0000FF" fo:font-size="9.5pt" style:font-size-asian="9.5pt" style:font-size-complex="9.5pt" fo:language="en" fo:country="US"/>
    </style:style>
    <style:style style:name="T1841" style:parent-style-name="DefaultParagraphFont" style:family="text">
      <style:text-properties style:font-name="Consolas" style:font-name-complex="Consolas" fo:color="#FF0000" fo:font-size="9.5pt" style:font-size-asian="9.5pt" style:font-size-complex="9.5pt" fo:language="en" fo:country="US"/>
    </style:style>
    <style:style style:name="T1842" style:parent-style-name="DefaultParagraphFont" style:family="text">
      <style:text-properties style:font-name="Consolas" style:font-name-complex="Consolas" fo:color="#0000FF" fo:font-size="9.5pt" style:font-size-asian="9.5pt" style:font-size-complex="9.5pt" fo:language="en" fo:country="US"/>
    </style:style>
    <style:style style:name="T1843" style:parent-style-name="DefaultParagraphFont" style:family="text">
      <style:text-properties style:font-name="Consolas" style:font-name-complex="Consolas" fo:color="#FF0000" fo:font-size="9.5pt" style:font-size-asian="9.5pt" style:font-size-complex="9.5pt" fo:language="en" fo:country="US"/>
    </style:style>
    <style:style style:name="T1844" style:parent-style-name="DefaultParagraphFont" style:family="text">
      <style:text-properties style:font-name="Consolas" style:font-name-complex="Consolas" fo:color="#0000FF" fo:font-size="9.5pt" style:font-size-asian="9.5pt" style:font-size-complex="9.5pt" fo:language="en" fo:country="US"/>
    </style:style>
    <style:style style:name="P1845" style:parent-style-name="Normal" style:family="paragraph">
      <style:paragraph-properties style:text-autospace="none" fo:margin-bottom="0in" fo:line-height="100%"/>
    </style:style>
    <style:style style:name="T1846" style:parent-style-name="DefaultParagraphFont" style:family="text">
      <style:text-properties style:font-name="Consolas" style:font-name-complex="Consolas" fo:color="#000000" fo:font-size="9.5pt" style:font-size-asian="9.5pt" style:font-size-complex="9.5pt" fo:language="en" fo:country="US"/>
    </style:style>
    <style:style style:name="T1847" style:parent-style-name="DefaultParagraphFont" style:family="text">
      <style:text-properties style:font-name="Consolas" style:font-name-complex="Consolas" fo:color="#000000" fo:font-size="9.5pt" style:font-size-asian="9.5pt" style:font-size-complex="9.5pt" fo:language="en" fo:country="US"/>
    </style:style>
    <style:style style:name="T1848" style:parent-style-name="DefaultParagraphFont" style:family="text">
      <style:text-properties style:font-name="Consolas" style:font-name-complex="Consolas" fo:color="#0000FF" fo:font-size="9.5pt" style:font-size-asian="9.5pt" style:font-size-complex="9.5pt" fo:language="en" fo:country="US"/>
    </style:style>
    <style:style style:name="T1849" style:parent-style-name="DefaultParagraphFont" style:family="text">
      <style:text-properties style:font-name="Consolas" style:font-name-complex="Consolas" fo:color="#A31515" fo:font-size="9.5pt" style:font-size-asian="9.5pt" style:font-size-complex="9.5pt" fo:language="en" fo:country="US"/>
    </style:style>
    <style:style style:name="T1850" style:parent-style-name="DefaultParagraphFont" style:family="text">
      <style:text-properties style:font-name="Consolas" style:font-name-complex="Consolas" fo:color="#FF0000" fo:font-size="9.5pt" style:font-size-asian="9.5pt" style:font-size-complex="9.5pt" fo:language="en" fo:country="US"/>
    </style:style>
    <style:style style:name="T1851" style:parent-style-name="DefaultParagraphFont" style:family="text">
      <style:text-properties style:font-name="Consolas" style:font-name-complex="Consolas" fo:color="#0000FF" fo:font-size="9.5pt" style:font-size-asian="9.5pt" style:font-size-complex="9.5pt" fo:language="en" fo:country="US"/>
    </style:style>
    <style:style style:name="T1852" style:parent-style-name="DefaultParagraphFont" style:family="text">
      <style:text-properties style:font-name="Consolas" style:font-name-complex="Consolas" fo:color="#FF0000" fo:font-size="9.5pt" style:font-size-asian="9.5pt" style:font-size-complex="9.5pt" fo:language="en" fo:country="US"/>
    </style:style>
    <style:style style:name="T1853" style:parent-style-name="DefaultParagraphFont" style:family="text">
      <style:text-properties style:font-name="Consolas" style:font-name-complex="Consolas" fo:color="#0000FF" fo:font-size="9.5pt" style:font-size-asian="9.5pt" style:font-size-complex="9.5pt" fo:language="en" fo:country="US"/>
    </style:style>
    <style:style style:name="T1854" style:parent-style-name="DefaultParagraphFont" style:family="text">
      <style:text-properties style:font-name="Consolas" style:font-name-complex="Consolas" fo:color="#FF0000" fo:font-size="9.5pt" style:font-size-asian="9.5pt" style:font-size-complex="9.5pt" fo:language="en" fo:country="US"/>
    </style:style>
    <style:style style:name="T1855" style:parent-style-name="DefaultParagraphFont" style:family="text">
      <style:text-properties style:font-name="Consolas" style:font-name-complex="Consolas" fo:color="#0000FF" fo:font-size="9.5pt" style:font-size-asian="9.5pt" style:font-size-complex="9.5pt" fo:language="en" fo:country="US"/>
    </style:style>
    <style:style style:name="T1856" style:parent-style-name="DefaultParagraphFont" style:family="text">
      <style:text-properties style:font-name="Consolas" style:font-name-complex="Consolas" fo:color="#FF0000" fo:font-size="9.5pt" style:font-size-asian="9.5pt" style:font-size-complex="9.5pt" fo:language="en" fo:country="US"/>
    </style:style>
    <style:style style:name="T1857" style:parent-style-name="DefaultParagraphFont" style:family="text">
      <style:text-properties style:font-name="Consolas" style:font-name-complex="Consolas" fo:color="#0000FF" fo:font-size="9.5pt" style:font-size-asian="9.5pt" style:font-size-complex="9.5pt" fo:language="en" fo:country="US"/>
    </style:style>
    <style:style style:name="T1858" style:parent-style-name="DefaultParagraphFont" style:family="text">
      <style:text-properties style:font-name="Consolas" style:font-name-complex="Consolas" fo:color="#FF0000" fo:font-size="9.5pt" style:font-size-asian="9.5pt" style:font-size-complex="9.5pt" fo:language="en" fo:country="US"/>
    </style:style>
    <style:style style:name="T1859" style:parent-style-name="DefaultParagraphFont" style:family="text">
      <style:text-properties style:font-name="Consolas" style:font-name-complex="Consolas" fo:color="#0000FF" fo:font-size="9.5pt" style:font-size-asian="9.5pt" style:font-size-complex="9.5pt" fo:language="en" fo:country="US"/>
    </style:style>
    <style:style style:name="T1860" style:parent-style-name="DefaultParagraphFont" style:family="text">
      <style:text-properties style:font-name="Consolas" style:font-name-complex="Consolas" fo:color="#FF0000" fo:font-size="9.5pt" style:font-size-asian="9.5pt" style:font-size-complex="9.5pt" fo:language="en" fo:country="US"/>
    </style:style>
    <style:style style:name="T1861" style:parent-style-name="DefaultParagraphFont" style:family="text">
      <style:text-properties style:font-name="Consolas" style:font-name-complex="Consolas" fo:color="#0000FF" fo:font-size="9.5pt" style:font-size-asian="9.5pt" style:font-size-complex="9.5pt" fo:language="en" fo:country="US"/>
    </style:style>
    <style:style style:name="T1862" style:parent-style-name="DefaultParagraphFont" style:family="text">
      <style:text-properties style:font-name="Consolas" style:font-name-complex="Consolas" fo:color="#FF0000" fo:font-size="9.5pt" style:font-size-asian="9.5pt" style:font-size-complex="9.5pt" fo:language="en" fo:country="US"/>
    </style:style>
    <style:style style:name="T1863" style:parent-style-name="DefaultParagraphFont" style:family="text">
      <style:text-properties style:font-name="Consolas" style:font-name-complex="Consolas" fo:color="#0000FF" fo:font-size="9.5pt" style:font-size-asian="9.5pt" style:font-size-complex="9.5pt" fo:language="en" fo:country="US"/>
    </style:style>
    <style:style style:name="T1864" style:parent-style-name="DefaultParagraphFont" style:family="text">
      <style:text-properties style:font-name="Consolas" style:font-name-complex="Consolas" fo:color="#FF0000" fo:font-size="9.5pt" style:font-size-asian="9.5pt" style:font-size-complex="9.5pt" fo:language="en" fo:country="US"/>
    </style:style>
    <style:style style:name="T1865" style:parent-style-name="DefaultParagraphFont" style:family="text">
      <style:text-properties style:font-name="Consolas" style:font-name-complex="Consolas" fo:color="#0000FF" fo:font-size="9.5pt" style:font-size-asian="9.5pt" style:font-size-complex="9.5pt" fo:language="en" fo:country="US"/>
    </style:style>
    <style:style style:name="P1866" style:parent-style-name="Normal" style:family="paragraph">
      <style:paragraph-properties style:text-autospace="none" fo:margin-bottom="0in" fo:line-height="100%"/>
    </style:style>
    <style:style style:name="T1867" style:parent-style-name="DefaultParagraphFont" style:family="text">
      <style:text-properties style:font-name="Consolas" style:font-name-complex="Consolas" fo:color="#000000" fo:font-size="9.5pt" style:font-size-asian="9.5pt" style:font-size-complex="9.5pt" fo:language="en" fo:country="US"/>
    </style:style>
    <style:style style:name="T1868" style:parent-style-name="DefaultParagraphFont" style:family="text">
      <style:text-properties style:font-name="Consolas" style:font-name-complex="Consolas" fo:color="#000000" fo:font-size="9.5pt" style:font-size-asian="9.5pt" style:font-size-complex="9.5pt" fo:language="en" fo:country="US"/>
    </style:style>
    <style:style style:name="T1869" style:parent-style-name="DefaultParagraphFont" style:family="text">
      <style:text-properties style:font-name="Consolas" style:font-name-complex="Consolas" fo:color="#0000FF" fo:font-size="9.5pt" style:font-size-asian="9.5pt" style:font-size-complex="9.5pt" fo:language="en" fo:country="US"/>
    </style:style>
    <style:style style:name="T1870" style:parent-style-name="DefaultParagraphFont" style:family="text">
      <style:text-properties style:font-name="Consolas" style:font-name-complex="Consolas" fo:color="#A31515" fo:font-size="9.5pt" style:font-size-asian="9.5pt" style:font-size-complex="9.5pt" fo:language="en" fo:country="US"/>
    </style:style>
    <style:style style:name="T1871" style:parent-style-name="DefaultParagraphFont" style:family="text">
      <style:text-properties style:font-name="Consolas" style:font-name-complex="Consolas" fo:color="#FF0000" fo:font-size="9.5pt" style:font-size-asian="9.5pt" style:font-size-complex="9.5pt" fo:language="en" fo:country="US"/>
    </style:style>
    <style:style style:name="T1872" style:parent-style-name="DefaultParagraphFont" style:family="text">
      <style:text-properties style:font-name="Consolas" style:font-name-complex="Consolas" fo:color="#0000FF" fo:font-size="9.5pt" style:font-size-asian="9.5pt" style:font-size-complex="9.5pt" fo:language="en" fo:country="US"/>
    </style:style>
    <style:style style:name="T1873" style:parent-style-name="DefaultParagraphFont" style:family="text">
      <style:text-properties style:font-name="Consolas" style:font-name-complex="Consolas" fo:color="#FF0000" fo:font-size="9.5pt" style:font-size-asian="9.5pt" style:font-size-complex="9.5pt" fo:language="en" fo:country="US"/>
    </style:style>
    <style:style style:name="T1874" style:parent-style-name="DefaultParagraphFont" style:family="text">
      <style:text-properties style:font-name="Consolas" style:font-name-complex="Consolas" fo:color="#0000FF" fo:font-size="9.5pt" style:font-size-asian="9.5pt" style:font-size-complex="9.5pt" fo:language="en" fo:country="US"/>
    </style:style>
    <style:style style:name="T1875" style:parent-style-name="DefaultParagraphFont" style:family="text">
      <style:text-properties style:font-name="Consolas" style:font-name-complex="Consolas" fo:color="#FF0000" fo:font-size="9.5pt" style:font-size-asian="9.5pt" style:font-size-complex="9.5pt" fo:language="en" fo:country="US"/>
    </style:style>
    <style:style style:name="T1876" style:parent-style-name="DefaultParagraphFont" style:family="text">
      <style:text-properties style:font-name="Consolas" style:font-name-complex="Consolas" fo:color="#0000FF" fo:font-size="9.5pt" style:font-size-asian="9.5pt" style:font-size-complex="9.5pt" fo:language="en" fo:country="US"/>
    </style:style>
    <style:style style:name="T1877" style:parent-style-name="DefaultParagraphFont" style:family="text">
      <style:text-properties style:font-name="Consolas" style:font-name-complex="Consolas" fo:color="#FF0000" fo:font-size="9.5pt" style:font-size-asian="9.5pt" style:font-size-complex="9.5pt" fo:language="en" fo:country="US"/>
    </style:style>
    <style:style style:name="T1878" style:parent-style-name="DefaultParagraphFont" style:family="text">
      <style:text-properties style:font-name="Consolas" style:font-name-complex="Consolas" fo:color="#0000FF" fo:font-size="9.5pt" style:font-size-asian="9.5pt" style:font-size-complex="9.5pt" fo:language="en" fo:country="US"/>
    </style:style>
    <style:style style:name="P1879" style:parent-style-name="Normal" style:family="paragraph">
      <style:paragraph-properties style:text-autospace="none" fo:margin-bottom="0in" fo:line-height="100%"/>
    </style:style>
    <style:style style:name="T1880" style:parent-style-name="DefaultParagraphFont" style:family="text">
      <style:text-properties style:font-name="Consolas" style:font-name-complex="Consolas" fo:color="#000000" fo:font-size="9.5pt" style:font-size-asian="9.5pt" style:font-size-complex="9.5pt" fo:language="en" fo:country="US"/>
    </style:style>
    <style:style style:name="T1881" style:parent-style-name="DefaultParagraphFont" style:family="text">
      <style:text-properties style:font-name="Consolas" style:font-name-complex="Consolas" fo:color="#000000" fo:font-size="9.5pt" style:font-size-asian="9.5pt" style:font-size-complex="9.5pt" fo:language="en" fo:country="US"/>
    </style:style>
    <style:style style:name="T1882" style:parent-style-name="DefaultParagraphFont" style:family="text">
      <style:text-properties style:font-name="Consolas" style:font-name-complex="Consolas" fo:color="#0000FF" fo:font-size="9.5pt" style:font-size-asian="9.5pt" style:font-size-complex="9.5pt" fo:language="en" fo:country="US"/>
    </style:style>
    <style:style style:name="T1883" style:parent-style-name="DefaultParagraphFont" style:family="text">
      <style:text-properties style:font-name="Consolas" style:font-name-complex="Consolas" fo:color="#A31515" fo:font-size="9.5pt" style:font-size-asian="9.5pt" style:font-size-complex="9.5pt" fo:language="en" fo:country="US"/>
    </style:style>
    <style:style style:name="T1884" style:parent-style-name="DefaultParagraphFont" style:family="text">
      <style:text-properties style:font-name="Consolas" style:font-name-complex="Consolas" fo:color="#FF0000" fo:font-size="9.5pt" style:font-size-asian="9.5pt" style:font-size-complex="9.5pt" fo:language="en" fo:country="US"/>
    </style:style>
    <style:style style:name="T1885" style:parent-style-name="DefaultParagraphFont" style:family="text">
      <style:text-properties style:font-name="Consolas" style:font-name-complex="Consolas" fo:color="#0000FF" fo:font-size="9.5pt" style:font-size-asian="9.5pt" style:font-size-complex="9.5pt" fo:language="en" fo:country="US"/>
    </style:style>
    <style:style style:name="T1886" style:parent-style-name="DefaultParagraphFont" style:family="text">
      <style:text-properties style:font-name="Consolas" style:font-name-complex="Consolas" fo:color="#FF0000" fo:font-size="9.5pt" style:font-size-asian="9.5pt" style:font-size-complex="9.5pt" fo:language="en" fo:country="US"/>
    </style:style>
    <style:style style:name="T1887" style:parent-style-name="DefaultParagraphFont" style:family="text">
      <style:text-properties style:font-name="Consolas" style:font-name-complex="Consolas" fo:color="#0000FF" fo:font-size="9.5pt" style:font-size-asian="9.5pt" style:font-size-complex="9.5pt" fo:language="en" fo:country="US"/>
    </style:style>
    <style:style style:name="T1888" style:parent-style-name="DefaultParagraphFont" style:family="text">
      <style:text-properties style:font-name="Consolas" style:font-name-complex="Consolas" fo:color="#FF0000" fo:font-size="9.5pt" style:font-size-asian="9.5pt" style:font-size-complex="9.5pt" fo:language="en" fo:country="US"/>
    </style:style>
    <style:style style:name="T1889" style:parent-style-name="DefaultParagraphFont" style:family="text">
      <style:text-properties style:font-name="Consolas" style:font-name-complex="Consolas" fo:color="#0000FF" fo:font-size="9.5pt" style:font-size-asian="9.5pt" style:font-size-complex="9.5pt" fo:language="en" fo:country="US"/>
    </style:style>
    <style:style style:name="T1890" style:parent-style-name="DefaultParagraphFont" style:family="text">
      <style:text-properties style:font-name="Consolas" style:font-name-complex="Consolas" fo:color="#FF0000" fo:font-size="9.5pt" style:font-size-asian="9.5pt" style:font-size-complex="9.5pt" fo:language="en" fo:country="US"/>
    </style:style>
    <style:style style:name="T1891" style:parent-style-name="DefaultParagraphFont" style:family="text">
      <style:text-properties style:font-name="Consolas" style:font-name-complex="Consolas" fo:color="#0000FF" fo:font-size="9.5pt" style:font-size-asian="9.5pt" style:font-size-complex="9.5pt" fo:language="en" fo:country="US"/>
    </style:style>
    <style:style style:name="T1892" style:parent-style-name="DefaultParagraphFont" style:family="text">
      <style:text-properties style:font-name="Consolas" style:font-name-complex="Consolas" fo:color="#FF0000" fo:font-size="9.5pt" style:font-size-asian="9.5pt" style:font-size-complex="9.5pt" fo:language="en" fo:country="US"/>
    </style:style>
    <style:style style:name="T1893" style:parent-style-name="DefaultParagraphFont" style:family="text">
      <style:text-properties style:font-name="Consolas" style:font-name-complex="Consolas" fo:color="#0000FF" fo:font-size="9.5pt" style:font-size-asian="9.5pt" style:font-size-complex="9.5pt" fo:language="en" fo:country="US"/>
    </style:style>
    <style:style style:name="P1894" style:parent-style-name="Normal" style:family="paragraph">
      <style:paragraph-properties style:text-autospace="none" fo:margin-bottom="0in" fo:line-height="100%"/>
    </style:style>
    <style:style style:name="T1895" style:parent-style-name="DefaultParagraphFont" style:family="text">
      <style:text-properties style:font-name="Consolas" style:font-name-complex="Consolas" fo:color="#000000" fo:font-size="9.5pt" style:font-size-asian="9.5pt" style:font-size-complex="9.5pt" fo:language="en" fo:country="US"/>
    </style:style>
    <style:style style:name="T1896" style:parent-style-name="DefaultParagraphFont" style:family="text">
      <style:text-properties style:font-name="Consolas" style:font-name-complex="Consolas" fo:color="#000000" fo:font-size="9.5pt" style:font-size-asian="9.5pt" style:font-size-complex="9.5pt" fo:language="en" fo:country="US"/>
    </style:style>
    <style:style style:name="T1897" style:parent-style-name="DefaultParagraphFont" style:family="text">
      <style:text-properties style:font-name="Consolas" style:font-name-complex="Consolas" fo:color="#0000FF" fo:font-size="9.5pt" style:font-size-asian="9.5pt" style:font-size-complex="9.5pt" fo:language="en" fo:country="US"/>
    </style:style>
    <style:style style:name="T1898" style:parent-style-name="DefaultParagraphFont" style:family="text">
      <style:text-properties style:font-name="Consolas" style:font-name-complex="Consolas" fo:color="#A31515" fo:font-size="9.5pt" style:font-size-asian="9.5pt" style:font-size-complex="9.5pt" fo:language="en" fo:country="US"/>
    </style:style>
    <style:style style:name="T1899" style:parent-style-name="DefaultParagraphFont" style:family="text">
      <style:text-properties style:font-name="Consolas" style:font-name-complex="Consolas" fo:color="#FF0000" fo:font-size="9.5pt" style:font-size-asian="9.5pt" style:font-size-complex="9.5pt" fo:language="en" fo:country="US"/>
    </style:style>
    <style:style style:name="T1900" style:parent-style-name="DefaultParagraphFont" style:family="text">
      <style:text-properties style:font-name="Consolas" style:font-name-complex="Consolas" fo:color="#0000FF" fo:font-size="9.5pt" style:font-size-asian="9.5pt" style:font-size-complex="9.5pt" fo:language="en" fo:country="US"/>
    </style:style>
    <style:style style:name="T1901" style:parent-style-name="DefaultParagraphFont" style:family="text">
      <style:text-properties style:font-name="Consolas" style:font-name-complex="Consolas" fo:color="#FF0000" fo:font-size="9.5pt" style:font-size-asian="9.5pt" style:font-size-complex="9.5pt" fo:language="en" fo:country="US"/>
    </style:style>
    <style:style style:name="T1902" style:parent-style-name="DefaultParagraphFont" style:family="text">
      <style:text-properties style:font-name="Consolas" style:font-name-complex="Consolas" fo:color="#0000FF" fo:font-size="9.5pt" style:font-size-asian="9.5pt" style:font-size-complex="9.5pt" fo:language="en" fo:country="US"/>
    </style:style>
    <style:style style:name="T1903" style:parent-style-name="DefaultParagraphFont" style:family="text">
      <style:text-properties style:font-name="Consolas" style:font-name-complex="Consolas" fo:color="#FF0000" fo:font-size="9.5pt" style:font-size-asian="9.5pt" style:font-size-complex="9.5pt" fo:language="en" fo:country="US"/>
    </style:style>
    <style:style style:name="T1904" style:parent-style-name="DefaultParagraphFont" style:family="text">
      <style:text-properties style:font-name="Consolas" style:font-name-complex="Consolas" fo:color="#0000FF" fo:font-size="9.5pt" style:font-size-asian="9.5pt" style:font-size-complex="9.5pt" fo:language="en" fo:country="US"/>
    </style:style>
    <style:style style:name="T1905" style:parent-style-name="DefaultParagraphFont" style:family="text">
      <style:text-properties style:font-name="Consolas" style:font-name-complex="Consolas" fo:color="#FF0000" fo:font-size="9.5pt" style:font-size-asian="9.5pt" style:font-size-complex="9.5pt" fo:language="en" fo:country="US"/>
    </style:style>
    <style:style style:name="T1906" style:parent-style-name="DefaultParagraphFont" style:family="text">
      <style:text-properties style:font-name="Consolas" style:font-name-complex="Consolas" fo:color="#0000FF" fo:font-size="9.5pt" style:font-size-asian="9.5pt" style:font-size-complex="9.5pt" fo:language="en" fo:country="US"/>
    </style:style>
    <style:style style:name="T1907" style:parent-style-name="DefaultParagraphFont" style:family="text">
      <style:text-properties style:font-name="Consolas" style:font-name-complex="Consolas" fo:color="#FF0000" fo:font-size="9.5pt" style:font-size-asian="9.5pt" style:font-size-complex="9.5pt" fo:language="en" fo:country="US"/>
    </style:style>
    <style:style style:name="T1908" style:parent-style-name="DefaultParagraphFont" style:family="text">
      <style:text-properties style:font-name="Consolas" style:font-name-complex="Consolas" fo:color="#0000FF" fo:font-size="9.5pt" style:font-size-asian="9.5pt" style:font-size-complex="9.5pt" fo:language="en" fo:country="US"/>
    </style:style>
    <style:style style:name="T1909" style:parent-style-name="DefaultParagraphFont" style:family="text">
      <style:text-properties style:font-name="Consolas" style:font-name-complex="Consolas" fo:color="#FF0000" fo:font-size="9.5pt" style:font-size-asian="9.5pt" style:font-size-complex="9.5pt" fo:language="en" fo:country="US"/>
    </style:style>
    <style:style style:name="T1910" style:parent-style-name="DefaultParagraphFont" style:family="text">
      <style:text-properties style:font-name="Consolas" style:font-name-complex="Consolas" fo:color="#0000FF" fo:font-size="9.5pt" style:font-size-asian="9.5pt" style:font-size-complex="9.5pt" fo:language="en" fo:country="US"/>
    </style:style>
    <style:style style:name="T1911" style:parent-style-name="DefaultParagraphFont" style:family="text">
      <style:text-properties style:font-name="Consolas" style:font-name-complex="Consolas" fo:color="#FF0000" fo:font-size="9.5pt" style:font-size-asian="9.5pt" style:font-size-complex="9.5pt" fo:language="en" fo:country="US"/>
    </style:style>
    <style:style style:name="T1912" style:parent-style-name="DefaultParagraphFont" style:family="text">
      <style:text-properties style:font-name="Consolas" style:font-name-complex="Consolas" fo:color="#0000FF" fo:font-size="9.5pt" style:font-size-asian="9.5pt" style:font-size-complex="9.5pt" fo:language="en" fo:country="US"/>
    </style:style>
    <style:style style:name="T1913" style:parent-style-name="DefaultParagraphFont" style:family="text">
      <style:text-properties style:font-name="Consolas" style:font-name-complex="Consolas" fo:color="#FF0000" fo:font-size="9.5pt" style:font-size-asian="9.5pt" style:font-size-complex="9.5pt" fo:language="en" fo:country="US"/>
    </style:style>
    <style:style style:name="T1914" style:parent-style-name="DefaultParagraphFont" style:family="text">
      <style:text-properties style:font-name="Consolas" style:font-name-complex="Consolas" fo:color="#0000FF" fo:font-size="9.5pt" style:font-size-asian="9.5pt" style:font-size-complex="9.5pt" fo:language="en" fo:country="US"/>
    </style:style>
    <style:style style:name="P1915" style:parent-style-name="Normal" style:family="paragraph">
      <style:paragraph-properties style:text-autospace="none" fo:margin-bottom="0in" fo:line-height="100%"/>
    </style:style>
    <style:style style:name="T1916" style:parent-style-name="DefaultParagraphFont" style:family="text">
      <style:text-properties style:font-name="Consolas" style:font-name-complex="Consolas" fo:color="#000000" fo:font-size="9.5pt" style:font-size-asian="9.5pt" style:font-size-complex="9.5pt" fo:language="en" fo:country="US"/>
    </style:style>
    <style:style style:name="T1917" style:parent-style-name="DefaultParagraphFont" style:family="text">
      <style:text-properties style:font-name="Consolas" style:font-name-complex="Consolas" fo:color="#000000" fo:font-size="9.5pt" style:font-size-asian="9.5pt" style:font-size-complex="9.5pt" fo:language="en" fo:country="US"/>
    </style:style>
    <style:style style:name="T1918" style:parent-style-name="DefaultParagraphFont" style:family="text">
      <style:text-properties style:font-name="Consolas" style:font-name-complex="Consolas" fo:color="#0000FF" fo:font-size="9.5pt" style:font-size-asian="9.5pt" style:font-size-complex="9.5pt" fo:language="en" fo:country="US"/>
    </style:style>
    <style:style style:name="T1919" style:parent-style-name="DefaultParagraphFont" style:family="text">
      <style:text-properties style:font-name="Consolas" style:font-name-complex="Consolas" fo:color="#A31515" fo:font-size="9.5pt" style:font-size-asian="9.5pt" style:font-size-complex="9.5pt" fo:language="en" fo:country="US"/>
    </style:style>
    <style:style style:name="T1920" style:parent-style-name="DefaultParagraphFont" style:family="text">
      <style:text-properties style:font-name="Consolas" style:font-name-complex="Consolas" fo:color="#FF0000" fo:font-size="9.5pt" style:font-size-asian="9.5pt" style:font-size-complex="9.5pt" fo:language="en" fo:country="US"/>
    </style:style>
    <style:style style:name="T1921" style:parent-style-name="DefaultParagraphFont" style:family="text">
      <style:text-properties style:font-name="Consolas" style:font-name-complex="Consolas" fo:color="#0000FF" fo:font-size="9.5pt" style:font-size-asian="9.5pt" style:font-size-complex="9.5pt" fo:language="en" fo:country="US"/>
    </style:style>
    <style:style style:name="T1922" style:parent-style-name="DefaultParagraphFont" style:family="text">
      <style:text-properties style:font-name="Consolas" style:font-name-complex="Consolas" fo:color="#FF0000" fo:font-size="9.5pt" style:font-size-asian="9.5pt" style:font-size-complex="9.5pt" fo:language="en" fo:country="US"/>
    </style:style>
    <style:style style:name="T1923" style:parent-style-name="DefaultParagraphFont" style:family="text">
      <style:text-properties style:font-name="Consolas" style:font-name-complex="Consolas" fo:color="#0000FF" fo:font-size="9.5pt" style:font-size-asian="9.5pt" style:font-size-complex="9.5pt" fo:language="en" fo:country="US"/>
    </style:style>
    <style:style style:name="T1924" style:parent-style-name="DefaultParagraphFont" style:family="text">
      <style:text-properties style:font-name="Consolas" style:font-name-complex="Consolas" fo:color="#FF0000" fo:font-size="9.5pt" style:font-size-asian="9.5pt" style:font-size-complex="9.5pt" fo:language="en" fo:country="US"/>
    </style:style>
    <style:style style:name="T1925" style:parent-style-name="DefaultParagraphFont" style:family="text">
      <style:text-properties style:font-name="Consolas" style:font-name-complex="Consolas" fo:color="#0000FF" fo:font-size="9.5pt" style:font-size-asian="9.5pt" style:font-size-complex="9.5pt" fo:language="en" fo:country="US"/>
    </style:style>
    <style:style style:name="T1926" style:parent-style-name="DefaultParagraphFont" style:family="text">
      <style:text-properties style:font-name="Consolas" style:font-name-complex="Consolas" fo:color="#FF0000" fo:font-size="9.5pt" style:font-size-asian="9.5pt" style:font-size-complex="9.5pt" fo:language="en" fo:country="US"/>
    </style:style>
    <style:style style:name="T1927" style:parent-style-name="DefaultParagraphFont" style:family="text">
      <style:text-properties style:font-name="Consolas" style:font-name-complex="Consolas" fo:color="#0000FF" fo:font-size="9.5pt" style:font-size-asian="9.5pt" style:font-size-complex="9.5pt" fo:language="en" fo:country="US"/>
    </style:style>
    <style:style style:name="T1928" style:parent-style-name="DefaultParagraphFont" style:family="text">
      <style:text-properties style:font-name="Consolas" style:font-name-complex="Consolas" fo:color="#FF0000" fo:font-size="9.5pt" style:font-size-asian="9.5pt" style:font-size-complex="9.5pt" fo:language="en" fo:country="US"/>
    </style:style>
    <style:style style:name="T1929" style:parent-style-name="DefaultParagraphFont" style:family="text">
      <style:text-properties style:font-name="Consolas" style:font-name-complex="Consolas" fo:color="#0000FF" fo:font-size="9.5pt" style:font-size-asian="9.5pt" style:font-size-complex="9.5pt" fo:language="en" fo:country="US"/>
    </style:style>
    <style:style style:name="T1930" style:parent-style-name="DefaultParagraphFont" style:family="text">
      <style:text-properties style:font-name="Consolas" style:font-name-complex="Consolas" fo:color="#FF0000" fo:font-size="9.5pt" style:font-size-asian="9.5pt" style:font-size-complex="9.5pt" fo:language="en" fo:country="US"/>
    </style:style>
    <style:style style:name="T1931" style:parent-style-name="DefaultParagraphFont" style:family="text">
      <style:text-properties style:font-name="Consolas" style:font-name-complex="Consolas" fo:color="#0000FF" fo:font-size="9.5pt" style:font-size-asian="9.5pt" style:font-size-complex="9.5pt" fo:language="en" fo:country="US"/>
    </style:style>
    <style:style style:name="P1932" style:parent-style-name="Normal" style:family="paragraph">
      <style:paragraph-properties style:text-autospace="none" fo:margin-bottom="0in" fo:line-height="100%"/>
    </style:style>
    <style:style style:name="T1933" style:parent-style-name="DefaultParagraphFont" style:family="text">
      <style:text-properties style:font-name="Consolas" style:font-name-complex="Consolas" fo:color="#000000" fo:font-size="9.5pt" style:font-size-asian="9.5pt" style:font-size-complex="9.5pt" fo:language="en" fo:country="US"/>
    </style:style>
    <style:style style:name="T1934" style:parent-style-name="DefaultParagraphFont" style:family="text">
      <style:text-properties style:font-name="Consolas" style:font-name-complex="Consolas" fo:color="#000000" fo:font-size="9.5pt" style:font-size-asian="9.5pt" style:font-size-complex="9.5pt" fo:language="en" fo:country="US"/>
    </style:style>
    <style:style style:name="T1935" style:parent-style-name="DefaultParagraphFont" style:family="text">
      <style:text-properties style:font-name="Consolas" style:font-name-complex="Consolas" fo:color="#0000FF" fo:font-size="9.5pt" style:font-size-asian="9.5pt" style:font-size-complex="9.5pt" fo:language="en" fo:country="US"/>
    </style:style>
    <style:style style:name="T1936" style:parent-style-name="DefaultParagraphFont" style:family="text">
      <style:text-properties style:font-name="Consolas" style:font-name-complex="Consolas" fo:color="#A31515" fo:font-size="9.5pt" style:font-size-asian="9.5pt" style:font-size-complex="9.5pt" fo:language="en" fo:country="US"/>
    </style:style>
    <style:style style:name="T1937" style:parent-style-name="DefaultParagraphFont" style:family="text">
      <style:text-properties style:font-name="Consolas" style:font-name-complex="Consolas" fo:color="#FF0000" fo:font-size="9.5pt" style:font-size-asian="9.5pt" style:font-size-complex="9.5pt" fo:language="en" fo:country="US"/>
    </style:style>
    <style:style style:name="T1938" style:parent-style-name="DefaultParagraphFont" style:family="text">
      <style:text-properties style:font-name="Consolas" style:font-name-complex="Consolas" fo:color="#0000FF" fo:font-size="9.5pt" style:font-size-asian="9.5pt" style:font-size-complex="9.5pt" fo:language="en" fo:country="US"/>
    </style:style>
    <style:style style:name="T1939" style:parent-style-name="DefaultParagraphFont" style:family="text">
      <style:text-properties style:font-name="Consolas" style:font-name-complex="Consolas" fo:color="#FF0000" fo:font-size="9.5pt" style:font-size-asian="9.5pt" style:font-size-complex="9.5pt" fo:language="en" fo:country="US"/>
    </style:style>
    <style:style style:name="T1940" style:parent-style-name="DefaultParagraphFont" style:family="text">
      <style:text-properties style:font-name="Consolas" style:font-name-complex="Consolas" fo:color="#0000FF" fo:font-size="9.5pt" style:font-size-asian="9.5pt" style:font-size-complex="9.5pt" fo:language="en" fo:country="US"/>
    </style:style>
    <style:style style:name="T1941" style:parent-style-name="DefaultParagraphFont" style:family="text">
      <style:text-properties style:font-name="Consolas" style:font-name-complex="Consolas" fo:color="#FF0000" fo:font-size="9.5pt" style:font-size-asian="9.5pt" style:font-size-complex="9.5pt" fo:language="en" fo:country="US"/>
    </style:style>
    <style:style style:name="T1942" style:parent-style-name="DefaultParagraphFont" style:family="text">
      <style:text-properties style:font-name="Consolas" style:font-name-complex="Consolas" fo:color="#0000FF" fo:font-size="9.5pt" style:font-size-asian="9.5pt" style:font-size-complex="9.5pt" fo:language="en" fo:country="US"/>
    </style:style>
    <style:style style:name="T1943" style:parent-style-name="DefaultParagraphFont" style:family="text">
      <style:text-properties style:font-name="Consolas" style:font-name-complex="Consolas" fo:color="#FF0000" fo:font-size="9.5pt" style:font-size-asian="9.5pt" style:font-size-complex="9.5pt" fo:language="en" fo:country="US"/>
    </style:style>
    <style:style style:name="T1944" style:parent-style-name="DefaultParagraphFont" style:family="text">
      <style:text-properties style:font-name="Consolas" style:font-name-complex="Consolas" fo:color="#0000FF" fo:font-size="9.5pt" style:font-size-asian="9.5pt" style:font-size-complex="9.5pt" fo:language="en" fo:country="US"/>
    </style:style>
    <style:style style:name="T1945" style:parent-style-name="DefaultParagraphFont" style:family="text">
      <style:text-properties style:font-name="Consolas" style:font-name-complex="Consolas" fo:color="#FF0000" fo:font-size="9.5pt" style:font-size-asian="9.5pt" style:font-size-complex="9.5pt" fo:language="en" fo:country="US"/>
    </style:style>
    <style:style style:name="T1946" style:parent-style-name="DefaultParagraphFont" style:family="text">
      <style:text-properties style:font-name="Consolas" style:font-name-complex="Consolas" fo:color="#0000FF" fo:font-size="9.5pt" style:font-size-asian="9.5pt" style:font-size-complex="9.5pt" fo:language="en" fo:country="US"/>
    </style:style>
    <style:style style:name="T1947" style:parent-style-name="DefaultParagraphFont" style:family="text">
      <style:text-properties style:font-name="Consolas" style:font-name-complex="Consolas" fo:color="#FF0000" fo:font-size="9.5pt" style:font-size-asian="9.5pt" style:font-size-complex="9.5pt" fo:language="en" fo:country="US"/>
    </style:style>
    <style:style style:name="T1948" style:parent-style-name="DefaultParagraphFont" style:family="text">
      <style:text-properties style:font-name="Consolas" style:font-name-complex="Consolas" fo:color="#0000FF" fo:font-size="9.5pt" style:font-size-asian="9.5pt" style:font-size-complex="9.5pt" fo:language="en" fo:country="US"/>
    </style:style>
    <style:style style:name="P19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950" style:parent-style-name="Normal" style:family="paragraph">
      <style:paragraph-properties style:text-autospace="none" fo:margin-bottom="0in" fo:line-height="100%"/>
    </style:style>
    <style:style style:name="T1951" style:parent-style-name="DefaultParagraphFont" style:family="text">
      <style:text-properties style:font-name="Consolas" style:font-name-complex="Consolas" fo:color="#000000" fo:font-size="9.5pt" style:font-size-asian="9.5pt" style:font-size-complex="9.5pt" fo:language="en" fo:country="US"/>
    </style:style>
    <style:style style:name="T1952" style:parent-style-name="DefaultParagraphFont" style:family="text">
      <style:text-properties style:font-name="Consolas" style:font-name-complex="Consolas" fo:color="#0000FF" fo:font-size="9.5pt" style:font-size-asian="9.5pt" style:font-size-complex="9.5pt" fo:language="en" fo:country="US"/>
    </style:style>
    <style:style style:name="T1953" style:parent-style-name="DefaultParagraphFont" style:family="text">
      <style:text-properties style:font-name="Consolas" style:font-name-complex="Consolas" fo:color="#A31515" fo:font-size="9.5pt" style:font-size-asian="9.5pt" style:font-size-complex="9.5pt" fo:language="en" fo:country="US"/>
    </style:style>
    <style:style style:name="T1954" style:parent-style-name="DefaultParagraphFont" style:family="text">
      <style:text-properties style:font-name="Consolas" style:font-name-complex="Consolas" fo:color="#0000FF" fo:font-size="9.5pt" style:font-size-asian="9.5pt" style:font-size-complex="9.5pt" fo:language="en" fo:country="US"/>
    </style:style>
    <style:style style:name="P1955" style:parent-style-name="Normal" style:family="paragraph">
      <style:paragraph-properties style:text-autospace="none" fo:margin-bottom="0in" fo:line-height="100%"/>
    </style:style>
    <style:style style:name="T1956" style:parent-style-name="DefaultParagraphFont" style:family="text">
      <style:text-properties style:font-name="Consolas" style:font-name-complex="Consolas" fo:color="#0000FF" fo:font-size="9.5pt" style:font-size-asian="9.5pt" style:font-size-complex="9.5pt" fo:language="en" fo:country="US"/>
    </style:style>
    <style:style style:name="T1957" style:parent-style-name="DefaultParagraphFont" style:family="text">
      <style:text-properties style:font-name="Consolas" style:font-name-complex="Consolas" fo:color="#A31515" fo:font-size="9.5pt" style:font-size-asian="9.5pt" style:font-size-complex="9.5pt" fo:language="en" fo:country="US"/>
    </style:style>
    <style:style style:name="T1958" style:parent-style-name="DefaultParagraphFont" style:family="text">
      <style:text-properties style:font-name="Consolas" style:font-name-complex="Consolas" fo:color="#0000FF" fo:font-size="9.5pt" style:font-size-asian="9.5pt" style:font-size-complex="9.5pt" fo:language="en" fo:country="US"/>
    </style:style>
    <style:style style:name="P1959" style:parent-style-name="Heading3" style:family="paragraph"/>
    <style:style style:name="TableColumn1961" style:family="table-column">
      <style:table-column-properties style:column-width="6.1298in"/>
    </style:style>
    <style:style style:name="Table1960" style:family="table">
      <style:table-properties style:width="6.1298in" fo:margin-left="0in" table:align="left"/>
    </style:style>
    <style:style style:name="TableRow1962" style:family="table-row">
      <style:table-row-properties/>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style:text-autospace="none" fo:margin-bottom="0in" fo:line-height="100%"/>
    </style:style>
    <style:style style:name="T1965" style:parent-style-name="DefaultParagraphFont" style:family="text">
      <style:text-properties style:font-name="Consolas" style:font-name-complex="Consolas" fo:color="#0000FF" fo:font-size="9.5pt" style:font-size-asian="9.5pt" style:font-size-complex="9.5pt" fo:language="en" fo:country="US"/>
    </style:style>
    <style:style style:name="T1966" style:parent-style-name="DefaultParagraphFont" style:family="text">
      <style:text-properties style:font-name="Consolas" style:font-name-complex="Consolas" fo:color="#000000" fo:font-size="9.5pt" style:font-size-asian="9.5pt" style:font-size-complex="9.5pt" fo:language="en" fo:country="US"/>
    </style:style>
    <style:style style:name="P1967" style:parent-style-name="Normal" style:family="paragraph">
      <style:paragraph-properties style:text-autospace="none" fo:margin-bottom="0in" fo:line-height="100%"/>
    </style:style>
    <style:style style:name="T1968" style:parent-style-name="DefaultParagraphFont" style:family="text">
      <style:text-properties style:font-name="Consolas" style:font-name-complex="Consolas" fo:color="#0000FF" fo:font-size="9.5pt" style:font-size-asian="9.5pt" style:font-size-complex="9.5pt" fo:language="en" fo:country="US"/>
    </style:style>
    <style:style style:name="T1969" style:parent-style-name="DefaultParagraphFont" style:family="text">
      <style:text-properties style:font-name="Consolas" style:font-name-complex="Consolas" fo:color="#000000" fo:font-size="9.5pt" style:font-size-asian="9.5pt" style:font-size-complex="9.5pt" fo:language="en" fo:country="US"/>
    </style:style>
    <style:style style:name="P1970" style:parent-style-name="Normal" style:family="paragraph">
      <style:paragraph-properties style:text-autospace="none" fo:margin-bottom="0in" fo:line-height="100%"/>
    </style:style>
    <style:style style:name="T1971" style:parent-style-name="DefaultParagraphFont" style:family="text">
      <style:text-properties style:font-name="Consolas" style:font-name-complex="Consolas" fo:color="#0000FF" fo:font-size="9.5pt" style:font-size-asian="9.5pt" style:font-size-complex="9.5pt" fo:language="en" fo:country="US"/>
    </style:style>
    <style:style style:name="T1972" style:parent-style-name="DefaultParagraphFont" style:family="text">
      <style:text-properties style:font-name="Consolas" style:font-name-complex="Consolas" fo:color="#000000" fo:font-size="9.5pt" style:font-size-asian="9.5pt" style:font-size-complex="9.5pt" fo:language="en" fo:country="US"/>
    </style:style>
    <style:style style:name="P1973" style:parent-style-name="Normal" style:family="paragraph">
      <style:paragraph-properties style:text-autospace="none" fo:margin-bottom="0in" fo:line-height="100%"/>
    </style:style>
    <style:style style:name="T1974" style:parent-style-name="DefaultParagraphFont" style:family="text">
      <style:text-properties style:font-name="Consolas" style:font-name-complex="Consolas" fo:color="#0000FF" fo:font-size="9.5pt" style:font-size-asian="9.5pt" style:font-size-complex="9.5pt" fo:language="en" fo:country="US"/>
    </style:style>
    <style:style style:name="T1975" style:parent-style-name="DefaultParagraphFont" style:family="text">
      <style:text-properties style:font-name="Consolas" style:font-name-complex="Consolas" fo:color="#000000" fo:font-size="9.5pt" style:font-size-asian="9.5pt" style:font-size-complex="9.5pt" fo:language="en" fo:country="US"/>
    </style:style>
    <style:style style:name="P1976" style:parent-style-name="Normal" style:family="paragraph">
      <style:paragraph-properties style:text-autospace="none" fo:margin-bottom="0in" fo:line-height="100%"/>
    </style:style>
    <style:style style:name="T1977" style:parent-style-name="DefaultParagraphFont" style:family="text">
      <style:text-properties style:font-name="Consolas" style:font-name-complex="Consolas" fo:color="#0000FF" fo:font-size="9.5pt" style:font-size-asian="9.5pt" style:font-size-complex="9.5pt" fo:language="en" fo:country="US"/>
    </style:style>
    <style:style style:name="T1978" style:parent-style-name="DefaultParagraphFont" style:family="text">
      <style:text-properties style:font-name="Consolas" style:font-name-complex="Consolas" fo:color="#000000" fo:font-size="9.5pt" style:font-size-asian="9.5pt" style:font-size-complex="9.5pt" fo:language="en" fo:country="US"/>
    </style:style>
    <style:style style:name="P1979" style:parent-style-name="Normal" style:family="paragraph">
      <style:paragraph-properties style:text-autospace="none" fo:margin-bottom="0in" fo:line-height="100%"/>
    </style:style>
    <style:style style:name="T1980" style:parent-style-name="DefaultParagraphFont" style:family="text">
      <style:text-properties style:font-name="Consolas" style:font-name-complex="Consolas" fo:color="#0000FF" fo:font-size="9.5pt" style:font-size-asian="9.5pt" style:font-size-complex="9.5pt" fo:language="en" fo:country="US"/>
    </style:style>
    <style:style style:name="T1981" style:parent-style-name="DefaultParagraphFont" style:family="text">
      <style:text-properties style:font-name="Consolas" style:font-name-complex="Consolas" fo:color="#000000" fo:font-size="9.5pt" style:font-size-asian="9.5pt" style:font-size-complex="9.5pt" fo:language="en" fo:country="US"/>
    </style:style>
    <style:style style:name="P1982" style:parent-style-name="Normal" style:family="paragraph">
      <style:paragraph-properties style:text-autospace="none" fo:margin-bottom="0in" fo:line-height="100%"/>
    </style:style>
    <style:style style:name="T1983" style:parent-style-name="DefaultParagraphFont" style:family="text">
      <style:text-properties style:font-name="Consolas" style:font-name-complex="Consolas" fo:color="#0000FF" fo:font-size="9.5pt" style:font-size-asian="9.5pt" style:font-size-complex="9.5pt" fo:language="en" fo:country="US"/>
    </style:style>
    <style:style style:name="T1984" style:parent-style-name="DefaultParagraphFont" style:family="text">
      <style:text-properties style:font-name="Consolas" style:font-name-complex="Consolas" fo:color="#000000" fo:font-size="9.5pt" style:font-size-asian="9.5pt" style:font-size-complex="9.5pt" fo:language="en" fo:country="US"/>
    </style:style>
    <style:style style:name="P1985" style:parent-style-name="Normal" style:family="paragraph">
      <style:paragraph-properties style:text-autospace="none" fo:margin-bottom="0in" fo:line-height="100%"/>
    </style:style>
    <style:style style:name="T1986" style:parent-style-name="DefaultParagraphFont" style:family="text">
      <style:text-properties style:font-name="Consolas" style:font-name-complex="Consolas" fo:color="#0000FF" fo:font-size="9.5pt" style:font-size-asian="9.5pt" style:font-size-complex="9.5pt" fo:language="en" fo:country="US"/>
    </style:style>
    <style:style style:name="T1987" style:parent-style-name="DefaultParagraphFont" style:family="text">
      <style:text-properties style:font-name="Consolas" style:font-name-complex="Consolas" fo:color="#000000" fo:font-size="9.5pt" style:font-size-asian="9.5pt" style:font-size-complex="9.5pt" fo:language="en" fo:country="US"/>
    </style:style>
    <style:style style:name="P1988" style:parent-style-name="Normal" style:family="paragraph">
      <style:paragraph-properties style:text-autospace="none" fo:margin-bottom="0in" fo:line-height="100%"/>
    </style:style>
    <style:style style:name="T1989" style:parent-style-name="DefaultParagraphFont" style:family="text">
      <style:text-properties style:font-name="Consolas" style:font-name-complex="Consolas" fo:color="#0000FF" fo:font-size="9.5pt" style:font-size-asian="9.5pt" style:font-size-complex="9.5pt" fo:language="en" fo:country="US"/>
    </style:style>
    <style:style style:name="T1990" style:parent-style-name="DefaultParagraphFont" style:family="text">
      <style:text-properties style:font-name="Consolas" style:font-name-complex="Consolas" fo:color="#000000" fo:font-size="9.5pt" style:font-size-asian="9.5pt" style:font-size-complex="9.5pt" fo:language="en" fo:country="US"/>
    </style:style>
    <style:style style:name="P19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992" style:parent-style-name="Normal" style:family="paragraph">
      <style:paragraph-properties style:text-autospace="none" fo:margin-bottom="0in" fo:line-height="100%"/>
    </style:style>
    <style:style style:name="T1993" style:parent-style-name="DefaultParagraphFont" style:family="text">
      <style:text-properties style:font-name="Consolas" style:font-name-complex="Consolas" fo:color="#0000FF" fo:font-size="9.5pt" style:font-size-asian="9.5pt" style:font-size-complex="9.5pt" fo:language="en" fo:country="US"/>
    </style:style>
    <style:style style:name="T1994" style:parent-style-name="DefaultParagraphFont" style:family="text">
      <style:text-properties style:font-name="Consolas" style:font-name-complex="Consolas" fo:color="#000000" fo:font-size="9.5pt" style:font-size-asian="9.5pt" style:font-size-complex="9.5pt" fo:language="en" fo:country="US"/>
    </style:style>
    <style:style style:name="P19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1996" style:parent-style-name="Normal" style:family="paragraph">
      <style:paragraph-properties style:text-autospace="none" fo:margin-bottom="0in" fo:line-height="100%"/>
    </style:style>
    <style:style style:name="T1997" style:parent-style-name="DefaultParagraphFont" style:family="text">
      <style:text-properties style:font-name="Consolas" style:font-name-complex="Consolas" fo:color="#000000" fo:font-size="9.5pt" style:font-size-asian="9.5pt" style:font-size-complex="9.5pt" fo:language="en" fo:country="US"/>
    </style:style>
    <style:style style:name="T1998" style:parent-style-name="DefaultParagraphFont" style:family="text">
      <style:text-properties style:font-name="Consolas" style:font-name-complex="Consolas" fo:color="#808080" fo:font-size="9.5pt" style:font-size-asian="9.5pt" style:font-size-complex="9.5pt" fo:language="en" fo:country="US"/>
    </style:style>
    <style:style style:name="T1999" style:parent-style-name="DefaultParagraphFont" style:family="text">
      <style:text-properties style:font-name="Consolas" style:font-name-complex="Consolas" fo:color="#008000" fo:font-size="9.5pt" style:font-size-asian="9.5pt" style:font-size-complex="9.5pt" fo:language="en" fo:country="US"/>
    </style:style>
    <style:style style:name="T2000" style:parent-style-name="DefaultParagraphFont" style:family="text">
      <style:text-properties style:font-name="Consolas" style:font-name-complex="Consolas" fo:color="#808080" fo:font-size="9.5pt" style:font-size-asian="9.5pt" style:font-size-complex="9.5pt" fo:language="en" fo:country="US"/>
    </style:style>
    <style:style style:name="P2001" style:parent-style-name="Normal" style:family="paragraph">
      <style:paragraph-properties style:text-autospace="none" fo:margin-bottom="0in" fo:line-height="100%"/>
    </style:style>
    <style:style style:name="T2002" style:parent-style-name="DefaultParagraphFont" style:family="text">
      <style:text-properties style:font-name="Consolas" style:font-name-complex="Consolas" fo:color="#000000" fo:font-size="9.5pt" style:font-size-asian="9.5pt" style:font-size-complex="9.5pt" fo:language="en" fo:country="US"/>
    </style:style>
    <style:style style:name="T2003" style:parent-style-name="DefaultParagraphFont" style:family="text">
      <style:text-properties style:font-name="Consolas" style:font-name-complex="Consolas" fo:color="#808080" fo:font-size="9.5pt" style:font-size-asian="9.5pt" style:font-size-complex="9.5pt" fo:language="en" fo:country="US"/>
    </style:style>
    <style:style style:name="T2004" style:parent-style-name="DefaultParagraphFont" style:family="text">
      <style:text-properties style:font-name="Consolas" style:font-name-complex="Consolas" fo:color="#008000" fo:font-size="9.5pt" style:font-size-asian="9.5pt" style:font-size-complex="9.5pt" fo:language="en" fo:country="US"/>
    </style:style>
    <style:style style:name="P2005" style:parent-style-name="Normal" style:family="paragraph">
      <style:paragraph-properties style:text-autospace="none" fo:margin-bottom="0in" fo:line-height="100%"/>
    </style:style>
    <style:style style:name="T2006" style:parent-style-name="DefaultParagraphFont" style:family="text">
      <style:text-properties style:font-name="Consolas" style:font-name-complex="Consolas" fo:color="#000000" fo:font-size="9.5pt" style:font-size-asian="9.5pt" style:font-size-complex="9.5pt" fo:language="en" fo:country="US"/>
    </style:style>
    <style:style style:name="T2007" style:parent-style-name="DefaultParagraphFont" style:family="text">
      <style:text-properties style:font-name="Consolas" style:font-name-complex="Consolas" fo:color="#808080" fo:font-size="9.5pt" style:font-size-asian="9.5pt" style:font-size-complex="9.5pt" fo:language="en" fo:country="US"/>
    </style:style>
    <style:style style:name="T2008" style:parent-style-name="DefaultParagraphFont" style:family="text">
      <style:text-properties style:font-name="Consolas" style:font-name-complex="Consolas" fo:color="#008000" fo:font-size="9.5pt" style:font-size-asian="9.5pt" style:font-size-complex="9.5pt" fo:language="en" fo:country="US"/>
    </style:style>
    <style:style style:name="T2009" style:parent-style-name="DefaultParagraphFont" style:family="text">
      <style:text-properties style:font-name="Consolas" style:font-name-complex="Consolas" fo:color="#808080" fo:font-size="9.5pt" style:font-size-asian="9.5pt" style:font-size-complex="9.5pt" fo:language="en" fo:country="US"/>
    </style:style>
    <style:style style:name="P2010" style:parent-style-name="Normal" style:family="paragraph">
      <style:paragraph-properties style:text-autospace="none" fo:margin-bottom="0in" fo:line-height="100%"/>
    </style:style>
    <style:style style:name="T2011" style:parent-style-name="DefaultParagraphFont" style:family="text">
      <style:text-properties style:font-name="Consolas" style:font-name-complex="Consolas" fo:color="#000000" fo:font-size="9.5pt" style:font-size-asian="9.5pt" style:font-size-complex="9.5pt" fo:language="en" fo:country="US"/>
    </style:style>
    <style:style style:name="T2012" style:parent-style-name="DefaultParagraphFont" style:family="text">
      <style:text-properties style:font-name="Consolas" style:font-name-complex="Consolas" fo:color="#0000FF" fo:font-size="9.5pt" style:font-size-asian="9.5pt" style:font-size-complex="9.5pt" fo:language="en" fo:country="US"/>
    </style:style>
    <style:style style:name="T2013" style:parent-style-name="DefaultParagraphFont" style:family="text">
      <style:text-properties style:font-name="Consolas" style:font-name-complex="Consolas" fo:color="#000000" fo:font-size="9.5pt" style:font-size-asian="9.5pt" style:font-size-complex="9.5pt" fo:language="en" fo:country="US"/>
    </style:style>
    <style:style style:name="T2014" style:parent-style-name="DefaultParagraphFont" style:family="text">
      <style:text-properties style:font-name="Consolas" style:font-name-complex="Consolas" fo:color="#0000FF" fo:font-size="9.5pt" style:font-size-asian="9.5pt" style:font-size-complex="9.5pt" fo:language="en" fo:country="US"/>
    </style:style>
    <style:style style:name="T2015" style:parent-style-name="DefaultParagraphFont" style:family="text">
      <style:text-properties style:font-name="Consolas" style:font-name-complex="Consolas" fo:color="#000000" fo:font-size="9.5pt" style:font-size-asian="9.5pt" style:font-size-complex="9.5pt" fo:language="en" fo:country="US"/>
    </style:style>
    <style:style style:name="T2016" style:parent-style-name="DefaultParagraphFont" style:family="text">
      <style:text-properties style:font-name="Consolas" style:font-name-complex="Consolas" fo:color="#0000FF" fo:font-size="9.5pt" style:font-size-asian="9.5pt" style:font-size-complex="9.5pt" fo:language="en" fo:country="US"/>
    </style:style>
    <style:style style:name="T2017" style:parent-style-name="DefaultParagraphFont" style:family="text">
      <style:text-properties style:font-name="Consolas" style:font-name-complex="Consolas" fo:color="#000000" fo:font-size="9.5pt" style:font-size-asian="9.5pt" style:font-size-complex="9.5pt" fo:language="en" fo:country="US"/>
    </style:style>
    <style:style style:name="T2018" style:parent-style-name="DefaultParagraphFont" style:family="text">
      <style:text-properties style:font-name="Consolas" style:font-name-complex="Consolas" fo:color="#2B91AF" fo:font-size="9.5pt" style:font-size-asian="9.5pt" style:font-size-complex="9.5pt" fo:language="en" fo:country="US"/>
    </style:style>
    <style:style style:name="T2019" style:parent-style-name="DefaultParagraphFont" style:family="text">
      <style:text-properties style:font-name="Consolas" style:font-name-complex="Consolas" fo:color="#000000" fo:font-size="9.5pt" style:font-size-asian="9.5pt" style:font-size-complex="9.5pt" fo:language="en" fo:country="US"/>
    </style:style>
    <style:style style:name="P20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22" style:parent-style-name="Normal" style:family="paragraph">
      <style:paragraph-properties style:text-autospace="none" fo:margin-bottom="0in" fo:line-height="100%"/>
    </style:style>
    <style:style style:name="T2023" style:parent-style-name="DefaultParagraphFont" style:family="text">
      <style:text-properties style:font-name="Consolas" style:font-name-complex="Consolas" fo:color="#000000" fo:font-size="9.5pt" style:font-size-asian="9.5pt" style:font-size-complex="9.5pt" fo:language="en" fo:country="US"/>
    </style:style>
    <style:style style:name="T2024" style:parent-style-name="DefaultParagraphFont" style:family="text">
      <style:text-properties style:font-name="Consolas" style:font-name-complex="Consolas" fo:color="#0000FF" fo:font-size="9.5pt" style:font-size-asian="9.5pt" style:font-size-complex="9.5pt" fo:language="en" fo:country="US"/>
    </style:style>
    <style:style style:name="T2025" style:parent-style-name="DefaultParagraphFont" style:family="text">
      <style:text-properties style:font-name="Consolas" style:font-name-complex="Consolas" fo:color="#000000" fo:font-size="9.5pt" style:font-size-asian="9.5pt" style:font-size-complex="9.5pt" fo:language="en" fo:country="US"/>
    </style:style>
    <style:style style:name="T2026" style:parent-style-name="DefaultParagraphFont" style:family="text">
      <style:text-properties style:font-name="Consolas" style:font-name-complex="Consolas" fo:color="#0000FF" fo:font-size="9.5pt" style:font-size-asian="9.5pt" style:font-size-complex="9.5pt" fo:language="en" fo:country="US"/>
    </style:style>
    <style:style style:name="T2027" style:parent-style-name="DefaultParagraphFont" style:family="text">
      <style:text-properties style:font-name="Consolas" style:font-name-complex="Consolas" fo:color="#000000" fo:font-size="9.5pt" style:font-size-asian="9.5pt" style:font-size-complex="9.5pt" fo:language="en" fo:country="US"/>
    </style:style>
    <style:style style:name="T2028" style:parent-style-name="DefaultParagraphFont" style:family="text">
      <style:text-properties style:font-name="Consolas" style:font-name-complex="Consolas" fo:color="#A31515" fo:font-size="9.5pt" style:font-size-asian="9.5pt" style:font-size-complex="9.5pt" fo:language="en" fo:country="US"/>
    </style:style>
    <style:style style:name="T2029" style:parent-style-name="DefaultParagraphFont" style:family="text">
      <style:text-properties style:font-name="Consolas" style:font-name-complex="Consolas" fo:color="#000000" fo:font-size="9.5pt" style:font-size-asian="9.5pt" style:font-size-complex="9.5pt" fo:language="en" fo:country="US"/>
    </style:style>
    <style:style style:name="P2030" style:parent-style-name="Normal" style:family="paragraph">
      <style:paragraph-properties style:text-autospace="none" fo:margin-bottom="0in" fo:line-height="100%"/>
    </style:style>
    <style:style style:name="T2031" style:parent-style-name="DefaultParagraphFont" style:family="text">
      <style:text-properties style:font-name="Consolas" style:font-name-complex="Consolas" fo:color="#000000" fo:font-size="9.5pt" style:font-size-asian="9.5pt" style:font-size-complex="9.5pt" fo:language="en" fo:country="US"/>
    </style:style>
    <style:style style:name="T2032" style:parent-style-name="DefaultParagraphFont" style:family="text">
      <style:text-properties style:font-name="Consolas" style:font-name-complex="Consolas" fo:color="#0000FF" fo:font-size="9.5pt" style:font-size-asian="9.5pt" style:font-size-complex="9.5pt" fo:language="en" fo:country="US"/>
    </style:style>
    <style:style style:name="T2033" style:parent-style-name="DefaultParagraphFont" style:family="text">
      <style:text-properties style:font-name="Consolas" style:font-name-complex="Consolas" fo:color="#000000" fo:font-size="9.5pt" style:font-size-asian="9.5pt" style:font-size-complex="9.5pt" fo:language="en" fo:country="US"/>
    </style:style>
    <style:style style:name="T2034" style:parent-style-name="DefaultParagraphFont" style:family="text">
      <style:text-properties style:font-name="Consolas" style:font-name-complex="Consolas" fo:color="#0000FF" fo:font-size="9.5pt" style:font-size-asian="9.5pt" style:font-size-complex="9.5pt" fo:language="en" fo:country="US"/>
    </style:style>
    <style:style style:name="T2035" style:parent-style-name="DefaultParagraphFont" style:family="text">
      <style:text-properties style:font-name="Consolas" style:font-name-complex="Consolas" fo:color="#000000" fo:font-size="9.5pt" style:font-size-asian="9.5pt" style:font-size-complex="9.5pt" fo:language="en" fo:country="US"/>
    </style:style>
    <style:style style:name="T2036" style:parent-style-name="DefaultParagraphFont" style:family="text">
      <style:text-properties style:font-name="Consolas" style:font-name-complex="Consolas" fo:color="#A31515" fo:font-size="9.5pt" style:font-size-asian="9.5pt" style:font-size-complex="9.5pt" fo:language="en" fo:country="US"/>
    </style:style>
    <style:style style:name="T2037" style:parent-style-name="DefaultParagraphFont" style:family="text">
      <style:text-properties style:font-name="Consolas" style:font-name-complex="Consolas" fo:color="#000000" fo:font-size="9.5pt" style:font-size-asian="9.5pt" style:font-size-complex="9.5pt" fo:language="en" fo:country="US"/>
    </style:style>
    <style:style style:name="P20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39" style:parent-style-name="Normal" style:family="paragraph">
      <style:paragraph-properties style:text-autospace="none" fo:margin-bottom="0in" fo:line-height="100%"/>
    </style:style>
    <style:style style:name="T2040" style:parent-style-name="DefaultParagraphFont" style:family="text">
      <style:text-properties style:font-name="Consolas" style:font-name-complex="Consolas" fo:color="#000000" fo:font-size="9.5pt" style:font-size-asian="9.5pt" style:font-size-complex="9.5pt" fo:language="en" fo:country="US"/>
    </style:style>
    <style:style style:name="T2041" style:parent-style-name="DefaultParagraphFont" style:family="text">
      <style:text-properties style:font-name="Consolas" style:font-name-complex="Consolas" fo:color="#0000FF" fo:font-size="9.5pt" style:font-size-asian="9.5pt" style:font-size-complex="9.5pt" fo:language="en" fo:country="US"/>
    </style:style>
    <style:style style:name="T2042" style:parent-style-name="DefaultParagraphFont" style:family="text">
      <style:text-properties style:font-name="Consolas" style:font-name-complex="Consolas" fo:color="#000000" fo:font-size="9.5pt" style:font-size-asian="9.5pt" style:font-size-complex="9.5pt" fo:language="en" fo:country="US"/>
    </style:style>
    <style:style style:name="T2043" style:parent-style-name="DefaultParagraphFont" style:family="text">
      <style:text-properties style:font-name="Consolas" style:font-name-complex="Consolas" fo:color="#2B91AF" fo:font-size="9.5pt" style:font-size-asian="9.5pt" style:font-size-complex="9.5pt" fo:language="en" fo:country="US"/>
    </style:style>
    <style:style style:name="T2044" style:parent-style-name="DefaultParagraphFont" style:family="text">
      <style:text-properties style:font-name="Consolas" style:font-name-complex="Consolas" fo:color="#000000" fo:font-size="9.5pt" style:font-size-asian="9.5pt" style:font-size-complex="9.5pt" fo:language="en" fo:country="US"/>
    </style:style>
    <style:style style:name="P20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49" style:parent-style-name="Normal" style:family="paragraph">
      <style:paragraph-properties style:text-autospace="none" fo:margin-bottom="0in" fo:line-height="100%"/>
    </style:style>
    <style:style style:name="T2050" style:parent-style-name="DefaultParagraphFont" style:family="text">
      <style:text-properties style:font-name="Consolas" style:font-name-complex="Consolas" fo:color="#000000" fo:font-size="9.5pt" style:font-size-asian="9.5pt" style:font-size-complex="9.5pt" fo:language="en" fo:country="US"/>
    </style:style>
    <style:style style:name="T2051" style:parent-style-name="DefaultParagraphFont" style:family="text">
      <style:text-properties style:font-name="Consolas" style:font-name-complex="Consolas" fo:color="#0000FF" fo:font-size="9.5pt" style:font-size-asian="9.5pt" style:font-size-complex="9.5pt" fo:language="en" fo:country="US"/>
    </style:style>
    <style:style style:name="T2052" style:parent-style-name="DefaultParagraphFont" style:family="text">
      <style:text-properties style:font-name="Consolas" style:font-name-complex="Consolas" fo:color="#000000" fo:font-size="9.5pt" style:font-size-asian="9.5pt" style:font-size-complex="9.5pt" fo:language="en" fo:country="US"/>
    </style:style>
    <style:style style:name="T2053" style:parent-style-name="DefaultParagraphFont" style:family="text">
      <style:text-properties style:font-name="Consolas" style:font-name-complex="Consolas" fo:color="#0000FF" fo:font-size="9.5pt" style:font-size-asian="9.5pt" style:font-size-complex="9.5pt" fo:language="en" fo:country="US"/>
    </style:style>
    <style:style style:name="T2054" style:parent-style-name="DefaultParagraphFont" style:family="text">
      <style:text-properties style:font-name="Consolas" style:font-name-complex="Consolas" fo:color="#000000" fo:font-size="9.5pt" style:font-size-asian="9.5pt" style:font-size-complex="9.5pt" fo:language="en" fo:country="US"/>
    </style:style>
    <style:style style:name="P20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56" style:parent-style-name="Normal" style:family="paragraph">
      <style:paragraph-properties style:text-autospace="none" fo:margin-bottom="0in" fo:line-height="100%"/>
    </style:style>
    <style:style style:name="T2057" style:parent-style-name="DefaultParagraphFont" style:family="text">
      <style:text-properties style:font-name="Consolas" style:font-name-complex="Consolas" fo:color="#000000" fo:font-size="9.5pt" style:font-size-asian="9.5pt" style:font-size-complex="9.5pt" fo:language="en" fo:country="US"/>
    </style:style>
    <style:style style:name="T2058" style:parent-style-name="DefaultParagraphFont" style:family="text">
      <style:text-properties style:font-name="Consolas" style:font-name-complex="Consolas" fo:color="#0000FF" fo:font-size="9.5pt" style:font-size-asian="9.5pt" style:font-size-complex="9.5pt" fo:language="en" fo:country="US"/>
    </style:style>
    <style:style style:name="T2059" style:parent-style-name="DefaultParagraphFont" style:family="text">
      <style:text-properties style:font-name="Consolas" style:font-name-complex="Consolas" fo:color="#000000" fo:font-size="9.5pt" style:font-size-asian="9.5pt" style:font-size-complex="9.5pt" fo:language="en" fo:country="US"/>
    </style:style>
    <style:style style:name="P2060" style:parent-style-name="Normal" style:family="paragraph">
      <style:paragraph-properties style:text-autospace="none" fo:margin-bottom="0in" fo:line-height="100%"/>
    </style:style>
    <style:style style:name="T2061" style:parent-style-name="DefaultParagraphFont" style:family="text">
      <style:text-properties style:font-name="Consolas" style:font-name-complex="Consolas" fo:color="#000000" fo:font-size="9.5pt" style:font-size-asian="9.5pt" style:font-size-complex="9.5pt" fo:language="en" fo:country="US"/>
    </style:style>
    <style:style style:name="T2062" style:parent-style-name="DefaultParagraphFont" style:family="text">
      <style:text-properties style:font-name="Consolas" style:font-name-complex="Consolas" fo:color="#A31515" fo:font-size="9.5pt" style:font-size-asian="9.5pt" style:font-size-complex="9.5pt" fo:language="en" fo:country="US"/>
    </style:style>
    <style:style style:name="T2063" style:parent-style-name="DefaultParagraphFont" style:family="text">
      <style:text-properties style:font-name="Consolas" style:font-name-complex="Consolas" fo:color="#000000" fo:font-size="9.5pt" style:font-size-asian="9.5pt" style:font-size-complex="9.5pt" fo:language="en" fo:country="US"/>
    </style:style>
    <style:style style:name="P20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66" style:parent-style-name="Normal" style:family="paragraph">
      <style:paragraph-properties style:text-autospace="none" fo:margin-bottom="0in" fo:line-height="100%"/>
    </style:style>
    <style:style style:name="T2067" style:parent-style-name="DefaultParagraphFont" style:family="text">
      <style:text-properties style:font-name="Consolas" style:font-name-complex="Consolas" fo:color="#000000" fo:font-size="9.5pt" style:font-size-asian="9.5pt" style:font-size-complex="9.5pt" fo:language="en" fo:country="US"/>
    </style:style>
    <style:style style:name="T2068" style:parent-style-name="DefaultParagraphFont" style:family="text">
      <style:text-properties style:font-name="Consolas" style:font-name-complex="Consolas" fo:color="#0000FF" fo:font-size="9.5pt" style:font-size-asian="9.5pt" style:font-size-complex="9.5pt" fo:language="en" fo:country="US"/>
    </style:style>
    <style:style style:name="T2069" style:parent-style-name="DefaultParagraphFont" style:family="text">
      <style:text-properties style:font-name="Consolas" style:font-name-complex="Consolas" fo:color="#000000" fo:font-size="9.5pt" style:font-size-asian="9.5pt" style:font-size-complex="9.5pt" fo:language="en" fo:country="US"/>
    </style:style>
    <style:style style:name="T2070" style:parent-style-name="DefaultParagraphFont" style:family="text">
      <style:text-properties style:font-name="Consolas" style:font-name-complex="Consolas" fo:color="#0000FF" fo:font-size="9.5pt" style:font-size-asian="9.5pt" style:font-size-complex="9.5pt" fo:language="en" fo:country="US"/>
    </style:style>
    <style:style style:name="T2071" style:parent-style-name="DefaultParagraphFont" style:family="text">
      <style:text-properties style:font-name="Consolas" style:font-name-complex="Consolas" fo:color="#000000" fo:font-size="9.5pt" style:font-size-asian="9.5pt" style:font-size-complex="9.5pt" fo:language="en" fo:country="US"/>
    </style:style>
    <style:style style:name="T2072" style:parent-style-name="DefaultParagraphFont" style:family="text">
      <style:text-properties style:font-name="Consolas" style:font-name-complex="Consolas" fo:color="#0000FF" fo:font-size="9.5pt" style:font-size-asian="9.5pt" style:font-size-complex="9.5pt" fo:language="en" fo:country="US"/>
    </style:style>
    <style:style style:name="T2073" style:parent-style-name="DefaultParagraphFont" style:family="text">
      <style:text-properties style:font-name="Consolas" style:font-name-complex="Consolas" fo:color="#000000" fo:font-size="9.5pt" style:font-size-asian="9.5pt" style:font-size-complex="9.5pt" fo:language="en" fo:country="US"/>
    </style:style>
    <style:style style:name="P20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75" style:parent-style-name="Normal" style:family="paragraph">
      <style:paragraph-properties style:text-autospace="none" fo:margin-bottom="0in" fo:line-height="100%"/>
    </style:style>
    <style:style style:name="T2076" style:parent-style-name="DefaultParagraphFont" style:family="text">
      <style:text-properties style:font-name="Consolas" style:font-name-complex="Consolas" fo:color="#000000" fo:font-size="9.5pt" style:font-size-asian="9.5pt" style:font-size-complex="9.5pt" fo:language="en" fo:country="US"/>
    </style:style>
    <style:style style:name="T2077" style:parent-style-name="DefaultParagraphFont" style:family="text">
      <style:text-properties style:font-name="Consolas" style:font-name-complex="Consolas" fo:color="#0000FF" fo:font-size="9.5pt" style:font-size-asian="9.5pt" style:font-size-complex="9.5pt" fo:language="en" fo:country="US"/>
    </style:style>
    <style:style style:name="T2078" style:parent-style-name="DefaultParagraphFont" style:family="text">
      <style:text-properties style:font-name="Consolas" style:font-name-complex="Consolas" fo:color="#000000" fo:font-size="9.5pt" style:font-size-asian="9.5pt" style:font-size-complex="9.5pt" fo:language="en" fo:country="US"/>
    </style:style>
    <style:style style:name="P20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80" style:parent-style-name="Normal" style:family="paragraph">
      <style:paragraph-properties style:text-autospace="none" fo:margin-bottom="0in" fo:line-height="100%"/>
    </style:style>
    <style:style style:name="T2081" style:parent-style-name="DefaultParagraphFont" style:family="text">
      <style:text-properties style:font-name="Consolas" style:font-name-complex="Consolas" fo:color="#000000" fo:font-size="9.5pt" style:font-size-asian="9.5pt" style:font-size-complex="9.5pt" fo:language="en" fo:country="US"/>
    </style:style>
    <style:style style:name="T2082" style:parent-style-name="DefaultParagraphFont" style:family="text">
      <style:text-properties style:font-name="Consolas" style:font-name-complex="Consolas" fo:color="#0000FF" fo:font-size="9.5pt" style:font-size-asian="9.5pt" style:font-size-complex="9.5pt" fo:language="en" fo:country="US"/>
    </style:style>
    <style:style style:name="T2083" style:parent-style-name="DefaultParagraphFont" style:family="text">
      <style:text-properties style:font-name="Consolas" style:font-name-complex="Consolas" fo:color="#000000" fo:font-size="9.5pt" style:font-size-asian="9.5pt" style:font-size-complex="9.5pt" fo:language="en" fo:country="US"/>
    </style:style>
    <style:style style:name="T2084" style:parent-style-name="DefaultParagraphFont" style:family="text">
      <style:text-properties style:font-name="Consolas" style:font-name-complex="Consolas" fo:color="#0000FF" fo:font-size="9.5pt" style:font-size-asian="9.5pt" style:font-size-complex="9.5pt" fo:language="en" fo:country="US"/>
    </style:style>
    <style:style style:name="T2085" style:parent-style-name="DefaultParagraphFont" style:family="text">
      <style:text-properties style:font-name="Consolas" style:font-name-complex="Consolas" fo:color="#000000" fo:font-size="9.5pt" style:font-size-asian="9.5pt" style:font-size-complex="9.5pt" fo:language="en" fo:country="US"/>
    </style:style>
    <style:style style:name="P20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87" style:parent-style-name="Normal" style:family="paragraph">
      <style:paragraph-properties style:text-autospace="none" fo:margin-bottom="0in" fo:line-height="100%"/>
    </style:style>
    <style:style style:name="T2088" style:parent-style-name="DefaultParagraphFont" style:family="text">
      <style:text-properties style:font-name="Consolas" style:font-name-complex="Consolas" fo:color="#000000" fo:font-size="9.5pt" style:font-size-asian="9.5pt" style:font-size-complex="9.5pt" fo:language="en" fo:country="US"/>
    </style:style>
    <style:style style:name="T2089" style:parent-style-name="DefaultParagraphFont" style:family="text">
      <style:text-properties style:font-name="Consolas" style:font-name-complex="Consolas" fo:color="#0000FF" fo:font-size="9.5pt" style:font-size-asian="9.5pt" style:font-size-complex="9.5pt" fo:language="en" fo:country="US"/>
    </style:style>
    <style:style style:name="T2090" style:parent-style-name="DefaultParagraphFont" style:family="text">
      <style:text-properties style:font-name="Consolas" style:font-name-complex="Consolas" fo:color="#000000" fo:font-size="9.5pt" style:font-size-asian="9.5pt" style:font-size-complex="9.5pt" fo:language="en" fo:country="US"/>
    </style:style>
    <style:style style:name="T2091" style:parent-style-name="DefaultParagraphFont" style:family="text">
      <style:text-properties style:font-name="Consolas" style:font-name-complex="Consolas" fo:color="#0000FF" fo:font-size="9.5pt" style:font-size-asian="9.5pt" style:font-size-complex="9.5pt" fo:language="en" fo:country="US"/>
    </style:style>
    <style:style style:name="T2092" style:parent-style-name="DefaultParagraphFont" style:family="text">
      <style:text-properties style:font-name="Consolas" style:font-name-complex="Consolas" fo:color="#000000" fo:font-size="9.5pt" style:font-size-asian="9.5pt" style:font-size-complex="9.5pt" fo:language="en" fo:country="US"/>
    </style:style>
    <style:style style:name="T2093" style:parent-style-name="DefaultParagraphFont" style:family="text">
      <style:text-properties style:font-name="Consolas" style:font-name-complex="Consolas" fo:color="#0000FF" fo:font-size="9.5pt" style:font-size-asian="9.5pt" style:font-size-complex="9.5pt" fo:language="en" fo:country="US"/>
    </style:style>
    <style:style style:name="T2094" style:parent-style-name="DefaultParagraphFont" style:family="text">
      <style:text-properties style:font-name="Consolas" style:font-name-complex="Consolas" fo:color="#000000" fo:font-size="9.5pt" style:font-size-asian="9.5pt" style:font-size-complex="9.5pt" fo:language="en" fo:country="US"/>
    </style:style>
    <style:style style:name="P20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096" style:parent-style-name="Normal" style:family="paragraph">
      <style:paragraph-properties style:text-autospace="none" fo:margin-bottom="0in" fo:line-height="100%"/>
    </style:style>
    <style:style style:name="T2097" style:parent-style-name="DefaultParagraphFont" style:family="text">
      <style:text-properties style:font-name="Consolas" style:font-name-complex="Consolas" fo:color="#000000" fo:font-size="9.5pt" style:font-size-asian="9.5pt" style:font-size-complex="9.5pt" fo:language="en" fo:country="US"/>
    </style:style>
    <style:style style:name="T2098" style:parent-style-name="DefaultParagraphFont" style:family="text">
      <style:text-properties style:font-name="Consolas" style:font-name-complex="Consolas" fo:color="#0000FF" fo:font-size="9.5pt" style:font-size-asian="9.5pt" style:font-size-complex="9.5pt" fo:language="en" fo:country="US"/>
    </style:style>
    <style:style style:name="T2099" style:parent-style-name="DefaultParagraphFont" style:family="text">
      <style:text-properties style:font-name="Consolas" style:font-name-complex="Consolas" fo:color="#000000" fo:font-size="9.5pt" style:font-size-asian="9.5pt" style:font-size-complex="9.5pt" fo:language="en" fo:country="US"/>
    </style:style>
    <style:style style:name="T2100" style:parent-style-name="DefaultParagraphFont" style:family="text">
      <style:text-properties style:font-name="Consolas" style:font-name-complex="Consolas" fo:color="#0000FF" fo:font-size="9.5pt" style:font-size-asian="9.5pt" style:font-size-complex="9.5pt" fo:language="en" fo:country="US"/>
    </style:style>
    <style:style style:name="T2101" style:parent-style-name="DefaultParagraphFont" style:family="text">
      <style:text-properties style:font-name="Consolas" style:font-name-complex="Consolas" fo:color="#000000" fo:font-size="9.5pt" style:font-size-asian="9.5pt" style:font-size-complex="9.5pt" fo:language="en" fo:country="US"/>
    </style:style>
    <style:style style:name="P21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07" style:parent-style-name="Normal" style:family="paragraph">
      <style:paragraph-properties style:text-autospace="none" fo:margin-bottom="0in" fo:line-height="100%"/>
    </style:style>
    <style:style style:name="T2108" style:parent-style-name="DefaultParagraphFont" style:family="text">
      <style:text-properties style:font-name="Consolas" style:font-name-complex="Consolas" fo:color="#000000" fo:font-size="9.5pt" style:font-size-asian="9.5pt" style:font-size-complex="9.5pt" fo:language="en" fo:country="US"/>
    </style:style>
    <style:style style:name="T2109" style:parent-style-name="DefaultParagraphFont" style:family="text">
      <style:text-properties style:font-name="Consolas" style:font-name-complex="Consolas" fo:color="#0000FF" fo:font-size="9.5pt" style:font-size-asian="9.5pt" style:font-size-complex="9.5pt" fo:language="en" fo:country="US"/>
    </style:style>
    <style:style style:name="P21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15" style:parent-style-name="Normal" style:family="paragraph">
      <style:paragraph-properties style:text-autospace="none" fo:margin-bottom="0in" fo:line-height="100%"/>
    </style:style>
    <style:style style:name="T2116" style:parent-style-name="DefaultParagraphFont" style:family="text">
      <style:text-properties style:font-name="Consolas" style:font-name-complex="Consolas" fo:color="#000000" fo:font-size="9.5pt" style:font-size-asian="9.5pt" style:font-size-complex="9.5pt" fo:language="en" fo:country="US"/>
    </style:style>
    <style:style style:name="T2117" style:parent-style-name="DefaultParagraphFont" style:family="text">
      <style:text-properties style:font-name="Consolas" style:font-name-complex="Consolas" fo:color="#0000FF" fo:font-size="9.5pt" style:font-size-asian="9.5pt" style:font-size-complex="9.5pt" fo:language="en" fo:country="US"/>
    </style:style>
    <style:style style:name="T2118" style:parent-style-name="DefaultParagraphFont" style:family="text">
      <style:text-properties style:font-name="Consolas" style:font-name-complex="Consolas" fo:color="#000000" fo:font-size="9.5pt" style:font-size-asian="9.5pt" style:font-size-complex="9.5pt" fo:language="en" fo:country="US"/>
    </style:style>
    <style:style style:name="T2119" style:parent-style-name="DefaultParagraphFont" style:family="text">
      <style:text-properties style:font-name="Consolas" style:font-name-complex="Consolas" fo:color="#0000FF" fo:font-size="9.5pt" style:font-size-asian="9.5pt" style:font-size-complex="9.5pt" fo:language="en" fo:country="US"/>
    </style:style>
    <style:style style:name="T2120" style:parent-style-name="DefaultParagraphFont" style:family="text">
      <style:text-properties style:font-name="Consolas" style:font-name-complex="Consolas" fo:color="#000000" fo:font-size="9.5pt" style:font-size-asian="9.5pt" style:font-size-complex="9.5pt" fo:language="en" fo:country="US"/>
    </style:style>
    <style:style style:name="T2121" style:parent-style-name="DefaultParagraphFont" style:family="text">
      <style:text-properties style:font-name="Consolas" style:font-name-complex="Consolas" fo:color="#0000FF" fo:font-size="9.5pt" style:font-size-asian="9.5pt" style:font-size-complex="9.5pt" fo:language="en" fo:country="US"/>
    </style:style>
    <style:style style:name="T2122" style:parent-style-name="DefaultParagraphFont" style:family="text">
      <style:text-properties style:font-name="Consolas" style:font-name-complex="Consolas" fo:color="#000000" fo:font-size="9.5pt" style:font-size-asian="9.5pt" style:font-size-complex="9.5pt" fo:language="en" fo:country="US"/>
    </style:style>
    <style:style style:name="P21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24" style:parent-style-name="Normal" style:family="paragraph">
      <style:paragraph-properties style:text-autospace="none" fo:margin-bottom="0in" fo:line-height="100%"/>
    </style:style>
    <style:style style:name="T2125" style:parent-style-name="DefaultParagraphFont" style:family="text">
      <style:text-properties style:font-name="Consolas" style:font-name-complex="Consolas" fo:color="#000000" fo:font-size="9.5pt" style:font-size-asian="9.5pt" style:font-size-complex="9.5pt" fo:language="en" fo:country="US"/>
    </style:style>
    <style:style style:name="T2126" style:parent-style-name="DefaultParagraphFont" style:family="text">
      <style:text-properties style:font-name="Consolas" style:font-name-complex="Consolas" fo:color="#0000FF" fo:font-size="9.5pt" style:font-size-asian="9.5pt" style:font-size-complex="9.5pt" fo:language="en" fo:country="US"/>
    </style:style>
    <style:style style:name="T2127" style:parent-style-name="DefaultParagraphFont" style:family="text">
      <style:text-properties style:font-name="Consolas" style:font-name-complex="Consolas" fo:color="#000000" fo:font-size="9.5pt" style:font-size-asian="9.5pt" style:font-size-complex="9.5pt" fo:language="en" fo:country="US"/>
    </style:style>
    <style:style style:name="P21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29" style:parent-style-name="Normal" style:family="paragraph">
      <style:paragraph-properties style:text-autospace="none" fo:margin-bottom="0in" fo:line-height="100%"/>
    </style:style>
    <style:style style:name="T2130" style:parent-style-name="DefaultParagraphFont" style:family="text">
      <style:text-properties style:font-name="Consolas" style:font-name-complex="Consolas" fo:color="#000000" fo:font-size="9.5pt" style:font-size-asian="9.5pt" style:font-size-complex="9.5pt" fo:language="en" fo:country="US"/>
    </style:style>
    <style:style style:name="T2131" style:parent-style-name="DefaultParagraphFont" style:family="text">
      <style:text-properties style:font-name="Consolas" style:font-name-complex="Consolas" fo:color="#0000FF" fo:font-size="9.5pt" style:font-size-asian="9.5pt" style:font-size-complex="9.5pt" fo:language="en" fo:country="US"/>
    </style:style>
    <style:style style:name="T2132" style:parent-style-name="DefaultParagraphFont" style:family="text">
      <style:text-properties style:font-name="Consolas" style:font-name-complex="Consolas" fo:color="#000000" fo:font-size="9.5pt" style:font-size-asian="9.5pt" style:font-size-complex="9.5pt" fo:language="en" fo:country="US"/>
    </style:style>
    <style:style style:name="T2133" style:parent-style-name="DefaultParagraphFont" style:family="text">
      <style:text-properties style:font-name="Consolas" style:font-name-complex="Consolas" fo:color="#0000FF" fo:font-size="9.5pt" style:font-size-asian="9.5pt" style:font-size-complex="9.5pt" fo:language="en" fo:country="US"/>
    </style:style>
    <style:style style:name="T2134" style:parent-style-name="DefaultParagraphFont" style:family="text">
      <style:text-properties style:font-name="Consolas" style:font-name-complex="Consolas" fo:color="#000000" fo:font-size="9.5pt" style:font-size-asian="9.5pt" style:font-size-complex="9.5pt" fo:language="en" fo:country="US"/>
    </style:style>
    <style:style style:name="P21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36" style:parent-style-name="Normal" style:family="paragraph">
      <style:paragraph-properties style:text-autospace="none" fo:margin-bottom="0in" fo:line-height="100%"/>
    </style:style>
    <style:style style:name="T2137" style:parent-style-name="DefaultParagraphFont" style:family="text">
      <style:text-properties style:font-name="Consolas" style:font-name-complex="Consolas" fo:color="#000000" fo:font-size="9.5pt" style:font-size-asian="9.5pt" style:font-size-complex="9.5pt" fo:language="en" fo:country="US"/>
    </style:style>
    <style:style style:name="T2138" style:parent-style-name="DefaultParagraphFont" style:family="text">
      <style:text-properties style:font-name="Consolas" style:font-name-complex="Consolas" fo:color="#0000FF" fo:font-size="9.5pt" style:font-size-asian="9.5pt" style:font-size-complex="9.5pt" fo:language="en" fo:country="US"/>
    </style:style>
    <style:style style:name="T2139" style:parent-style-name="DefaultParagraphFont" style:family="text">
      <style:text-properties style:font-name="Consolas" style:font-name-complex="Consolas" fo:color="#000000" fo:font-size="9.5pt" style:font-size-asian="9.5pt" style:font-size-complex="9.5pt" fo:language="en" fo:country="US"/>
    </style:style>
    <style:style style:name="T2140" style:parent-style-name="DefaultParagraphFont" style:family="text">
      <style:text-properties style:font-name="Consolas" style:font-name-complex="Consolas" fo:color="#0000FF" fo:font-size="9.5pt" style:font-size-asian="9.5pt" style:font-size-complex="9.5pt" fo:language="en" fo:country="US"/>
    </style:style>
    <style:style style:name="T2141" style:parent-style-name="DefaultParagraphFont" style:family="text">
      <style:text-properties style:font-name="Consolas" style:font-name-complex="Consolas" fo:color="#000000" fo:font-size="9.5pt" style:font-size-asian="9.5pt" style:font-size-complex="9.5pt" fo:language="en" fo:country="US"/>
    </style:style>
    <style:style style:name="T2142" style:parent-style-name="DefaultParagraphFont" style:family="text">
      <style:text-properties style:font-name="Consolas" style:font-name-complex="Consolas" fo:color="#0000FF" fo:font-size="9.5pt" style:font-size-asian="9.5pt" style:font-size-complex="9.5pt" fo:language="en" fo:country="US"/>
    </style:style>
    <style:style style:name="T2143" style:parent-style-name="DefaultParagraphFont" style:family="text">
      <style:text-properties style:font-name="Consolas" style:font-name-complex="Consolas" fo:color="#000000" fo:font-size="9.5pt" style:font-size-asian="9.5pt" style:font-size-complex="9.5pt" fo:language="en" fo:country="US"/>
    </style:style>
    <style:style style:name="P21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45" style:parent-style-name="Normal" style:family="paragraph">
      <style:paragraph-properties style:text-autospace="none" fo:margin-bottom="0in" fo:line-height="100%"/>
    </style:style>
    <style:style style:name="T2146" style:parent-style-name="DefaultParagraphFont" style:family="text">
      <style:text-properties style:font-name="Consolas" style:font-name-complex="Consolas" fo:color="#000000" fo:font-size="9.5pt" style:font-size-asian="9.5pt" style:font-size-complex="9.5pt" fo:language="en" fo:country="US"/>
    </style:style>
    <style:style style:name="T2147" style:parent-style-name="DefaultParagraphFont" style:family="text">
      <style:text-properties style:font-name="Consolas" style:font-name-complex="Consolas" fo:color="#0000FF" fo:font-size="9.5pt" style:font-size-asian="9.5pt" style:font-size-complex="9.5pt" fo:language="en" fo:country="US"/>
    </style:style>
    <style:style style:name="T2148" style:parent-style-name="DefaultParagraphFont" style:family="text">
      <style:text-properties style:font-name="Consolas" style:font-name-complex="Consolas" fo:color="#000000" fo:font-size="9.5pt" style:font-size-asian="9.5pt" style:font-size-complex="9.5pt" fo:language="en" fo:country="US"/>
    </style:style>
    <style:style style:name="T2149" style:parent-style-name="DefaultParagraphFont" style:family="text">
      <style:text-properties style:font-name="Consolas" style:font-name-complex="Consolas" fo:color="#0000FF" fo:font-size="9.5pt" style:font-size-asian="9.5pt" style:font-size-complex="9.5pt" fo:language="en" fo:country="US"/>
    </style:style>
    <style:style style:name="T2150" style:parent-style-name="DefaultParagraphFont" style:family="text">
      <style:text-properties style:font-name="Consolas" style:font-name-complex="Consolas" fo:color="#000000" fo:font-size="9.5pt" style:font-size-asian="9.5pt" style:font-size-complex="9.5pt" fo:language="en" fo:country="US"/>
    </style:style>
    <style:style style:name="P21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56" style:parent-style-name="Normal" style:family="paragraph">
      <style:paragraph-properties style:text-autospace="none" fo:margin-bottom="0in" fo:line-height="100%"/>
    </style:style>
    <style:style style:name="T2157" style:parent-style-name="DefaultParagraphFont" style:family="text">
      <style:text-properties style:font-name="Consolas" style:font-name-complex="Consolas" fo:color="#000000" fo:font-size="9.5pt" style:font-size-asian="9.5pt" style:font-size-complex="9.5pt" fo:language="en" fo:country="US"/>
    </style:style>
    <style:style style:name="T2158" style:parent-style-name="DefaultParagraphFont" style:family="text">
      <style:text-properties style:font-name="Consolas" style:font-name-complex="Consolas" fo:color="#0000FF" fo:font-size="9.5pt" style:font-size-asian="9.5pt" style:font-size-complex="9.5pt" fo:language="en" fo:country="US"/>
    </style:style>
    <style:style style:name="P21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65" style:parent-style-name="Normal" style:family="paragraph">
      <style:paragraph-properties style:text-autospace="none" fo:margin-bottom="0in" fo:line-height="100%"/>
    </style:style>
    <style:style style:name="T2166" style:parent-style-name="DefaultParagraphFont" style:family="text">
      <style:text-properties style:font-name="Consolas" style:font-name-complex="Consolas" fo:color="#000000" fo:font-size="9.5pt" style:font-size-asian="9.5pt" style:font-size-complex="9.5pt" fo:language="en" fo:country="US"/>
    </style:style>
    <style:style style:name="T2167" style:parent-style-name="DefaultParagraphFont" style:family="text">
      <style:text-properties style:font-name="Consolas" style:font-name-complex="Consolas" fo:color="#008000" fo:font-size="9.5pt" style:font-size-asian="9.5pt" style:font-size-complex="9.5pt" fo:language="en" fo:country="US"/>
    </style:style>
    <style:style style:name="P2168"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2169"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2170"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2171" style:parent-style-name="Normal" style:family="paragraph">
      <style:paragraph-properties style:text-autospace="none" fo:margin-bottom="0in" fo:line-height="100%"/>
    </style:style>
    <style:style style:name="T2172" style:parent-style-name="DefaultParagraphFont" style:family="text">
      <style:text-properties style:font-name="Consolas" style:font-name-complex="Consolas" fo:color="#008000" fo:font-size="9.5pt" style:font-size-asian="9.5pt" style:font-size-complex="9.5pt" fo:language="en" fo:country="US"/>
    </style:style>
    <style:style style:name="P2173" style:parent-style-name="Normal" style:family="paragraph">
      <style:paragraph-properties style:text-autospace="none" fo:margin-bottom="0in" fo:line-height="100%"/>
    </style:style>
    <style:style style:name="T2174" style:parent-style-name="DefaultParagraphFont" style:family="text">
      <style:text-properties style:font-name="Consolas" style:font-name-complex="Consolas" fo:color="#000000" fo:font-size="9.5pt" style:font-size-asian="9.5pt" style:font-size-complex="9.5pt" fo:language="en" fo:country="US"/>
    </style:style>
    <style:style style:name="T2175" style:parent-style-name="DefaultParagraphFont" style:family="text">
      <style:text-properties style:font-name="Consolas" style:font-name-complex="Consolas" fo:color="#0000FF" fo:font-size="9.5pt" style:font-size-asian="9.5pt" style:font-size-complex="9.5pt" fo:language="en" fo:country="US"/>
    </style:style>
    <style:style style:name="T2176" style:parent-style-name="DefaultParagraphFont" style:family="text">
      <style:text-properties style:font-name="Consolas" style:font-name-complex="Consolas" fo:color="#000000" fo:font-size="9.5pt" style:font-size-asian="9.5pt" style:font-size-complex="9.5pt" fo:language="en" fo:country="US"/>
    </style:style>
    <style:style style:name="T2177" style:parent-style-name="DefaultParagraphFont" style:family="text">
      <style:text-properties style:font-name="Consolas" style:font-name-complex="Consolas" fo:color="#0000FF" fo:font-size="9.5pt" style:font-size-asian="9.5pt" style:font-size-complex="9.5pt" fo:language="en" fo:country="US"/>
    </style:style>
    <style:style style:name="T2178" style:parent-style-name="DefaultParagraphFont" style:family="text">
      <style:text-properties style:font-name="Consolas" style:font-name-complex="Consolas" fo:color="#000000" fo:font-size="9.5pt" style:font-size-asian="9.5pt" style:font-size-complex="9.5pt" fo:language="en" fo:country="US"/>
    </style:style>
    <style:style style:name="T2179" style:parent-style-name="DefaultParagraphFont" style:family="text">
      <style:text-properties style:font-name="Consolas" style:font-name-complex="Consolas" fo:color="#0000FF" fo:font-size="9.5pt" style:font-size-asian="9.5pt" style:font-size-complex="9.5pt" fo:language="en" fo:country="US"/>
    </style:style>
    <style:style style:name="T2180" style:parent-style-name="DefaultParagraphFont" style:family="text">
      <style:text-properties style:font-name="Consolas" style:font-name-complex="Consolas" fo:color="#000000" fo:font-size="9.5pt" style:font-size-asian="9.5pt" style:font-size-complex="9.5pt" fo:language="en" fo:country="US"/>
    </style:style>
    <style:style style:name="P21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82" style:parent-style-name="Normal" style:family="paragraph">
      <style:paragraph-properties style:text-autospace="none" fo:margin-bottom="0in" fo:line-height="100%"/>
    </style:style>
    <style:style style:name="T2183" style:parent-style-name="DefaultParagraphFont" style:family="text">
      <style:text-properties style:font-name="Consolas" style:font-name-complex="Consolas" fo:color="#000000" fo:font-size="9.5pt" style:font-size-asian="9.5pt" style:font-size-complex="9.5pt" fo:language="en" fo:country="US"/>
    </style:style>
    <style:style style:name="T2184" style:parent-style-name="DefaultParagraphFont" style:family="text">
      <style:text-properties style:font-name="Consolas" style:font-name-complex="Consolas" fo:color="#0000FF" fo:font-size="9.5pt" style:font-size-asian="9.5pt" style:font-size-complex="9.5pt" fo:language="en" fo:country="US"/>
    </style:style>
    <style:style style:name="T2185" style:parent-style-name="DefaultParagraphFont" style:family="text">
      <style:text-properties style:font-name="Consolas" style:font-name-complex="Consolas" fo:color="#000000" fo:font-size="9.5pt" style:font-size-asian="9.5pt" style:font-size-complex="9.5pt" fo:language="en" fo:country="US"/>
    </style:style>
    <style:style style:name="P2186" style:parent-style-name="Normal" style:family="paragraph">
      <style:paragraph-properties style:text-autospace="none" fo:margin-bottom="0in" fo:line-height="100%"/>
    </style:style>
    <style:style style:name="T2187" style:parent-style-name="DefaultParagraphFont" style:family="text">
      <style:text-properties style:font-name="Consolas" style:font-name-complex="Consolas" fo:color="#000000" fo:font-size="9.5pt" style:font-size-asian="9.5pt" style:font-size-complex="9.5pt" fo:language="en" fo:country="US"/>
    </style:style>
    <style:style style:name="T2188" style:parent-style-name="DefaultParagraphFont" style:family="text">
      <style:text-properties style:font-name="Consolas" style:font-name-complex="Consolas" fo:color="#0000FF" fo:font-size="9.5pt" style:font-size-asian="9.5pt" style:font-size-complex="9.5pt" fo:language="en" fo:country="US"/>
    </style:style>
    <style:style style:name="T2189" style:parent-style-name="DefaultParagraphFont" style:family="text">
      <style:text-properties style:font-name="Consolas" style:font-name-complex="Consolas" fo:color="#000000" fo:font-size="9.5pt" style:font-size-asian="9.5pt" style:font-size-complex="9.5pt" fo:language="en" fo:country="US"/>
    </style:style>
    <style:style style:name="T2190" style:parent-style-name="DefaultParagraphFont" style:family="text">
      <style:text-properties style:font-name="Consolas" style:font-name-complex="Consolas" fo:color="#0000FF" fo:font-size="9.5pt" style:font-size-asian="9.5pt" style:font-size-complex="9.5pt" fo:language="en" fo:country="US"/>
    </style:style>
    <style:style style:name="T2191" style:parent-style-name="DefaultParagraphFont" style:family="text">
      <style:text-properties style:font-name="Consolas" style:font-name-complex="Consolas" fo:color="#000000" fo:font-size="9.5pt" style:font-size-asian="9.5pt" style:font-size-complex="9.5pt" fo:language="en" fo:country="US"/>
    </style:style>
    <style:style style:name="P21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194" style:parent-style-name="Normal" style:family="paragraph">
      <style:paragraph-properties style:text-autospace="none" fo:margin-bottom="0in" fo:line-height="100%"/>
    </style:style>
    <style:style style:name="T2195" style:parent-style-name="DefaultParagraphFont" style:family="text">
      <style:text-properties style:font-name="Consolas" style:font-name-complex="Consolas" fo:color="#000000" fo:font-size="9.5pt" style:font-size-asian="9.5pt" style:font-size-complex="9.5pt" fo:language="en" fo:country="US"/>
    </style:style>
    <style:style style:name="T2196" style:parent-style-name="DefaultParagraphFont" style:family="text">
      <style:text-properties style:font-name="Consolas" style:font-name-complex="Consolas" fo:color="#0000FF" fo:font-size="9.5pt" style:font-size-asian="9.5pt" style:font-size-complex="9.5pt" fo:language="en" fo:country="US"/>
    </style:style>
    <style:style style:name="T2197" style:parent-style-name="DefaultParagraphFont" style:family="text">
      <style:text-properties style:font-name="Consolas" style:font-name-complex="Consolas" fo:color="#000000" fo:font-size="9.5pt" style:font-size-asian="9.5pt" style:font-size-complex="9.5pt" fo:language="en" fo:country="US"/>
    </style:style>
    <style:style style:name="T2198" style:parent-style-name="DefaultParagraphFont" style:family="text">
      <style:text-properties style:font-name="Consolas" style:font-name-complex="Consolas" fo:color="#0000FF" fo:font-size="9.5pt" style:font-size-asian="9.5pt" style:font-size-complex="9.5pt" fo:language="en" fo:country="US"/>
    </style:style>
    <style:style style:name="T2199" style:parent-style-name="DefaultParagraphFont" style:family="text">
      <style:text-properties style:font-name="Consolas" style:font-name-complex="Consolas" fo:color="#000000" fo:font-size="9.5pt" style:font-size-asian="9.5pt" style:font-size-complex="9.5pt" fo:language="en" fo:country="US"/>
    </style:style>
    <style:style style:name="P22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01" style:parent-style-name="Normal" style:family="paragraph">
      <style:paragraph-properties style:text-autospace="none" fo:margin-bottom="0in" fo:line-height="100%"/>
    </style:style>
    <style:style style:name="T2202" style:parent-style-name="DefaultParagraphFont" style:family="text">
      <style:text-properties style:font-name="Consolas" style:font-name-complex="Consolas" fo:color="#000000" fo:font-size="9.5pt" style:font-size-asian="9.5pt" style:font-size-complex="9.5pt" fo:language="en" fo:country="US"/>
    </style:style>
    <style:style style:name="T2203" style:parent-style-name="DefaultParagraphFont" style:family="text">
      <style:text-properties style:font-name="Consolas" style:font-name-complex="Consolas" fo:color="#A31515" fo:font-size="9.5pt" style:font-size-asian="9.5pt" style:font-size-complex="9.5pt" fo:language="en" fo:country="US"/>
    </style:style>
    <style:style style:name="T2204" style:parent-style-name="DefaultParagraphFont" style:family="text">
      <style:text-properties style:font-name="Consolas" style:font-name-complex="Consolas" fo:color="#000000" fo:font-size="9.5pt" style:font-size-asian="9.5pt" style:font-size-complex="9.5pt" fo:language="en" fo:country="US"/>
    </style:style>
    <style:style style:name="T2205" style:parent-style-name="DefaultParagraphFont" style:family="text">
      <style:text-properties style:font-name="Consolas" style:font-name-complex="Consolas" fo:color="#0000FF" fo:font-size="9.5pt" style:font-size-asian="9.5pt" style:font-size-complex="9.5pt" fo:language="en" fo:country="US"/>
    </style:style>
    <style:style style:name="T2206" style:parent-style-name="DefaultParagraphFont" style:family="text">
      <style:text-properties style:font-name="Consolas" style:font-name-complex="Consolas" fo:color="#000000" fo:font-size="9.5pt" style:font-size-asian="9.5pt" style:font-size-complex="9.5pt" fo:language="en" fo:country="US"/>
    </style:style>
    <style:style style:name="P2207" style:parent-style-name="Normal" style:family="paragraph">
      <style:paragraph-properties style:text-autospace="none" fo:margin-bottom="0in" fo:line-height="100%"/>
    </style:style>
    <style:style style:name="T2208" style:parent-style-name="DefaultParagraphFont" style:family="text">
      <style:text-properties style:font-name="Consolas" style:font-name-complex="Consolas" fo:color="#000000" fo:font-size="9.5pt" style:font-size-asian="9.5pt" style:font-size-complex="9.5pt" fo:language="en" fo:country="US"/>
    </style:style>
    <style:style style:name="T2209" style:parent-style-name="DefaultParagraphFont" style:family="text">
      <style:text-properties style:font-name="Consolas" style:font-name-complex="Consolas" fo:color="#0000FF" fo:font-size="9.5pt" style:font-size-asian="9.5pt" style:font-size-complex="9.5pt" fo:language="en" fo:country="US"/>
    </style:style>
    <style:style style:name="T2210" style:parent-style-name="DefaultParagraphFont" style:family="text">
      <style:text-properties style:font-name="Consolas" style:font-name-complex="Consolas" fo:color="#000000" fo:font-size="9.5pt" style:font-size-asian="9.5pt" style:font-size-complex="9.5pt" fo:language="en" fo:country="US"/>
    </style:style>
    <style:style style:name="T2211" style:parent-style-name="DefaultParagraphFont" style:family="text">
      <style:text-properties style:font-name="Consolas" style:font-name-complex="Consolas" fo:color="#0000FF" fo:font-size="9.5pt" style:font-size-asian="9.5pt" style:font-size-complex="9.5pt" fo:language="en" fo:country="US"/>
    </style:style>
    <style:style style:name="T2212" style:parent-style-name="DefaultParagraphFont" style:family="text">
      <style:text-properties style:font-name="Consolas" style:font-name-complex="Consolas" fo:color="#000000" fo:font-size="9.5pt" style:font-size-asian="9.5pt" style:font-size-complex="9.5pt" fo:language="en" fo:country="US"/>
    </style:style>
    <style:style style:name="P22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14" style:parent-style-name="Normal" style:family="paragraph">
      <style:paragraph-properties style:text-autospace="none" fo:margin-bottom="0in" fo:line-height="100%"/>
    </style:style>
    <style:style style:name="T2215" style:parent-style-name="DefaultParagraphFont" style:family="text">
      <style:text-properties style:font-name="Consolas" style:font-name-complex="Consolas" fo:color="#000000" fo:font-size="9.5pt" style:font-size-asian="9.5pt" style:font-size-complex="9.5pt" fo:language="en" fo:country="US"/>
    </style:style>
    <style:style style:name="T2216" style:parent-style-name="DefaultParagraphFont" style:family="text">
      <style:text-properties style:font-name="Consolas" style:font-name-complex="Consolas" fo:color="#A31515" fo:font-size="9.5pt" style:font-size-asian="9.5pt" style:font-size-complex="9.5pt" fo:language="en" fo:country="US"/>
    </style:style>
    <style:style style:name="T2217" style:parent-style-name="DefaultParagraphFont" style:family="text">
      <style:text-properties style:font-name="Consolas" style:font-name-complex="Consolas" fo:color="#000000" fo:font-size="9.5pt" style:font-size-asian="9.5pt" style:font-size-complex="9.5pt" fo:language="en" fo:country="US"/>
    </style:style>
    <style:style style:name="P22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23" style:parent-style-name="Normal" style:family="paragraph">
      <style:paragraph-properties style:text-autospace="none" fo:margin-bottom="0in" fo:line-height="100%"/>
    </style:style>
    <style:style style:name="T2224" style:parent-style-name="DefaultParagraphFont" style:family="text">
      <style:text-properties style:font-name="Consolas" style:font-name-complex="Consolas" fo:color="#000000" fo:font-size="9.5pt" style:font-size-asian="9.5pt" style:font-size-complex="9.5pt" fo:language="en" fo:country="US"/>
    </style:style>
    <style:style style:name="T2225" style:parent-style-name="DefaultParagraphFont" style:family="text">
      <style:text-properties style:font-name="Consolas" style:font-name-complex="Consolas" fo:color="#0000FF" fo:font-size="9.5pt" style:font-size-asian="9.5pt" style:font-size-complex="9.5pt" fo:language="en" fo:country="US"/>
    </style:style>
    <style:style style:name="T2226" style:parent-style-name="DefaultParagraphFont" style:family="text">
      <style:text-properties style:font-name="Consolas" style:font-name-complex="Consolas" fo:color="#000000" fo:font-size="9.5pt" style:font-size-asian="9.5pt" style:font-size-complex="9.5pt" fo:language="en" fo:country="US"/>
    </style:style>
    <style:style style:name="T2227" style:parent-style-name="DefaultParagraphFont" style:family="text">
      <style:text-properties style:font-name="Consolas" style:font-name-complex="Consolas" fo:color="#2B91AF" fo:font-size="9.5pt" style:font-size-asian="9.5pt" style:font-size-complex="9.5pt" fo:language="en" fo:country="US"/>
    </style:style>
    <style:style style:name="T2228" style:parent-style-name="DefaultParagraphFont" style:family="text">
      <style:text-properties style:font-name="Consolas" style:font-name-complex="Consolas" fo:color="#000000" fo:font-size="9.5pt" style:font-size-asian="9.5pt" style:font-size-complex="9.5pt" fo:language="en" fo:country="US"/>
    </style:style>
    <style:style style:name="T2229" style:parent-style-name="DefaultParagraphFont" style:family="text">
      <style:text-properties style:font-name="Consolas" style:font-name-complex="Consolas" fo:color="#0000FF" fo:font-size="9.5pt" style:font-size-asian="9.5pt" style:font-size-complex="9.5pt" fo:language="en" fo:country="US"/>
    </style:style>
    <style:style style:name="T2230" style:parent-style-name="DefaultParagraphFont" style:family="text">
      <style:text-properties style:font-name="Consolas" style:font-name-complex="Consolas" fo:color="#000000" fo:font-size="9.5pt" style:font-size-asian="9.5pt" style:font-size-complex="9.5pt" fo:language="en" fo:country="US"/>
    </style:style>
    <style:style style:name="P22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32" style:parent-style-name="Normal" style:family="paragraph">
      <style:paragraph-properties style:text-autospace="none" fo:margin-bottom="0in" fo:line-height="100%"/>
    </style:style>
    <style:style style:name="T2233" style:parent-style-name="DefaultParagraphFont" style:family="text">
      <style:text-properties style:font-name="Consolas" style:font-name-complex="Consolas" fo:color="#000000" fo:font-size="9.5pt" style:font-size-asian="9.5pt" style:font-size-complex="9.5pt" fo:language="en" fo:country="US"/>
    </style:style>
    <style:style style:name="T2234" style:parent-style-name="DefaultParagraphFont" style:family="text">
      <style:text-properties style:font-name="Consolas" style:font-name-complex="Consolas" fo:color="#0000FF" fo:font-size="9.5pt" style:font-size-asian="9.5pt" style:font-size-complex="9.5pt" fo:language="en" fo:country="US"/>
    </style:style>
    <style:style style:name="T2235" style:parent-style-name="DefaultParagraphFont" style:family="text">
      <style:text-properties style:font-name="Consolas" style:font-name-complex="Consolas" fo:color="#000000" fo:font-size="9.5pt" style:font-size-asian="9.5pt" style:font-size-complex="9.5pt" fo:language="en" fo:country="US"/>
    </style:style>
    <style:style style:name="T2236" style:parent-style-name="DefaultParagraphFont" style:family="text">
      <style:text-properties style:font-name="Consolas" style:font-name-complex="Consolas" fo:color="#0000FF" fo:font-size="9.5pt" style:font-size-asian="9.5pt" style:font-size-complex="9.5pt" fo:language="en" fo:country="US"/>
    </style:style>
    <style:style style:name="T2237" style:parent-style-name="DefaultParagraphFont" style:family="text">
      <style:text-properties style:font-name="Consolas" style:font-name-complex="Consolas" fo:color="#000000" fo:font-size="9.5pt" style:font-size-asian="9.5pt" style:font-size-complex="9.5pt" fo:language="en" fo:country="US"/>
    </style:style>
    <style:style style:name="P22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39" style:parent-style-name="Normal" style:family="paragraph">
      <style:paragraph-properties style:text-autospace="none" fo:margin-bottom="0in" fo:line-height="100%"/>
    </style:style>
    <style:style style:name="T2240" style:parent-style-name="DefaultParagraphFont" style:family="text">
      <style:text-properties style:font-name="Consolas" style:font-name-complex="Consolas" fo:color="#000000" fo:font-size="9.5pt" style:font-size-asian="9.5pt" style:font-size-complex="9.5pt" fo:language="en" fo:country="US"/>
    </style:style>
    <style:style style:name="T2241" style:parent-style-name="DefaultParagraphFont" style:family="text">
      <style:text-properties style:font-name="Consolas" style:font-name-complex="Consolas" fo:color="#0000FF" fo:font-size="9.5pt" style:font-size-asian="9.5pt" style:font-size-complex="9.5pt" fo:language="en" fo:country="US"/>
    </style:style>
    <style:style style:name="T2242" style:parent-style-name="DefaultParagraphFont" style:family="text">
      <style:text-properties style:font-name="Consolas" style:font-name-complex="Consolas" fo:color="#000000" fo:font-size="9.5pt" style:font-size-asian="9.5pt" style:font-size-complex="9.5pt" fo:language="en" fo:country="US"/>
    </style:style>
    <style:style style:name="T2243" style:parent-style-name="DefaultParagraphFont" style:family="text">
      <style:text-properties style:font-name="Consolas" style:font-name-complex="Consolas" fo:color="#0000FF" fo:font-size="9.5pt" style:font-size-asian="9.5pt" style:font-size-complex="9.5pt" fo:language="en" fo:country="US"/>
    </style:style>
    <style:style style:name="T2244" style:parent-style-name="DefaultParagraphFont" style:family="text">
      <style:text-properties style:font-name="Consolas" style:font-name-complex="Consolas" fo:color="#000000" fo:font-size="9.5pt" style:font-size-asian="9.5pt" style:font-size-complex="9.5pt" fo:language="en" fo:country="US"/>
    </style:style>
    <style:style style:name="P22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47" style:parent-style-name="Normal" style:family="paragraph">
      <style:paragraph-properties style:text-autospace="none" fo:margin-bottom="0in" fo:line-height="100%"/>
    </style:style>
    <style:style style:name="T2248" style:parent-style-name="DefaultParagraphFont" style:family="text">
      <style:text-properties style:font-name="Consolas" style:font-name-complex="Consolas" fo:color="#000000" fo:font-size="9.5pt" style:font-size-asian="9.5pt" style:font-size-complex="9.5pt" fo:language="en" fo:country="US"/>
    </style:style>
    <style:style style:name="T2249" style:parent-style-name="DefaultParagraphFont" style:family="text">
      <style:text-properties style:font-name="Consolas" style:font-name-complex="Consolas" fo:color="#0000FF" fo:font-size="9.5pt" style:font-size-asian="9.5pt" style:font-size-complex="9.5pt" fo:language="en" fo:country="US"/>
    </style:style>
    <style:style style:name="T2250" style:parent-style-name="DefaultParagraphFont" style:family="text">
      <style:text-properties style:font-name="Consolas" style:font-name-complex="Consolas" fo:color="#000000" fo:font-size="9.5pt" style:font-size-asian="9.5pt" style:font-size-complex="9.5pt" fo:language="en" fo:country="US"/>
    </style:style>
    <style:style style:name="P2251" style:parent-style-name="Normal" style:family="paragraph">
      <style:paragraph-properties style:text-autospace="none" fo:margin-bottom="0in" fo:line-height="100%"/>
    </style:style>
    <style:style style:name="T2252" style:parent-style-name="DefaultParagraphFont" style:family="text">
      <style:text-properties style:font-name="Consolas" style:font-name-complex="Consolas" fo:color="#000000" fo:font-size="9.5pt" style:font-size-asian="9.5pt" style:font-size-complex="9.5pt" fo:language="en" fo:country="US"/>
    </style:style>
    <style:style style:name="T2253" style:parent-style-name="DefaultParagraphFont" style:family="text">
      <style:text-properties style:font-name="Consolas" style:font-name-complex="Consolas" fo:color="#0000FF" fo:font-size="9.5pt" style:font-size-asian="9.5pt" style:font-size-complex="9.5pt" fo:language="en" fo:country="US"/>
    </style:style>
    <style:style style:name="T2254" style:parent-style-name="DefaultParagraphFont" style:family="text">
      <style:text-properties style:font-name="Consolas" style:font-name-complex="Consolas" fo:color="#000000" fo:font-size="9.5pt" style:font-size-asian="9.5pt" style:font-size-complex="9.5pt" fo:language="en" fo:country="US"/>
    </style:style>
    <style:style style:name="T2255" style:parent-style-name="DefaultParagraphFont" style:family="text">
      <style:text-properties style:font-name="Consolas" style:font-name-complex="Consolas" fo:color="#0000FF" fo:font-size="9.5pt" style:font-size-asian="9.5pt" style:font-size-complex="9.5pt" fo:language="en" fo:country="US"/>
    </style:style>
    <style:style style:name="T2256" style:parent-style-name="DefaultParagraphFont" style:family="text">
      <style:text-properties style:font-name="Consolas" style:font-name-complex="Consolas" fo:color="#000000" fo:font-size="9.5pt" style:font-size-asian="9.5pt" style:font-size-complex="9.5pt" fo:language="en" fo:country="US"/>
    </style:style>
    <style:style style:name="P22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58" style:parent-style-name="Normal" style:family="paragraph">
      <style:paragraph-properties style:text-autospace="none" fo:margin-bottom="0in" fo:line-height="100%"/>
    </style:style>
    <style:style style:name="T2259" style:parent-style-name="DefaultParagraphFont" style:family="text">
      <style:text-properties style:font-name="Consolas" style:font-name-complex="Consolas" fo:color="#000000" fo:font-size="9.5pt" style:font-size-asian="9.5pt" style:font-size-complex="9.5pt" fo:language="en" fo:country="US"/>
    </style:style>
    <style:style style:name="T2260" style:parent-style-name="DefaultParagraphFont" style:family="text">
      <style:text-properties style:font-name="Consolas" style:font-name-complex="Consolas" fo:color="#0000FF" fo:font-size="9.5pt" style:font-size-asian="9.5pt" style:font-size-complex="9.5pt" fo:language="en" fo:country="US"/>
    </style:style>
    <style:style style:name="T2261" style:parent-style-name="DefaultParagraphFont" style:family="text">
      <style:text-properties style:font-name="Consolas" style:font-name-complex="Consolas" fo:color="#000000" fo:font-size="9.5pt" style:font-size-asian="9.5pt" style:font-size-complex="9.5pt" fo:language="en" fo:country="US"/>
    </style:style>
    <style:style style:name="P22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65" style:parent-style-name="Normal" style:family="paragraph">
      <style:paragraph-properties style:text-autospace="none" fo:margin-bottom="0in" fo:line-height="100%"/>
    </style:style>
    <style:style style:name="T2266" style:parent-style-name="DefaultParagraphFont" style:family="text">
      <style:text-properties style:font-name="Consolas" style:font-name-complex="Consolas" fo:color="#000000" fo:font-size="9.5pt" style:font-size-asian="9.5pt" style:font-size-complex="9.5pt" fo:language="en" fo:country="US"/>
    </style:style>
    <style:style style:name="T2267" style:parent-style-name="DefaultParagraphFont" style:family="text">
      <style:text-properties style:font-name="Consolas" style:font-name-complex="Consolas" fo:color="#0000FF" fo:font-size="9.5pt" style:font-size-asian="9.5pt" style:font-size-complex="9.5pt" fo:language="en" fo:country="US"/>
    </style:style>
    <style:style style:name="T2268" style:parent-style-name="DefaultParagraphFont" style:family="text">
      <style:text-properties style:font-name="Consolas" style:font-name-complex="Consolas" fo:color="#000000" fo:font-size="9.5pt" style:font-size-asian="9.5pt" style:font-size-complex="9.5pt" fo:language="en" fo:country="US"/>
    </style:style>
    <style:style style:name="T2269" style:parent-style-name="DefaultParagraphFont" style:family="text">
      <style:text-properties style:font-name="Consolas" style:font-name-complex="Consolas" fo:color="#0000FF" fo:font-size="9.5pt" style:font-size-asian="9.5pt" style:font-size-complex="9.5pt" fo:language="en" fo:country="US"/>
    </style:style>
    <style:style style:name="T2270" style:parent-style-name="DefaultParagraphFont" style:family="text">
      <style:text-properties style:font-name="Consolas" style:font-name-complex="Consolas" fo:color="#000000" fo:font-size="9.5pt" style:font-size-asian="9.5pt" style:font-size-complex="9.5pt" fo:language="en" fo:country="US"/>
    </style:style>
    <style:style style:name="P22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73" style:parent-style-name="Normal" style:family="paragraph">
      <style:paragraph-properties style:text-autospace="none" fo:margin-bottom="0in" fo:line-height="100%"/>
    </style:style>
    <style:style style:name="T2274" style:parent-style-name="DefaultParagraphFont" style:family="text">
      <style:text-properties style:font-name="Consolas" style:font-name-complex="Consolas" fo:color="#000000" fo:font-size="9.5pt" style:font-size-asian="9.5pt" style:font-size-complex="9.5pt" fo:language="en" fo:country="US"/>
    </style:style>
    <style:style style:name="T2275" style:parent-style-name="DefaultParagraphFont" style:family="text">
      <style:text-properties style:font-name="Consolas" style:font-name-complex="Consolas" fo:color="#0000FF" fo:font-size="9.5pt" style:font-size-asian="9.5pt" style:font-size-complex="9.5pt" fo:language="en" fo:country="US"/>
    </style:style>
    <style:style style:name="T2276" style:parent-style-name="DefaultParagraphFont" style:family="text">
      <style:text-properties style:font-name="Consolas" style:font-name-complex="Consolas" fo:color="#000000" fo:font-size="9.5pt" style:font-size-asian="9.5pt" style:font-size-complex="9.5pt" fo:language="en" fo:country="US"/>
    </style:style>
    <style:style style:name="T2277" style:parent-style-name="DefaultParagraphFont" style:family="text">
      <style:text-properties style:font-name="Consolas" style:font-name-complex="Consolas" fo:color="#0000FF" fo:font-size="9.5pt" style:font-size-asian="9.5pt" style:font-size-complex="9.5pt" fo:language="en" fo:country="US"/>
    </style:style>
    <style:style style:name="T2278" style:parent-style-name="DefaultParagraphFont" style:family="text">
      <style:text-properties style:font-name="Consolas" style:font-name-complex="Consolas" fo:color="#000000" fo:font-size="9.5pt" style:font-size-asian="9.5pt" style:font-size-complex="9.5pt" fo:language="en" fo:country="US"/>
    </style:style>
    <style:style style:name="T2279" style:parent-style-name="DefaultParagraphFont" style:family="text">
      <style:text-properties style:font-name="Consolas" style:font-name-complex="Consolas" fo:color="#0000FF" fo:font-size="9.5pt" style:font-size-asian="9.5pt" style:font-size-complex="9.5pt" fo:language="en" fo:country="US"/>
    </style:style>
    <style:style style:name="T2280" style:parent-style-name="DefaultParagraphFont" style:family="text">
      <style:text-properties style:font-name="Consolas" style:font-name-complex="Consolas" fo:color="#000000" fo:font-size="9.5pt" style:font-size-asian="9.5pt" style:font-size-complex="9.5pt" fo:language="en" fo:country="US"/>
    </style:style>
    <style:style style:name="P22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82" style:parent-style-name="Normal" style:family="paragraph">
      <style:paragraph-properties style:text-autospace="none" fo:margin-bottom="0in" fo:line-height="100%"/>
    </style:style>
    <style:style style:name="T2283" style:parent-style-name="DefaultParagraphFont" style:family="text">
      <style:text-properties style:font-name="Consolas" style:font-name-complex="Consolas" fo:color="#000000" fo:font-size="9.5pt" style:font-size-asian="9.5pt" style:font-size-complex="9.5pt" fo:language="en" fo:country="US"/>
    </style:style>
    <style:style style:name="T2284" style:parent-style-name="DefaultParagraphFont" style:family="text">
      <style:text-properties style:font-name="Consolas" style:font-name-complex="Consolas" fo:color="#0000FF" fo:font-size="9.5pt" style:font-size-asian="9.5pt" style:font-size-complex="9.5pt" fo:language="en" fo:country="US"/>
    </style:style>
    <style:style style:name="T2285" style:parent-style-name="DefaultParagraphFont" style:family="text">
      <style:text-properties style:font-name="Consolas" style:font-name-complex="Consolas" fo:color="#000000" fo:font-size="9.5pt" style:font-size-asian="9.5pt" style:font-size-complex="9.5pt" fo:language="en" fo:country="US"/>
    </style:style>
    <style:style style:name="T2286" style:parent-style-name="DefaultParagraphFont" style:family="text">
      <style:text-properties style:font-name="Consolas" style:font-name-complex="Consolas" fo:color="#0000FF" fo:font-size="9.5pt" style:font-size-asian="9.5pt" style:font-size-complex="9.5pt" fo:language="en" fo:country="US"/>
    </style:style>
    <style:style style:name="T2287" style:parent-style-name="DefaultParagraphFont" style:family="text">
      <style:text-properties style:font-name="Consolas" style:font-name-complex="Consolas" fo:color="#000000" fo:font-size="9.5pt" style:font-size-asian="9.5pt" style:font-size-complex="9.5pt" fo:language="en" fo:country="US"/>
    </style:style>
    <style:style style:name="P22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89" style:parent-style-name="Normal" style:family="paragraph">
      <style:paragraph-properties style:text-autospace="none" fo:margin-bottom="0in" fo:line-height="100%"/>
    </style:style>
    <style:style style:name="T2290" style:parent-style-name="DefaultParagraphFont" style:family="text">
      <style:text-properties style:font-name="Consolas" style:font-name-complex="Consolas" fo:color="#000000" fo:font-size="9.5pt" style:font-size-asian="9.5pt" style:font-size-complex="9.5pt" fo:language="en" fo:country="US"/>
    </style:style>
    <style:style style:name="T2291" style:parent-style-name="DefaultParagraphFont" style:family="text">
      <style:text-properties style:font-name="Consolas" style:font-name-complex="Consolas" fo:color="#A31515" fo:font-size="9.5pt" style:font-size-asian="9.5pt" style:font-size-complex="9.5pt" fo:language="en" fo:country="US"/>
    </style:style>
    <style:style style:name="T2292" style:parent-style-name="DefaultParagraphFont" style:family="text">
      <style:text-properties style:font-name="Consolas" style:font-name-complex="Consolas" fo:color="#000000" fo:font-size="9.5pt" style:font-size-asian="9.5pt" style:font-size-complex="9.5pt" fo:language="en" fo:country="US"/>
    </style:style>
    <style:style style:name="P22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295" style:parent-style-name="Normal" style:family="paragraph">
      <style:paragraph-properties style:text-autospace="none" fo:margin-bottom="0in" fo:line-height="100%"/>
    </style:style>
    <style:style style:name="T2296" style:parent-style-name="DefaultParagraphFont" style:family="text">
      <style:text-properties style:font-name="Consolas" style:font-name-complex="Consolas" fo:color="#000000" fo:font-size="9.5pt" style:font-size-asian="9.5pt" style:font-size-complex="9.5pt" fo:language="en" fo:country="US"/>
    </style:style>
    <style:style style:name="T2297" style:parent-style-name="DefaultParagraphFont" style:family="text">
      <style:text-properties style:font-name="Consolas" style:font-name-complex="Consolas" fo:color="#0000FF" fo:font-size="9.5pt" style:font-size-asian="9.5pt" style:font-size-complex="9.5pt" fo:language="en" fo:country="US"/>
    </style:style>
    <style:style style:name="T2298" style:parent-style-name="DefaultParagraphFont" style:family="text">
      <style:text-properties style:font-name="Consolas" style:font-name-complex="Consolas" fo:color="#000000" fo:font-size="9.5pt" style:font-size-asian="9.5pt" style:font-size-complex="9.5pt" fo:language="en" fo:country="US"/>
    </style:style>
    <style:style style:name="T2299" style:parent-style-name="DefaultParagraphFont" style:family="text">
      <style:text-properties style:font-name="Consolas" style:font-name-complex="Consolas" fo:color="#A31515" fo:font-size="9.5pt" style:font-size-asian="9.5pt" style:font-size-complex="9.5pt" fo:language="en" fo:country="US"/>
    </style:style>
    <style:style style:name="T2300" style:parent-style-name="DefaultParagraphFont" style:family="text">
      <style:text-properties style:font-name="Consolas" style:font-name-complex="Consolas" fo:color="#000000" fo:font-size="9.5pt" style:font-size-asian="9.5pt" style:font-size-complex="9.5pt" fo:language="en" fo:country="US"/>
    </style:style>
    <style:style style:name="P23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02" style:parent-style-name="Normal" style:family="paragraph">
      <style:paragraph-properties style:text-autospace="none" fo:margin-bottom="0in" fo:line-height="100%"/>
    </style:style>
    <style:style style:name="T2303" style:parent-style-name="DefaultParagraphFont" style:family="text">
      <style:text-properties style:font-name="Consolas" style:font-name-complex="Consolas" fo:color="#000000" fo:font-size="9.5pt" style:font-size-asian="9.5pt" style:font-size-complex="9.5pt" fo:language="en" fo:country="US"/>
    </style:style>
    <style:style style:name="T2304" style:parent-style-name="DefaultParagraphFont" style:family="text">
      <style:text-properties style:font-name="Consolas" style:font-name-complex="Consolas" fo:color="#A31515" fo:font-size="9.5pt" style:font-size-asian="9.5pt" style:font-size-complex="9.5pt" fo:language="en" fo:country="US"/>
    </style:style>
    <style:style style:name="T2305" style:parent-style-name="DefaultParagraphFont" style:family="text">
      <style:text-properties style:font-name="Consolas" style:font-name-complex="Consolas" fo:color="#000000" fo:font-size="9.5pt" style:font-size-asian="9.5pt" style:font-size-complex="9.5pt" fo:language="en" fo:country="US"/>
    </style:style>
    <style:style style:name="P23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07" style:parent-style-name="Normal" style:family="paragraph">
      <style:paragraph-properties style:text-autospace="none" fo:margin-bottom="0in" fo:line-height="100%"/>
    </style:style>
    <style:style style:name="T2308" style:parent-style-name="DefaultParagraphFont" style:family="text">
      <style:text-properties style:font-name="Consolas" style:font-name-complex="Consolas" fo:color="#000000" fo:font-size="9.5pt" style:font-size-asian="9.5pt" style:font-size-complex="9.5pt" fo:language="en" fo:country="US"/>
    </style:style>
    <style:style style:name="T2309" style:parent-style-name="DefaultParagraphFont" style:family="text">
      <style:text-properties style:font-name="Consolas" style:font-name-complex="Consolas" fo:color="#0000FF" fo:font-size="9.5pt" style:font-size-asian="9.5pt" style:font-size-complex="9.5pt" fo:language="en" fo:country="US"/>
    </style:style>
    <style:style style:name="P23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12" style:parent-style-name="Normal" style:family="paragraph">
      <style:paragraph-properties style:text-autospace="none" fo:margin-bottom="0in" fo:line-height="100%"/>
    </style:style>
    <style:style style:name="T2313" style:parent-style-name="DefaultParagraphFont" style:family="text">
      <style:text-properties style:font-name="Consolas" style:font-name-complex="Consolas" fo:color="#000000" fo:font-size="9.5pt" style:font-size-asian="9.5pt" style:font-size-complex="9.5pt" fo:language="en" fo:country="US"/>
    </style:style>
    <style:style style:name="T2314" style:parent-style-name="DefaultParagraphFont" style:family="text">
      <style:text-properties style:font-name="Consolas" style:font-name-complex="Consolas" fo:color="#0000FF" fo:font-size="9.5pt" style:font-size-asian="9.5pt" style:font-size-complex="9.5pt" fo:language="en" fo:country="US"/>
    </style:style>
    <style:style style:name="T2315" style:parent-style-name="DefaultParagraphFont" style:family="text">
      <style:text-properties style:font-name="Consolas" style:font-name-complex="Consolas" fo:color="#000000" fo:font-size="9.5pt" style:font-size-asian="9.5pt" style:font-size-complex="9.5pt" fo:language="en" fo:country="US"/>
    </style:style>
    <style:style style:name="P2316" style:parent-style-name="Normal" style:family="paragraph">
      <style:paragraph-properties style:text-autospace="none" fo:margin-bottom="0in" fo:line-height="100%"/>
    </style:style>
    <style:style style:name="T2317" style:parent-style-name="DefaultParagraphFont" style:family="text">
      <style:text-properties style:font-name="Consolas" style:font-name-complex="Consolas" fo:color="#000000" fo:font-size="9.5pt" style:font-size-asian="9.5pt" style:font-size-complex="9.5pt" fo:language="en" fo:country="US"/>
    </style:style>
    <style:style style:name="T2318" style:parent-style-name="DefaultParagraphFont" style:family="text">
      <style:text-properties style:font-name="Consolas" style:font-name-complex="Consolas" fo:color="#A31515" fo:font-size="9.5pt" style:font-size-asian="9.5pt" style:font-size-complex="9.5pt" fo:language="en" fo:country="US"/>
    </style:style>
    <style:style style:name="T2319" style:parent-style-name="DefaultParagraphFont" style:family="text">
      <style:text-properties style:font-name="Consolas" style:font-name-complex="Consolas" fo:color="#000000" fo:font-size="9.5pt" style:font-size-asian="9.5pt" style:font-size-complex="9.5pt" fo:language="en" fo:country="US"/>
    </style:style>
    <style:style style:name="P23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25" style:parent-style-name="Normal" style:family="paragraph">
      <style:paragraph-properties style:text-autospace="none" fo:margin-bottom="0in" fo:line-height="100%"/>
    </style:style>
    <style:style style:name="T2326" style:parent-style-name="DefaultParagraphFont" style:family="text">
      <style:text-properties style:font-name="Consolas" style:font-name-complex="Consolas" fo:color="#000000" fo:font-size="9.5pt" style:font-size-asian="9.5pt" style:font-size-complex="9.5pt" fo:language="en" fo:country="US"/>
    </style:style>
    <style:style style:name="T2327" style:parent-style-name="DefaultParagraphFont" style:family="text">
      <style:text-properties style:font-name="Consolas" style:font-name-complex="Consolas" fo:color="#0000FF" fo:font-size="9.5pt" style:font-size-asian="9.5pt" style:font-size-complex="9.5pt" fo:language="en" fo:country="US"/>
    </style:style>
    <style:style style:name="T2328" style:parent-style-name="DefaultParagraphFont" style:family="text">
      <style:text-properties style:font-name="Consolas" style:font-name-complex="Consolas" fo:color="#000000" fo:font-size="9.5pt" style:font-size-asian="9.5pt" style:font-size-complex="9.5pt" fo:language="en" fo:country="US"/>
    </style:style>
    <style:style style:name="T2329" style:parent-style-name="DefaultParagraphFont" style:family="text">
      <style:text-properties style:font-name="Consolas" style:font-name-complex="Consolas" fo:color="#0000FF" fo:font-size="9.5pt" style:font-size-asian="9.5pt" style:font-size-complex="9.5pt" fo:language="en" fo:country="US"/>
    </style:style>
    <style:style style:name="T2330" style:parent-style-name="DefaultParagraphFont" style:family="text">
      <style:text-properties style:font-name="Consolas" style:font-name-complex="Consolas" fo:color="#000000" fo:font-size="9.5pt" style:font-size-asian="9.5pt" style:font-size-complex="9.5pt" fo:language="en" fo:country="US"/>
    </style:style>
    <style:style style:name="T2331" style:parent-style-name="DefaultParagraphFont" style:family="text">
      <style:text-properties style:font-name="Consolas" style:font-name-complex="Consolas" fo:color="#0000FF" fo:font-size="9.5pt" style:font-size-asian="9.5pt" style:font-size-complex="9.5pt" fo:language="en" fo:country="US"/>
    </style:style>
    <style:style style:name="T2332" style:parent-style-name="DefaultParagraphFont" style:family="text">
      <style:text-properties style:font-name="Consolas" style:font-name-complex="Consolas" fo:color="#000000" fo:font-size="9.5pt" style:font-size-asian="9.5pt" style:font-size-complex="9.5pt" fo:language="en" fo:country="US"/>
    </style:style>
    <style:style style:name="P23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38" style:parent-style-name="Normal" style:family="paragraph">
      <style:paragraph-properties style:text-autospace="none" fo:margin-bottom="0in" fo:line-height="100%"/>
    </style:style>
    <style:style style:name="T2339" style:parent-style-name="DefaultParagraphFont" style:family="text">
      <style:text-properties style:font-name="Consolas" style:font-name-complex="Consolas" fo:color="#000000" fo:font-size="9.5pt" style:font-size-asian="9.5pt" style:font-size-complex="9.5pt" fo:language="en" fo:country="US"/>
    </style:style>
    <style:style style:name="T2340" style:parent-style-name="DefaultParagraphFont" style:family="text">
      <style:text-properties style:font-name="Consolas" style:font-name-complex="Consolas" fo:color="#0000FF" fo:font-size="9.5pt" style:font-size-asian="9.5pt" style:font-size-complex="9.5pt" fo:language="en" fo:country="US"/>
    </style:style>
    <style:style style:name="T2341" style:parent-style-name="DefaultParagraphFont" style:family="text">
      <style:text-properties style:font-name="Consolas" style:font-name-complex="Consolas" fo:color="#000000" fo:font-size="9.5pt" style:font-size-asian="9.5pt" style:font-size-complex="9.5pt" fo:language="en" fo:country="US"/>
    </style:style>
    <style:style style:name="T2342" style:parent-style-name="DefaultParagraphFont" style:family="text">
      <style:text-properties style:font-name="Consolas" style:font-name-complex="Consolas" fo:color="#0000FF" fo:font-size="9.5pt" style:font-size-asian="9.5pt" style:font-size-complex="9.5pt" fo:language="en" fo:country="US"/>
    </style:style>
    <style:style style:name="T2343" style:parent-style-name="DefaultParagraphFont" style:family="text">
      <style:text-properties style:font-name="Consolas" style:font-name-complex="Consolas" fo:color="#000000" fo:font-size="9.5pt" style:font-size-asian="9.5pt" style:font-size-complex="9.5pt" fo:language="en" fo:country="US"/>
    </style:style>
    <style:style style:name="P23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45" style:parent-style-name="Normal" style:family="paragraph">
      <style:paragraph-properties style:text-autospace="none" fo:margin-bottom="0in" fo:line-height="100%"/>
    </style:style>
    <style:style style:name="T2346" style:parent-style-name="DefaultParagraphFont" style:family="text">
      <style:text-properties style:font-name="Consolas" style:font-name-complex="Consolas" fo:color="#000000" fo:font-size="9.5pt" style:font-size-asian="9.5pt" style:font-size-complex="9.5pt" fo:language="en" fo:country="US"/>
    </style:style>
    <style:style style:name="T2347" style:parent-style-name="DefaultParagraphFont" style:family="text">
      <style:text-properties style:font-name="Consolas" style:font-name-complex="Consolas" fo:color="#0000FF" fo:font-size="9.5pt" style:font-size-asian="9.5pt" style:font-size-complex="9.5pt" fo:language="en" fo:country="US"/>
    </style:style>
    <style:style style:name="T2348" style:parent-style-name="DefaultParagraphFont" style:family="text">
      <style:text-properties style:font-name="Consolas" style:font-name-complex="Consolas" fo:color="#000000" fo:font-size="9.5pt" style:font-size-asian="9.5pt" style:font-size-complex="9.5pt" fo:language="en" fo:country="US"/>
    </style:style>
    <style:style style:name="P23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52" style:parent-style-name="Normal" style:family="paragraph">
      <style:paragraph-properties style:text-autospace="none" fo:margin-bottom="0in" fo:line-height="100%"/>
    </style:style>
    <style:style style:name="T2353" style:parent-style-name="DefaultParagraphFont" style:family="text">
      <style:text-properties style:font-name="Consolas" style:font-name-complex="Consolas" fo:color="#000000" fo:font-size="9.5pt" style:font-size-asian="9.5pt" style:font-size-complex="9.5pt" fo:language="en" fo:country="US"/>
    </style:style>
    <style:style style:name="T2354" style:parent-style-name="DefaultParagraphFont" style:family="text">
      <style:text-properties style:font-name="Consolas" style:font-name-complex="Consolas" fo:color="#0000FF" fo:font-size="9.5pt" style:font-size-asian="9.5pt" style:font-size-complex="9.5pt" fo:language="en" fo:country="US"/>
    </style:style>
    <style:style style:name="T2355" style:parent-style-name="DefaultParagraphFont" style:family="text">
      <style:text-properties style:font-name="Consolas" style:font-name-complex="Consolas" fo:color="#000000" fo:font-size="9.5pt" style:font-size-asian="9.5pt" style:font-size-complex="9.5pt" fo:language="en" fo:country="US"/>
    </style:style>
    <style:style style:name="T2356" style:parent-style-name="DefaultParagraphFont" style:family="text">
      <style:text-properties style:font-name="Consolas" style:font-name-complex="Consolas" fo:color="#0000FF" fo:font-size="9.5pt" style:font-size-asian="9.5pt" style:font-size-complex="9.5pt" fo:language="en" fo:country="US"/>
    </style:style>
    <style:style style:name="T2357" style:parent-style-name="DefaultParagraphFont" style:family="text">
      <style:text-properties style:font-name="Consolas" style:font-name-complex="Consolas" fo:color="#000000" fo:font-size="9.5pt" style:font-size-asian="9.5pt" style:font-size-complex="9.5pt" fo:language="en" fo:country="US"/>
    </style:style>
    <style:style style:name="T2358" style:parent-style-name="DefaultParagraphFont" style:family="text">
      <style:text-properties style:font-name="Consolas" style:font-name-complex="Consolas" fo:color="#0000FF" fo:font-size="9.5pt" style:font-size-asian="9.5pt" style:font-size-complex="9.5pt" fo:language="en" fo:country="US"/>
    </style:style>
    <style:style style:name="T2359" style:parent-style-name="DefaultParagraphFont" style:family="text">
      <style:text-properties style:font-name="Consolas" style:font-name-complex="Consolas" fo:color="#000000" fo:font-size="9.5pt" style:font-size-asian="9.5pt" style:font-size-complex="9.5pt" fo:language="en" fo:country="US"/>
    </style:style>
    <style:style style:name="P23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64" style:parent-style-name="Normal" style:family="paragraph">
      <style:paragraph-properties style:text-autospace="none" fo:margin-bottom="0in" fo:line-height="100%"/>
    </style:style>
    <style:style style:name="T2365" style:parent-style-name="DefaultParagraphFont" style:family="text">
      <style:text-properties style:font-name="Consolas" style:font-name-complex="Consolas" fo:color="#000000" fo:font-size="9.5pt" style:font-size-asian="9.5pt" style:font-size-complex="9.5pt" fo:language="en" fo:country="US"/>
    </style:style>
    <style:style style:name="T2366" style:parent-style-name="DefaultParagraphFont" style:family="text">
      <style:text-properties style:font-name="Consolas" style:font-name-complex="Consolas" fo:color="#0000FF" fo:font-size="9.5pt" style:font-size-asian="9.5pt" style:font-size-complex="9.5pt" fo:language="en" fo:country="US"/>
    </style:style>
    <style:style style:name="T2367" style:parent-style-name="DefaultParagraphFont" style:family="text">
      <style:text-properties style:font-name="Consolas" style:font-name-complex="Consolas" fo:color="#000000" fo:font-size="9.5pt" style:font-size-asian="9.5pt" style:font-size-complex="9.5pt" fo:language="en" fo:country="US"/>
    </style:style>
    <style:style style:name="T2368" style:parent-style-name="DefaultParagraphFont" style:family="text">
      <style:text-properties style:font-name="Consolas" style:font-name-complex="Consolas" fo:color="#0000FF" fo:font-size="9.5pt" style:font-size-asian="9.5pt" style:font-size-complex="9.5pt" fo:language="en" fo:country="US"/>
    </style:style>
    <style:style style:name="T2369" style:parent-style-name="DefaultParagraphFont" style:family="text">
      <style:text-properties style:font-name="Consolas" style:font-name-complex="Consolas" fo:color="#000000" fo:font-size="9.5pt" style:font-size-asian="9.5pt" style:font-size-complex="9.5pt" fo:language="en" fo:country="US"/>
    </style:style>
    <style:style style:name="P23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71" style:parent-style-name="Normal" style:family="paragraph">
      <style:paragraph-properties style:text-autospace="none" fo:margin-bottom="0in" fo:line-height="100%"/>
    </style:style>
    <style:style style:name="T2372" style:parent-style-name="DefaultParagraphFont" style:family="text">
      <style:text-properties style:font-name="Consolas" style:font-name-complex="Consolas" fo:color="#000000" fo:font-size="9.5pt" style:font-size-asian="9.5pt" style:font-size-complex="9.5pt" fo:language="en" fo:country="US"/>
    </style:style>
    <style:style style:name="T2373" style:parent-style-name="DefaultParagraphFont" style:family="text">
      <style:text-properties style:font-name="Consolas" style:font-name-complex="Consolas" fo:color="#0000FF" fo:font-size="9.5pt" style:font-size-asian="9.5pt" style:font-size-complex="9.5pt" fo:language="en" fo:country="US"/>
    </style:style>
    <style:style style:name="T2374" style:parent-style-name="DefaultParagraphFont" style:family="text">
      <style:text-properties style:font-name="Consolas" style:font-name-complex="Consolas" fo:color="#000000" fo:font-size="9.5pt" style:font-size-asian="9.5pt" style:font-size-complex="9.5pt" fo:language="en" fo:country="US"/>
    </style:style>
    <style:style style:name="P2375" style:parent-style-name="Normal" style:family="paragraph">
      <style:paragraph-properties style:text-autospace="none" fo:margin-bottom="0in" fo:line-height="100%"/>
    </style:style>
    <style:style style:name="T2376" style:parent-style-name="DefaultParagraphFont" style:family="text">
      <style:text-properties style:font-name="Consolas" style:font-name-complex="Consolas" fo:color="#000000" fo:font-size="9.5pt" style:font-size-asian="9.5pt" style:font-size-complex="9.5pt" fo:language="en" fo:country="US"/>
    </style:style>
    <style:style style:name="T2377" style:parent-style-name="DefaultParagraphFont" style:family="text">
      <style:text-properties style:font-name="Consolas" style:font-name-complex="Consolas" fo:color="#0000FF" fo:font-size="9.5pt" style:font-size-asian="9.5pt" style:font-size-complex="9.5pt" fo:language="en" fo:country="US"/>
    </style:style>
    <style:style style:name="T2378" style:parent-style-name="DefaultParagraphFont" style:family="text">
      <style:text-properties style:font-name="Consolas" style:font-name-complex="Consolas" fo:color="#000000" fo:font-size="9.5pt" style:font-size-asian="9.5pt" style:font-size-complex="9.5pt" fo:language="en" fo:country="US"/>
    </style:style>
    <style:style style:name="P2379" style:parent-style-name="Normal" style:family="paragraph">
      <style:paragraph-properties style:text-autospace="none" fo:margin-bottom="0in" fo:line-height="100%"/>
    </style:style>
    <style:style style:name="T2380" style:parent-style-name="DefaultParagraphFont" style:family="text">
      <style:text-properties style:font-name="Consolas" style:font-name-complex="Consolas" fo:color="#000000" fo:font-size="9.5pt" style:font-size-asian="9.5pt" style:font-size-complex="9.5pt" fo:language="en" fo:country="US"/>
    </style:style>
    <style:style style:name="T2381" style:parent-style-name="DefaultParagraphFont" style:family="text">
      <style:text-properties style:font-name="Consolas" style:font-name-complex="Consolas" fo:color="#A31515" fo:font-size="9.5pt" style:font-size-asian="9.5pt" style:font-size-complex="9.5pt" fo:language="en" fo:country="US"/>
    </style:style>
    <style:style style:name="T2382" style:parent-style-name="DefaultParagraphFont" style:family="text">
      <style:text-properties style:font-name="Consolas" style:font-name-complex="Consolas" fo:color="#000000" fo:font-size="9.5pt" style:font-size-asian="9.5pt" style:font-size-complex="9.5pt" fo:language="en" fo:country="US"/>
    </style:style>
    <style:style style:name="P2383" style:parent-style-name="Normal" style:family="paragraph">
      <style:paragraph-properties style:text-autospace="none" fo:margin-bottom="0in" fo:line-height="100%"/>
    </style:style>
    <style:style style:name="T2384" style:parent-style-name="DefaultParagraphFont" style:family="text">
      <style:text-properties style:font-name="Consolas" style:font-name-complex="Consolas" fo:color="#000000" fo:font-size="9.5pt" style:font-size-asian="9.5pt" style:font-size-complex="9.5pt" fo:language="en" fo:country="US"/>
    </style:style>
    <style:style style:name="T2385" style:parent-style-name="DefaultParagraphFont" style:family="text">
      <style:text-properties style:font-name="Consolas" style:font-name-complex="Consolas" fo:color="#0000FF" fo:font-size="9.5pt" style:font-size-asian="9.5pt" style:font-size-complex="9.5pt" fo:language="en" fo:country="US"/>
    </style:style>
    <style:style style:name="T2386" style:parent-style-name="DefaultParagraphFont" style:family="text">
      <style:text-properties style:font-name="Consolas" style:font-name-complex="Consolas" fo:color="#000000" fo:font-size="9.5pt" style:font-size-asian="9.5pt" style:font-size-complex="9.5pt" fo:language="en" fo:country="US"/>
    </style:style>
    <style:style style:name="P23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89" style:parent-style-name="Normal" style:family="paragraph">
      <style:paragraph-properties style:text-autospace="none" fo:margin-bottom="0in" fo:line-height="100%"/>
    </style:style>
    <style:style style:name="T2390" style:parent-style-name="DefaultParagraphFont" style:family="text">
      <style:text-properties style:font-name="Consolas" style:font-name-complex="Consolas" fo:color="#000000" fo:font-size="9.5pt" style:font-size-asian="9.5pt" style:font-size-complex="9.5pt" fo:language="en" fo:country="US"/>
    </style:style>
    <style:style style:name="T2391" style:parent-style-name="DefaultParagraphFont" style:family="text">
      <style:text-properties style:font-name="Consolas" style:font-name-complex="Consolas" fo:color="#0000FF" fo:font-size="9.5pt" style:font-size-asian="9.5pt" style:font-size-complex="9.5pt" fo:language="en" fo:country="US"/>
    </style:style>
    <style:style style:name="T2392" style:parent-style-name="DefaultParagraphFont" style:family="text">
      <style:text-properties style:font-name="Consolas" style:font-name-complex="Consolas" fo:color="#000000" fo:font-size="9.5pt" style:font-size-asian="9.5pt" style:font-size-complex="9.5pt" fo:language="en" fo:country="US"/>
    </style:style>
    <style:style style:name="P23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395" style:parent-style-name="Normal" style:family="paragraph">
      <style:paragraph-properties style:text-autospace="none" fo:margin-bottom="0in" fo:line-height="100%"/>
    </style:style>
    <style:style style:name="T2396" style:parent-style-name="DefaultParagraphFont" style:family="text">
      <style:text-properties style:font-name="Consolas" style:font-name-complex="Consolas" fo:color="#000000" fo:font-size="9.5pt" style:font-size-asian="9.5pt" style:font-size-complex="9.5pt" fo:language="en" fo:country="US"/>
    </style:style>
    <style:style style:name="T2397" style:parent-style-name="DefaultParagraphFont" style:family="text">
      <style:text-properties style:font-name="Consolas" style:font-name-complex="Consolas" fo:color="#0000FF" fo:font-size="9.5pt" style:font-size-asian="9.5pt" style:font-size-complex="9.5pt" fo:language="en" fo:country="US"/>
    </style:style>
    <style:style style:name="T2398" style:parent-style-name="DefaultParagraphFont" style:family="text">
      <style:text-properties style:font-name="Consolas" style:font-name-complex="Consolas" fo:color="#000000" fo:font-size="9.5pt" style:font-size-asian="9.5pt" style:font-size-complex="9.5pt" fo:language="en" fo:country="US"/>
    </style:style>
    <style:style style:name="T2399" style:parent-style-name="DefaultParagraphFont" style:family="text">
      <style:text-properties style:font-name="Consolas" style:font-name-complex="Consolas" fo:color="#0000FF" fo:font-size="9.5pt" style:font-size-asian="9.5pt" style:font-size-complex="9.5pt" fo:language="en" fo:country="US"/>
    </style:style>
    <style:style style:name="T2400" style:parent-style-name="DefaultParagraphFont" style:family="text">
      <style:text-properties style:font-name="Consolas" style:font-name-complex="Consolas" fo:color="#000000" fo:font-size="9.5pt" style:font-size-asian="9.5pt" style:font-size-complex="9.5pt" fo:language="en" fo:country="US"/>
    </style:style>
    <style:style style:name="T2401" style:parent-style-name="DefaultParagraphFont" style:family="text">
      <style:text-properties style:font-name="Consolas" style:font-name-complex="Consolas" fo:color="#0000FF" fo:font-size="9.5pt" style:font-size-asian="9.5pt" style:font-size-complex="9.5pt" fo:language="en" fo:country="US"/>
    </style:style>
    <style:style style:name="T2402" style:parent-style-name="DefaultParagraphFont" style:family="text">
      <style:text-properties style:font-name="Consolas" style:font-name-complex="Consolas" fo:color="#000000" fo:font-size="9.5pt" style:font-size-asian="9.5pt" style:font-size-complex="9.5pt" fo:language="en" fo:country="US"/>
    </style:style>
    <style:style style:name="P24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04" style:parent-style-name="Normal" style:family="paragraph">
      <style:paragraph-properties style:text-autospace="none" fo:margin-bottom="0in" fo:line-height="100%"/>
    </style:style>
    <style:style style:name="T2405" style:parent-style-name="DefaultParagraphFont" style:family="text">
      <style:text-properties style:font-name="Consolas" style:font-name-complex="Consolas" fo:color="#000000" fo:font-size="9.5pt" style:font-size-asian="9.5pt" style:font-size-complex="9.5pt" fo:language="en" fo:country="US"/>
    </style:style>
    <style:style style:name="T2406" style:parent-style-name="DefaultParagraphFont" style:family="text">
      <style:text-properties style:font-name="Consolas" style:font-name-complex="Consolas" fo:color="#0000FF" fo:font-size="9.5pt" style:font-size-asian="9.5pt" style:font-size-complex="9.5pt" fo:language="en" fo:country="US"/>
    </style:style>
    <style:style style:name="T2407" style:parent-style-name="DefaultParagraphFont" style:family="text">
      <style:text-properties style:font-name="Consolas" style:font-name-complex="Consolas" fo:color="#000000" fo:font-size="9.5pt" style:font-size-asian="9.5pt" style:font-size-complex="9.5pt" fo:language="en" fo:country="US"/>
    </style:style>
    <style:style style:name="T2408" style:parent-style-name="DefaultParagraphFont" style:family="text">
      <style:text-properties style:font-name="Consolas" style:font-name-complex="Consolas" fo:color="#0000FF" fo:font-size="9.5pt" style:font-size-asian="9.5pt" style:font-size-complex="9.5pt" fo:language="en" fo:country="US"/>
    </style:style>
    <style:style style:name="T2409" style:parent-style-name="DefaultParagraphFont" style:family="text">
      <style:text-properties style:font-name="Consolas" style:font-name-complex="Consolas" fo:color="#000000" fo:font-size="9.5pt" style:font-size-asian="9.5pt" style:font-size-complex="9.5pt" fo:language="en" fo:country="US"/>
    </style:style>
    <style:style style:name="P24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11" style:parent-style-name="Normal" style:family="paragraph">
      <style:paragraph-properties style:text-autospace="none" fo:margin-bottom="0in" fo:line-height="100%"/>
    </style:style>
    <style:style style:name="T2412" style:parent-style-name="DefaultParagraphFont" style:family="text">
      <style:text-properties style:font-name="Consolas" style:font-name-complex="Consolas" fo:color="#000000" fo:font-size="9.5pt" style:font-size-asian="9.5pt" style:font-size-complex="9.5pt" fo:language="en" fo:country="US"/>
    </style:style>
    <style:style style:name="T2413" style:parent-style-name="DefaultParagraphFont" style:family="text">
      <style:text-properties style:font-name="Consolas" style:font-name-complex="Consolas" fo:color="#A31515" fo:font-size="9.5pt" style:font-size-asian="9.5pt" style:font-size-complex="9.5pt" fo:language="en" fo:country="US"/>
    </style:style>
    <style:style style:name="T2414" style:parent-style-name="DefaultParagraphFont" style:family="text">
      <style:text-properties style:font-name="Consolas" style:font-name-complex="Consolas" fo:color="#000000" fo:font-size="9.5pt" style:font-size-asian="9.5pt" style:font-size-complex="9.5pt" fo:language="en" fo:country="US"/>
    </style:style>
    <style:style style:name="P2415" style:parent-style-name="Normal" style:family="paragraph">
      <style:paragraph-properties style:text-autospace="none" fo:margin-bottom="0in" fo:line-height="100%"/>
    </style:style>
    <style:style style:name="T2416" style:parent-style-name="DefaultParagraphFont" style:family="text">
      <style:text-properties style:font-name="Consolas" style:font-name-complex="Consolas" fo:color="#000000" fo:font-size="9.5pt" style:font-size-asian="9.5pt" style:font-size-complex="9.5pt" fo:language="en" fo:country="US"/>
    </style:style>
    <style:style style:name="T2417" style:parent-style-name="DefaultParagraphFont" style:family="text">
      <style:text-properties style:font-name="Consolas" style:font-name-complex="Consolas" fo:color="#0000FF" fo:font-size="9.5pt" style:font-size-asian="9.5pt" style:font-size-complex="9.5pt" fo:language="en" fo:country="US"/>
    </style:style>
    <style:style style:name="T2418" style:parent-style-name="DefaultParagraphFont" style:family="text">
      <style:text-properties style:font-name="Consolas" style:font-name-complex="Consolas" fo:color="#000000" fo:font-size="9.5pt" style:font-size-asian="9.5pt" style:font-size-complex="9.5pt" fo:language="en" fo:country="US"/>
    </style:style>
    <style:style style:name="P24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21" style:parent-style-name="Normal" style:family="paragraph">
      <style:paragraph-properties style:text-autospace="none" fo:margin-bottom="0in" fo:line-height="100%"/>
    </style:style>
    <style:style style:name="T2422" style:parent-style-name="DefaultParagraphFont" style:family="text">
      <style:text-properties style:font-name="Consolas" style:font-name-complex="Consolas" fo:color="#000000" fo:font-size="9.5pt" style:font-size-asian="9.5pt" style:font-size-complex="9.5pt" fo:language="en" fo:country="US"/>
    </style:style>
    <style:style style:name="T2423" style:parent-style-name="DefaultParagraphFont" style:family="text">
      <style:text-properties style:font-name="Consolas" style:font-name-complex="Consolas" fo:color="#0000FF" fo:font-size="9.5pt" style:font-size-asian="9.5pt" style:font-size-complex="9.5pt" fo:language="en" fo:country="US"/>
    </style:style>
    <style:style style:name="T2424" style:parent-style-name="DefaultParagraphFont" style:family="text">
      <style:text-properties style:font-name="Consolas" style:font-name-complex="Consolas" fo:color="#000000" fo:font-size="9.5pt" style:font-size-asian="9.5pt" style:font-size-complex="9.5pt" fo:language="en" fo:country="US"/>
    </style:style>
    <style:style style:name="T2425" style:parent-style-name="DefaultParagraphFont" style:family="text">
      <style:text-properties style:font-name="Consolas" style:font-name-complex="Consolas" fo:color="#0000FF" fo:font-size="9.5pt" style:font-size-asian="9.5pt" style:font-size-complex="9.5pt" fo:language="en" fo:country="US"/>
    </style:style>
    <style:style style:name="T2426" style:parent-style-name="DefaultParagraphFont" style:family="text">
      <style:text-properties style:font-name="Consolas" style:font-name-complex="Consolas" fo:color="#000000" fo:font-size="9.5pt" style:font-size-asian="9.5pt" style:font-size-complex="9.5pt" fo:language="en" fo:country="US"/>
    </style:style>
    <style:style style:name="P24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28" style:parent-style-name="Normal" style:family="paragraph">
      <style:paragraph-properties style:text-autospace="none" fo:margin-bottom="0in" fo:line-height="100%"/>
    </style:style>
    <style:style style:name="T2429" style:parent-style-name="DefaultParagraphFont" style:family="text">
      <style:text-properties style:font-name="Consolas" style:font-name-complex="Consolas" fo:color="#000000" fo:font-size="9.5pt" style:font-size-asian="9.5pt" style:font-size-complex="9.5pt" fo:language="en" fo:country="US"/>
    </style:style>
    <style:style style:name="T2430" style:parent-style-name="DefaultParagraphFont" style:family="text">
      <style:text-properties style:font-name="Consolas" style:font-name-complex="Consolas" fo:color="#A31515" fo:font-size="9.5pt" style:font-size-asian="9.5pt" style:font-size-complex="9.5pt" fo:language="en" fo:country="US"/>
    </style:style>
    <style:style style:name="T2431" style:parent-style-name="DefaultParagraphFont" style:family="text">
      <style:text-properties style:font-name="Consolas" style:font-name-complex="Consolas" fo:color="#000000" fo:font-size="9.5pt" style:font-size-asian="9.5pt" style:font-size-complex="9.5pt" fo:language="en" fo:country="US"/>
    </style:style>
    <style:style style:name="P24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34" style:parent-style-name="Normal" style:family="paragraph">
      <style:paragraph-properties style:text-autospace="none" fo:margin-bottom="0in" fo:line-height="100%"/>
    </style:style>
    <style:style style:name="T2435" style:parent-style-name="DefaultParagraphFont" style:family="text">
      <style:text-properties style:font-name="Consolas" style:font-name-complex="Consolas" fo:color="#000000" fo:font-size="9.5pt" style:font-size-asian="9.5pt" style:font-size-complex="9.5pt" fo:language="en" fo:country="US"/>
    </style:style>
    <style:style style:name="T2436" style:parent-style-name="DefaultParagraphFont" style:family="text">
      <style:text-properties style:font-name="Consolas" style:font-name-complex="Consolas" fo:color="#0000FF" fo:font-size="9.5pt" style:font-size-asian="9.5pt" style:font-size-complex="9.5pt" fo:language="en" fo:country="US"/>
    </style:style>
    <style:style style:name="T2437" style:parent-style-name="DefaultParagraphFont" style:family="text">
      <style:text-properties style:font-name="Consolas" style:font-name-complex="Consolas" fo:color="#000000" fo:font-size="9.5pt" style:font-size-asian="9.5pt" style:font-size-complex="9.5pt" fo:language="en" fo:country="US"/>
    </style:style>
    <style:style style:name="T2438" style:parent-style-name="DefaultParagraphFont" style:family="text">
      <style:text-properties style:font-name="Consolas" style:font-name-complex="Consolas" fo:color="#0000FF" fo:font-size="9.5pt" style:font-size-asian="9.5pt" style:font-size-complex="9.5pt" fo:language="en" fo:country="US"/>
    </style:style>
    <style:style style:name="T2439" style:parent-style-name="DefaultParagraphFont" style:family="text">
      <style:text-properties style:font-name="Consolas" style:font-name-complex="Consolas" fo:color="#000000" fo:font-size="9.5pt" style:font-size-asian="9.5pt" style:font-size-complex="9.5pt" fo:language="en" fo:country="US"/>
    </style:style>
    <style:style style:name="P24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41" style:parent-style-name="Normal" style:family="paragraph">
      <style:paragraph-properties style:text-autospace="none" fo:margin-bottom="0in" fo:line-height="100%"/>
    </style:style>
    <style:style style:name="T2442" style:parent-style-name="DefaultParagraphFont" style:family="text">
      <style:text-properties style:font-name="Consolas" style:font-name-complex="Consolas" fo:color="#000000" fo:font-size="9.5pt" style:font-size-asian="9.5pt" style:font-size-complex="9.5pt" fo:language="en" fo:country="US"/>
    </style:style>
    <style:style style:name="T2443" style:parent-style-name="DefaultParagraphFont" style:family="text">
      <style:text-properties style:font-name="Consolas" style:font-name-complex="Consolas" fo:color="#0000FF" fo:font-size="9.5pt" style:font-size-asian="9.5pt" style:font-size-complex="9.5pt" fo:language="en" fo:country="US"/>
    </style:style>
    <style:style style:name="T2444" style:parent-style-name="DefaultParagraphFont" style:family="text">
      <style:text-properties style:font-name="Consolas" style:font-name-complex="Consolas" fo:color="#000000" fo:font-size="9.5pt" style:font-size-asian="9.5pt" style:font-size-complex="9.5pt" fo:language="en" fo:country="US"/>
    </style:style>
    <style:style style:name="T2445" style:parent-style-name="DefaultParagraphFont" style:family="text">
      <style:text-properties style:font-name="Consolas" style:font-name-complex="Consolas" fo:color="#0000FF" fo:font-size="9.5pt" style:font-size-asian="9.5pt" style:font-size-complex="9.5pt" fo:language="en" fo:country="US"/>
    </style:style>
    <style:style style:name="T2446" style:parent-style-name="DefaultParagraphFont" style:family="text">
      <style:text-properties style:font-name="Consolas" style:font-name-complex="Consolas" fo:color="#000000" fo:font-size="9.5pt" style:font-size-asian="9.5pt" style:font-size-complex="9.5pt" fo:language="en" fo:country="US"/>
    </style:style>
    <style:style style:name="P24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48" style:parent-style-name="Normal" style:family="paragraph">
      <style:paragraph-properties style:text-autospace="none" fo:margin-bottom="0in" fo:line-height="100%"/>
    </style:style>
    <style:style style:name="T2449" style:parent-style-name="DefaultParagraphFont" style:family="text">
      <style:text-properties style:font-name="Consolas" style:font-name-complex="Consolas" fo:color="#000000" fo:font-size="9.5pt" style:font-size-asian="9.5pt" style:font-size-complex="9.5pt" fo:language="en" fo:country="US"/>
    </style:style>
    <style:style style:name="T2450" style:parent-style-name="DefaultParagraphFont" style:family="text">
      <style:text-properties style:font-name="Consolas" style:font-name-complex="Consolas" fo:color="#A31515" fo:font-size="9.5pt" style:font-size-asian="9.5pt" style:font-size-complex="9.5pt" fo:language="en" fo:country="US"/>
    </style:style>
    <style:style style:name="T2451" style:parent-style-name="DefaultParagraphFont" style:family="text">
      <style:text-properties style:font-name="Consolas" style:font-name-complex="Consolas" fo:color="#000000" fo:font-size="9.5pt" style:font-size-asian="9.5pt" style:font-size-complex="9.5pt" fo:language="en" fo:country="US"/>
    </style:style>
    <style:style style:name="P24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55" style:parent-style-name="Normal" style:family="paragraph">
      <style:paragraph-properties style:text-autospace="none" fo:margin-bottom="0in" fo:line-height="100%"/>
    </style:style>
    <style:style style:name="T2456" style:parent-style-name="DefaultParagraphFont" style:family="text">
      <style:text-properties style:font-name="Consolas" style:font-name-complex="Consolas" fo:color="#000000" fo:font-size="9.5pt" style:font-size-asian="9.5pt" style:font-size-complex="9.5pt" fo:language="en" fo:country="US"/>
    </style:style>
    <style:style style:name="T2457" style:parent-style-name="DefaultParagraphFont" style:family="text">
      <style:text-properties style:font-name="Consolas" style:font-name-complex="Consolas" fo:color="#0000FF" fo:font-size="9.5pt" style:font-size-asian="9.5pt" style:font-size-complex="9.5pt" fo:language="en" fo:country="US"/>
    </style:style>
    <style:style style:name="T2458" style:parent-style-name="DefaultParagraphFont" style:family="text">
      <style:text-properties style:font-name="Consolas" style:font-name-complex="Consolas" fo:color="#000000" fo:font-size="9.5pt" style:font-size-asian="9.5pt" style:font-size-complex="9.5pt" fo:language="en" fo:country="US"/>
    </style:style>
    <style:style style:name="T2459" style:parent-style-name="DefaultParagraphFont" style:family="text">
      <style:text-properties style:font-name="Consolas" style:font-name-complex="Consolas" fo:color="#0000FF" fo:font-size="9.5pt" style:font-size-asian="9.5pt" style:font-size-complex="9.5pt" fo:language="en" fo:country="US"/>
    </style:style>
    <style:style style:name="T2460" style:parent-style-name="DefaultParagraphFont" style:family="text">
      <style:text-properties style:font-name="Consolas" style:font-name-complex="Consolas" fo:color="#000000" fo:font-size="9.5pt" style:font-size-asian="9.5pt" style:font-size-complex="9.5pt" fo:language="en" fo:country="US"/>
    </style:style>
    <style:style style:name="P24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62" style:parent-style-name="Normal" style:family="paragraph">
      <style:paragraph-properties style:text-autospace="none" fo:margin-bottom="0in" fo:line-height="100%"/>
    </style:style>
    <style:style style:name="T2463" style:parent-style-name="DefaultParagraphFont" style:family="text">
      <style:text-properties style:font-name="Consolas" style:font-name-complex="Consolas" fo:color="#000000" fo:font-size="9.5pt" style:font-size-asian="9.5pt" style:font-size-complex="9.5pt" fo:language="en" fo:country="US"/>
    </style:style>
    <style:style style:name="T2464" style:parent-style-name="DefaultParagraphFont" style:family="text">
      <style:text-properties style:font-name="Consolas" style:font-name-complex="Consolas" fo:color="#0000FF" fo:font-size="9.5pt" style:font-size-asian="9.5pt" style:font-size-complex="9.5pt" fo:language="en" fo:country="US"/>
    </style:style>
    <style:style style:name="T2465" style:parent-style-name="DefaultParagraphFont" style:family="text">
      <style:text-properties style:font-name="Consolas" style:font-name-complex="Consolas" fo:color="#000000" fo:font-size="9.5pt" style:font-size-asian="9.5pt" style:font-size-complex="9.5pt" fo:language="en" fo:country="US"/>
    </style:style>
    <style:style style:name="T2466" style:parent-style-name="DefaultParagraphFont" style:family="text">
      <style:text-properties style:font-name="Consolas" style:font-name-complex="Consolas" fo:color="#0000FF" fo:font-size="9.5pt" style:font-size-asian="9.5pt" style:font-size-complex="9.5pt" fo:language="en" fo:country="US"/>
    </style:style>
    <style:style style:name="T2467" style:parent-style-name="DefaultParagraphFont" style:family="text">
      <style:text-properties style:font-name="Consolas" style:font-name-complex="Consolas" fo:color="#000000" fo:font-size="9.5pt" style:font-size-asian="9.5pt" style:font-size-complex="9.5pt" fo:language="en" fo:country="US"/>
    </style:style>
    <style:style style:name="T2468" style:parent-style-name="DefaultParagraphFont" style:family="text">
      <style:text-properties style:font-name="Consolas" style:font-name-complex="Consolas" fo:color="#0000FF" fo:font-size="9.5pt" style:font-size-asian="9.5pt" style:font-size-complex="9.5pt" fo:language="en" fo:country="US"/>
    </style:style>
    <style:style style:name="T2469" style:parent-style-name="DefaultParagraphFont" style:family="text">
      <style:text-properties style:font-name="Consolas" style:font-name-complex="Consolas" fo:color="#000000" fo:font-size="9.5pt" style:font-size-asian="9.5pt" style:font-size-complex="9.5pt" fo:language="en" fo:country="US"/>
    </style:style>
    <style:style style:name="T2470" style:parent-style-name="DefaultParagraphFont" style:family="text">
      <style:text-properties style:font-name="Consolas" style:font-name-complex="Consolas" fo:color="#0000FF" fo:font-size="9.5pt" style:font-size-asian="9.5pt" style:font-size-complex="9.5pt" fo:language="en" fo:country="US"/>
    </style:style>
    <style:style style:name="T2471" style:parent-style-name="DefaultParagraphFont" style:family="text">
      <style:text-properties style:font-name="Consolas" style:font-name-complex="Consolas" fo:color="#000000" fo:font-size="9.5pt" style:font-size-asian="9.5pt" style:font-size-complex="9.5pt" fo:language="en" fo:country="US"/>
    </style:style>
    <style:style style:name="P2472" style:parent-style-name="Normal" style:family="paragraph">
      <style:paragraph-properties style:text-autospace="none" fo:margin-bottom="0in" fo:line-height="100%"/>
    </style:style>
    <style:style style:name="T2473" style:parent-style-name="DefaultParagraphFont" style:family="text">
      <style:text-properties style:font-name="Consolas" style:font-name-complex="Consolas" fo:color="#000000" fo:font-size="9.5pt" style:font-size-asian="9.5pt" style:font-size-complex="9.5pt" fo:language="en" fo:country="US"/>
    </style:style>
    <style:style style:name="T2474" style:parent-style-name="DefaultParagraphFont" style:family="text">
      <style:text-properties style:font-name="Consolas" style:font-name-complex="Consolas" fo:color="#0000FF" fo:font-size="9.5pt" style:font-size-asian="9.5pt" style:font-size-complex="9.5pt" fo:language="en" fo:country="US"/>
    </style:style>
    <style:style style:name="T2475" style:parent-style-name="DefaultParagraphFont" style:family="text">
      <style:text-properties style:font-name="Consolas" style:font-name-complex="Consolas" fo:color="#000000" fo:font-size="9.5pt" style:font-size-asian="9.5pt" style:font-size-complex="9.5pt" fo:language="en" fo:country="US"/>
    </style:style>
    <style:style style:name="T2476" style:parent-style-name="DefaultParagraphFont" style:family="text">
      <style:text-properties style:font-name="Consolas" style:font-name-complex="Consolas" fo:color="#0000FF" fo:font-size="9.5pt" style:font-size-asian="9.5pt" style:font-size-complex="9.5pt" fo:language="en" fo:country="US"/>
    </style:style>
    <style:style style:name="T2477" style:parent-style-name="DefaultParagraphFont" style:family="text">
      <style:text-properties style:font-name="Consolas" style:font-name-complex="Consolas" fo:color="#000000" fo:font-size="9.5pt" style:font-size-asian="9.5pt" style:font-size-complex="9.5pt" fo:language="en" fo:country="US"/>
    </style:style>
    <style:style style:name="P24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79" style:parent-style-name="Normal" style:family="paragraph">
      <style:paragraph-properties style:text-autospace="none" fo:margin-bottom="0in" fo:line-height="100%"/>
    </style:style>
    <style:style style:name="T2480" style:parent-style-name="DefaultParagraphFont" style:family="text">
      <style:text-properties style:font-name="Consolas" style:font-name-complex="Consolas" fo:color="#000000" fo:font-size="9.5pt" style:font-size-asian="9.5pt" style:font-size-complex="9.5pt" fo:language="en" fo:country="US"/>
    </style:style>
    <style:style style:name="T2481" style:parent-style-name="DefaultParagraphFont" style:family="text">
      <style:text-properties style:font-name="Consolas" style:font-name-complex="Consolas" fo:color="#A31515" fo:font-size="9.5pt" style:font-size-asian="9.5pt" style:font-size-complex="9.5pt" fo:language="en" fo:country="US"/>
    </style:style>
    <style:style style:name="T2482" style:parent-style-name="DefaultParagraphFont" style:family="text">
      <style:text-properties style:font-name="Consolas" style:font-name-complex="Consolas" fo:color="#000000" fo:font-size="9.5pt" style:font-size-asian="9.5pt" style:font-size-complex="9.5pt" fo:language="en" fo:country="US"/>
    </style:style>
    <style:style style:name="P2483" style:parent-style-name="Normal" style:family="paragraph">
      <style:paragraph-properties style:text-autospace="none" fo:margin-bottom="0in" fo:line-height="100%"/>
    </style:style>
    <style:style style:name="T2484" style:parent-style-name="DefaultParagraphFont" style:family="text">
      <style:text-properties style:font-name="Consolas" style:font-name-complex="Consolas" fo:color="#000000" fo:font-size="9.5pt" style:font-size-asian="9.5pt" style:font-size-complex="9.5pt" fo:language="en" fo:country="US"/>
    </style:style>
    <style:style style:name="T2485" style:parent-style-name="DefaultParagraphFont" style:family="text">
      <style:text-properties style:font-name="Consolas" style:font-name-complex="Consolas" fo:color="#0000FF" fo:font-size="9.5pt" style:font-size-asian="9.5pt" style:font-size-complex="9.5pt" fo:language="en" fo:country="US"/>
    </style:style>
    <style:style style:name="T2486" style:parent-style-name="DefaultParagraphFont" style:family="text">
      <style:text-properties style:font-name="Consolas" style:font-name-complex="Consolas" fo:color="#000000" fo:font-size="9.5pt" style:font-size-asian="9.5pt" style:font-size-complex="9.5pt" fo:language="en" fo:country="US"/>
    </style:style>
    <style:style style:name="P24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89" style:parent-style-name="Normal" style:family="paragraph">
      <style:paragraph-properties style:text-autospace="none" fo:margin-bottom="0in" fo:line-height="100%"/>
    </style:style>
    <style:style style:name="T2490" style:parent-style-name="DefaultParagraphFont" style:family="text">
      <style:text-properties style:font-name="Consolas" style:font-name-complex="Consolas" fo:color="#000000" fo:font-size="9.5pt" style:font-size-asian="9.5pt" style:font-size-complex="9.5pt" fo:language="en" fo:country="US"/>
    </style:style>
    <style:style style:name="T2491" style:parent-style-name="DefaultParagraphFont" style:family="text">
      <style:text-properties style:font-name="Consolas" style:font-name-complex="Consolas" fo:color="#0000FF" fo:font-size="9.5pt" style:font-size-asian="9.5pt" style:font-size-complex="9.5pt" fo:language="en" fo:country="US"/>
    </style:style>
    <style:style style:name="T2492" style:parent-style-name="DefaultParagraphFont" style:family="text">
      <style:text-properties style:font-name="Consolas" style:font-name-complex="Consolas" fo:color="#000000" fo:font-size="9.5pt" style:font-size-asian="9.5pt" style:font-size-complex="9.5pt" fo:language="en" fo:country="US"/>
    </style:style>
    <style:style style:name="P24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94" style:parent-style-name="Normal" style:family="paragraph">
      <style:paragraph-properties style:text-autospace="none" fo:margin-bottom="0in" fo:line-height="100%"/>
    </style:style>
    <style:style style:name="T2495" style:parent-style-name="DefaultParagraphFont" style:family="text">
      <style:text-properties style:font-name="Consolas" style:font-name-complex="Consolas" fo:color="#000000" fo:font-size="9.5pt" style:font-size-asian="9.5pt" style:font-size-complex="9.5pt" fo:language="en" fo:country="US"/>
    </style:style>
    <style:style style:name="T2496" style:parent-style-name="DefaultParagraphFont" style:family="text">
      <style:text-properties style:font-name="Consolas" style:font-name-complex="Consolas" fo:color="#A31515" fo:font-size="9.5pt" style:font-size-asian="9.5pt" style:font-size-complex="9.5pt" fo:language="en" fo:country="US"/>
    </style:style>
    <style:style style:name="T2497" style:parent-style-name="DefaultParagraphFont" style:family="text">
      <style:text-properties style:font-name="Consolas" style:font-name-complex="Consolas" fo:color="#000000" fo:font-size="9.5pt" style:font-size-asian="9.5pt" style:font-size-complex="9.5pt" fo:language="en" fo:country="US"/>
    </style:style>
    <style:style style:name="P24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4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01" style:parent-style-name="Normal" style:family="paragraph">
      <style:paragraph-properties style:text-autospace="none" fo:margin-bottom="0in" fo:line-height="100%"/>
    </style:style>
    <style:style style:name="T2502" style:parent-style-name="DefaultParagraphFont" style:family="text">
      <style:text-properties style:font-name="Consolas" style:font-name-complex="Consolas" fo:color="#000000" fo:font-size="9.5pt" style:font-size-asian="9.5pt" style:font-size-complex="9.5pt" fo:language="en" fo:country="US"/>
    </style:style>
    <style:style style:name="T2503" style:parent-style-name="DefaultParagraphFont" style:family="text">
      <style:text-properties style:font-name="Consolas" style:font-name-complex="Consolas" fo:color="#0000FF" fo:font-size="9.5pt" style:font-size-asian="9.5pt" style:font-size-complex="9.5pt" fo:language="en" fo:country="US"/>
    </style:style>
    <style:style style:name="T2504" style:parent-style-name="DefaultParagraphFont" style:family="text">
      <style:text-properties style:font-name="Consolas" style:font-name-complex="Consolas" fo:color="#000000" fo:font-size="9.5pt" style:font-size-asian="9.5pt" style:font-size-complex="9.5pt" fo:language="en" fo:country="US"/>
    </style:style>
    <style:style style:name="T2505" style:parent-style-name="DefaultParagraphFont" style:family="text">
      <style:text-properties style:font-name="Consolas" style:font-name-complex="Consolas" fo:color="#0000FF" fo:font-size="9.5pt" style:font-size-asian="9.5pt" style:font-size-complex="9.5pt" fo:language="en" fo:country="US"/>
    </style:style>
    <style:style style:name="T2506" style:parent-style-name="DefaultParagraphFont" style:family="text">
      <style:text-properties style:font-name="Consolas" style:font-name-complex="Consolas" fo:color="#000000" fo:font-size="9.5pt" style:font-size-asian="9.5pt" style:font-size-complex="9.5pt" fo:language="en" fo:country="US"/>
    </style:style>
    <style:style style:name="P25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08" style:parent-style-name="Normal" style:family="paragraph">
      <style:paragraph-properties style:text-autospace="none" fo:margin-bottom="0in" fo:line-height="100%"/>
    </style:style>
    <style:style style:name="T2509" style:parent-style-name="DefaultParagraphFont" style:family="text">
      <style:text-properties style:font-name="Consolas" style:font-name-complex="Consolas" fo:color="#000000" fo:font-size="9.5pt" style:font-size-asian="9.5pt" style:font-size-complex="9.5pt" fo:language="en" fo:country="US"/>
    </style:style>
    <style:style style:name="T2510" style:parent-style-name="DefaultParagraphFont" style:family="text">
      <style:text-properties style:font-name="Consolas" style:font-name-complex="Consolas" fo:color="#A31515" fo:font-size="9.5pt" style:font-size-asian="9.5pt" style:font-size-complex="9.5pt" fo:language="en" fo:country="US"/>
    </style:style>
    <style:style style:name="T2511" style:parent-style-name="DefaultParagraphFont" style:family="text">
      <style:text-properties style:font-name="Consolas" style:font-name-complex="Consolas" fo:color="#000000" fo:font-size="9.5pt" style:font-size-asian="9.5pt" style:font-size-complex="9.5pt" fo:language="en" fo:country="US"/>
    </style:style>
    <style:style style:name="P25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14" style:parent-style-name="Normal" style:family="paragraph">
      <style:paragraph-properties style:text-autospace="none" fo:margin-bottom="0in" fo:line-height="100%"/>
    </style:style>
    <style:style style:name="T2515" style:parent-style-name="DefaultParagraphFont" style:family="text">
      <style:text-properties style:font-name="Consolas" style:font-name-complex="Consolas" fo:color="#000000" fo:font-size="9.5pt" style:font-size-asian="9.5pt" style:font-size-complex="9.5pt" fo:language="en" fo:country="US"/>
    </style:style>
    <style:style style:name="T2516" style:parent-style-name="DefaultParagraphFont" style:family="text">
      <style:text-properties style:font-name="Consolas" style:font-name-complex="Consolas" fo:color="#0000FF" fo:font-size="9.5pt" style:font-size-asian="9.5pt" style:font-size-complex="9.5pt" fo:language="en" fo:country="US"/>
    </style:style>
    <style:style style:name="T2517" style:parent-style-name="DefaultParagraphFont" style:family="text">
      <style:text-properties style:font-name="Consolas" style:font-name-complex="Consolas" fo:color="#000000" fo:font-size="9.5pt" style:font-size-asian="9.5pt" style:font-size-complex="9.5pt" fo:language="en" fo:country="US"/>
    </style:style>
    <style:style style:name="P25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19" style:parent-style-name="Normal" style:family="paragraph">
      <style:paragraph-properties style:text-autospace="none" fo:margin-bottom="0in" fo:line-height="100%"/>
    </style:style>
    <style:style style:name="T2520" style:parent-style-name="DefaultParagraphFont" style:family="text">
      <style:text-properties style:font-name="Consolas" style:font-name-complex="Consolas" fo:color="#000000" fo:font-size="9.5pt" style:font-size-asian="9.5pt" style:font-size-complex="9.5pt" fo:language="en" fo:country="US"/>
    </style:style>
    <style:style style:name="T2521" style:parent-style-name="DefaultParagraphFont" style:family="text">
      <style:text-properties style:font-name="Consolas" style:font-name-complex="Consolas" fo:color="#0000FF" fo:font-size="9.5pt" style:font-size-asian="9.5pt" style:font-size-complex="9.5pt" fo:language="en" fo:country="US"/>
    </style:style>
    <style:style style:name="T2522" style:parent-style-name="DefaultParagraphFont" style:family="text">
      <style:text-properties style:font-name="Consolas" style:font-name-complex="Consolas" fo:color="#000000" fo:font-size="9.5pt" style:font-size-asian="9.5pt" style:font-size-complex="9.5pt" fo:language="en" fo:country="US"/>
    </style:style>
    <style:style style:name="T2523" style:parent-style-name="DefaultParagraphFont" style:family="text">
      <style:text-properties style:font-name="Consolas" style:font-name-complex="Consolas" fo:color="#0000FF" fo:font-size="9.5pt" style:font-size-asian="9.5pt" style:font-size-complex="9.5pt" fo:language="en" fo:country="US"/>
    </style:style>
    <style:style style:name="T2524" style:parent-style-name="DefaultParagraphFont" style:family="text">
      <style:text-properties style:font-name="Consolas" style:font-name-complex="Consolas" fo:color="#000000" fo:font-size="9.5pt" style:font-size-asian="9.5pt" style:font-size-complex="9.5pt" fo:language="en" fo:country="US"/>
    </style:style>
    <style:style style:name="P25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26" style:parent-style-name="Normal" style:family="paragraph">
      <style:paragraph-properties style:text-autospace="none" fo:margin-bottom="0in" fo:line-height="100%"/>
    </style:style>
    <style:style style:name="T2527" style:parent-style-name="DefaultParagraphFont" style:family="text">
      <style:text-properties style:font-name="Consolas" style:font-name-complex="Consolas" fo:color="#000000" fo:font-size="9.5pt" style:font-size-asian="9.5pt" style:font-size-complex="9.5pt" fo:language="en" fo:country="US"/>
    </style:style>
    <style:style style:name="T2528" style:parent-style-name="DefaultParagraphFont" style:family="text">
      <style:text-properties style:font-name="Consolas" style:font-name-complex="Consolas" fo:color="#0000FF" fo:font-size="9.5pt" style:font-size-asian="9.5pt" style:font-size-complex="9.5pt" fo:language="en" fo:country="US"/>
    </style:style>
    <style:style style:name="T2529" style:parent-style-name="DefaultParagraphFont" style:family="text">
      <style:text-properties style:font-name="Consolas" style:font-name-complex="Consolas" fo:color="#000000" fo:font-size="9.5pt" style:font-size-asian="9.5pt" style:font-size-complex="9.5pt" fo:language="en" fo:country="US"/>
    </style:style>
    <style:style style:name="T2530" style:parent-style-name="DefaultParagraphFont" style:family="text">
      <style:text-properties style:font-name="Consolas" style:font-name-complex="Consolas" fo:color="#0000FF" fo:font-size="9.5pt" style:font-size-asian="9.5pt" style:font-size-complex="9.5pt" fo:language="en" fo:country="US"/>
    </style:style>
    <style:style style:name="T2531" style:parent-style-name="DefaultParagraphFont" style:family="text">
      <style:text-properties style:font-name="Consolas" style:font-name-complex="Consolas" fo:color="#000000" fo:font-size="9.5pt" style:font-size-asian="9.5pt" style:font-size-complex="9.5pt" fo:language="en" fo:country="US"/>
    </style:style>
    <style:style style:name="P25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35" style:parent-style-name="Normal" style:family="paragraph">
      <style:paragraph-properties style:text-autospace="none" fo:margin-bottom="0in" fo:line-height="100%"/>
    </style:style>
    <style:style style:name="T2536" style:parent-style-name="DefaultParagraphFont" style:family="text">
      <style:text-properties style:font-name="Consolas" style:font-name-complex="Consolas" fo:color="#000000" fo:font-size="9.5pt" style:font-size-asian="9.5pt" style:font-size-complex="9.5pt" fo:language="en" fo:country="US"/>
    </style:style>
    <style:style style:name="T2537" style:parent-style-name="DefaultParagraphFont" style:family="text">
      <style:text-properties style:font-name="Consolas" style:font-name-complex="Consolas" fo:color="#0000FF" fo:font-size="9.5pt" style:font-size-asian="9.5pt" style:font-size-complex="9.5pt" fo:language="en" fo:country="US"/>
    </style:style>
    <style:style style:name="P25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46" style:parent-style-name="Normal" style:family="paragraph">
      <style:paragraph-properties style:text-autospace="none" fo:margin-bottom="0in" fo:line-height="100%"/>
    </style:style>
    <style:style style:name="T2547" style:parent-style-name="DefaultParagraphFont" style:family="text">
      <style:text-properties style:font-name="Consolas" style:font-name-complex="Consolas" fo:color="#000000" fo:font-size="9.5pt" style:font-size-asian="9.5pt" style:font-size-complex="9.5pt" fo:language="en" fo:country="US"/>
    </style:style>
    <style:style style:name="T2548" style:parent-style-name="DefaultParagraphFont" style:family="text">
      <style:text-properties style:font-name="Consolas" style:font-name-complex="Consolas" fo:color="#0000FF" fo:font-size="9.5pt" style:font-size-asian="9.5pt" style:font-size-complex="9.5pt" fo:language="en" fo:country="US"/>
    </style:style>
    <style:style style:name="T2549" style:parent-style-name="DefaultParagraphFont" style:family="text">
      <style:text-properties style:font-name="Consolas" style:font-name-complex="Consolas" fo:color="#000000" fo:font-size="9.5pt" style:font-size-asian="9.5pt" style:font-size-complex="9.5pt" fo:language="en" fo:country="US"/>
    </style:style>
    <style:style style:name="P25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51" style:parent-style-name="Normal" style:family="paragraph">
      <style:paragraph-properties style:text-autospace="none" fo:margin-bottom="0in" fo:line-height="100%"/>
    </style:style>
    <style:style style:name="T2552" style:parent-style-name="DefaultParagraphFont" style:family="text">
      <style:text-properties style:font-name="Consolas" style:font-name-complex="Consolas" fo:color="#000000" fo:font-size="9.5pt" style:font-size-asian="9.5pt" style:font-size-complex="9.5pt" fo:language="en" fo:country="US"/>
    </style:style>
    <style:style style:name="T2553" style:parent-style-name="DefaultParagraphFont" style:family="text">
      <style:text-properties style:font-name="Consolas" style:font-name-complex="Consolas" fo:color="#0000FF" fo:font-size="9.5pt" style:font-size-asian="9.5pt" style:font-size-complex="9.5pt" fo:language="en" fo:country="US"/>
    </style:style>
    <style:style style:name="T2554" style:parent-style-name="DefaultParagraphFont" style:family="text">
      <style:text-properties style:font-name="Consolas" style:font-name-complex="Consolas" fo:color="#000000" fo:font-size="9.5pt" style:font-size-asian="9.5pt" style:font-size-complex="9.5pt" fo:language="en" fo:country="US"/>
    </style:style>
    <style:style style:name="P2555" style:parent-style-name="Normal" style:family="paragraph">
      <style:paragraph-properties style:text-autospace="none" fo:margin-bottom="0in" fo:line-height="100%"/>
    </style:style>
    <style:style style:name="T2556" style:parent-style-name="DefaultParagraphFont" style:family="text">
      <style:text-properties style:font-name="Consolas" style:font-name-complex="Consolas" fo:color="#000000" fo:font-size="9.5pt" style:font-size-asian="9.5pt" style:font-size-complex="9.5pt" fo:language="en" fo:country="US"/>
    </style:style>
    <style:style style:name="T2557" style:parent-style-name="DefaultParagraphFont" style:family="text">
      <style:text-properties style:font-name="Consolas" style:font-name-complex="Consolas" fo:color="#0000FF" fo:font-size="9.5pt" style:font-size-asian="9.5pt" style:font-size-complex="9.5pt" fo:language="en" fo:country="US"/>
    </style:style>
    <style:style style:name="T2558" style:parent-style-name="DefaultParagraphFont" style:family="text">
      <style:text-properties style:font-name="Consolas" style:font-name-complex="Consolas" fo:color="#000000" fo:font-size="9.5pt" style:font-size-asian="9.5pt" style:font-size-complex="9.5pt" fo:language="en" fo:country="US"/>
    </style:style>
    <style:style style:name="T2559" style:parent-style-name="DefaultParagraphFont" style:family="text">
      <style:text-properties style:font-name="Consolas" style:font-name-complex="Consolas" fo:color="#0000FF" fo:font-size="9.5pt" style:font-size-asian="9.5pt" style:font-size-complex="9.5pt" fo:language="en" fo:country="US"/>
    </style:style>
    <style:style style:name="T2560" style:parent-style-name="DefaultParagraphFont" style:family="text">
      <style:text-properties style:font-name="Consolas" style:font-name-complex="Consolas" fo:color="#000000" fo:font-size="9.5pt" style:font-size-asian="9.5pt" style:font-size-complex="9.5pt" fo:language="en" fo:country="US"/>
    </style:style>
    <style:style style:name="T2561" style:parent-style-name="DefaultParagraphFont" style:family="text">
      <style:text-properties style:font-name="Consolas" style:font-name-complex="Consolas" fo:color="#0000FF" fo:font-size="9.5pt" style:font-size-asian="9.5pt" style:font-size-complex="9.5pt" fo:language="en" fo:country="US"/>
    </style:style>
    <style:style style:name="T2562" style:parent-style-name="DefaultParagraphFont" style:family="text">
      <style:text-properties style:font-name="Consolas" style:font-name-complex="Consolas" fo:color="#000000" fo:font-size="9.5pt" style:font-size-asian="9.5pt" style:font-size-complex="9.5pt" fo:language="en" fo:country="US"/>
    </style:style>
    <style:style style:name="T2563" style:parent-style-name="DefaultParagraphFont" style:family="text">
      <style:text-properties style:font-name="Consolas" style:font-name-complex="Consolas" fo:color="#0000FF" fo:font-size="9.5pt" style:font-size-asian="9.5pt" style:font-size-complex="9.5pt" fo:language="en" fo:country="US"/>
    </style:style>
    <style:style style:name="T2564" style:parent-style-name="DefaultParagraphFont" style:family="text">
      <style:text-properties style:font-name="Consolas" style:font-name-complex="Consolas" fo:color="#000000" fo:font-size="9.5pt" style:font-size-asian="9.5pt" style:font-size-complex="9.5pt" fo:language="en" fo:country="US"/>
    </style:style>
    <style:style style:name="P25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66" style:parent-style-name="Normal" style:family="paragraph">
      <style:paragraph-properties style:text-autospace="none" fo:margin-bottom="0in" fo:line-height="100%"/>
    </style:style>
    <style:style style:name="T2567" style:parent-style-name="DefaultParagraphFont" style:family="text">
      <style:text-properties style:font-name="Consolas" style:font-name-complex="Consolas" fo:color="#000000" fo:font-size="9.5pt" style:font-size-asian="9.5pt" style:font-size-complex="9.5pt" fo:language="en" fo:country="US"/>
    </style:style>
    <style:style style:name="T2568" style:parent-style-name="DefaultParagraphFont" style:family="text">
      <style:text-properties style:font-name="Consolas" style:font-name-complex="Consolas" fo:color="#0000FF" fo:font-size="9.5pt" style:font-size-asian="9.5pt" style:font-size-complex="9.5pt" fo:language="en" fo:country="US"/>
    </style:style>
    <style:style style:name="T2569" style:parent-style-name="DefaultParagraphFont" style:family="text">
      <style:text-properties style:font-name="Consolas" style:font-name-complex="Consolas" fo:color="#000000" fo:font-size="9.5pt" style:font-size-asian="9.5pt" style:font-size-complex="9.5pt" fo:language="en" fo:country="US"/>
    </style:style>
    <style:style style:name="P25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73" style:parent-style-name="Normal" style:family="paragraph">
      <style:paragraph-properties style:text-autospace="none" fo:margin-bottom="0in" fo:line-height="100%"/>
    </style:style>
    <style:style style:name="T2574" style:parent-style-name="DefaultParagraphFont" style:family="text">
      <style:text-properties style:font-name="Consolas" style:font-name-complex="Consolas" fo:color="#000000" fo:font-size="9.5pt" style:font-size-asian="9.5pt" style:font-size-complex="9.5pt" fo:language="en" fo:country="US"/>
    </style:style>
    <style:style style:name="T2575" style:parent-style-name="DefaultParagraphFont" style:family="text">
      <style:text-properties style:font-name="Consolas" style:font-name-complex="Consolas" fo:color="#0000FF" fo:font-size="9.5pt" style:font-size-asian="9.5pt" style:font-size-complex="9.5pt" fo:language="en" fo:country="US"/>
    </style:style>
    <style:style style:name="P25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78" style:parent-style-name="Normal" style:family="paragraph">
      <style:paragraph-properties style:text-autospace="none" fo:margin-bottom="0in" fo:line-height="100%"/>
    </style:style>
    <style:style style:name="T2579" style:parent-style-name="DefaultParagraphFont" style:family="text">
      <style:text-properties style:font-name="Consolas" style:font-name-complex="Consolas" fo:color="#000000" fo:font-size="9.5pt" style:font-size-asian="9.5pt" style:font-size-complex="9.5pt" fo:language="en" fo:country="US"/>
    </style:style>
    <style:style style:name="T2580" style:parent-style-name="DefaultParagraphFont" style:family="text">
      <style:text-properties style:font-name="Consolas" style:font-name-complex="Consolas" fo:color="#A31515" fo:font-size="9.5pt" style:font-size-asian="9.5pt" style:font-size-complex="9.5pt" fo:language="en" fo:country="US"/>
    </style:style>
    <style:style style:name="T2581" style:parent-style-name="DefaultParagraphFont" style:family="text">
      <style:text-properties style:font-name="Consolas" style:font-name-complex="Consolas" fo:color="#000000" fo:font-size="9.5pt" style:font-size-asian="9.5pt" style:font-size-complex="9.5pt" fo:language="en" fo:country="US"/>
    </style:style>
    <style:style style:name="P25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588" style:parent-style-name="Normal" style:family="paragraph">
      <style:paragraph-properties style:text-autospace="none" fo:margin-bottom="0in" fo:line-height="100%"/>
    </style:style>
    <style:style style:name="T2589" style:parent-style-name="DefaultParagraphFont" style:family="text">
      <style:text-properties style:font-name="Consolas" style:font-name-complex="Consolas" fo:color="#000000" fo:font-size="9.5pt" style:font-size-asian="9.5pt" style:font-size-complex="9.5pt" fo:language="en" fo:country="US"/>
    </style:style>
    <style:style style:name="T2590" style:parent-style-name="DefaultParagraphFont" style:family="text">
      <style:text-properties style:font-name="Consolas" style:font-name-complex="Consolas" fo:color="#008000" fo:font-size="9.5pt" style:font-size-asian="9.5pt" style:font-size-complex="9.5pt" fo:language="en" fo:country="US"/>
    </style:style>
    <style:style style:name="P2591" style:parent-style-name="Normal" style:family="paragraph">
      <style:paragraph-properties style:text-autospace="none" fo:margin-bottom="0in" fo:line-height="100%"/>
      <style:text-properties style:font-name="Consolas" style:font-name-complex="Consolas" fo:color="#008000" fo:font-size="9.5pt" style:font-size-asian="9.5pt" style:font-size-complex="9.5pt" fo:language="en" fo:country="US"/>
    </style:style>
    <style:style style:name="P2592" style:parent-style-name="Normal" style:family="paragraph">
      <style:paragraph-properties style:text-autospace="none" fo:margin-bottom="0in" fo:line-height="100%"/>
    </style:style>
    <style:style style:name="T2593" style:parent-style-name="DefaultParagraphFont" style:family="text">
      <style:text-properties style:font-name="Consolas" style:font-name-complex="Consolas" fo:color="#008000" fo:font-size="9.5pt" style:font-size-asian="9.5pt" style:font-size-complex="9.5pt" fo:language="en" fo:country="US"/>
    </style:style>
    <style:style style:name="P2594" style:parent-style-name="Normal" style:family="paragraph">
      <style:paragraph-properties style:text-autospace="none" fo:margin-bottom="0in" fo:line-height="100%"/>
    </style:style>
    <style:style style:name="T2595" style:parent-style-name="DefaultParagraphFont" style:family="text">
      <style:text-properties style:font-name="Consolas" style:font-name-complex="Consolas" fo:color="#000000" fo:font-size="9.5pt" style:font-size-asian="9.5pt" style:font-size-complex="9.5pt" fo:language="en" fo:country="US"/>
    </style:style>
    <style:style style:name="T2596" style:parent-style-name="DefaultParagraphFont" style:family="text">
      <style:text-properties style:font-name="Consolas" style:font-name-complex="Consolas" fo:color="#0000FF" fo:font-size="9.5pt" style:font-size-asian="9.5pt" style:font-size-complex="9.5pt" fo:language="en" fo:country="US"/>
    </style:style>
    <style:style style:name="T2597" style:parent-style-name="DefaultParagraphFont" style:family="text">
      <style:text-properties style:font-name="Consolas" style:font-name-complex="Consolas" fo:color="#000000" fo:font-size="9.5pt" style:font-size-asian="9.5pt" style:font-size-complex="9.5pt" fo:language="en" fo:country="US"/>
    </style:style>
    <style:style style:name="T2598" style:parent-style-name="DefaultParagraphFont" style:family="text">
      <style:text-properties style:font-name="Consolas" style:font-name-complex="Consolas" fo:color="#0000FF" fo:font-size="9.5pt" style:font-size-asian="9.5pt" style:font-size-complex="9.5pt" fo:language="en" fo:country="US"/>
    </style:style>
    <style:style style:name="T2599" style:parent-style-name="DefaultParagraphFont" style:family="text">
      <style:text-properties style:font-name="Consolas" style:font-name-complex="Consolas" fo:color="#000000" fo:font-size="9.5pt" style:font-size-asian="9.5pt" style:font-size-complex="9.5pt" fo:language="en" fo:country="US"/>
    </style:style>
    <style:style style:name="P26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06" style:parent-style-name="Normal" style:family="paragraph">
      <style:paragraph-properties style:text-autospace="none" fo:margin-bottom="0in" fo:line-height="100%"/>
    </style:style>
    <style:style style:name="T2607" style:parent-style-name="DefaultParagraphFont" style:family="text">
      <style:text-properties style:font-name="Consolas" style:font-name-complex="Consolas" fo:color="#000000" fo:font-size="9.5pt" style:font-size-asian="9.5pt" style:font-size-complex="9.5pt" fo:language="en" fo:country="US"/>
    </style:style>
    <style:style style:name="T2608" style:parent-style-name="DefaultParagraphFont" style:family="text">
      <style:text-properties style:font-name="Consolas" style:font-name-complex="Consolas" fo:color="#0000FF" fo:font-size="9.5pt" style:font-size-asian="9.5pt" style:font-size-complex="9.5pt" fo:language="en" fo:country="US"/>
    </style:style>
    <style:style style:name="T2609" style:parent-style-name="DefaultParagraphFont" style:family="text">
      <style:text-properties style:font-name="Consolas" style:font-name-complex="Consolas" fo:color="#000000" fo:font-size="9.5pt" style:font-size-asian="9.5pt" style:font-size-complex="9.5pt" fo:language="en" fo:country="US"/>
    </style:style>
    <style:style style:name="T2610" style:parent-style-name="DefaultParagraphFont" style:family="text">
      <style:text-properties style:font-name="Consolas" style:font-name-complex="Consolas" fo:color="#0000FF" fo:font-size="9.5pt" style:font-size-asian="9.5pt" style:font-size-complex="9.5pt" fo:language="en" fo:country="US"/>
    </style:style>
    <style:style style:name="T2611" style:parent-style-name="DefaultParagraphFont" style:family="text">
      <style:text-properties style:font-name="Consolas" style:font-name-complex="Consolas" fo:color="#000000" fo:font-size="9.5pt" style:font-size-asian="9.5pt" style:font-size-complex="9.5pt" fo:language="en" fo:country="US"/>
    </style:style>
    <style:style style:name="T2612" style:parent-style-name="DefaultParagraphFont" style:family="text">
      <style:text-properties style:font-name="Consolas" style:font-name-complex="Consolas" fo:color="#0000FF" fo:font-size="9.5pt" style:font-size-asian="9.5pt" style:font-size-complex="9.5pt" fo:language="en" fo:country="US"/>
    </style:style>
    <style:style style:name="T2613" style:parent-style-name="DefaultParagraphFont" style:family="text">
      <style:text-properties style:font-name="Consolas" style:font-name-complex="Consolas" fo:color="#000000" fo:font-size="9.5pt" style:font-size-asian="9.5pt" style:font-size-complex="9.5pt" fo:language="en" fo:country="US"/>
    </style:style>
    <style:style style:name="T2614" style:parent-style-name="DefaultParagraphFont" style:family="text">
      <style:text-properties style:font-name="Consolas" style:font-name-complex="Consolas" fo:color="#0000FF" fo:font-size="9.5pt" style:font-size-asian="9.5pt" style:font-size-complex="9.5pt" fo:language="en" fo:country="US"/>
    </style:style>
    <style:style style:name="T2615" style:parent-style-name="DefaultParagraphFont" style:family="text">
      <style:text-properties style:font-name="Consolas" style:font-name-complex="Consolas" fo:color="#000000" fo:font-size="9.5pt" style:font-size-asian="9.5pt" style:font-size-complex="9.5pt" fo:language="en" fo:country="US"/>
    </style:style>
    <style:style style:name="P26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17" style:parent-style-name="Normal" style:family="paragraph">
      <style:paragraph-properties style:text-autospace="none" fo:margin-bottom="0in" fo:line-height="100%"/>
    </style:style>
    <style:style style:name="T2618" style:parent-style-name="DefaultParagraphFont" style:family="text">
      <style:text-properties style:font-name="Consolas" style:font-name-complex="Consolas" fo:color="#000000" fo:font-size="9.5pt" style:font-size-asian="9.5pt" style:font-size-complex="9.5pt" fo:language="en" fo:country="US"/>
    </style:style>
    <style:style style:name="T2619" style:parent-style-name="DefaultParagraphFont" style:family="text">
      <style:text-properties style:font-name="Consolas" style:font-name-complex="Consolas" fo:color="#0000FF" fo:font-size="9.5pt" style:font-size-asian="9.5pt" style:font-size-complex="9.5pt" fo:language="en" fo:country="US"/>
    </style:style>
    <style:style style:name="T2620" style:parent-style-name="DefaultParagraphFont" style:family="text">
      <style:text-properties style:font-name="Consolas" style:font-name-complex="Consolas" fo:color="#000000" fo:font-size="9.5pt" style:font-size-asian="9.5pt" style:font-size-complex="9.5pt" fo:language="en" fo:country="US"/>
    </style:style>
    <style:style style:name="T2621" style:parent-style-name="DefaultParagraphFont" style:family="text">
      <style:text-properties style:font-name="Consolas" style:font-name-complex="Consolas" fo:color="#A31515" fo:font-size="9.5pt" style:font-size-asian="9.5pt" style:font-size-complex="9.5pt" fo:language="en" fo:country="US"/>
    </style:style>
    <style:style style:name="T2622" style:parent-style-name="DefaultParagraphFont" style:family="text">
      <style:text-properties style:font-name="Consolas" style:font-name-complex="Consolas" fo:color="#000000" fo:font-size="9.5pt" style:font-size-asian="9.5pt" style:font-size-complex="9.5pt" fo:language="en" fo:country="US"/>
    </style:style>
    <style:style style:name="P2623" style:parent-style-name="Normal" style:family="paragraph">
      <style:paragraph-properties style:text-autospace="none" fo:margin-bottom="0in" fo:line-height="100%"/>
    </style:style>
    <style:style style:name="T2624" style:parent-style-name="DefaultParagraphFont" style:family="text">
      <style:text-properties style:font-name="Consolas" style:font-name-complex="Consolas" fo:color="#000000" fo:font-size="9.5pt" style:font-size-asian="9.5pt" style:font-size-complex="9.5pt" fo:language="en" fo:country="US"/>
    </style:style>
    <style:style style:name="T2625" style:parent-style-name="DefaultParagraphFont" style:family="text">
      <style:text-properties style:font-name="Consolas" style:font-name-complex="Consolas" fo:color="#0000FF" fo:font-size="9.5pt" style:font-size-asian="9.5pt" style:font-size-complex="9.5pt" fo:language="en" fo:country="US"/>
    </style:style>
    <style:style style:name="T2626" style:parent-style-name="DefaultParagraphFont" style:family="text">
      <style:text-properties style:font-name="Consolas" style:font-name-complex="Consolas" fo:color="#000000" fo:font-size="9.5pt" style:font-size-asian="9.5pt" style:font-size-complex="9.5pt" fo:language="en" fo:country="US"/>
    </style:style>
    <style:style style:name="P26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631" style:parent-style-name="Heading3" style:family="paragraph">
      <style:text-properties fo:language="en" fo:country="US"/>
    </style:style>
    <style:style style:name="TableColumn2633" style:family="table-column">
      <style:table-column-properties style:column-width="6.1298in"/>
    </style:style>
    <style:style style:name="Table2632" style:family="table">
      <style:table-properties style:width="6.1298in" fo:margin-left="0in" table:align="left"/>
    </style:style>
    <style:style style:name="TableRow2634" style:family="table-row">
      <style:table-row-properties/>
    </style:style>
    <style:style style:name="TableCell2635" style:family="table-cell">
      <style:table-cell-properties fo:border="0.0069in solid #000000" style:writing-mode="lr-tb" fo:padding-top="0in" fo:padding-left="0.075in" fo:padding-bottom="0in" fo:padding-right="0.075in"/>
    </style:style>
    <style:style style:name="P2636" style:parent-style-name="Normal" style:family="paragraph">
      <style:paragraph-properties style:text-autospace="none" fo:margin-bottom="0in" fo:line-height="100%"/>
    </style:style>
    <style:style style:name="T2637" style:parent-style-name="DefaultParagraphFont" style:family="text">
      <style:text-properties style:font-name="Consolas" style:font-name-complex="Consolas" fo:color="#0000FF" fo:font-size="9.5pt" style:font-size-asian="9.5pt" style:font-size-complex="9.5pt" fo:language="en" fo:country="US"/>
    </style:style>
    <style:style style:name="T2638" style:parent-style-name="DefaultParagraphFont" style:family="text">
      <style:text-properties style:font-name="Consolas" style:font-name-complex="Consolas" fo:color="#A31515" fo:font-size="9.5pt" style:font-size-asian="9.5pt" style:font-size-complex="9.5pt" fo:language="en" fo:country="US"/>
    </style:style>
    <style:style style:name="T2639" style:parent-style-name="DefaultParagraphFont" style:family="text">
      <style:text-properties style:font-name="Consolas" style:font-name-complex="Consolas" fo:color="#0000FF" fo:font-size="9.5pt" style:font-size-asian="9.5pt" style:font-size-complex="9.5pt" fo:language="en" fo:country="US"/>
    </style:style>
    <style:style style:name="T2640" style:parent-style-name="DefaultParagraphFont" style:family="text">
      <style:text-properties style:font-name="Consolas" style:font-name-complex="Consolas" fo:color="#FF0000" fo:font-size="9.5pt" style:font-size-asian="9.5pt" style:font-size-complex="9.5pt" fo:language="en" fo:country="US"/>
    </style:style>
    <style:style style:name="T2641" style:parent-style-name="DefaultParagraphFont" style:family="text">
      <style:text-properties style:font-name="Consolas" style:font-name-complex="Consolas" fo:color="#0000FF" fo:font-size="9.5pt" style:font-size-asian="9.5pt" style:font-size-complex="9.5pt" fo:language="en" fo:country="US"/>
    </style:style>
    <style:style style:name="T2642" style:parent-style-name="DefaultParagraphFont" style:family="text">
      <style:text-properties style:font-name="Consolas" style:font-name-complex="Consolas" fo:color="#000000" fo:font-size="9.5pt" style:font-size-asian="9.5pt" style:font-size-complex="9.5pt" fo:language="en" fo:country="US"/>
    </style:style>
    <style:style style:name="T2643" style:parent-style-name="DefaultParagraphFont" style:family="text">
      <style:text-properties style:font-name="Consolas" style:font-name-complex="Consolas" fo:color="#0000FF" fo:font-size="9.5pt" style:font-size-asian="9.5pt" style:font-size-complex="9.5pt" fo:language="en" fo:country="US"/>
    </style:style>
    <style:style style:name="T2644" style:parent-style-name="DefaultParagraphFont" style:family="text">
      <style:text-properties style:font-name="Consolas" style:font-name-complex="Consolas" fo:color="#000000" fo:font-size="9.5pt" style:font-size-asian="9.5pt" style:font-size-complex="9.5pt" fo:language="en" fo:country="US"/>
    </style:style>
    <style:style style:name="T2645" style:parent-style-name="DefaultParagraphFont" style:family="text">
      <style:text-properties style:font-name="Consolas" style:font-name-complex="Consolas" fo:color="#0000FF" fo:font-size="9.5pt" style:font-size-asian="9.5pt" style:font-size-complex="9.5pt" fo:language="en" fo:country="US"/>
    </style:style>
    <style:style style:name="T2646" style:parent-style-name="DefaultParagraphFont" style:family="text">
      <style:text-properties style:font-name="Consolas" style:font-name-complex="Consolas" fo:color="#FF0000" fo:font-size="9.5pt" style:font-size-asian="9.5pt" style:font-size-complex="9.5pt" fo:language="en" fo:country="US"/>
    </style:style>
    <style:style style:name="T2647" style:parent-style-name="DefaultParagraphFont" style:family="text">
      <style:text-properties style:font-name="Consolas" style:font-name-complex="Consolas" fo:color="#0000FF" fo:font-size="9.5pt" style:font-size-asian="9.5pt" style:font-size-complex="9.5pt" fo:language="en" fo:country="US"/>
    </style:style>
    <style:style style:name="T2648" style:parent-style-name="DefaultParagraphFont" style:family="text">
      <style:text-properties style:font-name="Consolas" style:font-name-complex="Consolas" fo:color="#000000" fo:font-size="9.5pt" style:font-size-asian="9.5pt" style:font-size-complex="9.5pt" fo:language="en" fo:country="US"/>
    </style:style>
    <style:style style:name="T2649" style:parent-style-name="DefaultParagraphFont" style:family="text">
      <style:text-properties style:font-name="Consolas" style:font-name-complex="Consolas" fo:color="#0000FF" fo:font-size="9.5pt" style:font-size-asian="9.5pt" style:font-size-complex="9.5pt" fo:language="en" fo:country="US"/>
    </style:style>
    <style:style style:name="T2650" style:parent-style-name="DefaultParagraphFont" style:family="text">
      <style:text-properties style:font-name="Consolas" style:font-name-complex="Consolas" fo:color="#000000" fo:font-size="9.5pt" style:font-size-asian="9.5pt" style:font-size-complex="9.5pt" fo:language="en" fo:country="US"/>
    </style:style>
    <style:style style:name="T2651" style:parent-style-name="DefaultParagraphFont" style:family="text">
      <style:text-properties style:font-name="Consolas" style:font-name-complex="Consolas" fo:color="#0000FF" fo:font-size="9.5pt" style:font-size-asian="9.5pt" style:font-size-complex="9.5pt" fo:language="en" fo:country="US"/>
    </style:style>
    <style:style style:name="P2652" style:parent-style-name="Normal" style:family="paragraph">
      <style:paragraph-properties style:text-autospace="none" fo:margin-bottom="0in" fo:line-height="100%"/>
    </style:style>
    <style:style style:name="T2653" style:parent-style-name="DefaultParagraphFont" style:family="text">
      <style:text-properties style:font-name="Consolas" style:font-name-complex="Consolas" fo:color="#0000FF" fo:font-size="9.5pt" style:font-size-asian="9.5pt" style:font-size-complex="9.5pt" fo:language="en" fo:country="US"/>
    </style:style>
    <style:style style:name="T2654" style:parent-style-name="DefaultParagraphFont" style:family="text">
      <style:text-properties style:font-name="Consolas" style:font-name-complex="Consolas" fo:color="#A31515" fo:font-size="9.5pt" style:font-size-asian="9.5pt" style:font-size-complex="9.5pt" fo:language="en" fo:country="US"/>
    </style:style>
    <style:style style:name="T2655" style:parent-style-name="DefaultParagraphFont" style:family="text">
      <style:text-properties style:font-name="Consolas" style:font-name-complex="Consolas" fo:color="#0000FF" fo:font-size="9.5pt" style:font-size-asian="9.5pt" style:font-size-complex="9.5pt" fo:language="en" fo:country="US"/>
    </style:style>
    <style:style style:name="P2656" style:parent-style-name="Normal" style:family="paragraph">
      <style:paragraph-properties style:text-autospace="none" fo:margin-bottom="0in" fo:line-height="100%"/>
    </style:style>
    <style:style style:name="T2657" style:parent-style-name="DefaultParagraphFont" style:family="text">
      <style:text-properties style:font-name="Consolas" style:font-name-complex="Consolas" fo:color="#0000FF" fo:font-size="9.5pt" style:font-size-asian="9.5pt" style:font-size-complex="9.5pt" fo:language="en" fo:country="US"/>
    </style:style>
    <style:style style:name="T2658" style:parent-style-name="DefaultParagraphFont" style:family="text">
      <style:text-properties style:font-name="Consolas" style:font-name-complex="Consolas" fo:color="#A31515" fo:font-size="9.5pt" style:font-size-asian="9.5pt" style:font-size-complex="9.5pt" fo:language="en" fo:country="US"/>
    </style:style>
    <style:style style:name="T2659" style:parent-style-name="DefaultParagraphFont" style:family="text">
      <style:text-properties style:font-name="Consolas" style:font-name-complex="Consolas" fo:color="#0000FF" fo:font-size="9.5pt" style:font-size-asian="9.5pt" style:font-size-complex="9.5pt" fo:language="en" fo:country="US"/>
    </style:style>
    <style:style style:name="P2660" style:parent-style-name="Normal" style:family="paragraph">
      <style:paragraph-properties style:text-autospace="none" fo:margin-bottom="0in" fo:line-height="100%"/>
    </style:style>
    <style:style style:name="T2661" style:parent-style-name="DefaultParagraphFont" style:family="text">
      <style:text-properties style:font-name="Consolas" style:font-name-complex="Consolas" fo:color="#0000FF" fo:font-size="9.5pt" style:font-size-asian="9.5pt" style:font-size-complex="9.5pt" fo:language="en" fo:country="US"/>
    </style:style>
    <style:style style:name="T2662" style:parent-style-name="DefaultParagraphFont" style:family="text">
      <style:text-properties style:font-name="Consolas" style:font-name-complex="Consolas" fo:color="#A31515" fo:font-size="9.5pt" style:font-size-asian="9.5pt" style:font-size-complex="9.5pt" fo:language="en" fo:country="US"/>
    </style:style>
    <style:style style:name="T2663" style:parent-style-name="DefaultParagraphFont" style:family="text">
      <style:text-properties style:font-name="Consolas" style:font-name-complex="Consolas" fo:color="#0000FF" fo:font-size="9.5pt" style:font-size-asian="9.5pt" style:font-size-complex="9.5pt" fo:language="en" fo:country="US"/>
    </style:style>
    <style:style style:name="T2664" style:parent-style-name="DefaultParagraphFont" style:family="text">
      <style:text-properties style:font-name="Consolas" style:font-name-complex="Consolas" fo:color="#FF0000" fo:font-size="9.5pt" style:font-size-asian="9.5pt" style:font-size-complex="9.5pt" fo:language="en" fo:country="US"/>
    </style:style>
    <style:style style:name="T2665" style:parent-style-name="DefaultParagraphFont" style:family="text">
      <style:text-properties style:font-name="Consolas" style:font-name-complex="Consolas" fo:color="#0000FF" fo:font-size="9.5pt" style:font-size-asian="9.5pt" style:font-size-complex="9.5pt" fo:language="en" fo:country="US"/>
    </style:style>
    <style:style style:name="T2666" style:parent-style-name="DefaultParagraphFont" style:family="text">
      <style:text-properties style:font-name="Consolas" style:font-name-complex="Consolas" fo:color="#000000" fo:font-size="9.5pt" style:font-size-asian="9.5pt" style:font-size-complex="9.5pt" fo:language="en" fo:country="US"/>
    </style:style>
    <style:style style:name="T2667" style:parent-style-name="DefaultParagraphFont" style:family="text">
      <style:text-properties style:font-name="Consolas" style:font-name-complex="Consolas" fo:color="#0000FF" fo:font-size="9.5pt" style:font-size-asian="9.5pt" style:font-size-complex="9.5pt" fo:language="en" fo:country="US"/>
    </style:style>
    <style:style style:name="T2668" style:parent-style-name="DefaultParagraphFont" style:family="text">
      <style:text-properties style:font-name="Consolas" style:font-name-complex="Consolas" fo:color="#000000" fo:font-size="9.5pt" style:font-size-asian="9.5pt" style:font-size-complex="9.5pt" fo:language="en" fo:country="US"/>
    </style:style>
    <style:style style:name="T2669" style:parent-style-name="DefaultParagraphFont" style:family="text">
      <style:text-properties style:font-name="Consolas" style:font-name-complex="Consolas" fo:color="#0000FF" fo:font-size="9.5pt" style:font-size-asian="9.5pt" style:font-size-complex="9.5pt" fo:language="en" fo:country="US"/>
    </style:style>
    <style:style style:name="T2670" style:parent-style-name="DefaultParagraphFont" style:family="text">
      <style:text-properties style:font-name="Consolas" style:font-name-complex="Consolas" fo:color="#FF0000" fo:font-size="9.5pt" style:font-size-asian="9.5pt" style:font-size-complex="9.5pt" fo:language="en" fo:country="US"/>
    </style:style>
    <style:style style:name="T2671" style:parent-style-name="DefaultParagraphFont" style:family="text">
      <style:text-properties style:font-name="Consolas" style:font-name-complex="Consolas" fo:color="#0000FF" fo:font-size="9.5pt" style:font-size-asian="9.5pt" style:font-size-complex="9.5pt" fo:language="en" fo:country="US"/>
    </style:style>
    <style:style style:name="T2672" style:parent-style-name="DefaultParagraphFont" style:family="text">
      <style:text-properties style:font-name="Consolas" style:font-name-complex="Consolas" fo:color="#000000" fo:font-size="9.5pt" style:font-size-asian="9.5pt" style:font-size-complex="9.5pt" fo:language="en" fo:country="US"/>
    </style:style>
    <style:style style:name="T2673" style:parent-style-name="DefaultParagraphFont" style:family="text">
      <style:text-properties style:font-name="Consolas" style:font-name-complex="Consolas" fo:color="#0000FF" fo:font-size="9.5pt" style:font-size-asian="9.5pt" style:font-size-complex="9.5pt" fo:language="en" fo:country="US"/>
    </style:style>
    <style:style style:name="T2674" style:parent-style-name="DefaultParagraphFont" style:family="text">
      <style:text-properties style:font-name="Consolas" style:font-name-complex="Consolas" fo:color="#000000" fo:font-size="9.5pt" style:font-size-asian="9.5pt" style:font-size-complex="9.5pt" fo:language="en" fo:country="US"/>
    </style:style>
    <style:style style:name="T2675" style:parent-style-name="DefaultParagraphFont" style:family="text">
      <style:text-properties style:font-name="Consolas" style:font-name-complex="Consolas" fo:color="#0000FF" fo:font-size="9.5pt" style:font-size-asian="9.5pt" style:font-size-complex="9.5pt" fo:language="en" fo:country="US"/>
    </style:style>
    <style:style style:name="P2676" style:parent-style-name="Normal" style:family="paragraph">
      <style:paragraph-properties style:text-autospace="none" fo:margin-bottom="0in" fo:line-height="100%"/>
    </style:style>
    <style:style style:name="T2677" style:parent-style-name="DefaultParagraphFont" style:family="text">
      <style:text-properties style:font-name="Consolas" style:font-name-complex="Consolas" fo:color="#0000FF" fo:font-size="9.5pt" style:font-size-asian="9.5pt" style:font-size-complex="9.5pt" fo:language="en" fo:country="US"/>
    </style:style>
    <style:style style:name="T2678" style:parent-style-name="DefaultParagraphFont" style:family="text">
      <style:text-properties style:font-name="Consolas" style:font-name-complex="Consolas" fo:color="#A31515" fo:font-size="9.5pt" style:font-size-asian="9.5pt" style:font-size-complex="9.5pt" fo:language="en" fo:country="US"/>
    </style:style>
    <style:style style:name="T2679" style:parent-style-name="DefaultParagraphFont" style:family="text">
      <style:text-properties style:font-name="Consolas" style:font-name-complex="Consolas" fo:color="#0000FF" fo:font-size="9.5pt" style:font-size-asian="9.5pt" style:font-size-complex="9.5pt" fo:language="en" fo:country="US"/>
    </style:style>
    <style:style style:name="P2680" style:parent-style-name="Normal" style:family="paragraph">
      <style:paragraph-properties style:text-autospace="none" fo:margin-bottom="0in" fo:line-height="100%"/>
    </style:style>
    <style:style style:name="T2681" style:parent-style-name="DefaultParagraphFont" style:family="text">
      <style:text-properties style:font-name="Consolas" style:font-name-complex="Consolas" fo:color="#0000FF" fo:font-size="9.5pt" style:font-size-asian="9.5pt" style:font-size-complex="9.5pt" fo:language="en" fo:country="US"/>
    </style:style>
    <style:style style:name="T2682" style:parent-style-name="DefaultParagraphFont" style:family="text">
      <style:text-properties style:font-name="Consolas" style:font-name-complex="Consolas" fo:color="#A31515" fo:font-size="9.5pt" style:font-size-asian="9.5pt" style:font-size-complex="9.5pt" fo:language="en" fo:country="US"/>
    </style:style>
    <style:style style:name="T2683" style:parent-style-name="DefaultParagraphFont" style:family="text">
      <style:text-properties style:font-name="Consolas" style:font-name-complex="Consolas" fo:color="#0000FF" fo:font-size="9.5pt" style:font-size-asian="9.5pt" style:font-size-complex="9.5pt" fo:language="en" fo:country="US"/>
    </style:style>
    <style:style style:name="P2684" style:parent-style-name="Normal" style:family="paragraph">
      <style:paragraph-properties style:text-autospace="none" fo:margin-bottom="0in" fo:line-height="100%"/>
    </style:style>
    <style:style style:name="T2685" style:parent-style-name="DefaultParagraphFont" style:family="text">
      <style:text-properties style:font-name="Consolas" style:font-name-complex="Consolas" fo:color="#0000FF" fo:font-size="9.5pt" style:font-size-asian="9.5pt" style:font-size-complex="9.5pt" fo:language="en" fo:country="US"/>
    </style:style>
    <style:style style:name="T2686" style:parent-style-name="DefaultParagraphFont" style:family="text">
      <style:text-properties style:font-name="Consolas" style:font-name-complex="Consolas" fo:color="#A31515" fo:font-size="9.5pt" style:font-size-asian="9.5pt" style:font-size-complex="9.5pt" fo:language="en" fo:country="US"/>
    </style:style>
    <style:style style:name="T2687" style:parent-style-name="DefaultParagraphFont" style:family="text">
      <style:text-properties style:font-name="Consolas" style:font-name-complex="Consolas" fo:color="#0000FF" fo:font-size="9.5pt" style:font-size-asian="9.5pt" style:font-size-complex="9.5pt" fo:language="en" fo:country="US"/>
    </style:style>
    <style:style style:name="T2688" style:parent-style-name="DefaultParagraphFont" style:family="text">
      <style:text-properties style:font-name="Consolas" style:font-name-complex="Consolas" fo:color="#FF0000" fo:font-size="9.5pt" style:font-size-asian="9.5pt" style:font-size-complex="9.5pt" fo:language="en" fo:country="US"/>
    </style:style>
    <style:style style:name="T2689" style:parent-style-name="DefaultParagraphFont" style:family="text">
      <style:text-properties style:font-name="Consolas" style:font-name-complex="Consolas" fo:color="#0000FF" fo:font-size="9.5pt" style:font-size-asian="9.5pt" style:font-size-complex="9.5pt" fo:language="en" fo:country="US"/>
    </style:style>
    <style:style style:name="T2690" style:parent-style-name="DefaultParagraphFont" style:family="text">
      <style:text-properties style:font-name="Consolas" style:font-name-complex="Consolas" fo:color="#000000" fo:font-size="9.5pt" style:font-size-asian="9.5pt" style:font-size-complex="9.5pt" fo:language="en" fo:country="US"/>
    </style:style>
    <style:style style:name="T2691" style:parent-style-name="DefaultParagraphFont" style:family="text">
      <style:text-properties style:font-name="Consolas" style:font-name-complex="Consolas" fo:color="#0000FF" fo:font-size="9.5pt" style:font-size-asian="9.5pt" style:font-size-complex="9.5pt" fo:language="en" fo:country="US"/>
    </style:style>
    <style:style style:name="T2692" style:parent-style-name="DefaultParagraphFont" style:family="text">
      <style:text-properties style:font-name="Consolas" style:font-name-complex="Consolas" fo:color="#000000" fo:font-size="9.5pt" style:font-size-asian="9.5pt" style:font-size-complex="9.5pt" fo:language="en" fo:country="US"/>
    </style:style>
    <style:style style:name="T2693" style:parent-style-name="DefaultParagraphFont" style:family="text">
      <style:text-properties style:font-name="Consolas" style:font-name-complex="Consolas" fo:color="#0000FF" fo:font-size="9.5pt" style:font-size-asian="9.5pt" style:font-size-complex="9.5pt" fo:language="en" fo:country="US"/>
    </style:style>
    <style:style style:name="T2694" style:parent-style-name="DefaultParagraphFont" style:family="text">
      <style:text-properties style:font-name="Consolas" style:font-name-complex="Consolas" fo:color="#FF0000" fo:font-size="9.5pt" style:font-size-asian="9.5pt" style:font-size-complex="9.5pt" fo:language="en" fo:country="US"/>
    </style:style>
    <style:style style:name="T2695" style:parent-style-name="DefaultParagraphFont" style:family="text">
      <style:text-properties style:font-name="Consolas" style:font-name-complex="Consolas" fo:color="#0000FF" fo:font-size="9.5pt" style:font-size-asian="9.5pt" style:font-size-complex="9.5pt" fo:language="en" fo:country="US"/>
    </style:style>
    <style:style style:name="T2696" style:parent-style-name="DefaultParagraphFont" style:family="text">
      <style:text-properties style:font-name="Consolas" style:font-name-complex="Consolas" fo:color="#000000" fo:font-size="9.5pt" style:font-size-asian="9.5pt" style:font-size-complex="9.5pt" fo:language="en" fo:country="US"/>
    </style:style>
    <style:style style:name="T2697" style:parent-style-name="DefaultParagraphFont" style:family="text">
      <style:text-properties style:font-name="Consolas" style:font-name-complex="Consolas" fo:color="#0000FF" fo:font-size="9.5pt" style:font-size-asian="9.5pt" style:font-size-complex="9.5pt" fo:language="en" fo:country="US"/>
    </style:style>
    <style:style style:name="T2698" style:parent-style-name="DefaultParagraphFont" style:family="text">
      <style:text-properties style:font-name="Consolas" style:font-name-complex="Consolas" fo:color="#000000" fo:font-size="9.5pt" style:font-size-asian="9.5pt" style:font-size-complex="9.5pt" fo:language="en" fo:country="US"/>
    </style:style>
    <style:style style:name="T2699" style:parent-style-name="DefaultParagraphFont" style:family="text">
      <style:text-properties style:font-name="Consolas" style:font-name-complex="Consolas" fo:color="#0000FF" fo:font-size="9.5pt" style:font-size-asian="9.5pt" style:font-size-complex="9.5pt" fo:language="en" fo:country="US"/>
    </style:style>
    <style:style style:name="P2700" style:parent-style-name="Normal" style:family="paragraph">
      <style:paragraph-properties style:text-autospace="none" fo:margin-bottom="0in" fo:line-height="100%"/>
    </style:style>
    <style:style style:name="T2701" style:parent-style-name="DefaultParagraphFont" style:family="text">
      <style:text-properties style:font-name="Consolas" style:font-name-complex="Consolas" fo:color="#0000FF" fo:font-size="9.5pt" style:font-size-asian="9.5pt" style:font-size-complex="9.5pt" fo:language="en" fo:country="US"/>
    </style:style>
    <style:style style:name="T2702" style:parent-style-name="DefaultParagraphFont" style:family="text">
      <style:text-properties style:font-name="Consolas" style:font-name-complex="Consolas" fo:color="#A31515" fo:font-size="9.5pt" style:font-size-asian="9.5pt" style:font-size-complex="9.5pt" fo:language="en" fo:country="US"/>
    </style:style>
    <style:style style:name="T2703" style:parent-style-name="DefaultParagraphFont" style:family="text">
      <style:text-properties style:font-name="Consolas" style:font-name-complex="Consolas" fo:color="#0000FF" fo:font-size="9.5pt" style:font-size-asian="9.5pt" style:font-size-complex="9.5pt" fo:language="en" fo:country="US"/>
    </style:style>
    <style:style style:name="T2704" style:parent-style-name="DefaultParagraphFont" style:family="text">
      <style:text-properties style:font-name="Consolas" style:font-name-complex="Consolas" fo:color="#FF0000" fo:font-size="9.5pt" style:font-size-asian="9.5pt" style:font-size-complex="9.5pt" fo:language="en" fo:country="US"/>
    </style:style>
    <style:style style:name="T2705" style:parent-style-name="DefaultParagraphFont" style:family="text">
      <style:text-properties style:font-name="Consolas" style:font-name-complex="Consolas" fo:color="#0000FF" fo:font-size="9.5pt" style:font-size-asian="9.5pt" style:font-size-complex="9.5pt" fo:language="en" fo:country="US"/>
    </style:style>
    <style:style style:name="T2706" style:parent-style-name="DefaultParagraphFont" style:family="text">
      <style:text-properties style:font-name="Consolas" style:font-name-complex="Consolas" fo:color="#000000" fo:font-size="9.5pt" style:font-size-asian="9.5pt" style:font-size-complex="9.5pt" fo:language="en" fo:country="US"/>
    </style:style>
    <style:style style:name="T2707" style:parent-style-name="DefaultParagraphFont" style:family="text">
      <style:text-properties style:font-name="Consolas" style:font-name-complex="Consolas" fo:color="#0000FF" fo:font-size="9.5pt" style:font-size-asian="9.5pt" style:font-size-complex="9.5pt" fo:language="en" fo:country="US"/>
    </style:style>
    <style:style style:name="T2708" style:parent-style-name="DefaultParagraphFont" style:family="text">
      <style:text-properties style:font-name="Consolas" style:font-name-complex="Consolas" fo:color="#000000" fo:font-size="9.5pt" style:font-size-asian="9.5pt" style:font-size-complex="9.5pt" fo:language="en" fo:country="US"/>
    </style:style>
    <style:style style:name="T2709" style:parent-style-name="DefaultParagraphFont" style:family="text">
      <style:text-properties style:font-name="Consolas" style:font-name-complex="Consolas" fo:color="#0000FF" fo:font-size="9.5pt" style:font-size-asian="9.5pt" style:font-size-complex="9.5pt" fo:language="en" fo:country="US"/>
    </style:style>
    <style:style style:name="T2710" style:parent-style-name="DefaultParagraphFont" style:family="text">
      <style:text-properties style:font-name="Consolas" style:font-name-complex="Consolas" fo:color="#FF0000" fo:font-size="9.5pt" style:font-size-asian="9.5pt" style:font-size-complex="9.5pt" fo:language="en" fo:country="US"/>
    </style:style>
    <style:style style:name="T2711" style:parent-style-name="DefaultParagraphFont" style:family="text">
      <style:text-properties style:font-name="Consolas" style:font-name-complex="Consolas" fo:color="#0000FF" fo:font-size="9.5pt" style:font-size-asian="9.5pt" style:font-size-complex="9.5pt" fo:language="en" fo:country="US"/>
    </style:style>
    <style:style style:name="T2712" style:parent-style-name="DefaultParagraphFont" style:family="text">
      <style:text-properties style:font-name="Consolas" style:font-name-complex="Consolas" fo:color="#000000" fo:font-size="9.5pt" style:font-size-asian="9.5pt" style:font-size-complex="9.5pt" fo:language="en" fo:country="US"/>
    </style:style>
    <style:style style:name="T2713" style:parent-style-name="DefaultParagraphFont" style:family="text">
      <style:text-properties style:font-name="Consolas" style:font-name-complex="Consolas" fo:color="#0000FF" fo:font-size="9.5pt" style:font-size-asian="9.5pt" style:font-size-complex="9.5pt" fo:language="en" fo:country="US"/>
    </style:style>
    <style:style style:name="T2714" style:parent-style-name="DefaultParagraphFont" style:family="text">
      <style:text-properties style:font-name="Consolas" style:font-name-complex="Consolas" fo:color="#000000" fo:font-size="9.5pt" style:font-size-asian="9.5pt" style:font-size-complex="9.5pt" fo:language="en" fo:country="US"/>
    </style:style>
    <style:style style:name="T2715" style:parent-style-name="DefaultParagraphFont" style:family="text">
      <style:text-properties style:font-name="Consolas" style:font-name-complex="Consolas" fo:color="#0000FF" fo:font-size="9.5pt" style:font-size-asian="9.5pt" style:font-size-complex="9.5pt" fo:language="en" fo:country="US"/>
    </style:style>
    <style:style style:name="P2716" style:parent-style-name="Normal" style:family="paragraph">
      <style:paragraph-properties style:text-autospace="none" fo:margin-bottom="0in" fo:line-height="100%"/>
    </style:style>
    <style:style style:name="T2717" style:parent-style-name="DefaultParagraphFont" style:family="text">
      <style:text-properties style:font-name="Consolas" style:font-name-complex="Consolas" fo:color="#0000FF" fo:font-size="9.5pt" style:font-size-asian="9.5pt" style:font-size-complex="9.5pt" fo:language="en" fo:country="US"/>
    </style:style>
    <style:style style:name="T2718" style:parent-style-name="DefaultParagraphFont" style:family="text">
      <style:text-properties style:font-name="Consolas" style:font-name-complex="Consolas" fo:color="#A31515" fo:font-size="9.5pt" style:font-size-asian="9.5pt" style:font-size-complex="9.5pt" fo:language="en" fo:country="US"/>
    </style:style>
    <style:style style:name="T2719" style:parent-style-name="DefaultParagraphFont" style:family="text">
      <style:text-properties style:font-name="Consolas" style:font-name-complex="Consolas" fo:color="#0000FF" fo:font-size="9.5pt" style:font-size-asian="9.5pt" style:font-size-complex="9.5pt" fo:language="en" fo:country="US"/>
    </style:style>
    <style:style style:name="T2720" style:parent-style-name="DefaultParagraphFont" style:family="text">
      <style:text-properties style:font-name="Consolas" style:font-name-complex="Consolas" fo:color="#FF0000" fo:font-size="9.5pt" style:font-size-asian="9.5pt" style:font-size-complex="9.5pt" fo:language="en" fo:country="US"/>
    </style:style>
    <style:style style:name="T2721" style:parent-style-name="DefaultParagraphFont" style:family="text">
      <style:text-properties style:font-name="Consolas" style:font-name-complex="Consolas" fo:color="#0000FF" fo:font-size="9.5pt" style:font-size-asian="9.5pt" style:font-size-complex="9.5pt" fo:language="en" fo:country="US"/>
    </style:style>
    <style:style style:name="T2722" style:parent-style-name="DefaultParagraphFont" style:family="text">
      <style:text-properties style:font-name="Consolas" style:font-name-complex="Consolas" fo:color="#000000" fo:font-size="9.5pt" style:font-size-asian="9.5pt" style:font-size-complex="9.5pt" fo:language="en" fo:country="US"/>
    </style:style>
    <style:style style:name="T2723" style:parent-style-name="DefaultParagraphFont" style:family="text">
      <style:text-properties style:font-name="Consolas" style:font-name-complex="Consolas" fo:color="#0000FF" fo:font-size="9.5pt" style:font-size-asian="9.5pt" style:font-size-complex="9.5pt" fo:language="en" fo:country="US"/>
    </style:style>
    <style:style style:name="T2724" style:parent-style-name="DefaultParagraphFont" style:family="text">
      <style:text-properties style:font-name="Consolas" style:font-name-complex="Consolas" fo:color="#000000" fo:font-size="9.5pt" style:font-size-asian="9.5pt" style:font-size-complex="9.5pt" fo:language="en" fo:country="US"/>
    </style:style>
    <style:style style:name="T2725" style:parent-style-name="DefaultParagraphFont" style:family="text">
      <style:text-properties style:font-name="Consolas" style:font-name-complex="Consolas" fo:color="#0000FF" fo:font-size="9.5pt" style:font-size-asian="9.5pt" style:font-size-complex="9.5pt" fo:language="en" fo:country="US"/>
    </style:style>
    <style:style style:name="T2726" style:parent-style-name="DefaultParagraphFont" style:family="text">
      <style:text-properties style:font-name="Consolas" style:font-name-complex="Consolas" fo:color="#FF0000" fo:font-size="9.5pt" style:font-size-asian="9.5pt" style:font-size-complex="9.5pt" fo:language="en" fo:country="US"/>
    </style:style>
    <style:style style:name="T2727" style:parent-style-name="DefaultParagraphFont" style:family="text">
      <style:text-properties style:font-name="Consolas" style:font-name-complex="Consolas" fo:color="#0000FF" fo:font-size="9.5pt" style:font-size-asian="9.5pt" style:font-size-complex="9.5pt" fo:language="en" fo:country="US"/>
    </style:style>
    <style:style style:name="T2728" style:parent-style-name="DefaultParagraphFont" style:family="text">
      <style:text-properties style:font-name="Consolas" style:font-name-complex="Consolas" fo:color="#000000" fo:font-size="9.5pt" style:font-size-asian="9.5pt" style:font-size-complex="9.5pt" fo:language="en" fo:country="US"/>
    </style:style>
    <style:style style:name="T2729" style:parent-style-name="DefaultParagraphFont" style:family="text">
      <style:text-properties style:font-name="Consolas" style:font-name-complex="Consolas" fo:color="#0000FF" fo:font-size="9.5pt" style:font-size-asian="9.5pt" style:font-size-complex="9.5pt" fo:language="en" fo:country="US"/>
    </style:style>
    <style:style style:name="T2730" style:parent-style-name="DefaultParagraphFont" style:family="text">
      <style:text-properties style:font-name="Consolas" style:font-name-complex="Consolas" fo:color="#000000" fo:font-size="9.5pt" style:font-size-asian="9.5pt" style:font-size-complex="9.5pt" fo:language="en" fo:country="US"/>
    </style:style>
    <style:style style:name="T2731" style:parent-style-name="DefaultParagraphFont" style:family="text">
      <style:text-properties style:font-name="Consolas" style:font-name-complex="Consolas" fo:color="#0000FF" fo:font-size="9.5pt" style:font-size-asian="9.5pt" style:font-size-complex="9.5pt" fo:language="en" fo:country="US"/>
    </style:style>
    <style:style style:name="P2732" style:parent-style-name="Normal" style:family="paragraph">
      <style:paragraph-properties style:text-autospace="none" fo:margin-bottom="0in" fo:line-height="100%"/>
    </style:style>
    <style:style style:name="T2733" style:parent-style-name="DefaultParagraphFont" style:family="text">
      <style:text-properties style:font-name="Consolas" style:font-name-complex="Consolas" fo:color="#0000FF" fo:font-size="9.5pt" style:font-size-asian="9.5pt" style:font-size-complex="9.5pt" fo:language="en" fo:country="US"/>
    </style:style>
    <style:style style:name="T2734" style:parent-style-name="DefaultParagraphFont" style:family="text">
      <style:text-properties style:font-name="Consolas" style:font-name-complex="Consolas" fo:color="#A31515" fo:font-size="9.5pt" style:font-size-asian="9.5pt" style:font-size-complex="9.5pt" fo:language="en" fo:country="US"/>
    </style:style>
    <style:style style:name="T2735" style:parent-style-name="DefaultParagraphFont" style:family="text">
      <style:text-properties style:font-name="Consolas" style:font-name-complex="Consolas" fo:color="#0000FF" fo:font-size="9.5pt" style:font-size-asian="9.5pt" style:font-size-complex="9.5pt" fo:language="en" fo:country="US"/>
    </style:style>
    <style:style style:name="T2736" style:parent-style-name="DefaultParagraphFont" style:family="text">
      <style:text-properties style:font-name="Consolas" style:font-name-complex="Consolas" fo:color="#FF0000" fo:font-size="9.5pt" style:font-size-asian="9.5pt" style:font-size-complex="9.5pt" fo:language="en" fo:country="US"/>
    </style:style>
    <style:style style:name="T2737" style:parent-style-name="DefaultParagraphFont" style:family="text">
      <style:text-properties style:font-name="Consolas" style:font-name-complex="Consolas" fo:color="#0000FF" fo:font-size="9.5pt" style:font-size-asian="9.5pt" style:font-size-complex="9.5pt" fo:language="en" fo:country="US"/>
    </style:style>
    <style:style style:name="T2738" style:parent-style-name="DefaultParagraphFont" style:family="text">
      <style:text-properties style:font-name="Consolas" style:font-name-complex="Consolas" fo:color="#000000" fo:font-size="9.5pt" style:font-size-asian="9.5pt" style:font-size-complex="9.5pt" fo:language="en" fo:country="US"/>
    </style:style>
    <style:style style:name="T2739" style:parent-style-name="DefaultParagraphFont" style:family="text">
      <style:text-properties style:font-name="Consolas" style:font-name-complex="Consolas" fo:color="#0000FF" fo:font-size="9.5pt" style:font-size-asian="9.5pt" style:font-size-complex="9.5pt" fo:language="en" fo:country="US"/>
    </style:style>
    <style:style style:name="T2740" style:parent-style-name="DefaultParagraphFont" style:family="text">
      <style:text-properties style:font-name="Consolas" style:font-name-complex="Consolas" fo:color="#000000" fo:font-size="9.5pt" style:font-size-asian="9.5pt" style:font-size-complex="9.5pt" fo:language="en" fo:country="US"/>
    </style:style>
    <style:style style:name="T2741" style:parent-style-name="DefaultParagraphFont" style:family="text">
      <style:text-properties style:font-name="Consolas" style:font-name-complex="Consolas" fo:color="#0000FF" fo:font-size="9.5pt" style:font-size-asian="9.5pt" style:font-size-complex="9.5pt" fo:language="en" fo:country="US"/>
    </style:style>
    <style:style style:name="T2742" style:parent-style-name="DefaultParagraphFont" style:family="text">
      <style:text-properties style:font-name="Consolas" style:font-name-complex="Consolas" fo:color="#FF0000" fo:font-size="9.5pt" style:font-size-asian="9.5pt" style:font-size-complex="9.5pt" fo:language="en" fo:country="US"/>
    </style:style>
    <style:style style:name="T2743" style:parent-style-name="DefaultParagraphFont" style:family="text">
      <style:text-properties style:font-name="Consolas" style:font-name-complex="Consolas" fo:color="#0000FF" fo:font-size="9.5pt" style:font-size-asian="9.5pt" style:font-size-complex="9.5pt" fo:language="en" fo:country="US"/>
    </style:style>
    <style:style style:name="T2744" style:parent-style-name="DefaultParagraphFont" style:family="text">
      <style:text-properties style:font-name="Consolas" style:font-name-complex="Consolas" fo:color="#000000" fo:font-size="9.5pt" style:font-size-asian="9.5pt" style:font-size-complex="9.5pt" fo:language="en" fo:country="US"/>
    </style:style>
    <style:style style:name="T2745" style:parent-style-name="DefaultParagraphFont" style:family="text">
      <style:text-properties style:font-name="Consolas" style:font-name-complex="Consolas" fo:color="#0000FF" fo:font-size="9.5pt" style:font-size-asian="9.5pt" style:font-size-complex="9.5pt" fo:language="en" fo:country="US"/>
    </style:style>
    <style:style style:name="T2746" style:parent-style-name="DefaultParagraphFont" style:family="text">
      <style:text-properties style:font-name="Consolas" style:font-name-complex="Consolas" fo:color="#000000" fo:font-size="9.5pt" style:font-size-asian="9.5pt" style:font-size-complex="9.5pt" fo:language="en" fo:country="US"/>
    </style:style>
    <style:style style:name="T2747" style:parent-style-name="DefaultParagraphFont" style:family="text">
      <style:text-properties style:font-name="Consolas" style:font-name-complex="Consolas" fo:color="#0000FF" fo:font-size="9.5pt" style:font-size-asian="9.5pt" style:font-size-complex="9.5pt" fo:language="en" fo:country="US"/>
    </style:style>
    <style:style style:name="P2748" style:parent-style-name="Normal" style:family="paragraph">
      <style:paragraph-properties style:text-autospace="none" fo:margin-bottom="0in" fo:line-height="100%"/>
    </style:style>
    <style:style style:name="T2749" style:parent-style-name="DefaultParagraphFont" style:family="text">
      <style:text-properties style:font-name="Consolas" style:font-name-complex="Consolas" fo:color="#0000FF" fo:font-size="9.5pt" style:font-size-asian="9.5pt" style:font-size-complex="9.5pt" fo:language="en" fo:country="US"/>
    </style:style>
    <style:style style:name="T2750" style:parent-style-name="DefaultParagraphFont" style:family="text">
      <style:text-properties style:font-name="Consolas" style:font-name-complex="Consolas" fo:color="#A31515" fo:font-size="9.5pt" style:font-size-asian="9.5pt" style:font-size-complex="9.5pt" fo:language="en" fo:country="US"/>
    </style:style>
    <style:style style:name="T2751" style:parent-style-name="DefaultParagraphFont" style:family="text">
      <style:text-properties style:font-name="Consolas" style:font-name-complex="Consolas" fo:color="#0000FF" fo:font-size="9.5pt" style:font-size-asian="9.5pt" style:font-size-complex="9.5pt" fo:language="en" fo:country="US"/>
    </style:style>
    <style:style style:name="T2752" style:parent-style-name="DefaultParagraphFont" style:family="text">
      <style:text-properties style:font-name="Consolas" style:font-name-complex="Consolas" fo:color="#0000FF" fo:font-size="9.5pt" style:font-size-asian="9.5pt" style:font-size-complex="9.5pt" fo:language="en" fo:country="US"/>
    </style:style>
    <style:style style:name="T2753" style:parent-style-name="DefaultParagraphFont" style:family="text">
      <style:text-properties style:font-name="Consolas" style:font-name-complex="Consolas" fo:color="#A31515" fo:font-size="9.5pt" style:font-size-asian="9.5pt" style:font-size-complex="9.5pt" fo:language="en" fo:country="US"/>
    </style:style>
    <style:style style:name="T2754" style:parent-style-name="DefaultParagraphFont" style:family="text">
      <style:text-properties style:font-name="Consolas" style:font-name-complex="Consolas" fo:color="#0000FF" fo:font-size="9.5pt" style:font-size-asian="9.5pt" style:font-size-complex="9.5pt" fo:language="en" fo:country="US"/>
    </style:style>
    <style:style style:name="P2755" style:parent-style-name="Normal" style:family="paragraph">
      <style:text-properties fo:language="en" fo:country="US"/>
    </style:style>
    <style:style style:name="P2756" style:parent-style-name="Heading3" style:family="paragraph">
      <style:text-properties fo:language="en" fo:country="US"/>
    </style:style>
    <style:style style:name="TableColumn2758" style:family="table-column">
      <style:table-column-properties style:column-width="6.1298in"/>
    </style:style>
    <style:style style:name="Table2757" style:family="table">
      <style:table-properties style:width="6.1298in" fo:margin-left="0in" table:align="left"/>
    </style:style>
    <style:style style:name="TableRow2759" style:family="table-row">
      <style:table-row-properties/>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 style:family="paragraph">
      <style:paragraph-properties style:text-autospace="none" fo:margin-bottom="0in" fo:line-height="100%"/>
    </style:style>
    <style:style style:name="T2762" style:parent-style-name="DefaultParagraphFont" style:family="text">
      <style:text-properties style:font-name="Consolas" style:font-name-complex="Consolas" fo:color="#0000FF" fo:font-size="9.5pt" style:font-size-asian="9.5pt" style:font-size-complex="9.5pt" fo:language="en" fo:country="US"/>
    </style:style>
    <style:style style:name="T2763" style:parent-style-name="DefaultParagraphFont" style:family="text">
      <style:text-properties style:font-name="Consolas" style:font-name-complex="Consolas" fo:color="#000000" fo:font-size="9.5pt" style:font-size-asian="9.5pt" style:font-size-complex="9.5pt" fo:language="en" fo:country="US"/>
    </style:style>
    <style:style style:name="P2764" style:parent-style-name="Normal" style:family="paragraph">
      <style:paragraph-properties style:text-autospace="none" fo:margin-bottom="0in" fo:line-height="100%"/>
    </style:style>
    <style:style style:name="T2765" style:parent-style-name="DefaultParagraphFont" style:family="text">
      <style:text-properties style:font-name="Consolas" style:font-name-complex="Consolas" fo:color="#0000FF" fo:font-size="9.5pt" style:font-size-asian="9.5pt" style:font-size-complex="9.5pt" fo:language="en" fo:country="US"/>
    </style:style>
    <style:style style:name="T2766" style:parent-style-name="DefaultParagraphFont" style:family="text">
      <style:text-properties style:font-name="Consolas" style:font-name-complex="Consolas" fo:color="#000000" fo:font-size="9.5pt" style:font-size-asian="9.5pt" style:font-size-complex="9.5pt" fo:language="en" fo:country="US"/>
    </style:style>
    <style:style style:name="P2767" style:parent-style-name="Normal" style:family="paragraph">
      <style:paragraph-properties style:text-autospace="none" fo:margin-bottom="0in" fo:line-height="100%"/>
    </style:style>
    <style:style style:name="T2768" style:parent-style-name="DefaultParagraphFont" style:family="text">
      <style:text-properties style:font-name="Consolas" style:font-name-complex="Consolas" fo:color="#0000FF" fo:font-size="9.5pt" style:font-size-asian="9.5pt" style:font-size-complex="9.5pt" fo:language="en" fo:country="US"/>
    </style:style>
    <style:style style:name="T2769" style:parent-style-name="DefaultParagraphFont" style:family="text">
      <style:text-properties style:font-name="Consolas" style:font-name-complex="Consolas" fo:color="#000000" fo:font-size="9.5pt" style:font-size-asian="9.5pt" style:font-size-complex="9.5pt" fo:language="en" fo:country="US"/>
    </style:style>
    <style:style style:name="P2770" style:parent-style-name="Normal" style:family="paragraph">
      <style:paragraph-properties style:text-autospace="none" fo:margin-bottom="0in" fo:line-height="100%"/>
    </style:style>
    <style:style style:name="T2771" style:parent-style-name="DefaultParagraphFont" style:family="text">
      <style:text-properties style:font-name="Consolas" style:font-name-complex="Consolas" fo:color="#0000FF" fo:font-size="9.5pt" style:font-size-asian="9.5pt" style:font-size-complex="9.5pt" fo:language="en" fo:country="US"/>
    </style:style>
    <style:style style:name="T2772" style:parent-style-name="DefaultParagraphFont" style:family="text">
      <style:text-properties style:font-name="Consolas" style:font-name-complex="Consolas" fo:color="#000000" fo:font-size="9.5pt" style:font-size-asian="9.5pt" style:font-size-complex="9.5pt" fo:language="en" fo:country="US"/>
    </style:style>
    <style:style style:name="P2773" style:parent-style-name="Normal" style:family="paragraph">
      <style:paragraph-properties style:text-autospace="none" fo:margin-bottom="0in" fo:line-height="100%"/>
    </style:style>
    <style:style style:name="T2774" style:parent-style-name="DefaultParagraphFont" style:family="text">
      <style:text-properties style:font-name="Consolas" style:font-name-complex="Consolas" fo:color="#0000FF" fo:font-size="9.5pt" style:font-size-asian="9.5pt" style:font-size-complex="9.5pt" fo:language="en" fo:country="US"/>
    </style:style>
    <style:style style:name="T2775" style:parent-style-name="DefaultParagraphFont" style:family="text">
      <style:text-properties style:font-name="Consolas" style:font-name-complex="Consolas" fo:color="#000000" fo:font-size="9.5pt" style:font-size-asian="9.5pt" style:font-size-complex="9.5pt" fo:language="en" fo:country="US"/>
    </style:style>
    <style:style style:name="P27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777" style:parent-style-name="Normal" style:family="paragraph">
      <style:paragraph-properties style:text-autospace="none" fo:margin-bottom="0in" fo:line-height="100%"/>
    </style:style>
    <style:style style:name="T2778" style:parent-style-name="DefaultParagraphFont" style:family="text">
      <style:text-properties style:font-name="Consolas" style:font-name-complex="Consolas" fo:color="#0000FF" fo:font-size="9.5pt" style:font-size-asian="9.5pt" style:font-size-complex="9.5pt" fo:language="en" fo:country="US"/>
    </style:style>
    <style:style style:name="T2779" style:parent-style-name="DefaultParagraphFont" style:family="text">
      <style:text-properties style:font-name="Consolas" style:font-name-complex="Consolas" fo:color="#000000" fo:font-size="9.5pt" style:font-size-asian="9.5pt" style:font-size-complex="9.5pt" fo:language="en" fo:country="US"/>
    </style:style>
    <style:style style:name="P27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781" style:parent-style-name="Normal" style:family="paragraph">
      <style:paragraph-properties style:text-autospace="none" fo:margin-bottom="0in" fo:line-height="100%"/>
    </style:style>
    <style:style style:name="T2782" style:parent-style-name="DefaultParagraphFont" style:family="text">
      <style:text-properties style:font-name="Consolas" style:font-name-complex="Consolas" fo:color="#000000" fo:font-size="9.5pt" style:font-size-asian="9.5pt" style:font-size-complex="9.5pt" fo:language="en" fo:country="US"/>
    </style:style>
    <style:style style:name="T2783" style:parent-style-name="DefaultParagraphFont" style:family="text">
      <style:text-properties style:font-name="Consolas" style:font-name-complex="Consolas" fo:color="#0000FF" fo:font-size="9.5pt" style:font-size-asian="9.5pt" style:font-size-complex="9.5pt" fo:language="en" fo:country="US"/>
    </style:style>
    <style:style style:name="T2784" style:parent-style-name="DefaultParagraphFont" style:family="text">
      <style:text-properties style:font-name="Consolas" style:font-name-complex="Consolas" fo:color="#000000" fo:font-size="9.5pt" style:font-size-asian="9.5pt" style:font-size-complex="9.5pt" fo:language="en" fo:country="US"/>
    </style:style>
    <style:style style:name="T2785" style:parent-style-name="DefaultParagraphFont" style:family="text">
      <style:text-properties style:font-name="Consolas" style:font-name-complex="Consolas" fo:color="#0000FF" fo:font-size="9.5pt" style:font-size-asian="9.5pt" style:font-size-complex="9.5pt" fo:language="en" fo:country="US"/>
    </style:style>
    <style:style style:name="T2786" style:parent-style-name="DefaultParagraphFont" style:family="text">
      <style:text-properties style:font-name="Consolas" style:font-name-complex="Consolas" fo:color="#000000" fo:font-size="9.5pt" style:font-size-asian="9.5pt" style:font-size-complex="9.5pt" fo:language="en" fo:country="US"/>
    </style:style>
    <style:style style:name="T2787" style:parent-style-name="DefaultParagraphFont" style:family="text">
      <style:text-properties style:font-name="Consolas" style:font-name-complex="Consolas" fo:color="#0000FF" fo:font-size="9.5pt" style:font-size-asian="9.5pt" style:font-size-complex="9.5pt" fo:language="en" fo:country="US"/>
    </style:style>
    <style:style style:name="T2788" style:parent-style-name="DefaultParagraphFont" style:family="text">
      <style:text-properties style:font-name="Consolas" style:font-name-complex="Consolas" fo:color="#000000" fo:font-size="9.5pt" style:font-size-asian="9.5pt" style:font-size-complex="9.5pt" fo:language="en" fo:country="US"/>
    </style:style>
    <style:style style:name="T2789" style:parent-style-name="DefaultParagraphFont" style:family="text">
      <style:text-properties style:font-name="Consolas" style:font-name-complex="Consolas" fo:color="#2B91AF" fo:font-size="9.5pt" style:font-size-asian="9.5pt" style:font-size-complex="9.5pt" fo:language="en" fo:country="US"/>
    </style:style>
    <style:style style:name="P27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791" style:parent-style-name="Normal" style:family="paragraph">
      <style:paragraph-properties style:text-autospace="none" fo:margin-bottom="0in" fo:line-height="100%"/>
    </style:style>
    <style:style style:name="T2792" style:parent-style-name="DefaultParagraphFont" style:family="text">
      <style:text-properties style:font-name="Consolas" style:font-name-complex="Consolas" fo:color="#000000" fo:font-size="9.5pt" style:font-size-asian="9.5pt" style:font-size-complex="9.5pt" fo:language="en" fo:country="US"/>
    </style:style>
    <style:style style:name="T2793" style:parent-style-name="DefaultParagraphFont" style:family="text">
      <style:text-properties style:font-name="Consolas" style:font-name-complex="Consolas" fo:color="#0000FF" fo:font-size="9.5pt" style:font-size-asian="9.5pt" style:font-size-complex="9.5pt" fo:language="en" fo:country="US"/>
    </style:style>
    <style:style style:name="T2794" style:parent-style-name="DefaultParagraphFont" style:family="text">
      <style:text-properties style:font-name="Consolas" style:font-name-complex="Consolas" fo:color="#000000" fo:font-size="9.5pt" style:font-size-asian="9.5pt" style:font-size-complex="9.5pt" fo:language="en" fo:country="US"/>
    </style:style>
    <style:style style:name="T2795" style:parent-style-name="DefaultParagraphFont" style:family="text">
      <style:text-properties style:font-name="Consolas" style:font-name-complex="Consolas" fo:color="#0000FF" fo:font-size="9.5pt" style:font-size-asian="9.5pt" style:font-size-complex="9.5pt" fo:language="en" fo:country="US"/>
    </style:style>
    <style:style style:name="T2796" style:parent-style-name="DefaultParagraphFont" style:family="text">
      <style:text-properties style:font-name="Consolas" style:font-name-complex="Consolas" fo:color="#000000" fo:font-size="9.5pt" style:font-size-asian="9.5pt" style:font-size-complex="9.5pt" fo:language="en" fo:country="US"/>
    </style:style>
    <style:style style:name="T2797" style:parent-style-name="DefaultParagraphFont" style:family="text">
      <style:text-properties style:font-name="Consolas" style:font-name-complex="Consolas" fo:color="#A31515" fo:font-size="9.5pt" style:font-size-asian="9.5pt" style:font-size-complex="9.5pt" fo:language="en" fo:country="US"/>
    </style:style>
    <style:style style:name="T2798" style:parent-style-name="DefaultParagraphFont" style:family="text">
      <style:text-properties style:font-name="Consolas" style:font-name-complex="Consolas" fo:color="#000000" fo:font-size="9.5pt" style:font-size-asian="9.5pt" style:font-size-complex="9.5pt" fo:language="en" fo:country="US"/>
    </style:style>
    <style:style style:name="P27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00" style:parent-style-name="Normal" style:family="paragraph">
      <style:paragraph-properties style:text-autospace="none" fo:margin-bottom="0in" fo:line-height="100%"/>
    </style:style>
    <style:style style:name="T2801" style:parent-style-name="DefaultParagraphFont" style:family="text">
      <style:text-properties style:font-name="Consolas" style:font-name-complex="Consolas" fo:color="#000000" fo:font-size="9.5pt" style:font-size-asian="9.5pt" style:font-size-complex="9.5pt" fo:language="en" fo:country="US"/>
    </style:style>
    <style:style style:name="T2802" style:parent-style-name="DefaultParagraphFont" style:family="text">
      <style:text-properties style:font-name="Consolas" style:font-name-complex="Consolas" fo:color="#0000FF" fo:font-size="9.5pt" style:font-size-asian="9.5pt" style:font-size-complex="9.5pt" fo:language="en" fo:country="US"/>
    </style:style>
    <style:style style:name="T2803" style:parent-style-name="DefaultParagraphFont" style:family="text">
      <style:text-properties style:font-name="Consolas" style:font-name-complex="Consolas" fo:color="#000000" fo:font-size="9.5pt" style:font-size-asian="9.5pt" style:font-size-complex="9.5pt" fo:language="en" fo:country="US"/>
    </style:style>
    <style:style style:name="T2804" style:parent-style-name="DefaultParagraphFont" style:family="text">
      <style:text-properties style:font-name="Consolas" style:font-name-complex="Consolas" fo:color="#0000FF" fo:font-size="9.5pt" style:font-size-asian="9.5pt" style:font-size-complex="9.5pt" fo:language="en" fo:country="US"/>
    </style:style>
    <style:style style:name="T2805" style:parent-style-name="DefaultParagraphFont" style:family="text">
      <style:text-properties style:font-name="Consolas" style:font-name-complex="Consolas" fo:color="#000000" fo:font-size="9.5pt" style:font-size-asian="9.5pt" style:font-size-complex="9.5pt" fo:language="en" fo:country="US"/>
    </style:style>
    <style:style style:name="T2806" style:parent-style-name="DefaultParagraphFont" style:family="text">
      <style:text-properties style:font-name="Consolas" style:font-name-complex="Consolas" fo:color="#0000FF" fo:font-size="9.5pt" style:font-size-asian="9.5pt" style:font-size-complex="9.5pt" fo:language="en" fo:country="US"/>
    </style:style>
    <style:style style:name="T2807" style:parent-style-name="DefaultParagraphFont" style:family="text">
      <style:text-properties style:font-name="Consolas" style:font-name-complex="Consolas" fo:color="#000000" fo:font-size="9.5pt" style:font-size-asian="9.5pt" style:font-size-complex="9.5pt" fo:language="en" fo:country="US"/>
    </style:style>
    <style:style style:name="P28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09" style:parent-style-name="Normal" style:family="paragraph">
      <style:paragraph-properties style:text-autospace="none" fo:margin-bottom="0in" fo:line-height="100%"/>
    </style:style>
    <style:style style:name="T2810" style:parent-style-name="DefaultParagraphFont" style:family="text">
      <style:text-properties style:font-name="Consolas" style:font-name-complex="Consolas" fo:color="#000000" fo:font-size="9.5pt" style:font-size-asian="9.5pt" style:font-size-complex="9.5pt" fo:language="en" fo:country="US"/>
    </style:style>
    <style:style style:name="T2811" style:parent-style-name="DefaultParagraphFont" style:family="text">
      <style:text-properties style:font-name="Consolas" style:font-name-complex="Consolas" fo:color="#0000FF" fo:font-size="9.5pt" style:font-size-asian="9.5pt" style:font-size-complex="9.5pt" fo:language="en" fo:country="US"/>
    </style:style>
    <style:style style:name="T2812" style:parent-style-name="DefaultParagraphFont" style:family="text">
      <style:text-properties style:font-name="Consolas" style:font-name-complex="Consolas" fo:color="#000000" fo:font-size="9.5pt" style:font-size-asian="9.5pt" style:font-size-complex="9.5pt" fo:language="en" fo:country="US"/>
    </style:style>
    <style:style style:name="T2813" style:parent-style-name="DefaultParagraphFont" style:family="text">
      <style:text-properties style:font-name="Consolas" style:font-name-complex="Consolas" fo:color="#0000FF" fo:font-size="9.5pt" style:font-size-asian="9.5pt" style:font-size-complex="9.5pt" fo:language="en" fo:country="US"/>
    </style:style>
    <style:style style:name="T2814" style:parent-style-name="DefaultParagraphFont" style:family="text">
      <style:text-properties style:font-name="Consolas" style:font-name-complex="Consolas" fo:color="#000000" fo:font-size="9.5pt" style:font-size-asian="9.5pt" style:font-size-complex="9.5pt" fo:language="en" fo:country="US"/>
    </style:style>
    <style:style style:name="P28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16" style:parent-style-name="Normal" style:family="paragraph">
      <style:paragraph-properties style:text-autospace="none" fo:margin-bottom="0in" fo:line-height="100%"/>
    </style:style>
    <style:style style:name="T2817" style:parent-style-name="DefaultParagraphFont" style:family="text">
      <style:text-properties style:font-name="Consolas" style:font-name-complex="Consolas" fo:color="#000000" fo:font-size="9.5pt" style:font-size-asian="9.5pt" style:font-size-complex="9.5pt" fo:language="en" fo:country="US"/>
    </style:style>
    <style:style style:name="T2818" style:parent-style-name="DefaultParagraphFont" style:family="text">
      <style:text-properties style:font-name="Consolas" style:font-name-complex="Consolas" fo:color="#0000FF" fo:font-size="9.5pt" style:font-size-asian="9.5pt" style:font-size-complex="9.5pt" fo:language="en" fo:country="US"/>
    </style:style>
    <style:style style:name="T2819" style:parent-style-name="DefaultParagraphFont" style:family="text">
      <style:text-properties style:font-name="Consolas" style:font-name-complex="Consolas" fo:color="#000000" fo:font-size="9.5pt" style:font-size-asian="9.5pt" style:font-size-complex="9.5pt" fo:language="en" fo:country="US"/>
    </style:style>
    <style:style style:name="T2820" style:parent-style-name="DefaultParagraphFont" style:family="text">
      <style:text-properties style:font-name="Consolas" style:font-name-complex="Consolas" fo:color="#0000FF" fo:font-size="9.5pt" style:font-size-asian="9.5pt" style:font-size-complex="9.5pt" fo:language="en" fo:country="US"/>
    </style:style>
    <style:style style:name="T2821" style:parent-style-name="DefaultParagraphFont" style:family="text">
      <style:text-properties style:font-name="Consolas" style:font-name-complex="Consolas" fo:color="#000000" fo:font-size="9.5pt" style:font-size-asian="9.5pt" style:font-size-complex="9.5pt" fo:language="en" fo:country="US"/>
    </style:style>
    <style:style style:name="P28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23" style:parent-style-name="Normal" style:family="paragraph">
      <style:paragraph-properties style:text-autospace="none" fo:margin-bottom="0in" fo:line-height="100%"/>
    </style:style>
    <style:style style:name="T2824" style:parent-style-name="DefaultParagraphFont" style:family="text">
      <style:text-properties style:font-name="Consolas" style:font-name-complex="Consolas" fo:color="#000000" fo:font-size="9.5pt" style:font-size-asian="9.5pt" style:font-size-complex="9.5pt" fo:language="en" fo:country="US"/>
    </style:style>
    <style:style style:name="T2825" style:parent-style-name="DefaultParagraphFont" style:family="text">
      <style:text-properties style:font-name="Consolas" style:font-name-complex="Consolas" fo:color="#0000FF" fo:font-size="9.5pt" style:font-size-asian="9.5pt" style:font-size-complex="9.5pt" fo:language="en" fo:country="US"/>
    </style:style>
    <style:style style:name="P28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29" style:parent-style-name="Normal" style:family="paragraph">
      <style:paragraph-properties style:text-autospace="none" fo:margin-bottom="0in" fo:line-height="100%"/>
    </style:style>
    <style:style style:name="T2830" style:parent-style-name="DefaultParagraphFont" style:family="text">
      <style:text-properties style:font-name="Consolas" style:font-name-complex="Consolas" fo:color="#000000" fo:font-size="9.5pt" style:font-size-asian="9.5pt" style:font-size-complex="9.5pt" fo:language="en" fo:country="US"/>
    </style:style>
    <style:style style:name="T2831" style:parent-style-name="DefaultParagraphFont" style:family="text">
      <style:text-properties style:font-name="Consolas" style:font-name-complex="Consolas" fo:color="#0000FF" fo:font-size="9.5pt" style:font-size-asian="9.5pt" style:font-size-complex="9.5pt" fo:language="en" fo:country="US"/>
    </style:style>
    <style:style style:name="T2832" style:parent-style-name="DefaultParagraphFont" style:family="text">
      <style:text-properties style:font-name="Consolas" style:font-name-complex="Consolas" fo:color="#000000" fo:font-size="9.5pt" style:font-size-asian="9.5pt" style:font-size-complex="9.5pt" fo:language="en" fo:country="US"/>
    </style:style>
    <style:style style:name="P28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34" style:parent-style-name="Normal" style:family="paragraph">
      <style:paragraph-properties style:text-autospace="none" fo:margin-bottom="0in" fo:line-height="100%"/>
    </style:style>
    <style:style style:name="T2835" style:parent-style-name="DefaultParagraphFont" style:family="text">
      <style:text-properties style:font-name="Consolas" style:font-name-complex="Consolas" fo:color="#000000" fo:font-size="9.5pt" style:font-size-asian="9.5pt" style:font-size-complex="9.5pt" fo:language="en" fo:country="US"/>
    </style:style>
    <style:style style:name="T2836" style:parent-style-name="DefaultParagraphFont" style:family="text">
      <style:text-properties style:font-name="Consolas" style:font-name-complex="Consolas" fo:color="#A31515" fo:font-size="9.5pt" style:font-size-asian="9.5pt" style:font-size-complex="9.5pt" fo:language="en" fo:country="US"/>
    </style:style>
    <style:style style:name="T2837" style:parent-style-name="DefaultParagraphFont" style:family="text">
      <style:text-properties style:font-name="Consolas" style:font-name-complex="Consolas" fo:color="#000000" fo:font-size="9.5pt" style:font-size-asian="9.5pt" style:font-size-complex="9.5pt" fo:language="en" fo:country="US"/>
    </style:style>
    <style:style style:name="P28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40" style:parent-style-name="Normal" style:family="paragraph">
      <style:paragraph-properties style:text-autospace="none" fo:margin-bottom="0in" fo:line-height="100%"/>
    </style:style>
    <style:style style:name="T2841" style:parent-style-name="DefaultParagraphFont" style:family="text">
      <style:text-properties style:font-name="Consolas" style:font-name-complex="Consolas" fo:color="#000000" fo:font-size="9.5pt" style:font-size-asian="9.5pt" style:font-size-complex="9.5pt" fo:language="en" fo:country="US"/>
    </style:style>
    <style:style style:name="T2842" style:parent-style-name="DefaultParagraphFont" style:family="text">
      <style:text-properties style:font-name="Consolas" style:font-name-complex="Consolas" fo:color="#0000FF" fo:font-size="9.5pt" style:font-size-asian="9.5pt" style:font-size-complex="9.5pt" fo:language="en" fo:country="US"/>
    </style:style>
    <style:style style:name="P28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44" style:parent-style-name="Normal" style:family="paragraph">
      <style:paragraph-properties style:text-autospace="none" fo:margin-bottom="0in" fo:line-height="100%"/>
    </style:style>
    <style:style style:name="T2845" style:parent-style-name="DefaultParagraphFont" style:family="text">
      <style:text-properties style:font-name="Consolas" style:font-name-complex="Consolas" fo:color="#000000" fo:font-size="9.5pt" style:font-size-asian="9.5pt" style:font-size-complex="9.5pt" fo:language="en" fo:country="US"/>
    </style:style>
    <style:style style:name="T2846" style:parent-style-name="DefaultParagraphFont" style:family="text">
      <style:text-properties style:font-name="Consolas" style:font-name-complex="Consolas" fo:color="#A31515" fo:font-size="9.5pt" style:font-size-asian="9.5pt" style:font-size-complex="9.5pt" fo:language="en" fo:country="US"/>
    </style:style>
    <style:style style:name="T2847" style:parent-style-name="DefaultParagraphFont" style:family="text">
      <style:text-properties style:font-name="Consolas" style:font-name-complex="Consolas" fo:color="#000000" fo:font-size="9.5pt" style:font-size-asian="9.5pt" style:font-size-complex="9.5pt" fo:language="en" fo:country="US"/>
    </style:style>
    <style:style style:name="P28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50" style:parent-style-name="Normal" style:family="paragraph">
      <style:paragraph-properties style:text-autospace="none" fo:margin-bottom="0in" fo:line-height="100%"/>
    </style:style>
    <style:style style:name="T2851" style:parent-style-name="DefaultParagraphFont" style:family="text">
      <style:text-properties style:font-name="Consolas" style:font-name-complex="Consolas" fo:color="#000000" fo:font-size="9.5pt" style:font-size-asian="9.5pt" style:font-size-complex="9.5pt" fo:language="en" fo:country="US"/>
    </style:style>
    <style:style style:name="T2852" style:parent-style-name="DefaultParagraphFont" style:family="text">
      <style:text-properties style:font-name="Consolas" style:font-name-complex="Consolas" fo:color="#0000FF" fo:font-size="9.5pt" style:font-size-asian="9.5pt" style:font-size-complex="9.5pt" fo:language="en" fo:country="US"/>
    </style:style>
    <style:style style:name="T2853" style:parent-style-name="DefaultParagraphFont" style:family="text">
      <style:text-properties style:font-name="Consolas" style:font-name-complex="Consolas" fo:color="#000000" fo:font-size="9.5pt" style:font-size-asian="9.5pt" style:font-size-complex="9.5pt" fo:language="en" fo:country="US"/>
    </style:style>
    <style:style style:name="P28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57" style:parent-style-name="Normal" style:family="paragraph">
      <style:text-properties fo:language="en" fo:country="US"/>
    </style:style>
    <style:style style:name="P2858" style:parent-style-name="Heading3" style:family="paragraph">
      <style:text-properties fo:language="en" fo:country="US"/>
    </style:style>
    <style:style style:name="TableColumn2860" style:family="table-column">
      <style:table-column-properties style:column-width="6.1298in"/>
    </style:style>
    <style:style style:name="Table2859" style:family="table">
      <style:table-properties style:width="6.1298in" fo:margin-left="0in" table:align="left"/>
    </style:style>
    <style:style style:name="TableRow2861" style:family="table-row">
      <style:table-row-properties/>
    </style:style>
    <style:style style:name="TableCell2862" style:family="table-cell">
      <style:table-cell-properties fo:border="0.0069in solid #000000" style:writing-mode="lr-tb" fo:padding-top="0in" fo:padding-left="0.075in" fo:padding-bottom="0in" fo:padding-right="0.075in"/>
    </style:style>
    <style:style style:name="P2863" style:parent-style-name="Normal" style:family="paragraph">
      <style:paragraph-properties style:text-autospace="none" fo:margin-bottom="0in" fo:line-height="100%"/>
    </style:style>
    <style:style style:name="T2864" style:parent-style-name="DefaultParagraphFont" style:family="text">
      <style:text-properties style:font-name="Consolas" style:font-name-complex="Consolas" fo:color="#0000FF" fo:font-size="9.5pt" style:font-size-asian="9.5pt" style:font-size-complex="9.5pt" fo:language="en" fo:country="US"/>
    </style:style>
    <style:style style:name="T2865" style:parent-style-name="DefaultParagraphFont" style:family="text">
      <style:text-properties style:font-name="Consolas" style:font-name-complex="Consolas" fo:color="#000000" fo:font-size="9.5pt" style:font-size-asian="9.5pt" style:font-size-complex="9.5pt" fo:language="en" fo:country="US"/>
    </style:style>
    <style:style style:name="P2866" style:parent-style-name="Normal" style:family="paragraph">
      <style:paragraph-properties style:text-autospace="none" fo:margin-bottom="0in" fo:line-height="100%"/>
    </style:style>
    <style:style style:name="T2867" style:parent-style-name="DefaultParagraphFont" style:family="text">
      <style:text-properties style:font-name="Consolas" style:font-name-complex="Consolas" fo:color="#0000FF" fo:font-size="9.5pt" style:font-size-asian="9.5pt" style:font-size-complex="9.5pt" fo:language="en" fo:country="US"/>
    </style:style>
    <style:style style:name="T2868" style:parent-style-name="DefaultParagraphFont" style:family="text">
      <style:text-properties style:font-name="Consolas" style:font-name-complex="Consolas" fo:color="#000000" fo:font-size="9.5pt" style:font-size-asian="9.5pt" style:font-size-complex="9.5pt" fo:language="en" fo:country="US"/>
    </style:style>
    <style:style style:name="P2869" style:parent-style-name="Normal" style:family="paragraph">
      <style:paragraph-properties style:text-autospace="none" fo:margin-bottom="0in" fo:line-height="100%"/>
    </style:style>
    <style:style style:name="T2870" style:parent-style-name="DefaultParagraphFont" style:family="text">
      <style:text-properties style:font-name="Consolas" style:font-name-complex="Consolas" fo:color="#0000FF" fo:font-size="9.5pt" style:font-size-asian="9.5pt" style:font-size-complex="9.5pt" fo:language="en" fo:country="US"/>
    </style:style>
    <style:style style:name="T2871" style:parent-style-name="DefaultParagraphFont" style:family="text">
      <style:text-properties style:font-name="Consolas" style:font-name-complex="Consolas" fo:color="#000000" fo:font-size="9.5pt" style:font-size-asian="9.5pt" style:font-size-complex="9.5pt" fo:language="en" fo:country="US"/>
    </style:style>
    <style:style style:name="P2872" style:parent-style-name="Normal" style:family="paragraph">
      <style:paragraph-properties style:text-autospace="none" fo:margin-bottom="0in" fo:line-height="100%"/>
    </style:style>
    <style:style style:name="T2873" style:parent-style-name="DefaultParagraphFont" style:family="text">
      <style:text-properties style:font-name="Consolas" style:font-name-complex="Consolas" fo:color="#0000FF" fo:font-size="9.5pt" style:font-size-asian="9.5pt" style:font-size-complex="9.5pt" fo:language="en" fo:country="US"/>
    </style:style>
    <style:style style:name="T2874" style:parent-style-name="DefaultParagraphFont" style:family="text">
      <style:text-properties style:font-name="Consolas" style:font-name-complex="Consolas" fo:color="#000000" fo:font-size="9.5pt" style:font-size-asian="9.5pt" style:font-size-complex="9.5pt" fo:language="en" fo:country="US"/>
    </style:style>
    <style:style style:name="P2875" style:parent-style-name="Normal" style:family="paragraph">
      <style:paragraph-properties style:text-autospace="none" fo:margin-bottom="0in" fo:line-height="100%"/>
    </style:style>
    <style:style style:name="T2876" style:parent-style-name="DefaultParagraphFont" style:family="text">
      <style:text-properties style:font-name="Consolas" style:font-name-complex="Consolas" fo:color="#0000FF" fo:font-size="9.5pt" style:font-size-asian="9.5pt" style:font-size-complex="9.5pt" fo:language="en" fo:country="US"/>
    </style:style>
    <style:style style:name="T2877" style:parent-style-name="DefaultParagraphFont" style:family="text">
      <style:text-properties style:font-name="Consolas" style:font-name-complex="Consolas" fo:color="#000000" fo:font-size="9.5pt" style:font-size-asian="9.5pt" style:font-size-complex="9.5pt" fo:language="en" fo:country="US"/>
    </style:style>
    <style:style style:name="P28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79" style:parent-style-name="Normal" style:family="paragraph">
      <style:paragraph-properties style:text-autospace="none" fo:margin-bottom="0in" fo:line-height="100%"/>
    </style:style>
    <style:style style:name="T2880" style:parent-style-name="DefaultParagraphFont" style:family="text">
      <style:text-properties style:font-name="Consolas" style:font-name-complex="Consolas" fo:color="#0000FF" fo:font-size="9.5pt" style:font-size-asian="9.5pt" style:font-size-complex="9.5pt" fo:language="en" fo:country="US"/>
    </style:style>
    <style:style style:name="T2881" style:parent-style-name="DefaultParagraphFont" style:family="text">
      <style:text-properties style:font-name="Consolas" style:font-name-complex="Consolas" fo:color="#000000" fo:font-size="9.5pt" style:font-size-asian="9.5pt" style:font-size-complex="9.5pt" fo:language="en" fo:country="US"/>
    </style:style>
    <style:style style:name="P28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83" style:parent-style-name="Normal" style:family="paragraph">
      <style:paragraph-properties style:text-autospace="none" fo:margin-bottom="0in" fo:line-height="100%"/>
    </style:style>
    <style:style style:name="T2884" style:parent-style-name="DefaultParagraphFont" style:family="text">
      <style:text-properties style:font-name="Consolas" style:font-name-complex="Consolas" fo:color="#000000" fo:font-size="9.5pt" style:font-size-asian="9.5pt" style:font-size-complex="9.5pt" fo:language="en" fo:country="US"/>
    </style:style>
    <style:style style:name="T2885" style:parent-style-name="DefaultParagraphFont" style:family="text">
      <style:text-properties style:font-name="Consolas" style:font-name-complex="Consolas" fo:color="#0000FF" fo:font-size="9.5pt" style:font-size-asian="9.5pt" style:font-size-complex="9.5pt" fo:language="en" fo:country="US"/>
    </style:style>
    <style:style style:name="T2886" style:parent-style-name="DefaultParagraphFont" style:family="text">
      <style:text-properties style:font-name="Consolas" style:font-name-complex="Consolas" fo:color="#000000" fo:font-size="9.5pt" style:font-size-asian="9.5pt" style:font-size-complex="9.5pt" fo:language="en" fo:country="US"/>
    </style:style>
    <style:style style:name="T2887" style:parent-style-name="DefaultParagraphFont" style:family="text">
      <style:text-properties style:font-name="Consolas" style:font-name-complex="Consolas" fo:color="#0000FF" fo:font-size="9.5pt" style:font-size-asian="9.5pt" style:font-size-complex="9.5pt" fo:language="en" fo:country="US"/>
    </style:style>
    <style:style style:name="T2888" style:parent-style-name="DefaultParagraphFont" style:family="text">
      <style:text-properties style:font-name="Consolas" style:font-name-complex="Consolas" fo:color="#000000" fo:font-size="9.5pt" style:font-size-asian="9.5pt" style:font-size-complex="9.5pt" fo:language="en" fo:country="US"/>
    </style:style>
    <style:style style:name="T2889" style:parent-style-name="DefaultParagraphFont" style:family="text">
      <style:text-properties style:font-name="Consolas" style:font-name-complex="Consolas" fo:color="#0000FF" fo:font-size="9.5pt" style:font-size-asian="9.5pt" style:font-size-complex="9.5pt" fo:language="en" fo:country="US"/>
    </style:style>
    <style:style style:name="T2890" style:parent-style-name="DefaultParagraphFont" style:family="text">
      <style:text-properties style:font-name="Consolas" style:font-name-complex="Consolas" fo:color="#000000" fo:font-size="9.5pt" style:font-size-asian="9.5pt" style:font-size-complex="9.5pt" fo:language="en" fo:country="US"/>
    </style:style>
    <style:style style:name="T2891" style:parent-style-name="DefaultParagraphFont" style:family="text">
      <style:text-properties style:font-name="Consolas" style:font-name-complex="Consolas" fo:color="#2B91AF" fo:font-size="9.5pt" style:font-size-asian="9.5pt" style:font-size-complex="9.5pt" fo:language="en" fo:country="US"/>
    </style:style>
    <style:style style:name="P28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893" style:parent-style-name="Normal" style:family="paragraph">
      <style:paragraph-properties style:text-autospace="none" fo:margin-bottom="0in" fo:line-height="100%"/>
    </style:style>
    <style:style style:name="T2894" style:parent-style-name="DefaultParagraphFont" style:family="text">
      <style:text-properties style:font-name="Consolas" style:font-name-complex="Consolas" fo:color="#000000" fo:font-size="9.5pt" style:font-size-asian="9.5pt" style:font-size-complex="9.5pt" fo:language="en" fo:country="US"/>
    </style:style>
    <style:style style:name="T2895" style:parent-style-name="DefaultParagraphFont" style:family="text">
      <style:text-properties style:font-name="Consolas" style:font-name-complex="Consolas" fo:color="#0000FF" fo:font-size="9.5pt" style:font-size-asian="9.5pt" style:font-size-complex="9.5pt" fo:language="en" fo:country="US"/>
    </style:style>
    <style:style style:name="T2896" style:parent-style-name="DefaultParagraphFont" style:family="text">
      <style:text-properties style:font-name="Consolas" style:font-name-complex="Consolas" fo:color="#000000" fo:font-size="9.5pt" style:font-size-asian="9.5pt" style:font-size-complex="9.5pt" fo:language="en" fo:country="US"/>
    </style:style>
    <style:style style:name="T2897" style:parent-style-name="DefaultParagraphFont" style:family="text">
      <style:text-properties style:font-name="Consolas" style:font-name-complex="Consolas" fo:color="#0000FF" fo:font-size="9.5pt" style:font-size-asian="9.5pt" style:font-size-complex="9.5pt" fo:language="en" fo:country="US"/>
    </style:style>
    <style:style style:name="T2898" style:parent-style-name="DefaultParagraphFont" style:family="text">
      <style:text-properties style:font-name="Consolas" style:font-name-complex="Consolas" fo:color="#000000" fo:font-size="9.5pt" style:font-size-asian="9.5pt" style:font-size-complex="9.5pt" fo:language="en" fo:country="US"/>
    </style:style>
    <style:style style:name="T2899" style:parent-style-name="DefaultParagraphFont" style:family="text">
      <style:text-properties style:font-name="Consolas" style:font-name-complex="Consolas" fo:color="#A31515" fo:font-size="9.5pt" style:font-size-asian="9.5pt" style:font-size-complex="9.5pt" fo:language="en" fo:country="US"/>
    </style:style>
    <style:style style:name="T2900" style:parent-style-name="DefaultParagraphFont" style:family="text">
      <style:text-properties style:font-name="Consolas" style:font-name-complex="Consolas" fo:color="#000000" fo:font-size="9.5pt" style:font-size-asian="9.5pt" style:font-size-complex="9.5pt" fo:language="en" fo:country="US"/>
    </style:style>
    <style:style style:name="P29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02" style:parent-style-name="Normal" style:family="paragraph">
      <style:paragraph-properties style:text-autospace="none" fo:margin-bottom="0in" fo:line-height="100%"/>
    </style:style>
    <style:style style:name="T2903" style:parent-style-name="DefaultParagraphFont" style:family="text">
      <style:text-properties style:font-name="Consolas" style:font-name-complex="Consolas" fo:color="#000000" fo:font-size="9.5pt" style:font-size-asian="9.5pt" style:font-size-complex="9.5pt" fo:language="en" fo:country="US"/>
    </style:style>
    <style:style style:name="T2904" style:parent-style-name="DefaultParagraphFont" style:family="text">
      <style:text-properties style:font-name="Consolas" style:font-name-complex="Consolas" fo:color="#0000FF" fo:font-size="9.5pt" style:font-size-asian="9.5pt" style:font-size-complex="9.5pt" fo:language="en" fo:country="US"/>
    </style:style>
    <style:style style:name="T2905" style:parent-style-name="DefaultParagraphFont" style:family="text">
      <style:text-properties style:font-name="Consolas" style:font-name-complex="Consolas" fo:color="#000000" fo:font-size="9.5pt" style:font-size-asian="9.5pt" style:font-size-complex="9.5pt" fo:language="en" fo:country="US"/>
    </style:style>
    <style:style style:name="T2906" style:parent-style-name="DefaultParagraphFont" style:family="text">
      <style:text-properties style:font-name="Consolas" style:font-name-complex="Consolas" fo:color="#0000FF" fo:font-size="9.5pt" style:font-size-asian="9.5pt" style:font-size-complex="9.5pt" fo:language="en" fo:country="US"/>
    </style:style>
    <style:style style:name="T2907" style:parent-style-name="DefaultParagraphFont" style:family="text">
      <style:text-properties style:font-name="Consolas" style:font-name-complex="Consolas" fo:color="#000000" fo:font-size="9.5pt" style:font-size-asian="9.5pt" style:font-size-complex="9.5pt" fo:language="en" fo:country="US"/>
    </style:style>
    <style:style style:name="T2908" style:parent-style-name="DefaultParagraphFont" style:family="text">
      <style:text-properties style:font-name="Consolas" style:font-name-complex="Consolas" fo:color="#0000FF" fo:font-size="9.5pt" style:font-size-asian="9.5pt" style:font-size-complex="9.5pt" fo:language="en" fo:country="US"/>
    </style:style>
    <style:style style:name="T2909" style:parent-style-name="DefaultParagraphFont" style:family="text">
      <style:text-properties style:font-name="Consolas" style:font-name-complex="Consolas" fo:color="#000000" fo:font-size="9.5pt" style:font-size-asian="9.5pt" style:font-size-complex="9.5pt" fo:language="en" fo:country="US"/>
    </style:style>
    <style:style style:name="P29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11" style:parent-style-name="Normal" style:family="paragraph">
      <style:paragraph-properties style:text-autospace="none" fo:margin-bottom="0in" fo:line-height="100%"/>
    </style:style>
    <style:style style:name="T2912" style:parent-style-name="DefaultParagraphFont" style:family="text">
      <style:text-properties style:font-name="Consolas" style:font-name-complex="Consolas" fo:color="#000000" fo:font-size="9.5pt" style:font-size-asian="9.5pt" style:font-size-complex="9.5pt" fo:language="en" fo:country="US"/>
    </style:style>
    <style:style style:name="T2913" style:parent-style-name="DefaultParagraphFont" style:family="text">
      <style:text-properties style:font-name="Consolas" style:font-name-complex="Consolas" fo:color="#0000FF" fo:font-size="9.5pt" style:font-size-asian="9.5pt" style:font-size-complex="9.5pt" fo:language="en" fo:country="US"/>
    </style:style>
    <style:style style:name="T2914" style:parent-style-name="DefaultParagraphFont" style:family="text">
      <style:text-properties style:font-name="Consolas" style:font-name-complex="Consolas" fo:color="#000000" fo:font-size="9.5pt" style:font-size-asian="9.5pt" style:font-size-complex="9.5pt" fo:language="en" fo:country="US"/>
    </style:style>
    <style:style style:name="T2915" style:parent-style-name="DefaultParagraphFont" style:family="text">
      <style:text-properties style:font-name="Consolas" style:font-name-complex="Consolas" fo:color="#0000FF" fo:font-size="9.5pt" style:font-size-asian="9.5pt" style:font-size-complex="9.5pt" fo:language="en" fo:country="US"/>
    </style:style>
    <style:style style:name="T2916" style:parent-style-name="DefaultParagraphFont" style:family="text">
      <style:text-properties style:font-name="Consolas" style:font-name-complex="Consolas" fo:color="#000000" fo:font-size="9.5pt" style:font-size-asian="9.5pt" style:font-size-complex="9.5pt" fo:language="en" fo:country="US"/>
    </style:style>
    <style:style style:name="P29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18" style:parent-style-name="Normal" style:family="paragraph">
      <style:paragraph-properties style:text-autospace="none" fo:margin-bottom="0in" fo:line-height="100%"/>
    </style:style>
    <style:style style:name="T2919" style:parent-style-name="DefaultParagraphFont" style:family="text">
      <style:text-properties style:font-name="Consolas" style:font-name-complex="Consolas" fo:color="#000000" fo:font-size="9.5pt" style:font-size-asian="9.5pt" style:font-size-complex="9.5pt" fo:language="en" fo:country="US"/>
    </style:style>
    <style:style style:name="T2920" style:parent-style-name="DefaultParagraphFont" style:family="text">
      <style:text-properties style:font-name="Consolas" style:font-name-complex="Consolas" fo:color="#0000FF" fo:font-size="9.5pt" style:font-size-asian="9.5pt" style:font-size-complex="9.5pt" fo:language="en" fo:country="US"/>
    </style:style>
    <style:style style:name="T2921" style:parent-style-name="DefaultParagraphFont" style:family="text">
      <style:text-properties style:font-name="Consolas" style:font-name-complex="Consolas" fo:color="#000000" fo:font-size="9.5pt" style:font-size-asian="9.5pt" style:font-size-complex="9.5pt" fo:language="en" fo:country="US"/>
    </style:style>
    <style:style style:name="T2922" style:parent-style-name="DefaultParagraphFont" style:family="text">
      <style:text-properties style:font-name="Consolas" style:font-name-complex="Consolas" fo:color="#0000FF" fo:font-size="9.5pt" style:font-size-asian="9.5pt" style:font-size-complex="9.5pt" fo:language="en" fo:country="US"/>
    </style:style>
    <style:style style:name="T2923" style:parent-style-name="DefaultParagraphFont" style:family="text">
      <style:text-properties style:font-name="Consolas" style:font-name-complex="Consolas" fo:color="#000000" fo:font-size="9.5pt" style:font-size-asian="9.5pt" style:font-size-complex="9.5pt" fo:language="en" fo:country="US"/>
    </style:style>
    <style:style style:name="P29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25" style:parent-style-name="Normal" style:family="paragraph">
      <style:paragraph-properties style:text-autospace="none" fo:margin-bottom="0in" fo:line-height="100%"/>
    </style:style>
    <style:style style:name="T2926" style:parent-style-name="DefaultParagraphFont" style:family="text">
      <style:text-properties style:font-name="Consolas" style:font-name-complex="Consolas" fo:color="#000000" fo:font-size="9.5pt" style:font-size-asian="9.5pt" style:font-size-complex="9.5pt" fo:language="en" fo:country="US"/>
    </style:style>
    <style:style style:name="T2927" style:parent-style-name="DefaultParagraphFont" style:family="text">
      <style:text-properties style:font-name="Consolas" style:font-name-complex="Consolas" fo:color="#0000FF" fo:font-size="9.5pt" style:font-size-asian="9.5pt" style:font-size-complex="9.5pt" fo:language="en" fo:country="US"/>
    </style:style>
    <style:style style:name="P29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31" style:parent-style-name="Normal" style:family="paragraph">
      <style:paragraph-properties style:text-autospace="none" fo:margin-bottom="0in" fo:line-height="100%"/>
    </style:style>
    <style:style style:name="T2932" style:parent-style-name="DefaultParagraphFont" style:family="text">
      <style:text-properties style:font-name="Consolas" style:font-name-complex="Consolas" fo:color="#000000" fo:font-size="9.5pt" style:font-size-asian="9.5pt" style:font-size-complex="9.5pt" fo:language="en" fo:country="US"/>
    </style:style>
    <style:style style:name="T2933" style:parent-style-name="DefaultParagraphFont" style:family="text">
      <style:text-properties style:font-name="Consolas" style:font-name-complex="Consolas" fo:color="#0000FF" fo:font-size="9.5pt" style:font-size-asian="9.5pt" style:font-size-complex="9.5pt" fo:language="en" fo:country="US"/>
    </style:style>
    <style:style style:name="T2934" style:parent-style-name="DefaultParagraphFont" style:family="text">
      <style:text-properties style:font-name="Consolas" style:font-name-complex="Consolas" fo:color="#000000" fo:font-size="9.5pt" style:font-size-asian="9.5pt" style:font-size-complex="9.5pt" fo:language="en" fo:country="US"/>
    </style:style>
    <style:style style:name="P29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36" style:parent-style-name="Normal" style:family="paragraph">
      <style:paragraph-properties style:text-autospace="none" fo:margin-bottom="0in" fo:line-height="100%"/>
    </style:style>
    <style:style style:name="T2937" style:parent-style-name="DefaultParagraphFont" style:family="text">
      <style:text-properties style:font-name="Consolas" style:font-name-complex="Consolas" fo:color="#000000" fo:font-size="9.5pt" style:font-size-asian="9.5pt" style:font-size-complex="9.5pt" fo:language="en" fo:country="US"/>
    </style:style>
    <style:style style:name="T2938" style:parent-style-name="DefaultParagraphFont" style:family="text">
      <style:text-properties style:font-name="Consolas" style:font-name-complex="Consolas" fo:color="#A31515" fo:font-size="9.5pt" style:font-size-asian="9.5pt" style:font-size-complex="9.5pt" fo:language="en" fo:country="US"/>
    </style:style>
    <style:style style:name="T2939" style:parent-style-name="DefaultParagraphFont" style:family="text">
      <style:text-properties style:font-name="Consolas" style:font-name-complex="Consolas" fo:color="#000000" fo:font-size="9.5pt" style:font-size-asian="9.5pt" style:font-size-complex="9.5pt" fo:language="en" fo:country="US"/>
    </style:style>
    <style:style style:name="P29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42" style:parent-style-name="Normal" style:family="paragraph">
      <style:paragraph-properties style:text-autospace="none" fo:margin-bottom="0in" fo:line-height="100%"/>
    </style:style>
    <style:style style:name="T2943" style:parent-style-name="DefaultParagraphFont" style:family="text">
      <style:text-properties style:font-name="Consolas" style:font-name-complex="Consolas" fo:color="#000000" fo:font-size="9.5pt" style:font-size-asian="9.5pt" style:font-size-complex="9.5pt" fo:language="en" fo:country="US"/>
    </style:style>
    <style:style style:name="T2944" style:parent-style-name="DefaultParagraphFont" style:family="text">
      <style:text-properties style:font-name="Consolas" style:font-name-complex="Consolas" fo:color="#0000FF" fo:font-size="9.5pt" style:font-size-asian="9.5pt" style:font-size-complex="9.5pt" fo:language="en" fo:country="US"/>
    </style:style>
    <style:style style:name="P29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46" style:parent-style-name="Normal" style:family="paragraph">
      <style:paragraph-properties style:text-autospace="none" fo:margin-bottom="0in" fo:line-height="100%"/>
    </style:style>
    <style:style style:name="T2947" style:parent-style-name="DefaultParagraphFont" style:family="text">
      <style:text-properties style:font-name="Consolas" style:font-name-complex="Consolas" fo:color="#000000" fo:font-size="9.5pt" style:font-size-asian="9.5pt" style:font-size-complex="9.5pt" fo:language="en" fo:country="US"/>
    </style:style>
    <style:style style:name="T2948" style:parent-style-name="DefaultParagraphFont" style:family="text">
      <style:text-properties style:font-name="Consolas" style:font-name-complex="Consolas" fo:color="#A31515" fo:font-size="9.5pt" style:font-size-asian="9.5pt" style:font-size-complex="9.5pt" fo:language="en" fo:country="US"/>
    </style:style>
    <style:style style:name="T2949" style:parent-style-name="DefaultParagraphFont" style:family="text">
      <style:text-properties style:font-name="Consolas" style:font-name-complex="Consolas" fo:color="#000000" fo:font-size="9.5pt" style:font-size-asian="9.5pt" style:font-size-complex="9.5pt" fo:language="en" fo:country="US"/>
    </style:style>
    <style:style style:name="P29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52" style:parent-style-name="Normal" style:family="paragraph">
      <style:paragraph-properties style:text-autospace="none" fo:margin-bottom="0in" fo:line-height="100%"/>
    </style:style>
    <style:style style:name="T2953" style:parent-style-name="DefaultParagraphFont" style:family="text">
      <style:text-properties style:font-name="Consolas" style:font-name-complex="Consolas" fo:color="#000000" fo:font-size="9.5pt" style:font-size-asian="9.5pt" style:font-size-complex="9.5pt" fo:language="en" fo:country="US"/>
    </style:style>
    <style:style style:name="T2954" style:parent-style-name="DefaultParagraphFont" style:family="text">
      <style:text-properties style:font-name="Consolas" style:font-name-complex="Consolas" fo:color="#0000FF" fo:font-size="9.5pt" style:font-size-asian="9.5pt" style:font-size-complex="9.5pt" fo:language="en" fo:country="US"/>
    </style:style>
    <style:style style:name="T2955" style:parent-style-name="DefaultParagraphFont" style:family="text">
      <style:text-properties style:font-name="Consolas" style:font-name-complex="Consolas" fo:color="#000000" fo:font-size="9.5pt" style:font-size-asian="9.5pt" style:font-size-complex="9.5pt" fo:language="en" fo:country="US"/>
    </style:style>
    <style:style style:name="P29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60" style:parent-style-name="Normal" style:family="paragraph">
      <style:text-properties fo:language="en" fo:country="US"/>
    </style:style>
    <style:style style:name="P2961" style:parent-style-name="Heading2" style:family="paragraph">
      <style:text-properties fo:language="en" fo:country="US"/>
    </style:style>
    <style:style style:name="P2962" style:parent-style-name="Heading3" style:family="paragraph">
      <style:text-properties fo:language="en" fo:country="US"/>
    </style:style>
    <style:style style:name="TableColumn2964" style:family="table-column">
      <style:table-column-properties style:column-width="6.1298in"/>
    </style:style>
    <style:style style:name="Table2963" style:family="table">
      <style:table-properties style:width="6.1298in" fo:margin-left="0in" table:align="left"/>
    </style:style>
    <style:style style:name="TableRow2965" style:family="table-row">
      <style:table-row-properties/>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 style:family="paragraph">
      <style:paragraph-properties style:text-autospace="none" fo:margin-bottom="0in" fo:line-height="100%"/>
    </style:style>
    <style:style style:name="T2968" style:parent-style-name="DefaultParagraphFont" style:family="text">
      <style:text-properties style:font-name="Consolas" style:font-name-complex="Consolas" fo:color="#0000FF" fo:font-size="9.5pt" style:font-size-asian="9.5pt" style:font-size-complex="9.5pt" fo:language="en" fo:country="US"/>
    </style:style>
    <style:style style:name="T2969" style:parent-style-name="DefaultParagraphFont" style:family="text">
      <style:text-properties style:font-name="Consolas" style:font-name-complex="Consolas" fo:color="#000000" fo:font-size="9.5pt" style:font-size-asian="9.5pt" style:font-size-complex="9.5pt" fo:language="en" fo:country="US"/>
    </style:style>
    <style:style style:name="P29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71" style:parent-style-name="Normal" style:family="paragraph">
      <style:paragraph-properties style:text-autospace="none" fo:margin-bottom="0in" fo:line-height="100%"/>
    </style:style>
    <style:style style:name="T2972" style:parent-style-name="DefaultParagraphFont" style:family="text">
      <style:text-properties style:font-name="Consolas" style:font-name-complex="Consolas" fo:color="#0000FF" fo:font-size="9.5pt" style:font-size-asian="9.5pt" style:font-size-complex="9.5pt" fo:language="en" fo:country="US"/>
    </style:style>
    <style:style style:name="T2973" style:parent-style-name="DefaultParagraphFont" style:family="text">
      <style:text-properties style:font-name="Consolas" style:font-name-complex="Consolas" fo:color="#000000" fo:font-size="9.5pt" style:font-size-asian="9.5pt" style:font-size-complex="9.5pt" fo:language="en" fo:country="US"/>
    </style:style>
    <style:style style:name="P29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75" style:parent-style-name="Normal" style:family="paragraph">
      <style:paragraph-properties style:text-autospace="none" fo:margin-bottom="0in" fo:line-height="100%"/>
    </style:style>
    <style:style style:name="T2976" style:parent-style-name="DefaultParagraphFont" style:family="text">
      <style:text-properties style:font-name="Consolas" style:font-name-complex="Consolas" fo:color="#000000" fo:font-size="9.5pt" style:font-size-asian="9.5pt" style:font-size-complex="9.5pt" fo:language="en" fo:country="US"/>
    </style:style>
    <style:style style:name="T2977" style:parent-style-name="DefaultParagraphFont" style:family="text">
      <style:text-properties style:font-name="Consolas" style:font-name-complex="Consolas" fo:color="#0000FF" fo:font-size="9.5pt" style:font-size-asian="9.5pt" style:font-size-complex="9.5pt" fo:language="en" fo:country="US"/>
    </style:style>
    <style:style style:name="T2978" style:parent-style-name="DefaultParagraphFont" style:family="text">
      <style:text-properties style:font-name="Consolas" style:font-name-complex="Consolas" fo:color="#000000" fo:font-size="9.5pt" style:font-size-asian="9.5pt" style:font-size-complex="9.5pt" fo:language="en" fo:country="US"/>
    </style:style>
    <style:style style:name="T2979" style:parent-style-name="DefaultParagraphFont" style:family="text">
      <style:text-properties style:font-name="Consolas" style:font-name-complex="Consolas" fo:color="#0000FF" fo:font-size="9.5pt" style:font-size-asian="9.5pt" style:font-size-complex="9.5pt" fo:language="en" fo:country="US"/>
    </style:style>
    <style:style style:name="T2980" style:parent-style-name="DefaultParagraphFont" style:family="text">
      <style:text-properties style:font-name="Consolas" style:font-name-complex="Consolas" fo:color="#000000" fo:font-size="9.5pt" style:font-size-asian="9.5pt" style:font-size-complex="9.5pt" fo:language="en" fo:country="US"/>
    </style:style>
    <style:style style:name="T2981" style:parent-style-name="DefaultParagraphFont" style:family="text">
      <style:text-properties style:font-name="Consolas" style:font-name-complex="Consolas" fo:color="#2B91AF" fo:font-size="9.5pt" style:font-size-asian="9.5pt" style:font-size-complex="9.5pt" fo:language="en" fo:country="US"/>
    </style:style>
    <style:style style:name="P29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83" style:parent-style-name="Normal" style:family="paragraph">
      <style:paragraph-properties style:text-autospace="none" fo:margin-bottom="0in" fo:line-height="100%"/>
    </style:style>
    <style:style style:name="T2984" style:parent-style-name="DefaultParagraphFont" style:family="text">
      <style:text-properties style:font-name="Consolas" style:font-name-complex="Consolas" fo:color="#000000" fo:font-size="9.5pt" style:font-size-asian="9.5pt" style:font-size-complex="9.5pt" fo:language="en" fo:country="US"/>
    </style:style>
    <style:style style:name="T2985" style:parent-style-name="DefaultParagraphFont" style:family="text">
      <style:text-properties style:font-name="Consolas" style:font-name-complex="Consolas" fo:color="#008000" fo:font-size="9.5pt" style:font-size-asian="9.5pt" style:font-size-complex="9.5pt" fo:language="en" fo:country="US"/>
    </style:style>
    <style:style style:name="P29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2987" style:parent-style-name="Normal" style:family="paragraph">
      <style:paragraph-properties style:text-autospace="none" fo:margin-bottom="0in" fo:line-height="100%"/>
    </style:style>
    <style:style style:name="T2988" style:parent-style-name="DefaultParagraphFont" style:family="text">
      <style:text-properties style:font-name="Consolas" style:font-name-complex="Consolas" fo:color="#000000" fo:font-size="9.5pt" style:font-size-asian="9.5pt" style:font-size-complex="9.5pt" fo:language="en" fo:country="US"/>
    </style:style>
    <style:style style:name="T2989" style:parent-style-name="DefaultParagraphFont" style:family="text">
      <style:text-properties style:font-name="Consolas" style:font-name-complex="Consolas" fo:color="#008000" fo:font-size="9.5pt" style:font-size-asian="9.5pt" style:font-size-complex="9.5pt" fo:language="en" fo:country="US"/>
    </style:style>
    <style:style style:name="P2990" style:parent-style-name="Normal" style:family="paragraph">
      <style:paragraph-properties style:text-autospace="none" fo:margin-bottom="0in" fo:line-height="100%"/>
    </style:style>
    <style:style style:name="T2991" style:parent-style-name="DefaultParagraphFont" style:family="text">
      <style:text-properties style:font-name="Consolas" style:font-name-complex="Consolas" fo:color="#000000" fo:font-size="9.5pt" style:font-size-asian="9.5pt" style:font-size-complex="9.5pt" fo:language="en" fo:country="US"/>
    </style:style>
    <style:style style:name="T2992" style:parent-style-name="DefaultParagraphFont" style:family="text">
      <style:text-properties style:font-name="Consolas" style:font-name-complex="Consolas" fo:color="#0000FF" fo:font-size="9.5pt" style:font-size-asian="9.5pt" style:font-size-complex="9.5pt" fo:language="en" fo:country="US"/>
    </style:style>
    <style:style style:name="T2993" style:parent-style-name="DefaultParagraphFont" style:family="text">
      <style:text-properties style:font-name="Consolas" style:font-name-complex="Consolas" fo:color="#000000" fo:font-size="9.5pt" style:font-size-asian="9.5pt" style:font-size-complex="9.5pt" fo:language="en" fo:country="US"/>
    </style:style>
    <style:style style:name="T2994" style:parent-style-name="DefaultParagraphFont" style:family="text">
      <style:text-properties style:font-name="Consolas" style:font-name-complex="Consolas" fo:color="#0000FF" fo:font-size="9.5pt" style:font-size-asian="9.5pt" style:font-size-complex="9.5pt" fo:language="en" fo:country="US"/>
    </style:style>
    <style:style style:name="T2995" style:parent-style-name="DefaultParagraphFont" style:family="text">
      <style:text-properties style:font-name="Consolas" style:font-name-complex="Consolas" fo:color="#000000" fo:font-size="9.5pt" style:font-size-asian="9.5pt" style:font-size-complex="9.5pt" fo:language="en" fo:country="US"/>
    </style:style>
    <style:style style:name="P2996" style:parent-style-name="Normal" style:family="paragraph">
      <style:paragraph-properties style:text-autospace="none" fo:margin-bottom="0in" fo:line-height="100%"/>
    </style:style>
    <style:style style:name="T2997" style:parent-style-name="DefaultParagraphFont" style:family="text">
      <style:text-properties style:font-name="Consolas" style:font-name-complex="Consolas" fo:color="#000000" fo:font-size="9.5pt" style:font-size-asian="9.5pt" style:font-size-complex="9.5pt" fo:language="en" fo:country="US"/>
    </style:style>
    <style:style style:name="T2998" style:parent-style-name="DefaultParagraphFont" style:family="text">
      <style:text-properties style:font-name="Consolas" style:font-name-complex="Consolas" fo:color="#0000FF" fo:font-size="9.5pt" style:font-size-asian="9.5pt" style:font-size-complex="9.5pt" fo:language="en" fo:country="US"/>
    </style:style>
    <style:style style:name="T2999" style:parent-style-name="DefaultParagraphFont" style:family="text">
      <style:text-properties style:font-name="Consolas" style:font-name-complex="Consolas" fo:color="#000000" fo:font-size="9.5pt" style:font-size-asian="9.5pt" style:font-size-complex="9.5pt" fo:language="en" fo:country="US"/>
    </style:style>
    <style:style style:name="T3000" style:parent-style-name="DefaultParagraphFont" style:family="text">
      <style:text-properties style:font-name="Consolas" style:font-name-complex="Consolas" fo:color="#0000FF" fo:font-size="9.5pt" style:font-size-asian="9.5pt" style:font-size-complex="9.5pt" fo:language="en" fo:country="US"/>
    </style:style>
    <style:style style:name="T3001" style:parent-style-name="DefaultParagraphFont" style:family="text">
      <style:text-properties style:font-name="Consolas" style:font-name-complex="Consolas" fo:color="#000000" fo:font-size="9.5pt" style:font-size-asian="9.5pt" style:font-size-complex="9.5pt" fo:language="en" fo:country="US"/>
    </style:style>
    <style:style style:name="P3002" style:parent-style-name="Normal" style:family="paragraph">
      <style:paragraph-properties style:text-autospace="none" fo:margin-bottom="0in" fo:line-height="100%"/>
    </style:style>
    <style:style style:name="T3003" style:parent-style-name="DefaultParagraphFont" style:family="text">
      <style:text-properties style:font-name="Consolas" style:font-name-complex="Consolas" fo:color="#000000" fo:font-size="9.5pt" style:font-size-asian="9.5pt" style:font-size-complex="9.5pt" fo:language="en" fo:country="US"/>
    </style:style>
    <style:style style:name="T3004" style:parent-style-name="DefaultParagraphFont" style:family="text">
      <style:text-properties style:font-name="Consolas" style:font-name-complex="Consolas" fo:color="#0000FF" fo:font-size="9.5pt" style:font-size-asian="9.5pt" style:font-size-complex="9.5pt" fo:language="en" fo:country="US"/>
    </style:style>
    <style:style style:name="T3005" style:parent-style-name="DefaultParagraphFont" style:family="text">
      <style:text-properties style:font-name="Consolas" style:font-name-complex="Consolas" fo:color="#000000" fo:font-size="9.5pt" style:font-size-asian="9.5pt" style:font-size-complex="9.5pt" fo:language="en" fo:country="US"/>
    </style:style>
    <style:style style:name="T3006" style:parent-style-name="DefaultParagraphFont" style:family="text">
      <style:text-properties style:font-name="Consolas" style:font-name-complex="Consolas" fo:color="#0000FF" fo:font-size="9.5pt" style:font-size-asian="9.5pt" style:font-size-complex="9.5pt" fo:language="en" fo:country="US"/>
    </style:style>
    <style:style style:name="T3007" style:parent-style-name="DefaultParagraphFont" style:family="text">
      <style:text-properties style:font-name="Consolas" style:font-name-complex="Consolas" fo:color="#000000" fo:font-size="9.5pt" style:font-size-asian="9.5pt" style:font-size-complex="9.5pt" fo:language="en" fo:country="US"/>
    </style:style>
    <style:style style:name="P3008" style:parent-style-name="Normal" style:family="paragraph">
      <style:paragraph-properties style:text-autospace="none" fo:margin-bottom="0in" fo:line-height="100%"/>
    </style:style>
    <style:style style:name="T3009" style:parent-style-name="DefaultParagraphFont" style:family="text">
      <style:text-properties style:font-name="Consolas" style:font-name-complex="Consolas" fo:color="#000000" fo:font-size="9.5pt" style:font-size-asian="9.5pt" style:font-size-complex="9.5pt" fo:language="en" fo:country="US"/>
    </style:style>
    <style:style style:name="T3010" style:parent-style-name="DefaultParagraphFont" style:family="text">
      <style:text-properties style:font-name="Consolas" style:font-name-complex="Consolas" fo:color="#0000FF" fo:font-size="9.5pt" style:font-size-asian="9.5pt" style:font-size-complex="9.5pt" fo:language="en" fo:country="US"/>
    </style:style>
    <style:style style:name="T3011" style:parent-style-name="DefaultParagraphFont" style:family="text">
      <style:text-properties style:font-name="Consolas" style:font-name-complex="Consolas" fo:color="#000000" fo:font-size="9.5pt" style:font-size-asian="9.5pt" style:font-size-complex="9.5pt" fo:language="en" fo:country="US"/>
    </style:style>
    <style:style style:name="T3012" style:parent-style-name="DefaultParagraphFont" style:family="text">
      <style:text-properties style:font-name="Consolas" style:font-name-complex="Consolas" fo:color="#0000FF" fo:font-size="9.5pt" style:font-size-asian="9.5pt" style:font-size-complex="9.5pt" fo:language="en" fo:country="US"/>
    </style:style>
    <style:style style:name="T3013" style:parent-style-name="DefaultParagraphFont" style:family="text">
      <style:text-properties style:font-name="Consolas" style:font-name-complex="Consolas" fo:color="#000000" fo:font-size="9.5pt" style:font-size-asian="9.5pt" style:font-size-complex="9.5pt" fo:language="en" fo:country="US"/>
    </style:style>
    <style:style style:name="P3014" style:parent-style-name="Normal" style:family="paragraph">
      <style:paragraph-properties style:text-autospace="none" fo:margin-bottom="0in" fo:line-height="100%"/>
    </style:style>
    <style:style style:name="T3015" style:parent-style-name="DefaultParagraphFont" style:family="text">
      <style:text-properties style:font-name="Consolas" style:font-name-complex="Consolas" fo:color="#000000" fo:font-size="9.5pt" style:font-size-asian="9.5pt" style:font-size-complex="9.5pt" fo:language="en" fo:country="US"/>
    </style:style>
    <style:style style:name="T3016" style:parent-style-name="DefaultParagraphFont" style:family="text">
      <style:text-properties style:font-name="Consolas" style:font-name-complex="Consolas" fo:color="#0000FF" fo:font-size="9.5pt" style:font-size-asian="9.5pt" style:font-size-complex="9.5pt" fo:language="en" fo:country="US"/>
    </style:style>
    <style:style style:name="T3017" style:parent-style-name="DefaultParagraphFont" style:family="text">
      <style:text-properties style:font-name="Consolas" style:font-name-complex="Consolas" fo:color="#000000" fo:font-size="9.5pt" style:font-size-asian="9.5pt" style:font-size-complex="9.5pt" fo:language="en" fo:country="US"/>
    </style:style>
    <style:style style:name="T3018" style:parent-style-name="DefaultParagraphFont" style:family="text">
      <style:text-properties style:font-name="Consolas" style:font-name-complex="Consolas" fo:color="#0000FF" fo:font-size="9.5pt" style:font-size-asian="9.5pt" style:font-size-complex="9.5pt" fo:language="en" fo:country="US"/>
    </style:style>
    <style:style style:name="T3019" style:parent-style-name="DefaultParagraphFont" style:family="text">
      <style:text-properties style:font-name="Consolas" style:font-name-complex="Consolas" fo:color="#000000" fo:font-size="9.5pt" style:font-size-asian="9.5pt" style:font-size-complex="9.5pt" fo:language="en" fo:country="US"/>
    </style:style>
    <style:style style:name="P3020" style:parent-style-name="Normal" style:family="paragraph">
      <style:paragraph-properties style:text-autospace="none" fo:margin-bottom="0in" fo:line-height="100%"/>
    </style:style>
    <style:style style:name="T3021" style:parent-style-name="DefaultParagraphFont" style:family="text">
      <style:text-properties style:font-name="Consolas" style:font-name-complex="Consolas" fo:color="#000000" fo:font-size="9.5pt" style:font-size-asian="9.5pt" style:font-size-complex="9.5pt" fo:language="en" fo:country="US"/>
    </style:style>
    <style:style style:name="T3022" style:parent-style-name="DefaultParagraphFont" style:family="text">
      <style:text-properties style:font-name="Consolas" style:font-name-complex="Consolas" fo:color="#0000FF" fo:font-size="9.5pt" style:font-size-asian="9.5pt" style:font-size-complex="9.5pt" fo:language="en" fo:country="US"/>
    </style:style>
    <style:style style:name="T3023" style:parent-style-name="DefaultParagraphFont" style:family="text">
      <style:text-properties style:font-name="Consolas" style:font-name-complex="Consolas" fo:color="#000000" fo:font-size="9.5pt" style:font-size-asian="9.5pt" style:font-size-complex="9.5pt" fo:language="en" fo:country="US"/>
    </style:style>
    <style:style style:name="P30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25" style:parent-style-name="Normal" style:family="paragraph">
      <style:paragraph-properties style:text-autospace="none" fo:margin-bottom="0in" fo:line-height="100%"/>
    </style:style>
    <style:style style:name="T3026" style:parent-style-name="DefaultParagraphFont" style:family="text">
      <style:text-properties style:font-name="Consolas" style:font-name-complex="Consolas" fo:color="#000000" fo:font-size="9.5pt" style:font-size-asian="9.5pt" style:font-size-complex="9.5pt" fo:language="en" fo:country="US"/>
    </style:style>
    <style:style style:name="T3027" style:parent-style-name="DefaultParagraphFont" style:family="text">
      <style:text-properties style:font-name="Consolas" style:font-name-complex="Consolas" fo:color="#008000" fo:font-size="9.5pt" style:font-size-asian="9.5pt" style:font-size-complex="9.5pt" fo:language="en" fo:country="US"/>
    </style:style>
    <style:style style:name="P3028" style:parent-style-name="Normal" style:family="paragraph">
      <style:paragraph-properties style:text-autospace="none" fo:margin-bottom="0in" fo:line-height="100%"/>
    </style:style>
    <style:style style:name="T3029" style:parent-style-name="DefaultParagraphFont" style:family="text">
      <style:text-properties style:font-name="Consolas" style:font-name-complex="Consolas" fo:color="#000000" fo:font-size="9.5pt" style:font-size-asian="9.5pt" style:font-size-complex="9.5pt" fo:language="en" fo:country="US"/>
    </style:style>
    <style:style style:name="T3030" style:parent-style-name="DefaultParagraphFont" style:family="text">
      <style:text-properties style:font-name="Consolas" style:font-name-complex="Consolas" fo:color="#0000FF" fo:font-size="9.5pt" style:font-size-asian="9.5pt" style:font-size-complex="9.5pt" fo:language="en" fo:country="US"/>
    </style:style>
    <style:style style:name="T3031" style:parent-style-name="DefaultParagraphFont" style:family="text">
      <style:text-properties style:font-name="Consolas" style:font-name-complex="Consolas" fo:color="#000000" fo:font-size="9.5pt" style:font-size-asian="9.5pt" style:font-size-complex="9.5pt" fo:language="en" fo:country="US"/>
    </style:style>
    <style:style style:name="T3032" style:parent-style-name="DefaultParagraphFont" style:family="text">
      <style:text-properties style:font-name="Consolas" style:font-name-complex="Consolas" fo:color="#2B91AF" fo:font-size="9.5pt" style:font-size-asian="9.5pt" style:font-size-complex="9.5pt" fo:language="en" fo:country="US"/>
    </style:style>
    <style:style style:name="T3033" style:parent-style-name="DefaultParagraphFont" style:family="text">
      <style:text-properties style:font-name="Consolas" style:font-name-complex="Consolas" fo:color="#000000" fo:font-size="9.5pt" style:font-size-asian="9.5pt" style:font-size-complex="9.5pt" fo:language="en" fo:country="US"/>
    </style:style>
    <style:style style:name="P303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35" style:parent-style-name="Normal" style:family="paragraph">
      <style:paragraph-properties style:text-autospace="none" fo:margin-bottom="0in" fo:line-height="100%"/>
    </style:style>
    <style:style style:name="T3036" style:parent-style-name="DefaultParagraphFont" style:family="text">
      <style:text-properties style:font-name="Consolas" style:font-name-complex="Consolas" fo:color="#000000" fo:font-size="9.5pt" style:font-size-asian="9.5pt" style:font-size-complex="9.5pt" fo:language="en" fo:country="US"/>
    </style:style>
    <style:style style:name="T3037" style:parent-style-name="DefaultParagraphFont" style:family="text">
      <style:text-properties style:font-name="Consolas" style:font-name-complex="Consolas" fo:color="#008000" fo:font-size="9.5pt" style:font-size-asian="9.5pt" style:font-size-complex="9.5pt" fo:language="en" fo:country="US"/>
    </style:style>
    <style:style style:name="P3038" style:parent-style-name="Normal" style:family="paragraph">
      <style:paragraph-properties style:text-autospace="none" fo:margin-bottom="0in" fo:line-height="100%"/>
    </style:style>
    <style:style style:name="T3039" style:parent-style-name="DefaultParagraphFont" style:family="text">
      <style:text-properties style:font-name="Consolas" style:font-name-complex="Consolas" fo:color="#000000" fo:font-size="9.5pt" style:font-size-asian="9.5pt" style:font-size-complex="9.5pt" fo:language="en" fo:country="US"/>
    </style:style>
    <style:style style:name="T3040" style:parent-style-name="DefaultParagraphFont" style:family="text">
      <style:text-properties style:font-name="Consolas" style:font-name-complex="Consolas" fo:color="#0000FF" fo:font-size="9.5pt" style:font-size-asian="9.5pt" style:font-size-complex="9.5pt" fo:language="en" fo:country="US"/>
    </style:style>
    <style:style style:name="T3041" style:parent-style-name="DefaultParagraphFont" style:family="text">
      <style:text-properties style:font-name="Consolas" style:font-name-complex="Consolas" fo:color="#000000" fo:font-size="9.5pt" style:font-size-asian="9.5pt" style:font-size-complex="9.5pt" fo:language="en" fo:country="US"/>
    </style:style>
    <style:style style:name="P3042" style:parent-style-name="Normal" style:family="paragraph">
      <style:paragraph-properties style:text-autospace="none" fo:margin-bottom="0in" fo:line-height="100%"/>
    </style:style>
    <style:style style:name="T3043" style:parent-style-name="DefaultParagraphFont" style:family="text">
      <style:text-properties style:font-name="Consolas" style:font-name-complex="Consolas" fo:color="#000000" fo:font-size="9.5pt" style:font-size-asian="9.5pt" style:font-size-complex="9.5pt" fo:language="en" fo:country="US"/>
    </style:style>
    <style:style style:name="T3044" style:parent-style-name="DefaultParagraphFont" style:family="text">
      <style:text-properties style:font-name="Consolas" style:font-name-complex="Consolas" fo:color="#0000FF" fo:font-size="9.5pt" style:font-size-asian="9.5pt" style:font-size-complex="9.5pt" fo:language="en" fo:country="US"/>
    </style:style>
    <style:style style:name="T3045" style:parent-style-name="DefaultParagraphFont" style:family="text">
      <style:text-properties style:font-name="Consolas" style:font-name-complex="Consolas" fo:color="#000000" fo:font-size="9.5pt" style:font-size-asian="9.5pt" style:font-size-complex="9.5pt" fo:language="en" fo:country="US"/>
    </style:style>
    <style:style style:name="P3046" style:parent-style-name="Normal" style:family="paragraph">
      <style:paragraph-properties style:text-autospace="none" fo:margin-bottom="0in" fo:line-height="100%"/>
    </style:style>
    <style:style style:name="T3047" style:parent-style-name="DefaultParagraphFont" style:family="text">
      <style:text-properties style:font-name="Consolas" style:font-name-complex="Consolas" fo:color="#000000" fo:font-size="9.5pt" style:font-size-asian="9.5pt" style:font-size-complex="9.5pt" fo:language="en" fo:country="US"/>
    </style:style>
    <style:style style:name="T3048" style:parent-style-name="DefaultParagraphFont" style:family="text">
      <style:text-properties style:font-name="Consolas" style:font-name-complex="Consolas" fo:color="#0000FF" fo:font-size="9.5pt" style:font-size-asian="9.5pt" style:font-size-complex="9.5pt" fo:language="en" fo:country="US"/>
    </style:style>
    <style:style style:name="T3049" style:parent-style-name="DefaultParagraphFont" style:family="text">
      <style:text-properties style:font-name="Consolas" style:font-name-complex="Consolas" fo:color="#000000" fo:font-size="9.5pt" style:font-size-asian="9.5pt" style:font-size-complex="9.5pt" fo:language="en" fo:country="US"/>
    </style:style>
    <style:style style:name="P3050" style:parent-style-name="Normal" style:family="paragraph">
      <style:paragraph-properties style:text-autospace="none" fo:margin-bottom="0in" fo:line-height="100%"/>
    </style:style>
    <style:style style:name="T3051" style:parent-style-name="DefaultParagraphFont" style:family="text">
      <style:text-properties style:font-name="Consolas" style:font-name-complex="Consolas" fo:color="#000000" fo:font-size="9.5pt" style:font-size-asian="9.5pt" style:font-size-complex="9.5pt" fo:language="en" fo:country="US"/>
    </style:style>
    <style:style style:name="T3052" style:parent-style-name="DefaultParagraphFont" style:family="text">
      <style:text-properties style:font-name="Consolas" style:font-name-complex="Consolas" fo:color="#0000FF" fo:font-size="9.5pt" style:font-size-asian="9.5pt" style:font-size-complex="9.5pt" fo:language="en" fo:country="US"/>
    </style:style>
    <style:style style:name="T3053" style:parent-style-name="DefaultParagraphFont" style:family="text">
      <style:text-properties style:font-name="Consolas" style:font-name-complex="Consolas" fo:color="#000000" fo:font-size="9.5pt" style:font-size-asian="9.5pt" style:font-size-complex="9.5pt" fo:language="en" fo:country="US"/>
    </style:style>
    <style:style style:name="P30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59" style:parent-style-name="Normal" style:family="paragraph">
      <style:paragraph-properties style:text-autospace="none" fo:margin-bottom="0in" fo:line-height="100%"/>
    </style:style>
    <style:style style:name="T3060" style:parent-style-name="DefaultParagraphFont" style:family="text">
      <style:text-properties style:font-name="Consolas" style:font-name-complex="Consolas" fo:color="#000000" fo:font-size="9.5pt" style:font-size-asian="9.5pt" style:font-size-complex="9.5pt" fo:language="en" fo:country="US"/>
    </style:style>
    <style:style style:name="T3061" style:parent-style-name="DefaultParagraphFont" style:family="text">
      <style:text-properties style:font-name="Consolas" style:font-name-complex="Consolas" fo:color="#008000" fo:font-size="9.5pt" style:font-size-asian="9.5pt" style:font-size-complex="9.5pt" fo:language="en" fo:country="US"/>
    </style:style>
    <style:style style:name="P3062" style:parent-style-name="Normal" style:family="paragraph">
      <style:paragraph-properties style:text-autospace="none" fo:margin-bottom="0in" fo:line-height="100%"/>
    </style:style>
    <style:style style:name="T3063" style:parent-style-name="DefaultParagraphFont" style:family="text">
      <style:text-properties style:font-name="Consolas" style:font-name-complex="Consolas" fo:color="#000000" fo:font-size="9.5pt" style:font-size-asian="9.5pt" style:font-size-complex="9.5pt" fo:language="en" fo:country="US"/>
    </style:style>
    <style:style style:name="T3064" style:parent-style-name="DefaultParagraphFont" style:family="text">
      <style:text-properties style:font-name="Consolas" style:font-name-complex="Consolas" fo:color="#0000FF" fo:font-size="9.5pt" style:font-size-asian="9.5pt" style:font-size-complex="9.5pt" fo:language="en" fo:country="US"/>
    </style:style>
    <style:style style:name="T3065" style:parent-style-name="DefaultParagraphFont" style:family="text">
      <style:text-properties style:font-name="Consolas" style:font-name-complex="Consolas" fo:color="#000000" fo:font-size="9.5pt" style:font-size-asian="9.5pt" style:font-size-complex="9.5pt" fo:language="en" fo:country="US"/>
    </style:style>
    <style:style style:name="T3066" style:parent-style-name="DefaultParagraphFont" style:family="text">
      <style:text-properties style:font-name="Consolas" style:font-name-complex="Consolas" fo:color="#0000FF" fo:font-size="9.5pt" style:font-size-asian="9.5pt" style:font-size-complex="9.5pt" fo:language="en" fo:country="US"/>
    </style:style>
    <style:style style:name="T3067" style:parent-style-name="DefaultParagraphFont" style:family="text">
      <style:text-properties style:font-name="Consolas" style:font-name-complex="Consolas" fo:color="#000000" fo:font-size="9.5pt" style:font-size-asian="9.5pt" style:font-size-complex="9.5pt" fo:language="en" fo:country="US"/>
    </style:style>
    <style:style style:name="P30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69" style:parent-style-name="Normal" style:family="paragraph">
      <style:paragraph-properties style:text-autospace="none" fo:margin-bottom="0in" fo:line-height="100%"/>
    </style:style>
    <style:style style:name="T3070" style:parent-style-name="DefaultParagraphFont" style:family="text">
      <style:text-properties style:font-name="Consolas" style:font-name-complex="Consolas" fo:color="#000000" fo:font-size="9.5pt" style:font-size-asian="9.5pt" style:font-size-complex="9.5pt" fo:language="en" fo:country="US"/>
    </style:style>
    <style:style style:name="T3071" style:parent-style-name="DefaultParagraphFont" style:family="text">
      <style:text-properties style:font-name="Consolas" style:font-name-complex="Consolas" fo:color="#0000FF" fo:font-size="9.5pt" style:font-size-asian="9.5pt" style:font-size-complex="9.5pt" fo:language="en" fo:country="US"/>
    </style:style>
    <style:style style:name="T3072" style:parent-style-name="DefaultParagraphFont" style:family="text">
      <style:text-properties style:font-name="Consolas" style:font-name-complex="Consolas" fo:color="#000000" fo:font-size="9.5pt" style:font-size-asian="9.5pt" style:font-size-complex="9.5pt" fo:language="en" fo:country="US"/>
    </style:style>
    <style:style style:name="T3073" style:parent-style-name="DefaultParagraphFont" style:family="text">
      <style:text-properties style:font-name="Consolas" style:font-name-complex="Consolas" fo:color="#0000FF" fo:font-size="9.5pt" style:font-size-asian="9.5pt" style:font-size-complex="9.5pt" fo:language="en" fo:country="US"/>
    </style:style>
    <style:style style:name="T3074" style:parent-style-name="DefaultParagraphFont" style:family="text">
      <style:text-properties style:font-name="Consolas" style:font-name-complex="Consolas" fo:color="#000000" fo:font-size="9.5pt" style:font-size-asian="9.5pt" style:font-size-complex="9.5pt" fo:language="en" fo:country="US"/>
    </style:style>
    <style:style style:name="P3075" style:parent-style-name="Normal" style:family="paragraph">
      <style:paragraph-properties style:text-autospace="none" fo:margin-bottom="0in" fo:line-height="100%"/>
    </style:style>
    <style:style style:name="T3076" style:parent-style-name="DefaultParagraphFont" style:family="text">
      <style:text-properties style:font-name="Consolas" style:font-name-complex="Consolas" fo:color="#000000" fo:font-size="9.5pt" style:font-size-asian="9.5pt" style:font-size-complex="9.5pt" fo:language="en" fo:country="US"/>
    </style:style>
    <style:style style:name="T3077" style:parent-style-name="DefaultParagraphFont" style:family="text">
      <style:text-properties style:font-name="Consolas" style:font-name-complex="Consolas" fo:color="#0000FF" fo:font-size="9.5pt" style:font-size-asian="9.5pt" style:font-size-complex="9.5pt" fo:language="en" fo:country="US"/>
    </style:style>
    <style:style style:name="T3078" style:parent-style-name="DefaultParagraphFont" style:family="text">
      <style:text-properties style:font-name="Consolas" style:font-name-complex="Consolas" fo:color="#000000" fo:font-size="9.5pt" style:font-size-asian="9.5pt" style:font-size-complex="9.5pt" fo:language="en" fo:country="US"/>
    </style:style>
    <style:style style:name="P30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81" style:parent-style-name="Normal" style:family="paragraph">
      <style:paragraph-properties style:text-autospace="none" fo:margin-bottom="0in" fo:line-height="100%"/>
    </style:style>
    <style:style style:name="T3082" style:parent-style-name="DefaultParagraphFont" style:family="text">
      <style:text-properties style:font-name="Consolas" style:font-name-complex="Consolas" fo:color="#000000" fo:font-size="9.5pt" style:font-size-asian="9.5pt" style:font-size-complex="9.5pt" fo:language="en" fo:country="US"/>
    </style:style>
    <style:style style:name="T3083" style:parent-style-name="DefaultParagraphFont" style:family="text">
      <style:text-properties style:font-name="Consolas" style:font-name-complex="Consolas" fo:color="#0000FF" fo:font-size="9.5pt" style:font-size-asian="9.5pt" style:font-size-complex="9.5pt" fo:language="en" fo:country="US"/>
    </style:style>
    <style:style style:name="T3084" style:parent-style-name="DefaultParagraphFont" style:family="text">
      <style:text-properties style:font-name="Consolas" style:font-name-complex="Consolas" fo:color="#000000" fo:font-size="9.5pt" style:font-size-asian="9.5pt" style:font-size-complex="9.5pt" fo:language="en" fo:country="US"/>
    </style:style>
    <style:style style:name="T3085" style:parent-style-name="DefaultParagraphFont" style:family="text">
      <style:text-properties style:font-name="Consolas" style:font-name-complex="Consolas" fo:color="#0000FF" fo:font-size="9.5pt" style:font-size-asian="9.5pt" style:font-size-complex="9.5pt" fo:language="en" fo:country="US"/>
    </style:style>
    <style:style style:name="T3086" style:parent-style-name="DefaultParagraphFont" style:family="text">
      <style:text-properties style:font-name="Consolas" style:font-name-complex="Consolas" fo:color="#000000" fo:font-size="9.5pt" style:font-size-asian="9.5pt" style:font-size-complex="9.5pt" fo:language="en" fo:country="US"/>
    </style:style>
    <style:style style:name="P30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88" style:parent-style-name="Normal" style:family="paragraph">
      <style:paragraph-properties style:text-autospace="none" fo:margin-bottom="0in" fo:line-height="100%"/>
    </style:style>
    <style:style style:name="T3089" style:parent-style-name="DefaultParagraphFont" style:family="text">
      <style:text-properties style:font-name="Consolas" style:font-name-complex="Consolas" fo:color="#000000" fo:font-size="9.5pt" style:font-size-asian="9.5pt" style:font-size-complex="9.5pt" fo:language="en" fo:country="US"/>
    </style:style>
    <style:style style:name="T3090" style:parent-style-name="DefaultParagraphFont" style:family="text">
      <style:text-properties style:font-name="Consolas" style:font-name-complex="Consolas" fo:color="#0000FF" fo:font-size="9.5pt" style:font-size-asian="9.5pt" style:font-size-complex="9.5pt" fo:language="en" fo:country="US"/>
    </style:style>
    <style:style style:name="T3091" style:parent-style-name="DefaultParagraphFont" style:family="text">
      <style:text-properties style:font-name="Consolas" style:font-name-complex="Consolas" fo:color="#000000" fo:font-size="9.5pt" style:font-size-asian="9.5pt" style:font-size-complex="9.5pt" fo:language="en" fo:country="US"/>
    </style:style>
    <style:style style:name="T3092" style:parent-style-name="DefaultParagraphFont" style:family="text">
      <style:text-properties style:font-name="Consolas" style:font-name-complex="Consolas" fo:color="#0000FF" fo:font-size="9.5pt" style:font-size-asian="9.5pt" style:font-size-complex="9.5pt" fo:language="en" fo:country="US"/>
    </style:style>
    <style:style style:name="T3093" style:parent-style-name="DefaultParagraphFont" style:family="text">
      <style:text-properties style:font-name="Consolas" style:font-name-complex="Consolas" fo:color="#000000" fo:font-size="9.5pt" style:font-size-asian="9.5pt" style:font-size-complex="9.5pt" fo:language="en" fo:country="US"/>
    </style:style>
    <style:style style:name="P3094" style:parent-style-name="Normal" style:family="paragraph">
      <style:paragraph-properties style:text-autospace="none" fo:margin-bottom="0in" fo:line-height="100%"/>
    </style:style>
    <style:style style:name="T3095" style:parent-style-name="DefaultParagraphFont" style:family="text">
      <style:text-properties style:font-name="Consolas" style:font-name-complex="Consolas" fo:color="#000000" fo:font-size="9.5pt" style:font-size-asian="9.5pt" style:font-size-complex="9.5pt" fo:language="en" fo:country="US"/>
    </style:style>
    <style:style style:name="T3096" style:parent-style-name="DefaultParagraphFont" style:family="text">
      <style:text-properties style:font-name="Consolas" style:font-name-complex="Consolas" fo:color="#0000FF" fo:font-size="9.5pt" style:font-size-asian="9.5pt" style:font-size-complex="9.5pt" fo:language="en" fo:country="US"/>
    </style:style>
    <style:style style:name="T3097" style:parent-style-name="DefaultParagraphFont" style:family="text">
      <style:text-properties style:font-name="Consolas" style:font-name-complex="Consolas" fo:color="#000000" fo:font-size="9.5pt" style:font-size-asian="9.5pt" style:font-size-complex="9.5pt" fo:language="en" fo:country="US"/>
    </style:style>
    <style:style style:name="P30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0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00" style:parent-style-name="Normal" style:family="paragraph">
      <style:paragraph-properties style:text-autospace="none" fo:margin-bottom="0in" fo:line-height="100%"/>
    </style:style>
    <style:style style:name="T3101" style:parent-style-name="DefaultParagraphFont" style:family="text">
      <style:text-properties style:font-name="Consolas" style:font-name-complex="Consolas" fo:color="#000000" fo:font-size="9.5pt" style:font-size-asian="9.5pt" style:font-size-complex="9.5pt" fo:language="en" fo:country="US"/>
    </style:style>
    <style:style style:name="T3102" style:parent-style-name="DefaultParagraphFont" style:family="text">
      <style:text-properties style:font-name="Consolas" style:font-name-complex="Consolas" fo:color="#0000FF" fo:font-size="9.5pt" style:font-size-asian="9.5pt" style:font-size-complex="9.5pt" fo:language="en" fo:country="US"/>
    </style:style>
    <style:style style:name="T3103" style:parent-style-name="DefaultParagraphFont" style:family="text">
      <style:text-properties style:font-name="Consolas" style:font-name-complex="Consolas" fo:color="#000000" fo:font-size="9.5pt" style:font-size-asian="9.5pt" style:font-size-complex="9.5pt" fo:language="en" fo:country="US"/>
    </style:style>
    <style:style style:name="T3104" style:parent-style-name="DefaultParagraphFont" style:family="text">
      <style:text-properties style:font-name="Consolas" style:font-name-complex="Consolas" fo:color="#0000FF" fo:font-size="9.5pt" style:font-size-asian="9.5pt" style:font-size-complex="9.5pt" fo:language="en" fo:country="US"/>
    </style:style>
    <style:style style:name="T3105" style:parent-style-name="DefaultParagraphFont" style:family="text">
      <style:text-properties style:font-name="Consolas" style:font-name-complex="Consolas" fo:color="#000000" fo:font-size="9.5pt" style:font-size-asian="9.5pt" style:font-size-complex="9.5pt" fo:language="en" fo:country="US"/>
    </style:style>
    <style:style style:name="P31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07" style:parent-style-name="Normal" style:family="paragraph">
      <style:paragraph-properties style:text-autospace="none" fo:margin-bottom="0in" fo:line-height="100%"/>
    </style:style>
    <style:style style:name="T3108" style:parent-style-name="DefaultParagraphFont" style:family="text">
      <style:text-properties style:font-name="Consolas" style:font-name-complex="Consolas" fo:color="#000000" fo:font-size="9.5pt" style:font-size-asian="9.5pt" style:font-size-complex="9.5pt" fo:language="en" fo:country="US"/>
    </style:style>
    <style:style style:name="T3109" style:parent-style-name="DefaultParagraphFont" style:family="text">
      <style:text-properties style:font-name="Consolas" style:font-name-complex="Consolas" fo:color="#0000FF" fo:font-size="9.5pt" style:font-size-asian="9.5pt" style:font-size-complex="9.5pt" fo:language="en" fo:country="US"/>
    </style:style>
    <style:style style:name="T3110" style:parent-style-name="DefaultParagraphFont" style:family="text">
      <style:text-properties style:font-name="Consolas" style:font-name-complex="Consolas" fo:color="#000000" fo:font-size="9.5pt" style:font-size-asian="9.5pt" style:font-size-complex="9.5pt" fo:language="en" fo:country="US"/>
    </style:style>
    <style:style style:name="T3111" style:parent-style-name="DefaultParagraphFont" style:family="text">
      <style:text-properties style:font-name="Consolas" style:font-name-complex="Consolas" fo:color="#0000FF" fo:font-size="9.5pt" style:font-size-asian="9.5pt" style:font-size-complex="9.5pt" fo:language="en" fo:country="US"/>
    </style:style>
    <style:style style:name="T3112" style:parent-style-name="DefaultParagraphFont" style:family="text">
      <style:text-properties style:font-name="Consolas" style:font-name-complex="Consolas" fo:color="#000000" fo:font-size="9.5pt" style:font-size-asian="9.5pt" style:font-size-complex="9.5pt" fo:language="en" fo:country="US"/>
    </style:style>
    <style:style style:name="P3113" style:parent-style-name="Normal" style:family="paragraph">
      <style:paragraph-properties style:text-autospace="none" fo:margin-bottom="0in" fo:line-height="100%"/>
    </style:style>
    <style:style style:name="T3114" style:parent-style-name="DefaultParagraphFont" style:family="text">
      <style:text-properties style:font-name="Consolas" style:font-name-complex="Consolas" fo:color="#000000" fo:font-size="9.5pt" style:font-size-asian="9.5pt" style:font-size-complex="9.5pt" fo:language="en" fo:country="US"/>
    </style:style>
    <style:style style:name="T3115" style:parent-style-name="DefaultParagraphFont" style:family="text">
      <style:text-properties style:font-name="Consolas" style:font-name-complex="Consolas" fo:color="#0000FF" fo:font-size="9.5pt" style:font-size-asian="9.5pt" style:font-size-complex="9.5pt" fo:language="en" fo:country="US"/>
    </style:style>
    <style:style style:name="T3116" style:parent-style-name="DefaultParagraphFont" style:family="text">
      <style:text-properties style:font-name="Consolas" style:font-name-complex="Consolas" fo:color="#000000" fo:font-size="9.5pt" style:font-size-asian="9.5pt" style:font-size-complex="9.5pt" fo:language="en" fo:country="US"/>
    </style:style>
    <style:style style:name="P31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19" style:parent-style-name="Normal" style:family="paragraph">
      <style:paragraph-properties style:text-autospace="none" fo:margin-bottom="0in" fo:line-height="100%"/>
    </style:style>
    <style:style style:name="T3120" style:parent-style-name="DefaultParagraphFont" style:family="text">
      <style:text-properties style:font-name="Consolas" style:font-name-complex="Consolas" fo:color="#000000" fo:font-size="9.5pt" style:font-size-asian="9.5pt" style:font-size-complex="9.5pt" fo:language="en" fo:country="US"/>
    </style:style>
    <style:style style:name="T3121" style:parent-style-name="DefaultParagraphFont" style:family="text">
      <style:text-properties style:font-name="Consolas" style:font-name-complex="Consolas" fo:color="#0000FF" fo:font-size="9.5pt" style:font-size-asian="9.5pt" style:font-size-complex="9.5pt" fo:language="en" fo:country="US"/>
    </style:style>
    <style:style style:name="T3122" style:parent-style-name="DefaultParagraphFont" style:family="text">
      <style:text-properties style:font-name="Consolas" style:font-name-complex="Consolas" fo:color="#000000" fo:font-size="9.5pt" style:font-size-asian="9.5pt" style:font-size-complex="9.5pt" fo:language="en" fo:country="US"/>
    </style:style>
    <style:style style:name="T3123" style:parent-style-name="DefaultParagraphFont" style:family="text">
      <style:text-properties style:font-name="Consolas" style:font-name-complex="Consolas" fo:color="#0000FF" fo:font-size="9.5pt" style:font-size-asian="9.5pt" style:font-size-complex="9.5pt" fo:language="en" fo:country="US"/>
    </style:style>
    <style:style style:name="T3124" style:parent-style-name="DefaultParagraphFont" style:family="text">
      <style:text-properties style:font-name="Consolas" style:font-name-complex="Consolas" fo:color="#000000" fo:font-size="9.5pt" style:font-size-asian="9.5pt" style:font-size-complex="9.5pt" fo:language="en" fo:country="US"/>
    </style:style>
    <style:style style:name="P31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26" style:parent-style-name="Normal" style:family="paragraph">
      <style:paragraph-properties style:text-autospace="none" fo:margin-bottom="0in" fo:line-height="100%"/>
    </style:style>
    <style:style style:name="T3127" style:parent-style-name="DefaultParagraphFont" style:family="text">
      <style:text-properties style:font-name="Consolas" style:font-name-complex="Consolas" fo:color="#000000" fo:font-size="9.5pt" style:font-size-asian="9.5pt" style:font-size-complex="9.5pt" fo:language="en" fo:country="US"/>
    </style:style>
    <style:style style:name="T3128" style:parent-style-name="DefaultParagraphFont" style:family="text">
      <style:text-properties style:font-name="Consolas" style:font-name-complex="Consolas" fo:color="#0000FF" fo:font-size="9.5pt" style:font-size-asian="9.5pt" style:font-size-complex="9.5pt" fo:language="en" fo:country="US"/>
    </style:style>
    <style:style style:name="T3129" style:parent-style-name="DefaultParagraphFont" style:family="text">
      <style:text-properties style:font-name="Consolas" style:font-name-complex="Consolas" fo:color="#000000" fo:font-size="9.5pt" style:font-size-asian="9.5pt" style:font-size-complex="9.5pt" fo:language="en" fo:country="US"/>
    </style:style>
    <style:style style:name="T3130" style:parent-style-name="DefaultParagraphFont" style:family="text">
      <style:text-properties style:font-name="Consolas" style:font-name-complex="Consolas" fo:color="#0000FF" fo:font-size="9.5pt" style:font-size-asian="9.5pt" style:font-size-complex="9.5pt" fo:language="en" fo:country="US"/>
    </style:style>
    <style:style style:name="T3131" style:parent-style-name="DefaultParagraphFont" style:family="text">
      <style:text-properties style:font-name="Consolas" style:font-name-complex="Consolas" fo:color="#000000" fo:font-size="9.5pt" style:font-size-asian="9.5pt" style:font-size-complex="9.5pt" fo:language="en" fo:country="US"/>
    </style:style>
    <style:style style:name="P3132" style:parent-style-name="Normal" style:family="paragraph">
      <style:paragraph-properties style:text-autospace="none" fo:margin-bottom="0in" fo:line-height="100%"/>
    </style:style>
    <style:style style:name="T3133" style:parent-style-name="DefaultParagraphFont" style:family="text">
      <style:text-properties style:font-name="Consolas" style:font-name-complex="Consolas" fo:color="#000000" fo:font-size="9.5pt" style:font-size-asian="9.5pt" style:font-size-complex="9.5pt" fo:language="en" fo:country="US"/>
    </style:style>
    <style:style style:name="T3134" style:parent-style-name="DefaultParagraphFont" style:family="text">
      <style:text-properties style:font-name="Consolas" style:font-name-complex="Consolas" fo:color="#0000FF" fo:font-size="9.5pt" style:font-size-asian="9.5pt" style:font-size-complex="9.5pt" fo:language="en" fo:country="US"/>
    </style:style>
    <style:style style:name="T3135" style:parent-style-name="DefaultParagraphFont" style:family="text">
      <style:text-properties style:font-name="Consolas" style:font-name-complex="Consolas" fo:color="#000000" fo:font-size="9.5pt" style:font-size-asian="9.5pt" style:font-size-complex="9.5pt" fo:language="en" fo:country="US"/>
    </style:style>
    <style:style style:name="P31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38" style:parent-style-name="Normal" style:family="paragraph">
      <style:paragraph-properties style:text-autospace="none" fo:margin-bottom="0in" fo:line-height="100%"/>
    </style:style>
    <style:style style:name="T3139" style:parent-style-name="DefaultParagraphFont" style:family="text">
      <style:text-properties style:font-name="Consolas" style:font-name-complex="Consolas" fo:color="#000000" fo:font-size="9.5pt" style:font-size-asian="9.5pt" style:font-size-complex="9.5pt" fo:language="en" fo:country="US"/>
    </style:style>
    <style:style style:name="T3140" style:parent-style-name="DefaultParagraphFont" style:family="text">
      <style:text-properties style:font-name="Consolas" style:font-name-complex="Consolas" fo:color="#0000FF" fo:font-size="9.5pt" style:font-size-asian="9.5pt" style:font-size-complex="9.5pt" fo:language="en" fo:country="US"/>
    </style:style>
    <style:style style:name="T3141" style:parent-style-name="DefaultParagraphFont" style:family="text">
      <style:text-properties style:font-name="Consolas" style:font-name-complex="Consolas" fo:color="#000000" fo:font-size="9.5pt" style:font-size-asian="9.5pt" style:font-size-complex="9.5pt" fo:language="en" fo:country="US"/>
    </style:style>
    <style:style style:name="T3142" style:parent-style-name="DefaultParagraphFont" style:family="text">
      <style:text-properties style:font-name="Consolas" style:font-name-complex="Consolas" fo:color="#0000FF" fo:font-size="9.5pt" style:font-size-asian="9.5pt" style:font-size-complex="9.5pt" fo:language="en" fo:country="US"/>
    </style:style>
    <style:style style:name="T3143" style:parent-style-name="DefaultParagraphFont" style:family="text">
      <style:text-properties style:font-name="Consolas" style:font-name-complex="Consolas" fo:color="#000000" fo:font-size="9.5pt" style:font-size-asian="9.5pt" style:font-size-complex="9.5pt" fo:language="en" fo:country="US"/>
    </style:style>
    <style:style style:name="P31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45" style:parent-style-name="Normal" style:family="paragraph">
      <style:paragraph-properties style:text-autospace="none" fo:margin-bottom="0in" fo:line-height="100%"/>
    </style:style>
    <style:style style:name="T3146" style:parent-style-name="DefaultParagraphFont" style:family="text">
      <style:text-properties style:font-name="Consolas" style:font-name-complex="Consolas" fo:color="#000000" fo:font-size="9.5pt" style:font-size-asian="9.5pt" style:font-size-complex="9.5pt" fo:language="en" fo:country="US"/>
    </style:style>
    <style:style style:name="T3147" style:parent-style-name="DefaultParagraphFont" style:family="text">
      <style:text-properties style:font-name="Consolas" style:font-name-complex="Consolas" fo:color="#0000FF" fo:font-size="9.5pt" style:font-size-asian="9.5pt" style:font-size-complex="9.5pt" fo:language="en" fo:country="US"/>
    </style:style>
    <style:style style:name="T3148" style:parent-style-name="DefaultParagraphFont" style:family="text">
      <style:text-properties style:font-name="Consolas" style:font-name-complex="Consolas" fo:color="#000000" fo:font-size="9.5pt" style:font-size-asian="9.5pt" style:font-size-complex="9.5pt" fo:language="en" fo:country="US"/>
    </style:style>
    <style:style style:name="T3149" style:parent-style-name="DefaultParagraphFont" style:family="text">
      <style:text-properties style:font-name="Consolas" style:font-name-complex="Consolas" fo:color="#0000FF" fo:font-size="9.5pt" style:font-size-asian="9.5pt" style:font-size-complex="9.5pt" fo:language="en" fo:country="US"/>
    </style:style>
    <style:style style:name="T3150" style:parent-style-name="DefaultParagraphFont" style:family="text">
      <style:text-properties style:font-name="Consolas" style:font-name-complex="Consolas" fo:color="#000000" fo:font-size="9.5pt" style:font-size-asian="9.5pt" style:font-size-complex="9.5pt" fo:language="en" fo:country="US"/>
    </style:style>
    <style:style style:name="P3151" style:parent-style-name="Normal" style:family="paragraph">
      <style:paragraph-properties style:text-autospace="none" fo:margin-bottom="0in" fo:line-height="100%"/>
    </style:style>
    <style:style style:name="T3152" style:parent-style-name="DefaultParagraphFont" style:family="text">
      <style:text-properties style:font-name="Consolas" style:font-name-complex="Consolas" fo:color="#000000" fo:font-size="9.5pt" style:font-size-asian="9.5pt" style:font-size-complex="9.5pt" fo:language="en" fo:country="US"/>
    </style:style>
    <style:style style:name="T3153" style:parent-style-name="DefaultParagraphFont" style:family="text">
      <style:text-properties style:font-name="Consolas" style:font-name-complex="Consolas" fo:color="#0000FF" fo:font-size="9.5pt" style:font-size-asian="9.5pt" style:font-size-complex="9.5pt" fo:language="en" fo:country="US"/>
    </style:style>
    <style:style style:name="T3154" style:parent-style-name="DefaultParagraphFont" style:family="text">
      <style:text-properties style:font-name="Consolas" style:font-name-complex="Consolas" fo:color="#000000" fo:font-size="9.5pt" style:font-size-asian="9.5pt" style:font-size-complex="9.5pt" fo:language="en" fo:country="US"/>
    </style:style>
    <style:style style:name="P31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57" style:parent-style-name="Normal" style:family="paragraph">
      <style:paragraph-properties style:text-autospace="none" fo:margin-bottom="0in" fo:line-height="100%"/>
    </style:style>
    <style:style style:name="T3158" style:parent-style-name="DefaultParagraphFont" style:family="text">
      <style:text-properties style:font-name="Consolas" style:font-name-complex="Consolas" fo:color="#000000" fo:font-size="9.5pt" style:font-size-asian="9.5pt" style:font-size-complex="9.5pt" fo:language="en" fo:country="US"/>
    </style:style>
    <style:style style:name="T3159" style:parent-style-name="DefaultParagraphFont" style:family="text">
      <style:text-properties style:font-name="Consolas" style:font-name-complex="Consolas" fo:color="#0000FF" fo:font-size="9.5pt" style:font-size-asian="9.5pt" style:font-size-complex="9.5pt" fo:language="en" fo:country="US"/>
    </style:style>
    <style:style style:name="T3160" style:parent-style-name="DefaultParagraphFont" style:family="text">
      <style:text-properties style:font-name="Consolas" style:font-name-complex="Consolas" fo:color="#000000" fo:font-size="9.5pt" style:font-size-asian="9.5pt" style:font-size-complex="9.5pt" fo:language="en" fo:country="US"/>
    </style:style>
    <style:style style:name="P316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62" style:parent-style-name="Normal" style:family="paragraph">
      <style:paragraph-properties style:text-autospace="none" fo:margin-bottom="0in" fo:line-height="100%"/>
    </style:style>
    <style:style style:name="T3163" style:parent-style-name="DefaultParagraphFont" style:family="text">
      <style:text-properties style:font-name="Consolas" style:font-name-complex="Consolas" fo:color="#000000" fo:font-size="9.5pt" style:font-size-asian="9.5pt" style:font-size-complex="9.5pt" fo:language="en" fo:country="US"/>
    </style:style>
    <style:style style:name="T3164" style:parent-style-name="DefaultParagraphFont" style:family="text">
      <style:text-properties style:font-name="Consolas" style:font-name-complex="Consolas" fo:color="#0000FF" fo:font-size="9.5pt" style:font-size-asian="9.5pt" style:font-size-complex="9.5pt" fo:language="en" fo:country="US"/>
    </style:style>
    <style:style style:name="T3165" style:parent-style-name="DefaultParagraphFont" style:family="text">
      <style:text-properties style:font-name="Consolas" style:font-name-complex="Consolas" fo:color="#000000" fo:font-size="9.5pt" style:font-size-asian="9.5pt" style:font-size-complex="9.5pt" fo:language="en" fo:country="US"/>
    </style:style>
    <style:style style:name="T3166" style:parent-style-name="DefaultParagraphFont" style:family="text">
      <style:text-properties style:font-name="Consolas" style:font-name-complex="Consolas" fo:color="#0000FF" fo:font-size="9.5pt" style:font-size-asian="9.5pt" style:font-size-complex="9.5pt" fo:language="en" fo:country="US"/>
    </style:style>
    <style:style style:name="T3167" style:parent-style-name="DefaultParagraphFont" style:family="text">
      <style:text-properties style:font-name="Consolas" style:font-name-complex="Consolas" fo:color="#000000" fo:font-size="9.5pt" style:font-size-asian="9.5pt" style:font-size-complex="9.5pt" fo:language="en" fo:country="US"/>
    </style:style>
    <style:style style:name="P3168" style:parent-style-name="Normal" style:family="paragraph">
      <style:paragraph-properties style:text-autospace="none" fo:margin-bottom="0in" fo:line-height="100%"/>
    </style:style>
    <style:style style:name="T3169" style:parent-style-name="DefaultParagraphFont" style:family="text">
      <style:text-properties style:font-name="Consolas" style:font-name-complex="Consolas" fo:color="#000000" fo:font-size="9.5pt" style:font-size-asian="9.5pt" style:font-size-complex="9.5pt" fo:language="en" fo:country="US"/>
    </style:style>
    <style:style style:name="T3170" style:parent-style-name="DefaultParagraphFont" style:family="text">
      <style:text-properties style:font-name="Consolas" style:font-name-complex="Consolas" fo:color="#0000FF" fo:font-size="9.5pt" style:font-size-asian="9.5pt" style:font-size-complex="9.5pt" fo:language="en" fo:country="US"/>
    </style:style>
    <style:style style:name="T3171" style:parent-style-name="DefaultParagraphFont" style:family="text">
      <style:text-properties style:font-name="Consolas" style:font-name-complex="Consolas" fo:color="#000000" fo:font-size="9.5pt" style:font-size-asian="9.5pt" style:font-size-complex="9.5pt" fo:language="en" fo:country="US"/>
    </style:style>
    <style:style style:name="P31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7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76" style:parent-style-name="Heading3" style:family="paragraph">
      <style:text-properties fo:language="en" fo:country="US"/>
    </style:style>
    <style:style style:name="TableColumn3178" style:family="table-column">
      <style:table-column-properties style:column-width="6.1298in"/>
    </style:style>
    <style:style style:name="Table3177" style:family="table">
      <style:table-properties style:width="6.1298in" fo:margin-left="0in" table:align="left"/>
    </style:style>
    <style:style style:name="TableRow3179" style:family="table-row">
      <style:table-row-properties/>
    </style:style>
    <style:style style:name="TableCell3180" style:family="table-cell">
      <style:table-cell-properties fo:border="0.0069in solid #000000" style:writing-mode="lr-tb" fo:padding-top="0in" fo:padding-left="0.075in" fo:padding-bottom="0in" fo:padding-right="0.075in"/>
    </style:style>
    <style:style style:name="P3181" style:parent-style-name="Normal" style:family="paragraph">
      <style:paragraph-properties style:text-autospace="none" fo:margin-bottom="0in" fo:line-height="100%"/>
    </style:style>
    <style:style style:name="T3182" style:parent-style-name="DefaultParagraphFont" style:family="text">
      <style:text-properties style:font-name="Consolas" style:font-name-complex="Consolas" fo:color="#0000FF" fo:font-size="9.5pt" style:font-size-asian="9.5pt" style:font-size-complex="9.5pt" fo:language="en" fo:country="US"/>
    </style:style>
    <style:style style:name="T3183" style:parent-style-name="DefaultParagraphFont" style:family="text">
      <style:text-properties style:font-name="Consolas" style:font-name-complex="Consolas" fo:color="#000000" fo:font-size="9.5pt" style:font-size-asian="9.5pt" style:font-size-complex="9.5pt" fo:language="en" fo:country="US"/>
    </style:style>
    <style:style style:name="P3184" style:parent-style-name="Normal" style:family="paragraph">
      <style:paragraph-properties style:text-autospace="none" fo:margin-bottom="0in" fo:line-height="100%"/>
    </style:style>
    <style:style style:name="T3185" style:parent-style-name="DefaultParagraphFont" style:family="text">
      <style:text-properties style:font-name="Consolas" style:font-name-complex="Consolas" fo:color="#0000FF" fo:font-size="9.5pt" style:font-size-asian="9.5pt" style:font-size-complex="9.5pt" fo:language="en" fo:country="US"/>
    </style:style>
    <style:style style:name="T3186" style:parent-style-name="DefaultParagraphFont" style:family="text">
      <style:text-properties style:font-name="Consolas" style:font-name-complex="Consolas" fo:color="#000000" fo:font-size="9.5pt" style:font-size-asian="9.5pt" style:font-size-complex="9.5pt" fo:language="en" fo:country="US"/>
    </style:style>
    <style:style style:name="P3187" style:parent-style-name="Normal" style:family="paragraph">
      <style:paragraph-properties style:text-autospace="none" fo:margin-bottom="0in" fo:line-height="100%"/>
    </style:style>
    <style:style style:name="T3188" style:parent-style-name="DefaultParagraphFont" style:family="text">
      <style:text-properties style:font-name="Consolas" style:font-name-complex="Consolas" fo:color="#0000FF" fo:font-size="9.5pt" style:font-size-asian="9.5pt" style:font-size-complex="9.5pt" fo:language="en" fo:country="US"/>
    </style:style>
    <style:style style:name="T3189" style:parent-style-name="DefaultParagraphFont" style:family="text">
      <style:text-properties style:font-name="Consolas" style:font-name-complex="Consolas" fo:color="#000000" fo:font-size="9.5pt" style:font-size-asian="9.5pt" style:font-size-complex="9.5pt" fo:language="en" fo:country="US"/>
    </style:style>
    <style:style style:name="P3190" style:parent-style-name="Normal" style:family="paragraph">
      <style:paragraph-properties style:text-autospace="none" fo:margin-bottom="0in" fo:line-height="100%"/>
    </style:style>
    <style:style style:name="T3191" style:parent-style-name="DefaultParagraphFont" style:family="text">
      <style:text-properties style:font-name="Consolas" style:font-name-complex="Consolas" fo:color="#0000FF" fo:font-size="9.5pt" style:font-size-asian="9.5pt" style:font-size-complex="9.5pt" fo:language="en" fo:country="US"/>
    </style:style>
    <style:style style:name="T3192" style:parent-style-name="DefaultParagraphFont" style:family="text">
      <style:text-properties style:font-name="Consolas" style:font-name-complex="Consolas" fo:color="#000000" fo:font-size="9.5pt" style:font-size-asian="9.5pt" style:font-size-complex="9.5pt" fo:language="en" fo:country="US"/>
    </style:style>
    <style:style style:name="P31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194" style:parent-style-name="Normal" style:family="paragraph">
      <style:paragraph-properties style:text-autospace="none" fo:margin-bottom="0in" fo:line-height="100%"/>
    </style:style>
    <style:style style:name="T3195" style:parent-style-name="DefaultParagraphFont" style:family="text">
      <style:text-properties style:font-name="Consolas" style:font-name-complex="Consolas" fo:color="#000000" fo:font-size="9.5pt" style:font-size-asian="9.5pt" style:font-size-complex="9.5pt" fo:language="en" fo:country="US"/>
    </style:style>
    <style:style style:name="T3196" style:parent-style-name="DefaultParagraphFont" style:family="text">
      <style:text-properties style:font-name="Consolas" style:font-name-complex="Consolas" fo:color="#0000FF" fo:font-size="9.5pt" style:font-size-asian="9.5pt" style:font-size-complex="9.5pt" fo:language="en" fo:country="US"/>
    </style:style>
    <style:style style:name="T3197" style:parent-style-name="DefaultParagraphFont" style:family="text">
      <style:text-properties style:font-name="Consolas" style:font-name-complex="Consolas" fo:color="#000000" fo:font-size="9.5pt" style:font-size-asian="9.5pt" style:font-size-complex="9.5pt" fo:language="en" fo:country="US"/>
    </style:style>
    <style:style style:name="T3198" style:parent-style-name="DefaultParagraphFont" style:family="text">
      <style:text-properties style:font-name="Consolas" style:font-name-complex="Consolas" fo:color="#0000FF" fo:font-size="9.5pt" style:font-size-asian="9.5pt" style:font-size-complex="9.5pt" fo:language="en" fo:country="US"/>
    </style:style>
    <style:style style:name="T3199" style:parent-style-name="DefaultParagraphFont" style:family="text">
      <style:text-properties style:font-name="Consolas" style:font-name-complex="Consolas" fo:color="#000000" fo:font-size="9.5pt" style:font-size-asian="9.5pt" style:font-size-complex="9.5pt" fo:language="en" fo:country="US"/>
    </style:style>
    <style:style style:name="T3200" style:parent-style-name="DefaultParagraphFont" style:family="text">
      <style:text-properties style:font-name="Consolas" style:font-name-complex="Consolas" fo:color="#2B91AF" fo:font-size="9.5pt" style:font-size-asian="9.5pt" style:font-size-complex="9.5pt" fo:language="en" fo:country="US"/>
    </style:style>
    <style:style style:name="P320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02" style:parent-style-name="Normal" style:family="paragraph">
      <style:paragraph-properties style:text-autospace="none" fo:margin-bottom="0in" fo:line-height="100%"/>
    </style:style>
    <style:style style:name="T3203" style:parent-style-name="DefaultParagraphFont" style:family="text">
      <style:text-properties style:font-name="Consolas" style:font-name-complex="Consolas" fo:color="#000000" fo:font-size="9.5pt" style:font-size-asian="9.5pt" style:font-size-complex="9.5pt" fo:language="en" fo:country="US"/>
    </style:style>
    <style:style style:name="T3204" style:parent-style-name="DefaultParagraphFont" style:family="text">
      <style:text-properties style:font-name="Consolas" style:font-name-complex="Consolas" fo:color="#008000" fo:font-size="9.5pt" style:font-size-asian="9.5pt" style:font-size-complex="9.5pt" fo:language="en" fo:country="US"/>
    </style:style>
    <style:style style:name="P3205" style:parent-style-name="Normal" style:family="paragraph">
      <style:paragraph-properties style:text-autospace="none" fo:margin-bottom="0in" fo:line-height="100%"/>
    </style:style>
    <style:style style:name="T3206" style:parent-style-name="DefaultParagraphFont" style:family="text">
      <style:text-properties style:font-name="Consolas" style:font-name-complex="Consolas" fo:color="#000000" fo:font-size="9.5pt" style:font-size-asian="9.5pt" style:font-size-complex="9.5pt" fo:language="en" fo:country="US"/>
    </style:style>
    <style:style style:name="T3207" style:parent-style-name="DefaultParagraphFont" style:family="text">
      <style:text-properties style:font-name="Consolas" style:font-name-complex="Consolas" fo:color="#0000FF" fo:font-size="9.5pt" style:font-size-asian="9.5pt" style:font-size-complex="9.5pt" fo:language="en" fo:country="US"/>
    </style:style>
    <style:style style:name="T3208" style:parent-style-name="DefaultParagraphFont" style:family="text">
      <style:text-properties style:font-name="Consolas" style:font-name-complex="Consolas" fo:color="#000000" fo:font-size="9.5pt" style:font-size-asian="9.5pt" style:font-size-complex="9.5pt" fo:language="en" fo:country="US"/>
    </style:style>
    <style:style style:name="P3209" style:parent-style-name="Normal" style:family="paragraph">
      <style:paragraph-properties style:text-autospace="none" fo:margin-bottom="0in" fo:line-height="100%"/>
    </style:style>
    <style:style style:name="T3210" style:parent-style-name="DefaultParagraphFont" style:family="text">
      <style:text-properties style:font-name="Consolas" style:font-name-complex="Consolas" fo:color="#000000" fo:font-size="9.5pt" style:font-size-asian="9.5pt" style:font-size-complex="9.5pt" fo:language="en" fo:country="US"/>
    </style:style>
    <style:style style:name="T3211" style:parent-style-name="DefaultParagraphFont" style:family="text">
      <style:text-properties style:font-name="Consolas" style:font-name-complex="Consolas" fo:color="#0000FF" fo:font-size="9.5pt" style:font-size-asian="9.5pt" style:font-size-complex="9.5pt" fo:language="en" fo:country="US"/>
    </style:style>
    <style:style style:name="T3212" style:parent-style-name="DefaultParagraphFont" style:family="text">
      <style:text-properties style:font-name="Consolas" style:font-name-complex="Consolas" fo:color="#000000" fo:font-size="9.5pt" style:font-size-asian="9.5pt" style:font-size-complex="9.5pt" fo:language="en" fo:country="US"/>
    </style:style>
    <style:style style:name="P3213" style:parent-style-name="Normal" style:family="paragraph">
      <style:paragraph-properties style:text-autospace="none" fo:margin-bottom="0in" fo:line-height="100%"/>
    </style:style>
    <style:style style:name="T3214" style:parent-style-name="DefaultParagraphFont" style:family="text">
      <style:text-properties style:font-name="Consolas" style:font-name-complex="Consolas" fo:color="#000000" fo:font-size="9.5pt" style:font-size-asian="9.5pt" style:font-size-complex="9.5pt" fo:language="en" fo:country="US"/>
    </style:style>
    <style:style style:name="T3215" style:parent-style-name="DefaultParagraphFont" style:family="text">
      <style:text-properties style:font-name="Consolas" style:font-name-complex="Consolas" fo:color="#0000FF" fo:font-size="9.5pt" style:font-size-asian="9.5pt" style:font-size-complex="9.5pt" fo:language="en" fo:country="US"/>
    </style:style>
    <style:style style:name="T3216" style:parent-style-name="DefaultParagraphFont" style:family="text">
      <style:text-properties style:font-name="Consolas" style:font-name-complex="Consolas" fo:color="#000000" fo:font-size="9.5pt" style:font-size-asian="9.5pt" style:font-size-complex="9.5pt" fo:language="en" fo:country="US"/>
    </style:style>
    <style:style style:name="P32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18" style:parent-style-name="Normal" style:family="paragraph">
      <style:paragraph-properties style:text-autospace="none" fo:margin-bottom="0in" fo:line-height="100%"/>
    </style:style>
    <style:style style:name="T3219" style:parent-style-name="DefaultParagraphFont" style:family="text">
      <style:text-properties style:font-name="Consolas" style:font-name-complex="Consolas" fo:color="#000000" fo:font-size="9.5pt" style:font-size-asian="9.5pt" style:font-size-complex="9.5pt" fo:language="en" fo:country="US"/>
    </style:style>
    <style:style style:name="T3220" style:parent-style-name="DefaultParagraphFont" style:family="text">
      <style:text-properties style:font-name="Consolas" style:font-name-complex="Consolas" fo:color="#008000" fo:font-size="9.5pt" style:font-size-asian="9.5pt" style:font-size-complex="9.5pt" fo:language="en" fo:country="US"/>
    </style:style>
    <style:style style:name="P3221" style:parent-style-name="Normal" style:family="paragraph">
      <style:paragraph-properties style:text-autospace="none" fo:margin-bottom="0in" fo:line-height="100%"/>
    </style:style>
    <style:style style:name="T3222" style:parent-style-name="DefaultParagraphFont" style:family="text">
      <style:text-properties style:font-name="Consolas" style:font-name-complex="Consolas" fo:color="#000000" fo:font-size="9.5pt" style:font-size-asian="9.5pt" style:font-size-complex="9.5pt" fo:language="en" fo:country="US"/>
    </style:style>
    <style:style style:name="T3223" style:parent-style-name="DefaultParagraphFont" style:family="text">
      <style:text-properties style:font-name="Consolas" style:font-name-complex="Consolas" fo:color="#0000FF" fo:font-size="9.5pt" style:font-size-asian="9.5pt" style:font-size-complex="9.5pt" fo:language="en" fo:country="US"/>
    </style:style>
    <style:style style:name="T3224" style:parent-style-name="DefaultParagraphFont" style:family="text">
      <style:text-properties style:font-name="Consolas" style:font-name-complex="Consolas" fo:color="#000000" fo:font-size="9.5pt" style:font-size-asian="9.5pt" style:font-size-complex="9.5pt" fo:language="en" fo:country="US"/>
    </style:style>
    <style:style style:name="T3225" style:parent-style-name="DefaultParagraphFont" style:family="text">
      <style:text-properties style:font-name="Consolas" style:font-name-complex="Consolas" fo:color="#2B91AF" fo:font-size="9.5pt" style:font-size-asian="9.5pt" style:font-size-complex="9.5pt" fo:language="en" fo:country="US"/>
    </style:style>
    <style:style style:name="T3226" style:parent-style-name="DefaultParagraphFont" style:family="text">
      <style:text-properties style:font-name="Consolas" style:font-name-complex="Consolas" fo:color="#000000" fo:font-size="9.5pt" style:font-size-asian="9.5pt" style:font-size-complex="9.5pt" fo:language="en" fo:country="US"/>
    </style:style>
    <style:style style:name="T3227" style:parent-style-name="DefaultParagraphFont" style:family="text">
      <style:text-properties style:font-name="Consolas" style:font-name-complex="Consolas" fo:color="#0000FF" fo:font-size="9.5pt" style:font-size-asian="9.5pt" style:font-size-complex="9.5pt" fo:language="en" fo:country="US"/>
    </style:style>
    <style:style style:name="T3228" style:parent-style-name="DefaultParagraphFont" style:family="text">
      <style:text-properties style:font-name="Consolas" style:font-name-complex="Consolas" fo:color="#000000" fo:font-size="9.5pt" style:font-size-asian="9.5pt" style:font-size-complex="9.5pt" fo:language="en" fo:country="US"/>
    </style:style>
    <style:style style:name="T3229" style:parent-style-name="DefaultParagraphFont" style:family="text">
      <style:text-properties style:font-name="Consolas" style:font-name-complex="Consolas" fo:color="#0000FF" fo:font-size="9.5pt" style:font-size-asian="9.5pt" style:font-size-complex="9.5pt" fo:language="en" fo:country="US"/>
    </style:style>
    <style:style style:name="T3230" style:parent-style-name="DefaultParagraphFont" style:family="text">
      <style:text-properties style:font-name="Consolas" style:font-name-complex="Consolas" fo:color="#000000" fo:font-size="9.5pt" style:font-size-asian="9.5pt" style:font-size-complex="9.5pt" fo:language="en" fo:country="US"/>
    </style:style>
    <style:style style:name="P32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32" style:parent-style-name="Normal" style:family="paragraph">
      <style:paragraph-properties style:text-autospace="none" fo:margin-bottom="0in" fo:line-height="100%"/>
    </style:style>
    <style:style style:name="T3233" style:parent-style-name="DefaultParagraphFont" style:family="text">
      <style:text-properties style:font-name="Consolas" style:font-name-complex="Consolas" fo:color="#000000" fo:font-size="9.5pt" style:font-size-asian="9.5pt" style:font-size-complex="9.5pt" fo:language="en" fo:country="US"/>
    </style:style>
    <style:style style:name="T3234" style:parent-style-name="DefaultParagraphFont" style:family="text">
      <style:text-properties style:font-name="Consolas" style:font-name-complex="Consolas" fo:color="#0000FF" fo:font-size="9.5pt" style:font-size-asian="9.5pt" style:font-size-complex="9.5pt" fo:language="en" fo:country="US"/>
    </style:style>
    <style:style style:name="T3235" style:parent-style-name="DefaultParagraphFont" style:family="text">
      <style:text-properties style:font-name="Consolas" style:font-name-complex="Consolas" fo:color="#000000" fo:font-size="9.5pt" style:font-size-asian="9.5pt" style:font-size-complex="9.5pt" fo:language="en" fo:country="US"/>
    </style:style>
    <style:style style:name="T3236" style:parent-style-name="DefaultParagraphFont" style:family="text">
      <style:text-properties style:font-name="Consolas" style:font-name-complex="Consolas" fo:color="#A31515" fo:font-size="9.5pt" style:font-size-asian="9.5pt" style:font-size-complex="9.5pt" fo:language="en" fo:country="US"/>
    </style:style>
    <style:style style:name="T3237" style:parent-style-name="DefaultParagraphFont" style:family="text">
      <style:text-properties style:font-name="Consolas" style:font-name-complex="Consolas" fo:color="#000000" fo:font-size="9.5pt" style:font-size-asian="9.5pt" style:font-size-complex="9.5pt" fo:language="en" fo:country="US"/>
    </style:style>
    <style:style style:name="P32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39" style:parent-style-name="Normal" style:family="paragraph">
      <style:paragraph-properties style:text-autospace="none" fo:margin-bottom="0in" fo:line-height="100%"/>
    </style:style>
    <style:style style:name="T3240" style:parent-style-name="DefaultParagraphFont" style:family="text">
      <style:text-properties style:font-name="Consolas" style:font-name-complex="Consolas" fo:color="#000000" fo:font-size="9.5pt" style:font-size-asian="9.5pt" style:font-size-complex="9.5pt" fo:language="en" fo:country="US"/>
    </style:style>
    <style:style style:name="T3241" style:parent-style-name="DefaultParagraphFont" style:family="text">
      <style:text-properties style:font-name="Consolas" style:font-name-complex="Consolas" fo:color="#0000FF" fo:font-size="9.5pt" style:font-size-asian="9.5pt" style:font-size-complex="9.5pt" fo:language="en" fo:country="US"/>
    </style:style>
    <style:style style:name="T3242" style:parent-style-name="DefaultParagraphFont" style:family="text">
      <style:text-properties style:font-name="Consolas" style:font-name-complex="Consolas" fo:color="#000000" fo:font-size="9.5pt" style:font-size-asian="9.5pt" style:font-size-complex="9.5pt" fo:language="en" fo:country="US"/>
    </style:style>
    <style:style style:name="T3243" style:parent-style-name="DefaultParagraphFont" style:family="text">
      <style:text-properties style:font-name="Consolas" style:font-name-complex="Consolas" fo:color="#A31515" fo:font-size="9.5pt" style:font-size-asian="9.5pt" style:font-size-complex="9.5pt" fo:language="en" fo:country="US"/>
    </style:style>
    <style:style style:name="T3244" style:parent-style-name="DefaultParagraphFont" style:family="text">
      <style:text-properties style:font-name="Consolas" style:font-name-complex="Consolas" fo:color="#000000" fo:font-size="9.5pt" style:font-size-asian="9.5pt" style:font-size-complex="9.5pt" fo:language="en" fo:country="US"/>
    </style:style>
    <style:style style:name="P3245" style:parent-style-name="Normal" style:family="paragraph">
      <style:paragraph-properties style:text-autospace="none" fo:margin-bottom="0in" fo:line-height="100%"/>
    </style:style>
    <style:style style:name="T3246" style:parent-style-name="DefaultParagraphFont" style:family="text">
      <style:text-properties style:font-name="Consolas" style:font-name-complex="Consolas" fo:color="#000000" fo:font-size="9.5pt" style:font-size-asian="9.5pt" style:font-size-complex="9.5pt" fo:language="en" fo:country="US"/>
    </style:style>
    <style:style style:name="T3247" style:parent-style-name="DefaultParagraphFont" style:family="text">
      <style:text-properties style:font-name="Consolas" style:font-name-complex="Consolas" fo:color="#0000FF" fo:font-size="9.5pt" style:font-size-asian="9.5pt" style:font-size-complex="9.5pt" fo:language="en" fo:country="US"/>
    </style:style>
    <style:style style:name="T3248" style:parent-style-name="DefaultParagraphFont" style:family="text">
      <style:text-properties style:font-name="Consolas" style:font-name-complex="Consolas" fo:color="#000000" fo:font-size="9.5pt" style:font-size-asian="9.5pt" style:font-size-complex="9.5pt" fo:language="en" fo:country="US"/>
    </style:style>
    <style:style style:name="P32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51" style:parent-style-name="Normal" style:family="paragraph">
      <style:paragraph-properties style:text-autospace="none" fo:margin-bottom="0in" fo:line-height="100%"/>
    </style:style>
    <style:style style:name="T3252" style:parent-style-name="DefaultParagraphFont" style:family="text">
      <style:text-properties style:font-name="Consolas" style:font-name-complex="Consolas" fo:color="#000000" fo:font-size="9.5pt" style:font-size-asian="9.5pt" style:font-size-complex="9.5pt" fo:language="en" fo:country="US"/>
    </style:style>
    <style:style style:name="T3253" style:parent-style-name="DefaultParagraphFont" style:family="text">
      <style:text-properties style:font-name="Consolas" style:font-name-complex="Consolas" fo:color="#0000FF" fo:font-size="9.5pt" style:font-size-asian="9.5pt" style:font-size-complex="9.5pt" fo:language="en" fo:country="US"/>
    </style:style>
    <style:style style:name="T3254" style:parent-style-name="DefaultParagraphFont" style:family="text">
      <style:text-properties style:font-name="Consolas" style:font-name-complex="Consolas" fo:color="#000000" fo:font-size="9.5pt" style:font-size-asian="9.5pt" style:font-size-complex="9.5pt" fo:language="en" fo:country="US"/>
    </style:style>
    <style:style style:name="P32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56" style:parent-style-name="Normal" style:family="paragraph">
      <style:paragraph-properties style:text-autospace="none" fo:margin-bottom="0in" fo:line-height="100%"/>
    </style:style>
    <style:style style:name="T3257" style:parent-style-name="DefaultParagraphFont" style:family="text">
      <style:text-properties style:font-name="Consolas" style:font-name-complex="Consolas" fo:color="#000000" fo:font-size="9.5pt" style:font-size-asian="9.5pt" style:font-size-complex="9.5pt" fo:language="en" fo:country="US"/>
    </style:style>
    <style:style style:name="T3258" style:parent-style-name="DefaultParagraphFont" style:family="text">
      <style:text-properties style:font-name="Consolas" style:font-name-complex="Consolas" fo:color="#A31515" fo:font-size="9.5pt" style:font-size-asian="9.5pt" style:font-size-complex="9.5pt" fo:language="en" fo:country="US"/>
    </style:style>
    <style:style style:name="T3259" style:parent-style-name="DefaultParagraphFont" style:family="text">
      <style:text-properties style:font-name="Consolas" style:font-name-complex="Consolas" fo:color="#000000" fo:font-size="9.5pt" style:font-size-asian="9.5pt" style:font-size-complex="9.5pt" fo:language="en" fo:country="US"/>
    </style:style>
    <style:style style:name="P3260" style:parent-style-name="Normal" style:family="paragraph">
      <style:paragraph-properties style:text-autospace="none" fo:margin-bottom="0in" fo:line-height="100%"/>
    </style:style>
    <style:style style:name="T3261" style:parent-style-name="DefaultParagraphFont" style:family="text">
      <style:text-properties style:font-name="Consolas" style:font-name-complex="Consolas" fo:color="#000000" fo:font-size="9.5pt" style:font-size-asian="9.5pt" style:font-size-complex="9.5pt" fo:language="en" fo:country="US"/>
    </style:style>
    <style:style style:name="T3262" style:parent-style-name="DefaultParagraphFont" style:family="text">
      <style:text-properties style:font-name="Consolas" style:font-name-complex="Consolas" fo:color="#0000FF" fo:font-size="9.5pt" style:font-size-asian="9.5pt" style:font-size-complex="9.5pt" fo:language="en" fo:country="US"/>
    </style:style>
    <style:style style:name="T3263" style:parent-style-name="DefaultParagraphFont" style:family="text">
      <style:text-properties style:font-name="Consolas" style:font-name-complex="Consolas" fo:color="#000000" fo:font-size="9.5pt" style:font-size-asian="9.5pt" style:font-size-complex="9.5pt" fo:language="en" fo:country="US"/>
    </style:style>
    <style:style style:name="P32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66" style:parent-style-name="Normal" style:family="paragraph">
      <style:paragraph-properties style:text-autospace="none" fo:margin-bottom="0in" fo:line-height="100%"/>
    </style:style>
    <style:style style:name="T3267" style:parent-style-name="DefaultParagraphFont" style:family="text">
      <style:text-properties style:font-name="Consolas" style:font-name-complex="Consolas" fo:color="#000000" fo:font-size="9.5pt" style:font-size-asian="9.5pt" style:font-size-complex="9.5pt" fo:language="en" fo:country="US"/>
    </style:style>
    <style:style style:name="T3268" style:parent-style-name="DefaultParagraphFont" style:family="text">
      <style:text-properties style:font-name="Consolas" style:font-name-complex="Consolas" fo:color="#0000FF" fo:font-size="9.5pt" style:font-size-asian="9.5pt" style:font-size-complex="9.5pt" fo:language="en" fo:country="US"/>
    </style:style>
    <style:style style:name="T3269" style:parent-style-name="DefaultParagraphFont" style:family="text">
      <style:text-properties style:font-name="Consolas" style:font-name-complex="Consolas" fo:color="#000000" fo:font-size="9.5pt" style:font-size-asian="9.5pt" style:font-size-complex="9.5pt" fo:language="en" fo:country="US"/>
    </style:style>
    <style:style style:name="T3270" style:parent-style-name="DefaultParagraphFont" style:family="text">
      <style:text-properties style:font-name="Consolas" style:font-name-complex="Consolas" fo:color="#0000FF" fo:font-size="9.5pt" style:font-size-asian="9.5pt" style:font-size-complex="9.5pt" fo:language="en" fo:country="US"/>
    </style:style>
    <style:style style:name="T3271" style:parent-style-name="DefaultParagraphFont" style:family="text">
      <style:text-properties style:font-name="Consolas" style:font-name-complex="Consolas" fo:color="#000000" fo:font-size="9.5pt" style:font-size-asian="9.5pt" style:font-size-complex="9.5pt" fo:language="en" fo:country="US"/>
    </style:style>
    <style:style style:name="P32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73" style:parent-style-name="Normal" style:family="paragraph">
      <style:paragraph-properties style:text-autospace="none" fo:margin-bottom="0in" fo:line-height="100%"/>
    </style:style>
    <style:style style:name="T3274" style:parent-style-name="DefaultParagraphFont" style:family="text">
      <style:text-properties style:font-name="Consolas" style:font-name-complex="Consolas" fo:color="#000000" fo:font-size="9.5pt" style:font-size-asian="9.5pt" style:font-size-complex="9.5pt" fo:language="en" fo:country="US"/>
    </style:style>
    <style:style style:name="T3275" style:parent-style-name="DefaultParagraphFont" style:family="text">
      <style:text-properties style:font-name="Consolas" style:font-name-complex="Consolas" fo:color="#008000" fo:font-size="9.5pt" style:font-size-asian="9.5pt" style:font-size-complex="9.5pt" fo:language="en" fo:country="US"/>
    </style:style>
    <style:style style:name="P3276" style:parent-style-name="Normal" style:family="paragraph">
      <style:paragraph-properties style:text-autospace="none" fo:margin-bottom="0in" fo:line-height="100%"/>
    </style:style>
    <style:style style:name="T3277" style:parent-style-name="DefaultParagraphFont" style:family="text">
      <style:text-properties style:font-name="Consolas" style:font-name-complex="Consolas" fo:color="#000000" fo:font-size="9.5pt" style:font-size-asian="9.5pt" style:font-size-complex="9.5pt" fo:language="en" fo:country="US"/>
    </style:style>
    <style:style style:name="T3278" style:parent-style-name="DefaultParagraphFont" style:family="text">
      <style:text-properties style:font-name="Consolas" style:font-name-complex="Consolas" fo:color="#0000FF" fo:font-size="9.5pt" style:font-size-asian="9.5pt" style:font-size-complex="9.5pt" fo:language="en" fo:country="US"/>
    </style:style>
    <style:style style:name="T3279" style:parent-style-name="DefaultParagraphFont" style:family="text">
      <style:text-properties style:font-name="Consolas" style:font-name-complex="Consolas" fo:color="#000000" fo:font-size="9.5pt" style:font-size-asian="9.5pt" style:font-size-complex="9.5pt" fo:language="en" fo:country="US"/>
    </style:style>
    <style:style style:name="T3280" style:parent-style-name="DefaultParagraphFont" style:family="text">
      <style:text-properties style:font-name="Consolas" style:font-name-complex="Consolas" fo:color="#A31515" fo:font-size="9.5pt" style:font-size-asian="9.5pt" style:font-size-complex="9.5pt" fo:language="en" fo:country="US"/>
    </style:style>
    <style:style style:name="T3281" style:parent-style-name="DefaultParagraphFont" style:family="text">
      <style:text-properties style:font-name="Consolas" style:font-name-complex="Consolas" fo:color="#000000" fo:font-size="9.5pt" style:font-size-asian="9.5pt" style:font-size-complex="9.5pt" fo:language="en" fo:country="US"/>
    </style:style>
    <style:style style:name="P3282" style:parent-style-name="Normal" style:family="paragraph">
      <style:paragraph-properties style:text-autospace="none" fo:margin-bottom="0in" fo:line-height="100%"/>
    </style:style>
    <style:style style:name="T3283" style:parent-style-name="DefaultParagraphFont" style:family="text">
      <style:text-properties style:font-name="Consolas" style:font-name-complex="Consolas" fo:color="#000000" fo:font-size="9.5pt" style:font-size-asian="9.5pt" style:font-size-complex="9.5pt" fo:language="en" fo:country="US"/>
    </style:style>
    <style:style style:name="T3284" style:parent-style-name="DefaultParagraphFont" style:family="text">
      <style:text-properties style:font-name="Consolas" style:font-name-complex="Consolas" fo:color="#A31515" fo:font-size="9.5pt" style:font-size-asian="9.5pt" style:font-size-complex="9.5pt" fo:language="en" fo:country="US"/>
    </style:style>
    <style:style style:name="T3285" style:parent-style-name="DefaultParagraphFont" style:family="text">
      <style:text-properties style:font-name="Consolas" style:font-name-complex="Consolas" fo:color="#000000" fo:font-size="9.5pt" style:font-size-asian="9.5pt" style:font-size-complex="9.5pt" fo:language="en" fo:country="US"/>
    </style:style>
    <style:style style:name="T3286" style:parent-style-name="DefaultParagraphFont" style:family="text">
      <style:text-properties style:font-name="Consolas" style:font-name-complex="Consolas" fo:color="#A31515" fo:font-size="9.5pt" style:font-size-asian="9.5pt" style:font-size-complex="9.5pt" fo:language="en" fo:country="US"/>
    </style:style>
    <style:style style:name="T3287" style:parent-style-name="DefaultParagraphFont" style:family="text">
      <style:text-properties style:font-name="Consolas" style:font-name-complex="Consolas" fo:color="#000000" fo:font-size="9.5pt" style:font-size-asian="9.5pt" style:font-size-complex="9.5pt" fo:language="en" fo:country="US"/>
    </style:style>
    <style:style style:name="T3288" style:parent-style-name="DefaultParagraphFont" style:family="text">
      <style:text-properties style:font-name="Consolas" style:font-name-complex="Consolas" fo:color="#A31515" fo:font-size="9.5pt" style:font-size-asian="9.5pt" style:font-size-complex="9.5pt" fo:language="en" fo:country="US"/>
    </style:style>
    <style:style style:name="T3289" style:parent-style-name="DefaultParagraphFont" style:family="text">
      <style:text-properties style:font-name="Consolas" style:font-name-complex="Consolas" fo:color="#000000" fo:font-size="9.5pt" style:font-size-asian="9.5pt" style:font-size-complex="9.5pt" fo:language="en" fo:country="US"/>
    </style:style>
    <style:style style:name="P3290" style:parent-style-name="Normal" style:family="paragraph">
      <style:paragraph-properties style:text-autospace="none" fo:margin-bottom="0in" fo:line-height="100%"/>
    </style:style>
    <style:style style:name="T3291" style:parent-style-name="DefaultParagraphFont" style:family="text">
      <style:text-properties style:font-name="Consolas" style:font-name-complex="Consolas" fo:color="#000000" fo:font-size="9.5pt" style:font-size-asian="9.5pt" style:font-size-complex="9.5pt" fo:language="en" fo:country="US"/>
    </style:style>
    <style:style style:name="T3292" style:parent-style-name="DefaultParagraphFont" style:family="text">
      <style:text-properties style:font-name="Consolas" style:font-name-complex="Consolas" fo:color="#0000FF" fo:font-size="9.5pt" style:font-size-asian="9.5pt" style:font-size-complex="9.5pt" fo:language="en" fo:country="US"/>
    </style:style>
    <style:style style:name="T3293" style:parent-style-name="DefaultParagraphFont" style:family="text">
      <style:text-properties style:font-name="Consolas" style:font-name-complex="Consolas" fo:color="#000000" fo:font-size="9.5pt" style:font-size-asian="9.5pt" style:font-size-complex="9.5pt" fo:language="en" fo:country="US"/>
    </style:style>
    <style:style style:name="P32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296" style:parent-style-name="Normal" style:family="paragraph">
      <style:paragraph-properties style:text-autospace="none" fo:margin-bottom="0in" fo:line-height="100%"/>
    </style:style>
    <style:style style:name="T3297" style:parent-style-name="DefaultParagraphFont" style:family="text">
      <style:text-properties style:font-name="Consolas" style:font-name-complex="Consolas" fo:color="#000000" fo:font-size="9.5pt" style:font-size-asian="9.5pt" style:font-size-complex="9.5pt" fo:language="en" fo:country="US"/>
    </style:style>
    <style:style style:name="T3298" style:parent-style-name="DefaultParagraphFont" style:family="text">
      <style:text-properties style:font-name="Consolas" style:font-name-complex="Consolas" fo:color="#0000FF" fo:font-size="9.5pt" style:font-size-asian="9.5pt" style:font-size-complex="9.5pt" fo:language="en" fo:country="US"/>
    </style:style>
    <style:style style:name="T3299" style:parent-style-name="DefaultParagraphFont" style:family="text">
      <style:text-properties style:font-name="Consolas" style:font-name-complex="Consolas" fo:color="#000000" fo:font-size="9.5pt" style:font-size-asian="9.5pt" style:font-size-complex="9.5pt" fo:language="en" fo:country="US"/>
    </style:style>
    <style:style style:name="T3300" style:parent-style-name="DefaultParagraphFont" style:family="text">
      <style:text-properties style:font-name="Consolas" style:font-name-complex="Consolas" fo:color="#0000FF" fo:font-size="9.5pt" style:font-size-asian="9.5pt" style:font-size-complex="9.5pt" fo:language="en" fo:country="US"/>
    </style:style>
    <style:style style:name="T3301" style:parent-style-name="DefaultParagraphFont" style:family="text">
      <style:text-properties style:font-name="Consolas" style:font-name-complex="Consolas" fo:color="#000000" fo:font-size="9.5pt" style:font-size-asian="9.5pt" style:font-size-complex="9.5pt" fo:language="en" fo:country="US"/>
    </style:style>
    <style:style style:name="T3302" style:parent-style-name="DefaultParagraphFont" style:family="text">
      <style:text-properties style:font-name="Consolas" style:font-name-complex="Consolas" fo:color="#0000FF" fo:font-size="9.5pt" style:font-size-asian="9.5pt" style:font-size-complex="9.5pt" fo:language="en" fo:country="US"/>
    </style:style>
    <style:style style:name="T3303" style:parent-style-name="DefaultParagraphFont" style:family="text">
      <style:text-properties style:font-name="Consolas" style:font-name-complex="Consolas" fo:color="#000000" fo:font-size="9.5pt" style:font-size-asian="9.5pt" style:font-size-complex="9.5pt" fo:language="en" fo:country="US"/>
    </style:style>
    <style:style style:name="T3304" style:parent-style-name="DefaultParagraphFont" style:family="text">
      <style:text-properties style:font-name="Consolas" style:font-name-complex="Consolas" fo:color="#0000FF" fo:font-size="9.5pt" style:font-size-asian="9.5pt" style:font-size-complex="9.5pt" fo:language="en" fo:country="US"/>
    </style:style>
    <style:style style:name="T3305" style:parent-style-name="DefaultParagraphFont" style:family="text">
      <style:text-properties style:font-name="Consolas" style:font-name-complex="Consolas" fo:color="#000000" fo:font-size="9.5pt" style:font-size-asian="9.5pt" style:font-size-complex="9.5pt" fo:language="en" fo:country="US"/>
    </style:style>
    <style:style style:name="T3306" style:parent-style-name="DefaultParagraphFont" style:family="text">
      <style:text-properties style:font-name="Consolas" style:font-name-complex="Consolas" fo:color="#0000FF" fo:font-size="9.5pt" style:font-size-asian="9.5pt" style:font-size-complex="9.5pt" fo:language="en" fo:country="US"/>
    </style:style>
    <style:style style:name="T3307" style:parent-style-name="DefaultParagraphFont" style:family="text">
      <style:text-properties style:font-name="Consolas" style:font-name-complex="Consolas" fo:color="#000000" fo:font-size="9.5pt" style:font-size-asian="9.5pt" style:font-size-complex="9.5pt" fo:language="en" fo:country="US"/>
    </style:style>
    <style:style style:name="T3308" style:parent-style-name="DefaultParagraphFont" style:family="text">
      <style:text-properties style:font-name="Consolas" style:font-name-complex="Consolas" fo:color="#0000FF" fo:font-size="9.5pt" style:font-size-asian="9.5pt" style:font-size-complex="9.5pt" fo:language="en" fo:country="US"/>
    </style:style>
    <style:style style:name="T3309" style:parent-style-name="DefaultParagraphFont" style:family="text">
      <style:text-properties style:font-name="Consolas" style:font-name-complex="Consolas" fo:color="#000000" fo:font-size="9.5pt" style:font-size-asian="9.5pt" style:font-size-complex="9.5pt" fo:language="en" fo:country="US"/>
    </style:style>
    <style:style style:name="P33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11" style:parent-style-name="Normal" style:family="paragraph">
      <style:paragraph-properties style:text-autospace="none" fo:margin-bottom="0in" fo:line-height="100%"/>
    </style:style>
    <style:style style:name="T3312" style:parent-style-name="DefaultParagraphFont" style:family="text">
      <style:text-properties style:font-name="Consolas" style:font-name-complex="Consolas" fo:color="#000000" fo:font-size="9.5pt" style:font-size-asian="9.5pt" style:font-size-complex="9.5pt" fo:language="en" fo:country="US"/>
    </style:style>
    <style:style style:name="T3313" style:parent-style-name="DefaultParagraphFont" style:family="text">
      <style:text-properties style:font-name="Consolas" style:font-name-complex="Consolas" fo:color="#0000FF" fo:font-size="9.5pt" style:font-size-asian="9.5pt" style:font-size-complex="9.5pt" fo:language="en" fo:country="US"/>
    </style:style>
    <style:style style:name="T3314" style:parent-style-name="DefaultParagraphFont" style:family="text">
      <style:text-properties style:font-name="Consolas" style:font-name-complex="Consolas" fo:color="#000000" fo:font-size="9.5pt" style:font-size-asian="9.5pt" style:font-size-complex="9.5pt" fo:language="en" fo:country="US"/>
    </style:style>
    <style:style style:name="T3315" style:parent-style-name="DefaultParagraphFont" style:family="text">
      <style:text-properties style:font-name="Consolas" style:font-name-complex="Consolas" fo:color="#A31515" fo:font-size="9.5pt" style:font-size-asian="9.5pt" style:font-size-complex="9.5pt" fo:language="en" fo:country="US"/>
    </style:style>
    <style:style style:name="T3316" style:parent-style-name="DefaultParagraphFont" style:family="text">
      <style:text-properties style:font-name="Consolas" style:font-name-complex="Consolas" fo:color="#000000" fo:font-size="9.5pt" style:font-size-asian="9.5pt" style:font-size-complex="9.5pt" fo:language="en" fo:country="US"/>
    </style:style>
    <style:style style:name="T3317" style:parent-style-name="DefaultParagraphFont" style:family="text">
      <style:text-properties style:font-name="Consolas" style:font-name-complex="Consolas" fo:color="#A31515" fo:font-size="9.5pt" style:font-size-asian="9.5pt" style:font-size-complex="9.5pt" fo:language="en" fo:country="US"/>
    </style:style>
    <style:style style:name="T3318" style:parent-style-name="DefaultParagraphFont" style:family="text">
      <style:text-properties style:font-name="Consolas" style:font-name-complex="Consolas" fo:color="#000000" fo:font-size="9.5pt" style:font-size-asian="9.5pt" style:font-size-complex="9.5pt" fo:language="en" fo:country="US"/>
    </style:style>
    <style:style style:name="T3319" style:parent-style-name="DefaultParagraphFont" style:family="text">
      <style:text-properties style:font-name="Consolas" style:font-name-complex="Consolas" fo:color="#A31515" fo:font-size="9.5pt" style:font-size-asian="9.5pt" style:font-size-complex="9.5pt" fo:language="en" fo:country="US"/>
    </style:style>
    <style:style style:name="T3320" style:parent-style-name="DefaultParagraphFont" style:family="text">
      <style:text-properties style:font-name="Consolas" style:font-name-complex="Consolas" fo:color="#000000" fo:font-size="9.5pt" style:font-size-asian="9.5pt" style:font-size-complex="9.5pt" fo:language="en" fo:country="US"/>
    </style:style>
    <style:style style:name="T3321" style:parent-style-name="DefaultParagraphFont" style:family="text">
      <style:text-properties style:font-name="Consolas" style:font-name-complex="Consolas" fo:color="#A31515" fo:font-size="9.5pt" style:font-size-asian="9.5pt" style:font-size-complex="9.5pt" fo:language="en" fo:country="US"/>
    </style:style>
    <style:style style:name="T3322" style:parent-style-name="DefaultParagraphFont" style:family="text">
      <style:text-properties style:font-name="Consolas" style:font-name-complex="Consolas" fo:color="#000000" fo:font-size="9.5pt" style:font-size-asian="9.5pt" style:font-size-complex="9.5pt" fo:language="en" fo:country="US"/>
    </style:style>
    <style:style style:name="P33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24" style:parent-style-name="Normal" style:family="paragraph">
      <style:paragraph-properties style:text-autospace="none" fo:margin-bottom="0in" fo:line-height="100%"/>
    </style:style>
    <style:style style:name="T3325" style:parent-style-name="DefaultParagraphFont" style:family="text">
      <style:text-properties style:font-name="Consolas" style:font-name-complex="Consolas" fo:color="#000000" fo:font-size="9.5pt" style:font-size-asian="9.5pt" style:font-size-complex="9.5pt" fo:language="en" fo:country="US"/>
    </style:style>
    <style:style style:name="T3326" style:parent-style-name="DefaultParagraphFont" style:family="text">
      <style:text-properties style:font-name="Consolas" style:font-name-complex="Consolas" fo:color="#0000FF" fo:font-size="9.5pt" style:font-size-asian="9.5pt" style:font-size-complex="9.5pt" fo:language="en" fo:country="US"/>
    </style:style>
    <style:style style:name="T3327" style:parent-style-name="DefaultParagraphFont" style:family="text">
      <style:text-properties style:font-name="Consolas" style:font-name-complex="Consolas" fo:color="#000000" fo:font-size="9.5pt" style:font-size-asian="9.5pt" style:font-size-complex="9.5pt" fo:language="en" fo:country="US"/>
    </style:style>
    <style:style style:name="T3328" style:parent-style-name="DefaultParagraphFont" style:family="text">
      <style:text-properties style:font-name="Consolas" style:font-name-complex="Consolas" fo:color="#A31515" fo:font-size="9.5pt" style:font-size-asian="9.5pt" style:font-size-complex="9.5pt" fo:language="en" fo:country="US"/>
    </style:style>
    <style:style style:name="T3329" style:parent-style-name="DefaultParagraphFont" style:family="text">
      <style:text-properties style:font-name="Consolas" style:font-name-complex="Consolas" fo:color="#000000" fo:font-size="9.5pt" style:font-size-asian="9.5pt" style:font-size-complex="9.5pt" fo:language="en" fo:country="US"/>
    </style:style>
    <style:style style:name="T3330" style:parent-style-name="DefaultParagraphFont" style:family="text">
      <style:text-properties style:font-name="Consolas" style:font-name-complex="Consolas" fo:color="#A31515" fo:font-size="9.5pt" style:font-size-asian="9.5pt" style:font-size-complex="9.5pt" fo:language="en" fo:country="US"/>
    </style:style>
    <style:style style:name="T3331" style:parent-style-name="DefaultParagraphFont" style:family="text">
      <style:text-properties style:font-name="Consolas" style:font-name-complex="Consolas" fo:color="#000000" fo:font-size="9.5pt" style:font-size-asian="9.5pt" style:font-size-complex="9.5pt" fo:language="en" fo:country="US"/>
    </style:style>
    <style:style style:name="T3332" style:parent-style-name="DefaultParagraphFont" style:family="text">
      <style:text-properties style:font-name="Consolas" style:font-name-complex="Consolas" fo:color="#A31515" fo:font-size="9.5pt" style:font-size-asian="9.5pt" style:font-size-complex="9.5pt" fo:language="en" fo:country="US"/>
    </style:style>
    <style:style style:name="T3333" style:parent-style-name="DefaultParagraphFont" style:family="text">
      <style:text-properties style:font-name="Consolas" style:font-name-complex="Consolas" fo:color="#000000" fo:font-size="9.5pt" style:font-size-asian="9.5pt" style:font-size-complex="9.5pt" fo:language="en" fo:country="US"/>
    </style:style>
    <style:style style:name="T3334" style:parent-style-name="DefaultParagraphFont" style:family="text">
      <style:text-properties style:font-name="Consolas" style:font-name-complex="Consolas" fo:color="#A31515" fo:font-size="9.5pt" style:font-size-asian="9.5pt" style:font-size-complex="9.5pt" fo:language="en" fo:country="US"/>
    </style:style>
    <style:style style:name="T3335" style:parent-style-name="DefaultParagraphFont" style:family="text">
      <style:text-properties style:font-name="Consolas" style:font-name-complex="Consolas" fo:color="#000000" fo:font-size="9.5pt" style:font-size-asian="9.5pt" style:font-size-complex="9.5pt" fo:language="en" fo:country="US"/>
    </style:style>
    <style:style style:name="T3336" style:parent-style-name="DefaultParagraphFont" style:family="text">
      <style:text-properties style:font-name="Consolas" style:font-name-complex="Consolas" fo:color="#A31515" fo:font-size="9.5pt" style:font-size-asian="9.5pt" style:font-size-complex="9.5pt" fo:language="en" fo:country="US"/>
    </style:style>
    <style:style style:name="T3337" style:parent-style-name="DefaultParagraphFont" style:family="text">
      <style:text-properties style:font-name="Consolas" style:font-name-complex="Consolas" fo:color="#000000" fo:font-size="9.5pt" style:font-size-asian="9.5pt" style:font-size-complex="9.5pt" fo:language="en" fo:country="US"/>
    </style:style>
    <style:style style:name="T3338" style:parent-style-name="DefaultParagraphFont" style:family="text">
      <style:text-properties style:font-name="Consolas" style:font-name-complex="Consolas" fo:color="#A31515" fo:font-size="9.5pt" style:font-size-asian="9.5pt" style:font-size-complex="9.5pt" fo:language="en" fo:country="US"/>
    </style:style>
    <style:style style:name="T3339" style:parent-style-name="DefaultParagraphFont" style:family="text">
      <style:text-properties style:font-name="Consolas" style:font-name-complex="Consolas" fo:color="#000000" fo:font-size="9.5pt" style:font-size-asian="9.5pt" style:font-size-complex="9.5pt" fo:language="en" fo:country="US"/>
    </style:style>
    <style:style style:name="T3340" style:parent-style-name="DefaultParagraphFont" style:family="text">
      <style:text-properties style:font-name="Consolas" style:font-name-complex="Consolas" fo:color="#A31515" fo:font-size="9.5pt" style:font-size-asian="9.5pt" style:font-size-complex="9.5pt" fo:language="en" fo:country="US"/>
    </style:style>
    <style:style style:name="T3341" style:parent-style-name="DefaultParagraphFont" style:family="text">
      <style:text-properties style:font-name="Consolas" style:font-name-complex="Consolas" fo:color="#000000" fo:font-size="9.5pt" style:font-size-asian="9.5pt" style:font-size-complex="9.5pt" fo:language="en" fo:country="US"/>
    </style:style>
    <style:style style:name="P33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43" style:parent-style-name="Normal" style:family="paragraph">
      <style:paragraph-properties style:text-autospace="none" fo:margin-bottom="0in" fo:line-height="100%"/>
    </style:style>
    <style:style style:name="T3344" style:parent-style-name="DefaultParagraphFont" style:family="text">
      <style:text-properties style:font-name="Consolas" style:font-name-complex="Consolas" fo:color="#000000" fo:font-size="9.5pt" style:font-size-asian="9.5pt" style:font-size-complex="9.5pt" fo:language="en" fo:country="US"/>
    </style:style>
    <style:style style:name="T3345" style:parent-style-name="DefaultParagraphFont" style:family="text">
      <style:text-properties style:font-name="Consolas" style:font-name-complex="Consolas" fo:color="#0000FF" fo:font-size="9.5pt" style:font-size-asian="9.5pt" style:font-size-complex="9.5pt" fo:language="en" fo:country="US"/>
    </style:style>
    <style:style style:name="P33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4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48" style:parent-style-name="Normal" style:family="paragraph">
      <style:paragraph-properties style:text-autospace="none" fo:margin-bottom="0in" fo:line-height="100%"/>
    </style:style>
    <style:style style:name="T3349" style:parent-style-name="DefaultParagraphFont" style:family="text">
      <style:text-properties style:font-name="Consolas" style:font-name-complex="Consolas" fo:color="#000000" fo:font-size="9.5pt" style:font-size-asian="9.5pt" style:font-size-complex="9.5pt" fo:language="en" fo:country="US"/>
    </style:style>
    <style:style style:name="T3350" style:parent-style-name="DefaultParagraphFont" style:family="text">
      <style:text-properties style:font-name="Consolas" style:font-name-complex="Consolas" fo:color="#0000FF" fo:font-size="9.5pt" style:font-size-asian="9.5pt" style:font-size-complex="9.5pt" fo:language="en" fo:country="US"/>
    </style:style>
    <style:style style:name="T3351" style:parent-style-name="DefaultParagraphFont" style:family="text">
      <style:text-properties style:font-name="Consolas" style:font-name-complex="Consolas" fo:color="#000000" fo:font-size="9.5pt" style:font-size-asian="9.5pt" style:font-size-complex="9.5pt" fo:language="en" fo:country="US"/>
    </style:style>
    <style:style style:name="P33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53" style:parent-style-name="Normal" style:family="paragraph">
      <style:paragraph-properties style:text-autospace="none" fo:margin-bottom="0in" fo:line-height="100%"/>
    </style:style>
    <style:style style:name="T3354" style:parent-style-name="DefaultParagraphFont" style:family="text">
      <style:text-properties style:font-name="Consolas" style:font-name-complex="Consolas" fo:color="#000000" fo:font-size="9.5pt" style:font-size-asian="9.5pt" style:font-size-complex="9.5pt" fo:language="en" fo:country="US"/>
    </style:style>
    <style:style style:name="T3355" style:parent-style-name="DefaultParagraphFont" style:family="text">
      <style:text-properties style:font-name="Consolas" style:font-name-complex="Consolas" fo:color="#0000FF" fo:font-size="9.5pt" style:font-size-asian="9.5pt" style:font-size-complex="9.5pt" fo:language="en" fo:country="US"/>
    </style:style>
    <style:style style:name="T3356" style:parent-style-name="DefaultParagraphFont" style:family="text">
      <style:text-properties style:font-name="Consolas" style:font-name-complex="Consolas" fo:color="#000000" fo:font-size="9.5pt" style:font-size-asian="9.5pt" style:font-size-complex="9.5pt" fo:language="en" fo:country="US"/>
    </style:style>
    <style:style style:name="P33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58" style:parent-style-name="Normal" style:family="paragraph">
      <style:paragraph-properties style:text-autospace="none" fo:margin-bottom="0in" fo:line-height="100%"/>
    </style:style>
    <style:style style:name="T3359" style:parent-style-name="DefaultParagraphFont" style:family="text">
      <style:text-properties style:font-name="Consolas" style:font-name-complex="Consolas" fo:color="#000000" fo:font-size="9.5pt" style:font-size-asian="9.5pt" style:font-size-complex="9.5pt" fo:language="en" fo:country="US"/>
    </style:style>
    <style:style style:name="T3360" style:parent-style-name="DefaultParagraphFont" style:family="text">
      <style:text-properties style:font-name="Consolas" style:font-name-complex="Consolas" fo:color="#0000FF" fo:font-size="9.5pt" style:font-size-asian="9.5pt" style:font-size-complex="9.5pt" fo:language="en" fo:country="US"/>
    </style:style>
    <style:style style:name="T3361" style:parent-style-name="DefaultParagraphFont" style:family="text">
      <style:text-properties style:font-name="Consolas" style:font-name-complex="Consolas" fo:color="#000000" fo:font-size="9.5pt" style:font-size-asian="9.5pt" style:font-size-complex="9.5pt" fo:language="en" fo:country="US"/>
    </style:style>
    <style:style style:name="P33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67" style:parent-style-name="Normal" style:family="paragraph">
      <style:text-properties fo:language="en" fo:country="US"/>
    </style:style>
    <style:style style:name="P3368" style:parent-style-name="Heading2" style:family="paragraph">
      <style:text-properties fo:language="en" fo:country="US"/>
    </style:style>
    <style:style style:name="P3369" style:parent-style-name="Heading3" style:family="paragraph">
      <style:text-properties fo:language="en" fo:country="US"/>
    </style:style>
    <style:style style:name="TableColumn3371" style:family="table-column">
      <style:table-column-properties style:column-width="6.1298in"/>
    </style:style>
    <style:style style:name="Table3370" style:family="table">
      <style:table-properties style:width="6.1298in" fo:margin-left="0in" table:align="left"/>
    </style:style>
    <style:style style:name="TableRow3372" style:family="table-row">
      <style:table-row-properties/>
    </style:style>
    <style:style style:name="TableCell3373" style:family="table-cell">
      <style:table-cell-properties fo:border="0.0069in solid #000000" style:writing-mode="lr-tb" fo:padding-top="0in" fo:padding-left="0.075in" fo:padding-bottom="0in" fo:padding-right="0.075in"/>
    </style:style>
    <style:style style:name="P3374" style:parent-style-name="Normal" style:family="paragraph">
      <style:paragraph-properties style:text-autospace="none" fo:margin-bottom="0in" fo:line-height="100%"/>
    </style:style>
    <style:style style:name="T3375" style:parent-style-name="DefaultParagraphFont" style:family="text">
      <style:text-properties style:font-name="Consolas" style:font-name-complex="Consolas" fo:color="#008000" fo:font-size="9.5pt" style:font-size-asian="9.5pt" style:font-size-complex="9.5pt" fo:language="en" fo:country="US"/>
    </style:style>
    <style:style style:name="P3376" style:parent-style-name="Normal" style:family="paragraph">
      <style:paragraph-properties style:text-autospace="none" fo:margin-bottom="0in" fo:line-height="100%"/>
    </style:style>
    <style:style style:name="T3377" style:parent-style-name="DefaultParagraphFont" style:family="text">
      <style:text-properties style:font-name="Consolas" style:font-name-complex="Consolas" fo:color="#0000FF" fo:font-size="9.5pt" style:font-size-asian="9.5pt" style:font-size-complex="9.5pt" fo:language="en" fo:country="US"/>
    </style:style>
    <style:style style:name="T3378" style:parent-style-name="DefaultParagraphFont" style:family="text">
      <style:text-properties style:font-name="Consolas" style:font-name-complex="Consolas" fo:color="#000000" fo:font-size="9.5pt" style:font-size-asian="9.5pt" style:font-size-complex="9.5pt" fo:language="en" fo:country="US"/>
    </style:style>
    <style:style style:name="P33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80" style:parent-style-name="Normal" style:family="paragraph">
      <style:paragraph-properties style:text-autospace="none" fo:margin-bottom="0in" fo:line-height="100%"/>
    </style:style>
    <style:style style:name="T3381" style:parent-style-name="DefaultParagraphFont" style:family="text">
      <style:text-properties style:font-name="Consolas" style:font-name-complex="Consolas" fo:color="#0000FF" fo:font-size="9.5pt" style:font-size-asian="9.5pt" style:font-size-complex="9.5pt" fo:language="en" fo:country="US"/>
    </style:style>
    <style:style style:name="T3382" style:parent-style-name="DefaultParagraphFont" style:family="text">
      <style:text-properties style:font-name="Consolas" style:font-name-complex="Consolas" fo:color="#000000" fo:font-size="9.5pt" style:font-size-asian="9.5pt" style:font-size-complex="9.5pt" fo:language="en" fo:country="US"/>
    </style:style>
    <style:style style:name="P33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84" style:parent-style-name="Normal" style:family="paragraph">
      <style:paragraph-properties style:text-autospace="none" fo:margin-bottom="0in" fo:line-height="100%"/>
    </style:style>
    <style:style style:name="T3385" style:parent-style-name="DefaultParagraphFont" style:family="text">
      <style:text-properties style:font-name="Consolas" style:font-name-complex="Consolas" fo:color="#000000" fo:font-size="9.5pt" style:font-size-asian="9.5pt" style:font-size-complex="9.5pt" fo:language="en" fo:country="US"/>
    </style:style>
    <style:style style:name="T3386" style:parent-style-name="DefaultParagraphFont" style:family="text">
      <style:text-properties style:font-name="Consolas" style:font-name-complex="Consolas" fo:color="#0000FF" fo:font-size="9.5pt" style:font-size-asian="9.5pt" style:font-size-complex="9.5pt" fo:language="en" fo:country="US"/>
    </style:style>
    <style:style style:name="T3387" style:parent-style-name="DefaultParagraphFont" style:family="text">
      <style:text-properties style:font-name="Consolas" style:font-name-complex="Consolas" fo:color="#000000" fo:font-size="9.5pt" style:font-size-asian="9.5pt" style:font-size-complex="9.5pt" fo:language="en" fo:country="US"/>
    </style:style>
    <style:style style:name="T3388" style:parent-style-name="DefaultParagraphFont" style:family="text">
      <style:text-properties style:font-name="Consolas" style:font-name-complex="Consolas" fo:color="#0000FF" fo:font-size="9.5pt" style:font-size-asian="9.5pt" style:font-size-complex="9.5pt" fo:language="en" fo:country="US"/>
    </style:style>
    <style:style style:name="T3389" style:parent-style-name="DefaultParagraphFont" style:family="text">
      <style:text-properties style:font-name="Consolas" style:font-name-complex="Consolas" fo:color="#000000" fo:font-size="9.5pt" style:font-size-asian="9.5pt" style:font-size-complex="9.5pt" fo:language="en" fo:country="US"/>
    </style:style>
    <style:style style:name="T3390" style:parent-style-name="DefaultParagraphFont" style:family="text">
      <style:text-properties style:font-name="Consolas" style:font-name-complex="Consolas" fo:color="#2B91AF" fo:font-size="9.5pt" style:font-size-asian="9.5pt" style:font-size-complex="9.5pt" fo:language="en" fo:country="US"/>
    </style:style>
    <style:style style:name="P33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92" style:parent-style-name="Normal" style:family="paragraph">
      <style:paragraph-properties style:text-autospace="none" fo:margin-bottom="0in" fo:line-height="100%"/>
    </style:style>
    <style:style style:name="T3393" style:parent-style-name="DefaultParagraphFont" style:family="text">
      <style:text-properties style:font-name="Consolas" style:font-name-complex="Consolas" fo:color="#000000" fo:font-size="9.5pt" style:font-size-asian="9.5pt" style:font-size-complex="9.5pt" fo:language="en" fo:country="US"/>
    </style:style>
    <style:style style:name="T3394" style:parent-style-name="DefaultParagraphFont" style:family="text">
      <style:text-properties style:font-name="Consolas" style:font-name-complex="Consolas" fo:color="#008000" fo:font-size="9.5pt" style:font-size-asian="9.5pt" style:font-size-complex="9.5pt" fo:language="en" fo:country="US"/>
    </style:style>
    <style:style style:name="P33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396" style:parent-style-name="Normal" style:family="paragraph">
      <style:paragraph-properties style:text-autospace="none" fo:margin-bottom="0in" fo:line-height="100%"/>
    </style:style>
    <style:style style:name="T3397" style:parent-style-name="DefaultParagraphFont" style:family="text">
      <style:text-properties style:font-name="Consolas" style:font-name-complex="Consolas" fo:color="#000000" fo:font-size="9.5pt" style:font-size-asian="9.5pt" style:font-size-complex="9.5pt" fo:language="en" fo:country="US"/>
    </style:style>
    <style:style style:name="T3398" style:parent-style-name="DefaultParagraphFont" style:family="text">
      <style:text-properties style:font-name="Consolas" style:font-name-complex="Consolas" fo:color="#808080" fo:font-size="9.5pt" style:font-size-asian="9.5pt" style:font-size-complex="9.5pt" fo:language="en" fo:country="US"/>
    </style:style>
    <style:style style:name="T3399" style:parent-style-name="DefaultParagraphFont" style:family="text">
      <style:text-properties style:font-name="Consolas" style:font-name-complex="Consolas" fo:color="#000000" fo:font-size="9.5pt" style:font-size-asian="9.5pt" style:font-size-complex="9.5pt" fo:language="en" fo:country="US"/>
    </style:style>
    <style:style style:name="P3400" style:parent-style-name="Normal" style:family="paragraph">
      <style:paragraph-properties style:text-autospace="none" fo:margin-bottom="0in" fo:line-height="100%"/>
    </style:style>
    <style:style style:name="T3401" style:parent-style-name="DefaultParagraphFont" style:family="text">
      <style:text-properties style:font-name="Consolas" style:font-name-complex="Consolas" fo:color="#000000" fo:font-size="9.5pt" style:font-size-asian="9.5pt" style:font-size-complex="9.5pt" fo:language="en" fo:country="US"/>
    </style:style>
    <style:style style:name="T3402" style:parent-style-name="DefaultParagraphFont" style:family="text">
      <style:text-properties style:font-name="Consolas" style:font-name-complex="Consolas" fo:color="#0000FF" fo:font-size="9.5pt" style:font-size-asian="9.5pt" style:font-size-complex="9.5pt" fo:language="en" fo:country="US"/>
    </style:style>
    <style:style style:name="T3403" style:parent-style-name="DefaultParagraphFont" style:family="text">
      <style:text-properties style:font-name="Consolas" style:font-name-complex="Consolas" fo:color="#000000" fo:font-size="9.5pt" style:font-size-asian="9.5pt" style:font-size-complex="9.5pt" fo:language="en" fo:country="US"/>
    </style:style>
    <style:style style:name="P3404" style:parent-style-name="Normal" style:family="paragraph">
      <style:paragraph-properties style:text-autospace="none" fo:margin-bottom="0in" fo:line-height="100%"/>
    </style:style>
    <style:style style:name="T3405" style:parent-style-name="DefaultParagraphFont" style:family="text">
      <style:text-properties style:font-name="Consolas" style:font-name-complex="Consolas" fo:color="#000000" fo:font-size="9.5pt" style:font-size-asian="9.5pt" style:font-size-complex="9.5pt" fo:language="en" fo:country="US"/>
    </style:style>
    <style:style style:name="T3406" style:parent-style-name="DefaultParagraphFont" style:family="text">
      <style:text-properties style:font-name="Consolas" style:font-name-complex="Consolas" fo:color="#008000" fo:font-size="9.5pt" style:font-size-asian="9.5pt" style:font-size-complex="9.5pt" fo:language="en" fo:country="US"/>
    </style:style>
    <style:style style:name="P3407" style:parent-style-name="Normal" style:family="paragraph">
      <style:paragraph-properties style:text-autospace="none" fo:margin-bottom="0in" fo:line-height="100%"/>
    </style:style>
    <style:style style:name="T3408" style:parent-style-name="DefaultParagraphFont" style:family="text">
      <style:text-properties style:font-name="Consolas" style:font-name-complex="Consolas" fo:color="#000000" fo:font-size="9.5pt" style:font-size-asian="9.5pt" style:font-size-complex="9.5pt" fo:language="en" fo:country="US"/>
    </style:style>
    <style:style style:name="T3409" style:parent-style-name="DefaultParagraphFont" style:family="text">
      <style:text-properties style:font-name="Consolas" style:font-name-complex="Consolas" fo:color="#0000FF" fo:font-size="9.5pt" style:font-size-asian="9.5pt" style:font-size-complex="9.5pt" fo:language="en" fo:country="US"/>
    </style:style>
    <style:style style:name="T3410" style:parent-style-name="DefaultParagraphFont" style:family="text">
      <style:text-properties style:font-name="Consolas" style:font-name-complex="Consolas" fo:color="#000000" fo:font-size="9.5pt" style:font-size-asian="9.5pt" style:font-size-complex="9.5pt" fo:language="en" fo:country="US"/>
    </style:style>
    <style:style style:name="T3411" style:parent-style-name="DefaultParagraphFont" style:family="text">
      <style:text-properties style:font-name="Consolas" style:font-name-complex="Consolas" fo:color="#0000FF" fo:font-size="9.5pt" style:font-size-asian="9.5pt" style:font-size-complex="9.5pt" fo:language="en" fo:country="US"/>
    </style:style>
    <style:style style:name="T3412" style:parent-style-name="DefaultParagraphFont" style:family="text">
      <style:text-properties style:font-name="Consolas" style:font-name-complex="Consolas" fo:color="#000000" fo:font-size="9.5pt" style:font-size-asian="9.5pt" style:font-size-complex="9.5pt" fo:language="en" fo:country="US"/>
    </style:style>
    <style:style style:name="P3413" style:parent-style-name="Normal" style:family="paragraph">
      <style:paragraph-properties style:text-autospace="none" fo:margin-bottom="0in" fo:line-height="100%"/>
    </style:style>
    <style:style style:name="T3414" style:parent-style-name="DefaultParagraphFont" style:family="text">
      <style:text-properties style:font-name="Consolas" style:font-name-complex="Consolas" fo:color="#000000" fo:font-size="9.5pt" style:font-size-asian="9.5pt" style:font-size-complex="9.5pt" fo:language="en" fo:country="US"/>
    </style:style>
    <style:style style:name="T3415" style:parent-style-name="DefaultParagraphFont" style:family="text">
      <style:text-properties style:font-name="Consolas" style:font-name-complex="Consolas" fo:color="#0000FF" fo:font-size="9.5pt" style:font-size-asian="9.5pt" style:font-size-complex="9.5pt" fo:language="en" fo:country="US"/>
    </style:style>
    <style:style style:name="T3416" style:parent-style-name="DefaultParagraphFont" style:family="text">
      <style:text-properties style:font-name="Consolas" style:font-name-complex="Consolas" fo:color="#000000" fo:font-size="9.5pt" style:font-size-asian="9.5pt" style:font-size-complex="9.5pt" fo:language="en" fo:country="US"/>
    </style:style>
    <style:style style:name="T3417" style:parent-style-name="DefaultParagraphFont" style:family="text">
      <style:text-properties style:font-name="Consolas" style:font-name-complex="Consolas" fo:color="#0000FF" fo:font-size="9.5pt" style:font-size-asian="9.5pt" style:font-size-complex="9.5pt" fo:language="en" fo:country="US"/>
    </style:style>
    <style:style style:name="T3418" style:parent-style-name="DefaultParagraphFont" style:family="text">
      <style:text-properties style:font-name="Consolas" style:font-name-complex="Consolas" fo:color="#000000" fo:font-size="9.5pt" style:font-size-asian="9.5pt" style:font-size-complex="9.5pt" fo:language="en" fo:country="US"/>
    </style:style>
    <style:style style:name="P3419" style:parent-style-name="Normal" style:family="paragraph">
      <style:paragraph-properties style:text-autospace="none" fo:margin-bottom="0in" fo:line-height="100%"/>
    </style:style>
    <style:style style:name="T3420" style:parent-style-name="DefaultParagraphFont" style:family="text">
      <style:text-properties style:font-name="Consolas" style:font-name-complex="Consolas" fo:color="#000000" fo:font-size="9.5pt" style:font-size-asian="9.5pt" style:font-size-complex="9.5pt" fo:language="en" fo:country="US"/>
    </style:style>
    <style:style style:name="T3421" style:parent-style-name="DefaultParagraphFont" style:family="text">
      <style:text-properties style:font-name="Consolas" style:font-name-complex="Consolas" fo:color="#0000FF" fo:font-size="9.5pt" style:font-size-asian="9.5pt" style:font-size-complex="9.5pt" fo:language="en" fo:country="US"/>
    </style:style>
    <style:style style:name="T3422" style:parent-style-name="DefaultParagraphFont" style:family="text">
      <style:text-properties style:font-name="Consolas" style:font-name-complex="Consolas" fo:color="#000000" fo:font-size="9.5pt" style:font-size-asian="9.5pt" style:font-size-complex="9.5pt" fo:language="en" fo:country="US"/>
    </style:style>
    <style:style style:name="T3423" style:parent-style-name="DefaultParagraphFont" style:family="text">
      <style:text-properties style:font-name="Consolas" style:font-name-complex="Consolas" fo:color="#0000FF" fo:font-size="9.5pt" style:font-size-asian="9.5pt" style:font-size-complex="9.5pt" fo:language="en" fo:country="US"/>
    </style:style>
    <style:style style:name="T3424" style:parent-style-name="DefaultParagraphFont" style:family="text">
      <style:text-properties style:font-name="Consolas" style:font-name-complex="Consolas" fo:color="#000000" fo:font-size="9.5pt" style:font-size-asian="9.5pt" style:font-size-complex="9.5pt" fo:language="en" fo:country="US"/>
    </style:style>
    <style:style style:name="P3425" style:parent-style-name="Normal" style:family="paragraph">
      <style:paragraph-properties style:text-autospace="none" fo:margin-bottom="0in" fo:line-height="100%"/>
    </style:style>
    <style:style style:name="T3426" style:parent-style-name="DefaultParagraphFont" style:family="text">
      <style:text-properties style:font-name="Consolas" style:font-name-complex="Consolas" fo:color="#000000" fo:font-size="9.5pt" style:font-size-asian="9.5pt" style:font-size-complex="9.5pt" fo:language="en" fo:country="US"/>
    </style:style>
    <style:style style:name="T3427" style:parent-style-name="DefaultParagraphFont" style:family="text">
      <style:text-properties style:font-name="Consolas" style:font-name-complex="Consolas" fo:color="#0000FF" fo:font-size="9.5pt" style:font-size-asian="9.5pt" style:font-size-complex="9.5pt" fo:language="en" fo:country="US"/>
    </style:style>
    <style:style style:name="T3428" style:parent-style-name="DefaultParagraphFont" style:family="text">
      <style:text-properties style:font-name="Consolas" style:font-name-complex="Consolas" fo:color="#000000" fo:font-size="9.5pt" style:font-size-asian="9.5pt" style:font-size-complex="9.5pt" fo:language="en" fo:country="US"/>
    </style:style>
    <style:style style:name="T3429" style:parent-style-name="DefaultParagraphFont" style:family="text">
      <style:text-properties style:font-name="Consolas" style:font-name-complex="Consolas" fo:color="#0000FF" fo:font-size="9.5pt" style:font-size-asian="9.5pt" style:font-size-complex="9.5pt" fo:language="en" fo:country="US"/>
    </style:style>
    <style:style style:name="T3430" style:parent-style-name="DefaultParagraphFont" style:family="text">
      <style:text-properties style:font-name="Consolas" style:font-name-complex="Consolas" fo:color="#000000" fo:font-size="9.5pt" style:font-size-asian="9.5pt" style:font-size-complex="9.5pt" fo:language="en" fo:country="US"/>
    </style:style>
    <style:style style:name="P34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32" style:parent-style-name="Normal" style:family="paragraph">
      <style:paragraph-properties style:text-autospace="none" fo:margin-bottom="0in" fo:line-height="100%"/>
    </style:style>
    <style:style style:name="T3433" style:parent-style-name="DefaultParagraphFont" style:family="text">
      <style:text-properties style:font-name="Consolas" style:font-name-complex="Consolas" fo:color="#000000" fo:font-size="9.5pt" style:font-size-asian="9.5pt" style:font-size-complex="9.5pt" fo:language="en" fo:country="US"/>
    </style:style>
    <style:style style:name="T3434" style:parent-style-name="DefaultParagraphFont" style:family="text">
      <style:text-properties style:font-name="Consolas" style:font-name-complex="Consolas" fo:color="#808080" fo:font-size="9.5pt" style:font-size-asian="9.5pt" style:font-size-complex="9.5pt" fo:language="en" fo:country="US"/>
    </style:style>
    <style:style style:name="P34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36" style:parent-style-name="Normal" style:family="paragraph">
      <style:paragraph-properties style:text-autospace="none" fo:margin-bottom="0in" fo:line-height="100%"/>
    </style:style>
    <style:style style:name="T3437" style:parent-style-name="DefaultParagraphFont" style:family="text">
      <style:text-properties style:font-name="Consolas" style:font-name-complex="Consolas" fo:color="#000000" fo:font-size="9.5pt" style:font-size-asian="9.5pt" style:font-size-complex="9.5pt" fo:language="en" fo:country="US"/>
    </style:style>
    <style:style style:name="T3438" style:parent-style-name="DefaultParagraphFont" style:family="text">
      <style:text-properties style:font-name="Consolas" style:font-name-complex="Consolas" fo:color="#808080" fo:font-size="9.5pt" style:font-size-asian="9.5pt" style:font-size-complex="9.5pt" fo:language="en" fo:country="US"/>
    </style:style>
    <style:style style:name="T3439" style:parent-style-name="DefaultParagraphFont" style:family="text">
      <style:text-properties style:font-name="Consolas" style:font-name-complex="Consolas" fo:color="#000000" fo:font-size="9.5pt" style:font-size-asian="9.5pt" style:font-size-complex="9.5pt" fo:language="en" fo:country="US"/>
    </style:style>
    <style:style style:name="P3440" style:parent-style-name="Normal" style:family="paragraph">
      <style:paragraph-properties style:text-autospace="none" fo:margin-bottom="0in" fo:line-height="100%"/>
    </style:style>
    <style:style style:name="T3441" style:parent-style-name="DefaultParagraphFont" style:family="text">
      <style:text-properties style:font-name="Consolas" style:font-name-complex="Consolas" fo:color="#000000" fo:font-size="9.5pt" style:font-size-asian="9.5pt" style:font-size-complex="9.5pt" fo:language="en" fo:country="US"/>
    </style:style>
    <style:style style:name="T3442" style:parent-style-name="DefaultParagraphFont" style:family="text">
      <style:text-properties style:font-name="Consolas" style:font-name-complex="Consolas" fo:color="#0000FF" fo:font-size="9.5pt" style:font-size-asian="9.5pt" style:font-size-complex="9.5pt" fo:language="en" fo:country="US"/>
    </style:style>
    <style:style style:name="T3443" style:parent-style-name="DefaultParagraphFont" style:family="text">
      <style:text-properties style:font-name="Consolas" style:font-name-complex="Consolas" fo:color="#000000" fo:font-size="9.5pt" style:font-size-asian="9.5pt" style:font-size-complex="9.5pt" fo:language="en" fo:country="US"/>
    </style:style>
    <style:style style:name="T3444" style:parent-style-name="DefaultParagraphFont" style:family="text">
      <style:text-properties style:font-name="Consolas" style:font-name-complex="Consolas" fo:color="#2B91AF" fo:font-size="9.5pt" style:font-size-asian="9.5pt" style:font-size-complex="9.5pt" fo:language="en" fo:country="US"/>
    </style:style>
    <style:style style:name="T3445" style:parent-style-name="DefaultParagraphFont" style:family="text">
      <style:text-properties style:font-name="Consolas" style:font-name-complex="Consolas" fo:color="#000000" fo:font-size="9.5pt" style:font-size-asian="9.5pt" style:font-size-complex="9.5pt" fo:language="en" fo:country="US"/>
    </style:style>
    <style:style style:name="T3446" style:parent-style-name="DefaultParagraphFont" style:family="text">
      <style:text-properties style:font-name="Consolas" style:font-name-complex="Consolas" fo:color="#0000FF" fo:font-size="9.5pt" style:font-size-asian="9.5pt" style:font-size-complex="9.5pt" fo:language="en" fo:country="US"/>
    </style:style>
    <style:style style:name="T3447" style:parent-style-name="DefaultParagraphFont" style:family="text">
      <style:text-properties style:font-name="Consolas" style:font-name-complex="Consolas" fo:color="#000000" fo:font-size="9.5pt" style:font-size-asian="9.5pt" style:font-size-complex="9.5pt" fo:language="en" fo:country="US"/>
    </style:style>
    <style:style style:name="T3448" style:parent-style-name="DefaultParagraphFont" style:family="text">
      <style:text-properties style:font-name="Consolas" style:font-name-complex="Consolas" fo:color="#0000FF" fo:font-size="9.5pt" style:font-size-asian="9.5pt" style:font-size-complex="9.5pt" fo:language="en" fo:country="US"/>
    </style:style>
    <style:style style:name="T3449" style:parent-style-name="DefaultParagraphFont" style:family="text">
      <style:text-properties style:font-name="Consolas" style:font-name-complex="Consolas" fo:color="#000000" fo:font-size="9.5pt" style:font-size-asian="9.5pt" style:font-size-complex="9.5pt" fo:language="en" fo:country="US"/>
    </style:style>
    <style:style style:name="T3450" style:parent-style-name="DefaultParagraphFont" style:family="text">
      <style:text-properties style:font-name="Consolas" style:font-name-complex="Consolas" fo:color="#0000FF" fo:font-size="9.5pt" style:font-size-asian="9.5pt" style:font-size-complex="9.5pt" fo:language="en" fo:country="US"/>
    </style:style>
    <style:style style:name="T3451" style:parent-style-name="DefaultParagraphFont" style:family="text">
      <style:text-properties style:font-name="Consolas" style:font-name-complex="Consolas" fo:color="#000000" fo:font-size="9.5pt" style:font-size-asian="9.5pt" style:font-size-complex="9.5pt" fo:language="en" fo:country="US"/>
    </style:style>
    <style:style style:name="P34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53" style:parent-style-name="Normal" style:family="paragraph">
      <style:paragraph-properties style:text-autospace="none" fo:margin-bottom="0in" fo:line-height="100%"/>
    </style:style>
    <style:style style:name="T3454" style:parent-style-name="DefaultParagraphFont" style:family="text">
      <style:text-properties style:font-name="Consolas" style:font-name-complex="Consolas" fo:color="#000000" fo:font-size="9.5pt" style:font-size-asian="9.5pt" style:font-size-complex="9.5pt" fo:language="en" fo:country="US"/>
    </style:style>
    <style:style style:name="T3455" style:parent-style-name="DefaultParagraphFont" style:family="text">
      <style:text-properties style:font-name="Consolas" style:font-name-complex="Consolas" fo:color="#008000" fo:font-size="9.5pt" style:font-size-asian="9.5pt" style:font-size-complex="9.5pt" fo:language="en" fo:country="US"/>
    </style:style>
    <style:style style:name="P34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59" style:parent-style-name="Normal" style:family="paragraph">
      <style:paragraph-properties style:text-autospace="none" fo:margin-bottom="0in" fo:line-height="100%"/>
    </style:style>
    <style:style style:name="T3460" style:parent-style-name="DefaultParagraphFont" style:family="text">
      <style:text-properties style:font-name="Consolas" style:font-name-complex="Consolas" fo:color="#000000" fo:font-size="9.5pt" style:font-size-asian="9.5pt" style:font-size-complex="9.5pt" fo:language="en" fo:country="US"/>
    </style:style>
    <style:style style:name="T3461" style:parent-style-name="DefaultParagraphFont" style:family="text">
      <style:text-properties style:font-name="Consolas" style:font-name-complex="Consolas" fo:color="#008000" fo:font-size="9.5pt" style:font-size-asian="9.5pt" style:font-size-complex="9.5pt" fo:language="en" fo:country="US"/>
    </style:style>
    <style:style style:name="P3462" style:parent-style-name="Normal" style:family="paragraph">
      <style:paragraph-properties style:text-autospace="none" fo:margin-bottom="0in" fo:line-height="100%"/>
    </style:style>
    <style:style style:name="T3463" style:parent-style-name="DefaultParagraphFont" style:family="text">
      <style:text-properties style:font-name="Consolas" style:font-name-complex="Consolas" fo:color="#000000" fo:font-size="9.5pt" style:font-size-asian="9.5pt" style:font-size-complex="9.5pt" fo:language="en" fo:country="US"/>
    </style:style>
    <style:style style:name="T3464" style:parent-style-name="DefaultParagraphFont" style:family="text">
      <style:text-properties style:font-name="Consolas" style:font-name-complex="Consolas" fo:color="#A31515" fo:font-size="9.5pt" style:font-size-asian="9.5pt" style:font-size-complex="9.5pt" fo:language="en" fo:country="US"/>
    </style:style>
    <style:style style:name="T3465" style:parent-style-name="DefaultParagraphFont" style:family="text">
      <style:text-properties style:font-name="Consolas" style:font-name-complex="Consolas" fo:color="#000000" fo:font-size="9.5pt" style:font-size-asian="9.5pt" style:font-size-complex="9.5pt" fo:language="en" fo:country="US"/>
    </style:style>
    <style:style style:name="P34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69" style:parent-style-name="Normal" style:family="paragraph">
      <style:paragraph-properties style:text-autospace="none" fo:margin-bottom="0in" fo:line-height="100%"/>
    </style:style>
    <style:style style:name="T3470" style:parent-style-name="DefaultParagraphFont" style:family="text">
      <style:text-properties style:font-name="Consolas" style:font-name-complex="Consolas" fo:color="#000000" fo:font-size="9.5pt" style:font-size-asian="9.5pt" style:font-size-complex="9.5pt" fo:language="en" fo:country="US"/>
    </style:style>
    <style:style style:name="T3471" style:parent-style-name="DefaultParagraphFont" style:family="text">
      <style:text-properties style:font-name="Consolas" style:font-name-complex="Consolas" fo:color="#008000" fo:font-size="9.5pt" style:font-size-asian="9.5pt" style:font-size-complex="9.5pt" fo:language="en" fo:country="US"/>
    </style:style>
    <style:style style:name="P3472" style:parent-style-name="Normal" style:family="paragraph">
      <style:paragraph-properties style:text-autospace="none" fo:margin-bottom="0in" fo:line-height="100%"/>
    </style:style>
    <style:style style:name="T3473" style:parent-style-name="DefaultParagraphFont" style:family="text">
      <style:text-properties style:font-name="Consolas" style:font-name-complex="Consolas" fo:color="#000000" fo:font-size="9.5pt" style:font-size-asian="9.5pt" style:font-size-complex="9.5pt" fo:language="en" fo:country="US"/>
    </style:style>
    <style:style style:name="T3474" style:parent-style-name="DefaultParagraphFont" style:family="text">
      <style:text-properties style:font-name="Consolas" style:font-name-complex="Consolas" fo:color="#0000FF" fo:font-size="9.5pt" style:font-size-asian="9.5pt" style:font-size-complex="9.5pt" fo:language="en" fo:country="US"/>
    </style:style>
    <style:style style:name="T3475" style:parent-style-name="DefaultParagraphFont" style:family="text">
      <style:text-properties style:font-name="Consolas" style:font-name-complex="Consolas" fo:color="#000000" fo:font-size="9.5pt" style:font-size-asian="9.5pt" style:font-size-complex="9.5pt" fo:language="en" fo:country="US"/>
    </style:style>
    <style:style style:name="T3476" style:parent-style-name="DefaultParagraphFont" style:family="text">
      <style:text-properties style:font-name="Consolas" style:font-name-complex="Consolas" fo:color="#2B91AF" fo:font-size="9.5pt" style:font-size-asian="9.5pt" style:font-size-complex="9.5pt" fo:language="en" fo:country="US"/>
    </style:style>
    <style:style style:name="T3477" style:parent-style-name="DefaultParagraphFont" style:family="text">
      <style:text-properties style:font-name="Consolas" style:font-name-complex="Consolas" fo:color="#000000" fo:font-size="9.5pt" style:font-size-asian="9.5pt" style:font-size-complex="9.5pt" fo:language="en" fo:country="US"/>
    </style:style>
    <style:style style:name="T3478" style:parent-style-name="DefaultParagraphFont" style:family="text">
      <style:text-properties style:font-name="Consolas" style:font-name-complex="Consolas" fo:color="#0000FF" fo:font-size="9.5pt" style:font-size-asian="9.5pt" style:font-size-complex="9.5pt" fo:language="en" fo:country="US"/>
    </style:style>
    <style:style style:name="T3479" style:parent-style-name="DefaultParagraphFont" style:family="text">
      <style:text-properties style:font-name="Consolas" style:font-name-complex="Consolas" fo:color="#000000" fo:font-size="9.5pt" style:font-size-asian="9.5pt" style:font-size-complex="9.5pt" fo:language="en" fo:country="US"/>
    </style:style>
    <style:style style:name="P34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81" style:parent-style-name="Normal" style:family="paragraph">
      <style:paragraph-properties style:text-autospace="none" fo:margin-bottom="0in" fo:line-height="100%"/>
    </style:style>
    <style:style style:name="T3482" style:parent-style-name="DefaultParagraphFont" style:family="text">
      <style:text-properties style:font-name="Consolas" style:font-name-complex="Consolas" fo:color="#000000" fo:font-size="9.5pt" style:font-size-asian="9.5pt" style:font-size-complex="9.5pt" fo:language="en" fo:country="US"/>
    </style:style>
    <style:style style:name="T3483" style:parent-style-name="DefaultParagraphFont" style:family="text">
      <style:text-properties style:font-name="Consolas" style:font-name-complex="Consolas" fo:color="#008000" fo:font-size="9.5pt" style:font-size-asian="9.5pt" style:font-size-complex="9.5pt" fo:language="en" fo:country="US"/>
    </style:style>
    <style:style style:name="P34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86" style:parent-style-name="Normal" style:family="paragraph">
      <style:paragraph-properties style:text-autospace="none" fo:margin-bottom="0in" fo:line-height="100%"/>
    </style:style>
    <style:style style:name="T3487" style:parent-style-name="DefaultParagraphFont" style:family="text">
      <style:text-properties style:font-name="Consolas" style:font-name-complex="Consolas" fo:color="#000000" fo:font-size="9.5pt" style:font-size-asian="9.5pt" style:font-size-complex="9.5pt" fo:language="en" fo:country="US"/>
    </style:style>
    <style:style style:name="T3488" style:parent-style-name="DefaultParagraphFont" style:family="text">
      <style:text-properties style:font-name="Consolas" style:font-name-complex="Consolas" fo:color="#008000" fo:font-size="9.5pt" style:font-size-asian="9.5pt" style:font-size-complex="9.5pt" fo:language="en" fo:country="US"/>
    </style:style>
    <style:style style:name="P3489" style:parent-style-name="Normal" style:family="paragraph">
      <style:paragraph-properties style:text-autospace="none" fo:margin-bottom="0in" fo:line-height="100%"/>
    </style:style>
    <style:style style:name="T3490" style:parent-style-name="DefaultParagraphFont" style:family="text">
      <style:text-properties style:font-name="Consolas" style:font-name-complex="Consolas" fo:color="#000000" fo:font-size="9.5pt" style:font-size-asian="9.5pt" style:font-size-complex="9.5pt" fo:language="en" fo:country="US"/>
    </style:style>
    <style:style style:name="T3491" style:parent-style-name="DefaultParagraphFont" style:family="text">
      <style:text-properties style:font-name="Consolas" style:font-name-complex="Consolas" fo:color="#0000FF" fo:font-size="9.5pt" style:font-size-asian="9.5pt" style:font-size-complex="9.5pt" fo:language="en" fo:country="US"/>
    </style:style>
    <style:style style:name="T3492" style:parent-style-name="DefaultParagraphFont" style:family="text">
      <style:text-properties style:font-name="Consolas" style:font-name-complex="Consolas" fo:color="#000000" fo:font-size="9.5pt" style:font-size-asian="9.5pt" style:font-size-complex="9.5pt" fo:language="en" fo:country="US"/>
    </style:style>
    <style:style style:name="T3493" style:parent-style-name="DefaultParagraphFont" style:family="text">
      <style:text-properties style:font-name="Consolas" style:font-name-complex="Consolas" fo:color="#2B91AF" fo:font-size="9.5pt" style:font-size-asian="9.5pt" style:font-size-complex="9.5pt" fo:language="en" fo:country="US"/>
    </style:style>
    <style:style style:name="T3494" style:parent-style-name="DefaultParagraphFont" style:family="text">
      <style:text-properties style:font-name="Consolas" style:font-name-complex="Consolas" fo:color="#000000" fo:font-size="9.5pt" style:font-size-asian="9.5pt" style:font-size-complex="9.5pt" fo:language="en" fo:country="US"/>
    </style:style>
    <style:style style:name="P34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9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499" style:parent-style-name="Normal" style:family="paragraph">
      <style:paragraph-properties style:text-autospace="none" fo:margin-bottom="0in" fo:line-height="100%"/>
    </style:style>
    <style:style style:name="T3500" style:parent-style-name="DefaultParagraphFont" style:family="text">
      <style:text-properties style:font-name="Consolas" style:font-name-complex="Consolas" fo:color="#000000" fo:font-size="9.5pt" style:font-size-asian="9.5pt" style:font-size-complex="9.5pt" fo:language="en" fo:country="US"/>
    </style:style>
    <style:style style:name="T3501" style:parent-style-name="DefaultParagraphFont" style:family="text">
      <style:text-properties style:font-name="Consolas" style:font-name-complex="Consolas" fo:color="#808080" fo:font-size="9.5pt" style:font-size-asian="9.5pt" style:font-size-complex="9.5pt" fo:language="en" fo:country="US"/>
    </style:style>
    <style:style style:name="P350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03" style:parent-style-name="Normal" style:family="paragraph">
      <style:paragraph-properties style:text-autospace="none" fo:margin-bottom="0in" fo:line-height="100%"/>
    </style:style>
    <style:style style:name="T3504" style:parent-style-name="DefaultParagraphFont" style:family="text">
      <style:text-properties style:font-name="Consolas" style:font-name-complex="Consolas" fo:color="#000000" fo:font-size="9.5pt" style:font-size-asian="9.5pt" style:font-size-complex="9.5pt" fo:language="en" fo:country="US"/>
    </style:style>
    <style:style style:name="T3505" style:parent-style-name="DefaultParagraphFont" style:family="text">
      <style:text-properties style:font-name="Consolas" style:font-name-complex="Consolas" fo:color="#808080" fo:font-size="9.5pt" style:font-size-asian="9.5pt" style:font-size-complex="9.5pt" fo:language="en" fo:country="US"/>
    </style:style>
    <style:style style:name="T3506" style:parent-style-name="DefaultParagraphFont" style:family="text">
      <style:text-properties style:font-name="Consolas" style:font-name-complex="Consolas" fo:color="#000000" fo:font-size="9.5pt" style:font-size-asian="9.5pt" style:font-size-complex="9.5pt" fo:language="en" fo:country="US"/>
    </style:style>
    <style:style style:name="P3507" style:parent-style-name="Normal" style:family="paragraph">
      <style:paragraph-properties style:text-autospace="none" fo:margin-bottom="0in" fo:line-height="100%"/>
    </style:style>
    <style:style style:name="T3508" style:parent-style-name="DefaultParagraphFont" style:family="text">
      <style:text-properties style:font-name="Consolas" style:font-name-complex="Consolas" fo:color="#000000" fo:font-size="9.5pt" style:font-size-asian="9.5pt" style:font-size-complex="9.5pt" fo:language="en" fo:country="US"/>
    </style:style>
    <style:style style:name="T3509" style:parent-style-name="DefaultParagraphFont" style:family="text">
      <style:text-properties style:font-name="Consolas" style:font-name-complex="Consolas" fo:color="#0000FF" fo:font-size="9.5pt" style:font-size-asian="9.5pt" style:font-size-complex="9.5pt" fo:language="en" fo:country="US"/>
    </style:style>
    <style:style style:name="T3510" style:parent-style-name="DefaultParagraphFont" style:family="text">
      <style:text-properties style:font-name="Consolas" style:font-name-complex="Consolas" fo:color="#000000" fo:font-size="9.5pt" style:font-size-asian="9.5pt" style:font-size-complex="9.5pt" fo:language="en" fo:country="US"/>
    </style:style>
    <style:style style:name="T3511" style:parent-style-name="DefaultParagraphFont" style:family="text">
      <style:text-properties style:font-name="Consolas" style:font-name-complex="Consolas" fo:color="#0000FF" fo:font-size="9.5pt" style:font-size-asian="9.5pt" style:font-size-complex="9.5pt" fo:language="en" fo:country="US"/>
    </style:style>
    <style:style style:name="T3512" style:parent-style-name="DefaultParagraphFont" style:family="text">
      <style:text-properties style:font-name="Consolas" style:font-name-complex="Consolas" fo:color="#000000" fo:font-size="9.5pt" style:font-size-asian="9.5pt" style:font-size-complex="9.5pt" fo:language="en" fo:country="US"/>
    </style:style>
    <style:style style:name="T3513" style:parent-style-name="DefaultParagraphFont" style:family="text">
      <style:text-properties style:font-name="Consolas" style:font-name-complex="Consolas" fo:color="#008000" fo:font-size="9.5pt" style:font-size-asian="9.5pt" style:font-size-complex="9.5pt" fo:language="en" fo:country="US"/>
    </style:style>
    <style:style style:name="P35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15" style:parent-style-name="Normal" style:family="paragraph">
      <style:paragraph-properties style:text-autospace="none" fo:margin-bottom="0in" fo:line-height="100%"/>
    </style:style>
    <style:style style:name="T3516" style:parent-style-name="DefaultParagraphFont" style:family="text">
      <style:text-properties style:font-name="Consolas" style:font-name-complex="Consolas" fo:color="#000000" fo:font-size="9.5pt" style:font-size-asian="9.5pt" style:font-size-complex="9.5pt" fo:language="en" fo:country="US"/>
    </style:style>
    <style:style style:name="T3517" style:parent-style-name="DefaultParagraphFont" style:family="text">
      <style:text-properties style:font-name="Consolas" style:font-name-complex="Consolas" fo:color="#0000FF" fo:font-size="9.5pt" style:font-size-asian="9.5pt" style:font-size-complex="9.5pt" fo:language="en" fo:country="US"/>
    </style:style>
    <style:style style:name="T3518" style:parent-style-name="DefaultParagraphFont" style:family="text">
      <style:text-properties style:font-name="Consolas" style:font-name-complex="Consolas" fo:color="#000000" fo:font-size="9.5pt" style:font-size-asian="9.5pt" style:font-size-complex="9.5pt" fo:language="en" fo:country="US"/>
    </style:style>
    <style:style style:name="T3519" style:parent-style-name="DefaultParagraphFont" style:family="text">
      <style:text-properties style:font-name="Consolas" style:font-name-complex="Consolas" fo:color="#A31515" fo:font-size="9.5pt" style:font-size-asian="9.5pt" style:font-size-complex="9.5pt" fo:language="en" fo:country="US"/>
    </style:style>
    <style:style style:name="T3520" style:parent-style-name="DefaultParagraphFont" style:family="text">
      <style:text-properties style:font-name="Consolas" style:font-name-complex="Consolas" fo:color="#000000" fo:font-size="9.5pt" style:font-size-asian="9.5pt" style:font-size-complex="9.5pt" fo:language="en" fo:country="US"/>
    </style:style>
    <style:style style:name="P3521" style:parent-style-name="Normal" style:family="paragraph">
      <style:paragraph-properties style:text-autospace="none" fo:margin-bottom="0in" fo:line-height="100%"/>
    </style:style>
    <style:style style:name="T3522" style:parent-style-name="DefaultParagraphFont" style:family="text">
      <style:text-properties style:font-name="Consolas" style:font-name-complex="Consolas" fo:color="#000000" fo:font-size="9.5pt" style:font-size-asian="9.5pt" style:font-size-complex="9.5pt" fo:language="en" fo:country="US"/>
    </style:style>
    <style:style style:name="T3523" style:parent-style-name="DefaultParagraphFont" style:family="text">
      <style:text-properties style:font-name="Consolas" style:font-name-complex="Consolas" fo:color="#0000FF" fo:font-size="9.5pt" style:font-size-asian="9.5pt" style:font-size-complex="9.5pt" fo:language="en" fo:country="US"/>
    </style:style>
    <style:style style:name="T3524" style:parent-style-name="DefaultParagraphFont" style:family="text">
      <style:text-properties style:font-name="Consolas" style:font-name-complex="Consolas" fo:color="#000000" fo:font-size="9.5pt" style:font-size-asian="9.5pt" style:font-size-complex="9.5pt" fo:language="en" fo:country="US"/>
    </style:style>
    <style:style style:name="T3525" style:parent-style-name="DefaultParagraphFont" style:family="text">
      <style:text-properties style:font-name="Consolas" style:font-name-complex="Consolas" fo:color="#0000FF" fo:font-size="9.5pt" style:font-size-asian="9.5pt" style:font-size-complex="9.5pt" fo:language="en" fo:country="US"/>
    </style:style>
    <style:style style:name="T3526" style:parent-style-name="DefaultParagraphFont" style:family="text">
      <style:text-properties style:font-name="Consolas" style:font-name-complex="Consolas" fo:color="#000000" fo:font-size="9.5pt" style:font-size-asian="9.5pt" style:font-size-complex="9.5pt" fo:language="en" fo:country="US"/>
    </style:style>
    <style:style style:name="P35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28" style:parent-style-name="Normal" style:family="paragraph">
      <style:paragraph-properties style:text-autospace="none" fo:margin-bottom="0in" fo:line-height="100%"/>
    </style:style>
    <style:style style:name="T3529" style:parent-style-name="DefaultParagraphFont" style:family="text">
      <style:text-properties style:font-name="Consolas" style:font-name-complex="Consolas" fo:color="#000000" fo:font-size="9.5pt" style:font-size-asian="9.5pt" style:font-size-complex="9.5pt" fo:language="en" fo:country="US"/>
    </style:style>
    <style:style style:name="T3530" style:parent-style-name="DefaultParagraphFont" style:family="text">
      <style:text-properties style:font-name="Consolas" style:font-name-complex="Consolas" fo:color="#A31515" fo:font-size="9.5pt" style:font-size-asian="9.5pt" style:font-size-complex="9.5pt" fo:language="en" fo:country="US"/>
    </style:style>
    <style:style style:name="T3531" style:parent-style-name="DefaultParagraphFont" style:family="text">
      <style:text-properties style:font-name="Consolas" style:font-name-complex="Consolas" fo:color="#000000" fo:font-size="9.5pt" style:font-size-asian="9.5pt" style:font-size-complex="9.5pt" fo:language="en" fo:country="US"/>
    </style:style>
    <style:style style:name="T3532" style:parent-style-name="DefaultParagraphFont" style:family="text">
      <style:text-properties style:font-name="Consolas" style:font-name-complex="Consolas" fo:color="#A31515" fo:font-size="9.5pt" style:font-size-asian="9.5pt" style:font-size-complex="9.5pt" fo:language="en" fo:country="US"/>
    </style:style>
    <style:style style:name="T3533" style:parent-style-name="DefaultParagraphFont" style:family="text">
      <style:text-properties style:font-name="Consolas" style:font-name-complex="Consolas" fo:color="#000000" fo:font-size="9.5pt" style:font-size-asian="9.5pt" style:font-size-complex="9.5pt" fo:language="en" fo:country="US"/>
    </style:style>
    <style:style style:name="T3534" style:parent-style-name="DefaultParagraphFont" style:family="text">
      <style:text-properties style:font-name="Consolas" style:font-name-complex="Consolas" fo:color="#A31515" fo:font-size="9.5pt" style:font-size-asian="9.5pt" style:font-size-complex="9.5pt" fo:language="en" fo:country="US"/>
    </style:style>
    <style:style style:name="T3535" style:parent-style-name="DefaultParagraphFont" style:family="text">
      <style:text-properties style:font-name="Consolas" style:font-name-complex="Consolas" fo:color="#000000" fo:font-size="9.5pt" style:font-size-asian="9.5pt" style:font-size-complex="9.5pt" fo:language="en" fo:country="US"/>
    </style:style>
    <style:style style:name="P35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37" style:parent-style-name="Normal" style:family="paragraph">
      <style:paragraph-properties style:text-autospace="none" fo:margin-bottom="0in" fo:line-height="100%"/>
    </style:style>
    <style:style style:name="T3538" style:parent-style-name="DefaultParagraphFont" style:family="text">
      <style:text-properties style:font-name="Consolas" style:font-name-complex="Consolas" fo:color="#000000" fo:font-size="9.5pt" style:font-size-asian="9.5pt" style:font-size-complex="9.5pt" fo:language="en" fo:country="US"/>
    </style:style>
    <style:style style:name="T3539" style:parent-style-name="DefaultParagraphFont" style:family="text">
      <style:text-properties style:font-name="Consolas" style:font-name-complex="Consolas" fo:color="#0000FF" fo:font-size="9.5pt" style:font-size-asian="9.5pt" style:font-size-complex="9.5pt" fo:language="en" fo:country="US"/>
    </style:style>
    <style:style style:name="P35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41" style:parent-style-name="Normal" style:family="paragraph">
      <style:paragraph-properties style:text-autospace="none" fo:margin-bottom="0in" fo:line-height="100%"/>
    </style:style>
    <style:style style:name="T3542" style:parent-style-name="DefaultParagraphFont" style:family="text">
      <style:text-properties style:font-name="Consolas" style:font-name-complex="Consolas" fo:color="#000000" fo:font-size="9.5pt" style:font-size-asian="9.5pt" style:font-size-complex="9.5pt" fo:language="en" fo:country="US"/>
    </style:style>
    <style:style style:name="T3543" style:parent-style-name="DefaultParagraphFont" style:family="text">
      <style:text-properties style:font-name="Consolas" style:font-name-complex="Consolas" fo:color="#A31515" fo:font-size="9.5pt" style:font-size-asian="9.5pt" style:font-size-complex="9.5pt" fo:language="en" fo:country="US"/>
    </style:style>
    <style:style style:name="T3544" style:parent-style-name="DefaultParagraphFont" style:family="text">
      <style:text-properties style:font-name="Consolas" style:font-name-complex="Consolas" fo:color="#000000" fo:font-size="9.5pt" style:font-size-asian="9.5pt" style:font-size-complex="9.5pt" fo:language="en" fo:country="US"/>
    </style:style>
    <style:style style:name="T3545" style:parent-style-name="DefaultParagraphFont" style:family="text">
      <style:text-properties style:font-name="Consolas" style:font-name-complex="Consolas" fo:color="#A31515" fo:font-size="9.5pt" style:font-size-asian="9.5pt" style:font-size-complex="9.5pt" fo:language="en" fo:country="US"/>
    </style:style>
    <style:style style:name="T3546" style:parent-style-name="DefaultParagraphFont" style:family="text">
      <style:text-properties style:font-name="Consolas" style:font-name-complex="Consolas" fo:color="#000000" fo:font-size="9.5pt" style:font-size-asian="9.5pt" style:font-size-complex="9.5pt" fo:language="en" fo:country="US"/>
    </style:style>
    <style:style style:name="T3547" style:parent-style-name="DefaultParagraphFont" style:family="text">
      <style:text-properties style:font-name="Consolas" style:font-name-complex="Consolas" fo:color="#A31515" fo:font-size="9.5pt" style:font-size-asian="9.5pt" style:font-size-complex="9.5pt" fo:language="en" fo:country="US"/>
    </style:style>
    <style:style style:name="T3548" style:parent-style-name="DefaultParagraphFont" style:family="text">
      <style:text-properties style:font-name="Consolas" style:font-name-complex="Consolas" fo:color="#000000" fo:font-size="9.5pt" style:font-size-asian="9.5pt" style:font-size-complex="9.5pt" fo:language="en" fo:country="US"/>
    </style:style>
    <style:style style:name="T3549" style:parent-style-name="DefaultParagraphFont" style:family="text">
      <style:text-properties style:font-name="Consolas" style:font-name-complex="Consolas" fo:color="#A31515" fo:font-size="9.5pt" style:font-size-asian="9.5pt" style:font-size-complex="9.5pt" fo:language="en" fo:country="US"/>
    </style:style>
    <style:style style:name="T3550" style:parent-style-name="DefaultParagraphFont" style:family="text">
      <style:text-properties style:font-name="Consolas" style:font-name-complex="Consolas" fo:color="#000000" fo:font-size="9.5pt" style:font-size-asian="9.5pt" style:font-size-complex="9.5pt" fo:language="en" fo:country="US"/>
    </style:style>
    <style:style style:name="P35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52" style:parent-style-name="Normal" style:family="paragraph">
      <style:paragraph-properties style:text-autospace="none" fo:margin-bottom="0in" fo:line-height="100%"/>
    </style:style>
    <style:style style:name="T3553" style:parent-style-name="DefaultParagraphFont" style:family="text">
      <style:text-properties style:font-name="Consolas" style:font-name-complex="Consolas" fo:color="#000000" fo:font-size="9.5pt" style:font-size-asian="9.5pt" style:font-size-complex="9.5pt" fo:language="en" fo:country="US"/>
    </style:style>
    <style:style style:name="T3554" style:parent-style-name="DefaultParagraphFont" style:family="text">
      <style:text-properties style:font-name="Consolas" style:font-name-complex="Consolas" fo:color="#0000FF" fo:font-size="9.5pt" style:font-size-asian="9.5pt" style:font-size-complex="9.5pt" fo:language="en" fo:country="US"/>
    </style:style>
    <style:style style:name="T3555" style:parent-style-name="DefaultParagraphFont" style:family="text">
      <style:text-properties style:font-name="Consolas" style:font-name-complex="Consolas" fo:color="#000000" fo:font-size="9.5pt" style:font-size-asian="9.5pt" style:font-size-complex="9.5pt" fo:language="en" fo:country="US"/>
    </style:style>
    <style:style style:name="P35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57" style:parent-style-name="Normal" style:family="paragraph">
      <style:paragraph-properties style:text-autospace="none" fo:margin-bottom="0in" fo:line-height="100%"/>
    </style:style>
    <style:style style:name="T3558" style:parent-style-name="DefaultParagraphFont" style:family="text">
      <style:text-properties style:font-name="Consolas" style:font-name-complex="Consolas" fo:color="#000000" fo:font-size="9.5pt" style:font-size-asian="9.5pt" style:font-size-complex="9.5pt" fo:language="en" fo:country="US"/>
    </style:style>
    <style:style style:name="T3559" style:parent-style-name="DefaultParagraphFont" style:family="text">
      <style:text-properties style:font-name="Consolas" style:font-name-complex="Consolas" fo:color="#808080" fo:font-size="9.5pt" style:font-size-asian="9.5pt" style:font-size-complex="9.5pt" fo:language="en" fo:country="US"/>
    </style:style>
    <style:style style:name="P356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61" style:parent-style-name="Normal" style:family="paragraph">
      <style:paragraph-properties style:text-autospace="none" fo:margin-bottom="0in" fo:line-height="100%"/>
    </style:style>
    <style:style style:name="T3562" style:parent-style-name="DefaultParagraphFont" style:family="text">
      <style:text-properties style:font-name="Consolas" style:font-name-complex="Consolas" fo:color="#000000" fo:font-size="9.5pt" style:font-size-asian="9.5pt" style:font-size-complex="9.5pt" fo:language="en" fo:country="US"/>
    </style:style>
    <style:style style:name="T3563" style:parent-style-name="DefaultParagraphFont" style:family="text">
      <style:text-properties style:font-name="Consolas" style:font-name-complex="Consolas" fo:color="#808080" fo:font-size="9.5pt" style:font-size-asian="9.5pt" style:font-size-complex="9.5pt" fo:language="en" fo:country="US"/>
    </style:style>
    <style:style style:name="T3564" style:parent-style-name="DefaultParagraphFont" style:family="text">
      <style:text-properties style:font-name="Consolas" style:font-name-complex="Consolas" fo:color="#000000" fo:font-size="9.5pt" style:font-size-asian="9.5pt" style:font-size-complex="9.5pt" fo:language="en" fo:country="US"/>
    </style:style>
    <style:style style:name="P35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66" style:parent-style-name="Normal" style:family="paragraph">
      <style:paragraph-properties style:text-autospace="none" fo:margin-bottom="0in" fo:line-height="100%"/>
    </style:style>
    <style:style style:name="T3567" style:parent-style-name="DefaultParagraphFont" style:family="text">
      <style:text-properties style:font-name="Consolas" style:font-name-complex="Consolas" fo:color="#000000" fo:font-size="9.5pt" style:font-size-asian="9.5pt" style:font-size-complex="9.5pt" fo:language="en" fo:country="US"/>
    </style:style>
    <style:style style:name="T3568" style:parent-style-name="DefaultParagraphFont" style:family="text">
      <style:text-properties style:font-name="Consolas" style:font-name-complex="Consolas" fo:color="#0000FF" fo:font-size="9.5pt" style:font-size-asian="9.5pt" style:font-size-complex="9.5pt" fo:language="en" fo:country="US"/>
    </style:style>
    <style:style style:name="T3569" style:parent-style-name="DefaultParagraphFont" style:family="text">
      <style:text-properties style:font-name="Consolas" style:font-name-complex="Consolas" fo:color="#000000" fo:font-size="9.5pt" style:font-size-asian="9.5pt" style:font-size-complex="9.5pt" fo:language="en" fo:country="US"/>
    </style:style>
    <style:style style:name="T3570" style:parent-style-name="DefaultParagraphFont" style:family="text">
      <style:text-properties style:font-name="Consolas" style:font-name-complex="Consolas" fo:color="#0000FF" fo:font-size="9.5pt" style:font-size-asian="9.5pt" style:font-size-complex="9.5pt" fo:language="en" fo:country="US"/>
    </style:style>
    <style:style style:name="T3571" style:parent-style-name="DefaultParagraphFont" style:family="text">
      <style:text-properties style:font-name="Consolas" style:font-name-complex="Consolas" fo:color="#000000" fo:font-size="9.5pt" style:font-size-asian="9.5pt" style:font-size-complex="9.5pt" fo:language="en" fo:country="US"/>
    </style:style>
    <style:style style:name="P35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73" style:parent-style-name="Normal" style:family="paragraph">
      <style:paragraph-properties style:text-autospace="none" fo:margin-bottom="0in" fo:line-height="100%"/>
    </style:style>
    <style:style style:name="T3574" style:parent-style-name="DefaultParagraphFont" style:family="text">
      <style:text-properties style:font-name="Consolas" style:font-name-complex="Consolas" fo:color="#000000" fo:font-size="9.5pt" style:font-size-asian="9.5pt" style:font-size-complex="9.5pt" fo:language="en" fo:country="US"/>
    </style:style>
    <style:style style:name="T3575" style:parent-style-name="DefaultParagraphFont" style:family="text">
      <style:text-properties style:font-name="Consolas" style:font-name-complex="Consolas" fo:color="#0000FF" fo:font-size="9.5pt" style:font-size-asian="9.5pt" style:font-size-complex="9.5pt" fo:language="en" fo:country="US"/>
    </style:style>
    <style:style style:name="T3576" style:parent-style-name="DefaultParagraphFont" style:family="text">
      <style:text-properties style:font-name="Consolas" style:font-name-complex="Consolas" fo:color="#000000" fo:font-size="9.5pt" style:font-size-asian="9.5pt" style:font-size-complex="9.5pt" fo:language="en" fo:country="US"/>
    </style:style>
    <style:style style:name="T3577" style:parent-style-name="DefaultParagraphFont" style:family="text">
      <style:text-properties style:font-name="Consolas" style:font-name-complex="Consolas" fo:color="#0000FF" fo:font-size="9.5pt" style:font-size-asian="9.5pt" style:font-size-complex="9.5pt" fo:language="en" fo:country="US"/>
    </style:style>
    <style:style style:name="T3578" style:parent-style-name="DefaultParagraphFont" style:family="text">
      <style:text-properties style:font-name="Consolas" style:font-name-complex="Consolas" fo:color="#000000" fo:font-size="9.5pt" style:font-size-asian="9.5pt" style:font-size-complex="9.5pt" fo:language="en" fo:country="US"/>
    </style:style>
    <style:style style:name="P3579" style:parent-style-name="Normal" style:family="paragraph">
      <style:paragraph-properties style:text-autospace="none" fo:margin-bottom="0in" fo:line-height="100%"/>
    </style:style>
    <style:style style:name="T3580" style:parent-style-name="DefaultParagraphFont" style:family="text">
      <style:text-properties style:font-name="Consolas" style:font-name-complex="Consolas" fo:color="#000000" fo:font-size="9.5pt" style:font-size-asian="9.5pt" style:font-size-complex="9.5pt" fo:language="en" fo:country="US"/>
    </style:style>
    <style:style style:name="T3581" style:parent-style-name="DefaultParagraphFont" style:family="text">
      <style:text-properties style:font-name="Consolas" style:font-name-complex="Consolas" fo:color="#0000FF" fo:font-size="9.5pt" style:font-size-asian="9.5pt" style:font-size-complex="9.5pt" fo:language="en" fo:country="US"/>
    </style:style>
    <style:style style:name="T3582" style:parent-style-name="DefaultParagraphFont" style:family="text">
      <style:text-properties style:font-name="Consolas" style:font-name-complex="Consolas" fo:color="#000000" fo:font-size="9.5pt" style:font-size-asian="9.5pt" style:font-size-complex="9.5pt" fo:language="en" fo:country="US"/>
    </style:style>
    <style:style style:name="P35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86" style:parent-style-name="Normal" style:family="paragraph">
      <style:paragraph-properties style:text-autospace="none" fo:margin-bottom="0in" fo:line-height="100%"/>
    </style:style>
    <style:style style:name="T3587" style:parent-style-name="DefaultParagraphFont" style:family="text">
      <style:text-properties style:font-name="Consolas" style:font-name-complex="Consolas" fo:color="#000000" fo:font-size="9.5pt" style:font-size-asian="9.5pt" style:font-size-complex="9.5pt" fo:language="en" fo:country="US"/>
    </style:style>
    <style:style style:name="T3588" style:parent-style-name="DefaultParagraphFont" style:family="text">
      <style:text-properties style:font-name="Consolas" style:font-name-complex="Consolas" fo:color="#0000FF" fo:font-size="9.5pt" style:font-size-asian="9.5pt" style:font-size-complex="9.5pt" fo:language="en" fo:country="US"/>
    </style:style>
    <style:style style:name="T3589" style:parent-style-name="DefaultParagraphFont" style:family="text">
      <style:text-properties style:font-name="Consolas" style:font-name-complex="Consolas" fo:color="#000000" fo:font-size="9.5pt" style:font-size-asian="9.5pt" style:font-size-complex="9.5pt" fo:language="en" fo:country="US"/>
    </style:style>
    <style:style style:name="T3590" style:parent-style-name="DefaultParagraphFont" style:family="text">
      <style:text-properties style:font-name="Consolas" style:font-name-complex="Consolas" fo:color="#0000FF" fo:font-size="9.5pt" style:font-size-asian="9.5pt" style:font-size-complex="9.5pt" fo:language="en" fo:country="US"/>
    </style:style>
    <style:style style:name="T3591" style:parent-style-name="DefaultParagraphFont" style:family="text">
      <style:text-properties style:font-name="Consolas" style:font-name-complex="Consolas" fo:color="#000000" fo:font-size="9.5pt" style:font-size-asian="9.5pt" style:font-size-complex="9.5pt" fo:language="en" fo:country="US"/>
    </style:style>
    <style:style style:name="P35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593" style:parent-style-name="Normal" style:family="paragraph">
      <style:paragraph-properties style:text-autospace="none" fo:margin-bottom="0in" fo:line-height="100%"/>
    </style:style>
    <style:style style:name="T3594" style:parent-style-name="DefaultParagraphFont" style:family="text">
      <style:text-properties style:font-name="Consolas" style:font-name-complex="Consolas" fo:color="#000000" fo:font-size="9.5pt" style:font-size-asian="9.5pt" style:font-size-complex="9.5pt" fo:language="en" fo:country="US"/>
    </style:style>
    <style:style style:name="T3595" style:parent-style-name="DefaultParagraphFont" style:family="text">
      <style:text-properties style:font-name="Consolas" style:font-name-complex="Consolas" fo:color="#0000FF" fo:font-size="9.5pt" style:font-size-asian="9.5pt" style:font-size-complex="9.5pt" fo:language="en" fo:country="US"/>
    </style:style>
    <style:style style:name="T3596" style:parent-style-name="DefaultParagraphFont" style:family="text">
      <style:text-properties style:font-name="Consolas" style:font-name-complex="Consolas" fo:color="#000000" fo:font-size="9.5pt" style:font-size-asian="9.5pt" style:font-size-complex="9.5pt" fo:language="en" fo:country="US"/>
    </style:style>
    <style:style style:name="P3597" style:parent-style-name="Normal" style:family="paragraph">
      <style:paragraph-properties style:text-autospace="none" fo:margin-bottom="0in" fo:line-height="100%"/>
    </style:style>
    <style:style style:name="T3598" style:parent-style-name="DefaultParagraphFont" style:family="text">
      <style:text-properties style:font-name="Consolas" style:font-name-complex="Consolas" fo:color="#000000" fo:font-size="9.5pt" style:font-size-asian="9.5pt" style:font-size-complex="9.5pt" fo:language="en" fo:country="US"/>
    </style:style>
    <style:style style:name="T3599" style:parent-style-name="DefaultParagraphFont" style:family="text">
      <style:text-properties style:font-name="Consolas" style:font-name-complex="Consolas" fo:color="#0000FF" fo:font-size="9.5pt" style:font-size-asian="9.5pt" style:font-size-complex="9.5pt" fo:language="en" fo:country="US"/>
    </style:style>
    <style:style style:name="T3600" style:parent-style-name="DefaultParagraphFont" style:family="text">
      <style:text-properties style:font-name="Consolas" style:font-name-complex="Consolas" fo:color="#000000" fo:font-size="9.5pt" style:font-size-asian="9.5pt" style:font-size-complex="9.5pt" fo:language="en" fo:country="US"/>
    </style:style>
    <style:style style:name="P3601" style:parent-style-name="Normal" style:family="paragraph">
      <style:paragraph-properties style:text-autospace="none" fo:margin-bottom="0in" fo:line-height="100%"/>
    </style:style>
    <style:style style:name="T3602" style:parent-style-name="DefaultParagraphFont" style:family="text">
      <style:text-properties style:font-name="Consolas" style:font-name-complex="Consolas" fo:color="#000000" fo:font-size="9.5pt" style:font-size-asian="9.5pt" style:font-size-complex="9.5pt" fo:language="en" fo:country="US"/>
    </style:style>
    <style:style style:name="T3603" style:parent-style-name="DefaultParagraphFont" style:family="text">
      <style:text-properties style:font-name="Consolas" style:font-name-complex="Consolas" fo:color="#008000" fo:font-size="9.5pt" style:font-size-asian="9.5pt" style:font-size-complex="9.5pt" fo:language="en" fo:country="US"/>
    </style:style>
    <style:style style:name="P3604" style:parent-style-name="Normal" style:family="paragraph">
      <style:paragraph-properties style:text-autospace="none" fo:margin-bottom="0in" fo:line-height="100%"/>
    </style:style>
    <style:style style:name="T3605" style:parent-style-name="DefaultParagraphFont" style:family="text">
      <style:text-properties style:font-name="Consolas" style:font-name-complex="Consolas" fo:color="#000000" fo:font-size="9.5pt" style:font-size-asian="9.5pt" style:font-size-complex="9.5pt" fo:language="en" fo:country="US"/>
    </style:style>
    <style:style style:name="T3606" style:parent-style-name="DefaultParagraphFont" style:family="text">
      <style:text-properties style:font-name="Consolas" style:font-name-complex="Consolas" fo:color="#008000" fo:font-size="9.5pt" style:font-size-asian="9.5pt" style:font-size-complex="9.5pt" fo:language="en" fo:country="US"/>
    </style:style>
    <style:style style:name="P36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08" style:parent-style-name="Normal" style:family="paragraph">
      <style:paragraph-properties style:text-autospace="none" fo:margin-bottom="0in" fo:line-height="100%"/>
    </style:style>
    <style:style style:name="T3609" style:parent-style-name="DefaultParagraphFont" style:family="text">
      <style:text-properties style:font-name="Consolas" style:font-name-complex="Consolas" fo:color="#000000" fo:font-size="9.5pt" style:font-size-asian="9.5pt" style:font-size-complex="9.5pt" fo:language="en" fo:country="US"/>
    </style:style>
    <style:style style:name="T3610" style:parent-style-name="DefaultParagraphFont" style:family="text">
      <style:text-properties style:font-name="Consolas" style:font-name-complex="Consolas" fo:color="#0000FF" fo:font-size="9.5pt" style:font-size-asian="9.5pt" style:font-size-complex="9.5pt" fo:language="en" fo:country="US"/>
    </style:style>
    <style:style style:name="P361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13" style:parent-style-name="Normal" style:family="paragraph">
      <style:paragraph-properties style:text-autospace="none" fo:margin-bottom="0in" fo:line-height="100%"/>
    </style:style>
    <style:style style:name="T3614" style:parent-style-name="DefaultParagraphFont" style:family="text">
      <style:text-properties style:font-name="Consolas" style:font-name-complex="Consolas" fo:color="#000000" fo:font-size="9.5pt" style:font-size-asian="9.5pt" style:font-size-complex="9.5pt" fo:language="en" fo:country="US"/>
    </style:style>
    <style:style style:name="T3615" style:parent-style-name="DefaultParagraphFont" style:family="text">
      <style:text-properties style:font-name="Consolas" style:font-name-complex="Consolas" fo:color="#0000FF" fo:font-size="9.5pt" style:font-size-asian="9.5pt" style:font-size-complex="9.5pt" fo:language="en" fo:country="US"/>
    </style:style>
    <style:style style:name="T3616" style:parent-style-name="DefaultParagraphFont" style:family="text">
      <style:text-properties style:font-name="Consolas" style:font-name-complex="Consolas" fo:color="#000000" fo:font-size="9.5pt" style:font-size-asian="9.5pt" style:font-size-complex="9.5pt" fo:language="en" fo:country="US"/>
    </style:style>
    <style:style style:name="P36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18" style:parent-style-name="Normal" style:family="paragraph">
      <style:paragraph-properties style:text-autospace="none" fo:margin-bottom="0in" fo:line-height="100%"/>
    </style:style>
    <style:style style:name="T3619" style:parent-style-name="DefaultParagraphFont" style:family="text">
      <style:text-properties style:font-name="Consolas" style:font-name-complex="Consolas" fo:color="#000000" fo:font-size="9.5pt" style:font-size-asian="9.5pt" style:font-size-complex="9.5pt" fo:language="en" fo:country="US"/>
    </style:style>
    <style:style style:name="T3620" style:parent-style-name="DefaultParagraphFont" style:family="text">
      <style:text-properties style:font-name="Consolas" style:font-name-complex="Consolas" fo:color="#0000FF" fo:font-size="9.5pt" style:font-size-asian="9.5pt" style:font-size-complex="9.5pt" fo:language="en" fo:country="US"/>
    </style:style>
    <style:style style:name="P36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22" style:parent-style-name="Normal" style:family="paragraph">
      <style:paragraph-properties style:text-autospace="none" fo:margin-bottom="0in" fo:line-height="100%"/>
    </style:style>
    <style:style style:name="T3623" style:parent-style-name="DefaultParagraphFont" style:family="text">
      <style:text-properties style:font-name="Consolas" style:font-name-complex="Consolas" fo:color="#000000" fo:font-size="9.5pt" style:font-size-asian="9.5pt" style:font-size-complex="9.5pt" fo:language="en" fo:country="US"/>
    </style:style>
    <style:style style:name="T3624" style:parent-style-name="DefaultParagraphFont" style:family="text">
      <style:text-properties style:font-name="Consolas" style:font-name-complex="Consolas" fo:color="#0000FF" fo:font-size="9.5pt" style:font-size-asian="9.5pt" style:font-size-complex="9.5pt" fo:language="en" fo:country="US"/>
    </style:style>
    <style:style style:name="T3625" style:parent-style-name="DefaultParagraphFont" style:family="text">
      <style:text-properties style:font-name="Consolas" style:font-name-complex="Consolas" fo:color="#000000" fo:font-size="9.5pt" style:font-size-asian="9.5pt" style:font-size-complex="9.5pt" fo:language="en" fo:country="US"/>
    </style:style>
    <style:style style:name="P362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27" style:parent-style-name="Normal" style:family="paragraph">
      <style:paragraph-properties style:text-autospace="none" fo:margin-bottom="0in" fo:line-height="100%"/>
    </style:style>
    <style:style style:name="T3628" style:parent-style-name="DefaultParagraphFont" style:family="text">
      <style:text-properties style:font-name="Consolas" style:font-name-complex="Consolas" fo:color="#000000" fo:font-size="9.5pt" style:font-size-asian="9.5pt" style:font-size-complex="9.5pt" fo:language="en" fo:country="US"/>
    </style:style>
    <style:style style:name="T3629" style:parent-style-name="DefaultParagraphFont" style:family="text">
      <style:text-properties style:font-name="Consolas" style:font-name-complex="Consolas" fo:color="#0000FF" fo:font-size="9.5pt" style:font-size-asian="9.5pt" style:font-size-complex="9.5pt" fo:language="en" fo:country="US"/>
    </style:style>
    <style:style style:name="T3630" style:parent-style-name="DefaultParagraphFont" style:family="text">
      <style:text-properties style:font-name="Consolas" style:font-name-complex="Consolas" fo:color="#000000" fo:font-size="9.5pt" style:font-size-asian="9.5pt" style:font-size-complex="9.5pt" fo:language="en" fo:country="US"/>
    </style:style>
    <style:style style:name="P36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33" style:parent-style-name="Normal" style:family="paragraph">
      <style:paragraph-properties style:text-autospace="none" fo:margin-bottom="0in" fo:line-height="100%"/>
    </style:style>
    <style:style style:name="T3634" style:parent-style-name="DefaultParagraphFont" style:family="text">
      <style:text-properties style:font-name="Consolas" style:font-name-complex="Consolas" fo:color="#000000" fo:font-size="9.5pt" style:font-size-asian="9.5pt" style:font-size-complex="9.5pt" fo:language="en" fo:country="US"/>
    </style:style>
    <style:style style:name="T3635" style:parent-style-name="DefaultParagraphFont" style:family="text">
      <style:text-properties style:font-name="Consolas" style:font-name-complex="Consolas" fo:color="#0000FF" fo:font-size="9.5pt" style:font-size-asian="9.5pt" style:font-size-complex="9.5pt" fo:language="en" fo:country="US"/>
    </style:style>
    <style:style style:name="T3636" style:parent-style-name="DefaultParagraphFont" style:family="text">
      <style:text-properties style:font-name="Consolas" style:font-name-complex="Consolas" fo:color="#000000" fo:font-size="9.5pt" style:font-size-asian="9.5pt" style:font-size-complex="9.5pt" fo:language="en" fo:country="US"/>
    </style:style>
    <style:style style:name="P36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38" style:parent-style-name="Normal" style:family="paragraph">
      <style:paragraph-properties style:text-autospace="none" fo:margin-bottom="0in" fo:line-height="100%"/>
    </style:style>
    <style:style style:name="T3639" style:parent-style-name="DefaultParagraphFont" style:family="text">
      <style:text-properties style:font-name="Consolas" style:font-name-complex="Consolas" fo:color="#000000" fo:font-size="9.5pt" style:font-size-asian="9.5pt" style:font-size-complex="9.5pt" fo:language="en" fo:country="US"/>
    </style:style>
    <style:style style:name="T3640" style:parent-style-name="DefaultParagraphFont" style:family="text">
      <style:text-properties style:font-name="Consolas" style:font-name-complex="Consolas" fo:color="#0000FF" fo:font-size="9.5pt" style:font-size-asian="9.5pt" style:font-size-complex="9.5pt" fo:language="en" fo:country="US"/>
    </style:style>
    <style:style style:name="T3641" style:parent-style-name="DefaultParagraphFont" style:family="text">
      <style:text-properties style:font-name="Consolas" style:font-name-complex="Consolas" fo:color="#000000" fo:font-size="9.5pt" style:font-size-asian="9.5pt" style:font-size-complex="9.5pt" fo:language="en" fo:country="US"/>
    </style:style>
    <style:style style:name="P36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44" style:parent-style-name="Normal" style:family="paragraph">
      <style:paragraph-properties style:text-autospace="none" fo:margin-bottom="0in" fo:line-height="100%"/>
    </style:style>
    <style:style style:name="T3645" style:parent-style-name="DefaultParagraphFont" style:family="text">
      <style:text-properties style:font-name="Consolas" style:font-name-complex="Consolas" fo:color="#000000" fo:font-size="9.5pt" style:font-size-asian="9.5pt" style:font-size-complex="9.5pt" fo:language="en" fo:country="US"/>
    </style:style>
    <style:style style:name="T3646" style:parent-style-name="DefaultParagraphFont" style:family="text">
      <style:text-properties style:font-name="Consolas" style:font-name-complex="Consolas" fo:color="#0000FF" fo:font-size="9.5pt" style:font-size-asian="9.5pt" style:font-size-complex="9.5pt" fo:language="en" fo:country="US"/>
    </style:style>
    <style:style style:name="T3647" style:parent-style-name="DefaultParagraphFont" style:family="text">
      <style:text-properties style:font-name="Consolas" style:font-name-complex="Consolas" fo:color="#000000" fo:font-size="9.5pt" style:font-size-asian="9.5pt" style:font-size-complex="9.5pt" fo:language="en" fo:country="US"/>
    </style:style>
    <style:style style:name="T3648" style:parent-style-name="DefaultParagraphFont" style:family="text">
      <style:text-properties style:font-name="Consolas" style:font-name-complex="Consolas" fo:color="#0000FF" fo:font-size="9.5pt" style:font-size-asian="9.5pt" style:font-size-complex="9.5pt" fo:language="en" fo:country="US"/>
    </style:style>
    <style:style style:name="T3649" style:parent-style-name="DefaultParagraphFont" style:family="text">
      <style:text-properties style:font-name="Consolas" style:font-name-complex="Consolas" fo:color="#000000" fo:font-size="9.5pt" style:font-size-asian="9.5pt" style:font-size-complex="9.5pt" fo:language="en" fo:country="US"/>
    </style:style>
    <style:style style:name="T3650" style:parent-style-name="DefaultParagraphFont" style:family="text">
      <style:text-properties style:font-name="Consolas" style:font-name-complex="Consolas" fo:color="#008000" fo:font-size="9.5pt" style:font-size-asian="9.5pt" style:font-size-complex="9.5pt" fo:language="en" fo:country="US"/>
    </style:style>
    <style:style style:name="P36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52" style:parent-style-name="Normal" style:family="paragraph">
      <style:paragraph-properties style:text-autospace="none" fo:margin-bottom="0in" fo:line-height="100%"/>
    </style:style>
    <style:style style:name="T3653" style:parent-style-name="DefaultParagraphFont" style:family="text">
      <style:text-properties style:font-name="Consolas" style:font-name-complex="Consolas" fo:color="#000000" fo:font-size="9.5pt" style:font-size-asian="9.5pt" style:font-size-complex="9.5pt" fo:language="en" fo:country="US"/>
    </style:style>
    <style:style style:name="T3654" style:parent-style-name="DefaultParagraphFont" style:family="text">
      <style:text-properties style:font-name="Consolas" style:font-name-complex="Consolas" fo:color="#0000FF" fo:font-size="9.5pt" style:font-size-asian="9.5pt" style:font-size-complex="9.5pt" fo:language="en" fo:country="US"/>
    </style:style>
    <style:style style:name="T3655" style:parent-style-name="DefaultParagraphFont" style:family="text">
      <style:text-properties style:font-name="Consolas" style:font-name-complex="Consolas" fo:color="#000000" fo:font-size="9.5pt" style:font-size-asian="9.5pt" style:font-size-complex="9.5pt" fo:language="en" fo:country="US"/>
    </style:style>
    <style:style style:name="P365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58" style:parent-style-name="Normal" style:family="paragraph">
      <style:paragraph-properties style:text-autospace="none" fo:margin-bottom="0in" fo:line-height="100%"/>
    </style:style>
    <style:style style:name="T3659" style:parent-style-name="DefaultParagraphFont" style:family="text">
      <style:text-properties style:font-name="Consolas" style:font-name-complex="Consolas" fo:color="#000000" fo:font-size="9.5pt" style:font-size-asian="9.5pt" style:font-size-complex="9.5pt" fo:language="en" fo:country="US"/>
    </style:style>
    <style:style style:name="T3660" style:parent-style-name="DefaultParagraphFont" style:family="text">
      <style:text-properties style:font-name="Consolas" style:font-name-complex="Consolas" fo:color="#0000FF" fo:font-size="9.5pt" style:font-size-asian="9.5pt" style:font-size-complex="9.5pt" fo:language="en" fo:country="US"/>
    </style:style>
    <style:style style:name="T3661" style:parent-style-name="DefaultParagraphFont" style:family="text">
      <style:text-properties style:font-name="Consolas" style:font-name-complex="Consolas" fo:color="#000000" fo:font-size="9.5pt" style:font-size-asian="9.5pt" style:font-size-complex="9.5pt" fo:language="en" fo:country="US"/>
    </style:style>
    <style:style style:name="T3662" style:parent-style-name="DefaultParagraphFont" style:family="text">
      <style:text-properties style:font-name="Consolas" style:font-name-complex="Consolas" fo:color="#0000FF" fo:font-size="9.5pt" style:font-size-asian="9.5pt" style:font-size-complex="9.5pt" fo:language="en" fo:country="US"/>
    </style:style>
    <style:style style:name="T3663" style:parent-style-name="DefaultParagraphFont" style:family="text">
      <style:text-properties style:font-name="Consolas" style:font-name-complex="Consolas" fo:color="#000000" fo:font-size="9.5pt" style:font-size-asian="9.5pt" style:font-size-complex="9.5pt" fo:language="en" fo:country="US"/>
    </style:style>
    <style:style style:name="P36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65" style:parent-style-name="Normal" style:family="paragraph">
      <style:paragraph-properties style:text-autospace="none" fo:margin-bottom="0in" fo:line-height="100%"/>
    </style:style>
    <style:style style:name="T3666" style:parent-style-name="DefaultParagraphFont" style:family="text">
      <style:text-properties style:font-name="Consolas" style:font-name-complex="Consolas" fo:color="#000000" fo:font-size="9.5pt" style:font-size-asian="9.5pt" style:font-size-complex="9.5pt" fo:language="en" fo:country="US"/>
    </style:style>
    <style:style style:name="T3667" style:parent-style-name="DefaultParagraphFont" style:family="text">
      <style:text-properties style:font-name="Consolas" style:font-name-complex="Consolas" fo:color="#A31515" fo:font-size="9.5pt" style:font-size-asian="9.5pt" style:font-size-complex="9.5pt" fo:language="en" fo:country="US"/>
    </style:style>
    <style:style style:name="T3668" style:parent-style-name="DefaultParagraphFont" style:family="text">
      <style:text-properties style:font-name="Consolas" style:font-name-complex="Consolas" fo:color="#000000" fo:font-size="9.5pt" style:font-size-asian="9.5pt" style:font-size-complex="9.5pt" fo:language="en" fo:country="US"/>
    </style:style>
    <style:style style:name="P36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3" style:parent-style-name="Normal" style:family="paragraph">
      <style:paragraph-properties style:text-autospace="none" fo:margin-bottom="0in" fo:line-height="100%"/>
    </style:style>
    <style:style style:name="T3674" style:parent-style-name="DefaultParagraphFont" style:family="text">
      <style:text-properties style:font-name="Consolas" style:font-name-complex="Consolas" fo:color="#000000" fo:font-size="9.5pt" style:font-size-asian="9.5pt" style:font-size-complex="9.5pt" fo:language="en" fo:country="US"/>
    </style:style>
    <style:style style:name="T3675" style:parent-style-name="DefaultParagraphFont" style:family="text">
      <style:text-properties style:font-name="Consolas" style:font-name-complex="Consolas" fo:color="#808080" fo:font-size="9.5pt" style:font-size-asian="9.5pt" style:font-size-complex="9.5pt" fo:language="en" fo:country="US"/>
    </style:style>
    <style:style style:name="P36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79" style:parent-style-name="Heading3" style:family="paragraph">
      <style:text-properties fo:language="en" fo:country="US"/>
    </style:style>
    <style:style style:name="TableColumn3681" style:family="table-column">
      <style:table-column-properties style:column-width="6.1298in"/>
    </style:style>
    <style:style style:name="Table3680" style:family="table">
      <style:table-properties style:width="6.1298in" fo:margin-left="0in" table:align="left"/>
    </style:style>
    <style:style style:name="TableRow3682" style:family="table-row">
      <style:table-row-properties/>
    </style:style>
    <style:style style:name="TableCell3683" style:family="table-cell">
      <style:table-cell-properties fo:border="0.0069in solid #000000" style:writing-mode="lr-tb" fo:padding-top="0in" fo:padding-left="0.075in" fo:padding-bottom="0in" fo:padding-right="0.075in"/>
    </style:style>
    <style:style style:name="P3684" style:parent-style-name="Normal" style:family="paragraph">
      <style:paragraph-properties style:text-autospace="none" fo:margin-bottom="0in" fo:line-height="100%"/>
    </style:style>
    <style:style style:name="T3685" style:parent-style-name="DefaultParagraphFont" style:family="text">
      <style:text-properties style:font-name="Consolas" style:font-name-complex="Consolas" fo:color="#0000FF" fo:font-size="9.5pt" style:font-size-asian="9.5pt" style:font-size-complex="9.5pt" fo:language="en" fo:country="US"/>
    </style:style>
    <style:style style:name="T3686" style:parent-style-name="DefaultParagraphFont" style:family="text">
      <style:text-properties style:font-name="Consolas" style:font-name-complex="Consolas" fo:color="#000000" fo:font-size="9.5pt" style:font-size-asian="9.5pt" style:font-size-complex="9.5pt" fo:language="en" fo:country="US"/>
    </style:style>
    <style:style style:name="P3687" style:parent-style-name="Normal" style:family="paragraph">
      <style:paragraph-properties style:text-autospace="none" fo:margin-bottom="0in" fo:line-height="100%"/>
    </style:style>
    <style:style style:name="T3688" style:parent-style-name="DefaultParagraphFont" style:family="text">
      <style:text-properties style:font-name="Consolas" style:font-name-complex="Consolas" fo:color="#008000" fo:font-size="9.5pt" style:font-size-asian="9.5pt" style:font-size-complex="9.5pt" fo:language="en" fo:country="US"/>
    </style:style>
    <style:style style:name="P3689" style:parent-style-name="Normal" style:family="paragraph">
      <style:paragraph-properties style:text-autospace="none" fo:margin-bottom="0in" fo:line-height="100%"/>
    </style:style>
    <style:style style:name="T3690" style:parent-style-name="DefaultParagraphFont" style:family="text">
      <style:text-properties style:font-name="Consolas" style:font-name-complex="Consolas" fo:color="#0000FF" fo:font-size="9.5pt" style:font-size-asian="9.5pt" style:font-size-complex="9.5pt" fo:language="en" fo:country="US"/>
    </style:style>
    <style:style style:name="T3691" style:parent-style-name="DefaultParagraphFont" style:family="text">
      <style:text-properties style:font-name="Consolas" style:font-name-complex="Consolas" fo:color="#000000" fo:font-size="9.5pt" style:font-size-asian="9.5pt" style:font-size-complex="9.5pt" fo:language="en" fo:country="US"/>
    </style:style>
    <style:style style:name="P3692" style:parent-style-name="Normal" style:family="paragraph">
      <style:paragraph-properties style:text-autospace="none" fo:margin-bottom="0in" fo:line-height="100%"/>
    </style:style>
    <style:style style:name="T3693" style:parent-style-name="DefaultParagraphFont" style:family="text">
      <style:text-properties style:font-name="Consolas" style:font-name-complex="Consolas" fo:color="#0000FF" fo:font-size="9.5pt" style:font-size-asian="9.5pt" style:font-size-complex="9.5pt" fo:language="en" fo:country="US"/>
    </style:style>
    <style:style style:name="T3694" style:parent-style-name="DefaultParagraphFont" style:family="text">
      <style:text-properties style:font-name="Consolas" style:font-name-complex="Consolas" fo:color="#000000" fo:font-size="9.5pt" style:font-size-asian="9.5pt" style:font-size-complex="9.5pt" fo:language="en" fo:country="US"/>
    </style:style>
    <style:style style:name="P36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696" style:parent-style-name="Normal" style:family="paragraph">
      <style:paragraph-properties style:text-autospace="none" fo:margin-bottom="0in" fo:line-height="100%"/>
    </style:style>
    <style:style style:name="T3697" style:parent-style-name="DefaultParagraphFont" style:family="text">
      <style:text-properties style:font-name="Consolas" style:font-name-complex="Consolas" fo:color="#0000FF" fo:font-size="9.5pt" style:font-size-asian="9.5pt" style:font-size-complex="9.5pt" fo:language="en" fo:country="US"/>
    </style:style>
    <style:style style:name="T3698" style:parent-style-name="DefaultParagraphFont" style:family="text">
      <style:text-properties style:font-name="Consolas" style:font-name-complex="Consolas" fo:color="#000000" fo:font-size="9.5pt" style:font-size-asian="9.5pt" style:font-size-complex="9.5pt" fo:language="en" fo:country="US"/>
    </style:style>
    <style:style style:name="P36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00" style:parent-style-name="Normal" style:family="paragraph">
      <style:paragraph-properties style:text-autospace="none" fo:margin-bottom="0in" fo:line-height="100%"/>
    </style:style>
    <style:style style:name="T3701" style:parent-style-name="DefaultParagraphFont" style:family="text">
      <style:text-properties style:font-name="Consolas" style:font-name-complex="Consolas" fo:color="#000000" fo:font-size="9.5pt" style:font-size-asian="9.5pt" style:font-size-complex="9.5pt" fo:language="en" fo:country="US"/>
    </style:style>
    <style:style style:name="T3702" style:parent-style-name="DefaultParagraphFont" style:family="text">
      <style:text-properties style:font-name="Consolas" style:font-name-complex="Consolas" fo:color="#0000FF" fo:font-size="9.5pt" style:font-size-asian="9.5pt" style:font-size-complex="9.5pt" fo:language="en" fo:country="US"/>
    </style:style>
    <style:style style:name="T3703" style:parent-style-name="DefaultParagraphFont" style:family="text">
      <style:text-properties style:font-name="Consolas" style:font-name-complex="Consolas" fo:color="#000000" fo:font-size="9.5pt" style:font-size-asian="9.5pt" style:font-size-complex="9.5pt" fo:language="en" fo:country="US"/>
    </style:style>
    <style:style style:name="T3704" style:parent-style-name="DefaultParagraphFont" style:family="text">
      <style:text-properties style:font-name="Consolas" style:font-name-complex="Consolas" fo:color="#0000FF" fo:font-size="9.5pt" style:font-size-asian="9.5pt" style:font-size-complex="9.5pt" fo:language="en" fo:country="US"/>
    </style:style>
    <style:style style:name="T3705" style:parent-style-name="DefaultParagraphFont" style:family="text">
      <style:text-properties style:font-name="Consolas" style:font-name-complex="Consolas" fo:color="#000000" fo:font-size="9.5pt" style:font-size-asian="9.5pt" style:font-size-complex="9.5pt" fo:language="en" fo:country="US"/>
    </style:style>
    <style:style style:name="T3706" style:parent-style-name="DefaultParagraphFont" style:family="text">
      <style:text-properties style:font-name="Consolas" style:font-name-complex="Consolas" fo:color="#2B91AF" fo:font-size="9.5pt" style:font-size-asian="9.5pt" style:font-size-complex="9.5pt" fo:language="en" fo:country="US"/>
    </style:style>
    <style:style style:name="P37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08" style:parent-style-name="Normal" style:family="paragraph">
      <style:paragraph-properties style:text-autospace="none" fo:margin-bottom="0in" fo:line-height="100%"/>
    </style:style>
    <style:style style:name="T3709" style:parent-style-name="DefaultParagraphFont" style:family="text">
      <style:text-properties style:font-name="Consolas" style:font-name-complex="Consolas" fo:color="#000000" fo:font-size="9.5pt" style:font-size-asian="9.5pt" style:font-size-complex="9.5pt" fo:language="en" fo:country="US"/>
    </style:style>
    <style:style style:name="T3710" style:parent-style-name="DefaultParagraphFont" style:family="text">
      <style:text-properties style:font-name="Consolas" style:font-name-complex="Consolas" fo:color="#808080" fo:font-size="9.5pt" style:font-size-asian="9.5pt" style:font-size-complex="9.5pt" fo:language="en" fo:country="US"/>
    </style:style>
    <style:style style:name="T3711" style:parent-style-name="DefaultParagraphFont" style:family="text">
      <style:text-properties style:font-name="Consolas" style:font-name-complex="Consolas" fo:color="#000000" fo:font-size="9.5pt" style:font-size-asian="9.5pt" style:font-size-complex="9.5pt" fo:language="en" fo:country="US"/>
    </style:style>
    <style:style style:name="P37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13" style:parent-style-name="Normal" style:family="paragraph">
      <style:paragraph-properties style:text-autospace="none" fo:margin-bottom="0in" fo:line-height="100%"/>
    </style:style>
    <style:style style:name="T3714" style:parent-style-name="DefaultParagraphFont" style:family="text">
      <style:text-properties style:font-name="Consolas" style:font-name-complex="Consolas" fo:color="#000000" fo:font-size="9.5pt" style:font-size-asian="9.5pt" style:font-size-complex="9.5pt" fo:language="en" fo:country="US"/>
    </style:style>
    <style:style style:name="T3715" style:parent-style-name="DefaultParagraphFont" style:family="text">
      <style:text-properties style:font-name="Consolas" style:font-name-complex="Consolas" fo:color="#0000FF" fo:font-size="9.5pt" style:font-size-asian="9.5pt" style:font-size-complex="9.5pt" fo:language="en" fo:country="US"/>
    </style:style>
    <style:style style:name="T3716" style:parent-style-name="DefaultParagraphFont" style:family="text">
      <style:text-properties style:font-name="Consolas" style:font-name-complex="Consolas" fo:color="#000000" fo:font-size="9.5pt" style:font-size-asian="9.5pt" style:font-size-complex="9.5pt" fo:language="en" fo:country="US"/>
    </style:style>
    <style:style style:name="T3717" style:parent-style-name="DefaultParagraphFont" style:family="text">
      <style:text-properties style:font-name="Consolas" style:font-name-complex="Consolas" fo:color="#0000FF" fo:font-size="9.5pt" style:font-size-asian="9.5pt" style:font-size-complex="9.5pt" fo:language="en" fo:country="US"/>
    </style:style>
    <style:style style:name="T3718" style:parent-style-name="DefaultParagraphFont" style:family="text">
      <style:text-properties style:font-name="Consolas" style:font-name-complex="Consolas" fo:color="#000000" fo:font-size="9.5pt" style:font-size-asian="9.5pt" style:font-size-complex="9.5pt" fo:language="en" fo:country="US"/>
    </style:style>
    <style:style style:name="P3719" style:parent-style-name="Normal" style:family="paragraph">
      <style:paragraph-properties style:text-autospace="none" fo:margin-bottom="0in" fo:line-height="100%"/>
    </style:style>
    <style:style style:name="T3720" style:parent-style-name="DefaultParagraphFont" style:family="text">
      <style:text-properties style:font-name="Consolas" style:font-name-complex="Consolas" fo:color="#000000" fo:font-size="9.5pt" style:font-size-asian="9.5pt" style:font-size-complex="9.5pt" fo:language="en" fo:country="US"/>
    </style:style>
    <style:style style:name="T3721" style:parent-style-name="DefaultParagraphFont" style:family="text">
      <style:text-properties style:font-name="Consolas" style:font-name-complex="Consolas" fo:color="#0000FF" fo:font-size="9.5pt" style:font-size-asian="9.5pt" style:font-size-complex="9.5pt" fo:language="en" fo:country="US"/>
    </style:style>
    <style:style style:name="T3722" style:parent-style-name="DefaultParagraphFont" style:family="text">
      <style:text-properties style:font-name="Consolas" style:font-name-complex="Consolas" fo:color="#000000" fo:font-size="9.5pt" style:font-size-asian="9.5pt" style:font-size-complex="9.5pt" fo:language="en" fo:country="US"/>
    </style:style>
    <style:style style:name="P3723" style:parent-style-name="Normal" style:family="paragraph">
      <style:paragraph-properties style:text-autospace="none" fo:margin-bottom="0in" fo:line-height="100%"/>
    </style:style>
    <style:style style:name="T3724" style:parent-style-name="DefaultParagraphFont" style:family="text">
      <style:text-properties style:font-name="Consolas" style:font-name-complex="Consolas" fo:color="#000000" fo:font-size="9.5pt" style:font-size-asian="9.5pt" style:font-size-complex="9.5pt" fo:language="en" fo:country="US"/>
    </style:style>
    <style:style style:name="T3725" style:parent-style-name="DefaultParagraphFont" style:family="text">
      <style:text-properties style:font-name="Consolas" style:font-name-complex="Consolas" fo:color="#0000FF" fo:font-size="9.5pt" style:font-size-asian="9.5pt" style:font-size-complex="9.5pt" fo:language="en" fo:country="US"/>
    </style:style>
    <style:style style:name="T3726" style:parent-style-name="DefaultParagraphFont" style:family="text">
      <style:text-properties style:font-name="Consolas" style:font-name-complex="Consolas" fo:color="#000000" fo:font-size="9.5pt" style:font-size-asian="9.5pt" style:font-size-complex="9.5pt" fo:language="en" fo:country="US"/>
    </style:style>
    <style:style style:name="P3727" style:parent-style-name="Normal" style:family="paragraph">
      <style:paragraph-properties style:text-autospace="none" fo:margin-bottom="0in" fo:line-height="100%"/>
    </style:style>
    <style:style style:name="T3728" style:parent-style-name="DefaultParagraphFont" style:family="text">
      <style:text-properties style:font-name="Consolas" style:font-name-complex="Consolas" fo:color="#000000" fo:font-size="9.5pt" style:font-size-asian="9.5pt" style:font-size-complex="9.5pt" fo:language="en" fo:country="US"/>
    </style:style>
    <style:style style:name="T3729" style:parent-style-name="DefaultParagraphFont" style:family="text">
      <style:text-properties style:font-name="Consolas" style:font-name-complex="Consolas" fo:color="#0000FF" fo:font-size="9.5pt" style:font-size-asian="9.5pt" style:font-size-complex="9.5pt" fo:language="en" fo:country="US"/>
    </style:style>
    <style:style style:name="T3730" style:parent-style-name="DefaultParagraphFont" style:family="text">
      <style:text-properties style:font-name="Consolas" style:font-name-complex="Consolas" fo:color="#000000" fo:font-size="9.5pt" style:font-size-asian="9.5pt" style:font-size-complex="9.5pt" fo:language="en" fo:country="US"/>
    </style:style>
    <style:style style:name="P37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32" style:parent-style-name="Normal" style:family="paragraph">
      <style:paragraph-properties style:text-autospace="none" fo:margin-bottom="0in" fo:line-height="100%"/>
    </style:style>
    <style:style style:name="T3733" style:parent-style-name="DefaultParagraphFont" style:family="text">
      <style:text-properties style:font-name="Consolas" style:font-name-complex="Consolas" fo:color="#000000" fo:font-size="9.5pt" style:font-size-asian="9.5pt" style:font-size-complex="9.5pt" fo:language="en" fo:country="US"/>
    </style:style>
    <style:style style:name="T3734" style:parent-style-name="DefaultParagraphFont" style:family="text">
      <style:text-properties style:font-name="Consolas" style:font-name-complex="Consolas" fo:color="#808080" fo:font-size="9.5pt" style:font-size-asian="9.5pt" style:font-size-complex="9.5pt" fo:language="en" fo:country="US"/>
    </style:style>
    <style:style style:name="P373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36" style:parent-style-name="Normal" style:family="paragraph">
      <style:paragraph-properties style:text-autospace="none" fo:margin-bottom="0in" fo:line-height="100%"/>
    </style:style>
    <style:style style:name="T3737" style:parent-style-name="DefaultParagraphFont" style:family="text">
      <style:text-properties style:font-name="Consolas" style:font-name-complex="Consolas" fo:color="#000000" fo:font-size="9.5pt" style:font-size-asian="9.5pt" style:font-size-complex="9.5pt" fo:language="en" fo:country="US"/>
    </style:style>
    <style:style style:name="T3738" style:parent-style-name="DefaultParagraphFont" style:family="text">
      <style:text-properties style:font-name="Consolas" style:font-name-complex="Consolas" fo:color="#808080" fo:font-size="9.5pt" style:font-size-asian="9.5pt" style:font-size-complex="9.5pt" fo:language="en" fo:country="US"/>
    </style:style>
    <style:style style:name="T3739" style:parent-style-name="DefaultParagraphFont" style:family="text">
      <style:text-properties style:font-name="Consolas" style:font-name-complex="Consolas" fo:color="#000000" fo:font-size="9.5pt" style:font-size-asian="9.5pt" style:font-size-complex="9.5pt" fo:language="en" fo:country="US"/>
    </style:style>
    <style:style style:name="P37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41" style:parent-style-name="Normal" style:family="paragraph">
      <style:paragraph-properties style:text-autospace="none" fo:margin-bottom="0in" fo:line-height="100%"/>
    </style:style>
    <style:style style:name="T3742" style:parent-style-name="DefaultParagraphFont" style:family="text">
      <style:text-properties style:font-name="Consolas" style:font-name-complex="Consolas" fo:color="#000000" fo:font-size="9.5pt" style:font-size-asian="9.5pt" style:font-size-complex="9.5pt" fo:language="en" fo:country="US"/>
    </style:style>
    <style:style style:name="T3743" style:parent-style-name="DefaultParagraphFont" style:family="text">
      <style:text-properties style:font-name="Consolas" style:font-name-complex="Consolas" fo:color="#0000FF" fo:font-size="9.5pt" style:font-size-asian="9.5pt" style:font-size-complex="9.5pt" fo:language="en" fo:country="US"/>
    </style:style>
    <style:style style:name="T3744" style:parent-style-name="DefaultParagraphFont" style:family="text">
      <style:text-properties style:font-name="Consolas" style:font-name-complex="Consolas" fo:color="#000000" fo:font-size="9.5pt" style:font-size-asian="9.5pt" style:font-size-complex="9.5pt" fo:language="en" fo:country="US"/>
    </style:style>
    <style:style style:name="T3745" style:parent-style-name="DefaultParagraphFont" style:family="text">
      <style:text-properties style:font-name="Consolas" style:font-name-complex="Consolas" fo:color="#2B91AF" fo:font-size="9.5pt" style:font-size-asian="9.5pt" style:font-size-complex="9.5pt" fo:language="en" fo:country="US"/>
    </style:style>
    <style:style style:name="T3746" style:parent-style-name="DefaultParagraphFont" style:family="text">
      <style:text-properties style:font-name="Consolas" style:font-name-complex="Consolas" fo:color="#000000" fo:font-size="9.5pt" style:font-size-asian="9.5pt" style:font-size-complex="9.5pt" fo:language="en" fo:country="US"/>
    </style:style>
    <style:style style:name="T3747" style:parent-style-name="DefaultParagraphFont" style:family="text">
      <style:text-properties style:font-name="Consolas" style:font-name-complex="Consolas" fo:color="#0000FF" fo:font-size="9.5pt" style:font-size-asian="9.5pt" style:font-size-complex="9.5pt" fo:language="en" fo:country="US"/>
    </style:style>
    <style:style style:name="T3748" style:parent-style-name="DefaultParagraphFont" style:family="text">
      <style:text-properties style:font-name="Consolas" style:font-name-complex="Consolas" fo:color="#000000" fo:font-size="9.5pt" style:font-size-asian="9.5pt" style:font-size-complex="9.5pt" fo:language="en" fo:country="US"/>
    </style:style>
    <style:style style:name="P37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54" style:parent-style-name="Normal" style:family="paragraph">
      <style:paragraph-properties style:text-autospace="none" fo:margin-bottom="0in" fo:line-height="100%"/>
    </style:style>
    <style:style style:name="T3755" style:parent-style-name="DefaultParagraphFont" style:family="text">
      <style:text-properties style:font-name="Consolas" style:font-name-complex="Consolas" fo:color="#000000" fo:font-size="9.5pt" style:font-size-asian="9.5pt" style:font-size-complex="9.5pt" fo:language="en" fo:country="US"/>
    </style:style>
    <style:style style:name="T3756" style:parent-style-name="DefaultParagraphFont" style:family="text">
      <style:text-properties style:font-name="Consolas" style:font-name-complex="Consolas" fo:color="#808080" fo:font-size="9.5pt" style:font-size-asian="9.5pt" style:font-size-complex="9.5pt" fo:language="en" fo:country="US"/>
    </style:style>
    <style:style style:name="P375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58" style:parent-style-name="Normal" style:family="paragraph">
      <style:paragraph-properties style:text-autospace="none" fo:margin-bottom="0in" fo:line-height="100%"/>
    </style:style>
    <style:style style:name="T3759" style:parent-style-name="DefaultParagraphFont" style:family="text">
      <style:text-properties style:font-name="Consolas" style:font-name-complex="Consolas" fo:color="#000000" fo:font-size="9.5pt" style:font-size-asian="9.5pt" style:font-size-complex="9.5pt" fo:language="en" fo:country="US"/>
    </style:style>
    <style:style style:name="T3760" style:parent-style-name="DefaultParagraphFont" style:family="text">
      <style:text-properties style:font-name="Consolas" style:font-name-complex="Consolas" fo:color="#808080" fo:font-size="9.5pt" style:font-size-asian="9.5pt" style:font-size-complex="9.5pt" fo:language="en" fo:country="US"/>
    </style:style>
    <style:style style:name="T3761" style:parent-style-name="DefaultParagraphFont" style:family="text">
      <style:text-properties style:font-name="Consolas" style:font-name-complex="Consolas" fo:color="#000000" fo:font-size="9.5pt" style:font-size-asian="9.5pt" style:font-size-complex="9.5pt" fo:language="en" fo:country="US"/>
    </style:style>
    <style:style style:name="P37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63" style:parent-style-name="Normal" style:family="paragraph">
      <style:paragraph-properties style:text-autospace="none" fo:margin-bottom="0in" fo:line-height="100%"/>
    </style:style>
    <style:style style:name="T3764" style:parent-style-name="DefaultParagraphFont" style:family="text">
      <style:text-properties style:font-name="Consolas" style:font-name-complex="Consolas" fo:color="#000000" fo:font-size="9.5pt" style:font-size-asian="9.5pt" style:font-size-complex="9.5pt" fo:language="en" fo:country="US"/>
    </style:style>
    <style:style style:name="T3765" style:parent-style-name="DefaultParagraphFont" style:family="text">
      <style:text-properties style:font-name="Consolas" style:font-name-complex="Consolas" fo:color="#0000FF" fo:font-size="9.5pt" style:font-size-asian="9.5pt" style:font-size-complex="9.5pt" fo:language="en" fo:country="US"/>
    </style:style>
    <style:style style:name="T3766" style:parent-style-name="DefaultParagraphFont" style:family="text">
      <style:text-properties style:font-name="Consolas" style:font-name-complex="Consolas" fo:color="#000000" fo:font-size="9.5pt" style:font-size-asian="9.5pt" style:font-size-complex="9.5pt" fo:language="en" fo:country="US"/>
    </style:style>
    <style:style style:name="T3767" style:parent-style-name="DefaultParagraphFont" style:family="text">
      <style:text-properties style:font-name="Consolas" style:font-name-complex="Consolas" fo:color="#0000FF" fo:font-size="9.5pt" style:font-size-asian="9.5pt" style:font-size-complex="9.5pt" fo:language="en" fo:country="US"/>
    </style:style>
    <style:style style:name="T3768" style:parent-style-name="DefaultParagraphFont" style:family="text">
      <style:text-properties style:font-name="Consolas" style:font-name-complex="Consolas" fo:color="#000000" fo:font-size="9.5pt" style:font-size-asian="9.5pt" style:font-size-complex="9.5pt" fo:language="en" fo:country="US"/>
    </style:style>
    <style:style style:name="T3769" style:parent-style-name="DefaultParagraphFont" style:family="text">
      <style:text-properties style:font-name="Consolas" style:font-name-complex="Consolas" fo:color="#0000FF" fo:font-size="9.5pt" style:font-size-asian="9.5pt" style:font-size-complex="9.5pt" fo:language="en" fo:country="US"/>
    </style:style>
    <style:style style:name="T3770" style:parent-style-name="DefaultParagraphFont" style:family="text">
      <style:text-properties style:font-name="Consolas" style:font-name-complex="Consolas" fo:color="#000000" fo:font-size="9.5pt" style:font-size-asian="9.5pt" style:font-size-complex="9.5pt" fo:language="en" fo:country="US"/>
    </style:style>
    <style:style style:name="T3771" style:parent-style-name="DefaultParagraphFont" style:family="text">
      <style:text-properties style:font-name="Consolas" style:font-name-complex="Consolas" fo:color="#0000FF" fo:font-size="9.5pt" style:font-size-asian="9.5pt" style:font-size-complex="9.5pt" fo:language="en" fo:country="US"/>
    </style:style>
    <style:style style:name="T3772" style:parent-style-name="DefaultParagraphFont" style:family="text">
      <style:text-properties style:font-name="Consolas" style:font-name-complex="Consolas" fo:color="#000000" fo:font-size="9.5pt" style:font-size-asian="9.5pt" style:font-size-complex="9.5pt" fo:language="en" fo:country="US"/>
    </style:style>
    <style:style style:name="T3773" style:parent-style-name="DefaultParagraphFont" style:family="text">
      <style:text-properties style:font-name="Consolas" style:font-name-complex="Consolas" fo:color="#0000FF" fo:font-size="9.5pt" style:font-size-asian="9.5pt" style:font-size-complex="9.5pt" fo:language="en" fo:country="US"/>
    </style:style>
    <style:style style:name="T3774" style:parent-style-name="DefaultParagraphFont" style:family="text">
      <style:text-properties style:font-name="Consolas" style:font-name-complex="Consolas" fo:color="#000000" fo:font-size="9.5pt" style:font-size-asian="9.5pt" style:font-size-complex="9.5pt" fo:language="en" fo:country="US"/>
    </style:style>
    <style:style style:name="T3775" style:parent-style-name="DefaultParagraphFont" style:family="text">
      <style:text-properties style:font-name="Consolas" style:font-name-complex="Consolas" fo:color="#0000FF" fo:font-size="9.5pt" style:font-size-asian="9.5pt" style:font-size-complex="9.5pt" fo:language="en" fo:country="US"/>
    </style:style>
    <style:style style:name="T3776" style:parent-style-name="DefaultParagraphFont" style:family="text">
      <style:text-properties style:font-name="Consolas" style:font-name-complex="Consolas" fo:color="#000000" fo:font-size="9.5pt" style:font-size-asian="9.5pt" style:font-size-complex="9.5pt" fo:language="en" fo:country="US"/>
    </style:style>
    <style:style style:name="P37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7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80" style:parent-style-name="Normal" style:family="paragraph">
      <style:paragraph-properties style:text-autospace="none" fo:margin-bottom="0in" fo:line-height="100%"/>
    </style:style>
    <style:style style:name="T3781" style:parent-style-name="DefaultParagraphFont" style:family="text">
      <style:text-properties style:font-name="Consolas" style:font-name-complex="Consolas" fo:color="#000000" fo:font-size="9.5pt" style:font-size-asian="9.5pt" style:font-size-complex="9.5pt" fo:language="en" fo:country="US"/>
    </style:style>
    <style:style style:name="T3782" style:parent-style-name="DefaultParagraphFont" style:family="text">
      <style:text-properties style:font-name="Consolas" style:font-name-complex="Consolas" fo:color="#0000FF" fo:font-size="9.5pt" style:font-size-asian="9.5pt" style:font-size-complex="9.5pt" fo:language="en" fo:country="US"/>
    </style:style>
    <style:style style:name="T3783" style:parent-style-name="DefaultParagraphFont" style:family="text">
      <style:text-properties style:font-name="Consolas" style:font-name-complex="Consolas" fo:color="#000000" fo:font-size="9.5pt" style:font-size-asian="9.5pt" style:font-size-complex="9.5pt" fo:language="en" fo:country="US"/>
    </style:style>
    <style:style style:name="P37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87" style:parent-style-name="Normal" style:family="paragraph">
      <style:paragraph-properties style:text-autospace="none" fo:margin-bottom="0in" fo:line-height="100%"/>
    </style:style>
    <style:style style:name="T3788" style:parent-style-name="DefaultParagraphFont" style:family="text">
      <style:text-properties style:font-name="Consolas" style:font-name-complex="Consolas" fo:color="#000000" fo:font-size="9.5pt" style:font-size-asian="9.5pt" style:font-size-complex="9.5pt" fo:language="en" fo:country="US"/>
    </style:style>
    <style:style style:name="T3789" style:parent-style-name="DefaultParagraphFont" style:family="text">
      <style:text-properties style:font-name="Consolas" style:font-name-complex="Consolas" fo:color="#0000FF" fo:font-size="9.5pt" style:font-size-asian="9.5pt" style:font-size-complex="9.5pt" fo:language="en" fo:country="US"/>
    </style:style>
    <style:style style:name="T3790" style:parent-style-name="DefaultParagraphFont" style:family="text">
      <style:text-properties style:font-name="Consolas" style:font-name-complex="Consolas" fo:color="#000000" fo:font-size="9.5pt" style:font-size-asian="9.5pt" style:font-size-complex="9.5pt" fo:language="en" fo:country="US"/>
    </style:style>
    <style:style style:name="P37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94" style:parent-style-name="Normal" style:family="paragraph">
      <style:paragraph-properties style:text-autospace="none" fo:margin-bottom="0in" fo:line-height="100%"/>
    </style:style>
    <style:style style:name="T3795" style:parent-style-name="DefaultParagraphFont" style:family="text">
      <style:text-properties style:font-name="Consolas" style:font-name-complex="Consolas" fo:color="#000000" fo:font-size="9.5pt" style:font-size-asian="9.5pt" style:font-size-complex="9.5pt" fo:language="en" fo:country="US"/>
    </style:style>
    <style:style style:name="T3796" style:parent-style-name="DefaultParagraphFont" style:family="text">
      <style:text-properties style:font-name="Consolas" style:font-name-complex="Consolas" fo:color="#0000FF" fo:font-size="9.5pt" style:font-size-asian="9.5pt" style:font-size-complex="9.5pt" fo:language="en" fo:country="US"/>
    </style:style>
    <style:style style:name="T3797" style:parent-style-name="DefaultParagraphFont" style:family="text">
      <style:text-properties style:font-name="Consolas" style:font-name-complex="Consolas" fo:color="#000000" fo:font-size="9.5pt" style:font-size-asian="9.5pt" style:font-size-complex="9.5pt" fo:language="en" fo:country="US"/>
    </style:style>
    <style:style style:name="P37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7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01" style:parent-style-name="Normal" style:family="paragraph">
      <style:paragraph-properties style:text-autospace="none" fo:margin-bottom="0in" fo:line-height="100%"/>
    </style:style>
    <style:style style:name="T3802" style:parent-style-name="DefaultParagraphFont" style:family="text">
      <style:text-properties style:font-name="Consolas" style:font-name-complex="Consolas" fo:color="#000000" fo:font-size="9.5pt" style:font-size-asian="9.5pt" style:font-size-complex="9.5pt" fo:language="en" fo:country="US"/>
    </style:style>
    <style:style style:name="T3803" style:parent-style-name="DefaultParagraphFont" style:family="text">
      <style:text-properties style:font-name="Consolas" style:font-name-complex="Consolas" fo:color="#0000FF" fo:font-size="9.5pt" style:font-size-asian="9.5pt" style:font-size-complex="9.5pt" fo:language="en" fo:country="US"/>
    </style:style>
    <style:style style:name="T3804" style:parent-style-name="DefaultParagraphFont" style:family="text">
      <style:text-properties style:font-name="Consolas" style:font-name-complex="Consolas" fo:color="#000000" fo:font-size="9.5pt" style:font-size-asian="9.5pt" style:font-size-complex="9.5pt" fo:language="en" fo:country="US"/>
    </style:style>
    <style:style style:name="P38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0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08" style:parent-style-name="Normal" style:family="paragraph">
      <style:paragraph-properties style:text-autospace="none" fo:margin-bottom="0in" fo:line-height="100%"/>
    </style:style>
    <style:style style:name="T3809" style:parent-style-name="DefaultParagraphFont" style:family="text">
      <style:text-properties style:font-name="Consolas" style:font-name-complex="Consolas" fo:color="#000000" fo:font-size="9.5pt" style:font-size-asian="9.5pt" style:font-size-complex="9.5pt" fo:language="en" fo:country="US"/>
    </style:style>
    <style:style style:name="T3810" style:parent-style-name="DefaultParagraphFont" style:family="text">
      <style:text-properties style:font-name="Consolas" style:font-name-complex="Consolas" fo:color="#0000FF" fo:font-size="9.5pt" style:font-size-asian="9.5pt" style:font-size-complex="9.5pt" fo:language="en" fo:country="US"/>
    </style:style>
    <style:style style:name="T3811" style:parent-style-name="DefaultParagraphFont" style:family="text">
      <style:text-properties style:font-name="Consolas" style:font-name-complex="Consolas" fo:color="#000000" fo:font-size="9.5pt" style:font-size-asian="9.5pt" style:font-size-complex="9.5pt" fo:language="en" fo:country="US"/>
    </style:style>
    <style:style style:name="P38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1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18" style:parent-style-name="Normal" style:family="paragraph">
      <style:paragraph-properties style:text-autospace="none" fo:margin-bottom="0in" fo:line-height="100%"/>
    </style:style>
    <style:style style:name="T3819" style:parent-style-name="DefaultParagraphFont" style:family="text">
      <style:text-properties style:font-name="Consolas" style:font-name-complex="Consolas" fo:color="#000000" fo:font-size="9.5pt" style:font-size-asian="9.5pt" style:font-size-complex="9.5pt" fo:language="en" fo:country="US"/>
    </style:style>
    <style:style style:name="T3820" style:parent-style-name="DefaultParagraphFont" style:family="text">
      <style:text-properties style:font-name="Consolas" style:font-name-complex="Consolas" fo:color="#0000FF" fo:font-size="9.5pt" style:font-size-asian="9.5pt" style:font-size-complex="9.5pt" fo:language="en" fo:country="US"/>
    </style:style>
    <style:style style:name="T3821" style:parent-style-name="DefaultParagraphFont" style:family="text">
      <style:text-properties style:font-name="Consolas" style:font-name-complex="Consolas" fo:color="#000000" fo:font-size="9.5pt" style:font-size-asian="9.5pt" style:font-size-complex="9.5pt" fo:language="en" fo:country="US"/>
    </style:style>
    <style:style style:name="T3822" style:parent-style-name="DefaultParagraphFont" style:family="text">
      <style:text-properties style:font-name="Consolas" style:font-name-complex="Consolas" fo:color="#0000FF" fo:font-size="9.5pt" style:font-size-asian="9.5pt" style:font-size-complex="9.5pt" fo:language="en" fo:country="US"/>
    </style:style>
    <style:style style:name="T3823" style:parent-style-name="DefaultParagraphFont" style:family="text">
      <style:text-properties style:font-name="Consolas" style:font-name-complex="Consolas" fo:color="#000000" fo:font-size="9.5pt" style:font-size-asian="9.5pt" style:font-size-complex="9.5pt" fo:language="en" fo:country="US"/>
    </style:style>
    <style:style style:name="P382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25" style:parent-style-name="Normal" style:family="paragraph">
      <style:paragraph-properties style:text-autospace="none" fo:margin-bottom="0in" fo:line-height="100%"/>
    </style:style>
    <style:style style:name="T3826" style:parent-style-name="DefaultParagraphFont" style:family="text">
      <style:text-properties style:font-name="Consolas" style:font-name-complex="Consolas" fo:color="#000000" fo:font-size="9.5pt" style:font-size-asian="9.5pt" style:font-size-complex="9.5pt" fo:language="en" fo:country="US"/>
    </style:style>
    <style:style style:name="T3827" style:parent-style-name="DefaultParagraphFont" style:family="text">
      <style:text-properties style:font-name="Consolas" style:font-name-complex="Consolas" fo:color="#0000FF" fo:font-size="9.5pt" style:font-size-asian="9.5pt" style:font-size-complex="9.5pt" fo:language="en" fo:country="US"/>
    </style:style>
    <style:style style:name="T3828" style:parent-style-name="DefaultParagraphFont" style:family="text">
      <style:text-properties style:font-name="Consolas" style:font-name-complex="Consolas" fo:color="#000000" fo:font-size="9.5pt" style:font-size-asian="9.5pt" style:font-size-complex="9.5pt" fo:language="en" fo:country="US"/>
    </style:style>
    <style:style style:name="P38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33" style:parent-style-name="Normal" style:family="paragraph">
      <style:paragraph-properties style:text-autospace="none" fo:margin-bottom="0in" fo:line-height="100%"/>
    </style:style>
    <style:style style:name="T3834" style:parent-style-name="DefaultParagraphFont" style:family="text">
      <style:text-properties style:font-name="Consolas" style:font-name-complex="Consolas" fo:color="#000000" fo:font-size="9.5pt" style:font-size-asian="9.5pt" style:font-size-complex="9.5pt" fo:language="en" fo:country="US"/>
    </style:style>
    <style:style style:name="T3835" style:parent-style-name="DefaultParagraphFont" style:family="text">
      <style:text-properties style:font-name="Consolas" style:font-name-complex="Consolas" fo:color="#0000FF" fo:font-size="9.5pt" style:font-size-asian="9.5pt" style:font-size-complex="9.5pt" fo:language="en" fo:country="US"/>
    </style:style>
    <style:style style:name="T3836" style:parent-style-name="DefaultParagraphFont" style:family="text">
      <style:text-properties style:font-name="Consolas" style:font-name-complex="Consolas" fo:color="#000000" fo:font-size="9.5pt" style:font-size-asian="9.5pt" style:font-size-complex="9.5pt" fo:language="en" fo:country="US"/>
    </style:style>
    <style:style style:name="P38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38" style:parent-style-name="Normal" style:family="paragraph">
      <style:paragraph-properties style:text-autospace="none" fo:margin-bottom="0in" fo:line-height="100%"/>
    </style:style>
    <style:style style:name="T3839" style:parent-style-name="DefaultParagraphFont" style:family="text">
      <style:text-properties style:font-name="Consolas" style:font-name-complex="Consolas" fo:color="#000000" fo:font-size="9.5pt" style:font-size-asian="9.5pt" style:font-size-complex="9.5pt" fo:language="en" fo:country="US"/>
    </style:style>
    <style:style style:name="T3840" style:parent-style-name="DefaultParagraphFont" style:family="text">
      <style:text-properties style:font-name="Consolas" style:font-name-complex="Consolas" fo:color="#0000FF" fo:font-size="9.5pt" style:font-size-asian="9.5pt" style:font-size-complex="9.5pt" fo:language="en" fo:country="US"/>
    </style:style>
    <style:style style:name="T3841" style:parent-style-name="DefaultParagraphFont" style:family="text">
      <style:text-properties style:font-name="Consolas" style:font-name-complex="Consolas" fo:color="#000000" fo:font-size="9.5pt" style:font-size-asian="9.5pt" style:font-size-complex="9.5pt" fo:language="en" fo:country="US"/>
    </style:style>
    <style:style style:name="P38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45" style:parent-style-name="Normal" style:family="paragraph">
      <style:paragraph-properties style:text-autospace="none" fo:margin-bottom="0in" fo:line-height="100%"/>
    </style:style>
    <style:style style:name="T3846" style:parent-style-name="DefaultParagraphFont" style:family="text">
      <style:text-properties style:font-name="Consolas" style:font-name-complex="Consolas" fo:color="#000000" fo:font-size="9.5pt" style:font-size-asian="9.5pt" style:font-size-complex="9.5pt" fo:language="en" fo:country="US"/>
    </style:style>
    <style:style style:name="T3847" style:parent-style-name="DefaultParagraphFont" style:family="text">
      <style:text-properties style:font-name="Consolas" style:font-name-complex="Consolas" fo:color="#0000FF" fo:font-size="9.5pt" style:font-size-asian="9.5pt" style:font-size-complex="9.5pt" fo:language="en" fo:country="US"/>
    </style:style>
    <style:style style:name="T3848" style:parent-style-name="DefaultParagraphFont" style:family="text">
      <style:text-properties style:font-name="Consolas" style:font-name-complex="Consolas" fo:color="#000000" fo:font-size="9.5pt" style:font-size-asian="9.5pt" style:font-size-complex="9.5pt" fo:language="en" fo:country="US"/>
    </style:style>
    <style:style style:name="T3849" style:parent-style-name="DefaultParagraphFont" style:family="text">
      <style:text-properties style:font-name="Consolas" style:font-name-complex="Consolas" fo:color="#0000FF" fo:font-size="9.5pt" style:font-size-asian="9.5pt" style:font-size-complex="9.5pt" fo:language="en" fo:country="US"/>
    </style:style>
    <style:style style:name="T3850" style:parent-style-name="DefaultParagraphFont" style:family="text">
      <style:text-properties style:font-name="Consolas" style:font-name-complex="Consolas" fo:color="#000000" fo:font-size="9.5pt" style:font-size-asian="9.5pt" style:font-size-complex="9.5pt" fo:language="en" fo:country="US"/>
    </style:style>
    <style:style style:name="P38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5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5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56" style:parent-style-name="Normal" style:family="paragraph">
      <style:paragraph-properties style:text-autospace="none" fo:margin-bottom="0in" fo:line-height="100%"/>
    </style:style>
    <style:style style:name="T3857" style:parent-style-name="DefaultParagraphFont" style:family="text">
      <style:text-properties style:font-name="Consolas" style:font-name-complex="Consolas" fo:color="#000000" fo:font-size="9.5pt" style:font-size-asian="9.5pt" style:font-size-complex="9.5pt" fo:language="en" fo:country="US"/>
    </style:style>
    <style:style style:name="T3858" style:parent-style-name="DefaultParagraphFont" style:family="text">
      <style:text-properties style:font-name="Consolas" style:font-name-complex="Consolas" fo:color="#808080" fo:font-size="9.5pt" style:font-size-asian="9.5pt" style:font-size-complex="9.5pt" fo:language="en" fo:country="US"/>
    </style:style>
    <style:style style:name="P38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60" style:parent-style-name="Normal" style:family="paragraph">
      <style:paragraph-properties style:text-autospace="none" fo:margin-bottom="0in" fo:line-height="100%"/>
    </style:style>
    <style:style style:name="T3861" style:parent-style-name="DefaultParagraphFont" style:family="text">
      <style:text-properties style:font-name="Consolas" style:font-name-complex="Consolas" fo:color="#000000" fo:font-size="9.5pt" style:font-size-asian="9.5pt" style:font-size-complex="9.5pt" fo:language="en" fo:country="US"/>
    </style:style>
    <style:style style:name="T3862" style:parent-style-name="DefaultParagraphFont" style:family="text">
      <style:text-properties style:font-name="Consolas" style:font-name-complex="Consolas" fo:color="#808080" fo:font-size="9.5pt" style:font-size-asian="9.5pt" style:font-size-complex="9.5pt" fo:language="en" fo:country="US"/>
    </style:style>
    <style:style style:name="T3863" style:parent-style-name="DefaultParagraphFont" style:family="text">
      <style:text-properties style:font-name="Consolas" style:font-name-complex="Consolas" fo:color="#000000" fo:font-size="9.5pt" style:font-size-asian="9.5pt" style:font-size-complex="9.5pt" fo:language="en" fo:country="US"/>
    </style:style>
    <style:style style:name="P38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65" style:parent-style-name="Normal" style:family="paragraph">
      <style:paragraph-properties style:text-autospace="none" fo:margin-bottom="0in" fo:line-height="100%"/>
    </style:style>
    <style:style style:name="T3866" style:parent-style-name="DefaultParagraphFont" style:family="text">
      <style:text-properties style:font-name="Consolas" style:font-name-complex="Consolas" fo:color="#000000" fo:font-size="9.5pt" style:font-size-asian="9.5pt" style:font-size-complex="9.5pt" fo:language="en" fo:country="US"/>
    </style:style>
    <style:style style:name="T3867" style:parent-style-name="DefaultParagraphFont" style:family="text">
      <style:text-properties style:font-name="Consolas" style:font-name-complex="Consolas" fo:color="#0000FF" fo:font-size="9.5pt" style:font-size-asian="9.5pt" style:font-size-complex="9.5pt" fo:language="en" fo:country="US"/>
    </style:style>
    <style:style style:name="T3868" style:parent-style-name="DefaultParagraphFont" style:family="text">
      <style:text-properties style:font-name="Consolas" style:font-name-complex="Consolas" fo:color="#000000" fo:font-size="9.5pt" style:font-size-asian="9.5pt" style:font-size-complex="9.5pt" fo:language="en" fo:country="US"/>
    </style:style>
    <style:style style:name="T3869" style:parent-style-name="DefaultParagraphFont" style:family="text">
      <style:text-properties style:font-name="Consolas" style:font-name-complex="Consolas" fo:color="#0000FF" fo:font-size="9.5pt" style:font-size-asian="9.5pt" style:font-size-complex="9.5pt" fo:language="en" fo:country="US"/>
    </style:style>
    <style:style style:name="T3870" style:parent-style-name="DefaultParagraphFont" style:family="text">
      <style:text-properties style:font-name="Consolas" style:font-name-complex="Consolas" fo:color="#000000" fo:font-size="9.5pt" style:font-size-asian="9.5pt" style:font-size-complex="9.5pt" fo:language="en" fo:country="US"/>
    </style:style>
    <style:style style:name="P3871" style:parent-style-name="Normal" style:family="paragraph">
      <style:paragraph-properties style:text-autospace="none" fo:margin-bottom="0in" fo:line-height="100%"/>
    </style:style>
    <style:style style:name="T3872" style:parent-style-name="DefaultParagraphFont" style:family="text">
      <style:text-properties style:font-name="Consolas" style:font-name-complex="Consolas" fo:color="#000000" fo:font-size="9.5pt" style:font-size-asian="9.5pt" style:font-size-complex="9.5pt" fo:language="en" fo:country="US"/>
    </style:style>
    <style:style style:name="T3873" style:parent-style-name="DefaultParagraphFont" style:family="text">
      <style:text-properties style:font-name="Consolas" style:font-name-complex="Consolas" fo:color="#008000" fo:font-size="9.5pt" style:font-size-asian="9.5pt" style:font-size-complex="9.5pt" fo:language="en" fo:country="US"/>
    </style:style>
    <style:style style:name="P38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75" style:parent-style-name="Normal" style:family="paragraph">
      <style:paragraph-properties style:text-autospace="none" fo:margin-bottom="0in" fo:line-height="100%"/>
    </style:style>
    <style:style style:name="T3876" style:parent-style-name="DefaultParagraphFont" style:family="text">
      <style:text-properties style:font-name="Consolas" style:font-name-complex="Consolas" fo:color="#000000" fo:font-size="9.5pt" style:font-size-asian="9.5pt" style:font-size-complex="9.5pt" fo:language="en" fo:country="US"/>
    </style:style>
    <style:style style:name="T3877" style:parent-style-name="DefaultParagraphFont" style:family="text">
      <style:text-properties style:font-name="Consolas" style:font-name-complex="Consolas" fo:color="#A31515" fo:font-size="9.5pt" style:font-size-asian="9.5pt" style:font-size-complex="9.5pt" fo:language="en" fo:country="US"/>
    </style:style>
    <style:style style:name="T3878" style:parent-style-name="DefaultParagraphFont" style:family="text">
      <style:text-properties style:font-name="Consolas" style:font-name-complex="Consolas" fo:color="#000000" fo:font-size="9.5pt" style:font-size-asian="9.5pt" style:font-size-complex="9.5pt" fo:language="en" fo:country="US"/>
    </style:style>
    <style:style style:name="T3879" style:parent-style-name="DefaultParagraphFont" style:family="text">
      <style:text-properties style:font-name="Consolas" style:font-name-complex="Consolas" fo:color="#A31515" fo:font-size="9.5pt" style:font-size-asian="9.5pt" style:font-size-complex="9.5pt" fo:language="en" fo:country="US"/>
    </style:style>
    <style:style style:name="T3880" style:parent-style-name="DefaultParagraphFont" style:family="text">
      <style:text-properties style:font-name="Consolas" style:font-name-complex="Consolas" fo:color="#000000" fo:font-size="9.5pt" style:font-size-asian="9.5pt" style:font-size-complex="9.5pt" fo:language="en" fo:country="US"/>
    </style:style>
    <style:style style:name="T3881" style:parent-style-name="DefaultParagraphFont" style:family="text">
      <style:text-properties style:font-name="Consolas" style:font-name-complex="Consolas" fo:color="#A31515" fo:font-size="9.5pt" style:font-size-asian="9.5pt" style:font-size-complex="9.5pt" fo:language="en" fo:country="US"/>
    </style:style>
    <style:style style:name="T3882" style:parent-style-name="DefaultParagraphFont" style:family="text">
      <style:text-properties style:font-name="Consolas" style:font-name-complex="Consolas" fo:color="#000000" fo:font-size="9.5pt" style:font-size-asian="9.5pt" style:font-size-complex="9.5pt" fo:language="en" fo:country="US"/>
    </style:style>
    <style:style style:name="P38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84" style:parent-style-name="Normal" style:family="paragraph">
      <style:paragraph-properties style:text-autospace="none" fo:margin-bottom="0in" fo:line-height="100%"/>
    </style:style>
    <style:style style:name="T3885" style:parent-style-name="DefaultParagraphFont" style:family="text">
      <style:text-properties style:font-name="Consolas" style:font-name-complex="Consolas" fo:color="#000000" fo:font-size="9.5pt" style:font-size-asian="9.5pt" style:font-size-complex="9.5pt" fo:language="en" fo:country="US"/>
    </style:style>
    <style:style style:name="T3886" style:parent-style-name="DefaultParagraphFont" style:family="text">
      <style:text-properties style:font-name="Consolas" style:font-name-complex="Consolas" fo:color="#0000FF" fo:font-size="9.5pt" style:font-size-asian="9.5pt" style:font-size-complex="9.5pt" fo:language="en" fo:country="US"/>
    </style:style>
    <style:style style:name="T3887" style:parent-style-name="DefaultParagraphFont" style:family="text">
      <style:text-properties style:font-name="Consolas" style:font-name-complex="Consolas" fo:color="#000000" fo:font-size="9.5pt" style:font-size-asian="9.5pt" style:font-size-complex="9.5pt" fo:language="en" fo:country="US"/>
    </style:style>
    <style:style style:name="P38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90" style:parent-style-name="Normal" style:family="paragraph">
      <style:paragraph-properties style:text-autospace="none" fo:margin-bottom="0in" fo:line-height="100%"/>
    </style:style>
    <style:style style:name="T3891" style:parent-style-name="DefaultParagraphFont" style:family="text">
      <style:text-properties style:font-name="Consolas" style:font-name-complex="Consolas" fo:color="#000000" fo:font-size="9.5pt" style:font-size-asian="9.5pt" style:font-size-complex="9.5pt" fo:language="en" fo:country="US"/>
    </style:style>
    <style:style style:name="T3892" style:parent-style-name="DefaultParagraphFont" style:family="text">
      <style:text-properties style:font-name="Consolas" style:font-name-complex="Consolas" fo:color="#0000FF" fo:font-size="9.5pt" style:font-size-asian="9.5pt" style:font-size-complex="9.5pt" fo:language="en" fo:country="US"/>
    </style:style>
    <style:style style:name="T3893" style:parent-style-name="DefaultParagraphFont" style:family="text">
      <style:text-properties style:font-name="Consolas" style:font-name-complex="Consolas" fo:color="#000000" fo:font-size="9.5pt" style:font-size-asian="9.5pt" style:font-size-complex="9.5pt" fo:language="en" fo:country="US"/>
    </style:style>
    <style:style style:name="T3894" style:parent-style-name="DefaultParagraphFont" style:family="text">
      <style:text-properties style:font-name="Consolas" style:font-name-complex="Consolas" fo:color="#0000FF" fo:font-size="9.5pt" style:font-size-asian="9.5pt" style:font-size-complex="9.5pt" fo:language="en" fo:country="US"/>
    </style:style>
    <style:style style:name="T3895" style:parent-style-name="DefaultParagraphFont" style:family="text">
      <style:text-properties style:font-name="Consolas" style:font-name-complex="Consolas" fo:color="#000000" fo:font-size="9.5pt" style:font-size-asian="9.5pt" style:font-size-complex="9.5pt" fo:language="en" fo:country="US"/>
    </style:style>
    <style:style style:name="P389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897" style:parent-style-name="Normal" style:family="paragraph">
      <style:paragraph-properties style:text-autospace="none" fo:margin-bottom="0in" fo:line-height="100%"/>
    </style:style>
    <style:style style:name="T3898" style:parent-style-name="DefaultParagraphFont" style:family="text">
      <style:text-properties style:font-name="Consolas" style:font-name-complex="Consolas" fo:color="#000000" fo:font-size="9.5pt" style:font-size-asian="9.5pt" style:font-size-complex="9.5pt" fo:language="en" fo:country="US"/>
    </style:style>
    <style:style style:name="T3899" style:parent-style-name="DefaultParagraphFont" style:family="text">
      <style:text-properties style:font-name="Consolas" style:font-name-complex="Consolas" fo:color="#0000FF" fo:font-size="9.5pt" style:font-size-asian="9.5pt" style:font-size-complex="9.5pt" fo:language="en" fo:country="US"/>
    </style:style>
    <style:style style:name="T3900" style:parent-style-name="DefaultParagraphFont" style:family="text">
      <style:text-properties style:font-name="Consolas" style:font-name-complex="Consolas" fo:color="#000000" fo:font-size="9.5pt" style:font-size-asian="9.5pt" style:font-size-complex="9.5pt" fo:language="en" fo:country="US"/>
    </style:style>
    <style:style style:name="P3901" style:parent-style-name="Normal" style:family="paragraph">
      <style:paragraph-properties style:text-autospace="none" fo:margin-bottom="0in" fo:line-height="100%"/>
    </style:style>
    <style:style style:name="T3902" style:parent-style-name="DefaultParagraphFont" style:family="text">
      <style:text-properties style:font-name="Consolas" style:font-name-complex="Consolas" fo:color="#000000" fo:font-size="9.5pt" style:font-size-asian="9.5pt" style:font-size-complex="9.5pt" fo:language="en" fo:country="US"/>
    </style:style>
    <style:style style:name="T3903" style:parent-style-name="DefaultParagraphFont" style:family="text">
      <style:text-properties style:font-name="Consolas" style:font-name-complex="Consolas" fo:color="#0000FF" fo:font-size="9.5pt" style:font-size-asian="9.5pt" style:font-size-complex="9.5pt" fo:language="en" fo:country="US"/>
    </style:style>
    <style:style style:name="T3904" style:parent-style-name="DefaultParagraphFont" style:family="text">
      <style:text-properties style:font-name="Consolas" style:font-name-complex="Consolas" fo:color="#000000" fo:font-size="9.5pt" style:font-size-asian="9.5pt" style:font-size-complex="9.5pt" fo:language="en" fo:country="US"/>
    </style:style>
    <style:style style:name="P390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0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07" style:parent-style-name="Normal" style:family="paragraph">
      <style:paragraph-properties style:text-autospace="none" fo:margin-bottom="0in" fo:line-height="100%"/>
    </style:style>
    <style:style style:name="T3908" style:parent-style-name="DefaultParagraphFont" style:family="text">
      <style:text-properties style:font-name="Consolas" style:font-name-complex="Consolas" fo:color="#000000" fo:font-size="9.5pt" style:font-size-asian="9.5pt" style:font-size-complex="9.5pt" fo:language="en" fo:country="US"/>
    </style:style>
    <style:style style:name="T3909" style:parent-style-name="DefaultParagraphFont" style:family="text">
      <style:text-properties style:font-name="Consolas" style:font-name-complex="Consolas" fo:color="#0000FF" fo:font-size="9.5pt" style:font-size-asian="9.5pt" style:font-size-complex="9.5pt" fo:language="en" fo:country="US"/>
    </style:style>
    <style:style style:name="T3910" style:parent-style-name="DefaultParagraphFont" style:family="text">
      <style:text-properties style:font-name="Consolas" style:font-name-complex="Consolas" fo:color="#000000" fo:font-size="9.5pt" style:font-size-asian="9.5pt" style:font-size-complex="9.5pt" fo:language="en" fo:country="US"/>
    </style:style>
    <style:style style:name="T3911" style:parent-style-name="DefaultParagraphFont" style:family="text">
      <style:text-properties style:font-name="Consolas" style:font-name-complex="Consolas" fo:color="#0000FF" fo:font-size="9.5pt" style:font-size-asian="9.5pt" style:font-size-complex="9.5pt" fo:language="en" fo:country="US"/>
    </style:style>
    <style:style style:name="T3912" style:parent-style-name="DefaultParagraphFont" style:family="text">
      <style:text-properties style:font-name="Consolas" style:font-name-complex="Consolas" fo:color="#000000" fo:font-size="9.5pt" style:font-size-asian="9.5pt" style:font-size-complex="9.5pt" fo:language="en" fo:country="US"/>
    </style:style>
    <style:style style:name="T3913" style:parent-style-name="DefaultParagraphFont" style:family="text">
      <style:text-properties style:font-name="Consolas" style:font-name-complex="Consolas" fo:color="#0000FF" fo:font-size="9.5pt" style:font-size-asian="9.5pt" style:font-size-complex="9.5pt" fo:language="en" fo:country="US"/>
    </style:style>
    <style:style style:name="T3914" style:parent-style-name="DefaultParagraphFont" style:family="text">
      <style:text-properties style:font-name="Consolas" style:font-name-complex="Consolas" fo:color="#000000" fo:font-size="9.5pt" style:font-size-asian="9.5pt" style:font-size-complex="9.5pt" fo:language="en" fo:country="US"/>
    </style:style>
    <style:style style:name="P3915" style:parent-style-name="Normal" style:family="paragraph">
      <style:paragraph-properties style:text-autospace="none" fo:margin-bottom="0in" fo:line-height="100%"/>
    </style:style>
    <style:style style:name="T3916" style:parent-style-name="DefaultParagraphFont" style:family="text">
      <style:text-properties style:font-name="Consolas" style:font-name-complex="Consolas" fo:color="#000000" fo:font-size="9.5pt" style:font-size-asian="9.5pt" style:font-size-complex="9.5pt" fo:language="en" fo:country="US"/>
    </style:style>
    <style:style style:name="T3917" style:parent-style-name="DefaultParagraphFont" style:family="text">
      <style:text-properties style:font-name="Consolas" style:font-name-complex="Consolas" fo:color="#008000" fo:font-size="9.5pt" style:font-size-asian="9.5pt" style:font-size-complex="9.5pt" fo:language="en" fo:country="US"/>
    </style:style>
    <style:style style:name="P391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20" style:parent-style-name="Normal" style:family="paragraph">
      <style:paragraph-properties style:text-autospace="none" fo:margin-bottom="0in" fo:line-height="100%"/>
    </style:style>
    <style:style style:name="T3921" style:parent-style-name="DefaultParagraphFont" style:family="text">
      <style:text-properties style:font-name="Consolas" style:font-name-complex="Consolas" fo:color="#000000" fo:font-size="9.5pt" style:font-size-asian="9.5pt" style:font-size-complex="9.5pt" fo:language="en" fo:country="US"/>
    </style:style>
    <style:style style:name="T3922" style:parent-style-name="DefaultParagraphFont" style:family="text">
      <style:text-properties style:font-name="Consolas" style:font-name-complex="Consolas" fo:color="#008000" fo:font-size="9.5pt" style:font-size-asian="9.5pt" style:font-size-complex="9.5pt" fo:language="en" fo:country="US"/>
    </style:style>
    <style:style style:name="P3923" style:parent-style-name="Normal" style:family="paragraph">
      <style:paragraph-properties style:text-autospace="none" fo:margin-bottom="0in" fo:line-height="100%"/>
    </style:style>
    <style:style style:name="T3924" style:parent-style-name="DefaultParagraphFont" style:family="text">
      <style:text-properties style:font-name="Consolas" style:font-name-complex="Consolas" fo:color="#000000" fo:font-size="9.5pt" style:font-size-asian="9.5pt" style:font-size-complex="9.5pt" fo:language="en" fo:country="US"/>
    </style:style>
    <style:style style:name="T3925" style:parent-style-name="DefaultParagraphFont" style:family="text">
      <style:text-properties style:font-name="Consolas" style:font-name-complex="Consolas" fo:color="#0000FF" fo:font-size="9.5pt" style:font-size-asian="9.5pt" style:font-size-complex="9.5pt" fo:language="en" fo:country="US"/>
    </style:style>
    <style:style style:name="T3926" style:parent-style-name="DefaultParagraphFont" style:family="text">
      <style:text-properties style:font-name="Consolas" style:font-name-complex="Consolas" fo:color="#000000" fo:font-size="9.5pt" style:font-size-asian="9.5pt" style:font-size-complex="9.5pt" fo:language="en" fo:country="US"/>
    </style:style>
    <style:style style:name="T3927" style:parent-style-name="DefaultParagraphFont" style:family="text">
      <style:text-properties style:font-name="Consolas" style:font-name-complex="Consolas" fo:color="#0000FF" fo:font-size="9.5pt" style:font-size-asian="9.5pt" style:font-size-complex="9.5pt" fo:language="en" fo:country="US"/>
    </style:style>
    <style:style style:name="T3928" style:parent-style-name="DefaultParagraphFont" style:family="text">
      <style:text-properties style:font-name="Consolas" style:font-name-complex="Consolas" fo:color="#000000" fo:font-size="9.5pt" style:font-size-asian="9.5pt" style:font-size-complex="9.5pt" fo:language="en" fo:country="US"/>
    </style:style>
    <style:style style:name="P39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3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31" style:parent-style-name="Normal" style:family="paragraph">
      <style:paragraph-properties style:text-autospace="none" fo:margin-bottom="0in" fo:line-height="100%"/>
    </style:style>
    <style:style style:name="T3932" style:parent-style-name="DefaultParagraphFont" style:family="text">
      <style:text-properties style:font-name="Consolas" style:font-name-complex="Consolas" fo:color="#000000" fo:font-size="9.5pt" style:font-size-asian="9.5pt" style:font-size-complex="9.5pt" fo:language="en" fo:country="US"/>
    </style:style>
    <style:style style:name="T3933" style:parent-style-name="DefaultParagraphFont" style:family="text">
      <style:text-properties style:font-name="Consolas" style:font-name-complex="Consolas" fo:color="#0000FF" fo:font-size="9.5pt" style:font-size-asian="9.5pt" style:font-size-complex="9.5pt" fo:language="en" fo:country="US"/>
    </style:style>
    <style:style style:name="T3934" style:parent-style-name="DefaultParagraphFont" style:family="text">
      <style:text-properties style:font-name="Consolas" style:font-name-complex="Consolas" fo:color="#000000" fo:font-size="9.5pt" style:font-size-asian="9.5pt" style:font-size-complex="9.5pt" fo:language="en" fo:country="US"/>
    </style:style>
    <style:style style:name="P3935" style:parent-style-name="Normal" style:family="paragraph">
      <style:paragraph-properties style:text-autospace="none" fo:margin-bottom="0in" fo:line-height="100%"/>
    </style:style>
    <style:style style:name="T3936" style:parent-style-name="DefaultParagraphFont" style:family="text">
      <style:text-properties style:font-name="Consolas" style:font-name-complex="Consolas" fo:color="#000000" fo:font-size="9.5pt" style:font-size-asian="9.5pt" style:font-size-complex="9.5pt" fo:language="en" fo:country="US"/>
    </style:style>
    <style:style style:name="T3937" style:parent-style-name="DefaultParagraphFont" style:family="text">
      <style:text-properties style:font-name="Consolas" style:font-name-complex="Consolas" fo:color="#0000FF" fo:font-size="9.5pt" style:font-size-asian="9.5pt" style:font-size-complex="9.5pt" fo:language="en" fo:country="US"/>
    </style:style>
    <style:style style:name="P39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40" style:parent-style-name="Normal" style:family="paragraph">
      <style:paragraph-properties style:text-autospace="none" fo:margin-bottom="0in" fo:line-height="100%"/>
    </style:style>
    <style:style style:name="T3941" style:parent-style-name="DefaultParagraphFont" style:family="text">
      <style:text-properties style:font-name="Consolas" style:font-name-complex="Consolas" fo:color="#000000" fo:font-size="9.5pt" style:font-size-asian="9.5pt" style:font-size-complex="9.5pt" fo:language="en" fo:country="US"/>
    </style:style>
    <style:style style:name="T3942" style:parent-style-name="DefaultParagraphFont" style:family="text">
      <style:text-properties style:font-name="Consolas" style:font-name-complex="Consolas" fo:color="#008000" fo:font-size="9.5pt" style:font-size-asian="9.5pt" style:font-size-complex="9.5pt" fo:language="en" fo:country="US"/>
    </style:style>
    <style:style style:name="P394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44" style:parent-style-name="Normal" style:family="paragraph">
      <style:paragraph-properties style:text-autospace="none" fo:margin-bottom="0in" fo:line-height="100%"/>
    </style:style>
    <style:style style:name="T3945" style:parent-style-name="DefaultParagraphFont" style:family="text">
      <style:text-properties style:font-name="Consolas" style:font-name-complex="Consolas" fo:color="#000000" fo:font-size="9.5pt" style:font-size-asian="9.5pt" style:font-size-complex="9.5pt" fo:language="en" fo:country="US"/>
    </style:style>
    <style:style style:name="T3946" style:parent-style-name="DefaultParagraphFont" style:family="text">
      <style:text-properties style:font-name="Consolas" style:font-name-complex="Consolas" fo:color="#008000" fo:font-size="9.5pt" style:font-size-asian="9.5pt" style:font-size-complex="9.5pt" fo:language="en" fo:country="US"/>
    </style:style>
    <style:style style:name="P3947" style:parent-style-name="Normal" style:family="paragraph">
      <style:paragraph-properties style:text-autospace="none" fo:margin-bottom="0in" fo:line-height="100%"/>
    </style:style>
    <style:style style:name="T3948" style:parent-style-name="DefaultParagraphFont" style:family="text">
      <style:text-properties style:font-name="Consolas" style:font-name-complex="Consolas" fo:color="#000000" fo:font-size="9.5pt" style:font-size-asian="9.5pt" style:font-size-complex="9.5pt" fo:language="en" fo:country="US"/>
    </style:style>
    <style:style style:name="T3949" style:parent-style-name="DefaultParagraphFont" style:family="text">
      <style:text-properties style:font-name="Consolas" style:font-name-complex="Consolas" fo:color="#0000FF" fo:font-size="9.5pt" style:font-size-asian="9.5pt" style:font-size-complex="9.5pt" fo:language="en" fo:country="US"/>
    </style:style>
    <style:style style:name="T3950" style:parent-style-name="DefaultParagraphFont" style:family="text">
      <style:text-properties style:font-name="Consolas" style:font-name-complex="Consolas" fo:color="#000000" fo:font-size="9.5pt" style:font-size-asian="9.5pt" style:font-size-complex="9.5pt" fo:language="en" fo:country="US"/>
    </style:style>
    <style:style style:name="P395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5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53" style:parent-style-name="Normal" style:family="paragraph">
      <style:paragraph-properties style:text-autospace="none" fo:margin-bottom="0in" fo:line-height="100%"/>
    </style:style>
    <style:style style:name="T3954" style:parent-style-name="DefaultParagraphFont" style:family="text">
      <style:text-properties style:font-name="Consolas" style:font-name-complex="Consolas" fo:color="#000000" fo:font-size="9.5pt" style:font-size-asian="9.5pt" style:font-size-complex="9.5pt" fo:language="en" fo:country="US"/>
    </style:style>
    <style:style style:name="T3955" style:parent-style-name="DefaultParagraphFont" style:family="text">
      <style:text-properties style:font-name="Consolas" style:font-name-complex="Consolas" fo:color="#008000" fo:font-size="9.5pt" style:font-size-asian="9.5pt" style:font-size-complex="9.5pt" fo:language="en" fo:country="US"/>
    </style:style>
    <style:style style:name="P3956" style:parent-style-name="Normal" style:family="paragraph">
      <style:paragraph-properties style:text-autospace="none" fo:margin-bottom="0in" fo:line-height="100%"/>
    </style:style>
    <style:style style:name="T3957" style:parent-style-name="DefaultParagraphFont" style:family="text">
      <style:text-properties style:font-name="Consolas" style:font-name-complex="Consolas" fo:color="#000000" fo:font-size="9.5pt" style:font-size-asian="9.5pt" style:font-size-complex="9.5pt" fo:language="en" fo:country="US"/>
    </style:style>
    <style:style style:name="T3958" style:parent-style-name="DefaultParagraphFont" style:family="text">
      <style:text-properties style:font-name="Consolas" style:font-name-complex="Consolas" fo:color="#008000" fo:font-size="9.5pt" style:font-size-asian="9.5pt" style:font-size-complex="9.5pt" fo:language="en" fo:country="US"/>
    </style:style>
    <style:style style:name="P3959" style:parent-style-name="Normal" style:family="paragraph">
      <style:paragraph-properties style:text-autospace="none" fo:margin-bottom="0in" fo:line-height="100%"/>
    </style:style>
    <style:style style:name="T3960" style:parent-style-name="DefaultParagraphFont" style:family="text">
      <style:text-properties style:font-name="Consolas" style:font-name-complex="Consolas" fo:color="#000000" fo:font-size="9.5pt" style:font-size-asian="9.5pt" style:font-size-complex="9.5pt" fo:language="en" fo:country="US"/>
    </style:style>
    <style:style style:name="T3961" style:parent-style-name="DefaultParagraphFont" style:family="text">
      <style:text-properties style:font-name="Consolas" style:font-name-complex="Consolas" fo:color="#008000" fo:font-size="9.5pt" style:font-size-asian="9.5pt" style:font-size-complex="9.5pt" fo:language="en" fo:country="US"/>
    </style:style>
    <style:style style:name="P396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6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67" style:parent-style-name="Normal" style:family="paragraph">
      <style:paragraph-properties style:text-autospace="none" fo:margin-bottom="0in" fo:line-height="100%"/>
    </style:style>
    <style:style style:name="T3968" style:parent-style-name="DefaultParagraphFont" style:family="text">
      <style:text-properties style:font-name="Consolas" style:font-name-complex="Consolas" fo:color="#000000" fo:font-size="9.5pt" style:font-size-asian="9.5pt" style:font-size-complex="9.5pt" fo:language="en" fo:country="US"/>
    </style:style>
    <style:style style:name="T3969" style:parent-style-name="DefaultParagraphFont" style:family="text">
      <style:text-properties style:font-name="Consolas" style:font-name-complex="Consolas" fo:color="#0000FF" fo:font-size="9.5pt" style:font-size-asian="9.5pt" style:font-size-complex="9.5pt" fo:language="en" fo:country="US"/>
    </style:style>
    <style:style style:name="T3970" style:parent-style-name="DefaultParagraphFont" style:family="text">
      <style:text-properties style:font-name="Consolas" style:font-name-complex="Consolas" fo:color="#000000" fo:font-size="9.5pt" style:font-size-asian="9.5pt" style:font-size-complex="9.5pt" fo:language="en" fo:country="US"/>
    </style:style>
    <style:style style:name="P39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72" style:parent-style-name="Normal" style:family="paragraph">
      <style:paragraph-properties style:text-autospace="none" fo:margin-bottom="0in" fo:line-height="100%"/>
    </style:style>
    <style:style style:name="T3973" style:parent-style-name="DefaultParagraphFont" style:family="text">
      <style:text-properties style:font-name="Consolas" style:font-name-complex="Consolas" fo:color="#000000" fo:font-size="9.5pt" style:font-size-asian="9.5pt" style:font-size-complex="9.5pt" fo:language="en" fo:country="US"/>
    </style:style>
    <style:style style:name="T3974" style:parent-style-name="DefaultParagraphFont" style:family="text">
      <style:text-properties style:font-name="Consolas" style:font-name-complex="Consolas" fo:color="#0000FF" fo:font-size="9.5pt" style:font-size-asian="9.5pt" style:font-size-complex="9.5pt" fo:language="en" fo:country="US"/>
    </style:style>
    <style:style style:name="P39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77" style:parent-style-name="Normal" style:family="paragraph">
      <style:paragraph-properties style:text-autospace="none" fo:margin-bottom="0in" fo:line-height="100%"/>
    </style:style>
    <style:style style:name="T3978" style:parent-style-name="DefaultParagraphFont" style:family="text">
      <style:text-properties style:font-name="Consolas" style:font-name-complex="Consolas" fo:color="#000000" fo:font-size="9.5pt" style:font-size-asian="9.5pt" style:font-size-complex="9.5pt" fo:language="en" fo:country="US"/>
    </style:style>
    <style:style style:name="T3979" style:parent-style-name="DefaultParagraphFont" style:family="text">
      <style:text-properties style:font-name="Consolas" style:font-name-complex="Consolas" fo:color="#0000FF" fo:font-size="9.5pt" style:font-size-asian="9.5pt" style:font-size-complex="9.5pt" fo:language="en" fo:country="US"/>
    </style:style>
    <style:style style:name="T3980" style:parent-style-name="DefaultParagraphFont" style:family="text">
      <style:text-properties style:font-name="Consolas" style:font-name-complex="Consolas" fo:color="#000000" fo:font-size="9.5pt" style:font-size-asian="9.5pt" style:font-size-complex="9.5pt" fo:language="en" fo:country="US"/>
    </style:style>
    <style:style style:name="P39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82" style:parent-style-name="Normal" style:family="paragraph">
      <style:paragraph-properties style:text-autospace="none" fo:margin-bottom="0in" fo:line-height="100%"/>
    </style:style>
    <style:style style:name="T3983" style:parent-style-name="DefaultParagraphFont" style:family="text">
      <style:text-properties style:font-name="Consolas" style:font-name-complex="Consolas" fo:color="#000000" fo:font-size="9.5pt" style:font-size-asian="9.5pt" style:font-size-complex="9.5pt" fo:language="en" fo:country="US"/>
    </style:style>
    <style:style style:name="T3984" style:parent-style-name="DefaultParagraphFont" style:family="text">
      <style:text-properties style:font-name="Consolas" style:font-name-complex="Consolas" fo:color="#0000FF" fo:font-size="9.5pt" style:font-size-asian="9.5pt" style:font-size-complex="9.5pt" fo:language="en" fo:country="US"/>
    </style:style>
    <style:style style:name="T3985" style:parent-style-name="DefaultParagraphFont" style:family="text">
      <style:text-properties style:font-name="Consolas" style:font-name-complex="Consolas" fo:color="#000000" fo:font-size="9.5pt" style:font-size-asian="9.5pt" style:font-size-complex="9.5pt" fo:language="en" fo:country="US"/>
    </style:style>
    <style:style style:name="P39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8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3988" style:parent-style-name="Normal" style:family="paragraph">
      <style:paragraph-properties style:text-autospace="none" fo:margin-bottom="0in" fo:line-height="100%"/>
    </style:style>
    <style:style style:name="T3989" style:parent-style-name="DefaultParagraphFont" style:family="text">
      <style:text-properties style:font-name="Consolas" style:font-name-complex="Consolas" fo:color="#000000" fo:font-size="9.5pt" style:font-size-asian="9.5pt" style:font-size-complex="9.5pt" fo:language="en" fo:country="US"/>
    </style:style>
    <style:style style:name="T3990" style:parent-style-name="DefaultParagraphFont" style:family="text">
      <style:text-properties style:font-name="Consolas" style:font-name-complex="Consolas" fo:color="#008000" fo:font-size="9.5pt" style:font-size-asian="9.5pt" style:font-size-complex="9.5pt" fo:language="en" fo:country="US"/>
    </style:style>
    <style:style style:name="P3991" style:parent-style-name="Normal" style:family="paragraph">
      <style:paragraph-properties style:text-autospace="none" fo:margin-bottom="0in" fo:line-height="100%"/>
    </style:style>
    <style:style style:name="T3992" style:parent-style-name="DefaultParagraphFont" style:family="text">
      <style:text-properties style:font-name="Consolas" style:font-name-complex="Consolas" fo:color="#000000" fo:font-size="9.5pt" style:font-size-asian="9.5pt" style:font-size-complex="9.5pt" fo:language="en" fo:country="US"/>
    </style:style>
    <style:style style:name="T3993" style:parent-style-name="DefaultParagraphFont" style:family="text">
      <style:text-properties style:font-name="Consolas" style:font-name-complex="Consolas" fo:color="#0000FF" fo:font-size="9.5pt" style:font-size-asian="9.5pt" style:font-size-complex="9.5pt" fo:language="en" fo:country="US"/>
    </style:style>
    <style:style style:name="T3994" style:parent-style-name="DefaultParagraphFont" style:family="text">
      <style:text-properties style:font-name="Consolas" style:font-name-complex="Consolas" fo:color="#000000" fo:font-size="9.5pt" style:font-size-asian="9.5pt" style:font-size-complex="9.5pt" fo:language="en" fo:country="US"/>
    </style:style>
    <style:style style:name="T3995" style:parent-style-name="DefaultParagraphFont" style:family="text">
      <style:text-properties style:font-name="Consolas" style:font-name-complex="Consolas" fo:color="#0000FF" fo:font-size="9.5pt" style:font-size-asian="9.5pt" style:font-size-complex="9.5pt" fo:language="en" fo:country="US"/>
    </style:style>
    <style:style style:name="T3996" style:parent-style-name="DefaultParagraphFont" style:family="text">
      <style:text-properties style:font-name="Consolas" style:font-name-complex="Consolas" fo:color="#000000" fo:font-size="9.5pt" style:font-size-asian="9.5pt" style:font-size-complex="9.5pt" fo:language="en" fo:country="US"/>
    </style:style>
    <style:style style:name="T3997" style:parent-style-name="DefaultParagraphFont" style:family="text">
      <style:text-properties style:font-name="Consolas" style:font-name-complex="Consolas" fo:color="#0000FF" fo:font-size="9.5pt" style:font-size-asian="9.5pt" style:font-size-complex="9.5pt" fo:language="en" fo:country="US"/>
    </style:style>
    <style:style style:name="T3998" style:parent-style-name="DefaultParagraphFont" style:family="text">
      <style:text-properties style:font-name="Consolas" style:font-name-complex="Consolas" fo:color="#000000" fo:font-size="9.5pt" style:font-size-asian="9.5pt" style:font-size-complex="9.5pt" fo:language="en" fo:country="US"/>
    </style:style>
    <style:style style:name="P3999" style:parent-style-name="Normal" style:family="paragraph">
      <style:paragraph-properties style:text-autospace="none" fo:margin-bottom="0in" fo:line-height="100%"/>
    </style:style>
    <style:style style:name="T4000" style:parent-style-name="DefaultParagraphFont" style:family="text">
      <style:text-properties style:font-name="Consolas" style:font-name-complex="Consolas" fo:color="#000000" fo:font-size="9.5pt" style:font-size-asian="9.5pt" style:font-size-complex="9.5pt" fo:language="en" fo:country="US"/>
    </style:style>
    <style:style style:name="T4001" style:parent-style-name="DefaultParagraphFont" style:family="text">
      <style:text-properties style:font-name="Consolas" style:font-name-complex="Consolas" fo:color="#008000" fo:font-size="9.5pt" style:font-size-asian="9.5pt" style:font-size-complex="9.5pt" fo:language="en" fo:country="US"/>
    </style:style>
    <style:style style:name="P4002" style:parent-style-name="Normal" style:family="paragraph">
      <style:paragraph-properties style:text-autospace="none" fo:margin-bottom="0in" fo:line-height="100%"/>
    </style:style>
    <style:style style:name="T4003" style:parent-style-name="DefaultParagraphFont" style:family="text">
      <style:text-properties style:font-name="Consolas" style:font-name-complex="Consolas" fo:color="#000000" fo:font-size="9.5pt" style:font-size-asian="9.5pt" style:font-size-complex="9.5pt" fo:language="en" fo:country="US"/>
    </style:style>
    <style:style style:name="T4004" style:parent-style-name="DefaultParagraphFont" style:family="text">
      <style:text-properties style:font-name="Consolas" style:font-name-complex="Consolas" fo:color="#008000" fo:font-size="9.5pt" style:font-size-asian="9.5pt" style:font-size-complex="9.5pt" fo:language="en" fo:country="US"/>
    </style:style>
    <style:style style:name="P4005" style:parent-style-name="Normal" style:family="paragraph">
      <style:paragraph-properties style:text-autospace="none" fo:margin-bottom="0in" fo:line-height="100%"/>
    </style:style>
    <style:style style:name="T4006" style:parent-style-name="DefaultParagraphFont" style:family="text">
      <style:text-properties style:font-name="Consolas" style:font-name-complex="Consolas" fo:color="#000000" fo:font-size="9.5pt" style:font-size-asian="9.5pt" style:font-size-complex="9.5pt" fo:language="en" fo:country="US"/>
    </style:style>
    <style:style style:name="T4007" style:parent-style-name="DefaultParagraphFont" style:family="text">
      <style:text-properties style:font-name="Consolas" style:font-name-complex="Consolas" fo:color="#008000" fo:font-size="9.5pt" style:font-size-asian="9.5pt" style:font-size-complex="9.5pt" fo:language="en" fo:country="US"/>
    </style:style>
    <style:style style:name="P40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10" style:parent-style-name="Normal" style:family="paragraph">
      <style:paragraph-properties style:text-autospace="none" fo:margin-bottom="0in" fo:line-height="100%"/>
    </style:style>
    <style:style style:name="T4011" style:parent-style-name="DefaultParagraphFont" style:family="text">
      <style:text-properties style:font-name="Consolas" style:font-name-complex="Consolas" fo:color="#000000" fo:font-size="9.5pt" style:font-size-asian="9.5pt" style:font-size-complex="9.5pt" fo:language="en" fo:country="US"/>
    </style:style>
    <style:style style:name="T4012" style:parent-style-name="DefaultParagraphFont" style:family="text">
      <style:text-properties style:font-name="Consolas" style:font-name-complex="Consolas" fo:color="#008000" fo:font-size="9.5pt" style:font-size-asian="9.5pt" style:font-size-complex="9.5pt" fo:language="en" fo:country="US"/>
    </style:style>
    <style:style style:name="P4013" style:parent-style-name="Normal" style:family="paragraph">
      <style:paragraph-properties style:text-autospace="none" fo:margin-bottom="0in" fo:line-height="100%"/>
    </style:style>
    <style:style style:name="T4014" style:parent-style-name="DefaultParagraphFont" style:family="text">
      <style:text-properties style:font-name="Consolas" style:font-name-complex="Consolas" fo:color="#000000" fo:font-size="9.5pt" style:font-size-asian="9.5pt" style:font-size-complex="9.5pt" fo:language="en" fo:country="US"/>
    </style:style>
    <style:style style:name="T4015" style:parent-style-name="DefaultParagraphFont" style:family="text">
      <style:text-properties style:font-name="Consolas" style:font-name-complex="Consolas" fo:color="#0000FF" fo:font-size="9.5pt" style:font-size-asian="9.5pt" style:font-size-complex="9.5pt" fo:language="en" fo:country="US"/>
    </style:style>
    <style:style style:name="T4016" style:parent-style-name="DefaultParagraphFont" style:family="text">
      <style:text-properties style:font-name="Consolas" style:font-name-complex="Consolas" fo:color="#000000" fo:font-size="9.5pt" style:font-size-asian="9.5pt" style:font-size-complex="9.5pt" fo:language="en" fo:country="US"/>
    </style:style>
    <style:style style:name="T4017" style:parent-style-name="DefaultParagraphFont" style:family="text">
      <style:text-properties style:font-name="Consolas" style:font-name-complex="Consolas" fo:color="#0000FF" fo:font-size="9.5pt" style:font-size-asian="9.5pt" style:font-size-complex="9.5pt" fo:language="en" fo:country="US"/>
    </style:style>
    <style:style style:name="T4018" style:parent-style-name="DefaultParagraphFont" style:family="text">
      <style:text-properties style:font-name="Consolas" style:font-name-complex="Consolas" fo:color="#000000" fo:font-size="9.5pt" style:font-size-asian="9.5pt" style:font-size-complex="9.5pt" fo:language="en" fo:country="US"/>
    </style:style>
    <style:style style:name="P40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21" style:parent-style-name="Normal" style:family="paragraph">
      <style:paragraph-properties style:text-autospace="none" fo:margin-bottom="0in" fo:line-height="100%"/>
    </style:style>
    <style:style style:name="T4022" style:parent-style-name="DefaultParagraphFont" style:family="text">
      <style:text-properties style:font-name="Consolas" style:font-name-complex="Consolas" fo:color="#000000" fo:font-size="9.5pt" style:font-size-asian="9.5pt" style:font-size-complex="9.5pt" fo:language="en" fo:country="US"/>
    </style:style>
    <style:style style:name="T4023" style:parent-style-name="DefaultParagraphFont" style:family="text">
      <style:text-properties style:font-name="Consolas" style:font-name-complex="Consolas" fo:color="#0000FF" fo:font-size="9.5pt" style:font-size-asian="9.5pt" style:font-size-complex="9.5pt" fo:language="en" fo:country="US"/>
    </style:style>
    <style:style style:name="T4024" style:parent-style-name="DefaultParagraphFont" style:family="text">
      <style:text-properties style:font-name="Consolas" style:font-name-complex="Consolas" fo:color="#000000" fo:font-size="9.5pt" style:font-size-asian="9.5pt" style:font-size-complex="9.5pt" fo:language="en" fo:country="US"/>
    </style:style>
    <style:style style:name="P4025" style:parent-style-name="Normal" style:family="paragraph">
      <style:paragraph-properties style:text-autospace="none" fo:margin-bottom="0in" fo:line-height="100%"/>
    </style:style>
    <style:style style:name="T4026" style:parent-style-name="DefaultParagraphFont" style:family="text">
      <style:text-properties style:font-name="Consolas" style:font-name-complex="Consolas" fo:color="#000000" fo:font-size="9.5pt" style:font-size-asian="9.5pt" style:font-size-complex="9.5pt" fo:language="en" fo:country="US"/>
    </style:style>
    <style:style style:name="T4027" style:parent-style-name="DefaultParagraphFont" style:family="text">
      <style:text-properties style:font-name="Consolas" style:font-name-complex="Consolas" fo:color="#0000FF" fo:font-size="9.5pt" style:font-size-asian="9.5pt" style:font-size-complex="9.5pt" fo:language="en" fo:country="US"/>
    </style:style>
    <style:style style:name="P40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2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30" style:parent-style-name="Normal" style:family="paragraph">
      <style:paragraph-properties style:text-autospace="none" fo:margin-bottom="0in" fo:line-height="100%"/>
    </style:style>
    <style:style style:name="T4031" style:parent-style-name="DefaultParagraphFont" style:family="text">
      <style:text-properties style:font-name="Consolas" style:font-name-complex="Consolas" fo:color="#000000" fo:font-size="9.5pt" style:font-size-asian="9.5pt" style:font-size-complex="9.5pt" fo:language="en" fo:country="US"/>
    </style:style>
    <style:style style:name="T4032" style:parent-style-name="DefaultParagraphFont" style:family="text">
      <style:text-properties style:font-name="Consolas" style:font-name-complex="Consolas" fo:color="#008000" fo:font-size="9.5pt" style:font-size-asian="9.5pt" style:font-size-complex="9.5pt" fo:language="en" fo:country="US"/>
    </style:style>
    <style:style style:name="P403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34" style:parent-style-name="Normal" style:family="paragraph">
      <style:paragraph-properties style:text-autospace="none" fo:margin-bottom="0in" fo:line-height="100%"/>
    </style:style>
    <style:style style:name="T4035" style:parent-style-name="DefaultParagraphFont" style:family="text">
      <style:text-properties style:font-name="Consolas" style:font-name-complex="Consolas" fo:color="#000000" fo:font-size="9.5pt" style:font-size-asian="9.5pt" style:font-size-complex="9.5pt" fo:language="en" fo:country="US"/>
    </style:style>
    <style:style style:name="T4036" style:parent-style-name="DefaultParagraphFont" style:family="text">
      <style:text-properties style:font-name="Consolas" style:font-name-complex="Consolas" fo:color="#008000" fo:font-size="9.5pt" style:font-size-asian="9.5pt" style:font-size-complex="9.5pt" fo:language="en" fo:country="US"/>
    </style:style>
    <style:style style:name="P4037" style:parent-style-name="Normal" style:family="paragraph">
      <style:paragraph-properties style:text-autospace="none" fo:margin-bottom="0in" fo:line-height="100%"/>
    </style:style>
    <style:style style:name="T4038" style:parent-style-name="DefaultParagraphFont" style:family="text">
      <style:text-properties style:font-name="Consolas" style:font-name-complex="Consolas" fo:color="#000000" fo:font-size="9.5pt" style:font-size-asian="9.5pt" style:font-size-complex="9.5pt" fo:language="en" fo:country="US"/>
    </style:style>
    <style:style style:name="T4039" style:parent-style-name="DefaultParagraphFont" style:family="text">
      <style:text-properties style:font-name="Consolas" style:font-name-complex="Consolas" fo:color="#0000FF" fo:font-size="9.5pt" style:font-size-asian="9.5pt" style:font-size-complex="9.5pt" fo:language="en" fo:country="US"/>
    </style:style>
    <style:style style:name="T4040" style:parent-style-name="DefaultParagraphFont" style:family="text">
      <style:text-properties style:font-name="Consolas" style:font-name-complex="Consolas" fo:color="#000000" fo:font-size="9.5pt" style:font-size-asian="9.5pt" style:font-size-complex="9.5pt" fo:language="en" fo:country="US"/>
    </style:style>
    <style:style style:name="P40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4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43" style:parent-style-name="Normal" style:family="paragraph">
      <style:paragraph-properties style:text-autospace="none" fo:margin-bottom="0in" fo:line-height="100%"/>
    </style:style>
    <style:style style:name="T4044" style:parent-style-name="DefaultParagraphFont" style:family="text">
      <style:text-properties style:font-name="Consolas" style:font-name-complex="Consolas" fo:color="#000000" fo:font-size="9.5pt" style:font-size-asian="9.5pt" style:font-size-complex="9.5pt" fo:language="en" fo:country="US"/>
    </style:style>
    <style:style style:name="T4045" style:parent-style-name="DefaultParagraphFont" style:family="text">
      <style:text-properties style:font-name="Consolas" style:font-name-complex="Consolas" fo:color="#008000" fo:font-size="9.5pt" style:font-size-asian="9.5pt" style:font-size-complex="9.5pt" fo:language="en" fo:country="US"/>
    </style:style>
    <style:style style:name="P4046" style:parent-style-name="Normal" style:family="paragraph">
      <style:paragraph-properties style:text-autospace="none" fo:margin-bottom="0in" fo:line-height="100%"/>
    </style:style>
    <style:style style:name="T4047" style:parent-style-name="DefaultParagraphFont" style:family="text">
      <style:text-properties style:font-name="Consolas" style:font-name-complex="Consolas" fo:color="#000000" fo:font-size="9.5pt" style:font-size-asian="9.5pt" style:font-size-complex="9.5pt" fo:language="en" fo:country="US"/>
    </style:style>
    <style:style style:name="T4048" style:parent-style-name="DefaultParagraphFont" style:family="text">
      <style:text-properties style:font-name="Consolas" style:font-name-complex="Consolas" fo:color="#008000" fo:font-size="9.5pt" style:font-size-asian="9.5pt" style:font-size-complex="9.5pt" fo:language="en" fo:country="US"/>
    </style:style>
    <style:style style:name="P4049" style:parent-style-name="Normal" style:family="paragraph">
      <style:paragraph-properties style:text-autospace="none" fo:margin-bottom="0in" fo:line-height="100%"/>
    </style:style>
    <style:style style:name="T4050" style:parent-style-name="DefaultParagraphFont" style:family="text">
      <style:text-properties style:font-name="Consolas" style:font-name-complex="Consolas" fo:color="#000000" fo:font-size="9.5pt" style:font-size-asian="9.5pt" style:font-size-complex="9.5pt" fo:language="en" fo:country="US"/>
    </style:style>
    <style:style style:name="T4051" style:parent-style-name="DefaultParagraphFont" style:family="text">
      <style:text-properties style:font-name="Consolas" style:font-name-complex="Consolas" fo:color="#008000" fo:font-size="9.5pt" style:font-size-asian="9.5pt" style:font-size-complex="9.5pt" fo:language="en" fo:country="US"/>
    </style:style>
    <style:style style:name="P4052" style:parent-style-name="Normal" style:family="paragraph">
      <style:paragraph-properties style:text-autospace="none" fo:margin-bottom="0in" fo:line-height="100%"/>
    </style:style>
    <style:style style:name="T4053" style:parent-style-name="DefaultParagraphFont" style:family="text">
      <style:text-properties style:font-name="Consolas" style:font-name-complex="Consolas" fo:color="#000000" fo:font-size="9.5pt" style:font-size-asian="9.5pt" style:font-size-complex="9.5pt" fo:language="en" fo:country="US"/>
    </style:style>
    <style:style style:name="T4054" style:parent-style-name="DefaultParagraphFont" style:family="text">
      <style:text-properties style:font-name="Consolas" style:font-name-complex="Consolas" fo:color="#0000FF" fo:font-size="9.5pt" style:font-size-asian="9.5pt" style:font-size-complex="9.5pt" fo:language="en" fo:country="US"/>
    </style:style>
    <style:style style:name="T4055" style:parent-style-name="DefaultParagraphFont" style:family="text">
      <style:text-properties style:font-name="Consolas" style:font-name-complex="Consolas" fo:color="#000000" fo:font-size="9.5pt" style:font-size-asian="9.5pt" style:font-size-complex="9.5pt" fo:language="en" fo:country="US"/>
    </style:style>
    <style:style style:name="T4056" style:parent-style-name="DefaultParagraphFont" style:family="text">
      <style:text-properties style:font-name="Consolas" style:font-name-complex="Consolas" fo:color="#A31515" fo:font-size="9.5pt" style:font-size-asian="9.5pt" style:font-size-complex="9.5pt" fo:language="en" fo:country="US"/>
    </style:style>
    <style:style style:name="T4057" style:parent-style-name="DefaultParagraphFont" style:family="text">
      <style:text-properties style:font-name="Consolas" style:font-name-complex="Consolas" fo:color="#000000" fo:font-size="9.5pt" style:font-size-asian="9.5pt" style:font-size-complex="9.5pt" fo:language="en" fo:country="US"/>
    </style:style>
    <style:style style:name="P405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5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60" style:parent-style-name="Normal" style:family="paragraph">
      <style:paragraph-properties style:text-autospace="none" fo:margin-bottom="0in" fo:line-height="100%"/>
    </style:style>
    <style:style style:name="T4061" style:parent-style-name="DefaultParagraphFont" style:family="text">
      <style:text-properties style:font-name="Consolas" style:font-name-complex="Consolas" fo:color="#000000" fo:font-size="9.5pt" style:font-size-asian="9.5pt" style:font-size-complex="9.5pt" fo:language="en" fo:country="US"/>
    </style:style>
    <style:style style:name="T4062" style:parent-style-name="DefaultParagraphFont" style:family="text">
      <style:text-properties style:font-name="Consolas" style:font-name-complex="Consolas" fo:color="#0000FF" fo:font-size="9.5pt" style:font-size-asian="9.5pt" style:font-size-complex="9.5pt" fo:language="en" fo:country="US"/>
    </style:style>
    <style:style style:name="T4063" style:parent-style-name="DefaultParagraphFont" style:family="text">
      <style:text-properties style:font-name="Consolas" style:font-name-complex="Consolas" fo:color="#000000" fo:font-size="9.5pt" style:font-size-asian="9.5pt" style:font-size-complex="9.5pt" fo:language="en" fo:country="US"/>
    </style:style>
    <style:style style:name="T4064" style:parent-style-name="DefaultParagraphFont" style:family="text">
      <style:text-properties style:font-name="Consolas" style:font-name-complex="Consolas" fo:color="#0000FF" fo:font-size="9.5pt" style:font-size-asian="9.5pt" style:font-size-complex="9.5pt" fo:language="en" fo:country="US"/>
    </style:style>
    <style:style style:name="T4065" style:parent-style-name="DefaultParagraphFont" style:family="text">
      <style:text-properties style:font-name="Consolas" style:font-name-complex="Consolas" fo:color="#000000" fo:font-size="9.5pt" style:font-size-asian="9.5pt" style:font-size-complex="9.5pt" fo:language="en" fo:country="US"/>
    </style:style>
    <style:style style:name="P40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6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6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6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7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72" style:parent-style-name="Normal" style:family="paragraph">
      <style:paragraph-properties style:text-autospace="none" fo:margin-bottom="0in" fo:line-height="100%"/>
    </style:style>
    <style:style style:name="T4073" style:parent-style-name="DefaultParagraphFont" style:family="text">
      <style:text-properties style:font-name="Consolas" style:font-name-complex="Consolas" fo:color="#000000" fo:font-size="9.5pt" style:font-size-asian="9.5pt" style:font-size-complex="9.5pt" fo:language="en" fo:country="US"/>
    </style:style>
    <style:style style:name="T4074" style:parent-style-name="DefaultParagraphFont" style:family="text">
      <style:text-properties style:font-name="Consolas" style:font-name-complex="Consolas" fo:color="#0000FF" fo:font-size="9.5pt" style:font-size-asian="9.5pt" style:font-size-complex="9.5pt" fo:language="en" fo:country="US"/>
    </style:style>
    <style:style style:name="T4075" style:parent-style-name="DefaultParagraphFont" style:family="text">
      <style:text-properties style:font-name="Consolas" style:font-name-complex="Consolas" fo:color="#000000" fo:font-size="9.5pt" style:font-size-asian="9.5pt" style:font-size-complex="9.5pt" fo:language="en" fo:country="US"/>
    </style:style>
    <style:style style:name="P40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77" style:parent-style-name="Normal" style:family="paragraph">
      <style:paragraph-properties style:text-autospace="none" fo:margin-bottom="0in" fo:line-height="100%"/>
    </style:style>
    <style:style style:name="T4078" style:parent-style-name="DefaultParagraphFont" style:family="text">
      <style:text-properties style:font-name="Consolas" style:font-name-complex="Consolas" fo:color="#000000" fo:font-size="9.5pt" style:font-size-asian="9.5pt" style:font-size-complex="9.5pt" fo:language="en" fo:country="US"/>
    </style:style>
    <style:style style:name="T4079" style:parent-style-name="DefaultParagraphFont" style:family="text">
      <style:text-properties style:font-name="Consolas" style:font-name-complex="Consolas" fo:color="#0000FF" fo:font-size="9.5pt" style:font-size-asian="9.5pt" style:font-size-complex="9.5pt" fo:language="en" fo:country="US"/>
    </style:style>
    <style:style style:name="P408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8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82" style:parent-style-name="Normal" style:family="paragraph">
      <style:paragraph-properties style:text-autospace="none" fo:margin-bottom="0in" fo:line-height="100%"/>
    </style:style>
    <style:style style:name="T4083" style:parent-style-name="DefaultParagraphFont" style:family="text">
      <style:text-properties style:font-name="Consolas" style:font-name-complex="Consolas" fo:color="#000000" fo:font-size="9.5pt" style:font-size-asian="9.5pt" style:font-size-complex="9.5pt" fo:language="en" fo:country="US"/>
    </style:style>
    <style:style style:name="T4084" style:parent-style-name="DefaultParagraphFont" style:family="text">
      <style:text-properties style:font-name="Consolas" style:font-name-complex="Consolas" fo:color="#0000FF" fo:font-size="9.5pt" style:font-size-asian="9.5pt" style:font-size-complex="9.5pt" fo:language="en" fo:country="US"/>
    </style:style>
    <style:style style:name="T4085" style:parent-style-name="DefaultParagraphFont" style:family="text">
      <style:text-properties style:font-name="Consolas" style:font-name-complex="Consolas" fo:color="#000000" fo:font-size="9.5pt" style:font-size-asian="9.5pt" style:font-size-complex="9.5pt" fo:language="en" fo:country="US"/>
    </style:style>
    <style:style style:name="P408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87" style:parent-style-name="Normal" style:family="paragraph">
      <style:paragraph-properties style:text-autospace="none" fo:margin-bottom="0in" fo:line-height="100%"/>
    </style:style>
    <style:style style:name="T4088" style:parent-style-name="DefaultParagraphFont" style:family="text">
      <style:text-properties style:font-name="Consolas" style:font-name-complex="Consolas" fo:color="#000000" fo:font-size="9.5pt" style:font-size-asian="9.5pt" style:font-size-complex="9.5pt" fo:language="en" fo:country="US"/>
    </style:style>
    <style:style style:name="T4089" style:parent-style-name="DefaultParagraphFont" style:family="text">
      <style:text-properties style:font-name="Consolas" style:font-name-complex="Consolas" fo:color="#0000FF" fo:font-size="9.5pt" style:font-size-asian="9.5pt" style:font-size-complex="9.5pt" fo:language="en" fo:country="US"/>
    </style:style>
    <style:style style:name="T4090" style:parent-style-name="DefaultParagraphFont" style:family="text">
      <style:text-properties style:font-name="Consolas" style:font-name-complex="Consolas" fo:color="#000000" fo:font-size="9.5pt" style:font-size-asian="9.5pt" style:font-size-complex="9.5pt" fo:language="en" fo:country="US"/>
    </style:style>
    <style:style style:name="P40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95" style:parent-style-name="Normal" style:family="paragraph">
      <style:paragraph-properties style:text-autospace="none" fo:margin-bottom="0in" fo:line-height="100%"/>
    </style:style>
    <style:style style:name="T4096" style:parent-style-name="DefaultParagraphFont" style:family="text">
      <style:text-properties style:font-name="Consolas" style:font-name-complex="Consolas" fo:color="#000000" fo:font-size="9.5pt" style:font-size-asian="9.5pt" style:font-size-complex="9.5pt" fo:language="en" fo:country="US"/>
    </style:style>
    <style:style style:name="T4097" style:parent-style-name="DefaultParagraphFont" style:family="text">
      <style:text-properties style:font-name="Consolas" style:font-name-complex="Consolas" fo:color="#808080" fo:font-size="9.5pt" style:font-size-asian="9.5pt" style:font-size-complex="9.5pt" fo:language="en" fo:country="US"/>
    </style:style>
    <style:style style:name="P409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09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1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language="en" fo:country="US"/>
    </style:style>
    <style:style style:name="P4101" style:parent-style-name="Normal" style:family="paragraph">
      <style:text-properties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ge-content" style:horizontal-pos="left" style:vertical-pos="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3"><draw:frame draw:z-index="251660288" draw:style-name="a0" draw:name="Picture 2" text:anchor-type="paragraph" svg:x="4.42014in" svg:y="-0.18333in" svg:width="1.34306in" svg:height="1.22153in" style:rel-width="scale" style:rel-height="scale"><draw:image xlink:href="media/image1.gif" xlink:type="simple" xlink:show="embed" xlink:actuate="onLoad"/><svg:title/><svg:desc/></draw:frame></text:span><text:span text:style-name="T4"><draw:frame draw:z-index="251659264" draw:style-name="a1" draw:name="Picture 1" text:anchor-type="paragraph" svg:x="0in" svg:y="0in" svg:width="1.15625in" svg:height="1.08333in" style:rel-width="scale" style:rel-height="scale"><draw:image xlink:href="media/image2.jpeg" xlink:type="simple" xlink:show="embed" xlink:actuate="onLoad"/><svg:title/><svg:desc/></draw:frame></text:span><text:bookmark-start text:name="_Hlk516587571"/><text:bookmark-end text:name="_Hlk516587571"/><text:span text:style-name="T5">Univerzitet u Novom Sadu</text:span></text:p>
      <text:p text:style-name="P6"><text:span text:style-name="T7">Tehnički fakultet<text:s/></text:span><text:span text:style-name="T8">»</text:span><text:span text:style-name="T9">Mihajlo Pupin</text:span><text:span text:style-name="T10">«</text:span></text:p>
      <text:p text:style-name="P11">Zrenjanin</text:p>
      <text:p text:style-name="P12"/>
      <text:p text:style-name="P13"/>
      <text:p text:style-name="P14"/>
      <text:p text:style-name="P15"/>
      <text:p text:style-name="P16"/>
      <text:p text:style-name="P17">SEMINARSKI RAD</text:p>
      <text:p text:style-name="P18"><text:span text:style-name="T19">Predmet:<text:s/></text:span><text:span text:style-name="T20">Programski prevodioci</text:span></text:p>
      <text:p text:style-name="P21"><text:span text:style-name="T22">Tema:<text:s/></text:span><text:span text:style-name="T23">Kreiranje objektno-orjentisane C# desktop aplikacije uz samostalno kreiranje biblioteke klasa i analiza ispravnosti programskog koda primenom Visual Studio NET okruženja</text:span></text:p>
      <text:p text:style-name="P24"/>
      <text:p text:style-name="P25"><text:span text:style-name="T26">-<text:s/></text:span><text:span text:style-name="T27">Aplikacija za održavanje sati rada u IT firmi</text:span><text:span text:style-name="T28">–<text:s/></text:span></text:p>
      <text:p text:style-name="P29">(TIP 2)</text:p>
      <text:p text:style-name="P30"/>
      <text:p text:style-name="P31"/>
      <text:p text:style-name="P32"/>
      <text:p text:style-name="P33"/>
      <text:p text:style-name="P34"/>
      <text:p text:style-name="P35"/>
      <text:p text:style-name="P36"/>
      <text:p text:style-name="P37"/>
      <text:p text:style-name="P38"/>
      <text:p text:style-name="P39"><text:span text:style-name="T40">Predmetni nastavnik:<text:s/></text:span><text:span text:style-name="T41">Prof. dr<text:s/></text:span><text:span text:style-name="T42">Ljubica Kazi</text:span><text:span text:style-name="T43"><text:tab/></text:span><text:span text:style-name="T44"><text:tab/></text:span><text:span text:style-name="T45"><text:tab/>Student: Nikola</text:span><text:span text:style-name="T46"><text:s/></text:span><text:span text:style-name="T47">Bobinac</text:span></text:p>
      <text:p text:style-name="P48"><text:tab/><text:tab/><text:tab/><text:tab/><text:tab/><text:tab/><text:tab/><text:tab/>Broj indeksa: SI 18/17</text:p>
      <text:p text:style-name="P49"/>
      <text:p text:style-name="P50"/>
      <text:p text:style-name="P51">Zrenjanin, 2020.godina<text:s/></text:p>
      <text:p text:style-name="TOCHeading"><text:span text:style-name="T52">Sadržaj</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51082599" office:target-frame-name="_top" xlink:show="replace"><text:span text:style-name="Hyperlink">1.</text:span><text:tab/><text:span text:style-name="Hyperlink">ZADATAK</text:span><text:tab/>4</text:a></text:p>
          <text:p text:style-name="P54"><text:a xlink:href="#_Toc51082600" office:target-frame-name="_top" xlink:show="replace"><text:span text:style-name="Hyperlink">2.</text:span><text:tab/><text:span text:style-name="T55">OPIS POSLOVNOG KONTEKSTA REALIZOVANOG PRIMERA</text:span><text:tab/>5</text:a></text:p>
          <text:p text:style-name="P56"><text:a xlink:href="#_Toc51082601" office:target-frame-name="_top" xlink:show="replace"><text:span text:style-name="Hyperlink">3.</text:span><text:tab/><text:span text:style-name="Hyperlink">KRATAK OPIS RAZVOJNOG OKRUŽENJA</text:span><text:tab/>6</text:a></text:p>
          <text:p text:style-name="P57"><text:a xlink:href="#_Toc51082602" office:target-frame-name="_top" xlink:show="replace"><text:span text:style-name="Hyperlink">3.1.</text:span><text:tab/><text:span text:style-name="Hyperlink">Microsoft Visual Studio 2019</text:span><text:tab/>6</text:a></text:p>
          <text:p text:style-name="P58"><text:a xlink:href="#_Toc51082603" office:target-frame-name="_top" xlink:show="replace"><text:span text:style-name="Hyperlink">3.1.1.</text:span><text:tab/><text:span text:style-name="Hyperlink">Namena alata</text:span><text:tab/>6</text:a></text:p>
          <text:p text:style-name="P59"><text:a xlink:href="#_Toc51082604" office:target-frame-name="_top" xlink:show="replace"><text:span text:style-name="Hyperlink">3.1.2.</text:span><text:tab/><text:span text:style-name="Hyperlink">Izgled ekrana alata</text:span><text:tab/>6</text:a></text:p>
          <text:p text:style-name="P60"><text:a xlink:href="#_Toc51082605" office:target-frame-name="_top" xlink:show="replace"><text:span text:style-name="Hyperlink">3.1.3.</text:span><text:tab/><text:span text:style-name="Hyperlink">Opis načina korišćenja</text:span><text:tab/>7</text:a></text:p>
          <text:p text:style-name="P61"><text:a xlink:href="#_Toc51082606" office:target-frame-name="_top" xlink:show="replace"><text:span text:style-name="Hyperlink">3.2.</text:span><text:tab/><text:span text:style-name="Hyperlink">Microsoft SQL Server Management Studio 18</text:span><text:tab/>11</text:a></text:p>
          <text:p text:style-name="P62"><text:a xlink:href="#_Toc51082607" office:target-frame-name="_top" xlink:show="replace"><text:span text:style-name="Hyperlink">3.2.1.</text:span><text:tab/><text:span text:style-name="Hyperlink">Namena alata</text:span><text:tab/>11</text:a></text:p>
          <text:p text:style-name="P63"><text:a xlink:href="#_Toc51082608" office:target-frame-name="_top" xlink:show="replace"><text:span text:style-name="Hyperlink">3.2.2.</text:span><text:tab/><text:span text:style-name="Hyperlink">Izgled ekrana alata</text:span><text:tab/>11</text:a></text:p>
          <text:p text:style-name="P64"><text:a xlink:href="#_Toc51082609" office:target-frame-name="_top" xlink:show="replace"><text:span text:style-name="Hyperlink">3.2.3.</text:span><text:tab/><text:span text:style-name="Hyperlink">Opis načina korišćenja</text:span><text:tab/>12</text:a></text:p>
          <text:p text:style-name="P65"><text:a xlink:href="#_Toc51082610" office:target-frame-name="_top" xlink:show="replace"><text:span text:style-name="Hyperlink">4.</text:span><text:tab/><text:span text:style-name="Hyperlink">Korisničko upustvo razvijene aplikacije</text:span><text:tab/>14</text:a></text:p>
          <text:p text:style-name="P66"><text:a xlink:href="#_Toc51082611" office:target-frame-name="_top" xlink:show="replace"><text:span text:style-name="Hyperlink">4.1.</text:span><text:tab/><text:span text:style-name="Hyperlink">Namena aplikacije i osnovne funkcije</text:span><text:tab/>14</text:a></text:p>
          <text:p text:style-name="P67"><text:a xlink:href="#_Toc51082612" office:target-frame-name="_top" xlink:show="replace"><text:span text:style-name="Hyperlink">4.2.</text:span><text:tab/><text:span text:style-name="T68">Ekrani I na</text:span><text:span text:style-name="Hyperlink">čin korišćenja</text:span><text:tab/>14</text:a></text:p>
          <text:p text:style-name="P69"><text:a xlink:href="#_Toc51082613" office:target-frame-name="_top" xlink:show="replace"><text:span text:style-name="Hyperlink">4.3.</text:span><text:tab/><text:span text:style-name="Hyperlink">Podešavanja aplikacija</text:span><text:tab/>18</text:a></text:p>
          <text:p text:style-name="P70"><text:a xlink:href="#_Toc51082614" office:target-frame-name="_top" xlink:show="replace"><text:span text:style-name="Hyperlink">5.</text:span><text:tab/><text:span text:style-name="Hyperlink">Ključni elementi implementacije</text:span><text:tab/>19</text:a></text:p>
          <text:p text:style-name="P71"><text:a xlink:href="#_Toc51082615" office:target-frame-name="_top" xlink:show="replace"><text:span text:style-name="Hyperlink">5.1.</text:span><text:tab/><text:span text:style-name="Hyperlink">SQL Script</text:span><text:tab/>19</text:a></text:p>
          <text:p text:style-name="P72"><text:a xlink:href="#_Toc51082616" office:target-frame-name="_top" xlink:show="replace"><text:span text:style-name="Hyperlink">5.2.</text:span><text:tab/><text:span text:style-name="Hyperlink">Ključni delovi programskog koda sa objašnjenjem</text:span><text:tab/>19</text:a></text:p>
          <text:p text:style-name="P73"><text:a xlink:href="#_Toc51082617" office:target-frame-name="_top" xlink:show="replace"><text:span text:style-name="T74">5.2.1.</text:span><text:tab/><text:span text:style-name="Hyperlink">Uključivanje biblioteke klasa</text:span><text:tab/>19</text:a></text:p>
          <text:p text:style-name="P75"><text:a xlink:href="#_Toc51082618" office:target-frame-name="_top" xlink:show="replace"><text:span text:style-name="Hyperlink">5.2.2.</text:span><text:tab/><text:span text:style-name="T76">Po</text:span><text:span text:style-name="Hyperlink">četni događaj pri otvaranju aplikacije</text:span><text:tab/>19</text:a></text:p>
          <text:p text:style-name="P77"><text:a xlink:href="#_Toc51082619" office:target-frame-name="_top" xlink:show="replace"><text:span text:style-name="Hyperlink">5.2.3.</text:span><text:tab/><text:span text:style-name="Hyperlink">Klijent i Posao servisi</text:span><text:tab/>19</text:a></text:p>
          <text:p text:style-name="P78"><text:a xlink:href="#_Toc51082620" office:target-frame-name="_top" xlink:show="replace"><text:span text:style-name="Hyperlink">5.2.4.</text:span><text:tab/><text:span text:style-name="Hyperlink">Popunjavanje tabele</text:span><text:tab/>22</text:a></text:p>
          <text:p text:style-name="P79"><text:a xlink:href="#_Toc51082621" office:target-frame-name="_top" xlink:show="replace"><text:span text:style-name="Hyperlink">5.2.5.</text:span><text:tab/><text:span text:style-name="Hyperlink">Snimanje podataka</text:span><text:tab/>22</text:a></text:p>
          <text:p text:style-name="P80"><text:a xlink:href="#_Toc51082622" office:target-frame-name="_top" xlink:show="replace"><text:span text:style-name="Hyperlink">5.2.6.</text:span><text:tab/><text:span text:style-name="Hyperlink">Poništavanje vrednosti iz forme</text:span><text:tab/>24</text:a></text:p>
          <text:p text:style-name="P81"><text:a xlink:href="#_Toc51082623" office:target-frame-name="_top" xlink:show="replace"><text:span text:style-name="Hyperlink">5.2.7.</text:span><text:tab/><text:span text:style-name="Hyperlink">Menjanje watermark vrednosti za Date Picker</text:span><text:tab/>24</text:a></text:p>
          <text:p text:style-name="P82"><text:a xlink:href="#_Toc51082624" office:target-frame-name="_top" xlink:show="replace"><text:span text:style-name="Hyperlink">5.2.8.</text:span><text:tab/><text:span text:style-name="Hyperlink">Ograničavanje textbox-a za sate na decimalne numeričke vrednosti</text:span><text:tab/>25</text:a></text:p>
          <text:p text:style-name="P83"><text:a xlink:href="#_Toc51082625" office:target-frame-name="_top" xlink:show="replace"><text:span text:style-name="Hyperlink">5.2.9.</text:span><text:tab/><text:span text:style-name="Hyperlink">Filtriranje po imenu i prezimenu i reset filtera</text:span><text:tab/>26</text:a></text:p>
          <text:p text:style-name="P84"><text:a xlink:href="#_Toc51082626" office:target-frame-name="_top" xlink:show="replace"><text:span text:style-name="Hyperlink">6.</text:span><text:tab/><text:span text:style-name="Hyperlink">Greške programskog koda</text:span><text:tab/>28</text:a></text:p>
          <text:p text:style-name="P85"><text:a xlink:href="#_Toc51082627" office:target-frame-name="_top" xlink:show="replace"><text:span text:style-name="Hyperlink">6.1.</text:span><text:tab/><text:span text:style-name="Hyperlink">Segmenti programskog koda sa greškama i korekcijama</text:span><text:tab/>28</text:a></text:p>
          <text:p text:style-name="P86"><text:a xlink:href="#_Toc51082628" office:target-frame-name="_top" xlink:show="replace"><text:span text:style-name="Hyperlink">6.1.1.</text:span><text:tab/><text:span text:style-name="Hyperlink">Sintaksne Greške</text:span><text:tab/>28</text:a></text:p>
          <text:p text:style-name="P87"><text:a xlink:href="#_Toc51082629" office:target-frame-name="_top" xlink:show="replace"><text:span text:style-name="Hyperlink">6.1.2.</text:span><text:tab/><text:span text:style-name="Hyperlink">Leksičke greške</text:span><text:tab/>28</text:a></text:p>
          <text:p text:style-name="P88"><text:a xlink:href="#_Toc51082630" office:target-frame-name="_top" xlink:show="replace"><text:span text:style-name="T89">6.1.3.</text:span><text:tab/><text:span text:style-name="T90">Semantičke greške</text:span><text:tab/>29</text:a></text:p>
          <text:p text:style-name="P91"><text:a xlink:href="#_Toc51082631" office:target-frame-name="_top" xlink:show="replace"><text:span text:style-name="T92">6.1.4.</text:span><text:tab/><text:span text:style-name="T93">Run-time greške</text:span><text:tab/>29</text:a></text:p>
          <text:p text:style-name="P94"><text:a xlink:href="#_Toc51082632" office:target-frame-name="_top" xlink:show="replace"><text:span text:style-name="Hyperlink">6.2.</text:span><text:tab/><text:span text:style-name="T95">Pravila I EBNF prikaz gramati</text:span><text:span text:style-name="Hyperlink">čko ispravnog programskog koda</text:span><text:tab/>30</text:a></text:p>
          <text:p text:style-name="P96"><text:a xlink:href="#_Toc51082633" office:target-frame-name="_top" xlink:show="replace"><text:span text:style-name="Hyperlink">7.</text:span><text:tab/><text:span text:style-name="T97">Prikaz primene alata u detektovanju gre</text:span><text:span text:style-name="Hyperlink">šaka</text:span><text:tab/>31</text:a></text:p>
          <text:p text:style-name="P98"><text:a xlink:href="#_Toc51082634" office:target-frame-name="_top" xlink:show="replace"><text:span text:style-name="Hyperlink">7.1.</text:span><text:tab/><text:span text:style-name="Hyperlink">Ekranski prikaz izveštaja kompajlera nad neispravnim kodom i nakon popravke</text:span><text:tab/>31</text:a></text:p>
          <text:p text:style-name="P99"><text:a xlink:href="#_Toc51082635" office:target-frame-name="_top" xlink:show="replace"><text:span text:style-name="Hyperlink">7.2.</text:span><text:tab/><text:span text:style-name="Hyperlink">Ekranski prikaz reakcije na runtime greške</text:span><text:tab/>32</text:a></text:p>
          <text:p text:style-name="P100"><text:a xlink:href="#_Toc51082636" office:target-frame-name="_top" xlink:show="replace"><text:span text:style-name="T101">8.</text:span><text:tab/><text:span text:style-name="T102">Zaključak</text:span><text:tab/>34</text:a></text:p>
          <text:p text:style-name="P103"><text:a xlink:href="#_Toc51082637" office:target-frame-name="_top" xlink:show="replace"><text:span text:style-name="T104">9.</text:span><text:tab/><text:span text:style-name="T105">Literatura</text:span><text:tab/>35</text:a></text:p>
          <text:p text:style-name="P106"><text:a xlink:href="#_Toc51082638" office:target-frame-name="_top" xlink:show="replace"><text:span text:style-name="T107">10.</text:span><text:tab/><text:span text:style-name="T108">Listing</text:span><text:tab/>36</text:a></text:p>
          <text:p text:style-name="P109"><text:a xlink:href="#_Toc51082639" office:target-frame-name="_top" xlink:show="replace"><text:span text:style-name="T110">10.1.</text:span><text:tab/><text:span text:style-name="T111">Listing korisni</text:span><text:span text:style-name="Hyperlink">čkog interfejsa</text:span><text:tab/>36</text:a></text:p>
          <text:p text:style-name="P112"><text:a xlink:href="#_Toc51082640" office:target-frame-name="_top" xlink:show="replace"><text:span text:style-name="Hyperlink">10.1.1.</text:span><text:tab/><text:span text:style-name="Hyperlink">Dizajn MainWindow.xaml</text:span><text:tab/>36</text:a></text:p>
          <text:p text:style-name="P113"><text:a xlink:href="#_Toc51082641" office:target-frame-name="_top" xlink:show="replace"><text:span text:style-name="Hyperlink">10.1.2.</text:span><text:tab/><text:span text:style-name="Hyperlink">Funkcionalnost MainWindow.xaml.cs</text:span><text:tab/>37</text:a></text:p>
          <text:p text:style-name="P114"><text:a xlink:href="#_Toc51082642" office:target-frame-name="_top" xlink:show="replace"><text:span text:style-name="T115">10.1.3.</text:span><text:tab/><text:span text:style-name="T116">Konfiguracioni fajl App.config</text:span><text:tab/>42</text:a></text:p>
          <text:p text:style-name="P117"><text:a xlink:href="#_Toc51082643" office:target-frame-name="_top" xlink:show="replace"><text:span text:style-name="T118">10.1.4.</text:span><text:tab/><text:span text:style-name="T119">Funkcionalnost KlijentiServis.cs</text:span><text:tab/>42</text:a></text:p>
          <text:p text:style-name="P120"><text:a xlink:href="#_Toc51082644" office:target-frame-name="_top" xlink:show="replace"><text:span text:style-name="T121">10.1.5.</text:span><text:tab/><text:span text:style-name="T122">Funkcionalnost PosaoServis.cs</text:span><text:tab/>43</text:a></text:p>
          <text:p text:style-name="P123"><text:a xlink:href="#_Toc51082645" office:target-frame-name="_top" xlink:show="replace"><text:span text:style-name="T124">10.2.</text:span><text:tab/><text:span text:style-name="T125">Listing biblioteke KlasaPodataka</text:span><text:tab/>44</text:a></text:p>
          <text:p text:style-name="P126"><text:a xlink:href="#_Toc51082646" office:target-frame-name="_top" xlink:show="replace"><text:span text:style-name="T127">10.2.1.</text:span><text:tab/><text:span text:style-name="T128">Model clsRaspredRada.cs</text:span><text:tab/>44</text:a></text:p>
          <text:p text:style-name="P129"><text:a xlink:href="#_Toc51082647" office:target-frame-name="_top" xlink:show="replace"><text:span text:style-name="T130">10.2.2.</text:span><text:tab/><text:span text:style-name="T131">Funkcionalnost clsRasporedRadaDB.cs</text:span><text:tab/>45</text:a></text:p>
          <text:p text:style-name="P132"><text:a xlink:href="#_Toc51082648" office:target-frame-name="_top" xlink:show="replace"><text:span text:style-name="T133">10.3.</text:span><text:tab/><text:span text:style-name="T134">Listing biblioteke SQLDBUtils</text:span><text:tab/>46</text:a></text:p>
          <text:p text:style-name="P135"><text:a xlink:href="#_Toc51082649" office:target-frame-name="_top" xlink:show="replace"><text:span text:style-name="T136">10.3.1.</text:span><text:tab/><text:span text:style-name="T137">clsSqlKonekcija</text:span><text:tab/>46</text:a></text:p>
          <text:p text:style-name="P138"><text:a xlink:href="#_Toc51082650" office:target-frame-name="_top" xlink:show="replace"><text:span text:style-name="T139">10.3.2.</text:span><text:tab/><text:span text:style-name="T140">clsSqlTabela</text:span><text:tab/>48</text:a></text:p>
        </text:index-body>
      </text:table-of-content>
      <text:p text:style-name="Normal"/>
      <text:p text:style-name="P141"/>
      <text:p text:style-name="P142"/>
      <text:list text:style-name="LFO1" text:continue-numbering="true">
        <text:list-item>
          <text:p text:style-name="P143"><text:bookmark-start text:name="_Toc51082599"/>ZADATAK<text:bookmark-end text:name="_Toc51082599"/></text:p>
        </text:list-item>
      </text:list>
      <text:p text:style-name="P144">Kreirati desktop aplikaciju C# sa primenom gotove biblioteke SQL DB Utils. Kreirati biblioteku KlasePodataka koja radi sa podacima iz baze podataka i primenjuje SQLDBUtils (rad sa jednom tabelom iz baze podataka). Kreirati u kodu namerne greške 4 tipa – leksičku, sintaksnu, semantičku i run-time. Pustiti kompajler da detektuje greške i prikazati izveštaj koji daje u vezi grešaka i prikaz ispravnog rada.</text:p>
      <text:p text:style-name="P145"/>
      <text:list text:style-name="LFO1" text:continue-numbering="true">
        <text:list-item>
          <text:p text:style-name="P146"><text:bookmark-start text:name="_Toc51082600"/>OPIS POSLOVNOG KONTEKSTA REALIZOVANOG PRIMERA<text:bookmark-end text:name="_Toc51082600"/></text:p>
        </text:list-item>
      </text:list>
      <text:p text:style-name="Normal"><text:s/>U ovom seminarskom radu opisana je desktop aplikacija za evidenciju odrađenih sati u IT firmi koja se bavi outsourcing-om. Aplikacija omogućava unos novih poslova u raspored rada, kao i prikaz istorije odrađenih sati. Za svaku stavku rada su dati sledeći podaci<text:span text:style-name="T147">:<text:s/></text:span><text:span text:style-name="T148">Ime, Prezime, Klijent, Posao, Datum, Sati</text:span><text:span text:style-name="T149">. Podatak klijent je mogu</text:span>će ručno ukucati ili odabrati klijenta sa predefinisane liste koja se čuva u tekstualnom fajlu, dok za Posao je moguće samo birati poslove sa predefinisane liste koja se čuva u tekstualnom fajlu.</text:p>
      <text:p text:style-name="P150"/>
      <text:list text:style-name="LFO1" text:continue-numbering="true">
        <text:list-item>
          <text:p text:style-name="P151"><text:bookmark-start text:name="_Toc51082601"/>KRATAK OPIS RAZVOJNOG OKRUŽENJA<text:bookmark-end text:name="_Toc51082601"/></text:p>
        </text:list-item>
      </text:list>
      <text:list text:style-name="LFO1" text:continue-numbering="true">
        <text:list-item>
          <text:list>
            <text:list-item>
              <text:p text:style-name="P152"><text:bookmark-start text:name="_Toc51082602"/>Microsoft Visual Studio 2019<text:bookmark-end text:name="_Toc51082602"/></text:p>
            </text:list-item>
          </text:list>
        </text:list-item>
      </text:list>
      <text:list text:style-name="LFO1" text:continue-numbering="true">
        <text:list-item>
          <text:list>
            <text:list-item>
              <text:list>
                <text:list-item>
                  <text:p text:style-name="P153"><text:bookmark-start text:name="_Toc51082603"/>Namena alata<text:bookmark-end text:name="_Toc51082603"/></text:p>
                </text:list-item>
              </text:list>
            </text:list-item>
          </text:list>
        </text:list-item>
      </text:list>
      <text:p text:style-name="P154">Microsoft Visual Studio 2019 je Majkrosoftovo integrisano razvojno okruženje (IDE- Integrated development enviroment). Koristi se za razvoj kompjuterskih programa, sajtova, veb sajtova, veb aplikacija kao i mobilnih aplikacija. Visual Studio koristi <text:s/>različite platforme za kreiranje projekata, poput<text:s/>WPF (Windows Presentation Foundation)<text:s/>i Class Library. Podržava 36 raličitih programskih jezika. Visual Studio uključuje debugger <text:s/>koji radi i kao ispravljač grešaka na nivou izvora i kao ispravljač na nivou mašine.</text:p>
      <text:list text:style-name="LFO1" text:continue-numbering="true">
        <text:list-item>
          <text:list>
            <text:list-item>
              <text:list>
                <text:list-item>
                  <text:p text:style-name="P155"><text:bookmark-start text:name="_Toc51082604"/>Izgled ekrana alata<text:bookmark-end text:name="_Toc51082604"/></text:p>
                </text:list-item>
              </text:list>
            </text:list-item>
          </text:list>
        </text:list-item>
      </text:list>
      <text:p text:style-name="Normal"><text:span text:style-name="T156"><draw:frame draw:style-name="a2" draw:name="Picture 3" text:anchor-type="as-char" svg:x="0in" svg:y="0in" svg:width="6.13681in" svg:height="3.45069in" style:rel-width="scale" style:rel-height="scale"><draw:image xlink:href="media/image3.png" xlink:type="simple" xlink:show="embed" xlink:actuate="onLoad"/><svg:title/><svg:desc/></draw:frame></text:span></text:p>
      <text:p text:style-name="P157">Slika 1. Izgled alata Microsoft Visual Studio 2019 nakon učitavanja projekta desktop aplikacije</text:p>
      <text:p text:style-name="P158">Na slici 1.prikazan je završni izgled aplikacije u razvojnom okruženju Microsoft Visual Studio 2019. Sa leve strane nalazi se<text:s/><text:span text:style-name="T159">ToolBox</text:span>, koji omogućava lakše postavljanje grafičkih kontrola (dugmad, labele, textbox, itd). Sa desne strane se nalazi<text:s/><text:span text:style-name="T160">Solution</text:span><text:s/><text:span text:style-name="T161">Explorer</text:span>, koji daje pregled fajlova uključenih u ovaj projekat.<text:s/></text:p>
      <text:p text:style-name="P162">Preko<text:s/><text:span text:style-name="T163">Solution Explorer<text:s/></text:span><text:span text:style-name="T164">-</text:span><text:span text:style-name="T165">&gt;References</text:span><text:s/>uključujemo naše biblioteke klasa,<text:s/><text:span text:style-name="T166">KlasePodataka</text:span><text:s/>i<text:s/><text:span text:style-name="T167">SQLDBUtils</text:span>.</text:p>
      <text:p text:style-name="P168">Zatim ispod<text:s/><text:span text:style-name="T169">Solution Explorer</text:span>-a nalazi se prozor<text:s/><text:span text:style-name="T170">Properties</text:span>, gde se podešavaju karakteristike (pozicija, naziv, tekst koji se prikazuje, itd) vezane za grafičke kontrole.</text:p>
      <text:list text:style-name="LFO1" text:continue-numbering="true">
        <text:list-item>
          <text:list>
            <text:list-item>
              <text:list>
                <text:list-item>
                  <text:p text:style-name="P171"><text:bookmark-start text:name="_Toc51082605"/>Opis načina korišćenja<text:bookmark-end text:name="_Toc51082605"/></text:p>
                </text:list-item>
              </text:list>
            </text:list-item>
          </text:list>
        </text:list-item>
      </text:list>
      <text:p text:style-name="Normal">Kada otvorimo alat u kojem pravimo našu aplikaciju, izgled ekrana je sledeći (Slika 2.):</text:p>
      <text:p text:style-name="Normal"><text:span text:style-name="T172"><draw:frame draw:style-name="a3" draw:name="Picture 4" text:anchor-type="as-char" svg:x="0in" svg:y="0in" svg:width="5.90486in" svg:height="3.51597in" style:rel-width="scale" style:rel-height="scale"><draw:image xlink:href="media/image4.jpg" xlink:type="simple" xlink:show="embed" xlink:actuate="onLoad"/><svg:title/><svg:desc/></draw:frame></text:span></text:p>
      <text:p text:style-name="P173">Slika 2. Kreiranje novog projekta u alatu Microsoft Visual Studio 2019</text:p>
      <text:p text:style-name="P174">Kada se pritisne na kreiranje novog projekta, dobija se sledeći prozor u kojem se pomoću filtera bira programski jezik, platforma, kao i koju vrstu aplikacije želimo da pravimo. U našem slučaju biramo programski jezik C#, platforma je Windows, aplikacija je Desktop. Zatim nam program da koje sve vrste aplikacija možemo praviti, biramo<text:s/>WPF App(.NET Framework)<text:s/>(Windows Presentation Foundation), prikazano na slici 3.</text:p>
      <text:p text:style-name="P175"><text:span text:style-name="T176"><draw:frame draw:style-name="a4" draw:name="Picture 14" text:anchor-type="as-char" svg:x="0in" svg:y="0in" svg:width="6.13681in" svg:height="4.07292in" style:rel-width="scale" style:rel-height="scale"><draw:image xlink:href="media/image5.png" xlink:type="simple" xlink:show="embed" xlink:actuate="onLoad"/><svg:title/><svg:desc/></draw:frame></text:span></text:p>
      <text:p text:style-name="P177">Slika 3. Kreiranje<text:s/>WPF<text:s/>App (.NET Framework)</text:p>
      <text:p text:style-name="P178">Kao poslednji korak pri kreiranju projekta, jeste davanje naziva projektu i njegovu lokaciju gde će biti sačuvan na našem račuanru (Slika 4.).</text:p>
      <text:p text:style-name="P179"><text:span text:style-name="T180"><draw:frame draw:style-name="a5" draw:name="Picture 6" text:anchor-type="as-char" svg:x="0in" svg:y="0in" svg:width="6.13681in" svg:height="4.08333in" style:rel-width="scale" style:rel-height="scale"><draw:image xlink:href="media/image6.png" xlink:type="simple" xlink:show="embed" xlink:actuate="onLoad"/><svg:title/><svg:desc/></draw:frame></text:span></text:p>
      <text:p text:style-name="P181">Slika 4. Dodavanje naziva i lokaciju projekta</text:p>
      <text:p text:style-name="P182">Nakon pritiska na dugme<text:s/><text:span text:style-name="T183">Create</text:span><text:span text:style-name="T184">,<text:s/></text:span>dobijamo grafički dizajn korisničkog interfejsa, a zatim u programskom kodu dodajemo određene akcije.<text:s/></text:p>
      <text:p text:style-name="P185">Kada se kreira grafički dizajn korisničkog interfejsa, treba kodirati funkcionalnosti vezane za našu aplikaciju. Te funkcionalnosti možemo dobiti na<text:s/>tri<text:s/>načina:</text:p>
      <text:list text:style-name="LFO5" text:continue-numbering="true">
        <text:list-item>
          <text:p text:style-name="P186">Način – Preko prozora Properties, pritiskom na „munju“, mogu se dodeliti događaji koje želimo za određenu alatku. (npr.za dugme želim događaju „klik“).Slika 5.</text:p>
        </text:list-item>
      </text:list>
      <text:p text:style-name="Normal"><text:span text:style-name="T187"><draw:frame draw:style-name="a6" draw:name="Picture 7" text:anchor-type="as-char" svg:x="0in" svg:y="0in" svg:width="6.13681in" svg:height="2.92153in" style:rel-width="scale" style:rel-height="scale"><draw:image xlink:href="media/image7.png" xlink:type="simple" xlink:show="embed" xlink:actuate="onLoad"/><svg:title/><svg:desc/></draw:frame></text:span></text:p>
      <text:p text:style-name="P188">Slika 5. Opcija za dodelu događaja grafičkom objektu</text:p>
      <text:list text:style-name="LFO5" text:continue-numbering="true">
        <text:list-item>
          <text:p text:style-name="P189">Način – da se pozicioniramo na određeni alat kojem želimo da dodelimo neki događaj i da kliknemo dva puta na njega. Ovo je kraći put ako želimo da nam događaj bude „klik“.</text:p>
        </text:list-item>
        <text:list-item>
          <text:p text:style-name="P190">Način – u XAML ručno napišemo event handler za Click akciju (npr Clikc<text:span text:style-name="T191">=”unesi_Klik</text:span>“).</text:p>
        </text:list-item>
      </text:list>
      <text:p text:style-name="P192">Pošto naš projekat zahteva biblioteke klasa, da bi se one kreirale biramo poseban projekat<text:s/><text:span text:style-name="T193">Class Library</text:span>. Pri otavranju tog projekta dobijamo klasu, koju sami modifikujemo u odnosu na naše potrebe. Ako želimo još klasa u datom projektu, biramo opciju<text:s/><text:span text:style-name="T194">Project</text:span><text:s/>-&gt;<text:s/><text:span text:style-name="T195">Add class...</text:span><text:s/>(ili prečicom preko tastature,<text:s/><text:span text:style-name="T196">Shift+Alt+C</text:span>).</text:p>
      <text:p text:style-name="P197">Da bi koristili funkcionalnosti tih klasa, moramo da ih priključimo našoj aplikaciji. Pored standardnih biblioteka koje naša aplikacija automatski koristi, mi biramo i naše biblioteke koje smo napravili. Te biblioteke su<text:s/><text:span text:style-name="T198">KlasaPodataka</text:span><text:s/>i<text:s/><text:span text:style-name="T199">SQLDBUtils</text:span>.<text:s/></text:p>
      <text:p text:style-name="P200">Dodaju se preko<text:s/><text:span text:style-name="T201">References</text:span>, koji se nalazi u<text:s/><text:span text:style-name="T202">Solution</text:span><text:s/><text:span text:style-name="T203">Explorer</text:span>-u. Desni klik na<text:s/><text:span text:style-name="T204">References -&gt; Add references</text:span>, ili<text:s/><text:span text:style-name="T205">Project -&gt; Add references</text:span>. Biramo<text:s/><text:span text:style-name="T206">.dll</text:span><text:s/>fajlove. Kada smo uspešno dodali u references, moramo ga napomenuti i u kodu, tačnije u<text:s/><text:span text:style-name="T207">USING</text:span><text:span text:style-name="T208"><text:s/></text:span>delu koda, da bi nam program prepoznao biblioteku (slika 6.)</text:p>
      <text:p text:style-name="P209"/>
      <text:p text:style-name="Normal"><text:span text:style-name="T210"><draw:frame draw:style-name="a7" draw:name="Picture 8" text:anchor-type="as-char" svg:x="0in" svg:y="0in" svg:width="6.13681in" svg:height="2.00486in" style:rel-width="scale" style:rel-height="scale"><draw:image xlink:href="media/image8.png" xlink:type="simple" xlink:show="embed" xlink:actuate="onLoad"/><svg:title/><svg:desc/></draw:frame></text:span></text:p>
      <text:p text:style-name="P211">Slika 6. Dodavanje biblioteke klasa KlasePodataka u aplikaciju</text:p>
      <text:p text:style-name="P212">Biblioteku klasa<text:s/><text:span text:style-name="T213">SQLDBUtils</text:span><text:s/>dodajemo kao referencu (biblioteku) u projekat u kom se nalaza<text:s/><text:span text:style-name="T214">KlasePodataka</text:span>, u njima se nalaze metode potrebne za konekciju sa bazom, čitanje iz baze, ažuriranje baze itd. Dok biblioteku<text:s/><text:span text:style-name="T215">KlasePodataka</text:span><text:s/>dodajemo kao referencu (biblioteku) u samoj aplikaciji.</text:p>
      <text:p text:style-name="P216"/>
      <text:list text:style-name="LFO1" text:continue-numbering="true">
        <text:list-item>
          <text:list>
            <text:list-item>
              <text:p text:style-name="P217"><text:bookmark-start text:name="_Toc51082606"/>Microsoft SQL Server Management Studio 18<text:bookmark-end text:name="_Toc51082606"/></text:p>
            </text:list-item>
          </text:list>
        </text:list-item>
      </text:list>
      <text:list text:style-name="LFO1" text:continue-numbering="true">
        <text:list-item>
          <text:list>
            <text:list-item>
              <text:list>
                <text:list-item>
                  <text:p text:style-name="P218"><text:bookmark-start text:name="_Toc51082607"/>Namena alata<text:bookmark-end text:name="_Toc51082607"/></text:p>
                </text:list-item>
              </text:list>
            </text:list-item>
          </text:list>
        </text:list-item>
      </text:list>
      <text:p text:style-name="P219">SQL Server Management Studio (SSMS) je softverska aplikacija koja se koristi za konfigurisanje, upravljanje i administraciju svih komponenti u Microsoft SQL Serveru. Alat uključuje uređivače skripti i grafičke alate koji rade sa objektima i komponentama servera.</text:p>
      <text:list text:style-name="LFO1" text:continue-numbering="true">
        <text:list-item>
          <text:list>
            <text:list-item>
              <text:list>
                <text:list-item>
                  <text:p text:style-name="P220"><text:bookmark-start text:name="_Toc51082608"/>Izgled ekrana alata<text:bookmark-end text:name="_Toc51082608"/></text:p>
                </text:list-item>
              </text:list>
            </text:list-item>
          </text:list>
        </text:list-item>
      </text:list>
      <text:p text:style-name="Normal"><text:span text:style-name="T221"><draw:frame draw:style-name="a8" draw:name="Picture 9" text:anchor-type="as-char" svg:x="0in" svg:y="0in" svg:width="6.13681in" svg:height="3.39375in" style:rel-width="scale" style:rel-height="scale"><draw:image xlink:href="media/image9.png" xlink:type="simple" xlink:show="embed" xlink:actuate="onLoad"/><svg:title/><svg:desc/></draw:frame></text:span></text:p>
      <text:p text:style-name="P222">Slika<text:s/>7. Izgled ekrana alata Microsoft SQL Server Management Studio 18</text:p>
      <text:p text:style-name="P223">Na slici 7. možemo videti izgled tabele RasporedRada<text:span text:style-name="T224">,<text:s/></text:span>iz baze podataka RasporedRada<text:span text:style-name="T225">,<text:s/></text:span>na slici se vidi kolone u datoj tabeli u sredini ekrana. Sa leve strane gore tekst predstavlja ime servera koji je potreban za konekciju naše aplikacije sa bazom podataka. Takođe sa leve strane se vidi baza podataka RasporedRada i tabela RasporedRada, uokvireno crvenom bojom.</text:p>
      <text:list text:style-name="LFO1" text:continue-numbering="true">
        <text:list-item>
          <text:list>
            <text:list-item>
              <text:list>
                <text:list-item>
                  <text:p text:style-name="P226"><text:bookmark-start text:name="_Toc51082609"/>Opis načina korišćenja<text:bookmark-end text:name="_Toc51082609"/></text:p>
                </text:list-item>
              </text:list>
            </text:list-item>
          </text:list>
        </text:list-item>
      </text:list>
      <text:p text:style-name="Normal"><text:span text:style-name="T227"><draw:frame draw:style-name="a9" draw:name="Picture 10" text:anchor-type="as-char" svg:x="0in" svg:y="0in" svg:width="6.13681in" svg:height="3.45069in" style:rel-width="scale" style:rel-height="scale"><draw:image xlink:href="media/image10.png" xlink:type="simple" xlink:show="embed" xlink:actuate="onLoad"/><svg:title/><svg:desc/></draw:frame></text:span></text:p>
      <text:p text:style-name="P228">Slika<text:s/>8. Početni ekran pokretanja Microsoft SQL Server Management Studio 18</text:p>
      <text:p text:style-name="P229">Pri pokretanju Microsoft SQL Server Management Studio-a dobija se prozor prikazan na slici 8. Pre kreiranja baze prvo se moramo konektovati na server, ukoliko je naziv servera dobar, konekcija će biti uspešna.</text:p>
      <text:p text:style-name="P230">Zatim, kada se uspešno konektujemo, pozicioniramo se na naš naziv servera i kliknemo na<text:s/><text:span text:style-name="T231">New Query</text:span>, dobićemo prazno polje prikazan na slici 9.</text:p>
      <text:p text:style-name="P232">Jedan od načina pravljenja baze podataka je kucanje koda, koristeći sintaksu SQL jezika. Pisani kod pri kreiranju baze<text:s/><text:span text:style-name="T233"><text:s/>Raspored Rada</text:span><text:s/>dat je na slici 10. Kada je kod napisan pravilno klikne se na<text:s/><text:span text:style-name="T234">Execute</text:span>, i ako takva baza ne postoji, baza podataka će biti uspešno napravljena (kao što se može videti na slici 7.).</text:p>
      <text:p text:style-name="Normal"><text:span text:style-name="T235"><draw:frame draw:style-name="a10" draw:name="Picture 11" text:anchor-type="as-char" svg:x="0in" svg:y="0in" svg:width="6.13681in" svg:height="3.45069in" style:rel-width="scale" style:rel-height="scale"><draw:image xlink:href="media/image11.png" xlink:type="simple" xlink:show="embed" xlink:actuate="onLoad"/><svg:title/><svg:desc/></draw:frame></text:span></text:p>
      <text:p text:style-name="P236">Slika<text:s/>9. Postupak pravljenja baze podataka</text:p>
      <text:p text:style-name="P237"><text:span text:style-name="T238"><draw:frame draw:style-name="a11" draw:name="Picture 12" text:anchor-type="as-char" svg:x="0in" svg:y="0in" svg:width="6.13681in" svg:height="3.61389in" style:rel-width="scale" style:rel-height="scale"><draw:image xlink:href="media/image12.png" xlink:type="simple" xlink:show="embed" xlink:actuate="onLoad"/><svg:title/><svg:desc/></draw:frame></text:span><text:span text:style-name="T239"><text:s/></text:span><text:span text:style-name="T240">Slika 10. Kod za pravljenje baze podataka</text:span></text:p>
      <text:p text:style-name="P241"/>
      <text:list text:style-name="LFO1" text:continue-numbering="true">
        <text:list-item>
          <text:p text:style-name="P242"><text:bookmark-start text:name="_Toc51082610"/>Korisničko upustvo razvijene aplikacije<text:bookmark-end text:name="_Toc51082610"/></text:p>
        </text:list-item>
      </text:list>
      <text:list text:style-name="LFO1" text:continue-numbering="true">
        <text:list-item>
          <text:list>
            <text:list-item>
              <text:p text:style-name="P243"><text:bookmark-start text:name="_Toc51082611"/>Namena aplikacije i osnovne funkcije<text:bookmark-end text:name="_Toc51082611"/></text:p>
            </text:list-item>
          </text:list>
        </text:list-item>
      </text:list>
      <text:p text:style-name="Normal">Osnovna namena desktop aplikacije je evidencija koliko sati koji zaposleni u IT firmi radi za kog klijenta na poslu kog tipa.</text:p>
      <text:p text:style-name="Normal">Osnovne funkcije aplikacije su<text:span text:style-name="T244">:</text:span></text:p>
      <text:list text:style-name="LFO9" text:continue-numbering="true">
        <text:list-item>
          <text:p text:style-name="P245"><text:span text:style-name="T246">Tabelarni prikaz svih stavki rada u rasporedu rada (eng.<text:s/></text:span><text:span text:style-name="T247">Timesheet</text:span><text:span text:style-name="T248">)</text:span></text:p>
        </text:list-item>
        <text:list-item>
          <text:p text:style-name="P249">Unos nove stavke rada</text:p>
        </text:list-item>
        <text:list-item>
          <text:p text:style-name="P250">Filtriranje podataka po imenu I prezimenu</text:p>
        </text:list-item>
        <text:list-item>
          <text:p text:style-name="P251">Odustajanje od unosa nove stavke rada.</text:p>
        </text:list-item>
      </text:list>
      <text:p text:style-name="P252"/>
      <text:list text:style-name="LFO1" text:continue-numbering="true">
        <text:list-item>
          <text:list>
            <text:list-item>
              <text:p text:style-name="P253"><text:span text:style-name="T254"><text:s/></text:span><text:bookmark-start text:name="_Toc51082612"/><text:span text:style-name="T255">Ekrani I na</text:span>čin korišćenja<text:bookmark-end text:name="_Toc51082612"/></text:p>
            </text:list-item>
          </text:list>
        </text:list-item>
      </text:list>
      <text:p text:style-name="Normal">Kada se pokrene aplikacija dobija se iygled sličan kao u dizajneru, osim što se automatski pri otvaranju aplikacije učitaju podaci iz baze podataka i popune u Data Grid. Početni ekran aplikacije može se videti na slici 11.</text:p>
      <text:p text:style-name="Normal"><text:span text:style-name="T256"><draw:frame draw:style-name="a12" draw:name="Picture 13" text:anchor-type="as-char" svg:x="0in" svg:y="0in" svg:width="6.13681in" svg:height="4.39861in" style:rel-width="scale" style:rel-height="scale"><draw:image xlink:href="media/image13.png" xlink:type="simple" xlink:show="embed" xlink:actuate="onLoad"/><svg:title/><svg:desc/></draw:frame></text:span></text:p>
      <text:p text:style-name="P257">Slika 11. Prikaz<text:s/>podataka pri otvaranju aplikacije</text:p>
      <text:p text:style-name="Normal">Zatim kada popunimo sve podatke koji se traže i kliknemo na opciju Unesi, dobija sa poruka o unosu podataka u bazu i tabela u aplikaciji se osveži sa novim informacijama, slika 12.</text:p>
      <text:p text:style-name="Normal">Podatak Klijent može da se unese kao tekst, ili odabere postojeći klijent iz dropdown liste koja se definiše u odvojenom tekstualnom fajlu.</text:p>
      <text:p text:style-name="Normal">Podatak Posao se učitava iz liste koja je definisana u odvojenom tekstualnom fajlu.</text:p>
      <text:p text:style-name="Normal"><text:span text:style-name="T258"><draw:frame draw:style-name="a13" draw:name="Picture 17" text:anchor-type="as-char" svg:x="0in" svg:y="0in" svg:width="6.13681in" svg:height="4.44722in" style:rel-width="scale" style:rel-height="scale"><draw:image xlink:href="media/image14.png" xlink:type="simple" xlink:show="embed" xlink:actuate="onLoad"/><svg:title/><svg:desc/></draw:frame></text:span></text:p>
      <text:p text:style-name="P259">Slika 12.<text:s/>Prikaz aplikacije sa popunjenim podacima i klikom na Unesi</text:p>
      <text:p text:style-name="Normal">Nakon što se klikne na<text:s/><text:span text:style-name="T260">Ok</text:span><text:s/>dugme u prozoru sa obaveštenjem podaci u text boxovima se resetuju na prazno, isto to se postiže i klikom na dugme<text:s/><text:span text:style-name="T261">Poništi</text:span>, slika 13.</text:p>
      <text:p text:style-name="Normal"><text:span text:style-name="T262"><draw:frame draw:style-name="a14" draw:name="Picture 18" text:anchor-type="as-char" svg:x="0in" svg:y="0in" svg:width="6.13681in" svg:height="4.42708in" style:rel-width="scale" style:rel-height="scale"><draw:image xlink:href="media/image15.png" xlink:type="simple" xlink:show="embed" xlink:actuate="onLoad"/><svg:title/><svg:desc/></draw:frame></text:span></text:p>
      <text:p text:style-name="P263">Slika 13.<text:s/>Prikaz aplikacije nakon klika na dugme Poništi</text:p>
      <text:p text:style-name="Normal">Opcija<text:s/><text:span text:style-name="T264">Filter</text:span><text:s/>omogućava da se rezultati filtriraju po Imenu i Prezimenu onoga ko je radio neki posao. Potrebno je uneti ime i prezime kao dve reči razdvojene razmakom. Ukoliko unos nije takav izbacuje se poruka za grešku, slika 14.</text:p>
      <text:p text:style-name="Normal"><text:span text:style-name="T265"><draw:frame draw:style-name="a15" draw:name="Picture 19" text:anchor-type="as-char" svg:x="0in" svg:y="0in" svg:width="6.13681in" svg:height="4.45in" style:rel-width="scale" style:rel-height="scale"><draw:image xlink:href="media/image16.png" xlink:type="simple" xlink:show="embed" xlink:actuate="onLoad"/><svg:title/><svg:desc/></draw:frame></text:span></text:p>
      <text:p text:style-name="P266">Slika 14.<text:s/>Prikaz greške pri filtriranju</text:p>
      <text:p text:style-name="Normal">Ukoliko se ime i prezime unese kako je traženo, i zatim odabere opcija<text:s/><text:span text:style-name="T267">Filter</text:span>, tabela će se popuniti samo sa stavkama rada za tu osobu, slika 15.</text:p>
      <text:p text:style-name="Normal"><text:span text:style-name="T268"><draw:frame draw:style-name="a16" draw:name="Picture 20" text:anchor-type="as-char" svg:x="0in" svg:y="0in" svg:width="6.13681in" svg:height="4.37431in" style:rel-width="scale" style:rel-height="scale"><draw:image xlink:href="media/image17.png" xlink:type="simple" xlink:show="embed" xlink:actuate="onLoad"/><svg:title/><svg:desc/></draw:frame></text:span></text:p>
      <text:p text:style-name="P269">Slika 15.<text:s/>Prikaz uspešnog filtriranja</text:p>
      <text:p text:style-name="Normal">Opcija<text:s/><text:span text:style-name="T270">Resetuj</text:span><text:s/>briše vrednost iz polja za filtriranje i popunjava tabelu sa svim stavkama.</text:p>
      <text:list text:style-name="LFO1" text:continue-numbering="true">
        <text:list-item>
          <text:list>
            <text:list-item>
              <text:p text:style-name="P271"><text:bookmark-start text:name="_Toc51082613"/>Podešavanja aplikacija<text:bookmark-end text:name="_Toc51082613"/></text:p>
            </text:list-item>
          </text:list>
        </text:list-item>
      </text:list>
      <text:p text:style-name="Normal">Kroz App.config moguće je promeniti SQL Instancu, naziv baze podataka, kao i putanje do tekstualnih fajlova za Klijente i Poslove.</text:p>
      <text:p text:style-name="Normal"><text:span text:style-name="T272"><draw:frame draw:style-name="a17" draw:name="Picture 22" text:anchor-type="as-char" svg:x="0in" svg:y="0in" svg:width="6.13681in" svg:height="1.64167in" style:rel-width="scale" style:rel-height="scale"><draw:image xlink:href="media/image18.png" xlink:type="simple" xlink:show="embed" xlink:actuate="onLoad"/><svg:title/><svg:desc/></draw:frame></text:span></text:p>
      <text:p text:style-name="P273"><text:s/><text:span text:style-name="T274">Slika 16</text:span><text:span text:style-name="T275">.<text:s/></text:span><text:span text:style-name="T276">Konfiguracije aplikacije</text:span></text:p>
      <text:p text:style-name="P277"/>
      <text:list text:style-name="LFO1" text:continue-numbering="true">
        <text:list-item>
          <text:p text:style-name="P278"><text:bookmark-start text:name="_Toc51082614"/>Ključni elementi implementacije<text:bookmark-end text:name="_Toc51082614"/></text:p>
        </text:list-item>
      </text:list>
      <text:list text:style-name="LFO1" text:continue-numbering="true">
        <text:list-item>
          <text:list>
            <text:list-item>
              <text:p text:style-name="P279"><text:bookmark-start text:name="_Toc51082615"/>SQL Script<text:bookmark-end text:name="_Toc51082615"/></text:p>
            </text:list-item>
          </text:list>
        </text:list-item>
      </text:list>
      <table:table table:style-name="Table280">
        <table:table-columns>
          <table:table-column table:style-name="TableColumn281"/>
        </table:table-columns>
        <table:table-row table:style-name="TableRow282">
          <table:table-cell table:style-name="TableCell283">
            <text:p text:style-name="P284"><text:span text:style-name="T285">CREATE</text:span><text:span text:style-name="T286"><text:s/></text:span><text:span text:style-name="T287">DATABASE<text:s/></text:span><text:span text:style-name="T288">[RasporedRada]</text:span></text:p>
            <text:p text:style-name="P289"><text:span text:style-name="T290">GO</text:span><text:span text:style-name="T291"><text:s/></text:span></text:p>
            <text:p text:style-name="P292"><text:span text:style-name="T293">USE</text:span><text:span text:style-name="T294"><text:s/>[RasporedRada]</text:span></text:p>
            <text:p text:style-name="P295"><text:span text:style-name="T296">CREATE</text:span><text:span text:style-name="T297"><text:s/></text:span><text:span text:style-name="T298">TABLE</text:span><text:span text:style-name="T299"><text:s/>[dbo]</text:span><text:span text:style-name="T300">.</text:span><text:span text:style-name="T301">[RasporedRada]</text:span><text:span text:style-name="T302">(</text:span></text:p>
            <text:p text:style-name="P303"><text:span text:style-name="T304"><text:tab/>[Id] [int]<text:s/></text:span><text:span text:style-name="T305">IDENTITY</text:span><text:span text:style-name="T306">(</text:span><text:span text:style-name="T307">1</text:span><text:span text:style-name="T308">,</text:span><text:span text:style-name="T309">1</text:span><text:span text:style-name="T310">)</text:span><text:span text:style-name="T311"><text:s/></text:span><text:span text:style-name="T312">NOT</text:span><text:span text:style-name="T313"><text:s/></text:span><text:span text:style-name="T314">NULL,</text:span></text:p>
            <text:p text:style-name="P315"><text:span text:style-name="T316"><text:tab/>[Ime] [nvarchar]</text:span><text:span text:style-name="T317">(</text:span><text:span text:style-name="T318">50</text:span><text:span text:style-name="T319">)</text:span><text:span text:style-name="T320"><text:s/></text:span><text:span text:style-name="T321">NOT</text:span><text:span text:style-name="T322"><text:s/></text:span><text:span text:style-name="T323">NULL,</text:span></text:p>
            <text:p text:style-name="P324"><text:span text:style-name="T325"><text:tab/>[Prezime] [nvarchar]</text:span><text:span text:style-name="T326">(</text:span><text:span text:style-name="T327">50</text:span><text:span text:style-name="T328">)</text:span><text:span text:style-name="T329"><text:s/></text:span><text:span text:style-name="T330">NOT</text:span><text:span text:style-name="T331"><text:s/></text:span><text:span text:style-name="T332">NULL,</text:span></text:p>
            <text:p text:style-name="P333"><text:span text:style-name="T334"><text:tab/>[Klijent] [nvarchar]</text:span><text:span text:style-name="T335">(</text:span><text:span text:style-name="T336">50</text:span><text:span text:style-name="T337">)</text:span><text:span text:style-name="T338"><text:s/></text:span><text:span text:style-name="T339">NOT</text:span><text:span text:style-name="T340"><text:s/></text:span><text:span text:style-name="T341">NULL,</text:span></text:p>
            <text:p text:style-name="P342"><text:span text:style-name="T343"><text:tab/>[Sati] [int]<text:s/></text:span><text:span text:style-name="T344">NOT</text:span><text:span text:style-name="T345"><text:s/></text:span><text:span text:style-name="T346">NULL,</text:span></text:p>
            <text:p text:style-name="P347"><text:span text:style-name="T348"><text:tab/>[Datum] [date]<text:s/></text:span><text:span text:style-name="T349">NOT</text:span><text:span text:style-name="T350"><text:s/></text:span><text:span text:style-name="T351">NULL,</text:span></text:p>
            <text:p text:style-name="P352"><text:span text:style-name="T353"><text:tab/>[Posao] [nvarchar]</text:span><text:span text:style-name="T354">(</text:span><text:span text:style-name="T355">50</text:span><text:span text:style-name="T356">)</text:span><text:span text:style-name="T357"><text:s/></text:span><text:span text:style-name="T358">NOT</text:span><text:span text:style-name="T359"><text:s/></text:span><text:span text:style-name="T360">NULL</text:span></text:p>
            <text:p text:style-name="P361"><text:span text:style-name="T362">)</text:span><text:span text:style-name="T363"><text:s/></text:span><text:span text:style-name="T364">ON</text:span><text:span text:style-name="T365"><text:s/>[PRIMARY]</text:span></text:p>
            <text:p text:style-name="P366"><text:span text:style-name="T367">GO</text:span></text:p>
          </table:table-cell>
        </table:table-row>
      </table:table>
      <text:p text:style-name="P368">Tabela 1. Skripta za kreiranje baze i tabele</text:p>
      <text:list text:style-name="LFO1" text:continue-numbering="true">
        <text:list-item>
          <text:list>
            <text:list-item>
              <text:p text:style-name="P369"><text:s/><text:bookmark-start text:name="_Toc51082616"/>Ključni delovi programskog koda sa objašnjenjem<text:bookmark-end text:name="_Toc51082616"/></text:p>
            </text:list-item>
          </text:list>
        </text:list-item>
      </text:list>
      <text:list text:style-name="LFO1" text:continue-numbering="true">
        <text:list-item>
          <text:list>
            <text:list-item>
              <text:list>
                <text:list-item>
                  <text:p text:style-name="P370"><text:bookmark-start text:name="_Toc51082617"/>Uključivanje biblioteke klasa<text:bookmark-end text:name="_Toc51082617"/></text:p>
                </text:list-item>
              </text:list>
            </text:list-item>
          </text:list>
        </text:list-item>
      </text:list>
      <text:p text:style-name="Normal"><text:span text:style-name="T371">Ako je referenca na .dll fajl pravilno podešena namespace-ovima iz biblioteke se može pristupiti sa sledećom linijom:</text:span></text:p>
      <text:p text:style-name="Normal"><text:span text:style-name="T372">using<text:s/></text:span><text:span text:style-name="T373">KlasePodataka;</text:span></text:p>
      <text:list text:style-name="LFO1" text:continue-numbering="true">
        <text:list-item>
          <text:list>
            <text:list-item>
              <text:list>
                <text:list-item>
                  <text:p text:style-name="P374"><text:bookmark-start text:name="_Toc51082618"/><text:span text:style-name="T375">Po</text:span>četni događaj pri otvaranju aplikacije<text:bookmark-end text:name="_Toc51082618"/></text:p>
                </text:list-item>
              </text:list>
            </text:list-item>
          </text:list>
        </text:list-item>
      </text:list>
      <text:p text:style-name="Normal">Pri pokretanju WPF aplikacije poziva se MainWindow i njegov konstruktor. Main window takođe ima i privatne atribute za naziv baze i sql instancu koje vuče iz konfiguracije, tabela 2.</text:p>
      <table:table table:style-name="Table376">
        <table:table-columns>
          <table:table-column table:style-name="TableColumn377"/>
        </table:table-columns>
        <table:table-row table:style-name="TableRow378">
          <table:table-cell table:style-name="TableCell379">
            <text:p text:style-name="P380"><text:span text:style-name="T381">private</text:span><text:span text:style-name="T382"><text:s/></text:span><text:span text:style-name="T383">string</text:span><text:span text:style-name="T384"><text:s/>NazivBaze =&gt; ConfigurationManager.AppSettings[</text:span><text:span text:style-name="T385">"NazivBaze"</text:span><text:span text:style-name="T386">];</text:span></text:p>
            <text:p text:style-name="P387"><text:span text:style-name="T388">private</text:span><text:span text:style-name="T389"><text:s/></text:span><text:span text:style-name="T390">string</text:span><text:span text:style-name="T391"><text:s/>SqlInstanca =&gt; ConfigurationManager.AppSettings[</text:span><text:span text:style-name="T392">"SqlInstanca"</text:span><text:span text:style-name="T393">];</text:span></text:p>
            <text:p text:style-name="P394"/>
            <text:p text:style-name="P395"><text:span text:style-name="T396">public</text:span><text:span text:style-name="T397"><text:s/></text:span><text:span text:style-name="T398">MainWindow</text:span><text:span text:style-name="T399">()</text:span></text:p>
            <text:p text:style-name="P400">{</text:p>
            <text:p text:style-name="P401"><text:s text:c="7"/>InitializeComponent();</text:p>
            <text:p text:style-name="P402"><text:s text:c="7"/>BinDataGrid();</text:p>
            <text:p text:style-name="Normal"><text:span text:style-name="T403">}</text:span></text:p>
          </table:table-cell>
        </table:table-row>
      </table:table>
      <text:p text:style-name="P404">Tabela 2. Deo klase MainWindow koji sadrži konstruktor i privatne atribute</text:p>
      <text:list text:style-name="LFO1" text:continue-numbering="true">
        <text:list-item>
          <text:list>
            <text:list-item>
              <text:list>
                <text:list-item>
                  <text:p text:style-name="P405"><text:bookmark-start text:name="_Toc51082619"/>Klijent i Posao servisi<text:bookmark-end text:name="_Toc51082619"/></text:p>
                </text:list-item>
              </text:list>
            </text:list-item>
          </text:list>
        </text:list-item>
      </text:list>
      <text:p text:style-name="Normal">Statiče klase KlijentServis, tabela 3, i PosaoServis, tabela 4, zadužene su da iz tekstualnog fajla podešenog preko konfiguracije pretvore Klijente i Poslove u liste.</text:p>
      <table:table table:style-name="Table406">
        <table:table-columns>
          <table:table-column table:style-name="TableColumn407"/>
        </table:table-columns>
        <table:table-row table:style-name="TableRow408">
          <table:table-cell table:style-name="TableCell409">
            <text:p text:style-name="P410"><text:span text:style-name="T411">namespace</text:span><text:span text:style-name="T412"><text:s/>RasporedRada.Servisi</text:span></text:p>
            <text:p text:style-name="P413">{</text:p>
            <text:p text:style-name="P414"><text:span text:style-name="T415"><text:s text:c="4"/></text:span><text:span text:style-name="T416">public</text:span><text:span text:style-name="T417"><text:s/></text:span><text:span text:style-name="T418">static</text:span><text:span text:style-name="T419"><text:s/></text:span><text:span text:style-name="T420">class</text:span><text:span text:style-name="T421"><text:s/></text:span><text:span text:style-name="T422">KlijentiServis</text:span></text:p>
            <text:p text:style-name="P423"><text:s text:c="4"/>{</text:p>
            <text:p text:style-name="P424"><text:span text:style-name="T425"><text:s text:c="8"/></text:span><text:span text:style-name="T426">static</text:span><text:span text:style-name="T427"><text:s/></text:span><text:span text:style-name="T428">string</text:span><text:span text:style-name="T429"><text:s/>PutanjaFajla =&gt; ConfigurationManager.AppSettings[</text:span><text:span text:style-name="T430">"KlijentiFajl"</text:span><text:span text:style-name="T431">];</text:span></text:p>
            <text:p text:style-name="P432"/>
            <text:p text:style-name="P433"><text:span text:style-name="T434"><text:s text:c="8"/></text:span><text:span text:style-name="T435">public</text:span><text:span text:style-name="T436"><text:s/></text:span><text:span text:style-name="T437">static</text:span><text:span text:style-name="T438"><text:s/>IEnumerable&lt;</text:span><text:span text:style-name="T439">string</text:span><text:span text:style-name="T440">&gt; DajKlijenteIzFajla()</text:span></text:p>
            <text:p text:style-name="P441"><text:s text:c="8"/>{</text:p>
            <text:p text:style-name="P442"><text:span text:style-name="T443"><text:s text:c="12"/>IEnumerable&lt;</text:span><text:span text:style-name="T444">string</text:span><text:span text:style-name="T445">&gt; klijenti = Enumerable.Empty&lt;</text:span><text:span text:style-name="T446">string</text:span><text:span text:style-name="T447">&gt;();</text:span></text:p>
            <text:p text:style-name="P448"/>
            <text:p text:style-name="P449"><text:span text:style-name="T450"><text:s text:c="12"/></text:span><text:span text:style-name="T451">if</text:span><text:span text:style-name="T452"><text:s/>(!</text:span><text:span text:style-name="T453">string</text:span><text:span text:style-name="T454">.IsNullOrWhiteSpace(PutanjaFajla))</text:span></text:p>
            <text:p text:style-name="P455"><text:s text:c="12"/>{</text:p>
            <text:p text:style-name="P456"><text:span text:style-name="T457"><text:s text:c="16"/></text:span><text:span text:style-name="T458">try</text:span></text:p>
            <text:p text:style-name="P459"><text:s text:c="16"/>{</text:p>
            <text:p text:style-name="P460"><text:s text:c="20"/>klijenti = System.IO.File.ReadAllLines(PutanjaFajla);</text:p>
            <text:p text:style-name="P461"><text:s text:c="16"/>}</text:p>
            <text:p text:style-name="P462"><text:span text:style-name="T463"><text:s text:c="16"/></text:span><text:span text:style-name="T464">catch</text:span><text:span text:style-name="T465">(Exception e)</text:span></text:p>
            <text:p text:style-name="P466"><text:s text:c="16"/>{</text:p>
            <text:p text:style-name="P467"><text:span text:style-name="T468"><text:s text:c="20"/>MessageBox.Show(</text:span><text:span text:style-name="T469">"Putanja fajla za klijente neispravna!"</text:span><text:span text:style-name="T470">);</text:span></text:p>
            <text:p text:style-name="P471"><text:s text:c="16"/>}</text:p>
            <text:p text:style-name="P472"><text:s text:c="12"/>}</text:p>
            <text:p text:style-name="P473"><text:span text:style-name="T474"><text:s text:c="12"/></text:span><text:span text:style-name="T475">else</text:span></text:p>
            <text:p text:style-name="P476"><text:s text:c="12"/>{</text:p>
            <text:p text:style-name="P477"><text:span text:style-name="T478"><text:s text:c="16"/>MessageBox.Show(</text:span><text:span text:style-name="T479">"Putanja fajla za klijente je prazna!"</text:span><text:span text:style-name="T480">);</text:span></text:p>
            <text:p text:style-name="P481"><text:s text:c="12"/>}</text:p>
            <text:p text:style-name="P482"/>
            <text:p text:style-name="P483"><text:span text:style-name="T484"><text:s text:c="12"/></text:span><text:span text:style-name="T485">return</text:span><text:span text:style-name="T486"><text:s/>klijenti;</text:span></text:p>
            <text:p text:style-name="P487"><text:s text:c="8"/>}</text:p>
            <text:p text:style-name="P488"><text:s text:c="4"/>}</text:p>
            <text:p text:style-name="P489">}</text:p>
            <text:p text:style-name="Normal"/>
          </table:table-cell>
        </table:table-row>
      </table:table>
      <text:p text:style-name="P490">Tabela 3. Statička klasa KlijentiServis</text:p>
      <table:table table:style-name="Table491">
        <table:table-columns>
          <table:table-column table:style-name="TableColumn492"/>
        </table:table-columns>
        <table:table-row table:style-name="TableRow493">
          <table:table-cell table:style-name="TableCell494">
            <text:p text:style-name="P495"/>
            <text:p text:style-name="P496"><text:span text:style-name="T497">namespace</text:span><text:span text:style-name="T498"><text:s/>RasporedRada.Servisi</text:span></text:p>
            <text:p text:style-name="P499">{</text:p>
            <text:p text:style-name="P500"><text:span text:style-name="T501"><text:s text:c="4"/></text:span><text:span text:style-name="T502">public</text:span><text:span text:style-name="T503"><text:s/></text:span><text:span text:style-name="T504">static</text:span><text:span text:style-name="T505"><text:s/></text:span><text:span text:style-name="T506">class</text:span><text:span text:style-name="T507"><text:s/></text:span><text:span text:style-name="T508">PosaoServis</text:span></text:p>
            <text:p text:style-name="P509"><text:s text:c="4"/>{</text:p>
            <text:p text:style-name="P510"><text:span text:style-name="T511"><text:s text:c="8"/></text:span><text:span text:style-name="T512">static</text:span><text:span text:style-name="T513"><text:s/></text:span><text:span text:style-name="T514">string</text:span><text:span text:style-name="T515"><text:s/>PutanjaFajla =&gt; ConfigurationManager.AppSettings[</text:span><text:span text:style-name="T516">"PosaoFajl"</text:span><text:span text:style-name="T517">];</text:span></text:p>
            <text:p text:style-name="P518"/>
            <text:p text:style-name="P519"><text:span text:style-name="T520"><text:s text:c="8"/></text:span><text:span text:style-name="T521">public</text:span><text:span text:style-name="T522"><text:s/></text:span><text:span text:style-name="T523">static</text:span><text:span text:style-name="T524"><text:s/>IEnumerable&lt;</text:span><text:span text:style-name="T525">string</text:span><text:span text:style-name="T526">&gt; DajPosloveIzFajla()</text:span></text:p>
            <text:p text:style-name="P527"><text:s text:c="8"/>{</text:p>
            <text:p text:style-name="P528"><text:span text:style-name="T529"><text:s text:c="12"/>IEnumerable&lt;</text:span><text:span text:style-name="T530">string</text:span><text:span text:style-name="T531">&gt; poslovi = Enumerable.Empty&lt;</text:span><text:span text:style-name="T532">string</text:span><text:span text:style-name="T533">&gt;();</text:span></text:p>
            <text:p text:style-name="P534"/>
            <text:p text:style-name="P535"><text:span text:style-name="T536"><text:s text:c="12"/></text:span><text:span text:style-name="T537">if</text:span><text:span text:style-name="T538"><text:s/>(!</text:span><text:span text:style-name="T539">string</text:span><text:span text:style-name="T540">.IsNullOrWhiteSpace(PutanjaFajla))</text:span></text:p>
            <text:p text:style-name="P541"><text:s text:c="12"/>{</text:p>
            <text:p text:style-name="P542"><text:span text:style-name="T543"><text:s text:c="16"/></text:span><text:span text:style-name="T544">try</text:span></text:p>
            <text:p text:style-name="P545"><text:s text:c="16"/>{</text:p>
            <text:p text:style-name="P546"><text:s text:c="20"/>poslovi = System.IO.File.ReadAllLines(PutanjaFajla);</text:p>
            <text:p text:style-name="P547"><text:s text:c="16"/>}</text:p>
            <text:p text:style-name="P548"><text:span text:style-name="T549"><text:s text:c="16"/></text:span><text:span text:style-name="T550">catch</text:span><text:span text:style-name="T551"><text:s/>(Exception e)</text:span></text:p>
            <text:p text:style-name="P552"><text:s text:c="16"/>{</text:p>
            <text:p text:style-name="P553"><text:span text:style-name="T554"><text:s text:c="20"/>MessageBox.Show(</text:span><text:span text:style-name="T555">"Putanja fajla za poslove je neispravna!"</text:span><text:span text:style-name="T556">);</text:span></text:p>
            <text:p text:style-name="P557"><text:s text:c="16"/>}</text:p>
            <text:p text:style-name="P558"><text:s text:c="12"/>}</text:p>
            <text:p text:style-name="P559"><text:span text:style-name="T560"><text:s text:c="12"/></text:span><text:span text:style-name="T561">else</text:span></text:p>
            <text:p text:style-name="P562"><text:s text:c="12"/>{</text:p>
            <text:p text:style-name="P563"><text:span text:style-name="T564"><text:s text:c="16"/>MessageBox.Show(</text:span><text:span text:style-name="T565">"Putanja fajla za poslove je prazna!"</text:span><text:span text:style-name="T566">);</text:span></text:p>
            <text:p text:style-name="P567"><text:s text:c="12"/>}</text:p>
            <text:p text:style-name="P568"/>
            <text:p text:style-name="P569"><text:span text:style-name="T570"><text:s text:c="12"/></text:span><text:span text:style-name="T571">return</text:span><text:span text:style-name="T572"><text:s/>poslovi;</text:span></text:p>
            <text:p text:style-name="P573"><text:s text:c="8"/>}</text:p>
            <text:p text:style-name="P574"/>
            <text:p text:style-name="P575"><text:s text:c="4"/>}</text:p>
            <text:p text:style-name="P576">}</text:p>
            <text:p text:style-name="P577"/>
          </table:table-cell>
        </table:table-row>
      </table:table>
      <text:p text:style-name="P578"/>
      <text:p text:style-name="P579">Tabela 4. Statička klasa PosaoServis</text:p>
      <text:p text:style-name="Normal">U slučaju greške sa putanjama do fajlova izbacuje se prozor sa porukom da je putanja neispravna, a u slučaju da u konfiguraciji ne postoji putanja fajla izbacuje se poruka da je putanja prazna.<text:s/>U oba slučaja vraća se prazna string lista, a ako su putanje u redu onda popunjena string lista.</text:p>
      <text:p text:style-name="Normal">Ove dve statičke klase i metode pozivaju combo box-evi za Posao i Klijent prilikom učitavanja aplikacije, tabela 5 i tabela 6.</text:p>
      <table:table table:style-name="Table580">
        <table:table-columns>
          <table:table-column table:style-name="TableColumn581"/>
        </table:table-columns>
        <table:table-row table:style-name="TableRow582">
          <table:table-cell table:style-name="TableCell583">
            <text:p text:style-name="P584"><text:span text:style-name="T585">private</text:span><text:span text:style-name="T586"><text:s/></text:span><text:span text:style-name="T587">void</text:span><text:span text:style-name="T588"><text:s/>cbxKlijenti_Ucitaj(</text:span><text:span text:style-name="T589">object</text:span><text:span text:style-name="T590"><text:s/>sender, RoutedEventArgs e)</text:span></text:p>
            <text:p text:style-name="P591"><text:s text:c="8"/>{</text:p>
            <text:p text:style-name="P592"><text:span text:style-name="T593"><text:s text:c="12"/>List&lt;</text:span><text:span text:style-name="T594">string</text:span><text:span text:style-name="T595">&gt; klijenti = KlijentiServis.DajKlijenteIzFajla().ToList();</text:span></text:p>
            <text:p text:style-name="P596"/>
            <text:p text:style-name="P597"><text:span text:style-name="T598"><text:s text:c="12"/></text:span><text:span text:style-name="T599">if</text:span><text:span text:style-name="T600"><text:s/>(klijenti !=<text:s/></text:span><text:span text:style-name="T601">null</text:span><text:span text:style-name="T602"><text:s/>&amp;&amp; klijenti.Any())</text:span></text:p>
            <text:p text:style-name="P603"><text:s text:c="12"/>{</text:p>
            <text:p text:style-name="P604"><text:span text:style-name="T605"><text:s text:c="16"/></text:span><text:span text:style-name="T606">foreach</text:span><text:span text:style-name="T607"><text:s/>(</text:span><text:span text:style-name="T608">string</text:span><text:span text:style-name="T609"><text:s/>klijent<text:s/></text:span><text:span text:style-name="T610">in</text:span><text:span text:style-name="T611"><text:s/>klijenti)</text:span></text:p>
            <text:p text:style-name="P612"><text:s text:c="16"/>{</text:p>
            <text:p text:style-name="P613"><text:span text:style-name="T614"><text:s text:c="20"/></text:span><text:span text:style-name="T615">if</text:span><text:span text:style-name="T616"><text:s/>(!</text:span><text:span text:style-name="T617">string</text:span><text:span text:style-name="T618">.IsNullOrWhiteSpace(klijent))</text:span></text:p>
            <text:p text:style-name="P619"><text:s text:c="20"/>{</text:p>
            <text:p text:style-name="P620"><text:s text:c="24"/>cbxKlijenti.Items.Add(klijent);</text:p>
            <text:p text:style-name="P621"><text:s text:c="20"/>}</text:p>
            <text:p text:style-name="P622"><text:s text:c="16"/>}</text:p>
            <text:p text:style-name="P623"><text:s text:c="12"/>}</text:p>
            <text:p text:style-name="P624"><text:span text:style-name="T625"><text:s text:c="12"/></text:span><text:span text:style-name="T626">else</text:span></text:p>
            <text:p text:style-name="P627"><text:s text:c="12"/>{</text:p>
            <text:p text:style-name="P628"><text:s text:c="16"/>cbxKlijenti.Opacity = 0;</text:p>
            <text:p text:style-name="P629"><text:s text:c="12"/>}</text:p>
            <text:p text:style-name="Normal"><text:span text:style-name="T630"><text:s text:c="8"/>}</text:span></text:p>
          </table:table-cell>
        </table:table-row>
      </table:table>
      <text:p text:style-name="P631">Tabela 5. Metoda za učitavanje vrednosti iz liste u combo box za Klijente</text:p>
      <table:table table:style-name="Table632">
        <table:table-columns>
          <table:table-column table:style-name="TableColumn633"/>
        </table:table-columns>
        <table:table-row table:style-name="TableRow634">
          <table:table-cell table:style-name="TableCell635">
            <text:p text:style-name="P636"><text:span text:style-name="T637"><text:s text:c="8"/></text:span><text:span text:style-name="T638">private</text:span><text:span text:style-name="T639"><text:s/></text:span><text:span text:style-name="T640">void</text:span><text:span text:style-name="T641"><text:s/>cbxPosao_Ucitaj(</text:span><text:span text:style-name="T642">object</text:span><text:span text:style-name="T643"><text:s/>sender, RoutedEventArgs e)</text:span></text:p>
            <text:p text:style-name="P644"><text:s text:c="8"/>{</text:p>
            <text:p text:style-name="P645"><text:span text:style-name="T646"><text:s text:c="12"/>List&lt;</text:span><text:span text:style-name="T647">string</text:span><text:span text:style-name="T648">&gt; poslovi = PosaoServis.DajPosloveIzFajla().ToList();</text:span></text:p>
            <text:p text:style-name="P649"/>
            <text:p text:style-name="P650"><text:span text:style-name="T651"><text:s text:c="12"/></text:span><text:span text:style-name="T652">if</text:span><text:span text:style-name="T653"><text:s/>(poslovi !=<text:s/></text:span><text:span text:style-name="T654">null</text:span><text:span text:style-name="T655"><text:s/>&amp;&amp; poslovi.Any())</text:span></text:p>
            <text:p text:style-name="P656"><text:s text:c="12"/>{</text:p>
            <text:p text:style-name="P657"><text:span text:style-name="T658"><text:s text:c="16"/></text:span><text:span text:style-name="T659">foreach</text:span><text:span text:style-name="T660"><text:s/>(</text:span><text:span text:style-name="T661">string</text:span><text:span text:style-name="T662"><text:s/>posao<text:s/></text:span><text:span text:style-name="T663">in</text:span><text:span text:style-name="T664"><text:s/>poslovi)</text:span></text:p>
            <text:p text:style-name="P665"><text:s text:c="16"/>{</text:p>
            <text:p text:style-name="P666"><text:span text:style-name="T667"><text:s text:c="20"/></text:span><text:span text:style-name="T668">if</text:span><text:span text:style-name="T669"><text:s/>(!</text:span><text:span text:style-name="T670">string</text:span><text:span text:style-name="T671">.IsNullOrWhiteSpace(posao))</text:span></text:p>
            <text:p text:style-name="P672"><text:s text:c="20"/>{</text:p>
            <text:p text:style-name="P673"><text:s text:c="24"/>cbxPosao.Items.Add(posao);</text:p>
            <text:p text:style-name="P674"><text:s text:c="20"/>}</text:p>
            <text:p text:style-name="P675"><text:s text:c="16"/>}</text:p>
            <text:p text:style-name="P676"><text:s text:c="12"/>}</text:p>
            <text:p text:style-name="P677"><text:span text:style-name="T678"><text:s text:c="12"/></text:span><text:span text:style-name="T679">else</text:span></text:p>
            <text:p text:style-name="P680"><text:s text:c="12"/>{</text:p>
            <text:p text:style-name="P681"><text:s text:c="16"/>cbxPosao.Opacity = 0;</text:p>
            <text:p text:style-name="P682"><text:s text:c="12"/>}</text:p>
            <text:p text:style-name="P683"><text:s text:c="8"/>}</text:p>
          </table:table-cell>
        </table:table-row>
      </table:table>
      <text:p text:style-name="P684"/>
      <text:p text:style-name="P685">Tabela 6. Metoda za učitavanje vrednosti iz liste u combo box za Poslove</text:p>
      <text:p text:style-name="Normal">Ove dve metode pri učitavanju pozivaju odgovarajuće servise i učitavaju u dizajn vrednosti iz liste, ili ako je lista prazna učine to polje nevidljivim.</text:p>
      <text:list text:style-name="LFO1" text:continue-numbering="true">
        <text:list-item>
          <text:list>
            <text:list-item>
              <text:list>
                <text:list-item>
                  <text:p text:style-name="P686"><text:bookmark-start text:name="_Toc51082620"/>Popunjavanje tabele<text:bookmark-end text:name="_Toc51082620"/></text:p>
                </text:list-item>
              </text:list>
            </text:list-item>
          </text:list>
        </text:list-item>
      </text:list>
      <text:p text:style-name="Normal">Za popunjavanje tabele je zadužena BinDataGrid metoda. Ona kreira novi objekat tipa clsRasporedRadaDB koji je iz biblioteke KlasePodataka i služi za komunikaciju sa bazom, zatim iz baze učitava sve stavke i popunjava ih u data grid na dizajnu, tabela 7.</text:p>
      <table:table table:style-name="Table687">
        <table:table-columns>
          <table:table-column table:style-name="TableColumn688"/>
        </table:table-columns>
        <table:table-row table:style-name="TableRow689">
          <table:table-cell table:style-name="TableCell690">
            <text:p text:style-name="P691"><text:span text:style-name="T692">private</text:span><text:span text:style-name="T693"><text:s/></text:span><text:span text:style-name="T694">void</text:span><text:span text:style-name="T695"><text:s/>BinDataGrid()</text:span></text:p>
            <text:p text:style-name="P696">{</text:p>
            <text:p text:style-name="P697"><text:span text:style-name="T698">clsRasporedRadaDB rasporedRadaDB =<text:s/></text:span><text:span text:style-name="T699">new</text:span><text:span text:style-name="T700"><text:s/>clsRasporedRadaDB(SqlInstanca, NazivBaze);</text:span></text:p>
            <text:p text:style-name="P701"><text:span text:style-name="T702">DataGrid.ItemsSource = rasporedRadaDB.DajSveIzRasporeda().Tables[</text:span><text:span text:style-name="T703">"RasporedRada"</text:span><text:span text:style-name="T704">].DefaultView;</text:span></text:p>
            <text:p text:style-name="Normal"><text:span text:style-name="T705">}</text:span></text:p>
          </table:table-cell>
        </table:table-row>
      </table:table>
      <text:p text:style-name="P706">Tabela 7. BinDataGrid metoda za popunjavanje tabele na dizajnu<text:line-break/></text:p>
      <text:list text:style-name="LFO1" text:continue-numbering="true">
        <text:list-item>
          <text:list>
            <text:list-item>
              <text:list>
                <text:list-item>
                  <text:p text:style-name="P707"><text:bookmark-start text:name="_Toc51082621"/>Snimanje podataka<text:bookmark-end text:name="_Toc51082621"/></text:p>
                </text:list-item>
              </text:list>
            </text:list-item>
          </text:list>
        </text:list-item>
      </text:list>
      <text:p text:style-name="Normal">Prilikom snimanja podataka vrši se provera da li je svako polje popunjeno, potom se kreira objekat klase clsRasporedRada iz biblioteke KlasePodataka, objekat se popunjava unešenim podacima i radi se pokušaj unosa podataka u bazu, tabela 8.</text:p>
      <text:p text:style-name="Normal">Ako je pokušaj uspešan tabela sa stavkama iz baze se osvežava, izbacuje se poruka o uspešnom unosu i prazne se polja na formi.</text:p>
      <text:p text:style-name="Normal">Ako pokušaj nije uspešan, prikazuje se prozor sa porukom greške.</text:p>
      <table:table table:style-name="Table708">
        <table:table-columns>
          <table:table-column table:style-name="TableColumn709"/>
        </table:table-columns>
        <table:table-row table:style-name="TableRow710">
          <table:table-cell table:style-name="TableCell711">
            <text:p text:style-name="P712"><text:span text:style-name="T713"><text:s text:c="8"/></text:span><text:span text:style-name="T714">private</text:span><text:span text:style-name="T715"><text:s/></text:span><text:span text:style-name="T716">void</text:span><text:span text:style-name="T717"><text:s/>unesi_Klik(</text:span><text:span text:style-name="T718">object</text:span><text:span text:style-name="T719"><text:s/>sender, RoutedEventArgs e)</text:span></text:p>
            <text:p text:style-name="P720"><text:s text:c="8"/>{</text:p>
            <text:p text:style-name="P721"><text:span text:style-name="T722"><text:s text:c="12"/></text:span><text:span text:style-name="T723">if</text:span><text:span text:style-name="T724"><text:s/>(</text:span><text:span text:style-name="T725">string</text:span><text:span text:style-name="T726">.IsNullOrWhiteSpace(txtIme.Text))</text:span></text:p>
            <text:p text:style-name="P727"><text:s text:c="12"/>{</text:p>
            <text:p text:style-name="P728"><text:span text:style-name="T729"><text:s text:c="16"/>MessageBox.Show(</text:span><text:span text:style-name="T730">"Ime je prazno!"</text:span><text:span text:style-name="T731">);</text:span></text:p>
            <text:p text:style-name="P732"><text:span text:style-name="T733"><text:s text:c="16"/></text:span><text:span text:style-name="T734">return</text:span><text:span text:style-name="T735">;</text:span></text:p>
            <text:p text:style-name="P736"><text:s text:c="12"/>}</text:p>
            <text:p text:style-name="P737"/>
            <text:p text:style-name="P738"><text:span text:style-name="T739"><text:s text:c="12"/></text:span><text:span text:style-name="T740">if</text:span><text:span text:style-name="T741"><text:s/>(</text:span><text:span text:style-name="T742">string</text:span><text:span text:style-name="T743">.IsNullOrWhiteSpace(txtPrezime.Text))</text:span></text:p>
            <text:p text:style-name="P744"><text:s text:c="12"/>{</text:p>
            <text:p text:style-name="P745"><text:span text:style-name="T746"><text:s text:c="16"/>MessageBox.Show(</text:span><text:span text:style-name="T747">"Prezime je prazno!"</text:span><text:span text:style-name="T748">);</text:span></text:p>
            <text:p text:style-name="P749"><text:s text:c="12"/>}</text:p>
            <text:p text:style-name="P750"/>
            <text:p text:style-name="P751"><text:span text:style-name="T752"><text:s text:c="12"/></text:span><text:span text:style-name="T753">if</text:span><text:span text:style-name="T754"><text:s/>(</text:span><text:span text:style-name="T755">string</text:span><text:span text:style-name="T756">.IsNullOrWhiteSpace(txtKlijent.Text))</text:span></text:p>
            <text:p text:style-name="P757"><text:s text:c="12"/>{</text:p>
            <text:p text:style-name="P758"><text:span text:style-name="T759"><text:s text:c="16"/></text:span><text:span text:style-name="T760">if</text:span><text:span text:style-name="T761"><text:s/>(cbxKlijenti.SelectedItem ==<text:s/></text:span><text:span text:style-name="T762">null</text:span><text:span text:style-name="T763">)</text:span></text:p>
            <text:p text:style-name="P764"><text:s text:c="16"/>{</text:p>
            <text:p text:style-name="P765"><text:span text:style-name="T766"><text:s text:c="20"/>MessageBox.Show(</text:span><text:span text:style-name="T767">"Klijent nije odabran!"</text:span><text:span text:style-name="T768">);</text:span></text:p>
            <text:p text:style-name="P769"><text:s text:c="16"/>}</text:p>
            <text:p text:style-name="P770"><text:s text:c="12"/>}</text:p>
            <text:p text:style-name="P771"/>
            <text:p text:style-name="P772"><text:span text:style-name="T773"><text:s text:c="12"/></text:span><text:span text:style-name="T774">if</text:span><text:span text:style-name="T775"><text:s/>(</text:span><text:span text:style-name="T776">string</text:span><text:span text:style-name="T777">.IsNullOrWhiteSpace(txtSati.Text))</text:span></text:p>
            <text:p text:style-name="P778"><text:s text:c="12"/>{</text:p>
            <text:p text:style-name="P779"><text:span text:style-name="T780"><text:s text:c="16"/></text:span><text:span text:style-name="T781">bool</text:span><text:span text:style-name="T782"><text:s/>rezultat =<text:s/></text:span><text:span text:style-name="T783">double</text:span><text:span text:style-name="T784">.TryParse(txtSati.Text,<text:s/></text:span><text:span text:style-name="T785">out</text:span><text:span text:style-name="T786"><text:s/></text:span><text:span text:style-name="T787">double</text:span><text:span text:style-name="T788"><text:s/>iSati);</text:span></text:p>
            <text:p text:style-name="P789"><text:span text:style-name="T790"><text:s text:c="16"/></text:span><text:span text:style-name="T791">if</text:span><text:span text:style-name="T792"><text:s/>(rezultat ==<text:s/></text:span><text:span text:style-name="T793">false</text:span><text:span text:style-name="T794">)</text:span></text:p>
            <text:p text:style-name="P795"><text:s text:c="16"/>{</text:p>
            <text:p text:style-name="P796"><text:span text:style-name="T797"><text:s text:c="20"/>MessageBox.Show(</text:span><text:span text:style-name="T798">"Sati nisu uneti kao broj!"</text:span><text:span text:style-name="T799">);</text:span></text:p>
            <text:p text:style-name="P800"><text:span text:style-name="T801"><text:s text:c="20"/></text:span><text:span text:style-name="T802">return</text:span><text:span text:style-name="T803">;</text:span></text:p>
            <text:p text:style-name="P804"><text:s text:c="16"/>}</text:p>
            <text:p text:style-name="P805"/>
            <text:p text:style-name="P806"><text:span text:style-name="T807"><text:s text:c="16"/></text:span><text:span text:style-name="T808">if</text:span><text:span text:style-name="T809"><text:s/>(iSati &lt;= 0)</text:span></text:p>
            <text:p text:style-name="P810"><text:s text:c="16"/>{</text:p>
            <text:p text:style-name="P811"><text:span text:style-name="T812"><text:s text:c="20"/>MessageBox.Show(</text:span><text:span text:style-name="T813">"Sati ne mogu biti manji ili jednaki 0"</text:span><text:span text:style-name="T814">);</text:span></text:p>
            <text:p text:style-name="P815"><text:s text:c="16"/>}</text:p>
            <text:p text:style-name="P816"><text:s text:c="12"/>}</text:p>
            <text:p text:style-name="P817"/>
            <text:p text:style-name="P818"><text:span text:style-name="T819"><text:s text:c="12"/></text:span><text:span text:style-name="T820">if</text:span><text:span text:style-name="T821"><text:s/>(cbxPosao.SelectedItem ==<text:s/></text:span><text:span text:style-name="T822">null</text:span><text:span text:style-name="T823">)</text:span></text:p>
            <text:p text:style-name="P824"><text:s text:c="12"/>{</text:p>
            <text:p text:style-name="P825"><text:span text:style-name="T826"><text:s text:c="16"/>MessageBox.Show(</text:span><text:span text:style-name="T827">"Posao nije odabran!"</text:span><text:span text:style-name="T828">);</text:span></text:p>
            <text:p text:style-name="P829"><text:s text:c="12"/>}</text:p>
            <text:p text:style-name="P830"/>
            <text:p text:style-name="P831"><text:span text:style-name="T832"><text:s text:c="12"/>clsRasporedRada objRasporedRada =<text:s/></text:span><text:span text:style-name="T833">new</text:span><text:span text:style-name="T834"><text:s/>clsRasporedRada();</text:span></text:p>
            <text:p text:style-name="P835"/>
            <text:p text:style-name="P836"><text:span text:style-name="T837"><text:s text:c="12"/></text:span><text:span text:style-name="T838">string</text:span><text:span text:style-name="T839"><text:s/>klijent =<text:s/></text:span><text:span text:style-name="T840">string</text:span><text:span text:style-name="T841">.Empty;</text:span></text:p>
            <text:p text:style-name="P842"/>
            <text:p text:style-name="P843"><text:span text:style-name="T844"><text:s text:c="12"/></text:span><text:span text:style-name="T845">if</text:span><text:span text:style-name="T846"><text:s/>(!</text:span><text:span text:style-name="T847">string</text:span><text:span text:style-name="T848">.IsNullOrWhiteSpace(txtKlijent.Text))</text:span></text:p>
            <text:p text:style-name="P849"><text:s text:c="12"/>{</text:p>
            <text:p text:style-name="P850"><text:s text:c="16"/>klijent = txtKlijent.Text;</text:p>
            <text:p text:style-name="P851"><text:s text:c="12"/>}</text:p>
            <text:p text:style-name="P852"><text:span text:style-name="T853"><text:s text:c="12"/></text:span><text:span text:style-name="T854">else</text:span></text:p>
            <text:p text:style-name="P855"><text:s text:c="12"/>{</text:p>
            <text:p text:style-name="P856"><text:s text:c="16"/>klijent = cbxKlijenti.SelectedItem.ToString();</text:p>
            <text:p text:style-name="P857"><text:s text:c="12"/>}</text:p>
            <text:p text:style-name="P858"/>
            <text:p text:style-name="P859"><text:s text:c="12"/>objRasporedRada.Ime = txtIme.Text;</text:p>
            <text:p text:style-name="P860"><text:s text:c="12"/>objRasporedRada.Prezime = txtPrezime.Text;</text:p>
            <text:p text:style-name="P861"><text:s text:c="12"/>objRasporedRada.Klijent = klijent;</text:p>
            <text:p text:style-name="P862"><text:s text:c="12"/>objRasporedRada.Posao = cbxPosao.SelectedItem.ToString();</text:p>
            <text:p text:style-name="P863"><text:span text:style-name="T864"><text:s text:c="12"/>objRasporedRada.Sati =<text:s/></text:span><text:span text:style-name="T865">double</text:span><text:span text:style-name="T866">.Parse(txtSati.Text);</text:span></text:p>
            <text:p text:style-name="P867"><text:s text:c="12"/>objRasporedRada.Datum = (DateTime)dpDatum.SelectedDate;</text:p>
            <text:p text:style-name="P868"><text:span text:style-name="T869"><text:s text:c="12"/>clsRasporedRadaDB rasporedRadaDB =<text:s/></text:span><text:span text:style-name="T870">new</text:span><text:span text:style-name="T871"><text:s/>clsRasporedRadaDB(SqlInstanca, NazivBaze);</text:span></text:p>
            <text:p text:style-name="P872"><text:span text:style-name="T873"><text:s text:c="12"/>rasporedRadaDB.SnimiNoviUnosRada(objRasporedRada,<text:s/></text:span><text:span text:style-name="T874">out</text:span><text:span text:style-name="T875"><text:s/></text:span><text:span text:style-name="T876">bool</text:span><text:span text:style-name="T877"><text:s/>uspeh,<text:s/></text:span><text:span text:style-name="T878">out</text:span><text:span text:style-name="T879"><text:s/></text:span><text:span text:style-name="T880">string</text:span><text:span text:style-name="T881"><text:s/>greska);</text:span></text:p>
            <text:p text:style-name="P882"/>
            <text:p text:style-name="P883"><text:span text:style-name="T884"><text:s text:c="12"/></text:span><text:span text:style-name="T885">if</text:span><text:span text:style-name="T886"><text:s/>(!uspeh)</text:span></text:p>
            <text:p text:style-name="P887"><text:s text:c="12"/>{</text:p>
            <text:p text:style-name="P888"><text:s text:c="16"/>MessageBox.Show(greska);</text:p>
            <text:p text:style-name="P889"><text:s text:c="12"/>}</text:p>
            <text:p text:style-name="P890"><text:span text:style-name="T891"><text:s text:c="12"/></text:span><text:span text:style-name="T892">else</text:span></text:p>
            <text:p text:style-name="P893"><text:s text:c="12"/>{</text:p>
            <text:p text:style-name="P894"><text:s text:c="16"/>BinDataGrid();</text:p>
            <text:p text:style-name="P895"><text:span text:style-name="T896"><text:s text:c="16"/>MessageBox.Show(</text:span><text:span text:style-name="T897">"Uspešno uneta stavka!"</text:span><text:span text:style-name="T898">);</text:span></text:p>
            <text:p text:style-name="P899"><text:s text:c="16"/>ponistiFormu();</text:p>
            <text:p text:style-name="P900"><text:s text:c="12"/>}</text:p>
            <text:p text:style-name="P901"><text:s text:c="12"/></text:p>
            <text:p text:style-name="Normal"><text:span text:style-name="T902"><text:s text:c="8"/>}</text:span></text:p>
          </table:table-cell>
        </table:table-row>
      </table:table>
      <text:p text:style-name="P903">Tabela 8. Metoda za proveru i unos podataka u bazu</text:p>
      <text:list text:style-name="LFO1" text:continue-numbering="true">
        <text:list-item>
          <text:list>
            <text:list-item>
              <text:list>
                <text:list-item>
                  <text:p text:style-name="P904"><text:bookmark-start text:name="_Toc51082622"/>Poništavanje vrednosti iz forme<text:bookmark-end text:name="_Toc51082622"/></text:p>
                </text:list-item>
              </text:list>
            </text:list-item>
          </text:list>
        </text:list-item>
      </text:list>
      <text:p text:style-name="Normal">Klikom na opciju<text:s/><text:span text:style-name="T905">Poništi</text:span><text:s/>poziva se metoda koja poziva drugu metodu za poništavanje forme. Ovo je odrađeno na ovaj način kako bi se izbeglo dupliciranje koda jer metoda za snimanje podataka takođe mora nakon uspešnog snimanja da očisti vrednosti iz forme, tabela 9 i tabela 10.</text:p>
      <table:table table:style-name="Table906">
        <table:table-columns>
          <table:table-column table:style-name="TableColumn907"/>
        </table:table-columns>
        <table:table-row table:style-name="TableRow908">
          <table:table-cell table:style-name="TableCell909">
            <text:p text:style-name="P910"><text:span text:style-name="T911"><text:s text:c="2"/></text:span><text:span text:style-name="T912">private</text:span><text:span text:style-name="T913"><text:s/></text:span><text:span text:style-name="T914">void</text:span><text:span text:style-name="T915"><text:s/>ponisti_Klik(</text:span><text:span text:style-name="T916">object</text:span><text:span text:style-name="T917"><text:s/>sender, RoutedEventArgs e)</text:span></text:p>
            <text:p text:style-name="P918"><text:s text:c="8"/>{</text:p>
            <text:p text:style-name="P919"><text:s text:c="12"/>ponistiFormu();</text:p>
            <text:p text:style-name="P920"><text:s text:c="8"/>}</text:p>
          </table:table-cell>
        </table:table-row>
      </table:table>
      <text:p text:style-name="P921">Tabela 9. Metoda kada se klikne na opciju Poništii</text:p>
      <table:table table:style-name="Table922">
        <table:table-columns>
          <table:table-column table:style-name="TableColumn923"/>
        </table:table-columns>
        <table:table-row table:style-name="TableRow924">
          <table:table-cell table:style-name="TableCell925">
            <text:p text:style-name="P926"><text:span text:style-name="T927"><text:s text:c="8"/></text:span><text:span text:style-name="T928">private</text:span><text:span text:style-name="T929"><text:s/></text:span><text:span text:style-name="T930">void</text:span><text:span text:style-name="T931"><text:s/>ponistiFormu()</text:span></text:p>
            <text:p text:style-name="P932"><text:s text:c="8"/>{</text:p>
            <text:p text:style-name="P933"><text:span text:style-name="T934"><text:s text:c="12"/>txtIme.Text =<text:s/></text:span><text:span text:style-name="T935">string</text:span><text:span text:style-name="T936">.Empty;</text:span></text:p>
            <text:p text:style-name="P937"><text:span text:style-name="T938"><text:s text:c="12"/>txtPrezime.Text =<text:s/></text:span><text:span text:style-name="T939">string</text:span><text:span text:style-name="T940">.Empty;</text:span></text:p>
            <text:p text:style-name="P941"><text:span text:style-name="T942"><text:s text:c="12"/>txtSati.Text =<text:s/></text:span><text:span text:style-name="T943">"0"</text:span><text:span text:style-name="T944">;</text:span></text:p>
            <text:p text:style-name="P945"><text:span text:style-name="T946"><text:s text:c="12"/>txtKlijent.Text =<text:s/></text:span><text:span text:style-name="T947">string</text:span><text:span text:style-name="T948">.Empty;</text:span></text:p>
            <text:p text:style-name="P949"><text:s text:c="12"/>cbxPosao.SelectedIndex = -1;</text:p>
            <text:p text:style-name="P950"><text:s text:c="12"/>cbxKlijenti.SelectedIndex = -1;</text:p>
            <text:p text:style-name="P951"><text:span text:style-name="T952"><text:s text:c="12"/>dpDatum.SelectedDate =<text:s/></text:span><text:span text:style-name="T953">null</text:span><text:span text:style-name="T954">;</text:span></text:p>
            <text:p text:style-name="Normal"><text:span text:style-name="T955"><text:s text:c="8"/>}</text:span></text:p>
          </table:table-cell>
        </table:table-row>
      </table:table>
      <text:p text:style-name="P956">Tabela 10. Metoda za čišćenje vrednosti iz forme</text:p>
      <text:list text:style-name="LFO1" text:continue-numbering="true">
        <text:list-item>
          <text:list>
            <text:list-item>
              <text:list>
                <text:list-item>
                  <text:p text:style-name="P957"><text:bookmark-start text:name="_Toc51082623"/>Menjanje watermark vrednosti za Date Picker<text:bookmark-end text:name="_Toc51082623"/></text:p>
                </text:list-item>
              </text:list>
            </text:list-item>
          </text:list>
        </text:list-item>
      </text:list>
      <text:p text:style-name="Normal">Podatak Datum na formi koristi tip Date Picker, kroz properties za Date Picker nije moguće promeniti text „<text:span text:style-name="T958">Select a date“</text:span><text:s/>i zbog toga se moraju napisati odvojene metode koje će to odraditi, kako bi i vrednost na Date Pickeru bila na srpskom, kao ostatak aplikacije. Ova metoda se poziva pri učitavanju elementa za koji je povezana (u ovom slučaju Date Picker u XAML), tabela 11.</text:p>
      <table:table table:style-name="Table959">
        <table:table-columns>
          <table:table-column table:style-name="TableColumn960"/>
        </table:table-columns>
        <table:table-row table:style-name="TableRow961">
          <table:table-cell table:style-name="TableCell962">
            <text:p text:style-name="P963"/>
            <text:p text:style-name="P964"><text:span text:style-name="T965"><text:s text:c="8"/></text:span><text:span text:style-name="T966">/*</text:span></text:p>
            <text:p text:style-name="P967"><text:s text:c="9"/>* Metoda za menjanje default texta na Date Picker-u iz "Select a date" u "Odaberi datum" pri učitavanju elementa</text:p>
            <text:p text:style-name="P968"><text:s text:c="9"/>* Preuzeto sa: https://social.msdn.microsoft.com/Forums/sqlserver/en-US/9eec87e0-4d12-430d-83fd-ce13dd96776b/datepicker-hide-quotselect-datequot-placeholder-or-change-it?forum=wpf</text:p>
            <text:p text:style-name="P969"><text:s text:c="9"/>* Metode Datum_Ucitan i FindVisualChild</text:p>
            <text:p text:style-name="P970"><text:span text:style-name="T971"><text:s text:c="9"/>*/</text:span></text:p>
            <text:p text:style-name="P972"><text:span text:style-name="T973"><text:s text:c="8"/></text:span><text:span text:style-name="T974">private</text:span><text:span text:style-name="T975"><text:s/></text:span><text:span text:style-name="T976">void</text:span><text:span text:style-name="T977"><text:s/>Datum_Ucitan(</text:span><text:span text:style-name="T978">object</text:span><text:span text:style-name="T979"><text:s/>sender, RoutedEventArgs e)<text:s/></text:span></text:p>
            <text:p text:style-name="P980"><text:s text:c="8"/>{</text:p>
            <text:p text:style-name="P981"><text:span text:style-name="T982"><text:s text:c="12"/>DatePicker datePicker = sender<text:s/></text:span><text:span text:style-name="T983">as</text:span><text:span text:style-name="T984"><text:s/>DatePicker;</text:span></text:p>
            <text:p text:style-name="P985"><text:span text:style-name="T986"><text:s text:c="12"/></text:span><text:span text:style-name="T987">if</text:span><text:span text:style-name="T988"><text:s/>(datePicker !=<text:s/></text:span><text:span text:style-name="T989">null</text:span><text:span text:style-name="T990">)</text:span></text:p>
            <text:p text:style-name="P991"><text:s text:c="12"/>{</text:p>
            <text:p text:style-name="P992"><text:s text:c="16"/>System.Windows.Controls.Primitives.DatePickerTextBox datePickerTextBox = FindVisualCild&lt;System.Windows.Controls.Primitives.DatePickerTextBox&gt;(datePicker);</text:p>
            <text:p text:style-name="P993"><text:span text:style-name="T994"><text:s text:c="16"/></text:span><text:span text:style-name="T995">if</text:span><text:span text:style-name="T996"><text:s/>(datePickerTextBox !=<text:s/></text:span><text:span text:style-name="T997">null</text:span><text:span text:style-name="T998">)</text:span></text:p>
            <text:p text:style-name="P999"><text:s text:c="16"/>{</text:p>
            <text:p text:style-name="P1000"><text:span text:style-name="T1001"><text:s text:c="20"/>ContentControl watermark = datePickerTextBox.Template.FindName(</text:span><text:span text:style-name="T1002">"PART_Watermark"</text:span><text:span text:style-name="T1003">, datePickerTextBox)<text:s/></text:span><text:span text:style-name="T1004">as</text:span><text:span text:style-name="T1005"><text:s/>ContentControl;</text:span></text:p>
            <text:p text:style-name="P1006"><text:span text:style-name="T1007"><text:s text:c="20"/></text:span><text:span text:style-name="T1008">if</text:span><text:span text:style-name="T1009"><text:s/>(watermark !=<text:s/></text:span><text:span text:style-name="T1010">null</text:span><text:span text:style-name="T1011">)</text:span></text:p>
            <text:p text:style-name="P1012"><text:s text:c="20"/>{</text:p>
            <text:p text:style-name="P1013"><text:span text:style-name="T1014"><text:s text:c="24"/>watermark.Content =<text:s/></text:span><text:span text:style-name="T1015">"Odaberi datum"</text:span><text:span text:style-name="T1016">;</text:span></text:p>
            <text:p text:style-name="P1017"><text:s text:c="20"/>}</text:p>
            <text:p text:style-name="P1018"><text:s text:c="16"/>}</text:p>
            <text:p text:style-name="P1019"><text:s text:c="12"/>}</text:p>
            <text:p text:style-name="P1020"><text:s text:c="8"/>}</text:p>
            <text:p text:style-name="P1021"/>
            <text:p text:style-name="P1022"><text:span text:style-name="T1023"><text:s text:c="8"/></text:span><text:span text:style-name="T1024">private</text:span><text:span text:style-name="T1025"><text:s/>T FindVisualCild&lt;</text:span><text:span text:style-name="T1026">T</text:span><text:span text:style-name="T1027">&gt;(DependencyObject dependencyObject)<text:s/></text:span><text:span text:style-name="T1028">where</text:span><text:span text:style-name="T1029"><text:s/>T : DependencyObject</text:span></text:p>
            <text:p text:style-name="P1030"><text:s text:c="8"/>{</text:p>
            <text:p text:style-name="P1031"><text:span text:style-name="T1032"><text:s text:c="12"/></text:span><text:span text:style-name="T1033">if</text:span><text:span text:style-name="T1034"><text:s/>(dependencyObject !=<text:s/></text:span><text:span text:style-name="T1035">null</text:span><text:span text:style-name="T1036">)</text:span></text:p>
            <text:p text:style-name="P1037"><text:s text:c="12"/>{</text:p>
            <text:p text:style-name="P1038"><text:span text:style-name="T1039"><text:s text:c="16"/></text:span><text:span text:style-name="T1040">for</text:span><text:span text:style-name="T1041"><text:s/>(</text:span><text:span text:style-name="T1042">int</text:span><text:span text:style-name="T1043"><text:s/>i = 0; i &lt; VisualTreeHelper.GetChildrenCount(dependencyObject); i++)</text:span></text:p>
            <text:p text:style-name="P1044"><text:s text:c="16"/>{</text:p>
            <text:p text:style-name="P1045"><text:s text:c="20"/>DependencyObject child = VisualTreeHelper.GetChild(dependencyObject, i);</text:p>
            <text:p text:style-name="P1046"><text:span text:style-name="T1047"><text:s text:c="20"/>T result = (child<text:s/></text:span><text:span text:style-name="T1048">as</text:span><text:span text:style-name="T1049"><text:s/>T) ?? FindVisualCild&lt;T&gt;(child);</text:span></text:p>
            <text:p text:style-name="P1050"><text:span text:style-name="T1051"><text:s text:c="20"/></text:span><text:span text:style-name="T1052">if</text:span><text:span text:style-name="T1053"><text:s/>(result !=<text:s/></text:span><text:span text:style-name="T1054">null</text:span><text:span text:style-name="T1055">)</text:span></text:p>
            <text:p text:style-name="P1056"><text:s text:c="20"/>{</text:p>
            <text:p text:style-name="P1057"><text:span text:style-name="T1058"><text:s text:c="24"/></text:span><text:span text:style-name="T1059">return</text:span><text:span text:style-name="T1060"><text:s/>result;</text:span></text:p>
            <text:p text:style-name="P1061"><text:s text:c="20"/>}</text:p>
            <text:p text:style-name="P1062"><text:s text:c="16"/>}</text:p>
            <text:p text:style-name="P1063"><text:s text:c="12"/>}</text:p>
            <text:p text:style-name="P1064"><text:span text:style-name="T1065"><text:s text:c="12"/></text:span><text:span text:style-name="T1066">return</text:span><text:span text:style-name="T1067"><text:s/></text:span><text:span text:style-name="T1068">null</text:span><text:span text:style-name="T1069">;</text:span></text:p>
            <text:p text:style-name="Normal"><text:span text:style-name="T1070"><text:s text:c="8"/>}</text:span></text:p>
          </table:table-cell>
        </table:table-row>
      </table:table>
      <text:p text:style-name="P1071">Tabela 11. Metode za menjanje watermark teksta na Date Pickeru</text:p>
      <text:list text:style-name="LFO1" text:continue-numbering="true">
        <text:list-item>
          <text:list>
            <text:list-item>
              <text:list>
                <text:list-item>
                  <text:p text:style-name="P1072"><text:bookmark-start text:name="_Toc51082624"/>Ograničavanje textbox-a za sate na decimalne numeričke vrednosti<text:bookmark-end text:name="_Toc51082624"/></text:p>
                </text:list-item>
              </text:list>
            </text:list-item>
          </text:list>
        </text:list-item>
      </text:list>
      <text:p text:style-name="Normal">Textbox inače prima bilo kakve alfa-numerički i simbolske karaktere. Za polje<text:s/><text:span text:style-name="T1073">Sati</text:span><text:s/>bilo je potrebno ograničiti da se mogu uneti samo<text:s/>brojevi i decimalni brojevi, ova provera radi se preko Regexa, tabela 12.</text:p>
      <table:table table:style-name="Table1074">
        <table:table-columns>
          <table:table-column table:style-name="TableColumn1075"/>
        </table:table-columns>
        <table:table-row table:style-name="TableRow1076">
          <table:table-cell table:style-name="TableCell1077">
            <text:p text:style-name="P1078">/*</text:p>
            <text:p text:style-name="P1079"><text:s text:c="9"/>* Provera i ograničenje za textbox za sate preko Regex-a kako bi se samo decimalni brojevi mogli uneti</text:p>
            <text:p text:style-name="P1080"><text:span text:style-name="T1081"><text:s text:c="9"/>*/</text:span></text:p>
            <text:p text:style-name="P1082"><text:span text:style-name="T1083"><text:s text:c="8"/></text:span><text:span text:style-name="T1084">private</text:span><text:span text:style-name="T1085"><text:s/></text:span><text:span text:style-name="T1086">void</text:span><text:span text:style-name="T1087"><text:s/>SamoBrojevi(System.Object sender, System.Windows.Input.TextCompositionEventArgs e)</text:span></text:p>
            <text:p text:style-name="P1088"><text:s text:c="8"/>{</text:p>
            <text:p text:style-name="P1089"><text:s text:c="12"/>e.Handled = DaLiJeTekstBroj(e.Text);</text:p>
            <text:p text:style-name="P1090"/>
            <text:p text:style-name="P1091"><text:s text:c="8"/>}</text:p>
            <text:p text:style-name="P1092"/>
            <text:p text:style-name="P1093"/>
            <text:p text:style-name="P1094"><text:span text:style-name="T1095"><text:s text:c="8"/></text:span><text:span text:style-name="T1096">private</text:span><text:span text:style-name="T1097"><text:s/></text:span><text:span text:style-name="T1098">static</text:span><text:span text:style-name="T1099"><text:s/></text:span><text:span text:style-name="T1100">bool</text:span><text:span text:style-name="T1101"><text:s/>DaLiJeTekstBroj(</text:span><text:span text:style-name="T1102">string</text:span><text:span text:style-name="T1103"><text:s/>str)</text:span></text:p>
            <text:p text:style-name="P1104"><text:s text:c="8"/>{</text:p>
            <text:p text:style-name="P1105"><text:span text:style-name="T1106"><text:s text:c="12"/>System.Text.RegularExpressions.Regex reg =<text:s/></text:span><text:span text:style-name="T1107">new</text:span><text:span text:style-name="T1108"><text:s/>System.Text.RegularExpressions.Regex(</text:span><text:span text:style-name="T1109">"[^0-9.-]+"</text:span><text:span text:style-name="T1110">);</text:span></text:p>
            <text:p text:style-name="P1111"><text:span text:style-name="T1112"><text:s text:c="12"/></text:span><text:span text:style-name="T1113">return</text:span><text:span text:style-name="T1114"><text:s/>reg.IsMatch(str);</text:span></text:p>
            <text:p text:style-name="P1115"/>
            <text:p text:style-name="Normal"><text:span text:style-name="T1116"><text:s text:c="8"/>}</text:span></text:p>
          </table:table-cell>
        </table:table-row>
      </table:table>
      <text:p text:style-name="P1117">Tabela 12. Metoda za proveru da li je vrednost polja za sate broj</text:p>
      <text:list text:style-name="LFO1" text:continue-numbering="true">
        <text:list-item>
          <text:list>
            <text:list-item>
              <text:list>
                <text:list-item>
                  <text:p text:style-name="P1118"><text:bookmark-start text:name="_Toc51082625"/>Filtriranje po imenu i prezimenu i reset filtera<text:bookmark-end text:name="_Toc51082625"/></text:p>
                </text:list-item>
              </text:list>
            </text:list-item>
          </text:list>
        </text:list-item>
      </text:list>
      <text:p text:style-name="Normal">Za filtriranje po imenu i prezimenu proverava se da li su unešene dve reči, koje predstavljaju ime i prezime, i zatim se iz objekta tipa clsRasporedRadaDB poziva odgovarajuća metoda za filtriranje i Data Grid se popunjava sa rezultatom, tabela 13.</text:p>
      <table:table table:style-name="Table1119">
        <table:table-columns>
          <table:table-column table:style-name="TableColumn1120"/>
        </table:table-columns>
        <table:table-row table:style-name="TableRow1121">
          <table:table-cell table:style-name="TableCell1122">
            <text:p text:style-name="P1123"><text:span text:style-name="T1124"><text:s text:c="8"/></text:span><text:span text:style-name="T1125">private</text:span><text:span text:style-name="T1126"><text:s/></text:span><text:span text:style-name="T1127">void</text:span><text:span text:style-name="T1128"><text:s/>filter_Klik(</text:span><text:span text:style-name="T1129">object</text:span><text:span text:style-name="T1130"><text:s/>sender, RoutedEventArgs e)</text:span></text:p>
            <text:p text:style-name="P1131"><text:s text:c="8"/>{</text:p>
            <text:p text:style-name="P1132"><text:span text:style-name="T1133"><text:s text:c="12"/></text:span><text:span text:style-name="T1134">if</text:span><text:span text:style-name="T1135"><text:s/>(</text:span><text:span text:style-name="T1136">string</text:span><text:span text:style-name="T1137">.IsNullOrWhiteSpace(txtFilter.Text))</text:span></text:p>
            <text:p text:style-name="P1138"><text:s text:c="12"/>{</text:p>
            <text:p text:style-name="P1139"><text:span text:style-name="T1140"><text:s text:c="16"/>MessageBox.Show(</text:span><text:span text:style-name="T1141">"Uneti parametar za filter"</text:span><text:span text:style-name="T1142">);</text:span></text:p>
            <text:p text:style-name="P1143"><text:s text:c="12"/>}</text:p>
            <text:p text:style-name="P1144"/>
            <text:p text:style-name="P1145"><text:span text:style-name="T1146"><text:s text:c="12"/></text:span><text:span text:style-name="T1147">if</text:span><text:span text:style-name="T1148"><text:s/>(txtFilter.Text.Split(</text:span><text:span text:style-name="T1149">' '</text:span><text:span text:style-name="T1150">).Length != 2)</text:span></text:p>
            <text:p text:style-name="P1151"><text:s text:c="12"/>{</text:p>
            <text:p text:style-name="P1152"><text:span text:style-name="T1153"><text:s text:c="16"/>MessageBox.Show(</text:span><text:span text:style-name="T1154">"Nije uneto ime i prezime, razdvojeno jednim razmakom"</text:span><text:span text:style-name="T1155">);</text:span></text:p>
            <text:p text:style-name="P1156"><text:s text:c="12"/>}</text:p>
            <text:p text:style-name="P1157"><text:span text:style-name="T1158"><text:s text:c="12"/></text:span><text:span text:style-name="T1159">else</text:span></text:p>
            <text:p text:style-name="P1160"><text:s text:c="12"/>{</text:p>
            <text:p text:style-name="P1161"/>
            <text:p text:style-name="P1162"><text:span text:style-name="T1163"><text:s text:c="16"/>clsRasporedRadaDB rasporedRadaDB =<text:s/></text:span><text:span text:style-name="T1164">new</text:span><text:span text:style-name="T1165"><text:s/>clsRasporedRadaDB(SqlInstanca, NazivBaze);</text:span></text:p>
            <text:p text:style-name="P1166"><text:span text:style-name="T1167"><text:s text:c="16"/>DataGrid.ItemsSource = rasporedRadaDB.DajRasporedPremaKorisniku(txtFilter.Text).Tables[</text:span><text:span text:style-name="T1168">"RasporedRada"</text:span><text:span text:style-name="T1169">].DefaultView;</text:span></text:p>
            <text:p text:style-name="P1170"><text:s text:c="12"/>}</text:p>
            <text:p text:style-name="P1171"/>
            <text:p text:style-name="P1172"><text:s text:c="12"/></text:p>
            <text:p text:style-name="Normal"><text:span text:style-name="T1173"><text:s text:c="8"/>}</text:span></text:p>
          </table:table-cell>
        </table:table-row>
      </table:table>
      <text:p text:style-name="P1174">Tabela 13. Metoda koja se poziva prilikom klika na opciju Filter</text:p>
      <text:p text:style-name="Normal">Opcija<text:s/><text:span text:style-name="T1175">Reset</text:span><text:s/>prazni polje za filter i puni Data Grid sa svim stavkama iz baze, tabela 14.</text:p>
      <table:table table:style-name="Table1176">
        <table:table-columns>
          <table:table-column table:style-name="TableColumn1177"/>
        </table:table-columns>
        <table:table-row table:style-name="TableRow1178">
          <table:table-cell table:style-name="TableCell1179">
            <text:p text:style-name="P1180"><text:span text:style-name="T1181">private</text:span><text:span text:style-name="T1182"><text:s/></text:span><text:span text:style-name="T1183">void</text:span><text:span text:style-name="T1184"><text:s/>resetuj_Klik(</text:span><text:span text:style-name="T1185">object</text:span><text:span text:style-name="T1186"><text:s/>sender, RoutedEventArgs e)</text:span></text:p>
            <text:p text:style-name="P1187"><text:s text:c="8"/>{</text:p>
            <text:p text:style-name="P1188"><text:s text:c="12"/>PonistiFilter();</text:p>
            <text:p text:style-name="P1189"><text:s text:c="12"/>BinDataGrid();</text:p>
            <text:p text:style-name="P1190"><text:s text:c="8"/>}</text:p>
            <text:p text:style-name="P1191"/>
            <text:p text:style-name="P1192"><text:span text:style-name="T1193"><text:s text:c="8"/></text:span><text:span text:style-name="T1194">private</text:span><text:span text:style-name="T1195"><text:s/></text:span><text:span text:style-name="T1196">void</text:span><text:span text:style-name="T1197"><text:s/>PonistiFilter()</text:span></text:p>
            <text:p text:style-name="P1198"><text:s text:c="8"/>{</text:p>
            <text:p text:style-name="P1199"><text:span text:style-name="T1200"><text:s text:c="12"/>txtFilter.Text =<text:s/></text:span><text:span text:style-name="T1201">string</text:span><text:span text:style-name="T1202">.Empty;</text:span></text:p>
            <text:p text:style-name="Normal"><text:span text:style-name="T1203"><text:s text:c="8"/>}</text:span></text:p>
          </table:table-cell>
        </table:table-row>
      </table:table>
      <text:p text:style-name="P1204"><text:span text:style-name="T1205">Tabela 14. Metoda za opciju resetovanja filtera</text:span></text:p>
      <text:p text:style-name="P1206"/>
      <text:list text:style-name="LFO1" text:continue-numbering="true">
        <text:list-item>
          <text:p text:style-name="P1207"><text:bookmark-start text:name="_Toc51082626"/>Greške programskog koda<text:bookmark-end text:name="_Toc51082626"/></text:p>
        </text:list-item>
      </text:list>
      <text:p text:style-name="Normal">Postoje tri glavne greške koje kompajler može detektovati, a to su:</text:p>
      <text:list text:style-name="LFO13" text:continue-numbering="true">
        <text:list-item>
          <text:p text:style-name="P1208">Sintaksa greška</text:p>
        </text:list-item>
        <text:list-item>
          <text:p text:style-name="P1209">Leksička greška</text:p>
        </text:list-item>
        <text:list-item>
          <text:p text:style-name="P1210">Sematička greška</text:p>
        </text:list-item>
      </text:list>
      <text:p text:style-name="Normal">Postoji i takozvana run-time greška, koju kompajler ne može da detektuje, ali ona može da se uvidi pri pokretanju koda, obično je to pogrešna putanja do baze, nepostojeća tabela, ili kolona u tabeli i slično.U slučaju ove aplikacije do greške može doći i zbog nepravilnih putanja do tekstualnih fajlova i zato su odrađene provere unete kako aplikacija ne bi „pukla“.</text:p>
      <text:p text:style-name="Normal">Runtime greške se mogu umanjiti adekvatnim korišćenjem try-catch blokova koda.</text:p>
      <text:list text:style-name="LFO1" text:continue-numbering="true">
        <text:list-item>
          <text:list>
            <text:list-item>
              <text:p text:style-name="P1211"><text:bookmark-start text:name="_Toc51082627"/>Segmenti programskog koda sa greškama i korekcijama<text:bookmark-end text:name="_Toc51082627"/></text:p>
            </text:list-item>
          </text:list>
        </text:list-item>
      </text:list>
      <text:p text:style-name="Normal">U ovom segmentu biće predstavljene gore pomenute greške, ispravljen kod i objašnjenje greške.</text:p>
      <text:list text:style-name="LFO1" text:continue-numbering="true">
        <text:list-item>
          <text:list>
            <text:list-item>
              <text:list>
                <text:list-item>
                  <text:p text:style-name="P1212"><text:bookmark-start text:name="_Toc51082628"/>Sintaksne Greške<text:bookmark-end text:name="_Toc51082628"/></text:p>
                </text:list-item>
              </text:list>
            </text:list-item>
          </text:list>
        </text:list-item>
      </text:list>
      <text:p text:style-name="Normal">Sintaksne greške se najčešće javlja zbog nedostatka ; na kraju reda ili () pri pozivu metode, tabela 15.</text:p>
      <table:table table:style-name="Table1213">
        <table:table-columns>
          <table:table-column table:style-name="TableColumn1214"/>
          <table:table-column table:style-name="TableColumn1215"/>
          <table:table-column table:style-name="TableColumn1216"/>
        </table:table-columns>
        <table:table-row table:style-name="TableRow1217">
          <table:table-cell table:style-name="TableCell1218">
            <text:p text:style-name="P1219">NEISPRAVNO</text:p>
          </table:table-cell>
          <table:table-cell table:style-name="TableCell1220">
            <text:p text:style-name="P1221">ISPRAVNO</text:p>
          </table:table-cell>
          <table:table-cell table:style-name="TableCell1222">
            <text:p text:style-name="P1223">OBJAŠNJENJE</text:p>
          </table:table-cell>
        </table:table-row>
        <table:table-row table:style-name="TableRow1224">
          <table:table-cell table:style-name="TableCell1225">
            <text:p text:style-name="Normal">BinDataGrid()</text:p>
          </table:table-cell>
          <table:table-cell table:style-name="TableCell1226">
            <text:p text:style-name="Normal">BinDataGrid();</text:p>
          </table:table-cell>
          <table:table-cell table:style-name="TableCell1227">
            <text:p text:style-name="Normal">Nedostaje ;</text:p>
          </table:table-cell>
        </table:table-row>
        <table:table-row table:style-name="TableRow1228">
          <table:table-cell table:style-name="TableCell1229">
            <text:p text:style-name="Normal">BinDataGrid;</text:p>
          </table:table-cell>
          <table:table-cell table:style-name="TableCell1230">
            <text:p text:style-name="Normal">BinDataGrid();</text:p>
          </table:table-cell>
          <table:table-cell table:style-name="TableCell1231">
            <text:p text:style-name="Normal">Potrebno je imati () pri pozivu metode</text:p>
          </table:table-cell>
        </table:table-row>
      </table:table>
      <text:p text:style-name="P1232">Tabela 15. Primeri sintaksnih grešaka</text:p>
      <text:list text:style-name="LFO1" text:continue-numbering="true">
        <text:list-item>
          <text:list>
            <text:list-item>
              <text:list>
                <text:list-item>
                  <text:p text:style-name="P1233"><text:bookmark-start text:name="_Toc51082629"/>Leksičke greške<text:bookmark-end text:name="_Toc51082629"/></text:p>
                </text:list-item>
              </text:list>
            </text:list-item>
          </text:list>
        </text:list-item>
      </text:list>
      <text:p text:style-name="Normal">Leksičke greške se javljaju kada se ne napiše dobro tip podatka ili ime promenljive.<text:s/>Ove greške se često javljaju ako je programer navikao da koristi Tab dugme na tastaturi za završavanje onoga što je počeo da piše, u okruženjima koja implementiraju InteliSense, ali okruženje na trenutak prikoči i ne dovrši tekst a programer ne primeti, tabela 16.<text:tab/></text:p>
      <table:table table:style-name="Table1234">
        <table:table-columns>
          <table:table-column table:style-name="TableColumn1235"/>
          <table:table-column table:style-name="TableColumn1236"/>
          <table:table-column table:style-name="TableColumn1237"/>
        </table:table-columns>
        <table:table-row table:style-name="TableRow1238">
          <table:table-cell table:style-name="TableCell1239">
            <text:p text:style-name="P1240">NEISPRAVNO</text:p>
          </table:table-cell>
          <table:table-cell table:style-name="TableCell1241">
            <text:p text:style-name="P1242">ISPRAVNO</text:p>
          </table:table-cell>
          <table:table-cell table:style-name="TableCell1243">
            <text:p text:style-name="P1244">OBJAŠNJENJE</text:p>
          </table:table-cell>
        </table:table-row>
        <table:table-row table:style-name="TableRow1245">
          <table:table-cell table:style-name="TableCell1246">
            <text:p text:style-name="Normal">str porukaGreske<text:s/><text:span text:style-name="T1247">= string.Empty;</text:span></text:p>
          </table:table-cell>
          <table:table-cell table:style-name="TableCell1248">
            <text:p text:style-name="Normal">string porukaGreske = string.Empty;</text:p>
          </table:table-cell>
          <table:table-cell table:style-name="TableCell1249">
            <text:p text:style-name="Normal">Nije dobro napisan tip podataka string</text:p>
          </table:table-cell>
        </table:table-row>
        <table:table-row table:style-name="TableRow1250">
          <table:table-cell table:style-name="TableCell1251">
            <text:p text:style-name="Normal">txtIm.Text;</text:p>
          </table:table-cell>
          <table:table-cell table:style-name="TableCell1252">
            <text:p text:style-name="Normal">txtIme.Text;</text:p>
          </table:table-cell>
          <table:table-cell table:style-name="TableCell1253">
            <text:p text:style-name="Normal">txtIm promenljiva ne postoji.</text:p>
          </table:table-cell>
        </table:table-row>
      </table:table>
      <text:p text:style-name="P1254">Tabela 16. Primeri leksičkih grešaka</text:p>
      <text:list text:style-name="LFO1" text:continue-numbering="true">
        <text:list-item>
          <text:list>
            <text:list-item>
              <text:list>
                <text:list-item>
                  <text:p text:style-name="P1255"><text:bookmark-start text:name="_Toc51082630"/>Semantičke greške<text:bookmark-end text:name="_Toc51082630"/></text:p>
                </text:list-item>
              </text:list>
            </text:list-item>
          </text:list>
        </text:list-item>
      </text:list>
      <text:p text:style-name="P1256">Ove greške se pojavljuju kada promenljivoj pokušamo dodati vrednost koja nije istog tipa ili ako pokuštamo da pristupimo neinicijalizovanoj promenljivoj, tabela 17.</text:p>
      <table:table table:style-name="Table1257">
        <table:table-columns>
          <table:table-column table:style-name="TableColumn1258"/>
          <table:table-column table:style-name="TableColumn1259"/>
          <table:table-column table:style-name="TableColumn1260"/>
        </table:table-columns>
        <table:table-row table:style-name="TableRow1261">
          <table:table-cell table:style-name="TableCell1262">
            <text:p text:style-name="P1263">NEISPRAVNO</text:p>
          </table:table-cell>
          <table:table-cell table:style-name="TableCell1264">
            <text:p text:style-name="P1265">ISPRAVNO</text:p>
          </table:table-cell>
          <table:table-cell table:style-name="TableCell1266">
            <text:p text:style-name="P1267">OBJAŠNJENJE</text:p>
          </table:table-cell>
        </table:table-row>
        <table:table-row table:style-name="TableRow1268">
          <table:table-cell table:style-name="TableCell1269">
            <text:p text:style-name="Normal">txtSati.Text<text:s/><text:span text:style-name="T1270">= 0;</text:span></text:p>
          </table:table-cell>
          <table:table-cell table:style-name="TableCell1271">
            <text:p text:style-name="Normal">txtSati.Text =<text:s/><text:span text:style-name="T1272">“0”;</text:span></text:p>
          </table:table-cell>
          <table:table-cell table:style-name="TableCell1273">
            <text:p text:style-name="Normal">Promenljiva je tipa string i ne može da prima tip int.</text:p>
          </table:table-cell>
        </table:table-row>
        <table:table-row table:style-name="TableRow1274">
          <table:table-cell table:style-name="TableCell1275">
            <text:p text:style-name="Normal">objRaspored<text:s/><text:span text:style-name="T1276">= new clsRasporedRada();</text:span></text:p>
          </table:table-cell>
          <table:table-cell table:style-name="TableCell1277">
            <text:p text:style-name="Normal">clsRasporedRada objRaspored = new clsRasporedRada();</text:p>
          </table:table-cell>
          <table:table-cell table:style-name="TableCell1278">
            <text:p text:style-name="Normal">Korišćenje promenljive koja nije inicijalizovana</text:p>
          </table:table-cell>
        </table:table-row>
      </table:table>
      <text:p text:style-name="P1279">Tabela 17. Primeri semantičkih grešaka</text:p>
      <text:list text:style-name="LFO1" text:continue-numbering="true">
        <text:list-item>
          <text:list>
            <text:list-item>
              <text:list>
                <text:list-item>
                  <text:p text:style-name="P1280"><text:bookmark-start text:name="_Toc51082631"/>Run-time greške<text:bookmark-end text:name="_Toc51082631"/></text:p>
                </text:list-item>
              </text:list>
            </text:list-item>
          </text:list>
        </text:list-item>
      </text:list>
      <text:p text:style-name="P1281">Da bi videli run-time greške, treba uneti pogrešne podatke unutar koda korisničkog interfejsa. Kompajler se neće buniti, jer je sve dobro napisano i nema gore navedenih grešaka, ali kod će <text:s/>“pući” kada pokušamo da unesemo pogrešan put do baze podataka ili kada pokušamo da upišemo u tabelu koja se ne nalazi u datoj bazi podataka. Na sledećim primerima prikazan je ispravan i neispravan kod.<text:s/>Kako ova aplikacija vuče ovakve podatke iz konfiguracije, neki od primera će biti iz App.Config fajla.</text:p>
      <text:p text:style-name="P1282"><text:span text:style-name="T1283">Neispravno</text:span><text:span text:style-name="T1284">:</text:span></text:p>
      <text:p text:style-name="P1285"><text:span text:style-name="T1286">&lt;</text:span><text:span text:style-name="T1287">add</text:span><text:span text:style-name="T1288"><text:s/></text:span><text:span text:style-name="T1289">key</text:span><text:span text:style-name="T1290">=</text:span><text:span text:style-name="T1291">"</text:span><text:span text:style-name="T1292">SqlInstanca</text:span><text:span text:style-name="T1293">"</text:span><text:span text:style-name="T1294"><text:s/></text:span><text:span text:style-name="T1295">value</text:span><text:span text:style-name="T1296">=</text:span><text:span text:style-name="T1297">"</text:span><text:span text:style-name="T1298">SQLEXPRESS</text:span><text:span text:style-name="T1299">"</text:span><text:span text:style-name="T1300">/&gt;</text:span></text:p>
      <text:p text:style-name="P1301">Ispravno:</text:p>
      <text:p text:style-name="P1302"><text:span text:style-name="T1303">&lt;</text:span><text:span text:style-name="T1304">add</text:span><text:span text:style-name="T1305"><text:s/></text:span><text:span text:style-name="T1306">key</text:span><text:span text:style-name="T1307">=</text:span><text:span text:style-name="T1308">"</text:span><text:span text:style-name="T1309">SqlInstanca</text:span><text:span text:style-name="T1310">"</text:span><text:span text:style-name="T1311"><text:s/></text:span><text:span text:style-name="T1312">value</text:span><text:span text:style-name="T1313">=</text:span><text:span text:style-name="T1314">"</text:span><text:span text:style-name="T1315">SHADO\SQLEXPRESS</text:span><text:span text:style-name="T1316">"</text:span><text:span text:style-name="T1317">/&gt;</text:span></text:p>
      <text:p text:style-name="Normal"><text:span text:style-name="T1318">U programskom kodu biblioteke klasa,<text:s/></text:span><text:span text:style-name="T1319">KlasaPodataka</text:span><text:span text:style-name="T1320">, u klasi<text:s/></text:span><text:span text:style-name="T1321">clsRasporedRadaDB</text:span><text:span text:style-name="T1322"><text:s/>postavljena je fiksna putanja za konekciju sa bazom. Promenljiva objSqlTabela predstavlja objekat koje se instancira pomoću konstruktora koji prima dva parametra, konekciju ka bazi podatakao I naziv tabele u datoj bazi.</text:span></text:p>
      <text:p text:style-name="P1323">Da bi napravili run-time grešku daćemo pogrešan naziv tabele:</text:p>
      <text:p text:style-name="P1324">Neispravno:</text:p>
      <text:p text:style-name="P1325">objSqlTabela = new clsSqlTabela(objSqlKonekcija, “Raspored”);</text:p>
      <text:p text:style-name="P1326">Ispravno:</text:p>
      <text:p text:style-name="P1327">objSqlTabela = new clsSqlTabela(objSqlKonekcija, “RasporedRada”);</text:p>
      <text:p text:style-name="P1328"/>
      <text:list text:style-name="LFO1" text:continue-numbering="true">
        <text:list-item>
          <text:list>
            <text:list-item>
              <text:p text:style-name="P1329"><text:bookmark-start text:name="_Toc51082632"/><text:span text:style-name="T1330">Pravila I EBNF prikaz gramati</text:span>čko ispravnog programskog koda<text:bookmark-end text:name="_Toc51082632"/></text:p>
            </text:list-item>
          </text:list>
        </text:list-item>
      </text:list>
      <text:p text:style-name="P1331">PRAVILO: Evidencija uvek ima ; na kraju.</text:p>
      <text:p text:style-name="P1332">EBNF:</text:p>
      <text:p text:style-name="P1333">&lt;naredba&gt;::=&lt;telo_naredbe&gt;”;”</text:p>
      <text:p text:style-name="P1334"/>
      <text:p text:style-name="P1335">PRAVILO: Procedura ima zagrade.</text:p>
      <text:p text:style-name="P1336">EBNF:</text:p>
      <text:p text:style-name="P1337">&lt;procedura&gt;::=&lt;modifikator_pristupa&gt;&lt;tip&lt;naziv_procedure&gt;”(“[&lt;parameter&gt;]”)”</text:p>
      <text:p text:style-name="P1338"/>
      <text:p text:style-name="P1339">PRAVILO: String promenljiva uvek dobija string vrednost.</text:p>
      <text:p text:style-name="P1340">EBNF:</text:p>
      <text:p text:style-name="P1341"><text:span text:style-name="T1342">&lt;string_promenljiva&gt;::=”<text:s/></text:span><text:span text:style-name="T1343">“</text:span><text:span text:style-name="T1344"><text:s/>”&lt;vrednost_promenljive&gt;”<text:s/></text:span><text:span text:style-name="T1345">“</text:span><text:span text:style-name="T1346"><text:s/>”</text:span></text:p>
      <text:p text:style-name="P1347"/>
      <text:p text:style-name="P1348"/>
      <text:list text:style-name="LFO1" text:continue-numbering="true">
        <text:list-item>
          <text:p text:style-name="P1349"><text:bookmark-start text:name="_Toc51082633"/><text:span text:style-name="T1350">Prikaz primene alata u detektovanju gre</text:span>šaka<text:bookmark-end text:name="_Toc51082633"/></text:p>
        </text:list-item>
      </text:list>
      <text:list text:style-name="LFO1" text:continue-numbering="true">
        <text:list-item>
          <text:list>
            <text:list-item>
              <text:p text:style-name="P1351"><text:bookmark-start text:name="_Toc51082634"/>Ekranski prikaz izveštaja kompajlera nad neispravnim kodom i nakon popravke<text:bookmark-end text:name="_Toc51082634"/></text:p>
            </text:list-item>
          </text:list>
        </text:list-item>
      </text:list>
      <text:p text:style-name="P1352">Prilikom pokretanja Build opcije iz Menu-a (<text:span text:style-name="T1353">Build -&gt; Build Solution</text:span>), dobijamo izveštaj kompajlera u okviru<text:s/><text:span text:style-name="T1354">Error Liste,<text:s/></text:span>kao što je prikazano na slici 17.</text:p>
      <text:p text:style-name="P1355"><text:span text:style-name="T1356"><draw:frame draw:style-name="a18" draw:name="Picture 23" text:anchor-type="as-char" svg:x="0in" svg:y="0in" svg:width="6.13681in" svg:height="1.53681in" style:rel-width="scale" style:rel-height="scale"><draw:image xlink:href="media/image19.png" xlink:type="simple" xlink:show="embed" xlink:actuate="onLoad"/><svg:title/><svg:desc/></draw:frame></text:span></text:p>
      <text:p text:style-name="P1357">Slika 17. Error List izveštaj</text:p>
      <text:p text:style-name="P1358">Error lista pored detaljnog opisa greške daje nam tačno mesto gde se greška pojavila, znači tačan naziv projekta, fajl u kome se javila i liniju koda. Time nam olakšava njeno traženje, a samim tim i njeno otklanjanje.</text:p>
      <text:p text:style-name="P1359">Postoji i još jedan način za pronalazak greške u kodu, a to je, da prilikom greške, kod će biti podvučen drugom bojom kako bi bio vidljiv da se tu nalazi greška. I ako s pređe mišem preko te greške, sam program nam nudi potencijalne ispravke. Pore toga, dobijamo detaljan opis greške (slika 18.).</text:p>
      <text:p text:style-name="P1360"><text:span text:style-name="T1361"><draw:frame draw:style-name="a19" draw:name="Picture 24" text:anchor-type="as-char" svg:x="0in" svg:y="0in" svg:width="6.13681in" svg:height="2.70556in" style:rel-width="scale" style:rel-height="scale"><draw:image xlink:href="media/image20.png" xlink:type="simple" xlink:show="embed" xlink:actuate="onLoad"/><svg:title/><svg:desc/></draw:frame></text:span></text:p>
      <text:p text:style-name="P1362">Slika 18. Mouse-over izveštaj greške</text:p>
      <text:p text:style-name="P1363">Nakon popravki grešaka i ponovnog pokušaja buildovanja projekta, dobijamo Izveštaj: Error = 0, Build succeeded, slika 19 i slika 20.</text:p>
      <text:p text:style-name="P1364"><text:span text:style-name="T1365"><draw:frame draw:style-name="a20" draw:name="Picture 25" text:anchor-type="as-char" svg:x="0in" svg:y="0in" svg:width="6.13681in" svg:height="1.38125in" style:rel-width="scale" style:rel-height="scale"><draw:image xlink:href="media/image21.png" xlink:type="simple" xlink:show="embed" xlink:actuate="onLoad"/><svg:title/><svg:desc/></draw:frame></text:span></text:p>
      <text:p text:style-name="P1366">Slika 19. Error List izveštaj bez grešaka</text:p>
      <text:p text:style-name="P1367"><text:span text:style-name="T1368"><draw:frame draw:style-name="a21" draw:name="Picture 26" text:anchor-type="as-char" svg:x="0in" svg:y="0in" svg:width="6.13681in" svg:height="0.64306in" style:rel-width="scale" style:rel-height="scale"><draw:image xlink:href="media/image22.png" xlink:type="simple" xlink:show="embed" xlink:actuate="onLoad"/><svg:title/><svg:desc/></draw:frame></text:span></text:p>
      <text:p text:style-name="P1369">Slika 20. Build proces koji je prošao bez grešaka</text:p>
      <text:list text:style-name="LFO1" text:continue-numbering="true">
        <text:list-item>
          <text:list>
            <text:list-item>
              <text:p text:style-name="P1370"><text:bookmark-start text:name="_Toc51082635"/>Ekranski prikaz reakcije na runtime greške<text:bookmark-end text:name="_Toc51082635"/></text:p>
            </text:list-item>
          </text:list>
        </text:list-item>
      </text:list>
      <text:p text:style-name="Normal">Greška se nalazi u nepravilnoj putanji do fajla za poslove, slika 21<text:span text:style-name="T1371">:</text:span></text:p>
      <text:p text:style-name="Normal"><text:span text:style-name="T1372"><draw:frame draw:style-name="a22" draw:name="Picture 27" text:anchor-type="as-char" svg:x="0in" svg:y="0in" svg:width="6.13681in" svg:height="3.55694in" style:rel-width="scale" style:rel-height="scale"><draw:image xlink:href="media/image23.png" xlink:type="simple" xlink:show="embed" xlink:actuate="onLoad"/><svg:title/><svg:desc/></draw:frame></text:span></text:p>
      <text:p text:style-name="P1373">Slika 21. Primer runtime greške</text:p>
      <text:p text:style-name="Normal"><text:span text:style-name="T1374">Zato je uba</text:span>čen try-catch blok koda kako bi se izbegla ova greška i korisniku dala adekvatna poruka pri pokretanju aplikacije (slika 22)<text:span text:style-name="T1375">:</text:span></text:p>
      <text:p text:style-name="Normal"><text:span text:style-name="T1376"><draw:frame draw:style-name="a23" draw:name="Picture 28" text:anchor-type="as-char" svg:x="0in" svg:y="0in" svg:width="6.13681in" svg:height="3.57917in" style:rel-width="scale" style:rel-height="scale"><draw:image xlink:href="media/image24.png" xlink:type="simple" xlink:show="embed" xlink:actuate="onLoad"/><svg:title/><svg:desc/></draw:frame></text:span></text:p>
      <text:p text:style-name="P1377"><text:span text:style-name="T1378">Slika 22. Kori</text:span><text:span text:style-name="T1379">šćenje try-catch bloka kako bi se izbegla run-time greška</text:span></text:p>
      <text:p text:style-name="P1380"/>
      <text:list text:style-name="LFO1" text:continue-numbering="true">
        <text:list-item>
          <text:p text:style-name="P1381"><text:bookmark-start text:name="_Toc51082636"/>Zaključak<text:bookmark-end text:name="_Toc51082636"/></text:p>
        </text:list-item>
      </text:list>
      <text:p text:style-name="P1382">Cilj ovog rada je da predstavi izradu Windows Presentation Foundation aplikacije u okruženju Microsoft Visual Studio 2019 Community Edition koristeći .NET framework, kao I povezivanje aplikacije sa SQLExpress bazom podataka. Za izradu baze koriščeni su Microsoft SQL Server I SQL Server Management Studio, međutim I sam Visual Studio ima opciju da se konektuje na SQL Server I unutar okruženja da se napravi baza, tako da SQL Server Management Studio nije neophodan. Poseban akcenat ovog rada je na objektno-orijentisanom programiranju.</text:p>
      <text:p text:style-name="P1383">Visual Studio ima opcije I za druge jezike koje rade sa .NET Framework-om, za ovu aplikaciju su korišćeni XAML za dizajn i C# za funkcionalnost.</text:p>
      <text:p text:style-name="P1384">Rad je rađen iz predmeta Programski Prevodioci, I kao takav sadrži primere grešaka koje nam prijavljuje kompajler (prevodilac), u radu su prikazani primeri grešaka I kako da se uklone, dok su u krajnjoj aplikaciji te greške već uklonjene.</text:p>
      <text:p text:style-name="Normal"><text:span text:style-name="T1385">Raspored rada (</text:span><text:span text:style-name="T1386">eng, Timesheet</text:span><text:span text:style-name="T1387">) je vrsta aplikacije koja se koristi u IT industriji, ali i u drugim sferama poslovanja kako bi se mogla voditi evidencija koliko vremena zaposleno lice provede na određenom zadatku. Iz ličnog iskustva ovo je bolje rešenje nego da se koristi<text:s/></text:span><text:span text:style-name="T1388">clocking</text:span><text:span text:style-name="T1389"><text:s/>sistem kako bi se postarali da zaposleni rade svoje puno radno vreme.</text:span></text:p>
      <text:p text:style-name="P1390">Aplikacija bi se mogla doraditi tako što bi zaposleni, klijenti I poslovi odvojili u zasebne tabele unutar baze. Da se omoguće filteri po klijentima, ubaci kalendarski prikaz koliko je zaposleni kog dana radio I još mnoštvo drugih promena.</text:p>
      <text:p text:style-name="P1391"/>
      <text:list text:style-name="LFO1" text:continue-numbering="true">
        <text:list-item>
          <text:p text:style-name="P1392"><text:bookmark-start text:name="_Toc51082637"/>Literatura<text:bookmark-end text:name="_Toc51082637"/></text:p>
        </text:list-item>
      </text:list>
      <text:p text:style-name="Normal"><text:span text:style-name="T1393">[1]<text:s/></text:span><text:a xlink:href="http://www.tfzr.uns.ac.rs/Content/files/0/99_PRAKTIKUM_sa13poglavlja.pdf" office:target-frame-name="_top" xlink:show="replace"><text:span text:style-name="T1394">http://www.tfzr.uns.ac.rs/Content/files/0/99_PRAKTIKUM_sa13poglavlja.pdf</text:span></text:a></text:p>
      <text:p text:style-name="Normal"><text:span text:style-name="T1395">[2]<text:s/></text:span><text:a xlink:href="http://www.tfzr.uns.ac.rs/Content/files/0/PripremniMaterijalZaKolokvijumDOPUNJENO3.pdf" office:target-frame-name="_top" xlink:show="replace"><text:span text:style-name="T1396">http://www.tfzr.uns.ac.rs/Content/files/0/PripremniMaterijalZaKolokvijumDOPUNJENO3.pdf</text:span></text:a><text:span text:style-name="T1397"><text:s/></text:span></text:p>
      <text:p text:style-name="Normal"><text:span text:style-name="T1398">[</text:span><text:span text:style-name="T1399">3]</text:span><text:span text:style-name="T1400"><text:s/></text:span><text:a xlink:href="https://bs.wikipedia.org/wiki/Microsoft_Visual_Studio" office:target-frame-name="_top" xlink:show="replace"><text:span text:style-name="Hyperlink">https://bs.wikipedia.org/wiki/Microsoft_Visual_Studio</text:span></text:a></text:p>
      <text:p text:style-name="Normal">[4]<text:s/><text:a xlink:href="https://en.wikipedia.org/wiki/SQL_Server_Management_Studio" office:target-frame-name="_top" xlink:show="replace"><text:span text:style-name="Hyperlink">https://en.wikipedia.org/wiki/SQL_Server_Management_Studio</text:span></text:a></text:p>
      <text:p text:style-name="P1401"/>
      <text:list text:style-name="LFO1" text:continue-numbering="true">
        <text:list-item>
          <text:p text:style-name="P1402"><text:bookmark-start text:name="_Toc51082638"/>Listing<text:bookmark-end text:name="_Toc51082638"/></text:p>
        </text:list-item>
      </text:list>
      <text:list text:style-name="LFO1" text:continue-numbering="true">
        <text:list-item>
          <text:list>
            <text:list-item>
              <text:p text:style-name="P1403"><text:bookmark-start text:name="_Toc51082639"/><text:span text:style-name="T1404">Listing korisni</text:span>čkog interfejsa<text:bookmark-end text:name="_Toc51082639"/></text:p>
            </text:list-item>
          </text:list>
        </text:list-item>
      </text:list>
      <text:list text:style-name="LFO1" text:continue-numbering="true">
        <text:list-item>
          <text:list>
            <text:list-item>
              <text:list>
                <text:list-item>
                  <text:p text:style-name="P1405"><text:bookmark-start text:name="_Toc51082640"/>Dizajn MainWindow.xaml<text:bookmark-end text:name="_Toc51082640"/></text:p>
                </text:list-item>
              </text:list>
            </text:list-item>
          </text:list>
        </text:list-item>
      </text:list>
      <table:table table:style-name="Table1406">
        <table:table-columns>
          <table:table-column table:style-name="TableColumn1407"/>
        </table:table-columns>
        <table:table-row table:style-name="TableRow1408">
          <table:table-cell table:style-name="TableCell1409">
            <text:p text:style-name="P1410"><text:span text:style-name="T1411">&lt;</text:span><text:span text:style-name="T1412">Window</text:span><text:span text:style-name="T1413"><text:s/>x</text:span><text:span text:style-name="T1414">:</text:span><text:span text:style-name="T1415">Class</text:span><text:span text:style-name="T1416">="RasporedRada.MainWindow"</text:span></text:p>
            <text:p text:style-name="P1417"><text:span text:style-name="T1418"><text:s text:c="7"/></text:span><text:span text:style-name="T1419"><text:s/>xmlns</text:span><text:span text:style-name="T1420">="http://schemas.microsoft.com/winfx/2006/xaml/presentation"</text:span></text:p>
            <text:p text:style-name="P1421"><text:span text:style-name="T1422"><text:s text:c="7"/></text:span><text:span text:style-name="T1423"><text:s/>xmlns</text:span><text:span text:style-name="T1424">:</text:span><text:span text:style-name="T1425">x</text:span><text:span text:style-name="T1426">="http://schemas.microsoft.com/winfx/2006/xaml"</text:span></text:p>
            <text:p text:style-name="P1427"><text:span text:style-name="T1428"><text:s text:c="7"/></text:span><text:span text:style-name="T1429"><text:s/>xmlns</text:span><text:span text:style-name="T1430">:</text:span><text:span text:style-name="T1431">d</text:span><text:span text:style-name="T1432">="http://schemas.microsoft.com/expression/blend/2008"</text:span></text:p>
            <text:p text:style-name="P1433"><text:span text:style-name="T1434"><text:s text:c="7"/></text:span><text:span text:style-name="T1435"><text:s/>xmlns</text:span><text:span text:style-name="T1436">:</text:span><text:span text:style-name="T1437">mc</text:span><text:span text:style-name="T1438">="http://schemas.openxmlformats.org/markup-compatibility/2006"</text:span></text:p>
            <text:p text:style-name="P1439"><text:span text:style-name="T1440"><text:s text:c="7"/></text:span><text:span text:style-name="T1441"><text:s/>xmlns</text:span><text:span text:style-name="T1442">:</text:span><text:span text:style-name="T1443">local</text:span><text:span text:style-name="T1444">="clr-namespace:RasporedRada"</text:span></text:p>
            <text:p text:style-name="P1445"><text:span text:style-name="T1446"><text:s text:c="7"/></text:span><text:span text:style-name="T1447"><text:s/>mc</text:span><text:span text:style-name="T1448">:</text:span><text:span text:style-name="T1449">Ignorable</text:span><text:span text:style-name="T1450">="d"</text:span></text:p>
            <text:p text:style-name="P1451"><text:span text:style-name="T1452"><text:s text:c="7"/></text:span><text:span text:style-name="T1453"><text:s/>Title</text:span><text:span text:style-name="T1454">="Raspored Rada"</text:span><text:span text:style-name="T1455"><text:s/>Height</text:span><text:span text:style-name="T1456">="500"</text:span><text:span text:style-name="T1457"><text:s/>Width</text:span><text:span text:style-name="T1458">="699.745"&gt;</text:span></text:p>
            <text:p text:style-name="P1459"><text:span text:style-name="T1460"><text:tab/></text:span><text:span text:style-name="T1461">&lt;</text:span><text:span text:style-name="T1462">Grid</text:span><text:span text:style-name="T1463">&gt;</text:span></text:p>
            <text:p text:style-name="P1464"><text:span text:style-name="T1465"><text:tab/></text:span><text:span text:style-name="T1466"><text:tab/></text:span><text:span text:style-name="T1467">&lt;</text:span><text:span text:style-name="T1468">DataGrid</text:span><text:span text:style-name="T1469"><text:s/>Name</text:span><text:span text:style-name="T1470">="DataGrid"</text:span><text:span text:style-name="T1471"><text:s/>HorizontalAlignment</text:span><text:span text:style-name="T1472">="Left"</text:span><text:span text:style-name="T1473"><text:s/>Height</text:span><text:span text:style-name="T1474">="200"</text:span><text:span text:style-name="T1475"><text:s/>Margin</text:span><text:span text:style-name="T1476">="10,259,10,10"</text:span><text:span text:style-name="T1477"><text:s/>VerticalAlignment</text:span><text:span text:style-name="T1478">="Top"</text:span><text:span text:style-name="T1479"><text:s/>AutoGenerateColumns</text:span><text:span text:style-name="T1480">="False"&gt;</text:span></text:p>
            <text:p text:style-name="P1481"><text:span text:style-name="T1482"><text:tab/></text:span><text:span text:style-name="T1483"><text:tab/></text:span><text:span text:style-name="T1484"><text:tab/></text:span><text:span text:style-name="T1485">&lt;</text:span><text:span text:style-name="T1486">DataGrid.Columns</text:span><text:span text:style-name="T1487">&gt;</text:span></text:p>
            <text:p text:style-name="P1488"><text:span text:style-name="T1489"><text:tab/></text:span><text:span text:style-name="T1490"><text:tab/></text:span><text:span text:style-name="T1491"><text:tab/></text:span><text:span text:style-name="T1492"><text:tab/></text:span><text:span text:style-name="T1493">&lt;</text:span><text:span text:style-name="T1494">DataGridTextColumn</text:span><text:span text:style-name="T1495"><text:s/>Binding</text:span><text:span text:style-name="T1496">="{</text:span><text:span text:style-name="T1497">Binding</text:span><text:span text:style-name="T1498"><text:s/>Ime</text:span><text:span text:style-name="T1499">}"</text:span><text:span text:style-name="T1500"><text:s/>Header</text:span><text:span text:style-name="T1501">="Ime"</text:span><text:span text:style-name="T1502"><text:s/>Width</text:span><text:span text:style-name="T1503">="*"/&gt;</text:span></text:p>
            <text:p text:style-name="P1504"><text:span text:style-name="T1505"><text:tab/></text:span><text:span text:style-name="T1506"><text:tab/></text:span><text:span text:style-name="T1507"><text:tab/></text:span><text:span text:style-name="T1508"><text:tab/></text:span><text:span text:style-name="T1509">&lt;</text:span><text:span text:style-name="T1510">DataGridTextColumn</text:span><text:span text:style-name="T1511"><text:s/>Binding</text:span><text:span text:style-name="T1512">="{</text:span><text:span text:style-name="T1513">Binding</text:span><text:span text:style-name="T1514"><text:s/>Prezime</text:span><text:span text:style-name="T1515">}"</text:span><text:span text:style-name="T1516"><text:s/>Header</text:span><text:span text:style-name="T1517">="Prezime"</text:span><text:span text:style-name="T1518"><text:s/>Width</text:span><text:span text:style-name="T1519">="*"/&gt;</text:span></text:p>
            <text:p text:style-name="P1520"><text:span text:style-name="T1521"><text:tab/></text:span><text:span text:style-name="T1522"><text:tab/></text:span><text:span text:style-name="T1523"><text:tab/></text:span><text:span text:style-name="T1524"><text:tab/></text:span><text:span text:style-name="T1525">&lt;</text:span><text:span text:style-name="T1526">DataGridTextColumn</text:span><text:span text:style-name="T1527"><text:s/>Binding</text:span><text:span text:style-name="T1528">="{</text:span><text:span text:style-name="T1529">Binding</text:span><text:span text:style-name="T1530"><text:s/>Klijent</text:span><text:span text:style-name="T1531">}"</text:span><text:span text:style-name="T1532"><text:s/>Header</text:span><text:span text:style-name="T1533">="Klijent"</text:span><text:span text:style-name="T1534"><text:s/>Width</text:span><text:span text:style-name="T1535">="*"/&gt;</text:span></text:p>
            <text:p text:style-name="P1536"><text:span text:style-name="T1537"><text:tab/></text:span><text:span text:style-name="T1538"><text:tab/></text:span><text:span text:style-name="T1539"><text:tab/></text:span><text:span text:style-name="T1540"><text:tab/></text:span><text:span text:style-name="T1541">&lt;</text:span><text:span text:style-name="T1542">DataGridTextColumn</text:span><text:span text:style-name="T1543"><text:s/>Binding</text:span><text:span text:style-name="T1544">="{</text:span><text:span text:style-name="T1545">Binding</text:span><text:span text:style-name="T1546"><text:s/>Posao</text:span><text:span text:style-name="T1547">}"</text:span><text:span text:style-name="T1548"><text:s/>Header</text:span><text:span text:style-name="T1549">="Posao"</text:span><text:span text:style-name="T1550"><text:s/>Width</text:span><text:span text:style-name="T1551">="*"/&gt;</text:span></text:p>
            <text:p text:style-name="P1552"><text:span text:style-name="T1553"><text:tab/></text:span><text:span text:style-name="T1554"><text:tab/></text:span><text:span text:style-name="T1555"><text:tab/></text:span><text:span text:style-name="T1556"><text:tab/></text:span><text:span text:style-name="T1557">&lt;</text:span><text:span text:style-name="T1558">DataGridTextColumn</text:span><text:span text:style-name="T1559"><text:s/>Binding</text:span><text:span text:style-name="T1560">="{</text:span><text:span text:style-name="T1561">Binding</text:span><text:span text:style-name="T1562"><text:s/>Datum</text:span><text:span text:style-name="T1563">}"</text:span><text:span text:style-name="T1564"><text:s/>Header</text:span><text:span text:style-name="T1565">="Datum"</text:span><text:span text:style-name="T1566"><text:s/>Width</text:span><text:span text:style-name="T1567">="*"/&gt;</text:span></text:p>
            <text:p text:style-name="P1568"><text:span text:style-name="T1569"><text:tab/></text:span><text:span text:style-name="T1570"><text:tab/></text:span><text:span text:style-name="T1571"><text:tab/></text:span><text:span text:style-name="T1572"><text:tab/></text:span><text:span text:style-name="T1573">&lt;</text:span><text:span text:style-name="T1574">DataGridTextColumn</text:span><text:span text:style-name="T1575"><text:s/>Binding</text:span><text:span text:style-name="T1576">="{</text:span><text:span text:style-name="T1577">Binding</text:span><text:span text:style-name="T1578"><text:s/>Sati</text:span><text:span text:style-name="T1579">}"</text:span><text:span text:style-name="T1580"><text:s/>Header</text:span><text:span text:style-name="T1581">="Sati"</text:span><text:span text:style-name="T1582"><text:s/>Width</text:span><text:span text:style-name="T1583">="*"/&gt;</text:span></text:p>
            <text:p text:style-name="P1584"><text:span text:style-name="T1585"><text:tab/></text:span><text:span text:style-name="T1586"><text:tab/></text:span><text:span text:style-name="T1587"><text:tab/></text:span><text:span text:style-name="T1588">&lt;/</text:span><text:span text:style-name="T1589">DataGrid.Columns</text:span><text:span text:style-name="T1590">&gt;</text:span></text:p>
            <text:p text:style-name="P1591"><text:span text:style-name="T1592"><text:tab/></text:span><text:span text:style-name="T1593"><text:tab/></text:span><text:span text:style-name="T1594">&lt;/</text:span><text:span text:style-name="T1595">DataGrid</text:span><text:span text:style-name="T1596">&gt;</text:span></text:p>
            <text:p text:style-name="P1597"><text:span text:style-name="T1598"><text:tab/></text:span><text:span text:style-name="T1599"><text:tab/></text:span><text:span text:style-name="T1600">&lt;</text:span><text:span text:style-name="T1601">Label</text:span><text:span text:style-name="T1602"><text:s/>Content</text:span><text:span text:style-name="T1603">="Ime"</text:span><text:span text:style-name="T1604"><text:s/>HorizontalAlignment</text:span><text:span text:style-name="T1605">="Left"</text:span><text:span text:style-name="T1606"><text:s/>Margin</text:span><text:span text:style-name="T1607">="32,34,0,0"</text:span><text:span text:style-name="T1608"><text:s/>VerticalAlignment</text:span><text:span text:style-name="T1609">="Top"/&gt;</text:span></text:p>
            <text:p text:style-name="P1610"><text:span text:style-name="T1611"><text:tab/></text:span><text:span text:style-name="T1612"><text:tab/></text:span><text:span text:style-name="T1613">&lt;</text:span><text:span text:style-name="T1614">Label</text:span><text:span text:style-name="T1615"><text:s/>Content</text:span><text:span text:style-name="T1616">="Prezime"</text:span><text:span text:style-name="T1617"><text:s/>HorizontalAlignment</text:span><text:span text:style-name="T1618">="Left"</text:span><text:span text:style-name="T1619"><text:s/>Margin</text:span><text:span text:style-name="T1620">="10,63,0,0"</text:span><text:span text:style-name="T1621"><text:s/>VerticalAlignment</text:span><text:span text:style-name="T1622">="Top"</text:span><text:span text:style-name="T1623"><text:s/>RenderTransformOrigin</text:span><text:span text:style-name="T1624">="0.519,1.154"/&gt;</text:span></text:p>
            <text:p text:style-name="P1625"><text:span text:style-name="T1626"><text:tab/></text:span><text:span text:style-name="T1627"><text:tab/></text:span><text:span text:style-name="T1628">&lt;</text:span><text:span text:style-name="T1629">Label</text:span><text:span text:style-name="T1630"><text:s/>Content</text:span><text:span text:style-name="T1631">="Klijent"</text:span><text:span text:style-name="T1632"><text:s/>HorizontalAlignment</text:span><text:span text:style-name="T1633">="Left"</text:span><text:span text:style-name="T1634"><text:s/>Margin</text:span><text:span text:style-name="T1635">="19,93,0,0"</text:span><text:span text:style-name="T1636"><text:s/>VerticalAlignment</text:span><text:span text:style-name="T1637">="Top"/&gt;</text:span></text:p>
            <text:p text:style-name="P1638"><text:span text:style-name="T1639"><text:tab/></text:span><text:span text:style-name="T1640"><text:tab/></text:span><text:span text:style-name="T1641">&lt;</text:span><text:span text:style-name="T1642">Label</text:span><text:span text:style-name="T1643"><text:s/>Content</text:span><text:span text:style-name="T1644">="Datum"</text:span><text:span text:style-name="T1645"><text:s/>HorizontalAlignment</text:span><text:span text:style-name="T1646">="Left"</text:span><text:span text:style-name="T1647"><text:s/>Margin</text:span><text:span text:style-name="T1648">="16,148,0,0"</text:span><text:span text:style-name="T1649"><text:s/>VerticalAlignment</text:span><text:span text:style-name="T1650">="Top"/&gt;</text:span></text:p>
            <text:p text:style-name="P1651"><text:span text:style-name="T1652"><text:tab/></text:span><text:span text:style-name="T1653"><text:tab/></text:span><text:span text:style-name="T1654">&lt;</text:span><text:span text:style-name="T1655">Label</text:span><text:span text:style-name="T1656"><text:s/>Content</text:span><text:span text:style-name="T1657">="Sati"</text:span><text:span text:style-name="T1658"><text:s/>HorizontalAlignment</text:span><text:span text:style-name="T1659">="Left"</text:span><text:span text:style-name="T1660"><text:s/>Margin</text:span><text:span text:style-name="T1661">="33,176,0,0"</text:span><text:span text:style-name="T1662"><text:s/>VerticalAlignment</text:span><text:span text:style-name="T1663">="Top"</text:span><text:span text:style-name="T1664"><text:s/>RenderTransformOrigin</text:span><text:span text:style-name="T1665">="0.414,1.192"/&gt;</text:span></text:p>
            <text:p text:style-name="P1666"><text:span text:style-name="T1667"><text:tab/></text:span><text:span text:style-name="T1668"><text:tab/></text:span><text:span text:style-name="T1669">&lt;</text:span><text:span text:style-name="T1670">TextBox</text:span><text:span text:style-name="T1671"><text:s/>x</text:span><text:span text:style-name="T1672">:</text:span><text:span text:style-name="T1673">Name</text:span><text:span text:style-name="T1674">="txtIme"</text:span><text:span text:style-name="T1675"><text:s/>HorizontalAlignment</text:span><text:span text:style-name="T1676">="Left"</text:span><text:span text:style-name="T1677"><text:s/>Height</text:span><text:span text:style-name="T1678">="23"</text:span><text:span text:style-name="T1679"><text:s/>Margin</text:span><text:span text:style-name="T1680">="67,37,0,0"</text:span><text:span text:style-name="T1681"><text:s/>TextWrapping</text:span><text:span text:style-name="T1682">="Wrap"</text:span><text:span text:style-name="T1683"><text:s/>VerticalAlignment</text:span><text:span text:style-name="T1684">="Top"</text:span><text:span text:style-name="T1685"><text:s/>Width</text:span><text:span text:style-name="T1686">="120"/&gt;</text:span></text:p>
            <text:p text:style-name="P1687"><text:span text:style-name="T1688"><text:tab/></text:span><text:span text:style-name="T1689"><text:tab/></text:span><text:span text:style-name="T1690">&lt;</text:span><text:span text:style-name="T1691">TextBox</text:span><text:span text:style-name="T1692"><text:s/>x</text:span><text:span text:style-name="T1693">:</text:span><text:span text:style-name="T1694">Name</text:span><text:span text:style-name="T1695">="txtPrezime"</text:span><text:span text:style-name="T1696"><text:s/>HorizontalAlignment</text:span><text:span text:style-name="T1697">="Left"</text:span><text:span text:style-name="T1698"><text:s/>Height</text:span><text:span text:style-name="T1699">="23"</text:span><text:span text:style-name="T1700"><text:s/>Margin</text:span><text:span text:style-name="T1701">="67,66,0,0"</text:span><text:span text:style-name="T1702"><text:s/>TextWrapping</text:span><text:span text:style-name="T1703">="Wrap"</text:span><text:span text:style-name="T1704"><text:s/>VerticalAlignment</text:span><text:span text:style-name="T1705">="Top"</text:span><text:span text:style-name="T1706"><text:s/>Width</text:span><text:span text:style-name="T1707">="120"/&gt;</text:span></text:p>
            <text:p text:style-name="P1708"><text:span text:style-name="T1709"><text:tab/></text:span><text:span text:style-name="T1710"><text:tab/></text:span><text:span text:style-name="T1711">&lt;</text:span><text:span text:style-name="T1712">TextBox</text:span><text:span text:style-name="T1713"><text:s/>x</text:span><text:span text:style-name="T1714">:</text:span><text:span text:style-name="T1715">Name</text:span><text:span text:style-name="T1716">="txtKlijent"</text:span><text:span text:style-name="T1717"><text:s/>HorizontalAlignment</text:span><text:span text:style-name="T1718">="Left"</text:span><text:span text:style-name="T1719"><text:s/>Height</text:span><text:span text:style-name="T1720">="23"</text:span><text:span text:style-name="T1721"><text:s/>Margin</text:span><text:span text:style-name="T1722">="67,94,0,0"</text:span><text:span text:style-name="T1723"><text:s/>TextWrapping</text:span><text:span text:style-name="T1724">="Wrap"</text:span><text:span text:style-name="T1725"><text:s/>VerticalAlignment</text:span><text:span text:style-name="T1726">="Top"</text:span><text:span text:style-name="T1727"><text:s/>Width</text:span><text:span text:style-name="T1728">="120"/&gt;</text:span></text:p>
            <text:p text:style-name="P1729"><text:span text:style-name="T1730"><text:tab/></text:span><text:span text:style-name="T1731"><text:tab/></text:span><text:span text:style-name="T1732">&lt;</text:span><text:span text:style-name="T1733">TextBox</text:span><text:span text:style-name="T1734"><text:s/>x</text:span><text:span text:style-name="T1735">:</text:span><text:span text:style-name="T1736">Name</text:span><text:span text:style-name="T1737">="txtSati"</text:span><text:span text:style-name="T1738"><text:s/>HorizontalAlignment</text:span><text:span text:style-name="T1739">="Left"</text:span><text:span text:style-name="T1740"><text:s/>Height</text:span><text:span text:style-name="T1741">="23"</text:span><text:span text:style-name="T1742"><text:s/>Margin</text:span><text:span text:style-name="T1743">="67,176,0,0"</text:span><text:span text:style-name="T1744"><text:s/>TextWrapping</text:span><text:span text:style-name="T1745">="Wrap"</text:span><text:span text:style-name="T1746"><text:s/>PreviewTextInput</text:span><text:span text:style-name="T1747">="SamoBrojevi"</text:span><text:span text:style-name="T1748"><text:s/>VerticalAlignment</text:span><text:span text:style-name="T1749">="Top"</text:span><text:span text:style-name="T1750"><text:s/>Width</text:span><text:span text:style-name="T1751">="120"/&gt;</text:span></text:p>
            <text:p text:style-name="P1752"><text:span text:style-name="T1753"><text:tab/></text:span><text:span text:style-name="T1754"><text:tab/></text:span><text:span text:style-name="T1755">&lt;</text:span><text:span text:style-name="T1756">ComboBox</text:span><text:span text:style-name="T1757"><text:s/>x</text:span><text:span text:style-name="T1758">:</text:span><text:span text:style-name="T1759">Name</text:span><text:span text:style-name="T1760">="cbxKlijenti"</text:span><text:span text:style-name="T1761"><text:s/>HorizontalAlignment</text:span><text:span text:style-name="T1762">="Left"</text:span><text:span text:style-name="T1763"><text:s/>Margin</text:span><text:span text:style-name="T1764">="192,93,0,0"</text:span><text:span text:style-name="T1765"><text:s/>VerticalAlignment</text:span><text:span text:style-name="T1766">="Top"</text:span><text:span text:style-name="T1767"><text:s/>Width</text:span><text:span text:style-name="T1768">="120"</text:span><text:span text:style-name="T1769"><text:s/>Loaded</text:span><text:span text:style-name="T1770">="cbxKlijenti_Ucitaj"</text:span><text:span text:style-name="T1771"><text:s/>Height</text:span><text:span text:style-name="T1772">="24"/&gt;</text:span></text:p>
            <text:p text:style-name="P1773"><text:span text:style-name="T1774"><text:tab/></text:span><text:span text:style-name="T1775"><text:tab/></text:span><text:span text:style-name="T1776">&lt;</text:span><text:span text:style-name="T1777">DatePicker</text:span><text:span text:style-name="T1778"><text:s/>x</text:span><text:span text:style-name="T1779">:</text:span><text:span text:style-name="T1780">Name</text:span><text:span text:style-name="T1781">="dpDatum"</text:span><text:span text:style-name="T1782"><text:s/>HorizontalAlignment</text:span><text:span text:style-name="T1783">="Left"</text:span><text:span text:style-name="T1784"><text:s/>Margin</text:span><text:span text:style-name="T1785">="67,151,0,0"</text:span><text:span text:style-name="T1786"><text:s/>VerticalAlignment</text:span><text:span text:style-name="T1787">="Top"</text:span><text:span text:style-name="T1788"><text:s/>FirstDayOfWeek</text:span><text:span text:style-name="T1789">="Monday"</text:span><text:span text:style-name="T1790"><text:s/>Text</text:span><text:span text:style-name="T1791">="Odaberi Datum"</text:span><text:span text:style-name="T1792"><text:s/>Loaded</text:span><text:span text:style-name="T1793">="Datum_Ucitan" /&gt;</text:span></text:p>
            <text:p text:style-name="P1794"><text:span text:style-name="T1795"><text:tab/></text:span><text:span text:style-name="T1796"><text:tab/></text:span><text:span text:style-name="T1797">&lt;</text:span><text:span text:style-name="T1798">Button</text:span><text:span text:style-name="T1799"><text:s/>Content</text:span><text:span text:style-name="T1800">="Unesi"</text:span><text:span text:style-name="T1801"><text:s/>HorizontalAlignment</text:span><text:span text:style-name="T1802">="Left"</text:span><text:span text:style-name="T1803"><text:s/>Margin</text:span><text:span text:style-name="T1804">="67,234,0,0"</text:span><text:span text:style-name="T1805"><text:s/>VerticalAlignment</text:span><text:span text:style-name="T1806">="Top"</text:span><text:span text:style-name="T1807"><text:s/>Width</text:span><text:span text:style-name="T1808">="75"</text:span><text:span text:style-name="T1809"><text:s/>Click</text:span><text:span text:style-name="T1810">="unesi_Klik"/&gt;</text:span></text:p>
            <text:p text:style-name="P1811"><text:span text:style-name="T1812"><text:tab/></text:span><text:span text:style-name="T1813"><text:tab/></text:span><text:span text:style-name="T1814">&lt;</text:span><text:span text:style-name="T1815">Button</text:span><text:span text:style-name="T1816"><text:s/>Content</text:span><text:span text:style-name="T1817">="Poništi"</text:span><text:span text:style-name="T1818"><text:s/>HorizontalAlignment</text:span><text:span text:style-name="T1819">="Left"</text:span><text:span text:style-name="T1820"><text:s/>Margin</text:span><text:span text:style-name="T1821">="147,234,0,0"</text:span><text:span text:style-name="T1822"><text:s/>VerticalAlignment</text:span><text:span text:style-name="T1823">="Top"</text:span><text:span text:style-name="T1824"><text:s/>Width</text:span><text:span text:style-name="T1825">="75"</text:span><text:span text:style-name="T1826"><text:s/>Click</text:span><text:span text:style-name="T1827">="ponisti_Klik"/&gt;</text:span></text:p>
            <text:p text:style-name="P1828"><text:span text:style-name="T1829"><text:tab/></text:span><text:span text:style-name="T1830"><text:tab/></text:span><text:span text:style-name="T1831">&lt;</text:span><text:span text:style-name="T1832">Button</text:span><text:span text:style-name="T1833"><text:s/>Content</text:span><text:span text:style-name="T1834">="Filter"</text:span><text:span text:style-name="T1835"><text:s/>HorizontalAlignment</text:span><text:span text:style-name="T1836">="Left"</text:span><text:span text:style-name="T1837"><text:s/>Margin</text:span><text:span text:style-name="T1838">="399,218,0,0"</text:span><text:span text:style-name="T1839"><text:s/>VerticalAlignment</text:span><text:span text:style-name="T1840">="Top"</text:span><text:span text:style-name="T1841"><text:s/>Width</text:span><text:span text:style-name="T1842">="75"</text:span><text:span text:style-name="T1843"><text:s/>Click</text:span><text:span text:style-name="T1844">="filter_Klik"/&gt;</text:span></text:p>
            <text:p text:style-name="P1845"><text:span text:style-name="T1846"><text:tab/></text:span><text:span text:style-name="T1847"><text:tab/></text:span><text:span text:style-name="T1848">&lt;</text:span><text:span text:style-name="T1849">TextBox</text:span><text:span text:style-name="T1850"><text:s/>x</text:span><text:span text:style-name="T1851">:</text:span><text:span text:style-name="T1852">Name</text:span><text:span text:style-name="T1853">="txtFilter"</text:span><text:span text:style-name="T1854"><text:s/>HorizontalAlignment</text:span><text:span text:style-name="T1855">="Left"</text:span><text:span text:style-name="T1856"><text:s/>Height</text:span><text:span text:style-name="T1857">="23"</text:span><text:span text:style-name="T1858"><text:s/>Margin</text:span><text:span text:style-name="T1859">="399,190,0,0"</text:span><text:span text:style-name="T1860"><text:s/>TextWrapping</text:span><text:span text:style-name="T1861">="Wrap"</text:span><text:span text:style-name="T1862"><text:s/>VerticalAlignment</text:span><text:span text:style-name="T1863">="Top"</text:span><text:span text:style-name="T1864"><text:s/>Width</text:span><text:span text:style-name="T1865">="229"/&gt;</text:span></text:p>
            <text:p text:style-name="P1866"><text:span text:style-name="T1867"><text:tab/></text:span><text:span text:style-name="T1868"><text:tab/></text:span><text:span text:style-name="T1869">&lt;</text:span><text:span text:style-name="T1870">Label</text:span><text:span text:style-name="T1871"><text:s/>Content</text:span><text:span text:style-name="T1872">="Ime i prezime:"</text:span><text:span text:style-name="T1873"><text:s/>HorizontalAlignment</text:span><text:span text:style-name="T1874">="Left"</text:span><text:span text:style-name="T1875"><text:s/>Margin</text:span><text:span text:style-name="T1876">="399,164,0,0"</text:span><text:span text:style-name="T1877"><text:s/>VerticalAlignment</text:span><text:span text:style-name="T1878">="Top"/&gt;</text:span></text:p>
            <text:p text:style-name="P1879"><text:span text:style-name="T1880"><text:tab/></text:span><text:span text:style-name="T1881"><text:tab/></text:span><text:span text:style-name="T1882">&lt;</text:span><text:span text:style-name="T1883">Label</text:span><text:span text:style-name="T1884"><text:s/>Content</text:span><text:span text:style-name="T1885">="Posao"</text:span><text:span text:style-name="T1886"><text:s/>HorizontalAlignment</text:span><text:span text:style-name="T1887">="Left"</text:span><text:span text:style-name="T1888"><text:s/>Margin</text:span><text:span text:style-name="T1889">="20,120,0,0"</text:span><text:span text:style-name="T1890"><text:s/>VerticalAlignment</text:span><text:span text:style-name="T1891">="Top"</text:span><text:span text:style-name="T1892"><text:s/>RenderTransformOrigin</text:span><text:span text:style-name="T1893">="0.414,1.192"/&gt;</text:span></text:p>
            <text:p text:style-name="P1894"><text:span text:style-name="T1895"><text:tab/></text:span><text:span text:style-name="T1896"><text:tab/></text:span><text:span text:style-name="T1897">&lt;</text:span><text:span text:style-name="T1898">ComboBox</text:span><text:span text:style-name="T1899"><text:s/>x</text:span><text:span text:style-name="T1900">:</text:span><text:span text:style-name="T1901">Name</text:span><text:span text:style-name="T1902">="cbxPosao"</text:span><text:span text:style-name="T1903"><text:s/>HorizontalAlignment</text:span><text:span text:style-name="T1904">="Left"</text:span><text:span text:style-name="T1905"><text:s/>Margin</text:span><text:span text:style-name="T1906">="67,122,0,0"</text:span><text:span text:style-name="T1907"><text:s/>VerticalAlignment</text:span><text:span text:style-name="T1908">="Top"</text:span><text:span text:style-name="T1909"><text:s/>Width</text:span><text:span text:style-name="T1910">="120"</text:span><text:span text:style-name="T1911"><text:s/>Loaded</text:span><text:span text:style-name="T1912">="cbxPosao_Ucitaj"</text:span><text:span text:style-name="T1913"><text:s/>Height</text:span><text:span text:style-name="T1914">="24"/&gt;</text:span></text:p>
            <text:p text:style-name="P1915"><text:span text:style-name="T1916"><text:tab/></text:span><text:span text:style-name="T1917"><text:tab/></text:span><text:span text:style-name="T1918">&lt;</text:span><text:span text:style-name="T1919">Button</text:span><text:span text:style-name="T1920"><text:s/>Content</text:span><text:span text:style-name="T1921">="Resetuj"</text:span><text:span text:style-name="T1922"><text:s/>HorizontalAlignment</text:span><text:span text:style-name="T1923">="Left"</text:span><text:span text:style-name="T1924"><text:s/>Margin</text:span><text:span text:style-name="T1925">="479,218,0,0"</text:span><text:span text:style-name="T1926"><text:s/>VerticalAlignment</text:span><text:span text:style-name="T1927">="Top"</text:span><text:span text:style-name="T1928"><text:s/>Width</text:span><text:span text:style-name="T1929">="75"</text:span><text:span text:style-name="T1930"><text:s/>Click</text:span><text:span text:style-name="T1931">="resetuj_Klik"/&gt;</text:span></text:p>
            <text:p text:style-name="P1932"><text:span text:style-name="T1933"><text:tab/></text:span><text:span text:style-name="T1934"><text:tab/></text:span><text:span text:style-name="T1935">&lt;</text:span><text:span text:style-name="T1936">Image</text:span><text:span text:style-name="T1937"><text:s/>HorizontalAlignment</text:span><text:span text:style-name="T1938">="Left"</text:span><text:span text:style-name="T1939"><text:s/>Height</text:span><text:span text:style-name="T1940">="175"</text:span><text:span text:style-name="T1941"><text:s/>Margin</text:span><text:span text:style-name="T1942">="444,0,0,0"</text:span><text:span text:style-name="T1943"><text:s/>VerticalAlignment</text:span><text:span text:style-name="T1944">="Top"</text:span><text:span text:style-name="T1945"><text:s/>Width</text:span><text:span text:style-name="T1946">="184"</text:span><text:span text:style-name="T1947"><text:s/>Source</text:span><text:span text:style-name="T1948">="Logo.PNG"/&gt;</text:span></text:p>
            <text:p text:style-name="P1949"/>
            <text:p text:style-name="P1950"><text:span text:style-name="T1951"><text:tab/></text:span><text:span text:style-name="T1952">&lt;/</text:span><text:span text:style-name="T1953">Grid</text:span><text:span text:style-name="T1954">&gt;</text:span></text:p>
            <text:p text:style-name="P1955"><text:span text:style-name="T1956">&lt;/</text:span><text:span text:style-name="T1957">Window</text:span><text:span text:style-name="T1958">&gt;</text:span></text:p>
          </table:table-cell>
        </table:table-row>
      </table:table>
      <text:list text:style-name="LFO1" text:continue-numbering="true">
        <text:list-item>
          <text:list>
            <text:list-item>
              <text:list>
                <text:list-item>
                  <text:p text:style-name="P1959"><text:bookmark-start text:name="_Toc51082641"/>Funkcionalnost MainWindow.xaml.cs<text:bookmark-end text:name="_Toc51082641"/></text:p>
                </text:list-item>
              </text:list>
            </text:list-item>
          </text:list>
        </text:list-item>
      </text:list>
      <table:table table:style-name="Table1960">
        <table:table-columns>
          <table:table-column table:style-name="TableColumn1961"/>
        </table:table-columns>
        <table:table-row table:style-name="TableRow1962">
          <table:table-cell table:style-name="TableCell1963">
            <text:p text:style-name="P1964"><text:span text:style-name="T1965">using</text:span><text:span text:style-name="T1966"><text:s/>KlasePodataka;</text:span></text:p>
            <text:p text:style-name="P1967"><text:span text:style-name="T1968">using</text:span><text:span text:style-name="T1969"><text:s/>RasporedRada.Servisi;</text:span></text:p>
            <text:p text:style-name="P1970"><text:span text:style-name="T1971">using</text:span><text:span text:style-name="T1972"><text:s/>System;</text:span></text:p>
            <text:p text:style-name="P1973"><text:span text:style-name="T1974">using</text:span><text:span text:style-name="T1975"><text:s/>System.Collections.Generic;</text:span></text:p>
            <text:p text:style-name="P1976"><text:span text:style-name="T1977">using</text:span><text:span text:style-name="T1978"><text:s/>System.Configuration;</text:span></text:p>
            <text:p text:style-name="P1979"><text:span text:style-name="T1980">using</text:span><text:span text:style-name="T1981"><text:s/>System.Linq;</text:span></text:p>
            <text:p text:style-name="P1982"><text:span text:style-name="T1983">using</text:span><text:span text:style-name="T1984"><text:s/>System.Windows;</text:span></text:p>
            <text:p text:style-name="P1985"><text:span text:style-name="T1986">using</text:span><text:span text:style-name="T1987"><text:s/>System.Windows.Controls;</text:span></text:p>
            <text:p text:style-name="P1988"><text:span text:style-name="T1989">using</text:span><text:span text:style-name="T1990"><text:s/>System.Windows.Media;</text:span></text:p>
            <text:p text:style-name="P1991"/>
            <text:p text:style-name="P1992"><text:span text:style-name="T1993">namespace</text:span><text:span text:style-name="T1994"><text:s/>RasporedRada</text:span></text:p>
            <text:p text:style-name="P1995">{</text:p>
            <text:p text:style-name="P1996"><text:span text:style-name="T1997"><text:s text:c="4"/></text:span><text:span text:style-name="T1998">///</text:span><text:span text:style-name="T1999"><text:s/></text:span><text:span text:style-name="T2000">&lt;summary&gt;</text:span></text:p>
            <text:p text:style-name="P2001"><text:span text:style-name="T2002"><text:s text:c="4"/></text:span><text:span text:style-name="T2003">///</text:span><text:span text:style-name="T2004"><text:s/>Interaction logic for MainWindow.xaml</text:span></text:p>
            <text:p text:style-name="P2005"><text:span text:style-name="T2006"><text:s text:c="4"/></text:span><text:span text:style-name="T2007">///</text:span><text:span text:style-name="T2008"><text:s/></text:span><text:span text:style-name="T2009">&lt;/summary&gt;</text:span></text:p>
            <text:p text:style-name="P2010"><text:span text:style-name="T2011"><text:s text:c="4"/></text:span><text:span text:style-name="T2012">public</text:span><text:span text:style-name="T2013"><text:s/></text:span><text:span text:style-name="T2014">partial</text:span><text:span text:style-name="T2015"><text:s/></text:span><text:span text:style-name="T2016">class</text:span><text:span text:style-name="T2017"><text:s/></text:span><text:span text:style-name="T2018">MainWindow</text:span><text:span text:style-name="T2019"><text:s/>: Window</text:span></text:p>
            <text:p text:style-name="P2020"><text:s text:c="4"/>{</text:p>
            <text:p text:style-name="P2021"/>
            <text:p text:style-name="P2022"><text:span text:style-name="T2023"><text:s text:c="8"/></text:span><text:span text:style-name="T2024">private</text:span><text:span text:style-name="T2025"><text:s/></text:span><text:span text:style-name="T2026">string</text:span><text:span text:style-name="T2027"><text:s/>NazivBaze =&gt; ConfigurationManager.AppSettings[</text:span><text:span text:style-name="T2028">"NazivBaze"</text:span><text:span text:style-name="T2029">];</text:span></text:p>
            <text:p text:style-name="P2030"><text:span text:style-name="T2031"><text:s text:c="8"/></text:span><text:span text:style-name="T2032">private</text:span><text:span text:style-name="T2033"><text:s/></text:span><text:span text:style-name="T2034">string</text:span><text:span text:style-name="T2035"><text:s/>SqlInstanca =&gt; ConfigurationManager.AppSettings[</text:span><text:span text:style-name="T2036">"SqlInstanca"</text:span><text:span text:style-name="T2037">];</text:span></text:p>
            <text:p text:style-name="P2038"/>
            <text:p text:style-name="P2039"><text:span text:style-name="T2040"><text:s text:c="8"/></text:span><text:span text:style-name="T2041">public</text:span><text:span text:style-name="T2042"><text:s/></text:span><text:span text:style-name="T2043">MainWindow</text:span><text:span text:style-name="T2044">()</text:span></text:p>
            <text:p text:style-name="P2045"><text:s text:c="8"/>{</text:p>
            <text:p text:style-name="P2046"><text:s text:c="12"/>InitializeComponent();</text:p>
            <text:p text:style-name="P2047"><text:s text:c="12"/>BinDataGrid();</text:p>
            <text:p text:style-name="P2048"><text:s text:c="8"/>}</text:p>
            <text:p text:style-name="P2049"><text:span text:style-name="T2050"><text:s text:c="8"/></text:span><text:span text:style-name="T2051">private</text:span><text:span text:style-name="T2052"><text:s/></text:span><text:span text:style-name="T2053">void</text:span><text:span text:style-name="T2054"><text:s/>BinDataGrid()</text:span></text:p>
            <text:p text:style-name="P2055"><text:s text:c="8"/>{</text:p>
            <text:p text:style-name="P2056"><text:span text:style-name="T2057"><text:s text:c="12"/>clsRasporedRadaDB rasporedRadaDB =<text:s/></text:span><text:span text:style-name="T2058">new</text:span><text:span text:style-name="T2059"><text:s/>clsRasporedRadaDB(SqlInstanca, NazivBaze);</text:span></text:p>
            <text:p text:style-name="P2060"><text:span text:style-name="T2061"><text:s text:c="12"/>DataGrid.ItemsSource = rasporedRadaDB.DajSveIzRasporeda().Tables[</text:span><text:span text:style-name="T2062">"RasporedRada"</text:span><text:span text:style-name="T2063">].DefaultView;</text:span></text:p>
            <text:p text:style-name="P2064"><text:s text:c="8"/>}</text:p>
            <text:p text:style-name="P2065"/>
            <text:p text:style-name="P2066"><text:span text:style-name="T2067"><text:s text:c="8"/></text:span><text:span text:style-name="T2068">private</text:span><text:span text:style-name="T2069"><text:s/></text:span><text:span text:style-name="T2070">void</text:span><text:span text:style-name="T2071"><text:s/>cbxKlijenti_Ucitaj(</text:span><text:span text:style-name="T2072">object</text:span><text:span text:style-name="T2073"><text:s/>sender, RoutedEventArgs e)</text:span></text:p>
            <text:p text:style-name="P2074"><text:s text:c="8"/>{</text:p>
            <text:p text:style-name="P2075"><text:span text:style-name="T2076"><text:s text:c="12"/>List&lt;</text:span><text:span text:style-name="T2077">string</text:span><text:span text:style-name="T2078">&gt; klijenti = KlijentiServis.DajKlijenteIzFajla().ToList();</text:span></text:p>
            <text:p text:style-name="P2079"/>
            <text:p text:style-name="P2080"><text:span text:style-name="T2081"><text:s text:c="12"/></text:span><text:span text:style-name="T2082">if</text:span><text:span text:style-name="T2083"><text:s/>(klijenti !=<text:s/></text:span><text:span text:style-name="T2084">null</text:span><text:span text:style-name="T2085"><text:s/>&amp;&amp; klijenti.Any())</text:span></text:p>
            <text:p text:style-name="P2086"><text:s text:c="12"/>{</text:p>
            <text:p text:style-name="P2087"><text:span text:style-name="T2088"><text:s text:c="16"/></text:span><text:span text:style-name="T2089">foreach</text:span><text:span text:style-name="T2090"><text:s/>(</text:span><text:span text:style-name="T2091">string</text:span><text:span text:style-name="T2092"><text:s/>klijent<text:s/></text:span><text:span text:style-name="T2093">in</text:span><text:span text:style-name="T2094"><text:s/>klijenti)</text:span></text:p>
            <text:p text:style-name="P2095"><text:s text:c="16"/>{</text:p>
            <text:p text:style-name="P2096"><text:span text:style-name="T2097"><text:s text:c="20"/></text:span><text:span text:style-name="T2098">if</text:span><text:span text:style-name="T2099"><text:s/>(!</text:span><text:span text:style-name="T2100">string</text:span><text:span text:style-name="T2101">.IsNullOrWhiteSpace(klijent))</text:span></text:p>
            <text:p text:style-name="P2102"><text:s text:c="20"/>{</text:p>
            <text:p text:style-name="P2103"><text:s text:c="24"/>cbxKlijenti.Items.Add(klijent);</text:p>
            <text:p text:style-name="P2104"><text:s text:c="20"/>}</text:p>
            <text:p text:style-name="P2105"><text:s text:c="16"/>}</text:p>
            <text:p text:style-name="P2106"><text:s text:c="12"/>}</text:p>
            <text:p text:style-name="P2107"><text:span text:style-name="T2108"><text:s text:c="12"/></text:span><text:span text:style-name="T2109">else</text:span></text:p>
            <text:p text:style-name="P2110"><text:s text:c="12"/>{</text:p>
            <text:p text:style-name="P2111"><text:s text:c="16"/>cbxKlijenti.Opacity = 0;</text:p>
            <text:p text:style-name="P2112"><text:s text:c="12"/>}</text:p>
            <text:p text:style-name="P2113"><text:s text:c="8"/>}</text:p>
            <text:p text:style-name="P2114"/>
            <text:p text:style-name="P2115"><text:span text:style-name="T2116"><text:s text:c="8"/></text:span><text:span text:style-name="T2117">private</text:span><text:span text:style-name="T2118"><text:s/></text:span><text:span text:style-name="T2119">void</text:span><text:span text:style-name="T2120"><text:s/>cbxPosao_Ucitaj(</text:span><text:span text:style-name="T2121">object</text:span><text:span text:style-name="T2122"><text:s/>sender, RoutedEventArgs e)</text:span></text:p>
            <text:p text:style-name="P2123"><text:s text:c="8"/>{</text:p>
            <text:p text:style-name="P2124"><text:span text:style-name="T2125"><text:s text:c="12"/>List&lt;</text:span><text:span text:style-name="T2126">string</text:span><text:span text:style-name="T2127">&gt; poslovi = PosaoServis.DajPosloveIzFajla().ToList();</text:span></text:p>
            <text:p text:style-name="P2128"/>
            <text:p text:style-name="P2129"><text:span text:style-name="T2130"><text:s text:c="12"/></text:span><text:span text:style-name="T2131">if</text:span><text:span text:style-name="T2132"><text:s/>(poslovi !=<text:s/></text:span><text:span text:style-name="T2133">null</text:span><text:span text:style-name="T2134"><text:s/>&amp;&amp; poslovi.Any())</text:span></text:p>
            <text:p text:style-name="P2135"><text:s text:c="12"/>{</text:p>
            <text:p text:style-name="P2136"><text:span text:style-name="T2137"><text:s text:c="16"/></text:span><text:span text:style-name="T2138">foreach</text:span><text:span text:style-name="T2139"><text:s/>(</text:span><text:span text:style-name="T2140">string</text:span><text:span text:style-name="T2141"><text:s/>posao<text:s/></text:span><text:span text:style-name="T2142">in</text:span><text:span text:style-name="T2143"><text:s/>poslovi)</text:span></text:p>
            <text:p text:style-name="P2144"><text:s text:c="16"/>{</text:p>
            <text:p text:style-name="P2145"><text:span text:style-name="T2146"><text:s text:c="20"/></text:span><text:span text:style-name="T2147">if</text:span><text:span text:style-name="T2148"><text:s/>(!</text:span><text:span text:style-name="T2149">string</text:span><text:span text:style-name="T2150">.IsNullOrWhiteSpace(posao))</text:span></text:p>
            <text:p text:style-name="P2151"><text:s text:c="20"/>{</text:p>
            <text:p text:style-name="P2152"><text:s text:c="24"/>cbxPosao.Items.Add(posao);</text:p>
            <text:p text:style-name="P2153"><text:s text:c="20"/>}</text:p>
            <text:p text:style-name="P2154"><text:s text:c="16"/>}</text:p>
            <text:p text:style-name="P2155"><text:s text:c="12"/>}</text:p>
            <text:p text:style-name="P2156"><text:span text:style-name="T2157"><text:s text:c="12"/></text:span><text:span text:style-name="T2158">else</text:span></text:p>
            <text:p text:style-name="P2159"><text:s text:c="12"/>{</text:p>
            <text:p text:style-name="P2160"><text:s text:c="16"/>cbxPosao.Opacity = 0;</text:p>
            <text:p text:style-name="P2161"><text:s text:c="12"/>}</text:p>
            <text:p text:style-name="P2162"><text:s text:c="8"/>}</text:p>
            <text:p text:style-name="P2163"/>
            <text:p text:style-name="P2164"/>
            <text:p text:style-name="P2165"><text:span text:style-name="T2166"><text:s text:c="8"/></text:span><text:span text:style-name="T2167">/*</text:span></text:p>
            <text:p text:style-name="P2168"><text:s text:c="9"/>* Metoda za menjanje default texta na Date Picker-u iz "Select a date" u "Odaberi datum" pri učitavanju elementa</text:p>
            <text:p text:style-name="P2169"><text:s text:c="9"/>* Preuzeto sa: https://social.msdn.microsoft.com/Forums/sqlserver/en-US/9eec87e0-4d12-430d-83fd-ce13dd96776b/datepicker-hide-quotselect-datequot-placeholder-or-change-it?forum=wpf</text:p>
            <text:p text:style-name="P2170"><text:s text:c="9"/>* Metode Datum_Ucitan i FindVisualChild</text:p>
            <text:p text:style-name="P2171"><text:span text:style-name="T2172"><text:s text:c="9"/>*/</text:span></text:p>
            <text:p text:style-name="P2173"><text:span text:style-name="T2174"><text:s text:c="8"/></text:span><text:span text:style-name="T2175">private</text:span><text:span text:style-name="T2176"><text:s/></text:span><text:span text:style-name="T2177">void</text:span><text:span text:style-name="T2178"><text:s/>Datum_Ucitan(</text:span><text:span text:style-name="T2179">object</text:span><text:span text:style-name="T2180"><text:s/>sender, RoutedEventArgs e)<text:s/></text:span></text:p>
            <text:p text:style-name="P2181"><text:s text:c="8"/>{</text:p>
            <text:p text:style-name="P2182"><text:span text:style-name="T2183"><text:s text:c="12"/>DatePicker datePicker = sender<text:s/></text:span><text:span text:style-name="T2184">as</text:span><text:span text:style-name="T2185"><text:s/>DatePicker;</text:span></text:p>
            <text:p text:style-name="P2186"><text:span text:style-name="T2187"><text:s text:c="12"/></text:span><text:span text:style-name="T2188">if</text:span><text:span text:style-name="T2189"><text:s/>(datePicker !=<text:s/></text:span><text:span text:style-name="T2190">null</text:span><text:span text:style-name="T2191">)</text:span></text:p>
            <text:p text:style-name="P2192"><text:s text:c="12"/>{</text:p>
            <text:p text:style-name="P2193"><text:s text:c="16"/>System.Windows.Controls.Primitives.DatePickerTextBox datePickerTextBox = FindVisualCild&lt;System.Windows.Controls.Primitives.DatePickerTextBox&gt;(datePicker);</text:p>
            <text:p text:style-name="P2194"><text:span text:style-name="T2195"><text:s text:c="16"/></text:span><text:span text:style-name="T2196">if</text:span><text:span text:style-name="T2197"><text:s/>(datePickerTextBox !=<text:s/></text:span><text:span text:style-name="T2198">null</text:span><text:span text:style-name="T2199">)</text:span></text:p>
            <text:p text:style-name="P2200"><text:s text:c="16"/>{</text:p>
            <text:p text:style-name="P2201"><text:span text:style-name="T2202"><text:s text:c="20"/>ContentControl watermark = datePickerTextBox.Template.FindName(</text:span><text:span text:style-name="T2203">"PART_Watermark"</text:span><text:span text:style-name="T2204">, datePickerTextBox)<text:s/></text:span><text:span text:style-name="T2205">as</text:span><text:span text:style-name="T2206"><text:s/>ContentControl;</text:span></text:p>
            <text:p text:style-name="P2207"><text:span text:style-name="T2208"><text:s text:c="20"/></text:span><text:span text:style-name="T2209">if</text:span><text:span text:style-name="T2210"><text:s/>(watermark !=<text:s/></text:span><text:span text:style-name="T2211">null</text:span><text:span text:style-name="T2212">)</text:span></text:p>
            <text:p text:style-name="P2213"><text:s text:c="20"/>{</text:p>
            <text:p text:style-name="P2214"><text:span text:style-name="T2215"><text:s text:c="24"/>watermark.Content =<text:s/></text:span><text:span text:style-name="T2216">"Odaberi datum"</text:span><text:span text:style-name="T2217">;</text:span></text:p>
            <text:p text:style-name="P2218"><text:s text:c="20"/>}</text:p>
            <text:p text:style-name="P2219"><text:s text:c="16"/>}</text:p>
            <text:p text:style-name="P2220"><text:s text:c="12"/>}</text:p>
            <text:p text:style-name="P2221"><text:s text:c="8"/>}</text:p>
            <text:p text:style-name="P2222"/>
            <text:p text:style-name="P2223"><text:span text:style-name="T2224"><text:s text:c="8"/></text:span><text:span text:style-name="T2225">private</text:span><text:span text:style-name="T2226"><text:s/>T FindVisualCild&lt;</text:span><text:span text:style-name="T2227">T</text:span><text:span text:style-name="T2228">&gt;(DependencyObject dependencyObject)<text:s/></text:span><text:span text:style-name="T2229">where</text:span><text:span text:style-name="T2230"><text:s/>T : DependencyObject</text:span></text:p>
            <text:p text:style-name="P2231"><text:s text:c="8"/>{</text:p>
            <text:p text:style-name="P2232"><text:span text:style-name="T2233"><text:s text:c="12"/></text:span><text:span text:style-name="T2234">if</text:span><text:span text:style-name="T2235"><text:s/>(dependencyObject !=<text:s/></text:span><text:span text:style-name="T2236">null</text:span><text:span text:style-name="T2237">)</text:span></text:p>
            <text:p text:style-name="P2238"><text:s text:c="12"/>{</text:p>
            <text:p text:style-name="P2239"><text:span text:style-name="T2240"><text:s text:c="16"/></text:span><text:span text:style-name="T2241">for</text:span><text:span text:style-name="T2242"><text:s/>(</text:span><text:span text:style-name="T2243">int</text:span><text:span text:style-name="T2244"><text:s/>i = 0; i &lt; VisualTreeHelper.GetChildrenCount(dependencyObject); i++)</text:span></text:p>
            <text:p text:style-name="P2245"><text:s text:c="16"/>{</text:p>
            <text:p text:style-name="P2246"><text:s text:c="20"/>DependencyObject child = VisualTreeHelper.GetChild(dependencyObject, i);</text:p>
            <text:p text:style-name="P2247"><text:span text:style-name="T2248"><text:s text:c="20"/>T result = (child<text:s/></text:span><text:span text:style-name="T2249">as</text:span><text:span text:style-name="T2250"><text:s/>T) ?? FindVisualCild&lt;T&gt;(child);</text:span></text:p>
            <text:p text:style-name="P2251"><text:span text:style-name="T2252"><text:s text:c="20"/></text:span><text:span text:style-name="T2253">if</text:span><text:span text:style-name="T2254"><text:s/>(result !=<text:s/></text:span><text:span text:style-name="T2255">null</text:span><text:span text:style-name="T2256">)</text:span></text:p>
            <text:p text:style-name="P2257"><text:s text:c="20"/>{</text:p>
            <text:p text:style-name="P2258"><text:span text:style-name="T2259"><text:s text:c="24"/></text:span><text:span text:style-name="T2260">return</text:span><text:span text:style-name="T2261"><text:s/>result;</text:span></text:p>
            <text:p text:style-name="P2262"><text:s text:c="20"/>}</text:p>
            <text:p text:style-name="P2263"><text:s text:c="16"/>}</text:p>
            <text:p text:style-name="P2264"><text:s text:c="12"/>}</text:p>
            <text:p text:style-name="P2265"><text:span text:style-name="T2266"><text:s text:c="12"/></text:span><text:span text:style-name="T2267">return</text:span><text:span text:style-name="T2268"><text:s/></text:span><text:span text:style-name="T2269">null</text:span><text:span text:style-name="T2270">;</text:span></text:p>
            <text:p text:style-name="P2271"><text:s text:c="8"/>}</text:p>
            <text:p text:style-name="P2272"/>
            <text:p text:style-name="P2273"><text:span text:style-name="T2274"><text:s text:c="8"/></text:span><text:span text:style-name="T2275">private</text:span><text:span text:style-name="T2276"><text:s/></text:span><text:span text:style-name="T2277">void</text:span><text:span text:style-name="T2278"><text:s/>filter_Klik(</text:span><text:span text:style-name="T2279">object</text:span><text:span text:style-name="T2280"><text:s/>sender, RoutedEventArgs e)</text:span></text:p>
            <text:p text:style-name="P2281"><text:s text:c="8"/>{</text:p>
            <text:p text:style-name="P2282"><text:span text:style-name="T2283"><text:s text:c="12"/></text:span><text:span text:style-name="T2284">if</text:span><text:span text:style-name="T2285"><text:s/>(</text:span><text:span text:style-name="T2286">string</text:span><text:span text:style-name="T2287">.IsNullOrWhiteSpace(txtFilter.Text))</text:span></text:p>
            <text:p text:style-name="P2288"><text:s text:c="12"/>{</text:p>
            <text:p text:style-name="P2289"><text:span text:style-name="T2290"><text:s text:c="16"/>MessageBox.Show(</text:span><text:span text:style-name="T2291">"Uneti parametar za filter"</text:span><text:span text:style-name="T2292">);</text:span></text:p>
            <text:p text:style-name="P2293"><text:s text:c="12"/>}</text:p>
            <text:p text:style-name="P2294"/>
            <text:p text:style-name="P2295"><text:span text:style-name="T2296"><text:s text:c="12"/></text:span><text:span text:style-name="T2297">if</text:span><text:span text:style-name="T2298"><text:s/>(txtFilter.Text.Split(</text:span><text:span text:style-name="T2299">' '</text:span><text:span text:style-name="T2300">).Length != 2)</text:span></text:p>
            <text:p text:style-name="P2301"><text:s text:c="12"/>{</text:p>
            <text:p text:style-name="P2302"><text:span text:style-name="T2303"><text:s text:c="16"/>MessageBox.Show(</text:span><text:span text:style-name="T2304">"Nije uneto ime i prezime, razdvojeno jednim razmakom"</text:span><text:span text:style-name="T2305">);</text:span></text:p>
            <text:p text:style-name="P2306"><text:s text:c="12"/>}</text:p>
            <text:p text:style-name="P2307"><text:span text:style-name="T2308"><text:s text:c="12"/></text:span><text:span text:style-name="T2309">else</text:span></text:p>
            <text:p text:style-name="P2310"><text:s text:c="12"/>{</text:p>
            <text:p text:style-name="P2311"/>
            <text:p text:style-name="P2312"><text:span text:style-name="T2313"><text:s text:c="16"/>clsRasporedRadaDB rasporedRadaDB =<text:s/></text:span><text:span text:style-name="T2314">new</text:span><text:span text:style-name="T2315"><text:s/>clsRasporedRadaDB(SqlInstanca, NazivBaze);</text:span></text:p>
            <text:p text:style-name="P2316"><text:span text:style-name="T2317"><text:s text:c="16"/>DataGrid.ItemsSource = rasporedRadaDB.DajRasporedPremaKorisniku(txtFilter.Text).Tables[</text:span><text:span text:style-name="T2318">"RasporedRada"</text:span><text:span text:style-name="T2319">].DefaultView;</text:span></text:p>
            <text:p text:style-name="P2320"><text:s text:c="12"/>}</text:p>
            <text:p text:style-name="P2321"/>
            <text:p text:style-name="P2322"><text:s text:c="12"/></text:p>
            <text:p text:style-name="P2323"><text:s text:c="8"/>}</text:p>
            <text:p text:style-name="P2324"/>
            <text:p text:style-name="P2325"><text:span text:style-name="T2326"><text:s text:c="8"/></text:span><text:span text:style-name="T2327">private</text:span><text:span text:style-name="T2328"><text:s/></text:span><text:span text:style-name="T2329">void</text:span><text:span text:style-name="T2330"><text:s/>resetuj_Klik(</text:span><text:span text:style-name="T2331">object</text:span><text:span text:style-name="T2332"><text:s/>sender, RoutedEventArgs e)</text:span></text:p>
            <text:p text:style-name="P2333"><text:s text:c="8"/>{</text:p>
            <text:p text:style-name="P2334"><text:s text:c="12"/>PonistiFilter();</text:p>
            <text:p text:style-name="P2335"><text:s text:c="12"/>BinDataGrid();</text:p>
            <text:p text:style-name="P2336"><text:s text:c="8"/>}</text:p>
            <text:p text:style-name="P2337"/>
            <text:p text:style-name="P2338"><text:span text:style-name="T2339"><text:s text:c="8"/></text:span><text:span text:style-name="T2340">private</text:span><text:span text:style-name="T2341"><text:s/></text:span><text:span text:style-name="T2342">void</text:span><text:span text:style-name="T2343"><text:s/>PonistiFilter()</text:span></text:p>
            <text:p text:style-name="P2344"><text:s text:c="8"/>{</text:p>
            <text:p text:style-name="P2345"><text:span text:style-name="T2346"><text:s text:c="12"/>txtFilter.Text =<text:s/></text:span><text:span text:style-name="T2347">string</text:span><text:span text:style-name="T2348">.Empty;</text:span></text:p>
            <text:p text:style-name="P2349"><text:s text:c="8"/>}</text:p>
            <text:p text:style-name="P2350"/>
            <text:p text:style-name="P2351"/>
            <text:p text:style-name="P2352"><text:span text:style-name="T2353"><text:s text:c="8"/></text:span><text:span text:style-name="T2354">private</text:span><text:span text:style-name="T2355"><text:s/></text:span><text:span text:style-name="T2356">void</text:span><text:span text:style-name="T2357"><text:s/>ponisti_Klik(</text:span><text:span text:style-name="T2358">object</text:span><text:span text:style-name="T2359"><text:s/>sender, RoutedEventArgs e)</text:span></text:p>
            <text:p text:style-name="P2360"><text:s text:c="8"/>{</text:p>
            <text:p text:style-name="P2361"><text:s text:c="12"/>ponistiFormu();</text:p>
            <text:p text:style-name="P2362"><text:s text:c="8"/>}</text:p>
            <text:p text:style-name="P2363"/>
            <text:p text:style-name="P2364"><text:span text:style-name="T2365"><text:s text:c="8"/></text:span><text:span text:style-name="T2366">private</text:span><text:span text:style-name="T2367"><text:s/></text:span><text:span text:style-name="T2368">void</text:span><text:span text:style-name="T2369"><text:s/>ponistiFormu()</text:span></text:p>
            <text:p text:style-name="P2370"><text:s text:c="8"/>{</text:p>
            <text:p text:style-name="P2371"><text:span text:style-name="T2372"><text:s text:c="12"/>txtIme.Text =<text:s/></text:span><text:span text:style-name="T2373">string</text:span><text:span text:style-name="T2374">.Empty;</text:span></text:p>
            <text:p text:style-name="P2375"><text:span text:style-name="T2376"><text:s text:c="12"/>txtPrezime.Text =<text:s/></text:span><text:span text:style-name="T2377">string</text:span><text:span text:style-name="T2378">.Empty;</text:span></text:p>
            <text:p text:style-name="P2379"><text:span text:style-name="T2380"><text:s text:c="12"/>txtSati.Text =<text:s/></text:span><text:span text:style-name="T2381">"0"</text:span><text:span text:style-name="T2382">;</text:span></text:p>
            <text:p text:style-name="P2383"><text:span text:style-name="T2384"><text:s text:c="12"/>txtKlijent.Text =<text:s/></text:span><text:span text:style-name="T2385">string</text:span><text:span text:style-name="T2386">.Empty;</text:span></text:p>
            <text:p text:style-name="P2387"><text:s text:c="12"/>cbxPosao.SelectedIndex = -1;</text:p>
            <text:p text:style-name="P2388"><text:s text:c="12"/>cbxKlijenti.SelectedIndex = -1;</text:p>
            <text:p text:style-name="P2389"><text:span text:style-name="T2390"><text:s text:c="12"/>dpDatum.SelectedDate =<text:s/></text:span><text:span text:style-name="T2391">null</text:span><text:span text:style-name="T2392">;</text:span></text:p>
            <text:p text:style-name="P2393"><text:s text:c="8"/>}</text:p>
            <text:p text:style-name="P2394"/>
            <text:p text:style-name="P2395"><text:span text:style-name="T2396"><text:s text:c="8"/></text:span><text:span text:style-name="T2397">private</text:span><text:span text:style-name="T2398"><text:s/></text:span><text:span text:style-name="T2399">void</text:span><text:span text:style-name="T2400"><text:s/>unesi_Klik(</text:span><text:span text:style-name="T2401">object</text:span><text:span text:style-name="T2402"><text:s/>sender, RoutedEventArgs e)</text:span></text:p>
            <text:p text:style-name="P2403"><text:s text:c="8"/>{</text:p>
            <text:p text:style-name="P2404"><text:span text:style-name="T2405"><text:s text:c="12"/></text:span><text:span text:style-name="T2406">if</text:span><text:span text:style-name="T2407"><text:s/>(</text:span><text:span text:style-name="T2408">string</text:span><text:span text:style-name="T2409">.IsNullOrWhiteSpace(txtIme.Text))</text:span></text:p>
            <text:p text:style-name="P2410"><text:s text:c="12"/>{</text:p>
            <text:p text:style-name="P2411"><text:span text:style-name="T2412"><text:s text:c="16"/>MessageBox.Show(</text:span><text:span text:style-name="T2413">"Ime je prazno!"</text:span><text:span text:style-name="T2414">);</text:span></text:p>
            <text:p text:style-name="P2415"><text:span text:style-name="T2416"><text:s text:c="16"/></text:span><text:span text:style-name="T2417">return</text:span><text:span text:style-name="T2418">;</text:span></text:p>
            <text:p text:style-name="P2419"><text:s text:c="12"/>}</text:p>
            <text:p text:style-name="P2420"/>
            <text:p text:style-name="P2421"><text:span text:style-name="T2422"><text:s text:c="12"/></text:span><text:span text:style-name="T2423">if</text:span><text:span text:style-name="T2424"><text:s/>(</text:span><text:span text:style-name="T2425">string</text:span><text:span text:style-name="T2426">.IsNullOrWhiteSpace(txtPrezime.Text))</text:span></text:p>
            <text:p text:style-name="P2427"><text:s text:c="12"/>{</text:p>
            <text:p text:style-name="P2428"><text:span text:style-name="T2429"><text:s text:c="16"/>MessageBox.Show(</text:span><text:span text:style-name="T2430">"Prezime je prazno!"</text:span><text:span text:style-name="T2431">);</text:span></text:p>
            <text:p text:style-name="P2432"><text:s text:c="12"/>}</text:p>
            <text:p text:style-name="P2433"/>
            <text:p text:style-name="P2434"><text:span text:style-name="T2435"><text:s text:c="12"/></text:span><text:span text:style-name="T2436">if</text:span><text:span text:style-name="T2437"><text:s/>(</text:span><text:span text:style-name="T2438">string</text:span><text:span text:style-name="T2439">.IsNullOrWhiteSpace(txtKlijent.Text))</text:span></text:p>
            <text:p text:style-name="P2440"><text:s text:c="12"/>{</text:p>
            <text:p text:style-name="P2441"><text:span text:style-name="T2442"><text:s text:c="16"/></text:span><text:span text:style-name="T2443">if</text:span><text:span text:style-name="T2444"><text:s/>(cbxKlijenti.SelectedItem ==<text:s/></text:span><text:span text:style-name="T2445">null</text:span><text:span text:style-name="T2446">)</text:span></text:p>
            <text:p text:style-name="P2447"><text:s text:c="16"/>{</text:p>
            <text:p text:style-name="P2448"><text:span text:style-name="T2449"><text:s text:c="20"/>MessageBox.Show(</text:span><text:span text:style-name="T2450">"Klijent nije odabran!"</text:span><text:span text:style-name="T2451">);</text:span></text:p>
            <text:p text:style-name="P2452"><text:s text:c="16"/>}</text:p>
            <text:p text:style-name="P2453"><text:s text:c="12"/>}</text:p>
            <text:p text:style-name="P2454"/>
            <text:p text:style-name="P2455"><text:span text:style-name="T2456"><text:s text:c="12"/></text:span><text:span text:style-name="T2457">if</text:span><text:span text:style-name="T2458"><text:s/>(</text:span><text:span text:style-name="T2459">string</text:span><text:span text:style-name="T2460">.IsNullOrWhiteSpace(txtSati.Text))</text:span></text:p>
            <text:p text:style-name="P2461"><text:s text:c="12"/>{</text:p>
            <text:p text:style-name="P2462"><text:span text:style-name="T2463"><text:s text:c="16"/></text:span><text:span text:style-name="T2464">bool</text:span><text:span text:style-name="T2465"><text:s/>rezultat =<text:s/></text:span><text:span text:style-name="T2466">double</text:span><text:span text:style-name="T2467">.TryParse(txtSati.Text,<text:s/></text:span><text:span text:style-name="T2468">out</text:span><text:span text:style-name="T2469"><text:s/></text:span><text:span text:style-name="T2470">double</text:span><text:span text:style-name="T2471"><text:s/>iSati);</text:span></text:p>
            <text:p text:style-name="P2472"><text:span text:style-name="T2473"><text:s text:c="16"/></text:span><text:span text:style-name="T2474">if</text:span><text:span text:style-name="T2475"><text:s/>(rezultat ==<text:s/></text:span><text:span text:style-name="T2476">false</text:span><text:span text:style-name="T2477">)</text:span></text:p>
            <text:p text:style-name="P2478"><text:s text:c="16"/>{</text:p>
            <text:p text:style-name="P2479"><text:span text:style-name="T2480"><text:s text:c="20"/>MessageBox.Show(</text:span><text:span text:style-name="T2481">"Sati nisu uneti kao broj!"</text:span><text:span text:style-name="T2482">);</text:span></text:p>
            <text:p text:style-name="P2483"><text:span text:style-name="T2484"><text:s text:c="20"/></text:span><text:span text:style-name="T2485">return</text:span><text:span text:style-name="T2486">;</text:span></text:p>
            <text:p text:style-name="P2487"><text:s text:c="16"/>}</text:p>
            <text:p text:style-name="P2488"/>
            <text:p text:style-name="P2489"><text:span text:style-name="T2490"><text:s text:c="16"/></text:span><text:span text:style-name="T2491">if</text:span><text:span text:style-name="T2492"><text:s/>(iSati &lt;= 0)</text:span></text:p>
            <text:p text:style-name="P2493"><text:s text:c="16"/>{</text:p>
            <text:p text:style-name="P2494"><text:span text:style-name="T2495"><text:s text:c="20"/>MessageBox.Show(</text:span><text:span text:style-name="T2496">"Sati ne mogu biti manji ili jednaki 0"</text:span><text:span text:style-name="T2497">);</text:span></text:p>
            <text:p text:style-name="P2498"><text:s text:c="16"/>}</text:p>
            <text:p text:style-name="P2499"><text:s text:c="12"/>}</text:p>
            <text:p text:style-name="P2500"/>
            <text:p text:style-name="P2501"><text:span text:style-name="T2502"><text:s text:c="12"/></text:span><text:span text:style-name="T2503">if</text:span><text:span text:style-name="T2504"><text:s/>(cbxPosao.SelectedItem ==<text:s/></text:span><text:span text:style-name="T2505">null</text:span><text:span text:style-name="T2506">)</text:span></text:p>
            <text:p text:style-name="P2507"><text:s text:c="12"/>{</text:p>
            <text:p text:style-name="P2508"><text:span text:style-name="T2509"><text:s text:c="16"/>MessageBox.Show(</text:span><text:span text:style-name="T2510">"Posao nije odabran!"</text:span><text:span text:style-name="T2511">);</text:span></text:p>
            <text:p text:style-name="P2512"><text:s text:c="12"/>}</text:p>
            <text:p text:style-name="P2513"/>
            <text:p text:style-name="P2514"><text:span text:style-name="T2515"><text:s text:c="12"/>clsRasporedRada objRasporedRada =<text:s/></text:span><text:span text:style-name="T2516">new</text:span><text:span text:style-name="T2517"><text:s/>clsRasporedRada();</text:span></text:p>
            <text:p text:style-name="P2518"/>
            <text:p text:style-name="P2519"><text:span text:style-name="T2520"><text:s text:c="12"/></text:span><text:span text:style-name="T2521">string</text:span><text:span text:style-name="T2522"><text:s/>klijent =<text:s/></text:span><text:span text:style-name="T2523">string</text:span><text:span text:style-name="T2524">.Empty;</text:span></text:p>
            <text:p text:style-name="P2525"/>
            <text:p text:style-name="P2526"><text:span text:style-name="T2527"><text:s text:c="12"/></text:span><text:span text:style-name="T2528">if</text:span><text:span text:style-name="T2529"><text:s/>(!</text:span><text:span text:style-name="T2530">string</text:span><text:span text:style-name="T2531">.IsNullOrWhiteSpace(txtKlijent.Text))</text:span></text:p>
            <text:p text:style-name="P2532"><text:s text:c="12"/>{</text:p>
            <text:p text:style-name="P2533"><text:s text:c="16"/>klijent = txtKlijent.Text;</text:p>
            <text:p text:style-name="P2534"><text:s text:c="12"/>}</text:p>
            <text:p text:style-name="P2535"><text:span text:style-name="T2536"><text:s text:c="12"/></text:span><text:span text:style-name="T2537">else</text:span></text:p>
            <text:p text:style-name="P2538"><text:s text:c="12"/>{</text:p>
            <text:p text:style-name="P2539"><text:s text:c="16"/>klijent = cbxKlijenti.SelectedItem.ToString();</text:p>
            <text:p text:style-name="P2540"><text:s text:c="12"/>}</text:p>
            <text:p text:style-name="P2541"/>
            <text:p text:style-name="P2542"><text:s text:c="12"/>objRasporedRada.Ime = txtIme.Text;</text:p>
            <text:p text:style-name="P2543"><text:s text:c="12"/>objRasporedRada.Prezime = txtPrezime.Text;</text:p>
            <text:p text:style-name="P2544"><text:s text:c="12"/>objRasporedRada.Klijent = klijent;</text:p>
            <text:p text:style-name="P2545"><text:s text:c="12"/>objRasporedRada.Posao = cbxPosao.SelectedItem.ToString();</text:p>
            <text:p text:style-name="P2546"><text:span text:style-name="T2547"><text:s text:c="12"/>objRasporedRada.Sati =<text:s/></text:span><text:span text:style-name="T2548">double</text:span><text:span text:style-name="T2549">.Parse(txtSati.Text);</text:span></text:p>
            <text:p text:style-name="P2550"><text:s text:c="12"/>objRasporedRada.Datum = (DateTime)dpDatum.SelectedDate;</text:p>
            <text:p text:style-name="P2551"><text:span text:style-name="T2552"><text:s text:c="12"/>clsRasporedRadaDB rasporedRadaDB =<text:s/></text:span><text:span text:style-name="T2553">new</text:span><text:span text:style-name="T2554"><text:s/>clsRasporedRadaDB(SqlInstanca, NazivBaze);</text:span></text:p>
            <text:p text:style-name="P2555"><text:span text:style-name="T2556"><text:s text:c="12"/>rasporedRadaDB.SnimiNoviUnosRada(objRasporedRada,<text:s/></text:span><text:span text:style-name="T2557">out</text:span><text:span text:style-name="T2558"><text:s/></text:span><text:span text:style-name="T2559">bool</text:span><text:span text:style-name="T2560"><text:s/>uspeh,<text:s/></text:span><text:span text:style-name="T2561">out</text:span><text:span text:style-name="T2562"><text:s/></text:span><text:span text:style-name="T2563">string</text:span><text:span text:style-name="T2564"><text:s/>greska);</text:span></text:p>
            <text:p text:style-name="P2565"/>
            <text:p text:style-name="P2566"><text:span text:style-name="T2567"><text:s text:c="12"/></text:span><text:span text:style-name="T2568">if</text:span><text:span text:style-name="T2569"><text:s/>(!uspeh)</text:span></text:p>
            <text:p text:style-name="P2570"><text:s text:c="12"/>{</text:p>
            <text:p text:style-name="P2571"><text:s text:c="16"/>MessageBox.Show(greska);</text:p>
            <text:p text:style-name="P2572"><text:s text:c="12"/>}</text:p>
            <text:p text:style-name="P2573"><text:span text:style-name="T2574"><text:s text:c="12"/></text:span><text:span text:style-name="T2575">else</text:span></text:p>
            <text:p text:style-name="P2576"><text:s text:c="12"/>{</text:p>
            <text:p text:style-name="P2577"><text:s text:c="16"/>BinDataGrid();</text:p>
            <text:p text:style-name="P2578"><text:span text:style-name="T2579"><text:s text:c="16"/>MessageBox.Show(</text:span><text:span text:style-name="T2580">"Uspešno uneta stavka!"</text:span><text:span text:style-name="T2581">);</text:span></text:p>
            <text:p text:style-name="P2582"><text:s text:c="16"/>ponistiFormu();</text:p>
            <text:p text:style-name="P2583"><text:s text:c="12"/>}</text:p>
            <text:p text:style-name="P2584"><text:s text:c="12"/></text:p>
            <text:p text:style-name="P2585"><text:s text:c="8"/>}</text:p>
            <text:p text:style-name="P2586"/>
            <text:p text:style-name="P2587"/>
            <text:p text:style-name="P2588"><text:span text:style-name="T2589"><text:s text:c="8"/></text:span><text:span text:style-name="T2590">/*</text:span></text:p>
            <text:p text:style-name="P2591"><text:s text:c="9"/>* Provera i ograničenje za textbox za sate preko Regex-a kako bi se samo decimalni brojevi mogli uneti</text:p>
            <text:p text:style-name="P2592"><text:span text:style-name="T2593"><text:s text:c="9"/>*/</text:span></text:p>
            <text:p text:style-name="P2594"><text:span text:style-name="T2595"><text:s text:c="8"/></text:span><text:span text:style-name="T2596">private</text:span><text:span text:style-name="T2597"><text:s/></text:span><text:span text:style-name="T2598">void</text:span><text:span text:style-name="T2599"><text:s/>SamoBrojevi(System.Object sender, System.Windows.Input.TextCompositionEventArgs e)</text:span></text:p>
            <text:p text:style-name="P2600"><text:s text:c="8"/>{</text:p>
            <text:p text:style-name="P2601"><text:s text:c="12"/>e.Handled = DaLiJeTekstBroj(e.Text);</text:p>
            <text:p text:style-name="P2602"/>
            <text:p text:style-name="P2603"><text:s text:c="8"/>}</text:p>
            <text:p text:style-name="P2604"/>
            <text:p text:style-name="P2605"/>
            <text:p text:style-name="P2606"><text:span text:style-name="T2607"><text:s text:c="8"/></text:span><text:span text:style-name="T2608">private</text:span><text:span text:style-name="T2609"><text:s/></text:span><text:span text:style-name="T2610">static</text:span><text:span text:style-name="T2611"><text:s/></text:span><text:span text:style-name="T2612">bool</text:span><text:span text:style-name="T2613"><text:s/>DaLiJeTekstBroj(</text:span><text:span text:style-name="T2614">string</text:span><text:span text:style-name="T2615"><text:s/>str)</text:span></text:p>
            <text:p text:style-name="P2616"><text:s text:c="8"/>{</text:p>
            <text:p text:style-name="P2617"><text:span text:style-name="T2618"><text:s text:c="12"/>System.Text.RegularExpressions.Regex reg =<text:s/></text:span><text:span text:style-name="T2619">new</text:span><text:span text:style-name="T2620"><text:s/>System.Text.RegularExpressions.Regex(</text:span><text:span text:style-name="T2621">"[^0-9.-]+"</text:span><text:span text:style-name="T2622">);</text:span></text:p>
            <text:p text:style-name="P2623"><text:span text:style-name="T2624"><text:s text:c="12"/></text:span><text:span text:style-name="T2625">return</text:span><text:span text:style-name="T2626"><text:s/>reg.IsMatch(str);</text:span></text:p>
            <text:p text:style-name="P2627"/>
            <text:p text:style-name="P2628"><text:s text:c="8"/>}</text:p>
            <text:p text:style-name="P2629"><text:s text:c="4"/>}</text:p>
            <text:p text:style-name="P2630">}</text:p>
            <text:p text:style-name="Normal"/>
          </table:table-cell>
        </table:table-row>
      </table:table>
      <text:p text:style-name="Normal"/>
      <text:list text:style-name="LFO1" text:continue-numbering="true">
        <text:list-item>
          <text:list>
            <text:list-item>
              <text:list>
                <text:list-item>
                  <text:p text:style-name="P2631"><text:bookmark-start text:name="_Toc51082642"/>Konfiguracioni fajl App.config<text:bookmark-end text:name="_Toc51082642"/></text:p>
                </text:list-item>
              </text:list>
            </text:list-item>
          </text:list>
        </text:list-item>
      </text:list>
      <table:table table:style-name="Table2632">
        <table:table-columns>
          <table:table-column table:style-name="TableColumn2633"/>
        </table:table-columns>
        <table:table-row table:style-name="TableRow2634">
          <table:table-cell table:style-name="TableCell2635">
            <text:p text:style-name="P2636"><text:span text:style-name="T2637">&lt;?</text:span><text:span text:style-name="T2638">xml</text:span><text:span text:style-name="T2639"><text:s/></text:span><text:span text:style-name="T2640">version</text:span><text:span text:style-name="T2641">=</text:span><text:span text:style-name="T2642">"</text:span><text:span text:style-name="T2643">1.0</text:span><text:span text:style-name="T2644">"</text:span><text:span text:style-name="T2645"><text:s/></text:span><text:span text:style-name="T2646">encoding</text:span><text:span text:style-name="T2647">=</text:span><text:span text:style-name="T2648">"</text:span><text:span text:style-name="T2649">utf-8</text:span><text:span text:style-name="T2650">"</text:span><text:span text:style-name="T2651"><text:s/>?&gt;</text:span></text:p>
            <text:p text:style-name="P2652"><text:span text:style-name="T2653">&lt;</text:span><text:span text:style-name="T2654">configuration</text:span><text:span text:style-name="T2655">&gt;</text:span></text:p>
            <text:p text:style-name="P2656"><text:span text:style-name="T2657"><text:s text:c="4"/>&lt;</text:span><text:span text:style-name="T2658">startup</text:span><text:span text:style-name="T2659">&gt;<text:s/></text:span></text:p>
            <text:p text:style-name="P2660"><text:span text:style-name="T2661"><text:s text:c="8"/>&lt;</text:span><text:span text:style-name="T2662">supportedRuntime</text:span><text:span text:style-name="T2663"><text:s/></text:span><text:span text:style-name="T2664">version</text:span><text:span text:style-name="T2665">=</text:span><text:span text:style-name="T2666">"</text:span><text:span text:style-name="T2667">v4.0</text:span><text:span text:style-name="T2668">"</text:span><text:span text:style-name="T2669"><text:s/></text:span><text:span text:style-name="T2670">sku</text:span><text:span text:style-name="T2671">=</text:span><text:span text:style-name="T2672">"</text:span><text:span text:style-name="T2673">.NETFramework,Version=v4.7.2</text:span><text:span text:style-name="T2674">"</text:span><text:span text:style-name="T2675"><text:s/>/&gt;</text:span></text:p>
            <text:p text:style-name="P2676"><text:span text:style-name="T2677"><text:s text:c="4"/>&lt;/</text:span><text:span text:style-name="T2678">startup</text:span><text:span text:style-name="T2679">&gt;</text:span></text:p>
            <text:p text:style-name="P2680"><text:span text:style-name="T2681"><text:s text:c="2"/>&lt;</text:span><text:span text:style-name="T2682">appSettings</text:span><text:span text:style-name="T2683">&gt;</text:span></text:p>
            <text:p text:style-name="P2684"><text:span text:style-name="T2685"><text:s text:c="4"/>&lt;</text:span><text:span text:style-name="T2686">add</text:span><text:span text:style-name="T2687"><text:s/></text:span><text:span text:style-name="T2688">key</text:span><text:span text:style-name="T2689">=</text:span><text:span text:style-name="T2690">"</text:span><text:span text:style-name="T2691">KlijentiFajl</text:span><text:span text:style-name="T2692">"</text:span><text:span text:style-name="T2693"><text:s/></text:span><text:span text:style-name="T2694">value</text:span><text:span text:style-name="T2695">=</text:span><text:span text:style-name="T2696">"</text:span><text:span text:style-name="T2697">Resources/Klijenti.txt</text:span><text:span text:style-name="T2698">"</text:span><text:span text:style-name="T2699">/&gt;</text:span></text:p>
            <text:p text:style-name="P2700"><text:span text:style-name="T2701"><text:s text:c="4"/>&lt;</text:span><text:span text:style-name="T2702">add</text:span><text:span text:style-name="T2703"><text:s/></text:span><text:span text:style-name="T2704">key</text:span><text:span text:style-name="T2705">=</text:span><text:span text:style-name="T2706">"</text:span><text:span text:style-name="T2707">PosaoFajl</text:span><text:span text:style-name="T2708">"</text:span><text:span text:style-name="T2709"><text:s/></text:span><text:span text:style-name="T2710">value</text:span><text:span text:style-name="T2711">=</text:span><text:span text:style-name="T2712">"</text:span><text:span text:style-name="T2713">Resources/Posao.txt</text:span><text:span text:style-name="T2714">"</text:span><text:span text:style-name="T2715">/&gt;</text:span></text:p>
            <text:p text:style-name="P2716"><text:span text:style-name="T2717"><text:s text:c="4"/>&lt;</text:span><text:span text:style-name="T2718">add</text:span><text:span text:style-name="T2719"><text:s/></text:span><text:span text:style-name="T2720">key</text:span><text:span text:style-name="T2721">=</text:span><text:span text:style-name="T2722">"</text:span><text:span text:style-name="T2723">NazivBaze</text:span><text:span text:style-name="T2724">"</text:span><text:span text:style-name="T2725"><text:s/></text:span><text:span text:style-name="T2726">value</text:span><text:span text:style-name="T2727">=</text:span><text:span text:style-name="T2728">"</text:span><text:span text:style-name="T2729">RasporedRada</text:span><text:span text:style-name="T2730">"</text:span><text:span text:style-name="T2731">/&gt;</text:span></text:p>
            <text:p text:style-name="P2732"><text:span text:style-name="T2733"><text:s text:c="4"/>&lt;</text:span><text:span text:style-name="T2734">add</text:span><text:span text:style-name="T2735"><text:s/></text:span><text:span text:style-name="T2736">key</text:span><text:span text:style-name="T2737">=</text:span><text:span text:style-name="T2738">"</text:span><text:span text:style-name="T2739">SqlInstanca</text:span><text:span text:style-name="T2740">"</text:span><text:span text:style-name="T2741"><text:s/></text:span><text:span text:style-name="T2742">value</text:span><text:span text:style-name="T2743">=</text:span><text:span text:style-name="T2744">"</text:span><text:span text:style-name="T2745">SHADO\SQLEXPRESS</text:span><text:span text:style-name="T2746">"</text:span><text:span text:style-name="T2747">/&gt;</text:span></text:p>
            <text:p text:style-name="P2748"><text:span text:style-name="T2749"><text:s text:c="2"/>&lt;/</text:span><text:span text:style-name="T2750">appSettings</text:span><text:span text:style-name="T2751">&gt;</text:span></text:p>
            <text:p text:style-name="Normal"><text:span text:style-name="T2752">&lt;/</text:span><text:span text:style-name="T2753">configuration</text:span><text:span text:style-name="T2754">&gt;</text:span></text:p>
          </table:table-cell>
        </table:table-row>
      </table:table>
      <text:p text:style-name="P2755"/>
      <text:list text:style-name="LFO1" text:continue-numbering="true">
        <text:list-item>
          <text:list>
            <text:list-item>
              <text:list>
                <text:list-item>
                  <text:p text:style-name="P2756"><text:bookmark-start text:name="_Toc51082643"/>Funkcionalnost KlijentiServis.cs<text:bookmark-end text:name="_Toc51082643"/></text:p>
                </text:list-item>
              </text:list>
            </text:list-item>
          </text:list>
        </text:list-item>
      </text:list>
      <table:table table:style-name="Table2757">
        <table:table-columns>
          <table:table-column table:style-name="TableColumn2758"/>
        </table:table-columns>
        <table:table-row table:style-name="TableRow2759">
          <table:table-cell table:style-name="TableCell2760">
            <text:p text:style-name="P2761"><text:span text:style-name="T2762">using</text:span><text:span text:style-name="T2763"><text:s/>System;</text:span></text:p>
            <text:p text:style-name="P2764"><text:span text:style-name="T2765">using</text:span><text:span text:style-name="T2766"><text:s/>System.Collections.Generic;</text:span></text:p>
            <text:p text:style-name="P2767"><text:span text:style-name="T2768">using</text:span><text:span text:style-name="T2769"><text:s/>System.Configuration;</text:span></text:p>
            <text:p text:style-name="P2770"><text:span text:style-name="T2771">using</text:span><text:span text:style-name="T2772"><text:s/>System.Linq;</text:span></text:p>
            <text:p text:style-name="P2773"><text:span text:style-name="T2774">using</text:span><text:span text:style-name="T2775"><text:s/>System.Windows;</text:span></text:p>
            <text:p text:style-name="P2776"/>
            <text:p text:style-name="P2777"><text:span text:style-name="T2778">namespace</text:span><text:span text:style-name="T2779"><text:s/>RasporedRada.Servisi</text:span></text:p>
            <text:p text:style-name="P2780">{</text:p>
            <text:p text:style-name="P2781"><text:span text:style-name="T2782"><text:s text:c="4"/></text:span><text:span text:style-name="T2783">public</text:span><text:span text:style-name="T2784"><text:s/></text:span><text:span text:style-name="T2785">static</text:span><text:span text:style-name="T2786"><text:s/></text:span><text:span text:style-name="T2787">class</text:span><text:span text:style-name="T2788"><text:s/></text:span><text:span text:style-name="T2789">KlijentiServis</text:span></text:p>
            <text:p text:style-name="P2790"><text:s text:c="4"/>{</text:p>
            <text:p text:style-name="P2791"><text:span text:style-name="T2792"><text:s text:c="8"/></text:span><text:span text:style-name="T2793">static</text:span><text:span text:style-name="T2794"><text:s/></text:span><text:span text:style-name="T2795">string</text:span><text:span text:style-name="T2796"><text:s/>PutanjaFajla =&gt; ConfigurationManager.AppSettings[</text:span><text:span text:style-name="T2797">"KlijentiFajl"</text:span><text:span text:style-name="T2798">];</text:span></text:p>
            <text:p text:style-name="P2799"/>
            <text:p text:style-name="P2800"><text:span text:style-name="T2801"><text:s text:c="8"/></text:span><text:span text:style-name="T2802">public</text:span><text:span text:style-name="T2803"><text:s/></text:span><text:span text:style-name="T2804">static</text:span><text:span text:style-name="T2805"><text:s/>IEnumerable&lt;</text:span><text:span text:style-name="T2806">string</text:span><text:span text:style-name="T2807">&gt; DajKlijenteIzFajla()</text:span></text:p>
            <text:p text:style-name="P2808"><text:s text:c="8"/>{</text:p>
            <text:p text:style-name="P2809"><text:span text:style-name="T2810"><text:s text:c="12"/>IEnumerable&lt;</text:span><text:span text:style-name="T2811">string</text:span><text:span text:style-name="T2812">&gt; klijenti = Enumerable.Empty&lt;</text:span><text:span text:style-name="T2813">string</text:span><text:span text:style-name="T2814">&gt;();</text:span></text:p>
            <text:p text:style-name="P2815"/>
            <text:p text:style-name="P2816"><text:span text:style-name="T2817"><text:s text:c="12"/></text:span><text:span text:style-name="T2818">if</text:span><text:span text:style-name="T2819"><text:s/>(!</text:span><text:span text:style-name="T2820">string</text:span><text:span text:style-name="T2821">.IsNullOrWhiteSpace(PutanjaFajla))</text:span></text:p>
            <text:p text:style-name="P2822"><text:s text:c="12"/>{</text:p>
            <text:p text:style-name="P2823"><text:span text:style-name="T2824"><text:s text:c="16"/></text:span><text:span text:style-name="T2825">try</text:span></text:p>
            <text:p text:style-name="P2826"><text:s text:c="16"/>{</text:p>
            <text:p text:style-name="P2827"><text:s text:c="20"/>klijenti = System.IO.File.ReadAllLines(PutanjaFajla);</text:p>
            <text:p text:style-name="P2828"><text:s text:c="16"/>}</text:p>
            <text:p text:style-name="P2829"><text:span text:style-name="T2830"><text:s text:c="16"/></text:span><text:span text:style-name="T2831">catch</text:span><text:span text:style-name="T2832">(Exception e)</text:span></text:p>
            <text:p text:style-name="P2833"><text:s text:c="16"/>{</text:p>
            <text:p text:style-name="P2834"><text:span text:style-name="T2835"><text:s text:c="20"/>MessageBox.Show(</text:span><text:span text:style-name="T2836">"Putanja fajla za klijente neispravna!"</text:span><text:span text:style-name="T2837">);</text:span></text:p>
            <text:p text:style-name="P2838"><text:s text:c="16"/>}</text:p>
            <text:p text:style-name="P2839"><text:s text:c="12"/>}</text:p>
            <text:p text:style-name="P2840"><text:span text:style-name="T2841"><text:s text:c="12"/></text:span><text:span text:style-name="T2842">else</text:span></text:p>
            <text:p text:style-name="P2843"><text:s text:c="12"/>{</text:p>
            <text:p text:style-name="P2844"><text:span text:style-name="T2845"><text:s text:c="16"/>MessageBox.Show(</text:span><text:span text:style-name="T2846">"Putanja fajla za klijente je prazna!"</text:span><text:span text:style-name="T2847">);</text:span></text:p>
            <text:p text:style-name="P2848"><text:s text:c="12"/>}</text:p>
            <text:p text:style-name="P2849"/>
            <text:p text:style-name="P2850"><text:span text:style-name="T2851"><text:s text:c="12"/></text:span><text:span text:style-name="T2852">return</text:span><text:span text:style-name="T2853"><text:s/>klijenti;</text:span></text:p>
            <text:p text:style-name="P2854"><text:s text:c="8"/>}</text:p>
            <text:p text:style-name="P2855"><text:s text:c="4"/>}</text:p>
            <text:p text:style-name="P2856">}</text:p>
          </table:table-cell>
        </table:table-row>
      </table:table>
      <text:p text:style-name="P2857"/>
      <text:list text:style-name="LFO1" text:continue-numbering="true">
        <text:list-item>
          <text:list>
            <text:list-item>
              <text:list>
                <text:list-item>
                  <text:p text:style-name="P2858"><text:bookmark-start text:name="_Toc51082644"/>Funkcionalnost PosaoServis.cs<text:bookmark-end text:name="_Toc51082644"/></text:p>
                </text:list-item>
              </text:list>
            </text:list-item>
          </text:list>
        </text:list-item>
      </text:list>
      <table:table table:style-name="Table2859">
        <table:table-columns>
          <table:table-column table:style-name="TableColumn2860"/>
        </table:table-columns>
        <table:table-row table:style-name="TableRow2861">
          <table:table-cell table:style-name="TableCell2862">
            <text:p text:style-name="P2863"><text:span text:style-name="T2864">using</text:span><text:span text:style-name="T2865"><text:s/>System;</text:span></text:p>
            <text:p text:style-name="P2866"><text:span text:style-name="T2867">using</text:span><text:span text:style-name="T2868"><text:s/>System.Collections.Generic;</text:span></text:p>
            <text:p text:style-name="P2869"><text:span text:style-name="T2870">using</text:span><text:span text:style-name="T2871"><text:s/>System.Configuration;</text:span></text:p>
            <text:p text:style-name="P2872"><text:span text:style-name="T2873">using</text:span><text:span text:style-name="T2874"><text:s/>System.Linq;</text:span></text:p>
            <text:p text:style-name="P2875"><text:span text:style-name="T2876">using</text:span><text:span text:style-name="T2877"><text:s/>System.Windows;</text:span></text:p>
            <text:p text:style-name="P2878"/>
            <text:p text:style-name="P2879"><text:span text:style-name="T2880">namespace</text:span><text:span text:style-name="T2881"><text:s/>RasporedRada.Servisi</text:span></text:p>
            <text:p text:style-name="P2882">{</text:p>
            <text:p text:style-name="P2883"><text:span text:style-name="T2884"><text:s text:c="4"/></text:span><text:span text:style-name="T2885">public</text:span><text:span text:style-name="T2886"><text:s/></text:span><text:span text:style-name="T2887">static</text:span><text:span text:style-name="T2888"><text:s/></text:span><text:span text:style-name="T2889">class</text:span><text:span text:style-name="T2890"><text:s/></text:span><text:span text:style-name="T2891">PosaoServis</text:span></text:p>
            <text:p text:style-name="P2892"><text:s text:c="4"/>{</text:p>
            <text:p text:style-name="P2893"><text:span text:style-name="T2894"><text:s text:c="8"/></text:span><text:span text:style-name="T2895">static</text:span><text:span text:style-name="T2896"><text:s/></text:span><text:span text:style-name="T2897">string</text:span><text:span text:style-name="T2898"><text:s/>PutanjaFajla =&gt; ConfigurationManager.AppSettings[</text:span><text:span text:style-name="T2899">"PosaoFajl"</text:span><text:span text:style-name="T2900">];</text:span></text:p>
            <text:p text:style-name="P2901"/>
            <text:p text:style-name="P2902"><text:span text:style-name="T2903"><text:s text:c="8"/></text:span><text:span text:style-name="T2904">public</text:span><text:span text:style-name="T2905"><text:s/></text:span><text:span text:style-name="T2906">static</text:span><text:span text:style-name="T2907"><text:s/>IEnumerable&lt;</text:span><text:span text:style-name="T2908">string</text:span><text:span text:style-name="T2909">&gt; DajPosloveIzFajla()</text:span></text:p>
            <text:p text:style-name="P2910"><text:s text:c="8"/>{</text:p>
            <text:p text:style-name="P2911"><text:span text:style-name="T2912"><text:s text:c="12"/>IEnumerable&lt;</text:span><text:span text:style-name="T2913">string</text:span><text:span text:style-name="T2914">&gt; poslovi = Enumerable.Empty&lt;</text:span><text:span text:style-name="T2915">string</text:span><text:span text:style-name="T2916">&gt;();</text:span></text:p>
            <text:p text:style-name="P2917"/>
            <text:p text:style-name="P2918"><text:span text:style-name="T2919"><text:s text:c="12"/></text:span><text:span text:style-name="T2920">if</text:span><text:span text:style-name="T2921"><text:s/>(!</text:span><text:span text:style-name="T2922">string</text:span><text:span text:style-name="T2923">.IsNullOrWhiteSpace(PutanjaFajla))</text:span></text:p>
            <text:p text:style-name="P2924"><text:s text:c="12"/>{</text:p>
            <text:p text:style-name="P2925"><text:span text:style-name="T2926"><text:s text:c="16"/></text:span><text:span text:style-name="T2927">try</text:span></text:p>
            <text:p text:style-name="P2928"><text:s text:c="16"/>{</text:p>
            <text:p text:style-name="P2929"><text:s text:c="20"/>poslovi = System.IO.File.ReadAllLines(PutanjaFajla);</text:p>
            <text:p text:style-name="P2930"><text:s text:c="16"/>}</text:p>
            <text:p text:style-name="P2931"><text:span text:style-name="T2932"><text:s text:c="16"/></text:span><text:span text:style-name="T2933">catch</text:span><text:span text:style-name="T2934"><text:s/>(Exception e)</text:span></text:p>
            <text:p text:style-name="P2935"><text:s text:c="16"/>{</text:p>
            <text:p text:style-name="P2936"><text:span text:style-name="T2937"><text:s text:c="20"/>MessageBox.Show(</text:span><text:span text:style-name="T2938">"Putanja fajla za poslove je neispravna!"</text:span><text:span text:style-name="T2939">);</text:span></text:p>
            <text:p text:style-name="P2940"><text:s text:c="16"/>}</text:p>
            <text:p text:style-name="P2941"><text:s text:c="12"/>}</text:p>
            <text:p text:style-name="P2942"><text:span text:style-name="T2943"><text:s text:c="12"/></text:span><text:span text:style-name="T2944">else</text:span></text:p>
            <text:p text:style-name="P2945"><text:s text:c="12"/>{</text:p>
            <text:p text:style-name="P2946"><text:span text:style-name="T2947"><text:s text:c="16"/>MessageBox.Show(</text:span><text:span text:style-name="T2948">"Putanja fajla za poslove je prazna!"</text:span><text:span text:style-name="T2949">);</text:span></text:p>
            <text:p text:style-name="P2950"><text:s text:c="12"/>}</text:p>
            <text:p text:style-name="P2951"/>
            <text:p text:style-name="P2952"><text:span text:style-name="T2953"><text:s text:c="12"/></text:span><text:span text:style-name="T2954">return</text:span><text:span text:style-name="T2955"><text:s/>poslovi;</text:span></text:p>
            <text:p text:style-name="P2956"><text:s text:c="8"/>}</text:p>
            <text:p text:style-name="P2957"/>
            <text:p text:style-name="P2958"><text:s text:c="4"/>}</text:p>
            <text:p text:style-name="P2959">}</text:p>
          </table:table-cell>
        </table:table-row>
      </table:table>
      <text:p text:style-name="P2960"/>
      <text:list text:style-name="LFO1" text:continue-numbering="true">
        <text:list-item>
          <text:list>
            <text:list-item>
              <text:p text:style-name="P2961"><text:bookmark-start text:name="_Toc51082645"/>Listing<text:s/>biblioteke<text:s/>KlasaPodataka<text:bookmark-end text:name="_Toc51082645"/></text:p>
            </text:list-item>
          </text:list>
        </text:list-item>
      </text:list>
      <text:list text:style-name="LFO1" text:continue-numbering="true">
        <text:list-item>
          <text:list>
            <text:list-item>
              <text:list>
                <text:list-item>
                  <text:p text:style-name="P2962"><text:bookmark-start text:name="_Toc51082646"/>Model clsRaspredRada.cs<text:bookmark-end text:name="_Toc51082646"/></text:p>
                </text:list-item>
              </text:list>
            </text:list-item>
          </text:list>
        </text:list-item>
      </text:list>
      <table:table table:style-name="Table2963">
        <table:table-columns>
          <table:table-column table:style-name="TableColumn2964"/>
        </table:table-columns>
        <table:table-row table:style-name="TableRow2965">
          <table:table-cell table:style-name="TableCell2966">
            <text:p text:style-name="P2967"><text:span text:style-name="T2968">using</text:span><text:span text:style-name="T2969"><text:s/>System;</text:span></text:p>
            <text:p text:style-name="P2970"/>
            <text:p text:style-name="P2971"><text:span text:style-name="T2972">namespace</text:span><text:span text:style-name="T2973"><text:s/>KlasePodataka</text:span></text:p>
            <text:p text:style-name="P2974">{</text:p>
            <text:p text:style-name="P2975"><text:span text:style-name="T2976"><text:s text:c="4"/></text:span><text:span text:style-name="T2977">public</text:span><text:span text:style-name="T2978"><text:s/></text:span><text:span text:style-name="T2979">class</text:span><text:span text:style-name="T2980"><text:s/></text:span><text:span text:style-name="T2981">clsRasporedRada</text:span></text:p>
            <text:p text:style-name="P2982"><text:s text:c="4"/>{</text:p>
            <text:p text:style-name="P2983"><text:span text:style-name="T2984"><text:s text:c="8"/></text:span><text:span text:style-name="T2985">// NAMENA: Klasa ciji objekat koja odgovara jednom zapisu iz baze podataka, ima samo set-get metode</text:span></text:p>
            <text:p text:style-name="P2986"/>
            <text:p text:style-name="P2987"><text:span text:style-name="T2988"><text:s text:c="8"/></text:span><text:span text:style-name="T2989">// atributi</text:span></text:p>
            <text:p text:style-name="P2990"><text:span text:style-name="T2991"><text:s text:c="8"/></text:span><text:span text:style-name="T2992">private</text:span><text:span text:style-name="T2993"><text:s/></text:span><text:span text:style-name="T2994">string</text:span><text:span text:style-name="T2995"><text:s/>_Ime;</text:span></text:p>
            <text:p text:style-name="P2996"><text:span text:style-name="T2997"><text:s text:c="8"/></text:span><text:span text:style-name="T2998">private</text:span><text:span text:style-name="T2999"><text:s/></text:span><text:span text:style-name="T3000">string</text:span><text:span text:style-name="T3001"><text:s/>_Prezime;</text:span></text:p>
            <text:p text:style-name="P3002"><text:span text:style-name="T3003"><text:s text:c="8"/></text:span><text:span text:style-name="T3004">private</text:span><text:span text:style-name="T3005"><text:s/></text:span><text:span text:style-name="T3006">string</text:span><text:span text:style-name="T3007"><text:s/>_Klijent;</text:span></text:p>
            <text:p text:style-name="P3008"><text:span text:style-name="T3009"><text:s text:c="8"/></text:span><text:span text:style-name="T3010">private</text:span><text:span text:style-name="T3011"><text:s/></text:span><text:span text:style-name="T3012">string</text:span><text:span text:style-name="T3013"><text:s/>_Posao;</text:span></text:p>
            <text:p text:style-name="P3014"><text:span text:style-name="T3015"><text:s text:c="8"/></text:span><text:span text:style-name="T3016">private</text:span><text:span text:style-name="T3017"><text:s/></text:span><text:span text:style-name="T3018">double</text:span><text:span text:style-name="T3019"><text:s/>_Sati;</text:span></text:p>
            <text:p text:style-name="P3020"><text:span text:style-name="T3021"><text:s text:c="8"/></text:span><text:span text:style-name="T3022">private</text:span><text:span text:style-name="T3023"><text:s/>DateTime <text:s/>_Datum;</text:span></text:p>
            <text:p text:style-name="P3024"/>
            <text:p text:style-name="P3025"><text:span text:style-name="T3026"><text:s text:c="8"/></text:span><text:span text:style-name="T3027">// konstruktor</text:span></text:p>
            <text:p text:style-name="P3028"><text:span text:style-name="T3029"><text:s text:c="8"/></text:span><text:span text:style-name="T3030">public</text:span><text:span text:style-name="T3031"><text:s/></text:span><text:span text:style-name="T3032">clsRasporedRada</text:span><text:span text:style-name="T3033">()</text:span></text:p>
            <text:p text:style-name="P3034"><text:s text:c="8"/>{</text:p>
            <text:p text:style-name="P3035"><text:span text:style-name="T3036"><text:s text:c="12"/></text:span><text:span text:style-name="T3037">// inicijalizacija atributa</text:span></text:p>
            <text:p text:style-name="P3038"><text:span text:style-name="T3039"><text:s text:c="12"/>_Ime =<text:s/></text:span><text:span text:style-name="T3040">string</text:span><text:span text:style-name="T3041">.Empty;</text:span></text:p>
            <text:p text:style-name="P3042"><text:span text:style-name="T3043"><text:s text:c="12"/>_Prezime =<text:s/></text:span><text:span text:style-name="T3044">string</text:span><text:span text:style-name="T3045">.Empty;</text:span></text:p>
            <text:p text:style-name="P3046"><text:span text:style-name="T3047"><text:s text:c="12"/>_Klijent =<text:s/></text:span><text:span text:style-name="T3048">string</text:span><text:span text:style-name="T3049">.Empty;</text:span></text:p>
            <text:p text:style-name="P3050"><text:span text:style-name="T3051"><text:s text:c="12"/>_Posao =<text:s/></text:span><text:span text:style-name="T3052">string</text:span><text:span text:style-name="T3053">.Empty;</text:span></text:p>
            <text:p text:style-name="P3054"><text:s text:c="12"/>_Sati = 0;</text:p>
            <text:p text:style-name="P3055"><text:s text:c="12"/>_Datum = DateTime.Now;</text:p>
            <text:p text:style-name="P3056"/>
            <text:p text:style-name="P3057"><text:s text:c="8"/>}</text:p>
            <text:p text:style-name="P3058"/>
            <text:p text:style-name="P3059"><text:span text:style-name="T3060"><text:s text:c="8"/></text:span><text:span text:style-name="T3061">// public<text:s/></text:span></text:p>
            <text:p text:style-name="P3062"><text:span text:style-name="T3063"><text:s text:c="8"/></text:span><text:span text:style-name="T3064">public</text:span><text:span text:style-name="T3065"><text:s/></text:span><text:span text:style-name="T3066">string</text:span><text:span text:style-name="T3067"><text:s/>Ime</text:span></text:p>
            <text:p text:style-name="P3068"><text:s text:c="8"/>{</text:p>
            <text:p text:style-name="P3069"><text:span text:style-name="T3070"><text:s text:c="12"/></text:span><text:span text:style-name="T3071">get</text:span><text:span text:style-name="T3072"><text:s/>{<text:s/></text:span><text:span text:style-name="T3073">return</text:span><text:span text:style-name="T3074"><text:s/>_Ime; }</text:span></text:p>
            <text:p text:style-name="P3075"><text:span text:style-name="T3076"><text:s text:c="12"/></text:span><text:span text:style-name="T3077">set</text:span><text:span text:style-name="T3078"><text:s/>{ _Ime = value; }</text:span></text:p>
            <text:p text:style-name="P3079"><text:s text:c="8"/>}</text:p>
            <text:p text:style-name="P3080"/>
            <text:p text:style-name="P3081"><text:span text:style-name="T3082"><text:s text:c="8"/></text:span><text:span text:style-name="T3083">public</text:span><text:span text:style-name="T3084"><text:s/></text:span><text:span text:style-name="T3085">string</text:span><text:span text:style-name="T3086"><text:s/>Prezime</text:span></text:p>
            <text:p text:style-name="P3087"><text:s text:c="8"/>{</text:p>
            <text:p text:style-name="P3088"><text:span text:style-name="T3089"><text:s text:c="12"/></text:span><text:span text:style-name="T3090">get</text:span><text:span text:style-name="T3091"><text:s/>{<text:s/></text:span><text:span text:style-name="T3092">return</text:span><text:span text:style-name="T3093"><text:s/>_Prezime; }</text:span></text:p>
            <text:p text:style-name="P3094"><text:span text:style-name="T3095"><text:s text:c="12"/></text:span><text:span text:style-name="T3096">set</text:span><text:span text:style-name="T3097"><text:s/>{ _Prezime = value; }</text:span></text:p>
            <text:p text:style-name="P3098"><text:s text:c="8"/>}</text:p>
            <text:p text:style-name="P3099"/>
            <text:p text:style-name="P3100"><text:span text:style-name="T3101"><text:s text:c="8"/></text:span><text:span text:style-name="T3102">public</text:span><text:span text:style-name="T3103"><text:s/></text:span><text:span text:style-name="T3104">string</text:span><text:span text:style-name="T3105"><text:s/>Klijent</text:span></text:p>
            <text:p text:style-name="P3106"><text:s text:c="8"/>{</text:p>
            <text:p text:style-name="P3107"><text:span text:style-name="T3108"><text:s text:c="12"/></text:span><text:span text:style-name="T3109">get</text:span><text:span text:style-name="T3110"><text:s/>{<text:s/></text:span><text:span text:style-name="T3111">return</text:span><text:span text:style-name="T3112"><text:s/>_Klijent; }</text:span></text:p>
            <text:p text:style-name="P3113"><text:span text:style-name="T3114"><text:s text:c="12"/></text:span><text:span text:style-name="T3115">set</text:span><text:span text:style-name="T3116"><text:s/>{ _Klijent = value; }</text:span></text:p>
            <text:p text:style-name="P3117"><text:s text:c="8"/>}</text:p>
            <text:p text:style-name="P3118"/>
            <text:p text:style-name="P3119"><text:span text:style-name="T3120"><text:s text:c="8"/></text:span><text:span text:style-name="T3121">public</text:span><text:span text:style-name="T3122"><text:s/></text:span><text:span text:style-name="T3123">string</text:span><text:span text:style-name="T3124"><text:s/>Posao</text:span></text:p>
            <text:p text:style-name="P3125"><text:s text:c="8"/>{</text:p>
            <text:p text:style-name="P3126"><text:span text:style-name="T3127"><text:s text:c="12"/></text:span><text:span text:style-name="T3128">get</text:span><text:span text:style-name="T3129"><text:s/>{<text:s/></text:span><text:span text:style-name="T3130">return</text:span><text:span text:style-name="T3131"><text:s/>_Posao; }</text:span></text:p>
            <text:p text:style-name="P3132"><text:span text:style-name="T3133"><text:s text:c="12"/></text:span><text:span text:style-name="T3134">set</text:span><text:span text:style-name="T3135"><text:s/>{ _Posao = value; }</text:span></text:p>
            <text:p text:style-name="P3136"><text:s text:c="8"/>}</text:p>
            <text:p text:style-name="P3137"/>
            <text:p text:style-name="P3138"><text:span text:style-name="T3139"><text:s text:c="8"/></text:span><text:span text:style-name="T3140">public</text:span><text:span text:style-name="T3141"><text:s/></text:span><text:span text:style-name="T3142">double</text:span><text:span text:style-name="T3143"><text:s/>Sati</text:span></text:p>
            <text:p text:style-name="P3144"><text:s text:c="8"/>{</text:p>
            <text:p text:style-name="P3145"><text:span text:style-name="T3146"><text:s text:c="12"/></text:span><text:span text:style-name="T3147">get</text:span><text:span text:style-name="T3148"><text:s/>{<text:s/></text:span><text:span text:style-name="T3149">return</text:span><text:span text:style-name="T3150"><text:s/>_Sati; }</text:span></text:p>
            <text:p text:style-name="P3151"><text:span text:style-name="T3152"><text:s text:c="12"/></text:span><text:span text:style-name="T3153">set</text:span><text:span text:style-name="T3154"><text:s/>{ _Sati = value; }</text:span></text:p>
            <text:p text:style-name="P3155"><text:s text:c="8"/>}</text:p>
            <text:p text:style-name="P3156"/>
            <text:p text:style-name="P3157"><text:span text:style-name="T3158"><text:s text:c="8"/></text:span><text:span text:style-name="T3159">public</text:span><text:span text:style-name="T3160"><text:s/>DateTime Datum</text:span></text:p>
            <text:p text:style-name="P3161"><text:s text:c="8"/>{</text:p>
            <text:p text:style-name="P3162"><text:span text:style-name="T3163"><text:s text:c="12"/></text:span><text:span text:style-name="T3164">get</text:span><text:span text:style-name="T3165"><text:s/>{<text:s/></text:span><text:span text:style-name="T3166">return</text:span><text:span text:style-name="T3167"><text:s/>_Datum; }</text:span></text:p>
            <text:p text:style-name="P3168"><text:span text:style-name="T3169"><text:s text:c="12"/></text:span><text:span text:style-name="T3170">set</text:span><text:span text:style-name="T3171"><text:s/>{ _Datum = value; }</text:span></text:p>
            <text:p text:style-name="P3172"><text:s text:c="8"/>}</text:p>
            <text:p text:style-name="P3173"/>
            <text:p text:style-name="P3174"><text:s text:c="4"/>}</text:p>
            <text:p text:style-name="P3175">}</text:p>
          </table:table-cell>
        </table:table-row>
      </table:table>
      <text:list text:style-name="LFO1" text:continue-numbering="true">
        <text:list-item>
          <text:list>
            <text:list-item>
              <text:list>
                <text:list-item>
                  <text:p text:style-name="P3176"><text:bookmark-start text:name="_Toc51082647"/>Funkcionalnost clsRasporedRadaDB.cs<text:bookmark-end text:name="_Toc51082647"/></text:p>
                </text:list-item>
              </text:list>
            </text:list-item>
          </text:list>
        </text:list-item>
      </text:list>
      <table:table table:style-name="Table3177">
        <table:table-columns>
          <table:table-column table:style-name="TableColumn3178"/>
        </table:table-columns>
        <table:table-row table:style-name="TableRow3179">
          <table:table-cell table:style-name="TableCell3180">
            <text:p text:style-name="P3181"><text:span text:style-name="T3182">using</text:span><text:span text:style-name="T3183"><text:s/>SqlDBUtils;</text:span></text:p>
            <text:p text:style-name="P3184"><text:span text:style-name="T3185">using</text:span><text:span text:style-name="T3186"><text:s/>System;</text:span></text:p>
            <text:p text:style-name="P3187"><text:span text:style-name="T3188">using</text:span><text:span text:style-name="T3189"><text:s/>System.Data;</text:span></text:p>
            <text:p text:style-name="P3190"><text:span text:style-name="T3191">namespace</text:span><text:span text:style-name="T3192"><text:s/>KlasePodataka</text:span></text:p>
            <text:p text:style-name="P3193">{</text:p>
            <text:p text:style-name="P3194"><text:span text:style-name="T3195"><text:s text:c="4"/></text:span><text:span text:style-name="T3196">public</text:span><text:span text:style-name="T3197"><text:s/></text:span><text:span text:style-name="T3198">class</text:span><text:span text:style-name="T3199"><text:s/></text:span><text:span text:style-name="T3200">clsRasporedRadaDB</text:span></text:p>
            <text:p text:style-name="P3201"><text:s text:c="4"/>{</text:p>
            <text:p text:style-name="P3202"><text:span text:style-name="T3203"><text:s text:c="8"/></text:span><text:span text:style-name="T3204">//atributi</text:span></text:p>
            <text:p text:style-name="P3205"><text:span text:style-name="T3206"><text:s text:c="8"/></text:span><text:span text:style-name="T3207">private</text:span><text:span text:style-name="T3208"><text:s/>clsSqlKonekcija objSqlKonekcija;</text:span></text:p>
            <text:p text:style-name="P3209"><text:span text:style-name="T3210"><text:s text:c="8"/></text:span><text:span text:style-name="T3211">private</text:span><text:span text:style-name="T3212"><text:s/>clsSqlTabela objSqlTabela;</text:span></text:p>
            <text:p text:style-name="P3213"><text:span text:style-name="T3214"><text:s text:c="8"/></text:span><text:span text:style-name="T3215">private</text:span><text:span text:style-name="T3216"><text:s/>DataSet dsRasporedRada;</text:span></text:p>
            <text:p text:style-name="P3217"/>
            <text:p text:style-name="P3218"><text:span text:style-name="T3219"><text:s text:c="8"/></text:span><text:span text:style-name="T3220">//konstruktor</text:span></text:p>
            <text:p text:style-name="P3221"><text:span text:style-name="T3222"><text:s text:c="8"/></text:span><text:span text:style-name="T3223">public</text:span><text:span text:style-name="T3224"><text:s/></text:span><text:span text:style-name="T3225">clsRasporedRadaDB</text:span><text:span text:style-name="T3226">(</text:span><text:span text:style-name="T3227">string</text:span><text:span text:style-name="T3228"><text:s/>MSSQLInstanca,<text:s/></text:span><text:span text:style-name="T3229">string</text:span><text:span text:style-name="T3230"><text:s/>NazivBazePodataka)</text:span></text:p>
            <text:p text:style-name="P3231"><text:s text:c="8"/>{</text:p>
            <text:p text:style-name="P3232"><text:span text:style-name="T3233"><text:s text:c="12"/>objSqlKonekcija =<text:s/></text:span><text:span text:style-name="T3234">new</text:span><text:span text:style-name="T3235"><text:s/>clsSqlKonekcija(MSSQLInstanca,<text:s/></text:span><text:span text:style-name="T3236">""</text:span><text:span text:style-name="T3237">, NazivBazePodataka);</text:span></text:p>
            <text:p text:style-name="P3238"><text:s text:c="12"/>objSqlKonekcija.OtvoriKonekciju();</text:p>
            <text:p text:style-name="P3239"><text:span text:style-name="T3240"><text:s text:c="12"/>objSqlTabela =<text:s/></text:span><text:span text:style-name="T3241">new</text:span><text:span text:style-name="T3242"><text:s/>clsSqlTabela(objSqlKonekcija,<text:s/></text:span><text:span text:style-name="T3243">"RasporedRada"</text:span><text:span text:style-name="T3244">);</text:span></text:p>
            <text:p text:style-name="P3245"><text:span text:style-name="T3246"><text:s text:c="12"/>dsRasporedRada =<text:s/></text:span><text:span text:style-name="T3247">new</text:span><text:span text:style-name="T3248"><text:s/>DataSet();</text:span></text:p>
            <text:p text:style-name="P3249"><text:s text:c="8"/>}</text:p>
            <text:p text:style-name="P3250"/>
            <text:p text:style-name="P3251"><text:span text:style-name="T3252"><text:s text:c="8"/></text:span><text:span text:style-name="T3253">public</text:span><text:span text:style-name="T3254"><text:s/>DataSet DajSveIzRasporeda()</text:span></text:p>
            <text:p text:style-name="P3255"><text:s text:c="8"/>{</text:p>
            <text:p text:style-name="P3256"><text:span text:style-name="T3257"><text:s text:c="12"/>dsRasporedRada = objSqlTabela.DajPodatke(</text:span><text:span text:style-name="T3258">"SELECT * FROM RasporedRada"</text:span><text:span text:style-name="T3259">);</text:span></text:p>
            <text:p text:style-name="P3260"><text:span text:style-name="T3261"><text:s text:c="12"/></text:span><text:span text:style-name="T3262">return</text:span><text:span text:style-name="T3263"><text:s/>dsRasporedRada;</text:span></text:p>
            <text:p text:style-name="P3264"><text:s text:c="8"/>}</text:p>
            <text:p text:style-name="P3265"/>
            <text:p text:style-name="P3266"><text:span text:style-name="T3267"><text:s text:c="8"/></text:span><text:span text:style-name="T3268">public</text:span><text:span text:style-name="T3269"><text:s/>DataSet DajRasporedPremaKorisniku(</text:span><text:span text:style-name="T3270">string</text:span><text:span text:style-name="T3271"><text:s/>ImeIPrezime)</text:span></text:p>
            <text:p text:style-name="P3272"><text:s text:c="8"/>{</text:p>
            <text:p text:style-name="P3273"><text:span text:style-name="T3274"><text:s text:c="12"/></text:span><text:span text:style-name="T3275">//Razdvojiti ime i prezime u niz stringova na osnovu razmaka</text:span></text:p>
            <text:p text:style-name="P3276"><text:span text:style-name="T3277"><text:s text:c="12"/></text:span><text:span text:style-name="T3278">string</text:span><text:span text:style-name="T3279">[] imeIPrezime = ImeIPrezime.Split(</text:span><text:span text:style-name="T3280">' '</text:span><text:span text:style-name="T3281">);</text:span></text:p>
            <text:p text:style-name="P3282"><text:span text:style-name="T3283"><text:s text:c="12"/>dsRasporedRada = objSqlTabela.DajPodatke(</text:span><text:span text:style-name="T3284">$"SELECT * FROM RasporedRada WHERE Ime = '</text:span><text:span text:style-name="T3285">{imeIPrezime[0]}</text:span><text:span text:style-name="T3286">' AND Prezime = '</text:span><text:span text:style-name="T3287">{imeIPrezime[1]}</text:span><text:span text:style-name="T3288">'"</text:span><text:span text:style-name="T3289">);</text:span></text:p>
            <text:p text:style-name="P3290"><text:span text:style-name="T3291"><text:s text:c="12"/></text:span><text:span text:style-name="T3292">return</text:span><text:span text:style-name="T3293"><text:s/>dsRasporedRada;</text:span></text:p>
            <text:p text:style-name="P3294"><text:s text:c="8"/>}</text:p>
            <text:p text:style-name="P3295"/>
            <text:p text:style-name="P3296"><text:span text:style-name="T3297"><text:s text:c="8"/></text:span><text:span text:style-name="T3298">public</text:span><text:span text:style-name="T3299"><text:s/></text:span><text:span text:style-name="T3300">void</text:span><text:span text:style-name="T3301"><text:s/>SnimiNoviUnosRada(clsRasporedRada objRasporedRada,<text:s/></text:span><text:span text:style-name="T3302">out</text:span><text:span text:style-name="T3303"><text:s/></text:span><text:span text:style-name="T3304">bool</text:span><text:span text:style-name="T3305"><text:s/>uspeh,<text:s/></text:span><text:span text:style-name="T3306">out</text:span><text:span text:style-name="T3307"><text:s/></text:span><text:span text:style-name="T3308">string</text:span><text:span text:style-name="T3309"><text:s/>tekstGreske)</text:span></text:p>
            <text:p text:style-name="P3310"><text:s text:c="8"/>{</text:p>
            <text:p text:style-name="P3311"><text:span text:style-name="T3312"><text:s text:c="12"/></text:span><text:span text:style-name="T3313">string</text:span><text:span text:style-name="T3314"><text:s/>strDatum =<text:s/></text:span><text:span text:style-name="T3315">$"</text:span><text:span text:style-name="T3316">{objRasporedRada.Datum.Month}</text:span><text:span text:style-name="T3317">/</text:span><text:span text:style-name="T3318">{objRasporedRada.Datum.Day}</text:span><text:span text:style-name="T3319">/</text:span><text:span text:style-name="T3320">{objRasporedRada.Datum.Year}</text:span><text:span text:style-name="T3321">"</text:span><text:span text:style-name="T3322">;</text:span></text:p>
            <text:p text:style-name="P3323"/>
            <text:p text:style-name="P3324"><text:span text:style-name="T3325"><text:s text:c="12"/></text:span><text:span text:style-name="T3326">string</text:span><text:span text:style-name="T3327"><text:s/>sqlInsertUpit =<text:s/></text:span><text:span text:style-name="T3328">$"INSERT INTO RasporedRada VALUES('</text:span><text:span text:style-name="T3329">{objRasporedRada.Ime}</text:span><text:span text:style-name="T3330">','</text:span><text:span text:style-name="T3331">{objRasporedRada.Prezime}</text:span><text:span text:style-name="T3332">','</text:span><text:span text:style-name="T3333">{objRasporedRada.Klijent}</text:span><text:span text:style-name="T3334">', '</text:span><text:span text:style-name="T3335">{objRasporedRada.Sati}</text:span><text:span text:style-name="T3336">', '</text:span><text:span text:style-name="T3337">{strDatum}</text:span><text:span text:style-name="T3338">', '</text:span><text:span text:style-name="T3339">{objRasporedRada.Posao}</text:span><text:span text:style-name="T3340">')"</text:span><text:span text:style-name="T3341">;</text:span></text:p>
            <text:p text:style-name="P3342"><text:s text:c="12"/></text:p>
            <text:p text:style-name="P3343"><text:span text:style-name="T3344"><text:s text:c="12"/></text:span><text:span text:style-name="T3345">try</text:span></text:p>
            <text:p text:style-name="P3346"><text:s text:c="12"/>{</text:p>
            <text:p text:style-name="P3347"><text:s text:c="16"/>uspeh = objSqlTabela.IzvrsiAzuriranje(sqlInsertUpit);</text:p>
            <text:p text:style-name="P3348"><text:span text:style-name="T3349"><text:s text:c="16"/>tekstGreske =<text:s/></text:span><text:span text:style-name="T3350">string</text:span><text:span text:style-name="T3351">.Empty;</text:span></text:p>
            <text:p text:style-name="P3352"><text:s text:c="12"/>}</text:p>
            <text:p text:style-name="P3353"><text:span text:style-name="T3354"><text:s text:c="12"/></text:span><text:span text:style-name="T3355">catch</text:span><text:span text:style-name="T3356"><text:s/>(Exception greska)</text:span></text:p>
            <text:p text:style-name="P3357"><text:s text:c="12"/>{</text:p>
            <text:p text:style-name="P3358"><text:span text:style-name="T3359"><text:s text:c="16"/>uspeh =<text:s/></text:span><text:span text:style-name="T3360">false</text:span><text:span text:style-name="T3361">;</text:span></text:p>
            <text:p text:style-name="P3362"><text:s text:c="16"/>tekstGreske = greska.Message;</text:p>
            <text:p text:style-name="P3363"><text:s text:c="12"/>}</text:p>
            <text:p text:style-name="P3364"><text:s text:c="8"/>}</text:p>
            <text:p text:style-name="P3365"><text:s text:c="4"/>}</text:p>
            <text:p text:style-name="P3366">}</text:p>
          </table:table-cell>
        </table:table-row>
      </table:table>
      <text:p text:style-name="P3367"/>
      <text:list text:style-name="LFO1" text:continue-numbering="true">
        <text:list-item>
          <text:list>
            <text:list-item>
              <text:p text:style-name="P3368"><text:bookmark-start text:name="_Toc51082648"/>Listing biblioteke SQLDBUtils<text:bookmark-end text:name="_Toc51082648"/></text:p>
            </text:list-item>
          </text:list>
        </text:list-item>
      </text:list>
      <text:list text:style-name="LFO1" text:continue-numbering="true">
        <text:list-item>
          <text:list>
            <text:list-item>
              <text:list>
                <text:list-item>
                  <text:p text:style-name="P3369"><text:bookmark-start text:name="_Toc51082649"/>clsSqlKonekcija<text:bookmark-end text:name="_Toc51082649"/></text:p>
                </text:list-item>
              </text:list>
            </text:list-item>
          </text:list>
        </text:list-item>
      </text:list>
      <table:table table:style-name="Table3370">
        <table:table-columns>
          <table:table-column table:style-name="TableColumn3371"/>
        </table:table-columns>
        <table:table-row table:style-name="TableRow3372">
          <table:table-cell table:style-name="TableCell3373">
            <text:p text:style-name="P3374"><text:span text:style-name="T3375">//</text:span></text:p>
            <text:p text:style-name="P3376"><text:span text:style-name="T3377">using</text:span><text:span text:style-name="T3378"><text:s/>System.Data.SqlClient;</text:span></text:p>
            <text:p text:style-name="P3379"/>
            <text:p text:style-name="P3380"><text:span text:style-name="T3381">namespace</text:span><text:span text:style-name="T3382"><text:s/>SqlDBUtils</text:span></text:p>
            <text:p text:style-name="P3383">{</text:p>
            <text:p text:style-name="P3384"><text:span text:style-name="T3385"><text:s text:c="4"/></text:span><text:span text:style-name="T3386">public</text:span><text:span text:style-name="T3387"><text:s/></text:span><text:span text:style-name="T3388">class</text:span><text:span text:style-name="T3389"><text:s/></text:span><text:span text:style-name="T3390">clsSqlKonekcija</text:span></text:p>
            <text:p text:style-name="P3391"><text:s text:c="4"/>{</text:p>
            <text:p text:style-name="P3392"><text:span text:style-name="T3393"><text:s text:c="8"/></text:span><text:span text:style-name="T3394">/* ODGOVORNOST: Konekcija na celinu baze podataka, SQL server tipa <text:s/>*/</text:span></text:p>
            <text:p text:style-name="P3395"/>
            <text:p text:style-name="P3396"><text:span text:style-name="T3397"><text:s text:c="8"/></text:span><text:span text:style-name="T3398">#region</text:span><text:span text:style-name="T3399"><text:s/>Atributi</text:span></text:p>
            <text:p text:style-name="P3400"><text:span text:style-name="T3401"><text:s text:c="8"/></text:span><text:span text:style-name="T3402">private</text:span><text:span text:style-name="T3403"><text:s/>SqlConnection pKonekcija;</text:span></text:p>
            <text:p text:style-name="P3404"><text:span text:style-name="T3405"><text:s text:c="8"/></text:span><text:span text:style-name="T3406">//</text:span></text:p>
            <text:p text:style-name="P3407"><text:span text:style-name="T3408"><text:s text:c="8"/></text:span><text:span text:style-name="T3409">private</text:span><text:span text:style-name="T3410"><text:s/></text:span><text:span text:style-name="T3411">string</text:span><text:span text:style-name="T3412"><text:s/>pPutanjaSQLBaze;</text:span></text:p>
            <text:p text:style-name="P3413"><text:span text:style-name="T3414"><text:s text:c="8"/></text:span><text:span text:style-name="T3415">private</text:span><text:span text:style-name="T3416"><text:s/></text:span><text:span text:style-name="T3417">string</text:span><text:span text:style-name="T3418"><text:s/>pNazivBaze;</text:span></text:p>
            <text:p text:style-name="P3419"><text:span text:style-name="T3420"><text:s text:c="8"/></text:span><text:span text:style-name="T3421">private</text:span><text:span text:style-name="T3422"><text:s/></text:span><text:span text:style-name="T3423">string</text:span><text:span text:style-name="T3424"><text:s/>pNazivSQL_DBMSinstance;</text:span></text:p>
            <text:p text:style-name="P3425"><text:span text:style-name="T3426"><text:s text:c="8"/></text:span><text:span text:style-name="T3427">private</text:span><text:span text:style-name="T3428"><text:s/></text:span><text:span text:style-name="T3429">string</text:span><text:span text:style-name="T3430"><text:s/>pStringKonekcije;</text:span></text:p>
            <text:p text:style-name="P3431"/>
            <text:p text:style-name="P3432"><text:span text:style-name="T3433"><text:s text:c="8"/></text:span><text:span text:style-name="T3434">#endregion</text:span></text:p>
            <text:p text:style-name="P3435"/>
            <text:p text:style-name="P3436"><text:span text:style-name="T3437"><text:s text:c="8"/></text:span><text:span text:style-name="T3438">#region</text:span><text:span text:style-name="T3439"><text:s/>Konstruktor</text:span></text:p>
            <text:p text:style-name="P3440"><text:span text:style-name="T3441"><text:s text:c="8"/></text:span><text:span text:style-name="T3442">public</text:span><text:span text:style-name="T3443"><text:s/></text:span><text:span text:style-name="T3444">clsSqlKonekcija</text:span><text:span text:style-name="T3445">(</text:span><text:span text:style-name="T3446">string</text:span><text:span text:style-name="T3447"><text:s/>nazivSQL_DBMSInstance,<text:s/></text:span><text:span text:style-name="T3448">string</text:span><text:span text:style-name="T3449"><text:s/>putanjaSqlBaze,<text:s/></text:span><text:span text:style-name="T3450">string</text:span><text:span text:style-name="T3451"><text:s/>NazivBaze)</text:span></text:p>
            <text:p text:style-name="P3452"><text:s text:c="8"/>{</text:p>
            <text:p text:style-name="P3453"><text:span text:style-name="T3454"><text:s text:c="12"/></text:span><text:span text:style-name="T3455">// preuzimanje vrednosti u privatne atribute</text:span></text:p>
            <text:p text:style-name="P3456"><text:s text:c="12"/>pPutanjaSQLBaze = putanjaSqlBaze;</text:p>
            <text:p text:style-name="P3457"><text:s text:c="12"/>pNazivBaze = NazivBaze;</text:p>
            <text:p text:style-name="P3458"><text:s text:c="12"/>pNazivSQL_DBMSinstance = nazivSQL_DBMSInstance;</text:p>
            <text:p text:style-name="P3459"><text:span text:style-name="T3460"><text:s text:c="12"/></text:span><text:span text:style-name="T3461">// pripremanje stringa konekcije, dodato 22.3.2020.</text:span></text:p>
            <text:p text:style-name="P3462"><text:span text:style-name="T3463"><text:s text:c="12"/>pStringKonekcije =<text:s/></text:span><text:span text:style-name="T3464">""</text:span><text:span text:style-name="T3465">;</text:span></text:p>
            <text:p text:style-name="P3466"><text:s text:c="12"/>pStringKonekcije = FormirajStringKonekcije();</text:p>
            <text:p text:style-name="P3467"><text:s text:c="8"/>}</text:p>
            <text:p text:style-name="P3468"/>
            <text:p text:style-name="P3469"><text:span text:style-name="T3470"><text:s text:c="8"/></text:span><text:span text:style-name="T3471">// preklapajuci konstruktor, kada dobijemo spolja string konekcije</text:span></text:p>
            <text:p text:style-name="P3472"><text:span text:style-name="T3473"><text:s text:c="8"/></text:span><text:span text:style-name="T3474">public</text:span><text:span text:style-name="T3475"><text:s/></text:span><text:span text:style-name="T3476">clsSqlKonekcija</text:span><text:span text:style-name="T3477">(</text:span><text:span text:style-name="T3478">string</text:span><text:span text:style-name="T3479"><text:s/>noviStringKonekcije)</text:span></text:p>
            <text:p text:style-name="P3480"><text:s text:c="8"/>{</text:p>
            <text:p text:style-name="P3481"><text:span text:style-name="T3482"><text:s text:c="12"/>pStringKonekcije = noviStringKonekcije;<text:s/></text:span><text:span text:style-name="T3483">// u ovom slucaju se ne poziva metoda FormirajStringKonekcije</text:span></text:p>
            <text:p text:style-name="P3484"><text:s text:c="8"/>}</text:p>
            <text:p text:style-name="P3485"/>
            <text:p text:style-name="P3486"><text:span text:style-name="T3487"><text:s text:c="8"/></text:span><text:span text:style-name="T3488">// preklapajuci konstruktor, bez stringa konekcije</text:span></text:p>
            <text:p text:style-name="P3489"><text:span text:style-name="T3490"><text:s text:c="8"/></text:span><text:span text:style-name="T3491">public</text:span><text:span text:style-name="T3492"><text:s/></text:span><text:span text:style-name="T3493">clsSqlKonekcija</text:span><text:span text:style-name="T3494">()</text:span></text:p>
            <text:p text:style-name="P3495"><text:s text:c="8"/>{</text:p>
            <text:p text:style-name="P3496"/>
            <text:p text:style-name="P3497"><text:s text:c="8"/>}</text:p>
            <text:p text:style-name="P3498"/>
            <text:p text:style-name="P3499"><text:span text:style-name="T3500"><text:s text:c="8"/></text:span><text:span text:style-name="T3501">#endregion</text:span></text:p>
            <text:p text:style-name="P3502"/>
            <text:p text:style-name="P3503"><text:span text:style-name="T3504"><text:s text:c="8"/></text:span><text:span text:style-name="T3505">#region</text:span><text:span text:style-name="T3506"><text:s/>Privatne metode</text:span></text:p>
            <text:p text:style-name="P3507"><text:span text:style-name="T3508"><text:s text:c="8"/></text:span><text:span text:style-name="T3509">private</text:span><text:span text:style-name="T3510"><text:s/></text:span><text:span text:style-name="T3511">string</text:span><text:span text:style-name="T3512"><text:s/>FormirajStringKonekcije()<text:s/></text:span><text:span text:style-name="T3513">// promenjen naziv</text:span></text:p>
            <text:p text:style-name="P3514"><text:s text:c="8"/>{</text:p>
            <text:p text:style-name="P3515"><text:span text:style-name="T3516"><text:s text:c="12"/></text:span><text:span text:style-name="T3517">string</text:span><text:span text:style-name="T3518"><text:s/>mStringKonekcije =<text:s/></text:span><text:span text:style-name="T3519">""</text:span><text:span text:style-name="T3520">;</text:span></text:p>
            <text:p text:style-name="P3521"><text:span text:style-name="T3522"><text:s text:c="12"/></text:span><text:span text:style-name="T3523">if</text:span><text:span text:style-name="T3524"><text:s/>(pPutanjaSQLBaze.Length.Equals(0) || pPutanjaSQLBaze ==<text:s/></text:span><text:span text:style-name="T3525">null</text:span><text:span text:style-name="T3526">)</text:span></text:p>
            <text:p text:style-name="P3527"><text:s text:c="12"/>{</text:p>
            <text:p text:style-name="P3528"><text:span text:style-name="T3529"><text:s text:c="16"/>mStringKonekcije =<text:s/></text:span><text:span text:style-name="T3530">"Data Source="</text:span><text:span text:style-name="T3531"><text:s/>+ pNazivSQL_DBMSinstance +<text:s/></text:span><text:span text:style-name="T3532">" ;Initial Catalog="</text:span><text:span text:style-name="T3533"><text:s/>+ pNazivBaze +<text:s/></text:span><text:span text:style-name="T3534">";Integrated Security=True"</text:span><text:span text:style-name="T3535">;</text:span></text:p>
            <text:p text:style-name="P3536"><text:s text:c="12"/>}</text:p>
            <text:p text:style-name="P3537"><text:span text:style-name="T3538"><text:s text:c="12"/></text:span><text:span text:style-name="T3539">else</text:span></text:p>
            <text:p text:style-name="P3540"><text:s text:c="12"/>{</text:p>
            <text:p text:style-name="P3541"><text:span text:style-name="T3542"><text:s text:c="16"/>mStringKonekcije =<text:s/></text:span><text:span text:style-name="T3543">"Data Source=.\\"</text:span><text:span text:style-name="T3544"><text:s/>+ pNazivSQL_DBMSinstance +<text:s/></text:span><text:span text:style-name="T3545">";AttachDbFilename="</text:span><text:span text:style-name="T3546"><text:s/>+ pPutanjaSQLBaze +<text:s/></text:span><text:span text:style-name="T3547">"\\"</text:span><text:span text:style-name="T3548"><text:s/>+ pNazivBaze +<text:s/></text:span><text:span text:style-name="T3549">";Integrated Security=True;Connect Timeout=30;User Instance=True"</text:span><text:span text:style-name="T3550">;</text:span></text:p>
            <text:p text:style-name="P3551"><text:s text:c="12"/>}</text:p>
            <text:p text:style-name="P3552"><text:span text:style-name="T3553"><text:s text:c="12"/></text:span><text:span text:style-name="T3554">return</text:span><text:span text:style-name="T3555"><text:s/>mStringKonekcije;</text:span></text:p>
            <text:p text:style-name="P3556"><text:s text:c="8"/>}</text:p>
            <text:p text:style-name="P3557"><text:span text:style-name="T3558"><text:s text:c="8"/></text:span><text:span text:style-name="T3559">#endregion</text:span></text:p>
            <text:p text:style-name="P3560"/>
            <text:p text:style-name="P3561"><text:span text:style-name="T3562"><text:s text:c="8"/></text:span><text:span text:style-name="T3563">#region</text:span><text:span text:style-name="T3564"><text:s/>Javne metode</text:span></text:p>
            <text:p text:style-name="P3565"/>
            <text:p text:style-name="P3566"><text:span text:style-name="T3567"><text:s text:c="8"/></text:span><text:span text:style-name="T3568">public</text:span><text:span text:style-name="T3569"><text:s/></text:span><text:span text:style-name="T3570">string</text:span><text:span text:style-name="T3571"><text:s/>StringKonekcije</text:span></text:p>
            <text:p text:style-name="P3572"><text:s text:c="8"/>{</text:p>
            <text:p text:style-name="P3573"><text:span text:style-name="T3574"><text:s text:c="12"/></text:span><text:span text:style-name="T3575">get</text:span><text:span text:style-name="T3576"><text:s/>{<text:s/></text:span><text:span text:style-name="T3577">return</text:span><text:span text:style-name="T3578"><text:s/>pStringKonekcije; }</text:span></text:p>
            <text:p text:style-name="P3579"><text:span text:style-name="T3580"><text:s text:c="12"/></text:span><text:span text:style-name="T3581">set</text:span><text:span text:style-name="T3582"><text:s/>{ pStringKonekcije = value; }</text:span></text:p>
            <text:p text:style-name="P3583"><text:s text:c="8"/>}</text:p>
            <text:p text:style-name="P3584"/>
            <text:p text:style-name="P3585"/>
            <text:p text:style-name="P3586"><text:span text:style-name="T3587"><text:s text:c="8"/></text:span><text:span text:style-name="T3588">public</text:span><text:span text:style-name="T3589"><text:s/></text:span><text:span text:style-name="T3590">bool</text:span><text:span text:style-name="T3591"><text:s/>OtvoriKonekciju()</text:span></text:p>
            <text:p text:style-name="P3592"><text:s text:c="8"/>{</text:p>
            <text:p text:style-name="P3593"><text:span text:style-name="T3594"><text:s text:c="12"/></text:span><text:span text:style-name="T3595">bool</text:span><text:span text:style-name="T3596"><text:s/>uspeh;</text:span></text:p>
            <text:p text:style-name="P3597"><text:span text:style-name="T3598"><text:s text:c="12"/>pKonekcija =<text:s/></text:span><text:span text:style-name="T3599">new</text:span><text:span text:style-name="T3600"><text:s/>SqlConnection();</text:span></text:p>
            <text:p text:style-name="P3601"><text:span text:style-name="T3602"><text:s text:c="12"/>pKonekcija.ConnectionString = pStringKonekcije;<text:s/></text:span><text:span text:style-name="T3603">// 22.3.2020. s obzirom da se na konstruktoru formira i smesta string konekcije u pStringKonekcije, onda se ovde samo otvara</text:span></text:p>
            <text:p text:style-name="P3604"><text:span text:style-name="T3605"><text:s text:c="12"/></text:span><text:span text:style-name="T3606">// ovo je bolje resenje nego da se ovde pozove i kreiranje stringa konekcije, s obzirom na SOLID princip Single Responsibility i a sto jezgrovitije radimo posao koji je dat (da se ne radi ono sto nije u nazivu)</text:span></text:p>
            <text:p text:style-name="P3607"/>
            <text:p text:style-name="P3608"><text:span text:style-name="T3609"><text:s text:c="12"/></text:span><text:span text:style-name="T3610">try</text:span></text:p>
            <text:p text:style-name="P3611"><text:s text:c="12"/>{</text:p>
            <text:p text:style-name="P3612"><text:s text:c="16"/>pKonekcija.Open();</text:p>
            <text:p text:style-name="P3613"><text:span text:style-name="T3614"><text:s text:c="16"/>uspeh =<text:s/></text:span><text:span text:style-name="T3615">true</text:span><text:span text:style-name="T3616">;</text:span></text:p>
            <text:p text:style-name="P3617"><text:s text:c="12"/>}</text:p>
            <text:p text:style-name="P3618"><text:span text:style-name="T3619"><text:s text:c="12"/></text:span><text:span text:style-name="T3620">catch</text:span></text:p>
            <text:p text:style-name="P3621"><text:s text:c="12"/>{</text:p>
            <text:p text:style-name="P3622"><text:span text:style-name="T3623"><text:s text:c="16"/>uspeh =<text:s/></text:span><text:span text:style-name="T3624">false</text:span><text:span text:style-name="T3625">;</text:span></text:p>
            <text:p text:style-name="P3626"><text:s text:c="12"/>}</text:p>
            <text:p text:style-name="P3627"><text:span text:style-name="T3628"><text:s text:c="12"/></text:span><text:span text:style-name="T3629">return</text:span><text:span text:style-name="T3630"><text:s/>uspeh;</text:span></text:p>
            <text:p text:style-name="P3631"><text:s text:c="8"/>}</text:p>
            <text:p text:style-name="P3632"/>
            <text:p text:style-name="P3633"><text:span text:style-name="T3634"><text:s text:c="8"/></text:span><text:span text:style-name="T3635">public</text:span><text:span text:style-name="T3636"><text:s/>SqlConnection DajKonekciju()</text:span></text:p>
            <text:p text:style-name="P3637"><text:s text:c="8"/>{</text:p>
            <text:p text:style-name="P3638"><text:span text:style-name="T3639"><text:s text:c="12"/></text:span><text:span text:style-name="T3640">return</text:span><text:span text:style-name="T3641"><text:s/>pKonekcija;</text:span></text:p>
            <text:p text:style-name="P3642"><text:s text:c="8"/>}</text:p>
            <text:p text:style-name="P3643"/>
            <text:p text:style-name="P3644"><text:span text:style-name="T3645"><text:s text:c="8"/></text:span><text:span text:style-name="T3646">public</text:span><text:span text:style-name="T3647"><text:s/></text:span><text:span text:style-name="T3648">string</text:span><text:span text:style-name="T3649"><text:s/>DajStringKonekcije()<text:s/></text:span><text:span text:style-name="T3650">// dodato 22.3.2020.</text:span></text:p>
            <text:p text:style-name="P3651"><text:s text:c="8"/>{</text:p>
            <text:p text:style-name="P3652"><text:span text:style-name="T3653"><text:s text:c="12"/></text:span><text:span text:style-name="T3654">return</text:span><text:span text:style-name="T3655"><text:s/>pStringKonekcije;</text:span></text:p>
            <text:p text:style-name="P3656"><text:s text:c="8"/>}</text:p>
            <text:p text:style-name="P3657"/>
            <text:p text:style-name="P3658"><text:span text:style-name="T3659"><text:s text:c="8"/></text:span><text:span text:style-name="T3660">public</text:span><text:span text:style-name="T3661"><text:s/></text:span><text:span text:style-name="T3662">void</text:span><text:span text:style-name="T3663"><text:s/>ZatvoriKonekciju()</text:span></text:p>
            <text:p text:style-name="P3664"><text:s text:c="8"/>{</text:p>
            <text:p text:style-name="P3665"><text:span text:style-name="T3666"><text:s text:c="12"/>pPutanjaSQLBaze =<text:s/></text:span><text:span text:style-name="T3667">""</text:span><text:span text:style-name="T3668">;</text:span></text:p>
            <text:p text:style-name="P3669"><text:s text:c="12"/>pKonekcija.Close();</text:p>
            <text:p text:style-name="P3670"><text:s text:c="12"/>pKonekcija.Dispose();</text:p>
            <text:p text:style-name="P3671"><text:s text:c="8"/>}</text:p>
            <text:p text:style-name="P3672"/>
            <text:p text:style-name="P3673"><text:span text:style-name="T3674"><text:s text:c="8"/></text:span><text:span text:style-name="T3675">#endregion</text:span></text:p>
            <text:p text:style-name="P3676"/>
            <text:p text:style-name="P3677"><text:s text:c="4"/>}</text:p>
            <text:p text:style-name="P3678">}</text:p>
          </table:table-cell>
        </table:table-row>
      </table:table>
      <text:list text:style-name="LFO1" text:continue-numbering="true">
        <text:list-item>
          <text:list>
            <text:list-item>
              <text:list>
                <text:list-item>
                  <text:p text:style-name="P3679"><text:bookmark-start text:name="_Toc51082650"/>clsSqlTabela<text:bookmark-end text:name="_Toc51082650"/></text:p>
                </text:list-item>
              </text:list>
            </text:list-item>
          </text:list>
        </text:list-item>
      </text:list>
      <table:table table:style-name="Table3680">
        <table:table-columns>
          <table:table-column table:style-name="TableColumn3681"/>
        </table:table-columns>
        <table:table-row table:style-name="TableRow3682">
          <table:table-cell table:style-name="TableCell3683">
            <text:p text:style-name="P3684"><text:span text:style-name="T3685">using</text:span><text:span text:style-name="T3686"><text:s/>System.Collections.Generic;</text:span></text:p>
            <text:p text:style-name="P3687"><text:span text:style-name="T3688">//</text:span></text:p>
            <text:p text:style-name="P3689"><text:span text:style-name="T3690">using</text:span><text:span text:style-name="T3691"><text:s/>System.Data.SqlClient;</text:span></text:p>
            <text:p text:style-name="P3692"><text:span text:style-name="T3693">using</text:span><text:span text:style-name="T3694"><text:s/>System.Linq;</text:span></text:p>
            <text:p text:style-name="P3695"/>
            <text:p text:style-name="P3696"><text:span text:style-name="T3697">namespace</text:span><text:span text:style-name="T3698"><text:s/>SqlDBUtils</text:span></text:p>
            <text:p text:style-name="P3699">{</text:p>
            <text:p text:style-name="P3700"><text:span text:style-name="T3701"><text:s text:c="4"/></text:span><text:span text:style-name="T3702">public</text:span><text:span text:style-name="T3703"><text:s/></text:span><text:span text:style-name="T3704">class</text:span><text:span text:style-name="T3705"><text:s/></text:span><text:span text:style-name="T3706">clsSqlTabela</text:span></text:p>
            <text:p text:style-name="P3707"><text:s text:c="4"/>{</text:p>
            <text:p text:style-name="P3708"><text:span text:style-name="T3709"><text:s text:c="8"/></text:span><text:span text:style-name="T3710">#region</text:span><text:span text:style-name="T3711"><text:s/>Atributi</text:span></text:p>
            <text:p text:style-name="P3712"/>
            <text:p text:style-name="P3713"><text:span text:style-name="T3714"><text:s text:c="8"/></text:span><text:span text:style-name="T3715">private</text:span><text:span text:style-name="T3716"><text:s/></text:span><text:span text:style-name="T3717">string</text:span><text:span text:style-name="T3718"><text:s/>pNazivTabele;</text:span></text:p>
            <text:p text:style-name="P3719"><text:span text:style-name="T3720"><text:s text:c="8"/></text:span><text:span text:style-name="T3721">private</text:span><text:span text:style-name="T3722"><text:s/>clsSqlKonekcija pKonekcija;</text:span></text:p>
            <text:p text:style-name="P3723"><text:span text:style-name="T3724"><text:s text:c="8"/></text:span><text:span text:style-name="T3725">private</text:span><text:span text:style-name="T3726"><text:s/>SqlDataAdapter pAdapter;</text:span></text:p>
            <text:p text:style-name="P3727"><text:span text:style-name="T3728"><text:s text:c="8"/></text:span><text:span text:style-name="T3729">private</text:span><text:span text:style-name="T3730"><text:s/>System.Data.DataSet pDataSet;</text:span></text:p>
            <text:p text:style-name="P3731"/>
            <text:p text:style-name="P3732"><text:span text:style-name="T3733"><text:s text:c="8"/></text:span><text:span text:style-name="T3734">#endregion</text:span></text:p>
            <text:p text:style-name="P3735"/>
            <text:p text:style-name="P3736"><text:span text:style-name="T3737"><text:s text:c="8"/></text:span><text:span text:style-name="T3738">#region</text:span><text:span text:style-name="T3739"><text:s/>Konstruktor</text:span></text:p>
            <text:p text:style-name="P3740"/>
            <text:p text:style-name="P3741"><text:span text:style-name="T3742"><text:s text:c="8"/></text:span><text:span text:style-name="T3743">public</text:span><text:span text:style-name="T3744"><text:s/></text:span><text:span text:style-name="T3745">clsSqlTabela</text:span><text:span text:style-name="T3746">(clsSqlKonekcija Konekcija,<text:s/></text:span><text:span text:style-name="T3747">string</text:span><text:span text:style-name="T3748"><text:s/>NazivTabele)</text:span></text:p>
            <text:p text:style-name="P3749"><text:s text:c="8"/>{</text:p>
            <text:p text:style-name="P3750"><text:s text:c="12"/>pKonekcija = Konekcija;</text:p>
            <text:p text:style-name="P3751"><text:s text:c="12"/>pNazivTabele = NazivTabele;</text:p>
            <text:p text:style-name="P3752"><text:s text:c="8"/>}</text:p>
            <text:p text:style-name="P3753"/>
            <text:p text:style-name="P3754"><text:span text:style-name="T3755"><text:s text:c="8"/></text:span><text:span text:style-name="T3756">#endregion</text:span></text:p>
            <text:p text:style-name="P3757"/>
            <text:p text:style-name="P3758"><text:span text:style-name="T3759"><text:s text:c="8"/></text:span><text:span text:style-name="T3760">#region</text:span><text:span text:style-name="T3761"><text:s/>Privatne metode</text:span></text:p>
            <text:p text:style-name="P3762"/>
            <text:p text:style-name="P3763"><text:span text:style-name="T3764"><text:s text:c="8"/></text:span><text:span text:style-name="T3765">private</text:span><text:span text:style-name="T3766"><text:s/></text:span><text:span text:style-name="T3767">void</text:span><text:span text:style-name="T3768"><text:s/>KreirajAdapter(</text:span><text:span text:style-name="T3769">string</text:span><text:span text:style-name="T3770"><text:s/>SelectUpit,<text:s/></text:span><text:span text:style-name="T3771">string</text:span><text:span text:style-name="T3772"><text:s/>InsertUpit,<text:s/></text:span><text:span text:style-name="T3773">string</text:span><text:span text:style-name="T3774"><text:s/>DeleteUpit,<text:s/></text:span><text:span text:style-name="T3775">string</text:span><text:span text:style-name="T3776"><text:s/>UpdateUpit)</text:span></text:p>
            <text:p text:style-name="P3777"><text:s text:c="8"/>{</text:p>
            <text:p text:style-name="P3778"><text:s text:c="12"/>SqlCommand mSelectKomanda, mInsertKomanda, mDeleteKomanda, mUpdateKomanda;</text:p>
            <text:p text:style-name="P3779"/>
            <text:p text:style-name="P3780"><text:span text:style-name="T3781"><text:s text:c="12"/>mSelectKomanda =<text:s/></text:span><text:span text:style-name="T3782">new</text:span><text:span text:style-name="T3783"><text:s/>SqlCommand();</text:span></text:p>
            <text:p text:style-name="P3784"><text:s text:c="12"/>mSelectKomanda.CommandText = SelectUpit;</text:p>
            <text:p text:style-name="P3785"><text:s text:c="12"/>mSelectKomanda.Connection = pKonekcija.DajKonekciju();</text:p>
            <text:p text:style-name="P3786"/>
            <text:p text:style-name="P3787"><text:span text:style-name="T3788"><text:s text:c="12"/>mInsertKomanda =<text:s/></text:span><text:span text:style-name="T3789">new</text:span><text:span text:style-name="T3790"><text:s/>SqlCommand();</text:span></text:p>
            <text:p text:style-name="P3791"><text:s text:c="12"/>mInsertKomanda.CommandText = InsertUpit;</text:p>
            <text:p text:style-name="P3792"><text:s text:c="12"/>mInsertKomanda.Connection = pKonekcija.DajKonekciju();</text:p>
            <text:p text:style-name="P3793"/>
            <text:p text:style-name="P3794"><text:span text:style-name="T3795"><text:s text:c="12"/>mDeleteKomanda =<text:s/></text:span><text:span text:style-name="T3796">new</text:span><text:span text:style-name="T3797"><text:s/>SqlCommand();</text:span></text:p>
            <text:p text:style-name="P3798"><text:s text:c="12"/>mDeleteKomanda.CommandText = DeleteUpit;</text:p>
            <text:p text:style-name="P3799"><text:s text:c="12"/>mDeleteKomanda.Connection = pKonekcija.DajKonekciju();</text:p>
            <text:p text:style-name="P3800"/>
            <text:p text:style-name="P3801"><text:span text:style-name="T3802"><text:s text:c="12"/>mUpdateKomanda =<text:s/></text:span><text:span text:style-name="T3803">new</text:span><text:span text:style-name="T3804"><text:s/>SqlCommand();</text:span></text:p>
            <text:p text:style-name="P3805"><text:s text:c="12"/>mUpdateKomanda.CommandText = UpdateUpit;</text:p>
            <text:p text:style-name="P3806"><text:s text:c="12"/>mUpdateKomanda.Connection = pKonekcija.DajKonekciju();</text:p>
            <text:p text:style-name="P3807"/>
            <text:p text:style-name="P3808"><text:span text:style-name="T3809"><text:s text:c="12"/>pAdapter =<text:s/></text:span><text:span text:style-name="T3810">new</text:span><text:span text:style-name="T3811"><text:s/>SqlDataAdapter();</text:span></text:p>
            <text:p text:style-name="P3812"><text:s text:c="12"/>pAdapter.SelectCommand = mSelectKomanda;</text:p>
            <text:p text:style-name="P3813"><text:s text:c="12"/>pAdapter.InsertCommand = mInsertKomanda;</text:p>
            <text:p text:style-name="P3814"><text:s text:c="12"/>pAdapter.UpdateCommand = mUpdateKomanda;</text:p>
            <text:p text:style-name="P3815"><text:s text:c="12"/>pAdapter.DeleteCommand = mDeleteKomanda;</text:p>
            <text:p text:style-name="P3816"><text:s text:c="8"/>}</text:p>
            <text:p text:style-name="P3817"/>
            <text:p text:style-name="P3818"><text:span text:style-name="T3819"><text:s text:c="8"/></text:span><text:span text:style-name="T3820">private</text:span><text:span text:style-name="T3821"><text:s/></text:span><text:span text:style-name="T3822">void</text:span><text:span text:style-name="T3823"><text:s/>KreirajDataset()</text:span></text:p>
            <text:p text:style-name="P3824"><text:s text:c="8"/>{</text:p>
            <text:p text:style-name="P3825"><text:span text:style-name="T3826"><text:s text:c="12"/>pDataSet =<text:s/></text:span><text:span text:style-name="T3827">new</text:span><text:span text:style-name="T3828"><text:s/>System.Data.DataSet();</text:span></text:p>
            <text:p text:style-name="P3829"><text:s text:c="12"/>pAdapter.Fill(pDataSet, pNazivTabele);</text:p>
            <text:p text:style-name="P3830"/>
            <text:p text:style-name="P3831"><text:s text:c="8"/>}</text:p>
            <text:p text:style-name="P3832"/>
            <text:p text:style-name="P3833"><text:span text:style-name="T3834"><text:s text:c="8"/></text:span><text:span text:style-name="T3835">private</text:span><text:span text:style-name="T3836"><text:s/>System.Data.DataTable KreirajDataTable(System.Data.DataSet noviDataSet)</text:span></text:p>
            <text:p text:style-name="P3837"><text:s text:c="8"/>{</text:p>
            <text:p text:style-name="P3838"><text:span text:style-name="T3839"><text:s text:c="12"/></text:span><text:span text:style-name="T3840">return</text:span><text:span text:style-name="T3841"><text:s/>noviDataSet.Tables[0];</text:span></text:p>
            <text:p text:style-name="P3842"/>
            <text:p text:style-name="P3843"><text:s text:c="8"/>}</text:p>
            <text:p text:style-name="P3844"/>
            <text:p text:style-name="P3845"><text:span text:style-name="T3846"><text:s text:c="8"/></text:span><text:span text:style-name="T3847">private</text:span><text:span text:style-name="T3848"><text:s/></text:span><text:span text:style-name="T3849">void</text:span><text:span text:style-name="T3850"><text:s/>ZatvoriAdapterDataset()</text:span></text:p>
            <text:p text:style-name="P3851"><text:s text:c="8"/>{</text:p>
            <text:p text:style-name="P3852"><text:s text:c="12"/>pAdapter.Dispose();</text:p>
            <text:p text:style-name="P3853"><text:s text:c="12"/>pDataSet.Dispose();</text:p>
            <text:p text:style-name="P3854"><text:s text:c="8"/>}</text:p>
            <text:p text:style-name="P3855"/>
            <text:p text:style-name="P3856"><text:span text:style-name="T3857"><text:s text:c="8"/></text:span><text:span text:style-name="T3858">#endregion</text:span></text:p>
            <text:p text:style-name="P3859"/>
            <text:p text:style-name="P3860"><text:span text:style-name="T3861"><text:s text:c="8"/></text:span><text:span text:style-name="T3862">#region</text:span><text:span text:style-name="T3863"><text:s/>Javne metode</text:span></text:p>
            <text:p text:style-name="P3864"/>
            <text:p text:style-name="P3865"><text:span text:style-name="T3866"><text:s text:c="8"/></text:span><text:span text:style-name="T3867">public</text:span><text:span text:style-name="T3868"><text:s/>System.Data.DataSet DajPodatke(</text:span><text:span text:style-name="T3869">string</text:span><text:span text:style-name="T3870"><text:s/>SelectUpit)</text:span></text:p>
            <text:p text:style-name="P3871"><text:span text:style-name="T3872"><text:s text:c="8"/></text:span><text:span text:style-name="T3873">// izdvaja podatke u odnosu na dat selectupit</text:span></text:p>
            <text:p text:style-name="P3874"><text:s text:c="8"/>{</text:p>
            <text:p text:style-name="P3875"><text:span text:style-name="T3876"><text:s text:c="12"/>KreirajAdapter(SelectUpit,<text:s/></text:span><text:span text:style-name="T3877">""</text:span><text:span text:style-name="T3878">,<text:s/></text:span><text:span text:style-name="T3879">""</text:span><text:span text:style-name="T3880">,<text:s/></text:span><text:span text:style-name="T3881">""</text:span><text:span text:style-name="T3882">);</text:span></text:p>
            <text:p text:style-name="P3883"><text:s text:c="12"/>KreirajDataset();</text:p>
            <text:p text:style-name="P3884"><text:span text:style-name="T3885"><text:s text:c="12"/></text:span><text:span text:style-name="T3886">return</text:span><text:span text:style-name="T3887"><text:s/>pDataSet;</text:span></text:p>
            <text:p text:style-name="P3888"><text:s text:c="8"/>}</text:p>
            <text:p text:style-name="P3889"/>
            <text:p text:style-name="P3890"><text:span text:style-name="T3891"><text:s text:c="8"/></text:span><text:span text:style-name="T3892">public</text:span><text:span text:style-name="T3893"><text:s/></text:span><text:span text:style-name="T3894">int</text:span><text:span text:style-name="T3895"><text:s/>DajBrojSlogova()</text:span></text:p>
            <text:p text:style-name="P3896"><text:s text:c="8"/>{</text:p>
            <text:p text:style-name="P3897"><text:span text:style-name="T3898"><text:s text:c="12"/></text:span><text:span text:style-name="T3899">int</text:span><text:span text:style-name="T3900"><text:s/>BrojSlogova = pDataSet.Tables[0].Rows.Count;</text:span></text:p>
            <text:p text:style-name="P3901"><text:span text:style-name="T3902"><text:s text:c="12"/></text:span><text:span text:style-name="T3903">return</text:span><text:span text:style-name="T3904"><text:s/>BrojSlogova;</text:span></text:p>
            <text:p text:style-name="P3905"><text:s text:c="8"/>}</text:p>
            <text:p text:style-name="P3906"/>
            <text:p text:style-name="P3907"><text:span text:style-name="T3908"><text:s text:c="8"/></text:span><text:span text:style-name="T3909">public</text:span><text:span text:style-name="T3910"><text:s/></text:span><text:span text:style-name="T3911">bool</text:span><text:span text:style-name="T3912"><text:s/>IzvrsiAzuriranje(</text:span><text:span text:style-name="T3913">string</text:span><text:span text:style-name="T3914"><text:s/>Upit)</text:span></text:p>
            <text:p text:style-name="P3915"><text:span text:style-name="T3916"><text:s text:c="8"/></text:span><text:span text:style-name="T3917">// izvrzava azuriranje unos/brisanje/izmena u odnosu na dati i upit</text:span></text:p>
            <text:p text:style-name="P3918"><text:s text:c="8"/>{</text:p>
            <text:p text:style-name="P3919"/>
            <text:p text:style-name="P3920"><text:span text:style-name="T3921"><text:s text:c="12"/></text:span><text:span text:style-name="T3922">//</text:span></text:p>
            <text:p text:style-name="P3923"><text:span text:style-name="T3924"><text:s text:c="12"/></text:span><text:span text:style-name="T3925">bool</text:span><text:span text:style-name="T3926"><text:s/>uspeh =<text:s/></text:span><text:span text:style-name="T3927">false</text:span><text:span text:style-name="T3928">;</text:span></text:p>
            <text:p text:style-name="P3929"><text:s text:c="12"/>SqlConnection mKonekcija;</text:p>
            <text:p text:style-name="P3930"><text:s text:c="12"/>SqlCommand Komanda;</text:p>
            <text:p text:style-name="P3931"><text:span text:style-name="T3932"><text:s text:c="12"/>SqlTransaction mTransakcija =<text:s/></text:span><text:span text:style-name="T3933">null</text:span><text:span text:style-name="T3934">;</text:span></text:p>
            <text:p text:style-name="P3935"><text:span text:style-name="T3936"><text:s text:c="12"/></text:span><text:span text:style-name="T3937">try</text:span></text:p>
            <text:p text:style-name="P3938"><text:s text:c="12"/>{</text:p>
            <text:p text:style-name="P3939"><text:s text:c="16"/>mKonekcija = pKonekcija.DajKonekciju();</text:p>
            <text:p text:style-name="P3940"><text:span text:style-name="T3941"><text:s text:c="16"/></text:span><text:span text:style-name="T3942">// aktivan kod <text:s/></text:span></text:p>
            <text:p text:style-name="P3943"/>
            <text:p text:style-name="P3944"><text:span text:style-name="T3945"><text:s text:c="16"/></text:span><text:span text:style-name="T3946">// povezivanje</text:span></text:p>
            <text:p text:style-name="P3947"><text:span text:style-name="T3948"><text:s text:c="16"/>Komanda =<text:s/></text:span><text:span text:style-name="T3949">new</text:span><text:span text:style-name="T3950"><text:s/>SqlCommand();</text:span></text:p>
            <text:p text:style-name="P3951"><text:s text:c="16"/>Komanda.Connection = mKonekcija;</text:p>
            <text:p text:style-name="P3952"><text:s text:c="16"/>Komanda = mKonekcija.CreateCommand();</text:p>
            <text:p text:style-name="P3953"><text:span text:style-name="T3954"><text:s text:c="16"/></text:span><text:span text:style-name="T3955">// pokretanje</text:span></text:p>
            <text:p text:style-name="P3956"><text:span text:style-name="T3957"><text:s text:c="16"/></text:span><text:span text:style-name="T3958">// NE TREBA OPEN JER DOBIJAMO OTVORENU KONEKCIJU KROZ KONSTRUKTOR</text:span></text:p>
            <text:p text:style-name="P3959"><text:span text:style-name="T3960"><text:s text:c="16"/></text:span><text:span text:style-name="T3961">// mKonekcija.Open();</text:span></text:p>
            <text:p text:style-name="P3962"><text:s text:c="16"/>mTransakcija = mKonekcija.BeginTransaction();</text:p>
            <text:p text:style-name="P3963"><text:s text:c="16"/>Komanda.Transaction = mTransakcija;</text:p>
            <text:p text:style-name="P3964"><text:s text:c="16"/>Komanda.CommandText = Upit;</text:p>
            <text:p text:style-name="P3965"><text:s text:c="16"/>Komanda.ExecuteNonQuery();</text:p>
            <text:p text:style-name="P3966"><text:s text:c="16"/>mTransakcija.Commit();</text:p>
            <text:p text:style-name="P3967"><text:span text:style-name="T3968"><text:s text:c="16"/>uspeh =<text:s/></text:span><text:span text:style-name="T3969">true</text:span><text:span text:style-name="T3970">;</text:span></text:p>
            <text:p text:style-name="P3971"><text:s text:c="12"/>}</text:p>
            <text:p text:style-name="P3972"><text:span text:style-name="T3973"><text:s text:c="12"/></text:span><text:span text:style-name="T3974">catch</text:span></text:p>
            <text:p text:style-name="P3975"><text:s text:c="12"/>{</text:p>
            <text:p text:style-name="P3976"><text:s text:c="16"/>mTransakcija.Rollback();</text:p>
            <text:p text:style-name="P3977"><text:span text:style-name="T3978"><text:s text:c="16"/>uspeh =<text:s/></text:span><text:span text:style-name="T3979">false</text:span><text:span text:style-name="T3980">;</text:span></text:p>
            <text:p text:style-name="P3981"><text:s text:c="12"/>}</text:p>
            <text:p text:style-name="P3982"><text:span text:style-name="T3983"><text:s text:c="12"/></text:span><text:span text:style-name="T3984">return</text:span><text:span text:style-name="T3985"><text:s/>uspeh;</text:span></text:p>
            <text:p text:style-name="P3986"><text:s text:c="8"/>}</text:p>
            <text:p text:style-name="P3987"/>
            <text:p text:style-name="P3988"><text:span text:style-name="T3989"><text:s text:c="8"/></text:span><text:span text:style-name="T3990">// preklapajuca metoda kada dobijemo vise upita da se izvrsi u transakciji</text:span></text:p>
            <text:p text:style-name="P3991"><text:span text:style-name="T3992"><text:s text:c="8"/></text:span><text:span text:style-name="T3993">public</text:span><text:span text:style-name="T3994"><text:s/></text:span><text:span text:style-name="T3995">bool</text:span><text:span text:style-name="T3996"><text:s/>IzvrsiAzuriranje(List&lt;</text:span><text:span text:style-name="T3997">string</text:span><text:span text:style-name="T3998">&gt; ListaUpita)</text:span></text:p>
            <text:p text:style-name="P3999"><text:span text:style-name="T4000"><text:s text:c="8"/></text:span><text:span text:style-name="T4001">// izvrzava azuriranje unos/brisanje/izmena<text:s/></text:span></text:p>
            <text:p text:style-name="P4002"><text:span text:style-name="T4003"><text:s text:c="8"/></text:span><text:span text:style-name="T4004">// moze se dodeliti kao parametar lista od vise upita</text:span></text:p>
            <text:p text:style-name="P4005"><text:span text:style-name="T4006"><text:s text:c="8"/></text:span><text:span text:style-name="T4007">// sada transakcija ima smisla, jer izvrsava vise upita u paketu</text:span></text:p>
            <text:p text:style-name="P4008"><text:s text:c="8"/>{</text:p>
            <text:p text:style-name="P4009"/>
            <text:p text:style-name="P4010"><text:span text:style-name="T4011"><text:s text:c="12"/></text:span><text:span text:style-name="T4012">//</text:span></text:p>
            <text:p text:style-name="P4013"><text:span text:style-name="T4014"><text:s text:c="12"/></text:span><text:span text:style-name="T4015">bool</text:span><text:span text:style-name="T4016"><text:s/>uspeh =<text:s/></text:span><text:span text:style-name="T4017">false</text:span><text:span text:style-name="T4018">;</text:span></text:p>
            <text:p text:style-name="P4019"><text:s text:c="12"/>SqlConnection mKonekcija;</text:p>
            <text:p text:style-name="P4020"><text:s text:c="12"/>SqlCommand Komanda;</text:p>
            <text:p text:style-name="P4021"><text:span text:style-name="T4022"><text:s text:c="12"/>SqlTransaction mTransakcija =<text:s/></text:span><text:span text:style-name="T4023">null</text:span><text:span text:style-name="T4024">;</text:span></text:p>
            <text:p text:style-name="P4025"><text:span text:style-name="T4026"><text:s text:c="12"/></text:span><text:span text:style-name="T4027">try</text:span></text:p>
            <text:p text:style-name="P4028"><text:s text:c="12"/>{</text:p>
            <text:p text:style-name="P4029"><text:s text:c="16"/>mKonekcija = pKonekcija.DajKonekciju();</text:p>
            <text:p text:style-name="P4030"><text:span text:style-name="T4031"><text:s text:c="16"/></text:span><text:span text:style-name="T4032">// aktivan kod <text:s/></text:span></text:p>
            <text:p text:style-name="P4033"/>
            <text:p text:style-name="P4034"><text:span text:style-name="T4035"><text:s text:c="16"/></text:span><text:span text:style-name="T4036">// povezivanje</text:span></text:p>
            <text:p text:style-name="P4037"><text:span text:style-name="T4038"><text:s text:c="16"/>Komanda =<text:s/></text:span><text:span text:style-name="T4039">new</text:span><text:span text:style-name="T4040"><text:s/>SqlCommand();</text:span></text:p>
            <text:p text:style-name="P4041"><text:s text:c="16"/>Komanda.Connection = mKonekcija;</text:p>
            <text:p text:style-name="P4042"><text:s text:c="16"/>Komanda = mKonekcija.CreateCommand();</text:p>
            <text:p text:style-name="P4043"><text:span text:style-name="T4044"><text:s text:c="16"/></text:span><text:span text:style-name="T4045">// pokretanje</text:span></text:p>
            <text:p text:style-name="P4046"><text:span text:style-name="T4047"><text:s text:c="16"/></text:span><text:span text:style-name="T4048">// NE TREBA OPEN JER DOBIJAMO OTVORENU KONEKCIJU KROZ KONSTRUKTOR</text:span></text:p>
            <text:p text:style-name="P4049"><text:span text:style-name="T4050"><text:s text:c="16"/></text:span><text:span text:style-name="T4051">// mKonekcija.Open();</text:span></text:p>
            <text:p text:style-name="P4052"><text:span text:style-name="T4053"><text:s text:c="16"/></text:span><text:span text:style-name="T4054">string</text:span><text:span text:style-name="T4055"><text:s/>Upit =<text:s/></text:span><text:span text:style-name="T4056">""</text:span><text:span text:style-name="T4057">;</text:span></text:p>
            <text:p text:style-name="P4058"><text:s text:c="16"/>mTransakcija = mKonekcija.BeginTransaction();</text:p>
            <text:p text:style-name="P4059"><text:s text:c="16"/>Komanda.Transaction = mTransakcija;</text:p>
            <text:p text:style-name="P4060"><text:span text:style-name="T4061"><text:s text:c="16"/></text:span><text:span text:style-name="T4062">for</text:span><text:span text:style-name="T4063"><text:s/>(</text:span><text:span text:style-name="T4064">int</text:span><text:span text:style-name="T4065"><text:s/>i = 0; i &lt; ListaUpita.Count(); i++)</text:span></text:p>
            <text:p text:style-name="P4066"><text:s text:c="16"/>{</text:p>
            <text:p text:style-name="P4067"><text:s text:c="20"/>Upit = ListaUpita[i];</text:p>
            <text:p text:style-name="P4068"><text:s text:c="20"/>Komanda.CommandText = Upit;</text:p>
            <text:p text:style-name="P4069"><text:s text:c="20"/>Komanda.ExecuteNonQuery();</text:p>
            <text:p text:style-name="P4070"><text:s text:c="16"/>}</text:p>
            <text:p text:style-name="P4071"><text:s text:c="16"/>mTransakcija.Commit();</text:p>
            <text:p text:style-name="P4072"><text:span text:style-name="T4073"><text:s text:c="16"/>uspeh =<text:s/></text:span><text:span text:style-name="T4074">true</text:span><text:span text:style-name="T4075">;</text:span></text:p>
            <text:p text:style-name="P4076"><text:s text:c="12"/>}</text:p>
            <text:p text:style-name="P4077"><text:span text:style-name="T4078"><text:s text:c="12"/></text:span><text:span text:style-name="T4079">catch</text:span></text:p>
            <text:p text:style-name="P4080"><text:s text:c="12"/>{</text:p>
            <text:p text:style-name="P4081"><text:s text:c="16"/>mTransakcija.Rollback();</text:p>
            <text:p text:style-name="P4082"><text:span text:style-name="T4083"><text:s text:c="16"/>uspeh =<text:s/></text:span><text:span text:style-name="T4084">false</text:span><text:span text:style-name="T4085">;</text:span></text:p>
            <text:p text:style-name="P4086"><text:s text:c="12"/>}</text:p>
            <text:p text:style-name="P4087"><text:span text:style-name="T4088"><text:s text:c="12"/></text:span><text:span text:style-name="T4089">return</text:span><text:span text:style-name="T4090"><text:s/>uspeh;</text:span></text:p>
            <text:p text:style-name="P4091"><text:s text:c="8"/>}</text:p>
            <text:p text:style-name="P4092"/>
            <text:p text:style-name="P4093"/>
            <text:p text:style-name="P4094"/>
            <text:p text:style-name="P4095"><text:span text:style-name="T4096"><text:s text:c="8"/></text:span><text:span text:style-name="T4097">#endregion</text:span></text:p>
            <text:p text:style-name="P4098"/>
            <text:p text:style-name="P4099"><text:s text:c="4"/>}</text:p>
            <text:p text:style-name="P4100">}</text:p>
          </table:table-cell>
        </table:table-row>
      </table:table>
      <text:p text:style-name="P4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E74B5"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color="#1F4D78" style:font-size-complex="12pt" fo:hyphenate="false"/>
    </style:style>
    <style:style style:name="Normal" style:display-name="Normal" style:family="paragraph">
      <style:paragraph-properties fo:margin-bottom="0.1388in" fo:line-height="115%"/>
      <style:text-properties style:font-name="Times New Roman" fo:font-size="12pt" style:font-size-asian="12pt" fo:language="sr" fo:country="R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color="#2E74B5" fo:font-size="14pt" style:font-size-asian="14pt" style:font-size-complex="16pt" fo:language="sr" fo:country="RS"/>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color="#2E74B5" fo:font-size="13pt" style:font-size-asian="13pt" style:font-size-complex="13pt" fo:language="sr" fo:country="RS"/>
    </style:style>
    <style:style style:name="Heading3Char" style:display-name="Heading 3 Char" style:family="text" style:parent-style-name="DefaultParagraphFont">
      <style:text-properties style:font-name="Times New Roman" style:font-name-asian="Times New Roman" style:font-name-complex="Times New Roman" fo:color="#1F4D78" fo:font-size="12pt" style:font-size-asian="12pt" style:font-size-complex="12pt" fo:language="sr" fo:country="R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fo:language="sr" fo:country="RS"/>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fo:language="sr" fo:country="R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line-height="107%"/>
      <style:text-properties style:font-name="Calibri Light" fo:font-size="16pt" style:font-size-asian="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5in" fo:page-height="11in" style:print-orientation="portrait" fo:margin-top="0.5in" fo:margin-left="1.3784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4</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ola Bobinac</meta:initial-creator>
    <dc:creator>Nikola Bobinac</dc:creator>
    <meta:creation-date>2020-09-15T15:18:00Z</meta:creation-date>
    <dc:date>2020-09-15T15:18:00Z</dc:date>
    <meta:print-date>2020-09-15T15:18:00Z</meta:print-date>
    <meta:template xlink:href="Normal.dotm" xlink:type="simple"/>
    <meta:editing-cycles>3</meta:editing-cycles>
    <meta:editing-duration>PT0S</meta:editing-duration>
    <meta:document-statistic meta:page-count="1" meta:paragraph-count="125" meta:word-count="9388" meta:character-count="62775" meta:row-count="445" meta:non-whitespace-character-count="53512"/>
  </office:meta>
</office:document-meta>
</file>